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25mm"/>
    </style:style>
    <style:style style:name="co2" style:family="table-column">
      <style:table-column-properties fo:break-before="auto" style:column-width="14.45mm"/>
    </style:style>
    <style:style style:name="co3" style:family="table-column">
      <style:table-column-properties fo:break-before="auto" style:column-width="12.31mm"/>
    </style:style>
    <style:style style:name="co4" style:family="table-column">
      <style:table-column-properties fo:break-before="auto" style:column-width="12.49mm"/>
    </style:style>
    <style:style style:name="co5" style:family="table-column">
      <style:table-column-properties fo:break-before="auto" style:column-width="37.08mm"/>
    </style:style>
    <style:style style:name="co6" style:family="table-column">
      <style:table-column-properties fo:break-before="auto" style:column-width="38.33mm"/>
    </style:style>
    <style:style style:name="co7" style:family="table-column">
      <style:table-column-properties fo:break-before="auto" style:column-width="71.8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tractid,C,254</text:p>
          </table:table-cell>
          <table:table-cell office:value-type="string" calcext:value-type="string">
            <text:p>tractnum,C,254</text:p>
          </table:table-cell>
          <table:table-cell office:value-type="string" calcext:value-type="string">
            <text:p>pop2010,C,21</text:p>
          </table:table-cell>
          <table:table-cell office:value-type="string" calcext:value-type="string">
            <text:p>bcode,C,254</text:p>
          </table:table-cell>
          <table:table-cell office:value-type="string" calcext:value-type="string">
            <text:p>latitude,N,24,15</text:p>
          </table:table-cell>
          <table:table-cell office:value-type="string" calcext:value-type="string">
            <text:p>longitude,N,24,15</text:p>
          </table:table-cell>
          <table:table-cell office:value-type="string" calcext:value-type="string">
            <text:p>notes,C,254</text:p>
          </table:table-cell>
        </table:table-row>
        <table:table-row table:style-name="ro1">
          <table:table-cell table:style-name="ce1" office:value-type="string" calcext:value-type="string">
            <text:p>36005000100</text:p>
          </table:table-cell>
          <table:table-cell table:style-name="ce1" office:value-type="string" calcext:value-type="string">
            <text:p>000100</text:p>
          </table:table-cell>
          <table:table-cell table:style-name="ce1" office:value-type="string" calcext:value-type="string">
            <text:p>1109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793356" calcext:value-type="float">
            <text:p>40,793356000000000</text:p>
          </table:table-cell>
          <table:table-cell office:value-type="float" office:value="-73.881698" calcext:value-type="float">
            <text:p>-73,8816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0200</text:p>
          </table:table-cell>
          <table:table-cell table:style-name="ce1" office:value-type="string" calcext:value-type="string">
            <text:p>000200</text:p>
          </table:table-cell>
          <table:table-cell table:style-name="ce1" office:value-type="string" calcext:value-type="string">
            <text:p>433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1766" calcext:value-type="float">
            <text:p>40,811766000000000</text:p>
          </table:table-cell>
          <table:table-cell office:value-type="float" office:value="-73.859826" calcext:value-type="float">
            <text:p>-73,8598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0400</text:p>
          </table:table-cell>
          <table:table-cell table:style-name="ce1" office:value-type="string" calcext:value-type="string">
            <text:p>000400</text:p>
          </table:table-cell>
          <table:table-cell table:style-name="ce1" office:value-type="string" calcext:value-type="string">
            <text:p>550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0343" calcext:value-type="float">
            <text:p>40,810343000000000</text:p>
          </table:table-cell>
          <table:table-cell office:value-type="float" office:value="-73.853387" calcext:value-type="float">
            <text:p>-73,8533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1600</text:p>
          </table:table-cell>
          <table:table-cell table:style-name="ce1" office:value-type="string" calcext:value-type="string">
            <text:p>001600</text:p>
          </table:table-cell>
          <table:table-cell table:style-name="ce1" office:value-type="string" calcext:value-type="string">
            <text:p>564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975" calcext:value-type="float">
            <text:p>40,819750000000000</text:p>
          </table:table-cell>
          <table:table-cell office:value-type="float" office:value="-73.859176" calcext:value-type="float">
            <text:p>-73,8591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1900</text:p>
          </table:table-cell>
          <table:table-cell table:style-name="ce1" office:value-type="string" calcext:value-type="string">
            <text:p>001900</text:p>
          </table:table-cell>
          <table:table-cell table:style-name="ce1" office:value-type="string" calcext:value-type="string">
            <text:p>191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04472" calcext:value-type="float">
            <text:p>40,804472000000000</text:p>
          </table:table-cell>
          <table:table-cell office:value-type="float" office:value="-73.918385" calcext:value-type="float">
            <text:p>-73,9183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2000</text:p>
          </table:table-cell>
          <table:table-cell table:style-name="ce1" office:value-type="string" calcext:value-type="string">
            <text:p>002000</text:p>
          </table:table-cell>
          <table:table-cell table:style-name="ce1" office:value-type="string" calcext:value-type="string">
            <text:p>873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7328" calcext:value-type="float">
            <text:p>40,817328000000000</text:p>
          </table:table-cell>
          <table:table-cell office:value-type="float" office:value="-73.866274" calcext:value-type="float">
            <text:p>-73,8662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2300</text:p>
          </table:table-cell>
          <table:table-cell table:style-name="ce1" office:value-type="string" calcext:value-type="string">
            <text:p>002300</text:p>
          </table:table-cell>
          <table:table-cell table:style-name="ce1" office:value-type="string" calcext:value-type="string">
            <text:p>493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09082" calcext:value-type="float">
            <text:p>40,809082000000000</text:p>
          </table:table-cell>
          <table:table-cell office:value-type="float" office:value="-73.92587" calcext:value-type="float">
            <text:p>-73,9258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2400</text:p>
          </table:table-cell>
          <table:table-cell table:style-name="ce1" office:value-type="string" calcext:value-type="string">
            <text:p>00240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6121" calcext:value-type="float">
            <text:p>40,816121000000000</text:p>
          </table:table-cell>
          <table:table-cell office:value-type="float" office:value="-73.871165" calcext:value-type="float">
            <text:p>-73,8711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2500</text:p>
          </table:table-cell>
          <table:table-cell table:style-name="ce1" office:value-type="string" calcext:value-type="string">
            <text:p>002500</text:p>
          </table:table-cell>
          <table:table-cell table:style-name="ce1" office:value-type="string" calcext:value-type="string">
            <text:p>549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06939" calcext:value-type="float">
            <text:p>40,806939000000000</text:p>
          </table:table-cell>
          <table:table-cell office:value-type="float" office:value="-73.920503" calcext:value-type="float">
            <text:p>-73,9205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2701</text:p>
          </table:table-cell>
          <table:table-cell table:style-name="ce1" office:value-type="string" calcext:value-type="string">
            <text:p>002701</text:p>
          </table:table-cell>
          <table:table-cell table:style-name="ce1" office:value-type="string" calcext:value-type="string">
            <text:p>311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05019" calcext:value-type="float">
            <text:p>40,805019000000000</text:p>
          </table:table-cell>
          <table:table-cell office:value-type="float" office:value="-73.916566" calcext:value-type="float">
            <text:p>-73,9165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2702</text:p>
          </table:table-cell>
          <table:table-cell table:style-name="ce1" office:value-type="string" calcext:value-type="string">
            <text:p>002702</text:p>
          </table:table-cell>
          <table:table-cell table:style-name="ce1" office:value-type="string" calcext:value-type="string">
            <text:p>447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06703" calcext:value-type="float">
            <text:p>40,806703000000000</text:p>
          </table:table-cell>
          <table:table-cell office:value-type="float" office:value="-73.914339" calcext:value-type="float">
            <text:p>-73,9143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2800</text:p>
          </table:table-cell>
          <table:table-cell table:style-name="ce1" office:value-type="string" calcext:value-type="string">
            <text:p>002800</text:p>
          </table:table-cell>
          <table:table-cell table:style-name="ce1" office:value-type="string" calcext:value-type="string">
            <text:p>558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1086" calcext:value-type="float">
            <text:p>40,821086000000000</text:p>
          </table:table-cell>
          <table:table-cell office:value-type="float" office:value="-73.877001" calcext:value-type="float">
            <text:p>-73,8770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3100</text:p>
          </table:table-cell>
          <table:table-cell table:style-name="ce1" office:value-type="string" calcext:value-type="string">
            <text:p>003100</text:p>
          </table:table-cell>
          <table:table-cell table:style-name="ce1" office:value-type="string" calcext:value-type="string">
            <text:p>159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149" calcext:value-type="float">
            <text:p>40,811490000000000</text:p>
          </table:table-cell>
          <table:table-cell office:value-type="float" office:value="-73.90555" calcext:value-type="float">
            <text:p>-73,9055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3300</text:p>
          </table:table-cell>
          <table:table-cell table:style-name="ce1" office:value-type="string" calcext:value-type="string">
            <text:p>003300</text:p>
          </table:table-cell>
          <table:table-cell table:style-name="ce1" office:value-type="string" calcext:value-type="string">
            <text:p>341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08798" calcext:value-type="float">
            <text:p>40,808798000000000</text:p>
          </table:table-cell>
          <table:table-cell office:value-type="float" office:value="-73.913607" calcext:value-type="float">
            <text:p>-73,9136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3500</text:p>
          </table:table-cell>
          <table:table-cell table:style-name="ce1" office:value-type="string" calcext:value-type="string">
            <text:p>003500</text:p>
          </table:table-cell>
          <table:table-cell table:style-name="ce1" office:value-type="string" calcext:value-type="string">
            <text:p>376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2023" calcext:value-type="float">
            <text:p>40,812023000000000</text:p>
          </table:table-cell>
          <table:table-cell office:value-type="float" office:value="-73.908985" calcext:value-type="float">
            <text:p>-73,9089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3700</text:p>
          </table:table-cell>
          <table:table-cell table:style-name="ce1" office:value-type="string" calcext:value-type="string">
            <text:p>003700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1442" calcext:value-type="float">
            <text:p>40,811442000000000</text:p>
          </table:table-cell>
          <table:table-cell office:value-type="float" office:value="-73.912187" calcext:value-type="float">
            <text:p>-73,9121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3800</text:p>
          </table:table-cell>
          <table:table-cell table:style-name="ce1" office:value-type="string" calcext:value-type="string">
            <text:p>003800</text:p>
          </table:table-cell>
          <table:table-cell table:style-name="ce1" office:value-type="string" calcext:value-type="string">
            <text:p>126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0302" calcext:value-type="float">
            <text:p>40,820302000000000</text:p>
          </table:table-cell>
          <table:table-cell office:value-type="float" office:value="-73.863067" calcext:value-type="float">
            <text:p>-73,8630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3900</text:p>
          </table:table-cell>
          <table:table-cell table:style-name="ce1" office:value-type="string" calcext:value-type="string">
            <text:p>003900</text:p>
          </table:table-cell>
          <table:table-cell table:style-name="ce1" office:value-type="string" calcext:value-type="string">
            <text:p>647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09504" calcext:value-type="float">
            <text:p>40,809504000000000</text:p>
          </table:table-cell>
          <table:table-cell office:value-type="float" office:value="-73.921267" calcext:value-type="float">
            <text:p>-73,9212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4001</text:p>
          </table:table-cell>
          <table:table-cell table:style-name="ce1" office:value-type="string" calcext:value-type="string">
            <text:p>004001</text:p>
          </table:table-cell>
          <table:table-cell table:style-name="ce1" office:value-type="string" calcext:value-type="string">
            <text:p>142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8253" calcext:value-type="float">
            <text:p>40,828253000000000</text:p>
          </table:table-cell>
          <table:table-cell office:value-type="float" office:value="-73.858285" calcext:value-type="float">
            <text:p>-73,8582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4100</text:p>
          </table:table-cell>
          <table:table-cell table:style-name="ce1" office:value-type="string" calcext:value-type="string">
            <text:p>004100</text:p>
          </table:table-cell>
          <table:table-cell table:style-name="ce1" office:value-type="string" calcext:value-type="string">
            <text:p>612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1537" calcext:value-type="float">
            <text:p>40,811537000000000</text:p>
          </table:table-cell>
          <table:table-cell office:value-type="float" office:value="-73.919581" calcext:value-type="float">
            <text:p>-73,9195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4200</text:p>
          </table:table-cell>
          <table:table-cell table:style-name="ce1" office:value-type="string" calcext:value-type="string">
            <text:p>004200</text:p>
          </table:table-cell>
          <table:table-cell table:style-name="ce1" office:value-type="string" calcext:value-type="string">
            <text:p>714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3405" calcext:value-type="float">
            <text:p>40,823405000000000</text:p>
          </table:table-cell>
          <table:table-cell office:value-type="float" office:value="-73.863702" calcext:value-type="float">
            <text:p>-73,8637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4300</text:p>
          </table:table-cell>
          <table:table-cell table:style-name="ce1" office:value-type="string" calcext:value-type="string">
            <text:p>004300</text:p>
          </table:table-cell>
          <table:table-cell table:style-name="ce1" office:value-type="string" calcext:value-type="string">
            <text:p>505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3312" calcext:value-type="float">
            <text:p>40,813312000000000</text:p>
          </table:table-cell>
          <table:table-cell office:value-type="float" office:value="-73.916338" calcext:value-type="float">
            <text:p>-73,9163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4400</text:p>
          </table:table-cell>
          <table:table-cell table:style-name="ce1" office:value-type="string" calcext:value-type="string">
            <text:p>004400</text:p>
          </table:table-cell>
          <table:table-cell table:style-name="ce1" office:value-type="string" calcext:value-type="string">
            <text:p>479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6536" calcext:value-type="float">
            <text:p>40,826536000000000</text:p>
          </table:table-cell>
          <table:table-cell office:value-type="float" office:value="-73.86644" calcext:value-type="float">
            <text:p>-73,8664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4600</text:p>
          </table:table-cell>
          <table:table-cell table:style-name="ce1" office:value-type="string" calcext:value-type="string">
            <text:p>004600</text:p>
          </table:table-cell>
          <table:table-cell table:style-name="ce1" office:value-type="string" calcext:value-type="string">
            <text:p>155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2574" calcext:value-type="float">
            <text:p>40,822574000000000</text:p>
          </table:table-cell>
          <table:table-cell office:value-type="float" office:value="-73.86975" calcext:value-type="float">
            <text:p>-73,8697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4800</text:p>
          </table:table-cell>
          <table:table-cell table:style-name="ce1" office:value-type="string" calcext:value-type="string">
            <text:p>004800</text:p>
          </table:table-cell>
          <table:table-cell table:style-name="ce1" office:value-type="string" calcext:value-type="string">
            <text:p>388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7423" calcext:value-type="float">
            <text:p>40,827423000000000</text:p>
          </table:table-cell>
          <table:table-cell office:value-type="float" office:value="-73.875091" calcext:value-type="float">
            <text:p>-73,8750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5001</text:p>
          </table:table-cell>
          <table:table-cell table:style-name="ce1" office:value-type="string" calcext:value-type="string">
            <text:p>005001</text:p>
          </table:table-cell>
          <table:table-cell table:style-name="ce1" office:value-type="string" calcext:value-type="string">
            <text:p>476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5019" calcext:value-type="float">
            <text:p>40,825019000000000</text:p>
          </table:table-cell>
          <table:table-cell office:value-type="float" office:value="-73.877676" calcext:value-type="float">
            <text:p>-73,8776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5002</text:p>
          </table:table-cell>
          <table:table-cell table:style-name="ce1" office:value-type="string" calcext:value-type="string">
            <text:p>005002</text:p>
          </table:table-cell>
          <table:table-cell table:style-name="ce1" office:value-type="string" calcext:value-type="string">
            <text:p>582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7305" calcext:value-type="float">
            <text:p>40,827305000000000</text:p>
          </table:table-cell>
          <table:table-cell office:value-type="float" office:value="-73.87838" calcext:value-type="float">
            <text:p>-73,8783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5100</text:p>
          </table:table-cell>
          <table:table-cell table:style-name="ce1" office:value-type="string" calcext:value-type="string">
            <text:p>005100</text:p>
          </table:table-cell>
          <table:table-cell table:style-name="ce1" office:value-type="string" calcext:value-type="string">
            <text:p>581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4181" calcext:value-type="float">
            <text:p>40,814181000000000</text:p>
          </table:table-cell>
          <table:table-cell office:value-type="float" office:value="-73.923929" calcext:value-type="float">
            <text:p>-73,9239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5200</text:p>
          </table:table-cell>
          <table:table-cell table:style-name="ce1" office:value-type="string" calcext:value-type="string">
            <text:p>005200</text:p>
          </table:table-cell>
          <table:table-cell table:style-name="ce1" office:value-type="string" calcext:value-type="string">
            <text:p>203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6545" calcext:value-type="float">
            <text:p>40,826545000000000</text:p>
          </table:table-cell>
          <table:table-cell office:value-type="float" office:value="-73.881325" calcext:value-type="float">
            <text:p>-73,8813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5300</text:p>
          </table:table-cell>
          <table:table-cell table:style-name="ce1" office:value-type="string" calcext:value-type="string">
            <text:p>005300</text:p>
          </table:table-cell>
          <table:table-cell table:style-name="ce1" office:value-type="string" calcext:value-type="string">
            <text:p>466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2127" calcext:value-type="float">
            <text:p>40,852127000000000</text:p>
          </table:table-cell>
          <table:table-cell office:value-type="float" office:value="-73.922031" calcext:value-type="float">
            <text:p>-73,9220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5400</text:p>
          </table:table-cell>
          <table:table-cell table:style-name="ce1" office:value-type="string" calcext:value-type="string">
            <text:p>005400</text:p>
          </table:table-cell>
          <table:table-cell table:style-name="ce1" office:value-type="string" calcext:value-type="string">
            <text:p>585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9948" calcext:value-type="float">
            <text:p>40,829948000000000</text:p>
          </table:table-cell>
          <table:table-cell office:value-type="float" office:value="-73.87927" calcext:value-type="float">
            <text:p>-73,8792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5600</text:p>
          </table:table-cell>
          <table:table-cell table:style-name="ce1" office:value-type="string" calcext:value-type="string">
            <text:p>005600</text:p>
          </table:table-cell>
          <table:table-cell table:style-name="ce1" office:value-type="string" calcext:value-type="string">
            <text:p>271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252" calcext:value-type="float">
            <text:p>40,832520000000000</text:p>
          </table:table-cell>
          <table:table-cell office:value-type="float" office:value="-73.879018" calcext:value-type="float">
            <text:p>-73,87901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5902</text:p>
          </table:table-cell>
          <table:table-cell table:style-name="ce1" office:value-type="string" calcext:value-type="string">
            <text:p>005902</text:p>
          </table:table-cell>
          <table:table-cell table:style-name="ce1" office:value-type="string" calcext:value-type="string">
            <text:p>258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4281" calcext:value-type="float">
            <text:p>40,824281000000000</text:p>
          </table:table-cell>
          <table:table-cell office:value-type="float" office:value="-73.92334" calcext:value-type="float">
            <text:p>-73,9233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6000</text:p>
          </table:table-cell>
          <table:table-cell table:style-name="ce1" office:value-type="string" calcext:value-type="string">
            <text:p>006000</text:p>
          </table:table-cell>
          <table:table-cell table:style-name="ce1" office:value-type="string" calcext:value-type="string">
            <text:p>112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9141" calcext:value-type="float">
            <text:p>40,839141000000000</text:p>
          </table:table-cell>
          <table:table-cell office:value-type="float" office:value="-73.876715" calcext:value-type="float">
            <text:p>-73,8767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6100</text:p>
          </table:table-cell>
          <table:table-cell table:style-name="ce1" office:value-type="string" calcext:value-type="string">
            <text:p>006100</text:p>
          </table:table-cell>
          <table:table-cell table:style-name="ce1" office:value-type="string" calcext:value-type="string">
            <text:p>371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4013" calcext:value-type="float">
            <text:p>40,824013000000000</text:p>
          </table:table-cell>
          <table:table-cell office:value-type="float" office:value="-73.921072" calcext:value-type="float">
            <text:p>-73,9210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6200</text:p>
          </table:table-cell>
          <table:table-cell table:style-name="ce1" office:value-type="string" calcext:value-type="string">
            <text:p>006200</text:p>
          </table:table-cell>
          <table:table-cell table:style-name="ce1" office:value-type="string" calcext:value-type="string">
            <text:p>658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3401" calcext:value-type="float">
            <text:p>40,833401000000000</text:p>
          </table:table-cell>
          <table:table-cell office:value-type="float" office:value="-73.876035" calcext:value-type="float">
            <text:p>-73,8760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6300</text:p>
          </table:table-cell>
          <table:table-cell table:style-name="ce1" office:value-type="string" calcext:value-type="string">
            <text:p>006300</text:p>
          </table:table-cell>
          <table:table-cell table:style-name="ce1" office:value-type="string" calcext:value-type="string">
            <text:p>528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4416" calcext:value-type="float">
            <text:p>40,824416000000000</text:p>
          </table:table-cell>
          <table:table-cell office:value-type="float" office:value="-73.926515" calcext:value-type="float">
            <text:p>-73,9265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6400</text:p>
          </table:table-cell>
          <table:table-cell table:style-name="ce1" office:value-type="string" calcext:value-type="string">
            <text:p>006400</text:p>
          </table:table-cell>
          <table:table-cell table:style-name="ce1" office:value-type="string" calcext:value-type="string">
            <text:p>396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31" calcext:value-type="float">
            <text:p>40,833100000000000</text:p>
          </table:table-cell>
          <table:table-cell office:value-type="float" office:value="-73.871883" calcext:value-type="float">
            <text:p>-73,8718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6500</text:p>
          </table:table-cell>
          <table:table-cell table:style-name="ce1" office:value-type="string" calcext:value-type="string">
            <text:p>006500</text:p>
          </table:table-cell>
          <table:table-cell table:style-name="ce1" office:value-type="string" calcext:value-type="string">
            <text:p>533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8208" calcext:value-type="float">
            <text:p>40,818208000000000</text:p>
          </table:table-cell>
          <table:table-cell office:value-type="float" office:value="-73.921792" calcext:value-type="float">
            <text:p>-73,9217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6700</text:p>
          </table:table-cell>
          <table:table-cell table:style-name="ce1" office:value-type="string" calcext:value-type="string">
            <text:p>006700</text:p>
          </table:table-cell>
          <table:table-cell table:style-name="ce1" office:value-type="string" calcext:value-type="string">
            <text:p>698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9698" calcext:value-type="float">
            <text:p>40,819698000000000</text:p>
          </table:table-cell>
          <table:table-cell office:value-type="float" office:value="-73.918139" calcext:value-type="float">
            <text:p>-73,9181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6800</text:p>
          </table:table-cell>
          <table:table-cell table:style-name="ce1" office:value-type="string" calcext:value-type="string">
            <text:p>006800</text:p>
          </table:table-cell>
          <table:table-cell table:style-name="ce1" office:value-type="string" calcext:value-type="string">
            <text:p>289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8881" calcext:value-type="float">
            <text:p>40,828881000000000</text:p>
          </table:table-cell>
          <table:table-cell office:value-type="float" office:value="-73.870372" calcext:value-type="float">
            <text:p>-73,8703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6900</text:p>
          </table:table-cell>
          <table:table-cell table:style-name="ce1" office:value-type="string" calcext:value-type="string">
            <text:p>006900</text:p>
          </table:table-cell>
          <table:table-cell table:style-name="ce1" office:value-type="string" calcext:value-type="string">
            <text:p>756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2056" calcext:value-type="float">
            <text:p>40,822056000000000</text:p>
          </table:table-cell>
          <table:table-cell office:value-type="float" office:value="-73.91628" calcext:value-type="float">
            <text:p>-73,9162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7000</text:p>
          </table:table-cell>
          <table:table-cell table:style-name="ce1" office:value-type="string" calcext:value-type="string">
            <text:p>007000</text:p>
          </table:table-cell>
          <table:table-cell table:style-name="ce1" office:value-type="string" calcext:value-type="string">
            <text:p>458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9803" calcext:value-type="float">
            <text:p>40,829803000000000</text:p>
          </table:table-cell>
          <table:table-cell office:value-type="float" office:value="-73.865658" calcext:value-type="float">
            <text:p>-73,8656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7100</text:p>
          </table:table-cell>
          <table:table-cell table:style-name="ce1" office:value-type="string" calcext:value-type="string">
            <text:p>007100</text:p>
          </table:table-cell>
          <table:table-cell table:style-name="ce1" office:value-type="string" calcext:value-type="string">
            <text:p>190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9465" calcext:value-type="float">
            <text:p>40,819465000000000</text:p>
          </table:table-cell>
          <table:table-cell office:value-type="float" office:value="-73.911472" calcext:value-type="float">
            <text:p>-73,9114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7200</text:p>
          </table:table-cell>
          <table:table-cell table:style-name="ce1" office:value-type="string" calcext:value-type="string">
            <text:p>007200</text:p>
          </table:table-cell>
          <table:table-cell table:style-name="ce1" office:value-type="string" calcext:value-type="string">
            <text:p>543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1004" calcext:value-type="float">
            <text:p>40,831004000000000</text:p>
          </table:table-cell>
          <table:table-cell office:value-type="float" office:value="-73.860685" calcext:value-type="float">
            <text:p>-73,8606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7300</text:p>
          </table:table-cell>
          <table:table-cell table:style-name="ce1" office:value-type="string" calcext:value-type="string">
            <text:p>007300</text:p>
          </table:table-cell>
          <table:table-cell table:style-name="ce1" office:value-type="string" calcext:value-type="string">
            <text:p>389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4707" calcext:value-type="float">
            <text:p>40,814707000000000</text:p>
          </table:table-cell>
          <table:table-cell office:value-type="float" office:value="-73.909202" calcext:value-type="float">
            <text:p>-73,9092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7400</text:p>
          </table:table-cell>
          <table:table-cell table:style-name="ce1" office:value-type="string" calcext:value-type="string">
            <text:p>007400</text:p>
          </table:table-cell>
          <table:table-cell table:style-name="ce1" office:value-type="string" calcext:value-type="string">
            <text:p>371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937" calcext:value-type="float">
            <text:p>40,819370000000000</text:p>
          </table:table-cell>
          <table:table-cell office:value-type="float" office:value="-73.852836" calcext:value-type="float">
            <text:p>-73,8528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7500</text:p>
          </table:table-cell>
          <table:table-cell table:style-name="ce1" office:value-type="string" calcext:value-type="string">
            <text:p>007500</text:p>
          </table:table-cell>
          <table:table-cell table:style-name="ce1" office:value-type="string" calcext:value-type="string">
            <text:p>486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836" calcext:value-type="float">
            <text:p>40,818360000000000</text:p>
          </table:table-cell>
          <table:table-cell office:value-type="float" office:value="-73.908615" calcext:value-type="float">
            <text:p>-73,9086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7600</text:p>
          </table:table-cell>
          <table:table-cell table:style-name="ce1" office:value-type="string" calcext:value-type="string">
            <text:p>007600</text:p>
          </table:table-cell>
          <table:table-cell table:style-name="ce1" office:value-type="string" calcext:value-type="string">
            <text:p>519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3344" calcext:value-type="float">
            <text:p>40,833344000000000</text:p>
          </table:table-cell>
          <table:table-cell office:value-type="float" office:value="-73.868136" calcext:value-type="float">
            <text:p>-73,8681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7700</text:p>
          </table:table-cell>
          <table:table-cell table:style-name="ce1" office:value-type="string" calcext:value-type="string">
            <text:p>007700</text:p>
          </table:table-cell>
          <table:table-cell table:style-name="ce1" office:value-type="string" calcext:value-type="string">
            <text:p>192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9821" calcext:value-type="float">
            <text:p>40,819821000000000</text:p>
          </table:table-cell>
          <table:table-cell office:value-type="float" office:value="-73.904767" calcext:value-type="float">
            <text:p>-73,9047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7800</text:p>
          </table:table-cell>
          <table:table-cell table:style-name="ce1" office:value-type="string" calcext:value-type="string">
            <text:p>007800</text:p>
          </table:table-cell>
          <table:table-cell table:style-name="ce1" office:value-type="string" calcext:value-type="string">
            <text:p>641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9354" calcext:value-type="float">
            <text:p>40,829354000000000</text:p>
          </table:table-cell>
          <table:table-cell office:value-type="float" office:value="-73.853632" calcext:value-type="float">
            <text:p>-73,8536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7900</text:p>
          </table:table-cell>
          <table:table-cell table:style-name="ce1" office:value-type="string" calcext:value-type="string">
            <text:p>007900</text:p>
          </table:table-cell>
          <table:table-cell table:style-name="ce1" office:value-type="string" calcext:value-type="string">
            <text:p>673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5912" calcext:value-type="float">
            <text:p>40,815912000000000</text:p>
          </table:table-cell>
          <table:table-cell office:value-type="float" office:value="-73.904872" calcext:value-type="float">
            <text:p>-73,9048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8300</text:p>
          </table:table-cell>
          <table:table-cell table:style-name="ce1" office:value-type="string" calcext:value-type="string">
            <text:p>008300</text:p>
          </table:table-cell>
          <table:table-cell table:style-name="ce1" office:value-type="string" calcext:value-type="string">
            <text:p>615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39" calcext:value-type="float">
            <text:p>40,813900000000000</text:p>
          </table:table-cell>
          <table:table-cell office:value-type="float" office:value="-73.90183" calcext:value-type="float">
            <text:p>-73,9018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8400</text:p>
          </table:table-cell>
          <table:table-cell table:style-name="ce1" office:value-type="string" calcext:value-type="string">
            <text:p>008400</text:p>
          </table:table-cell>
          <table:table-cell table:style-name="ce1" office:value-type="string" calcext:value-type="string">
            <text:p>237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5614" calcext:value-type="float">
            <text:p>40,815614000000000</text:p>
          </table:table-cell>
          <table:table-cell office:value-type="float" office:value="-73.848193" calcext:value-type="float">
            <text:p>-73,8481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8500</text:p>
          </table:table-cell>
          <table:table-cell table:style-name="ce1" office:value-type="string" calcext:value-type="string">
            <text:p>008500</text:p>
          </table:table-cell>
          <table:table-cell table:style-name="ce1" office:value-type="string" calcext:value-type="string">
            <text:p>545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6095" calcext:value-type="float">
            <text:p>40,816095000000000</text:p>
          </table:table-cell>
          <table:table-cell office:value-type="float" office:value="-73.898777" calcext:value-type="float">
            <text:p>-73,8987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8600</text:p>
          </table:table-cell>
          <table:table-cell table:style-name="ce1" office:value-type="string" calcext:value-type="string">
            <text:p>008600</text:p>
          </table:table-cell>
          <table:table-cell table:style-name="ce1" office:value-type="string" calcext:value-type="string">
            <text:p>417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9475" calcext:value-type="float">
            <text:p>40,819475000000000</text:p>
          </table:table-cell>
          <table:table-cell office:value-type="float" office:value="-73.849711" calcext:value-type="float">
            <text:p>-73,8497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8700</text:p>
          </table:table-cell>
          <table:table-cell table:style-name="ce1" office:value-type="string" calcext:value-type="string">
            <text:p>008700</text:p>
          </table:table-cell>
          <table:table-cell table:style-name="ce1" office:value-type="string" calcext:value-type="string">
            <text:p>546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0078" calcext:value-type="float">
            <text:p>40,820078000000000</text:p>
          </table:table-cell>
          <table:table-cell office:value-type="float" office:value="-73.896574" calcext:value-type="float">
            <text:p>-73,8965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8900</text:p>
          </table:table-cell>
          <table:table-cell table:style-name="ce1" office:value-type="string" calcext:value-type="string">
            <text:p>008900</text:p>
          </table:table-cell>
          <table:table-cell table:style-name="ce1" office:value-type="string" calcext:value-type="string">
            <text:p>317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8596" calcext:value-type="float">
            <text:p>40,818596000000000</text:p>
          </table:table-cell>
          <table:table-cell office:value-type="float" office:value="-73.893957" calcext:value-type="float">
            <text:p>-73,8939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9000</text:p>
          </table:table-cell>
          <table:table-cell table:style-name="ce1" office:value-type="string" calcext:value-type="string">
            <text:p>009000</text:p>
          </table:table-cell>
          <table:table-cell table:style-name="ce1" office:value-type="string" calcext:value-type="string">
            <text:p>366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9559" calcext:value-type="float">
            <text:p>40,819559000000000</text:p>
          </table:table-cell>
          <table:table-cell office:value-type="float" office:value="-73.846007" calcext:value-type="float">
            <text:p>-73,8460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9200</text:p>
          </table:table-cell>
          <table:table-cell table:style-name="ce1" office:value-type="string" calcext:value-type="string">
            <text:p>009200</text:p>
          </table:table-cell>
          <table:table-cell table:style-name="ce1" office:value-type="string" calcext:value-type="string">
            <text:p>501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2443" calcext:value-type="float">
            <text:p>40,832443000000000</text:p>
          </table:table-cell>
          <table:table-cell office:value-type="float" office:value="-73.851496" calcext:value-type="float">
            <text:p>-73,8514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9300</text:p>
          </table:table-cell>
          <table:table-cell table:style-name="ce1" office:value-type="string" calcext:value-type="string">
            <text:p>009300</text:p>
          </table:table-cell>
          <table:table-cell table:style-name="ce1" office:value-type="string" calcext:value-type="string">
            <text:p>635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3285" calcext:value-type="float">
            <text:p>40,813285000000000</text:p>
          </table:table-cell>
          <table:table-cell office:value-type="float" office:value="-73.887581" calcext:value-type="float">
            <text:p>-73,8875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9600</text:p>
          </table:table-cell>
          <table:table-cell table:style-name="ce1" office:value-type="string" calcext:value-type="string">
            <text:p>009600</text:p>
          </table:table-cell>
          <table:table-cell table:style-name="ce1" office:value-type="string" calcext:value-type="string">
            <text:p>259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3748" calcext:value-type="float">
            <text:p>40,833748000000000</text:p>
          </table:table-cell>
          <table:table-cell office:value-type="float" office:value="-73.846015" calcext:value-type="float">
            <text:p>-73,8460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09800</text:p>
          </table:table-cell>
          <table:table-cell table:style-name="ce1" office:value-type="string" calcext:value-type="string">
            <text:p>009800</text:p>
          </table:table-cell>
          <table:table-cell table:style-name="ce1" office:value-type="string" calcext:value-type="string">
            <text:p>503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5306" calcext:value-type="float">
            <text:p>40,825306000000000</text:p>
          </table:table-cell>
          <table:table-cell office:value-type="float" office:value="-73.850971" calcext:value-type="float">
            <text:p>-73,8509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1000</text:p>
          </table:table-cell>
          <table:table-cell table:style-name="ce1" office:value-type="string" calcext:value-type="string">
            <text:p>011000</text:p>
          </table:table-cell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7881" calcext:value-type="float">
            <text:p>40,817881000000000</text:p>
          </table:table-cell>
          <table:table-cell office:value-type="float" office:value="-73.823792" calcext:value-type="float">
            <text:p>-73,8237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1502</text:p>
          </table:table-cell>
          <table:table-cell table:style-name="ce1" office:value-type="string" calcext:value-type="string">
            <text:p>011502</text:p>
          </table:table-cell>
          <table:table-cell table:style-name="ce1" office:value-type="string" calcext:value-type="string">
            <text:p>434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8715" calcext:value-type="float">
            <text:p>40,818715000000000</text:p>
          </table:table-cell>
          <table:table-cell office:value-type="float" office:value="-73.887133" calcext:value-type="float">
            <text:p>-73,8871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1700</text:p>
          </table:table-cell>
          <table:table-cell table:style-name="ce1" office:value-type="string" calcext:value-type="string">
            <text:p>011700</text:p>
          </table:table-cell>
          <table:table-cell table:style-name="ce1" office:value-type="string" calcext:value-type="string">
            <text:p>158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5905" calcext:value-type="float">
            <text:p>40,815905000000000</text:p>
          </table:table-cell>
          <table:table-cell office:value-type="float" office:value="-73.886182" calcext:value-type="float">
            <text:p>-73,8861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1800</text:p>
          </table:table-cell>
          <table:table-cell table:style-name="ce1" office:value-type="string" calcext:value-type="string">
            <text:p>011800</text:p>
          </table:table-cell>
          <table:table-cell table:style-name="ce1" office:value-type="string" calcext:value-type="string">
            <text:p>508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3549" calcext:value-type="float">
            <text:p>40,813549000000000</text:p>
          </table:table-cell>
          <table:table-cell office:value-type="float" office:value="-73.806451" calcext:value-type="float">
            <text:p>-73,8064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1900</text:p>
          </table:table-cell>
          <table:table-cell table:style-name="ce1" office:value-type="string" calcext:value-type="string">
            <text:p>011900</text:p>
          </table:table-cell>
          <table:table-cell table:style-name="ce1" office:value-type="string" calcext:value-type="string">
            <text:p>569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3319" calcext:value-type="float">
            <text:p>40,823319000000000</text:p>
          </table:table-cell>
          <table:table-cell office:value-type="float" office:value="-73.889775" calcext:value-type="float">
            <text:p>-73,8897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2101</text:p>
          </table:table-cell>
          <table:table-cell table:style-name="ce1" office:value-type="string" calcext:value-type="string">
            <text:p>012101</text:p>
          </table:table-cell>
          <table:table-cell table:style-name="ce1" office:value-type="string" calcext:value-type="string">
            <text:p>309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8099" calcext:value-type="float">
            <text:p>40,828099000000000</text:p>
          </table:table-cell>
          <table:table-cell office:value-type="float" office:value="-73.889072" calcext:value-type="float">
            <text:p>-73,8890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2102</text:p>
          </table:table-cell>
          <table:table-cell table:style-name="ce1" office:value-type="string" calcext:value-type="string">
            <text:p>012102</text:p>
          </table:table-cell>
          <table:table-cell table:style-name="ce1" office:value-type="string" calcext:value-type="string">
            <text:p>163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5922" calcext:value-type="float">
            <text:p>40,825922000000000</text:p>
          </table:table-cell>
          <table:table-cell office:value-type="float" office:value="-73.8881" calcext:value-type="float">
            <text:p>-73,8881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2300</text:p>
          </table:table-cell>
          <table:table-cell table:style-name="ce1" office:value-type="string" calcext:value-type="string">
            <text:p>012300</text:p>
          </table:table-cell>
          <table:table-cell table:style-name="ce1" office:value-type="string" calcext:value-type="string">
            <text:p>415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0537" calcext:value-type="float">
            <text:p>40,830537000000000</text:p>
          </table:table-cell>
          <table:table-cell office:value-type="float" office:value="-73.889135" calcext:value-type="float">
            <text:p>-73,8891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2500</text:p>
          </table:table-cell>
          <table:table-cell table:style-name="ce1" office:value-type="string" calcext:value-type="string">
            <text:p>012500</text:p>
          </table:table-cell>
          <table:table-cell table:style-name="ce1" office:value-type="string" calcext:value-type="string">
            <text:p>390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8777" calcext:value-type="float">
            <text:p>40,828777000000000</text:p>
          </table:table-cell>
          <table:table-cell office:value-type="float" office:value="-73.893541" calcext:value-type="float">
            <text:p>-73,8935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2701</text:p>
          </table:table-cell>
          <table:table-cell table:style-name="ce1" office:value-type="string" calcext:value-type="string">
            <text:p>012701</text:p>
          </table:table-cell>
          <table:table-cell table:style-name="ce1" office:value-type="string" calcext:value-type="string">
            <text:p>225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5798" calcext:value-type="float">
            <text:p>40,825798000000000</text:p>
          </table:table-cell>
          <table:table-cell office:value-type="float" office:value="-73.891624" calcext:value-type="float">
            <text:p>-73,8916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2901</text:p>
          </table:table-cell>
          <table:table-cell table:style-name="ce1" office:value-type="string" calcext:value-type="string">
            <text:p>012901</text:p>
          </table:table-cell>
          <table:table-cell table:style-name="ce1" office:value-type="string" calcext:value-type="string">
            <text:p>401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247" calcext:value-type="float">
            <text:p>40,822470000000000</text:p>
          </table:table-cell>
          <table:table-cell office:value-type="float" office:value="-73.899134" calcext:value-type="float">
            <text:p>-73,8991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3000</text:p>
          </table:table-cell>
          <table:table-cell table:style-name="ce1" office:value-type="string" calcext:value-type="string">
            <text:p>013000</text:p>
          </table:table-cell>
          <table:table-cell table:style-name="ce1" office:value-type="string" calcext:value-type="string">
            <text:p>103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903" calcext:value-type="float">
            <text:p>40,819030000000000</text:p>
          </table:table-cell>
          <table:table-cell office:value-type="float" office:value="-73.814159" calcext:value-type="float">
            <text:p>-73,8141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3100</text:p>
          </table:table-cell>
          <table:table-cell table:style-name="ce1" office:value-type="string" calcext:value-type="string">
            <text:p>013100</text:p>
          </table:table-cell>
          <table:table-cell table:style-name="ce1" office:value-type="string" calcext:value-type="string">
            <text:p>510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5915" calcext:value-type="float">
            <text:p>40,825915000000000</text:p>
          </table:table-cell>
          <table:table-cell office:value-type="float" office:value="-73.89776" calcext:value-type="float">
            <text:p>-73,8977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3200</text:p>
          </table:table-cell>
          <table:table-cell table:style-name="ce1" office:value-type="string" calcext:value-type="string">
            <text:p>013200</text:p>
          </table:table-cell>
          <table:table-cell table:style-name="ce1" office:value-type="string" calcext:value-type="string">
            <text:p>589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15619" calcext:value-type="float">
            <text:p>40,815619000000000</text:p>
          </table:table-cell>
          <table:table-cell office:value-type="float" office:value="-73.82133" calcext:value-type="float">
            <text:p>-73,8213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3300</text:p>
          </table:table-cell>
          <table:table-cell table:style-name="ce1" office:value-type="string" calcext:value-type="string">
            <text:p>013300</text:p>
          </table:table-cell>
          <table:table-cell table:style-name="ce1" office:value-type="string" calcext:value-type="string">
            <text:p>638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2944" calcext:value-type="float">
            <text:p>40,822944000000000</text:p>
          </table:table-cell>
          <table:table-cell office:value-type="float" office:value="-73.903828" calcext:value-type="float">
            <text:p>-73,9038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3500</text:p>
          </table:table-cell>
          <table:table-cell table:style-name="ce1" office:value-type="string" calcext:value-type="string">
            <text:p>013500</text:p>
          </table:table-cell>
          <table:table-cell table:style-name="ce1" office:value-type="string" calcext:value-type="string">
            <text:p>358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7099" calcext:value-type="float">
            <text:p>40,827099000000000</text:p>
          </table:table-cell>
          <table:table-cell office:value-type="float" office:value="-73.902048" calcext:value-type="float">
            <text:p>-73,9020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3800</text:p>
          </table:table-cell>
          <table:table-cell table:style-name="ce1" office:value-type="string" calcext:value-type="string">
            <text:p>013800</text:p>
          </table:table-cell>
          <table:table-cell table:style-name="ce1" office:value-type="string" calcext:value-type="string">
            <text:p>304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2015" calcext:value-type="float">
            <text:p>40,822015000000000</text:p>
          </table:table-cell>
          <table:table-cell office:value-type="float" office:value="-73.808717" calcext:value-type="float">
            <text:p>-73,8087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4100</text:p>
          </table:table-cell>
          <table:table-cell table:style-name="ce1" office:value-type="string" calcext:value-type="string">
            <text:p>014100</text:p>
          </table:table-cell>
          <table:table-cell table:style-name="ce1" office:value-type="string" calcext:value-type="string">
            <text:p>343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3601" calcext:value-type="float">
            <text:p>40,823601000000000</text:p>
          </table:table-cell>
          <table:table-cell office:value-type="float" office:value="-73.912407" calcext:value-type="float">
            <text:p>-73,9124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4300</text:p>
          </table:table-cell>
          <table:table-cell table:style-name="ce1" office:value-type="string" calcext:value-type="string">
            <text:p>014300</text:p>
          </table:table-cell>
          <table:table-cell table:style-name="ce1" office:value-type="string" calcext:value-type="string">
            <text:p>100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92" calcext:value-type="float">
            <text:p>40,829200000000000</text:p>
          </table:table-cell>
          <table:table-cell office:value-type="float" office:value="-73.911872" calcext:value-type="float">
            <text:p>-73,9118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4400</text:p>
          </table:table-cell>
          <table:table-cell table:style-name="ce1" office:value-type="string" calcext:value-type="string">
            <text:p>014400</text:p>
          </table:table-cell>
          <table:table-cell table:style-name="ce1" office:value-type="string" calcext:value-type="string">
            <text:p>588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1175" calcext:value-type="float">
            <text:p>40,821175000000000</text:p>
          </table:table-cell>
          <table:table-cell office:value-type="float" office:value="-73.823482" calcext:value-type="float">
            <text:p>-73,8234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4500</text:p>
          </table:table-cell>
          <table:table-cell table:style-name="ce1" office:value-type="string" calcext:value-type="string">
            <text:p>014500</text:p>
          </table:table-cell>
          <table:table-cell table:style-name="ce1" office:value-type="string" calcext:value-type="string">
            <text:p>581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1776" calcext:value-type="float">
            <text:p>40,831776000000000</text:p>
          </table:table-cell>
          <table:table-cell office:value-type="float" office:value="-73.906757" calcext:value-type="float">
            <text:p>-73,9067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4701</text:p>
          </table:table-cell>
          <table:table-cell table:style-name="ce1" office:value-type="string" calcext:value-type="string">
            <text:p>014701</text:p>
          </table:table-cell>
          <table:table-cell table:style-name="ce1" office:value-type="string" calcext:value-type="string">
            <text:p>646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4365" calcext:value-type="float">
            <text:p>40,834365000000000</text:p>
          </table:table-cell>
          <table:table-cell office:value-type="float" office:value="-73.905875" calcext:value-type="float">
            <text:p>-73,9058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4702</text:p>
          </table:table-cell>
          <table:table-cell table:style-name="ce1" office:value-type="string" calcext:value-type="string">
            <text:p>014702</text:p>
          </table:table-cell>
          <table:table-cell table:style-name="ce1" office:value-type="string" calcext:value-type="string">
            <text:p>511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6637" calcext:value-type="float">
            <text:p>40,836637000000000</text:p>
          </table:table-cell>
          <table:table-cell office:value-type="float" office:value="-73.904869" calcext:value-type="float">
            <text:p>-73,9048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4900</text:p>
          </table:table-cell>
          <table:table-cell table:style-name="ce1" office:value-type="string" calcext:value-type="string">
            <text:p>014900</text:p>
          </table:table-cell>
          <table:table-cell table:style-name="ce1" office:value-type="string" calcext:value-type="string">
            <text:p>459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2376" calcext:value-type="float">
            <text:p>40,832376000000000</text:p>
          </table:table-cell>
          <table:table-cell office:value-type="float" office:value="-73.901624" calcext:value-type="float">
            <text:p>-73,9016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5100</text:p>
          </table:table-cell>
          <table:table-cell table:style-name="ce1" office:value-type="string" calcext:value-type="string">
            <text:p>015100</text:p>
          </table:table-cell>
          <table:table-cell table:style-name="ce1" office:value-type="string" calcext:value-type="string">
            <text:p>540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1055" calcext:value-type="float">
            <text:p>40,831055000000000</text:p>
          </table:table-cell>
          <table:table-cell office:value-type="float" office:value="-73.898588" calcext:value-type="float">
            <text:p>-73,8985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5200</text:p>
          </table:table-cell>
          <table:table-cell table:style-name="ce1" office:value-type="string" calcext:value-type="string">
            <text:p>015200</text:p>
          </table:table-cell>
          <table:table-cell table:style-name="ce1" office:value-type="string" calcext:value-type="string">
            <text:p>234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6605" calcext:value-type="float">
            <text:p>40,826605000000000</text:p>
          </table:table-cell>
          <table:table-cell office:value-type="float" office:value="-73.824825" calcext:value-type="float">
            <text:p>-73,8248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5300</text:p>
          </table:table-cell>
          <table:table-cell table:style-name="ce1" office:value-type="string" calcext:value-type="string">
            <text:p>015300</text:p>
          </table:table-cell>
          <table:table-cell table:style-name="ce1" office:value-type="string" calcext:value-type="string">
            <text:p>403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303" calcext:value-type="float">
            <text:p>40,833030000000000</text:p>
          </table:table-cell>
          <table:table-cell office:value-type="float" office:value="-73.894952" calcext:value-type="float">
            <text:p>-73,8949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5500</text:p>
          </table:table-cell>
          <table:table-cell table:style-name="ce1" office:value-type="string" calcext:value-type="string">
            <text:p>015500</text:p>
          </table:table-cell>
          <table:table-cell table:style-name="ce1" office:value-type="string" calcext:value-type="string">
            <text:p>300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6624" calcext:value-type="float">
            <text:p>40,836624000000000</text:p>
          </table:table-cell>
          <table:table-cell office:value-type="float" office:value="-73.889258" calcext:value-type="float">
            <text:p>-73,8892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5700</text:p>
          </table:table-cell>
          <table:table-cell table:style-name="ce1" office:value-type="string" calcext:value-type="string">
            <text:p>015700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3262" calcext:value-type="float">
            <text:p>40,833262000000000</text:p>
          </table:table-cell>
          <table:table-cell office:value-type="float" office:value="-73.887496" calcext:value-type="float">
            <text:p>-73,8874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5800</text:p>
          </table:table-cell>
          <table:table-cell table:style-name="ce1" office:value-type="string" calcext:value-type="string">
            <text:p>015800</text:p>
          </table:table-cell>
          <table:table-cell table:style-name="ce1" office:value-type="string" calcext:value-type="string">
            <text:p>120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5023" calcext:value-type="float">
            <text:p>40,825023000000000</text:p>
          </table:table-cell>
          <table:table-cell office:value-type="float" office:value="-73.818744" calcext:value-type="float">
            <text:p>-73,8187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5900</text:p>
          </table:table-cell>
          <table:table-cell table:style-name="ce1" office:value-type="string" calcext:value-type="string">
            <text:p>015900</text:p>
          </table:table-cell>
          <table:table-cell table:style-name="ce1" office:value-type="string" calcext:value-type="string">
            <text:p>216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2411" calcext:value-type="float">
            <text:p>40,822411000000000</text:p>
          </table:table-cell>
          <table:table-cell office:value-type="float" office:value="-73.893385" calcext:value-type="float">
            <text:p>-73,8933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6000</text:p>
          </table:table-cell>
          <table:table-cell table:style-name="ce1" office:value-type="string" calcext:value-type="string">
            <text:p>016000</text:p>
          </table:table-cell>
          <table:table-cell table:style-name="ce1" office:value-type="string" calcext:value-type="string">
            <text:p>376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1317" calcext:value-type="float">
            <text:p>40,831317000000000</text:p>
          </table:table-cell>
          <table:table-cell office:value-type="float" office:value="-73.817474" calcext:value-type="float">
            <text:p>-73,8174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6100</text:p>
          </table:table-cell>
          <table:table-cell table:style-name="ce1" office:value-type="string" calcext:value-type="string">
            <text:p>016100</text:p>
          </table:table-cell>
          <table:table-cell table:style-name="ce1" office:value-type="string" calcext:value-type="string">
            <text:p>438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6231" calcext:value-type="float">
            <text:p>40,836231000000000</text:p>
          </table:table-cell>
          <table:table-cell office:value-type="float" office:value="-73.885841" calcext:value-type="float">
            <text:p>-73,8858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6200</text:p>
          </table:table-cell>
          <table:table-cell table:style-name="ce1" office:value-type="string" calcext:value-type="string">
            <text:p>016200</text:p>
          </table:table-cell>
          <table:table-cell table:style-name="ce1" office:value-type="string" calcext:value-type="string">
            <text:p>176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8903" calcext:value-type="float">
            <text:p>40,828903000000000</text:p>
          </table:table-cell>
          <table:table-cell office:value-type="float" office:value="-73.821436" calcext:value-type="float">
            <text:p>-73,8214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6300</text:p>
          </table:table-cell>
          <table:table-cell table:style-name="ce1" office:value-type="string" calcext:value-type="string">
            <text:p>0163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8574" calcext:value-type="float">
            <text:p>40,838574000000000</text:p>
          </table:table-cell>
          <table:table-cell office:value-type="float" office:value="-73.895007" calcext:value-type="float">
            <text:p>-73,8950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6400</text:p>
          </table:table-cell>
          <table:table-cell table:style-name="ce1" office:value-type="string" calcext:value-type="string">
            <text:p>016400</text:p>
          </table:table-cell>
          <table:table-cell table:style-name="ce1" office:value-type="string" calcext:value-type="string">
            <text:p>114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2219" calcext:value-type="float">
            <text:p>40,832219000000000</text:p>
          </table:table-cell>
          <table:table-cell office:value-type="float" office:value="-73.824797" calcext:value-type="float">
            <text:p>-73,8247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6500</text:p>
          </table:table-cell>
          <table:table-cell table:style-name="ce1" office:value-type="string" calcext:value-type="string">
            <text:p>016500</text:p>
          </table:table-cell>
          <table:table-cell table:style-name="ce1" office:value-type="string" calcext:value-type="string">
            <text:p>107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3463" calcext:value-type="float">
            <text:p>40,843463000000000</text:p>
          </table:table-cell>
          <table:table-cell office:value-type="float" office:value="-73.900943" calcext:value-type="float">
            <text:p>-73,9009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6600</text:p>
          </table:table-cell>
          <table:table-cell table:style-name="ce1" office:value-type="string" calcext:value-type="string">
            <text:p>016600</text:p>
          </table:table-cell>
          <table:table-cell table:style-name="ce1" office:value-type="string" calcext:value-type="string">
            <text:p>216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9857" calcext:value-type="float">
            <text:p>40,829857000000000</text:p>
          </table:table-cell>
          <table:table-cell office:value-type="float" office:value="-73.829664" calcext:value-type="float">
            <text:p>-73,8296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6700</text:p>
          </table:table-cell>
          <table:table-cell table:style-name="ce1" office:value-type="string" calcext:value-type="string">
            <text:p>016700</text:p>
          </table:table-cell>
          <table:table-cell table:style-name="ce1" office:value-type="string" calcext:value-type="string">
            <text:p>204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9985" calcext:value-type="float">
            <text:p>40,839985000000000</text:p>
          </table:table-cell>
          <table:table-cell office:value-type="float" office:value="-73.901162" calcext:value-type="float">
            <text:p>-73,9011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6900</text:p>
          </table:table-cell>
          <table:table-cell table:style-name="ce1" office:value-type="string" calcext:value-type="string">
            <text:p>016900</text:p>
          </table:table-cell>
          <table:table-cell table:style-name="ce1" office:value-type="string" calcext:value-type="string">
            <text:p>166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7322" calcext:value-type="float">
            <text:p>40,837322000000000</text:p>
          </table:table-cell>
          <table:table-cell office:value-type="float" office:value="-73.902044" calcext:value-type="float">
            <text:p>-73,9020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7100</text:p>
          </table:table-cell>
          <table:table-cell table:style-name="ce1" office:value-type="string" calcext:value-type="string">
            <text:p>017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0371" calcext:value-type="float">
            <text:p>40,840371000000000</text:p>
          </table:table-cell>
          <table:table-cell office:value-type="float" office:value="-73.907509" calcext:value-type="float">
            <text:p>-73,9075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7300</text:p>
          </table:table-cell>
          <table:table-cell table:style-name="ce1" office:value-type="string" calcext:value-type="string">
            <text:p>017300</text:p>
          </table:table-cell>
          <table:table-cell table:style-name="ce1" office:value-type="string" calcext:value-type="string">
            <text:p>598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5821" calcext:value-type="float">
            <text:p>40,825821000000000</text:p>
          </table:table-cell>
          <table:table-cell office:value-type="float" office:value="-73.916841" calcext:value-type="float">
            <text:p>-73,9168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7500</text:p>
          </table:table-cell>
          <table:table-cell table:style-name="ce1" office:value-type="string" calcext:value-type="string">
            <text:p>017500</text:p>
          </table:table-cell>
          <table:table-cell table:style-name="ce1" office:value-type="string" calcext:value-type="string">
            <text:p>691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0695" calcext:value-type="float">
            <text:p>40,830695000000000</text:p>
          </table:table-cell>
          <table:table-cell office:value-type="float" office:value="-73.913645" calcext:value-type="float">
            <text:p>-73,9136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7701</text:p>
          </table:table-cell>
          <table:table-cell table:style-name="ce1" office:value-type="string" calcext:value-type="string">
            <text:p>017701</text:p>
          </table:table-cell>
          <table:table-cell table:style-name="ce1" office:value-type="string" calcext:value-type="string">
            <text:p>429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3258" calcext:value-type="float">
            <text:p>40,833258000000000</text:p>
          </table:table-cell>
          <table:table-cell office:value-type="float" office:value="-73.911102" calcext:value-type="float">
            <text:p>-73,9111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7702</text:p>
          </table:table-cell>
          <table:table-cell table:style-name="ce1" office:value-type="string" calcext:value-type="string">
            <text:p>017702</text:p>
          </table:table-cell>
          <table:table-cell table:style-name="ce1" office:value-type="string" calcext:value-type="string">
            <text:p>480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6222" calcext:value-type="float">
            <text:p>40,836222000000000</text:p>
          </table:table-cell>
          <table:table-cell office:value-type="float" office:value="-73.909815" calcext:value-type="float">
            <text:p>-73,9098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7901</text:p>
          </table:table-cell>
          <table:table-cell table:style-name="ce1" office:value-type="string" calcext:value-type="string">
            <text:p>017901</text:p>
          </table:table-cell>
          <table:table-cell table:style-name="ce1" office:value-type="string" calcext:value-type="string">
            <text:p>467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4888" calcext:value-type="float">
            <text:p>40,834888000000000</text:p>
          </table:table-cell>
          <table:table-cell office:value-type="float" office:value="-73.915381" calcext:value-type="float">
            <text:p>-73,9153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7902</text:p>
          </table:table-cell>
          <table:table-cell table:style-name="ce1" office:value-type="string" calcext:value-type="string">
            <text:p>017902</text:p>
          </table:table-cell>
          <table:table-cell table:style-name="ce1" office:value-type="string" calcext:value-type="string">
            <text:p>358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708" calcext:value-type="float">
            <text:p>40,837080000000000</text:p>
          </table:table-cell>
          <table:table-cell office:value-type="float" office:value="-73.913855" calcext:value-type="float">
            <text:p>-73,9138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8101</text:p>
          </table:table-cell>
          <table:table-cell table:style-name="ce1" office:value-type="string" calcext:value-type="string">
            <text:p>018101</text:p>
          </table:table-cell>
          <table:table-cell table:style-name="ce1" office:value-type="string" calcext:value-type="string">
            <text:p>330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1824" calcext:value-type="float">
            <text:p>40,831824000000000</text:p>
          </table:table-cell>
          <table:table-cell office:value-type="float" office:value="-73.91607" calcext:value-type="float">
            <text:p>-73,9160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8102</text:p>
          </table:table-cell>
          <table:table-cell table:style-name="ce1" office:value-type="string" calcext:value-type="string">
            <text:p>018102</text:p>
          </table:table-cell>
          <table:table-cell table:style-name="ce1" office:value-type="string" calcext:value-type="string">
            <text:p>555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2327" calcext:value-type="float">
            <text:p>40,832327000000000</text:p>
          </table:table-cell>
          <table:table-cell office:value-type="float" office:value="-73.917994" calcext:value-type="float">
            <text:p>-73,9179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8301</text:p>
          </table:table-cell>
          <table:table-cell table:style-name="ce1" office:value-type="string" calcext:value-type="string">
            <text:p>018301</text:p>
          </table:table-cell>
          <table:table-cell table:style-name="ce1" office:value-type="string" calcext:value-type="string">
            <text:p>452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8793" calcext:value-type="float">
            <text:p>40,828793000000000</text:p>
          </table:table-cell>
          <table:table-cell office:value-type="float" office:value="-73.920752" calcext:value-type="float">
            <text:p>-73,9207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8302</text:p>
          </table:table-cell>
          <table:table-cell table:style-name="ce1" office:value-type="string" calcext:value-type="string">
            <text:p>018302</text:p>
          </table:table-cell>
          <table:table-cell table:style-name="ce1" office:value-type="string" calcext:value-type="string">
            <text:p>364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8622" calcext:value-type="float">
            <text:p>40,828622000000000</text:p>
          </table:table-cell>
          <table:table-cell office:value-type="float" office:value="-73.918872" calcext:value-type="float">
            <text:p>-73,9188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8400</text:p>
          </table:table-cell>
          <table:table-cell table:style-name="ce1" office:value-type="string" calcext:value-type="string">
            <text:p>018400</text:p>
          </table:table-cell>
          <table:table-cell table:style-name="ce1" office:value-type="string" calcext:value-type="string">
            <text:p>385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7764" calcext:value-type="float">
            <text:p>40,837764000000000</text:p>
          </table:table-cell>
          <table:table-cell office:value-type="float" office:value="-73.829462" calcext:value-type="float">
            <text:p>-73,8294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8500</text:p>
          </table:table-cell>
          <table:table-cell table:style-name="ce1" office:value-type="string" calcext:value-type="string">
            <text:p>018500</text:p>
          </table:table-cell>
          <table:table-cell table:style-name="ce1" office:value-type="string" calcext:value-type="string">
            <text:p>746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26815" calcext:value-type="float">
            <text:p>40,826815000000000</text:p>
          </table:table-cell>
          <table:table-cell office:value-type="float" office:value="-73.906737" calcext:value-type="float">
            <text:p>-73,9067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8900</text:p>
          </table:table-cell>
          <table:table-cell table:style-name="ce1" office:value-type="string" calcext:value-type="string">
            <text:p>018900</text:p>
          </table:table-cell>
          <table:table-cell table:style-name="ce1" office:value-type="string" calcext:value-type="string">
            <text:p>775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2258" calcext:value-type="float">
            <text:p>40,832258000000000</text:p>
          </table:table-cell>
          <table:table-cell office:value-type="float" office:value="-73.928834" calcext:value-type="float">
            <text:p>-73,9288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9300</text:p>
          </table:table-cell>
          <table:table-cell table:style-name="ce1" office:value-type="string" calcext:value-type="string">
            <text:p>019300</text:p>
          </table:table-cell>
          <table:table-cell table:style-name="ce1" office:value-type="string" calcext:value-type="string">
            <text:p>546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5829" calcext:value-type="float">
            <text:p>40,835829000000000</text:p>
          </table:table-cell>
          <table:table-cell office:value-type="float" office:value="-73.927507" calcext:value-type="float">
            <text:p>-73,9275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9400</text:p>
          </table:table-cell>
          <table:table-cell table:style-name="ce1" office:value-type="string" calcext:value-type="string">
            <text:p>019400</text:p>
          </table:table-cell>
          <table:table-cell table:style-name="ce1" office:value-type="string" calcext:value-type="string">
            <text:p>190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6591" calcext:value-type="float">
            <text:p>40,836591000000000</text:p>
          </table:table-cell>
          <table:table-cell office:value-type="float" office:value="-73.835744" calcext:value-type="float">
            <text:p>-73,8357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9500</text:p>
          </table:table-cell>
          <table:table-cell table:style-name="ce1" office:value-type="string" calcext:value-type="string">
            <text:p>019500</text:p>
          </table:table-cell>
          <table:table-cell table:style-name="ce1" office:value-type="string" calcext:value-type="string">
            <text:p>775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1164" calcext:value-type="float">
            <text:p>40,831164000000000</text:p>
          </table:table-cell>
          <table:table-cell office:value-type="float" office:value="-73.922273" calcext:value-type="float">
            <text:p>-73,9222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9700</text:p>
          </table:table-cell>
          <table:table-cell table:style-name="ce1" office:value-type="string" calcext:value-type="string">
            <text:p>019700</text:p>
          </table:table-cell>
          <table:table-cell table:style-name="ce1" office:value-type="string" calcext:value-type="string">
            <text:p>750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4897" calcext:value-type="float">
            <text:p>40,834897000000000</text:p>
          </table:table-cell>
          <table:table-cell office:value-type="float" office:value="-73.919754" calcext:value-type="float">
            <text:p>-73,9197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19900</text:p>
          </table:table-cell>
          <table:table-cell table:style-name="ce1" office:value-type="string" calcext:value-type="string">
            <text:p>019900</text:p>
          </table:table-cell>
          <table:table-cell table:style-name="ce1" office:value-type="string" calcext:value-type="string">
            <text:p>815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6659" calcext:value-type="float">
            <text:p>40,836659000000000</text:p>
          </table:table-cell>
          <table:table-cell office:value-type="float" office:value="-73.925324" calcext:value-type="float">
            <text:p>-73,9253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0000</text:p>
          </table:table-cell>
          <table:table-cell table:style-name="ce1" office:value-type="string" calcext:value-type="string">
            <text:p>020000</text:p>
          </table:table-cell>
          <table:table-cell table:style-name="ce1" office:value-type="string" calcext:value-type="string">
            <text:p>487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0943" calcext:value-type="float">
            <text:p>40,840943000000000</text:p>
          </table:table-cell>
          <table:table-cell office:value-type="float" office:value="-73.845864" calcext:value-type="float">
            <text:p>-73,8458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0100</text:p>
          </table:table-cell>
          <table:table-cell table:style-name="ce1" office:value-type="string" calcext:value-type="string">
            <text:p>020100</text:p>
          </table:table-cell>
          <table:table-cell table:style-name="ce1" office:value-type="string" calcext:value-type="string">
            <text:p>401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1564" calcext:value-type="float">
            <text:p>40,841564000000000</text:p>
          </table:table-cell>
          <table:table-cell office:value-type="float" office:value="-73.925795" calcext:value-type="float">
            <text:p>-73,9257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0200</text:p>
          </table:table-cell>
          <table:table-cell table:style-name="ce1" office:value-type="string" calcext:value-type="string">
            <text:p>020200</text:p>
          </table:table-cell>
          <table:table-cell table:style-name="ce1" office:value-type="string" calcext:value-type="string">
            <text:p>215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8428" calcext:value-type="float">
            <text:p>40,838428000000000</text:p>
          </table:table-cell>
          <table:table-cell office:value-type="float" office:value="-73.847659" calcext:value-type="float">
            <text:p>-73,8476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0400</text:p>
          </table:table-cell>
          <table:table-cell table:style-name="ce1" office:value-type="string" calcext:value-type="string">
            <text:p>020400</text:p>
          </table:table-cell>
          <table:table-cell table:style-name="ce1" office:value-type="string" calcext:value-type="string">
            <text:p>297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1031" calcext:value-type="float">
            <text:p>40,841031000000000</text:p>
          </table:table-cell>
          <table:table-cell office:value-type="float" office:value="-73.851047" calcext:value-type="float">
            <text:p>-73,8510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0501</text:p>
          </table:table-cell>
          <table:table-cell table:style-name="ce1" office:value-type="string" calcext:value-type="string">
            <text:p>020501</text:p>
          </table:table-cell>
          <table:table-cell table:style-name="ce1" office:value-type="string" calcext:value-type="string">
            <text:p>699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7642" calcext:value-type="float">
            <text:p>40,847642000000000</text:p>
          </table:table-cell>
          <table:table-cell office:value-type="float" office:value="-73.922567" calcext:value-type="float">
            <text:p>-73,9225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0502</text:p>
          </table:table-cell>
          <table:table-cell table:style-name="ce1" office:value-type="string" calcext:value-type="string">
            <text:p>020502</text:p>
          </table:table-cell>
          <table:table-cell table:style-name="ce1" office:value-type="string" calcext:value-type="string">
            <text:p>176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1379" calcext:value-type="float">
            <text:p>40,851379000000000</text:p>
          </table:table-cell>
          <table:table-cell office:value-type="float" office:value="-73.919003" calcext:value-type="float">
            <text:p>-73,9190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0601</text:p>
          </table:table-cell>
          <table:table-cell table:style-name="ce1" office:value-type="string" calcext:value-type="string">
            <text:p>020601</text:p>
          </table:table-cell>
          <table:table-cell table:style-name="ce1" office:value-type="string" calcext:value-type="string">
            <text:p>305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6422" calcext:value-type="float">
            <text:p>40,836422000000000</text:p>
          </table:table-cell>
          <table:table-cell office:value-type="float" office:value="-73.850377" calcext:value-type="float">
            <text:p>-73,8503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0900</text:p>
          </table:table-cell>
          <table:table-cell table:style-name="ce1" office:value-type="string" calcext:value-type="string">
            <text:p>020900</text:p>
          </table:table-cell>
          <table:table-cell table:style-name="ce1" office:value-type="string" calcext:value-type="string">
            <text:p>436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281" calcext:value-type="float">
            <text:p>40,842810000000000</text:p>
          </table:table-cell>
          <table:table-cell office:value-type="float" office:value="-73.914257" calcext:value-type="float">
            <text:p>-73,9142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1001</text:p>
          </table:table-cell>
          <table:table-cell table:style-name="ce1" office:value-type="string" calcext:value-type="string">
            <text:p>021001</text:p>
          </table:table-cell>
          <table:table-cell table:style-name="ce1" office:value-type="string" calcext:value-type="string">
            <text:p>852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0584" calcext:value-type="float">
            <text:p>40,840584000000000</text:p>
          </table:table-cell>
          <table:table-cell office:value-type="float" office:value="-73.859054" calcext:value-type="float">
            <text:p>-73,8590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1002</text:p>
          </table:table-cell>
          <table:table-cell table:style-name="ce1" office:value-type="string" calcext:value-type="string">
            <text:p>021002</text:p>
          </table:table-cell>
          <table:table-cell table:style-name="ce1" office:value-type="string" calcext:value-type="string">
            <text:p>683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8631" calcext:value-type="float">
            <text:p>40,838631000000000</text:p>
          </table:table-cell>
          <table:table-cell office:value-type="float" office:value="-73.856774" calcext:value-type="float">
            <text:p>-73,8567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1100</text:p>
          </table:table-cell>
          <table:table-cell table:style-name="ce1" office:value-type="string" calcext:value-type="string">
            <text:p>021100</text:p>
          </table:table-cell>
          <table:table-cell table:style-name="ce1" office:value-type="string" calcext:value-type="string">
            <text:p>556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0518" calcext:value-type="float">
            <text:p>40,840518000000000</text:p>
          </table:table-cell>
          <table:table-cell office:value-type="float" office:value="-73.923535" calcext:value-type="float">
            <text:p>-73,9235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1200</text:p>
          </table:table-cell>
          <table:table-cell table:style-name="ce1" office:value-type="string" calcext:value-type="string">
            <text:p>021200</text:p>
          </table:table-cell>
          <table:table-cell table:style-name="ce1" office:value-type="string" calcext:value-type="string">
            <text:p>526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5917" calcext:value-type="float">
            <text:p>40,835917000000000</text:p>
          </table:table-cell>
          <table:table-cell office:value-type="float" office:value="-73.85859" calcext:value-type="float">
            <text:p>-73,8585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1301</text:p>
          </table:table-cell>
          <table:table-cell table:style-name="ce1" office:value-type="string" calcext:value-type="string">
            <text:p>021301</text:p>
          </table:table-cell>
          <table:table-cell table:style-name="ce1" office:value-type="string" calcext:value-type="string">
            <text:p>120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5678" calcext:value-type="float">
            <text:p>40,845678000000000</text:p>
          </table:table-cell>
          <table:table-cell office:value-type="float" office:value="-73.919625" calcext:value-type="float">
            <text:p>-73,9196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1302</text:p>
          </table:table-cell>
          <table:table-cell table:style-name="ce1" office:value-type="string" calcext:value-type="string">
            <text:p>021302</text:p>
          </table:table-cell>
          <table:table-cell table:style-name="ce1" office:value-type="string" calcext:value-type="string">
            <text:p>541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2653" calcext:value-type="float">
            <text:p>40,842653000000000</text:p>
          </table:table-cell>
          <table:table-cell office:value-type="float" office:value="-73.920211" calcext:value-type="float">
            <text:p>-73,9202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1501</text:p>
          </table:table-cell>
          <table:table-cell table:style-name="ce1" office:value-type="string" calcext:value-type="string">
            <text:p>021501</text:p>
          </table:table-cell>
          <table:table-cell table:style-name="ce1" office:value-type="string" calcext:value-type="string">
            <text:p>350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9682" calcext:value-type="float">
            <text:p>40,849682000000000</text:p>
          </table:table-cell>
          <table:table-cell office:value-type="float" office:value="-73.918002" calcext:value-type="float">
            <text:p>-73,9180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1502</text:p>
          </table:table-cell>
          <table:table-cell table:style-name="ce1" office:value-type="string" calcext:value-type="string">
            <text:p>021502</text:p>
          </table:table-cell>
          <table:table-cell table:style-name="ce1" office:value-type="string" calcext:value-type="string">
            <text:p>605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7849" calcext:value-type="float">
            <text:p>40,847849000000000</text:p>
          </table:table-cell>
          <table:table-cell office:value-type="float" office:value="-73.916785" calcext:value-type="float">
            <text:p>-73,9167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1601</text:p>
          </table:table-cell>
          <table:table-cell table:style-name="ce1" office:value-type="string" calcext:value-type="string">
            <text:p>021601</text:p>
          </table:table-cell>
          <table:table-cell table:style-name="ce1" office:value-type="string" calcext:value-type="string">
            <text:p>420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8335" calcext:value-type="float">
            <text:p>40,838335000000000</text:p>
          </table:table-cell>
          <table:table-cell office:value-type="float" office:value="-73.864839" calcext:value-type="float">
            <text:p>-73,8648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1602</text:p>
          </table:table-cell>
          <table:table-cell table:style-name="ce1" office:value-type="string" calcext:value-type="string">
            <text:p>021602</text:p>
          </table:table-cell>
          <table:table-cell table:style-name="ce1" office:value-type="string" calcext:value-type="string">
            <text:p>576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7538" calcext:value-type="float">
            <text:p>40,837538000000000</text:p>
          </table:table-cell>
          <table:table-cell office:value-type="float" office:value="-73.862108" calcext:value-type="float">
            <text:p>-73,8621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1700</text:p>
          </table:table-cell>
          <table:table-cell table:style-name="ce1" office:value-type="string" calcext:value-type="string">
            <text:p>021700</text:p>
          </table:table-cell>
          <table:table-cell table:style-name="ce1" office:value-type="string" calcext:value-type="string">
            <text:p>533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7824" calcext:value-type="float">
            <text:p>40,847824000000000</text:p>
          </table:table-cell>
          <table:table-cell office:value-type="float" office:value="-73.913685" calcext:value-type="float">
            <text:p>-73,9136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1800</text:p>
          </table:table-cell>
          <table:table-cell table:style-name="ce1" office:value-type="string" calcext:value-type="string">
            <text:p>021800</text:p>
          </table:table-cell>
          <table:table-cell table:style-name="ce1" office:value-type="string" calcext:value-type="string">
            <text:p>649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7543" calcext:value-type="float">
            <text:p>40,837543000000000</text:p>
          </table:table-cell>
          <table:table-cell office:value-type="float" office:value="-73.867878" calcext:value-type="float">
            <text:p>-73,8678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1900</text:p>
          </table:table-cell>
          <table:table-cell table:style-name="ce1" office:value-type="string" calcext:value-type="string">
            <text:p>021900</text:p>
          </table:table-cell>
          <table:table-cell table:style-name="ce1" office:value-type="string" calcext:value-type="string">
            <text:p>136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0549" calcext:value-type="float">
            <text:p>40,840549000000000</text:p>
          </table:table-cell>
          <table:table-cell office:value-type="float" office:value="-73.918815" calcext:value-type="float">
            <text:p>-73,9188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000</text:p>
          </table:table-cell>
          <table:table-cell table:style-name="ce1" office:value-type="string" calcext:value-type="string">
            <text:p>022000</text:p>
          </table:table-cell>
          <table:table-cell table:style-name="ce1" office:value-type="string" calcext:value-type="string">
            <text:p>148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1153" calcext:value-type="float">
            <text:p>40,841153000000000</text:p>
          </table:table-cell>
          <table:table-cell office:value-type="float" office:value="-73.874077" calcext:value-type="float">
            <text:p>-73,8740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101</text:p>
          </table:table-cell>
          <table:table-cell table:style-name="ce1" office:value-type="string" calcext:value-type="string">
            <text:p>022101</text:p>
          </table:table-cell>
          <table:table-cell table:style-name="ce1" office:value-type="string" calcext:value-type="string">
            <text:p>384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8311" calcext:value-type="float">
            <text:p>40,838311000000000</text:p>
          </table:table-cell>
          <table:table-cell office:value-type="float" office:value="-73.917959" calcext:value-type="float">
            <text:p>-73,9179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102</text:p>
          </table:table-cell>
          <table:table-cell table:style-name="ce1" office:value-type="string" calcext:value-type="string">
            <text:p>022102</text:p>
          </table:table-cell>
          <table:table-cell table:style-name="ce1" office:value-type="string" calcext:value-type="string">
            <text:p>548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7735" calcext:value-type="float">
            <text:p>40,837735000000000</text:p>
          </table:table-cell>
          <table:table-cell office:value-type="float" office:value="-73.916026" calcext:value-type="float">
            <text:p>-73,9160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200</text:p>
          </table:table-cell>
          <table:table-cell table:style-name="ce1" office:value-type="string" calcext:value-type="string">
            <text:p>022200</text:p>
          </table:table-cell>
          <table:table-cell table:style-name="ce1" office:value-type="string" calcext:value-type="string">
            <text:p>342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35471" calcext:value-type="float">
            <text:p>40,835471000000000</text:p>
          </table:table-cell>
          <table:table-cell office:value-type="float" office:value="-73.85528" calcext:value-type="float">
            <text:p>-73,8552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300</text:p>
          </table:table-cell>
          <table:table-cell table:style-name="ce1" office:value-type="string" calcext:value-type="string">
            <text:p>022300</text:p>
          </table:table-cell>
          <table:table-cell table:style-name="ce1" office:value-type="string" calcext:value-type="string">
            <text:p>504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0592" calcext:value-type="float">
            <text:p>40,840592000000000</text:p>
          </table:table-cell>
          <table:table-cell office:value-type="float" office:value="-73.91491" calcext:value-type="float">
            <text:p>-73,9149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401</text:p>
          </table:table-cell>
          <table:table-cell table:style-name="ce1" office:value-type="string" calcext:value-type="string">
            <text:p>022401</text:p>
          </table:table-cell>
          <table:table-cell table:style-name="ce1" office:value-type="string" calcext:value-type="string">
            <text:p>270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4863" calcext:value-type="float">
            <text:p>40,854863000000000</text:p>
          </table:table-cell>
          <table:table-cell office:value-type="float" office:value="-73.868741" calcext:value-type="float">
            <text:p>-73,8687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403</text:p>
          </table:table-cell>
          <table:table-cell table:style-name="ce1" office:value-type="string" calcext:value-type="string">
            <text:p>022403</text:p>
          </table:table-cell>
          <table:table-cell table:style-name="ce1" office:value-type="string" calcext:value-type="string">
            <text:p>318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5563" calcext:value-type="float">
            <text:p>40,855563000000000</text:p>
          </table:table-cell>
          <table:table-cell office:value-type="float" office:value="-73.86602" calcext:value-type="float">
            <text:p>-73,8660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404</text:p>
          </table:table-cell>
          <table:table-cell table:style-name="ce1" office:value-type="string" calcext:value-type="string">
            <text:p>022404</text:p>
          </table:table-cell>
          <table:table-cell table:style-name="ce1" office:value-type="string" calcext:value-type="string">
            <text:p>450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2497" calcext:value-type="float">
            <text:p>40,852497000000000</text:p>
          </table:table-cell>
          <table:table-cell office:value-type="float" office:value="-73.866213" calcext:value-type="float">
            <text:p>-73,8662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500</text:p>
          </table:table-cell>
          <table:table-cell table:style-name="ce1" office:value-type="string" calcext:value-type="string">
            <text:p>022500</text:p>
          </table:table-cell>
          <table:table-cell table:style-name="ce1" office:value-type="string" calcext:value-type="string">
            <text:p>769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0526" calcext:value-type="float">
            <text:p>40,840526000000000</text:p>
          </table:table-cell>
          <table:table-cell office:value-type="float" office:value="-73.911159" calcext:value-type="float">
            <text:p>-73,9111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701</text:p>
          </table:table-cell>
          <table:table-cell table:style-name="ce1" office:value-type="string" calcext:value-type="string">
            <text:p>022701</text:p>
          </table:table-cell>
          <table:table-cell table:style-name="ce1" office:value-type="string" calcext:value-type="string">
            <text:p>519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7079" calcext:value-type="float">
            <text:p>40,847079000000000</text:p>
          </table:table-cell>
          <table:table-cell office:value-type="float" office:value="-73.910473" calcext:value-type="float">
            <text:p>-73,9104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702</text:p>
          </table:table-cell>
          <table:table-cell table:style-name="ce1" office:value-type="string" calcext:value-type="string">
            <text:p>022702</text:p>
          </table:table-cell>
          <table:table-cell table:style-name="ce1" office:value-type="string" calcext:value-type="string">
            <text:p>169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4304" calcext:value-type="float">
            <text:p>40,844304000000000</text:p>
          </table:table-cell>
          <table:table-cell office:value-type="float" office:value="-73.912967" calcext:value-type="float">
            <text:p>-73,9129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703</text:p>
          </table:table-cell>
          <table:table-cell table:style-name="ce1" office:value-type="string" calcext:value-type="string">
            <text:p>022703</text:p>
          </table:table-cell>
          <table:table-cell table:style-name="ce1" office:value-type="string" calcext:value-type="string">
            <text:p>155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4212" calcext:value-type="float">
            <text:p>40,844212000000000</text:p>
          </table:table-cell>
          <table:table-cell office:value-type="float" office:value="-73.91041" calcext:value-type="float">
            <text:p>-73,9104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800</text:p>
          </table:table-cell>
          <table:table-cell table:style-name="ce1" office:value-type="string" calcext:value-type="string">
            <text:p>022800</text:p>
          </table:table-cell>
          <table:table-cell table:style-name="ce1" office:value-type="string" calcext:value-type="string">
            <text:p>621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4299" calcext:value-type="float">
            <text:p>40,854299000000000</text:p>
          </table:table-cell>
          <table:table-cell office:value-type="float" office:value="-73.86366" calcext:value-type="float">
            <text:p>-73,8636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901</text:p>
          </table:table-cell>
          <table:table-cell table:style-name="ce1" office:value-type="string" calcext:value-type="string">
            <text:p>022901</text:p>
          </table:table-cell>
          <table:table-cell table:style-name="ce1" office:value-type="string" calcext:value-type="string">
            <text:p>537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6222" calcext:value-type="float">
            <text:p>40,846222000000000</text:p>
          </table:table-cell>
          <table:table-cell office:value-type="float" office:value="-73.906982" calcext:value-type="float">
            <text:p>-73,9069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2902</text:p>
          </table:table-cell>
          <table:table-cell table:style-name="ce1" office:value-type="string" calcext:value-type="string">
            <text:p>022902</text:p>
          </table:table-cell>
          <table:table-cell table:style-name="ce1" office:value-type="string" calcext:value-type="string">
            <text:p>327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3654" calcext:value-type="float">
            <text:p>40,843654000000000</text:p>
          </table:table-cell>
          <table:table-cell office:value-type="float" office:value="-73.907233" calcext:value-type="float">
            <text:p>-73,9072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3000</text:p>
          </table:table-cell>
          <table:table-cell table:style-name="ce1" office:value-type="string" calcext:value-type="string">
            <text:p>023000</text:p>
          </table:table-cell>
          <table:table-cell table:style-name="ce1" office:value-type="string" calcext:value-type="string">
            <text:p>295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9234" calcext:value-type="float">
            <text:p>40,849234000000000</text:p>
          </table:table-cell>
          <table:table-cell office:value-type="float" office:value="-73.866092" calcext:value-type="float">
            <text:p>-73,8660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3100</text:p>
          </table:table-cell>
          <table:table-cell table:style-name="ce1" office:value-type="string" calcext:value-type="string">
            <text:p>023100</text:p>
          </table:table-cell>
          <table:table-cell table:style-name="ce1" office:value-type="string" calcext:value-type="string">
            <text:p>153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646" calcext:value-type="float">
            <text:p>40,846460000000000</text:p>
          </table:table-cell>
          <table:table-cell office:value-type="float" office:value="-73.903487" calcext:value-type="float">
            <text:p>-73,9034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3200</text:p>
          </table:table-cell>
          <table:table-cell table:style-name="ce1" office:value-type="string" calcext:value-type="string">
            <text:p>023200</text:p>
          </table:table-cell>
          <table:table-cell table:style-name="ce1" office:value-type="string" calcext:value-type="string">
            <text:p>266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6891" calcext:value-type="float">
            <text:p>40,846891000000000</text:p>
          </table:table-cell>
          <table:table-cell office:value-type="float" office:value="-73.863739" calcext:value-type="float">
            <text:p>-73,8637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3301</text:p>
          </table:table-cell>
          <table:table-cell table:style-name="ce1" office:value-type="string" calcext:value-type="string">
            <text:p>023301</text:p>
          </table:table-cell>
          <table:table-cell table:style-name="ce1" office:value-type="string" calcext:value-type="string">
            <text:p>437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9363" calcext:value-type="float">
            <text:p>40,849363000000000</text:p>
          </table:table-cell>
          <table:table-cell office:value-type="float" office:value="-73.908435" calcext:value-type="float">
            <text:p>-73,9084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3302</text:p>
          </table:table-cell>
          <table:table-cell table:style-name="ce1" office:value-type="string" calcext:value-type="string">
            <text:p>023302</text:p>
          </table:table-cell>
          <table:table-cell table:style-name="ce1" office:value-type="string" calcext:value-type="string">
            <text:p>341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8131" calcext:value-type="float">
            <text:p>40,848131000000000</text:p>
          </table:table-cell>
          <table:table-cell office:value-type="float" office:value="-73.904958" calcext:value-type="float">
            <text:p>-73,9049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3501</text:p>
          </table:table-cell>
          <table:table-cell table:style-name="ce1" office:value-type="string" calcext:value-type="string">
            <text:p>023501</text:p>
          </table:table-cell>
          <table:table-cell table:style-name="ce1" office:value-type="string" calcext:value-type="string">
            <text:p>334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2534" calcext:value-type="float">
            <text:p>40,852534000000000</text:p>
          </table:table-cell>
          <table:table-cell office:value-type="float" office:value="-73.904249" calcext:value-type="float">
            <text:p>-73,9042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3502</text:p>
          </table:table-cell>
          <table:table-cell table:style-name="ce1" office:value-type="string" calcext:value-type="string">
            <text:p>023502</text:p>
          </table:table-cell>
          <table:table-cell table:style-name="ce1" office:value-type="string" calcext:value-type="string">
            <text:p>438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0809" calcext:value-type="float">
            <text:p>40,850809000000000</text:p>
          </table:table-cell>
          <table:table-cell office:value-type="float" office:value="-73.903739" calcext:value-type="float">
            <text:p>-73,9037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3600</text:p>
          </table:table-cell>
          <table:table-cell table:style-name="ce1" office:value-type="string" calcext:value-type="string">
            <text:p>023600</text:p>
          </table:table-cell>
          <table:table-cell table:style-name="ce1" office:value-type="string" calcext:value-type="string">
            <text:p>190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5092" calcext:value-type="float">
            <text:p>40,845092000000000</text:p>
          </table:table-cell>
          <table:table-cell office:value-type="float" office:value="-73.867255" calcext:value-type="float">
            <text:p>-73,8672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3702</text:p>
          </table:table-cell>
          <table:table-cell table:style-name="ce1" office:value-type="string" calcext:value-type="string">
            <text:p>023702</text:p>
          </table:table-cell>
          <table:table-cell table:style-name="ce1" office:value-type="string" calcext:value-type="string">
            <text:p>124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0153" calcext:value-type="float">
            <text:p>40,860153000000000</text:p>
          </table:table-cell>
          <table:table-cell office:value-type="float" office:value="-73.897357" calcext:value-type="float">
            <text:p>-73,8973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3703</text:p>
          </table:table-cell>
          <table:table-cell table:style-name="ce1" office:value-type="string" calcext:value-type="string">
            <text:p>023703</text:p>
          </table:table-cell>
          <table:table-cell table:style-name="ce1" office:value-type="string" calcext:value-type="string">
            <text:p>525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971" calcext:value-type="float">
            <text:p>40,859710000000000</text:p>
          </table:table-cell>
          <table:table-cell office:value-type="float" office:value="-73.899882" calcext:value-type="float">
            <text:p>-73,8998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3704</text:p>
          </table:table-cell>
          <table:table-cell table:style-name="ce1" office:value-type="string" calcext:value-type="string">
            <text:p>023704</text:p>
          </table:table-cell>
          <table:table-cell table:style-name="ce1" office:value-type="string" calcext:value-type="string">
            <text:p>375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6188" calcext:value-type="float">
            <text:p>40,856188000000000</text:p>
          </table:table-cell>
          <table:table-cell office:value-type="float" office:value="-73.901922" calcext:value-type="float">
            <text:p>-73,9019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3800</text:p>
          </table:table-cell>
          <table:table-cell table:style-name="ce1" office:value-type="string" calcext:value-type="string">
            <text:p>023800</text:p>
          </table:table-cell>
          <table:table-cell table:style-name="ce1" office:value-type="string" calcext:value-type="string">
            <text:p>261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4734" calcext:value-type="float">
            <text:p>40,844734000000000</text:p>
          </table:table-cell>
          <table:table-cell office:value-type="float" office:value="-73.862861" calcext:value-type="float">
            <text:p>-73,8628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3900</text:p>
          </table:table-cell>
          <table:table-cell table:style-name="ce1" office:value-type="string" calcext:value-type="string">
            <text:p>023900</text:p>
          </table:table-cell>
          <table:table-cell table:style-name="ce1" office:value-type="string" calcext:value-type="string">
            <text:p>834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8672" calcext:value-type="float">
            <text:p>40,858672000000000</text:p>
          </table:table-cell>
          <table:table-cell office:value-type="float" office:value="-73.9028" calcext:value-type="float">
            <text:p>-73,9028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4000</text:p>
          </table:table-cell>
          <table:table-cell table:style-name="ce1" office:value-type="string" calcext:value-type="string">
            <text:p>024000</text:p>
          </table:table-cell>
          <table:table-cell table:style-name="ce1" office:value-type="string" calcext:value-type="string">
            <text:p>388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2029" calcext:value-type="float">
            <text:p>40,842029000000000</text:p>
          </table:table-cell>
          <table:table-cell office:value-type="float" office:value="-73.868766" calcext:value-type="float">
            <text:p>-73,8687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4100</text:p>
          </table:table-cell>
          <table:table-cell table:style-name="ce1" office:value-type="string" calcext:value-type="string">
            <text:p>024100</text:p>
          </table:table-cell>
          <table:table-cell table:style-name="ce1" office:value-type="string" calcext:value-type="string">
            <text:p>618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3024" calcext:value-type="float">
            <text:p>40,853024000000000</text:p>
          </table:table-cell>
          <table:table-cell office:value-type="float" office:value="-73.905955" calcext:value-type="float">
            <text:p>-73,9059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4300</text:p>
          </table:table-cell>
          <table:table-cell table:style-name="ce1" office:value-type="string" calcext:value-type="string">
            <text:p>024300</text:p>
          </table:table-cell>
          <table:table-cell table:style-name="ce1" office:value-type="string" calcext:value-type="string">
            <text:p>568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233" calcext:value-type="float">
            <text:p>40,852330000000000</text:p>
          </table:table-cell>
          <table:table-cell office:value-type="float" office:value="-73.911408" calcext:value-type="float">
            <text:p>-73,9114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4400</text:p>
          </table:table-cell>
          <table:table-cell table:style-name="ce1" office:value-type="string" calcext:value-type="string">
            <text:p>024400</text:p>
          </table:table-cell>
          <table:table-cell table:style-name="ce1" office:value-type="string" calcext:value-type="string">
            <text:p>212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6505" calcext:value-type="float">
            <text:p>40,846505000000000</text:p>
          </table:table-cell>
          <table:table-cell office:value-type="float" office:value="-73.857596" calcext:value-type="float">
            <text:p>-73,8575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4501</text:p>
          </table:table-cell>
          <table:table-cell table:style-name="ce1" office:value-type="string" calcext:value-type="string">
            <text:p>024501</text:p>
          </table:table-cell>
          <table:table-cell table:style-name="ce1" office:value-type="string" calcext:value-type="string">
            <text:p>486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2798" calcext:value-type="float">
            <text:p>40,852798000000000</text:p>
          </table:table-cell>
          <table:table-cell office:value-type="float" office:value="-73.915612" calcext:value-type="float">
            <text:p>-73,9156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4502</text:p>
          </table:table-cell>
          <table:table-cell table:style-name="ce1" office:value-type="string" calcext:value-type="string">
            <text:p>024502</text:p>
          </table:table-cell>
          <table:table-cell table:style-name="ce1" office:value-type="string" calcext:value-type="string">
            <text:p>364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5" calcext:value-type="float">
            <text:p>40,855000000000000</text:p>
          </table:table-cell>
          <table:table-cell office:value-type="float" office:value="-73.913398" calcext:value-type="float">
            <text:p>-73,9133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4600</text:p>
          </table:table-cell>
          <table:table-cell table:style-name="ce1" office:value-type="string" calcext:value-type="string">
            <text:p>024600</text:p>
          </table:table-cell>
          <table:table-cell table:style-name="ce1" office:value-type="string" calcext:value-type="string">
            <text:p>205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1943" calcext:value-type="float">
            <text:p>40,851943000000000</text:p>
          </table:table-cell>
          <table:table-cell office:value-type="float" office:value="-73.861093" calcext:value-type="float">
            <text:p>-73,8610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4700</text:p>
          </table:table-cell>
          <table:table-cell table:style-name="ce1" office:value-type="string" calcext:value-type="string">
            <text:p>024700</text:p>
          </table:table-cell>
          <table:table-cell table:style-name="ce1" office:value-type="string" calcext:value-type="string">
            <text:p>176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5485" calcext:value-type="float">
            <text:p>40,855485000000000</text:p>
          </table:table-cell>
          <table:table-cell office:value-type="float" office:value="-73.917337" calcext:value-type="float">
            <text:p>-73,9173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4800</text:p>
          </table:table-cell>
          <table:table-cell table:style-name="ce1" office:value-type="string" calcext:value-type="string">
            <text:p>024800</text:p>
          </table:table-cell>
          <table:table-cell table:style-name="ce1" office:value-type="string" calcext:value-type="string">
            <text:p>336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4968" calcext:value-type="float">
            <text:p>40,854968000000000</text:p>
          </table:table-cell>
          <table:table-cell office:value-type="float" office:value="-73.858791" calcext:value-type="float">
            <text:p>-73,8587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4900</text:p>
          </table:table-cell>
          <table:table-cell table:style-name="ce1" office:value-type="string" calcext:value-type="string">
            <text:p>0249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7437" calcext:value-type="float">
            <text:p>40,857437000000000</text:p>
          </table:table-cell>
          <table:table-cell office:value-type="float" office:value="-73.913141" calcext:value-type="float">
            <text:p>-73,9131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5000</text:p>
          </table:table-cell>
          <table:table-cell table:style-name="ce1" office:value-type="string" calcext:value-type="string">
            <text:p>025000</text:p>
          </table:table-cell>
          <table:table-cell table:style-name="ce1" office:value-type="string" calcext:value-type="string">
            <text:p>238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171" calcext:value-type="float">
            <text:p>40,851710000000000</text:p>
          </table:table-cell>
          <table:table-cell office:value-type="float" office:value="-73.855735" calcext:value-type="float">
            <text:p>-73,8557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5100</text:p>
          </table:table-cell>
          <table:table-cell table:style-name="ce1" office:value-type="string" calcext:value-type="string">
            <text:p>025100</text:p>
          </table:table-cell>
          <table:table-cell table:style-name="ce1" office:value-type="string" calcext:value-type="string">
            <text:p>680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6731" calcext:value-type="float">
            <text:p>40,856731000000000</text:p>
          </table:table-cell>
          <table:table-cell office:value-type="float" office:value="-73.907465" calcext:value-type="float">
            <text:p>-73,9074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5200</text:p>
          </table:table-cell>
          <table:table-cell table:style-name="ce1" office:value-type="string" calcext:value-type="string">
            <text:p>025200</text:p>
          </table:table-cell>
          <table:table-cell table:style-name="ce1" office:value-type="string" calcext:value-type="string">
            <text:p>253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7186" calcext:value-type="float">
            <text:p>40,847186000000000</text:p>
          </table:table-cell>
          <table:table-cell office:value-type="float" office:value="-73.855047" calcext:value-type="float">
            <text:p>-73,8550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5300</text:p>
          </table:table-cell>
          <table:table-cell table:style-name="ce1" office:value-type="string" calcext:value-type="string">
            <text:p>025300</text:p>
          </table:table-cell>
          <table:table-cell table:style-name="ce1" office:value-type="string" calcext:value-type="string">
            <text:p>633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0935" calcext:value-type="float">
            <text:p>40,860935000000000</text:p>
          </table:table-cell>
          <table:table-cell office:value-type="float" office:value="-73.904634" calcext:value-type="float">
            <text:p>-73,9046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5400</text:p>
          </table:table-cell>
          <table:table-cell table:style-name="ce1" office:value-type="string" calcext:value-type="string">
            <text:p>025400</text:p>
          </table:table-cell>
          <table:table-cell table:style-name="ce1" office:value-type="string" calcext:value-type="string">
            <text:p>195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8613" calcext:value-type="float">
            <text:p>40,848613000000000</text:p>
          </table:table-cell>
          <table:table-cell office:value-type="float" office:value="-73.85267" calcext:value-type="float">
            <text:p>-73,8526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5500</text:p>
          </table:table-cell>
          <table:table-cell table:style-name="ce1" office:value-type="string" calcext:value-type="string">
            <text:p>025500</text:p>
          </table:table-cell>
          <table:table-cell table:style-name="ce1" office:value-type="string" calcext:value-type="string">
            <text:p>652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1017" calcext:value-type="float">
            <text:p>40,861017000000000</text:p>
          </table:table-cell>
          <table:table-cell office:value-type="float" office:value="-73.908257" calcext:value-type="float">
            <text:p>-73,9082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5600</text:p>
          </table:table-cell>
          <table:table-cell table:style-name="ce1" office:value-type="string" calcext:value-type="string">
            <text:p>025600</text:p>
          </table:table-cell>
          <table:table-cell table:style-name="ce1" office:value-type="string" calcext:value-type="string">
            <text:p>166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4808" calcext:value-type="float">
            <text:p>40,844808000000000</text:p>
          </table:table-cell>
          <table:table-cell office:value-type="float" office:value="-73.8498" calcext:value-type="float">
            <text:p>-73,8498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5700</text:p>
          </table:table-cell>
          <table:table-cell table:style-name="ce1" office:value-type="string" calcext:value-type="string">
            <text:p>025700</text:p>
          </table:table-cell>
          <table:table-cell table:style-name="ce1" office:value-type="string" calcext:value-type="string">
            <text:p>191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0538" calcext:value-type="float">
            <text:p>40,860538000000000</text:p>
          </table:table-cell>
          <table:table-cell office:value-type="float" office:value="-73.913056" calcext:value-type="float">
            <text:p>-73,9130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6100</text:p>
          </table:table-cell>
          <table:table-cell table:style-name="ce1" office:value-type="string" calcext:value-type="string">
            <text:p>026100</text:p>
          </table:table-cell>
          <table:table-cell table:style-name="ce1" office:value-type="string" calcext:value-type="string">
            <text:p>193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665" calcext:value-type="float">
            <text:p>40,866650000000000</text:p>
          </table:table-cell>
          <table:table-cell office:value-type="float" office:value="-73.90588" calcext:value-type="float">
            <text:p>-73,9058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6300</text:p>
          </table:table-cell>
          <table:table-cell table:style-name="ce1" office:value-type="string" calcext:value-type="string">
            <text:p>026300</text:p>
          </table:table-cell>
          <table:table-cell table:style-name="ce1" office:value-type="string" calcext:value-type="string">
            <text:p>698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5056" calcext:value-type="float">
            <text:p>40,865056000000000</text:p>
          </table:table-cell>
          <table:table-cell office:value-type="float" office:value="-73.904021" calcext:value-type="float">
            <text:p>-73,9040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6400</text:p>
          </table:table-cell>
          <table:table-cell table:style-name="ce1" office:value-type="string" calcext:value-type="string">
            <text:p>026400</text:p>
          </table:table-cell>
          <table:table-cell table:style-name="ce1" office:value-type="string" calcext:value-type="string">
            <text:p>493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1823" calcext:value-type="float">
            <text:p>40,841823000000000</text:p>
          </table:table-cell>
          <table:table-cell office:value-type="float" office:value="-73.832241" calcext:value-type="float">
            <text:p>-73,8322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6500</text:p>
          </table:table-cell>
          <table:table-cell table:style-name="ce1" office:value-type="string" calcext:value-type="string">
            <text:p>026500</text:p>
          </table:table-cell>
          <table:table-cell table:style-name="ce1" office:value-type="string" calcext:value-type="string">
            <text:p>694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5363" calcext:value-type="float">
            <text:p>40,865363000000000</text:p>
          </table:table-cell>
          <table:table-cell office:value-type="float" office:value="-73.90123" calcext:value-type="float">
            <text:p>-73,9012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6601</text:p>
          </table:table-cell>
          <table:table-cell table:style-name="ce1" office:value-type="string" calcext:value-type="string">
            <text:p>026601</text:p>
          </table:table-cell>
          <table:table-cell table:style-name="ce1" office:value-type="string" calcext:value-type="string">
            <text:p>291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7128" calcext:value-type="float">
            <text:p>40,847128000000000</text:p>
          </table:table-cell>
          <table:table-cell office:value-type="float" office:value="-73.834012" calcext:value-type="float">
            <text:p>-73,8340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6602</text:p>
          </table:table-cell>
          <table:table-cell table:style-name="ce1" office:value-type="string" calcext:value-type="string">
            <text:p>026602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6229" calcext:value-type="float">
            <text:p>40,846229000000000</text:p>
          </table:table-cell>
          <table:table-cell office:value-type="float" office:value="-73.829978" calcext:value-type="float">
            <text:p>-73,8299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6701</text:p>
          </table:table-cell>
          <table:table-cell table:style-name="ce1" office:value-type="string" calcext:value-type="string">
            <text:p>026701</text:p>
          </table:table-cell>
          <table:table-cell table:style-name="ce1" office:value-type="string" calcext:value-type="string">
            <text:p>403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9409" calcext:value-type="float">
            <text:p>40,869409000000000</text:p>
          </table:table-cell>
          <table:table-cell office:value-type="float" office:value="-73.901406" calcext:value-type="float">
            <text:p>-73,9014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6702</text:p>
          </table:table-cell>
          <table:table-cell table:style-name="ce1" office:value-type="string" calcext:value-type="string">
            <text:p>026702</text:p>
          </table:table-cell>
          <table:table-cell table:style-name="ce1" office:value-type="string" calcext:value-type="string">
            <text:p>704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2088" calcext:value-type="float">
            <text:p>40,872088000000000</text:p>
          </table:table-cell>
          <table:table-cell office:value-type="float" office:value="-73.900012" calcext:value-type="float">
            <text:p>-73,9000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6900</text:p>
          </table:table-cell>
          <table:table-cell table:style-name="ce1" office:value-type="string" calcext:value-type="string">
            <text:p>026900</text:p>
          </table:table-cell>
          <table:table-cell table:style-name="ce1" office:value-type="string" calcext:value-type="string">
            <text:p>377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0054" calcext:value-type="float">
            <text:p>40,870054000000000</text:p>
          </table:table-cell>
          <table:table-cell office:value-type="float" office:value="-73.905568" calcext:value-type="float">
            <text:p>-73,9055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7300</text:p>
          </table:table-cell>
          <table:table-cell table:style-name="ce1" office:value-type="string" calcext:value-type="string">
            <text:p>027300</text:p>
          </table:table-cell>
          <table:table-cell table:style-name="ce1" office:value-type="string" calcext:value-type="string">
            <text:p>794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3592" calcext:value-type="float">
            <text:p>40,873592000000000</text:p>
          </table:table-cell>
          <table:table-cell office:value-type="float" office:value="-73.903154" calcext:value-type="float">
            <text:p>-73,9031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7401</text:p>
          </table:table-cell>
          <table:table-cell table:style-name="ce1" office:value-type="string" calcext:value-type="string">
            <text:p>027401</text:p>
          </table:table-cell>
          <table:table-cell table:style-name="ce1" office:value-type="string" calcext:value-type="string">
            <text:p>478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093" calcext:value-type="float">
            <text:p>40,840930000000000</text:p>
          </table:table-cell>
          <table:table-cell office:value-type="float" office:value="-73.822121" calcext:value-type="float">
            <text:p>-73,8221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7402</text:p>
          </table:table-cell>
          <table:table-cell table:style-name="ce1" office:value-type="string" calcext:value-type="string">
            <text:p>027402</text:p>
          </table:table-cell>
          <table:table-cell table:style-name="ce1" office:value-type="string" calcext:value-type="string">
            <text:p>338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3079" calcext:value-type="float">
            <text:p>40,843079000000000</text:p>
          </table:table-cell>
          <table:table-cell office:value-type="float" office:value="-73.817863" calcext:value-type="float">
            <text:p>-73,8178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7600</text:p>
          </table:table-cell>
          <table:table-cell table:style-name="ce1" office:value-type="string" calcext:value-type="string">
            <text:p>027600</text:p>
          </table:table-cell>
          <table:table-cell table:style-name="ce1" office:value-type="string" calcext:value-type="string">
            <text:p>47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7929" calcext:value-type="float">
            <text:p>40,857929000000000</text:p>
          </table:table-cell>
          <table:table-cell office:value-type="float" office:value="-73.821896" calcext:value-type="float">
            <text:p>-73,8218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7700</text:p>
          </table:table-cell>
          <table:table-cell table:style-name="ce1" office:value-type="string" calcext:value-type="string">
            <text:p>027700</text:p>
          </table:table-cell>
          <table:table-cell table:style-name="ce1" office:value-type="string" calcext:value-type="string">
            <text:p>506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8494" calcext:value-type="float">
            <text:p>40,878494000000000</text:p>
          </table:table-cell>
          <table:table-cell office:value-type="float" office:value="-73.901294" calcext:value-type="float">
            <text:p>-73,9012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7900</text:p>
          </table:table-cell>
          <table:table-cell table:style-name="ce1" office:value-type="string" calcext:value-type="string">
            <text:p>027900</text:p>
          </table:table-cell>
          <table:table-cell table:style-name="ce1" office:value-type="string" calcext:value-type="string">
            <text:p>696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2535" calcext:value-type="float">
            <text:p>40,882535000000000</text:p>
          </table:table-cell>
          <table:table-cell office:value-type="float" office:value="-73.8968" calcext:value-type="float">
            <text:p>-73,8968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8100</text:p>
          </table:table-cell>
          <table:table-cell table:style-name="ce1" office:value-type="string" calcext:value-type="string">
            <text:p>028100</text:p>
          </table:table-cell>
          <table:table-cell table:style-name="ce1" office:value-type="string" calcext:value-type="string">
            <text:p>379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3884" calcext:value-type="float">
            <text:p>40,883884000000000</text:p>
          </table:table-cell>
          <table:table-cell office:value-type="float" office:value="-73.891079" calcext:value-type="float">
            <text:p>-73,8910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8300</text:p>
          </table:table-cell>
          <table:table-cell table:style-name="ce1" office:value-type="string" calcext:value-type="string">
            <text:p>028300</text:p>
          </table:table-cell>
          <table:table-cell table:style-name="ce1" office:value-type="string" calcext:value-type="string">
            <text:p>314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911" calcext:value-type="float">
            <text:p>40,879110000000000</text:p>
          </table:table-cell>
          <table:table-cell office:value-type="float" office:value="-73.903913" calcext:value-type="float">
            <text:p>-73,9039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8400</text:p>
          </table:table-cell>
          <table:table-cell table:style-name="ce1" office:value-type="string" calcext:value-type="string">
            <text:p>028400</text:p>
          </table:table-cell>
          <table:table-cell table:style-name="ce1" office:value-type="string" calcext:value-type="string">
            <text:p>89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7658" calcext:value-type="float">
            <text:p>40,847658000000000</text:p>
          </table:table-cell>
          <table:table-cell office:value-type="float" office:value="-73.838891" calcext:value-type="float">
            <text:p>-73,8388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8500</text:p>
          </table:table-cell>
          <table:table-cell table:style-name="ce1" office:value-type="string" calcext:value-type="string">
            <text:p>028500</text:p>
          </table:table-cell>
          <table:table-cell table:style-name="ce1" office:value-type="string" calcext:value-type="string">
            <text:p>330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6063" calcext:value-type="float">
            <text:p>40,886063000000000</text:p>
          </table:table-cell>
          <table:table-cell office:value-type="float" office:value="-73.903559" calcext:value-type="float">
            <text:p>-73,9035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8600</text:p>
          </table:table-cell>
          <table:table-cell table:style-name="ce1" office:value-type="string" calcext:value-type="string">
            <text:p>028600</text:p>
          </table:table-cell>
          <table:table-cell table:style-name="ce1" office:value-type="string" calcext:value-type="string">
            <text:p>119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8758" calcext:value-type="float">
            <text:p>40,848758000000000</text:p>
          </table:table-cell>
          <table:table-cell office:value-type="float" office:value="-73.848491" calcext:value-type="float">
            <text:p>-73,8484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8700</text:p>
          </table:table-cell>
          <table:table-cell table:style-name="ce1" office:value-type="string" calcext:value-type="string">
            <text:p>028700</text:p>
          </table:table-cell>
          <table:table-cell table:style-name="ce1" office:value-type="string" calcext:value-type="string">
            <text:p>317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2355" calcext:value-type="float">
            <text:p>40,882355000000000</text:p>
          </table:table-cell>
          <table:table-cell office:value-type="float" office:value="-73.904418" calcext:value-type="float">
            <text:p>-73,90441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8800</text:p>
          </table:table-cell>
          <table:table-cell table:style-name="ce1" office:value-type="string" calcext:value-type="string">
            <text:p>028800</text:p>
          </table:table-cell>
          <table:table-cell table:style-name="ce1" office:value-type="string" calcext:value-type="string">
            <text:p>309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4539" calcext:value-type="float">
            <text:p>40,854539000000000</text:p>
          </table:table-cell>
          <table:table-cell office:value-type="float" office:value="-73.852133" calcext:value-type="float">
            <text:p>-73,8521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8900</text:p>
          </table:table-cell>
          <table:table-cell table:style-name="ce1" office:value-type="string" calcext:value-type="string">
            <text:p>028900</text:p>
          </table:table-cell>
          <table:table-cell table:style-name="ce1" office:value-type="string" calcext:value-type="string">
            <text:p>450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9557" calcext:value-type="float">
            <text:p>40,879557000000000</text:p>
          </table:table-cell>
          <table:table-cell office:value-type="float" office:value="-73.906603" calcext:value-type="float">
            <text:p>-73,9066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9301</text:p>
          </table:table-cell>
          <table:table-cell table:style-name="ce1" office:value-type="string" calcext:value-type="string">
            <text:p>029301</text:p>
          </table:table-cell>
          <table:table-cell table:style-name="ce1" office:value-type="string" calcext:value-type="string">
            <text:p>187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176" calcext:value-type="float">
            <text:p>40,881760000000000</text:p>
          </table:table-cell>
          <table:table-cell office:value-type="float" office:value="-73.920972" calcext:value-type="float">
            <text:p>-73,9209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9302</text:p>
          </table:table-cell>
          <table:table-cell table:style-name="ce1" office:value-type="string" calcext:value-type="string">
            <text:p>029302</text:p>
          </table:table-cell>
          <table:table-cell table:style-name="ce1" office:value-type="string" calcext:value-type="string">
            <text:p>505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9202" calcext:value-type="float">
            <text:p>40,879202000000000</text:p>
          </table:table-cell>
          <table:table-cell office:value-type="float" office:value="-73.916061" calcext:value-type="float">
            <text:p>-73,9160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9500</text:p>
          </table:table-cell>
          <table:table-cell table:style-name="ce1" office:value-type="string" calcext:value-type="string">
            <text:p>029500</text:p>
          </table:table-cell>
          <table:table-cell table:style-name="ce1" office:value-type="string" calcext:value-type="string">
            <text:p>424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5333" calcext:value-type="float">
            <text:p>40,885333000000000</text:p>
          </table:table-cell>
          <table:table-cell office:value-type="float" office:value="-73.908222" calcext:value-type="float">
            <text:p>-73,9082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9600</text:p>
          </table:table-cell>
          <table:table-cell table:style-name="ce1" office:value-type="string" calcext:value-type="string">
            <text:p>029600</text:p>
          </table:table-cell>
          <table:table-cell table:style-name="ce1" office:value-type="string" calcext:value-type="string">
            <text:p>254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5286" calcext:value-type="float">
            <text:p>40,855286000000000</text:p>
          </table:table-cell>
          <table:table-cell office:value-type="float" office:value="-73.84384" calcext:value-type="float">
            <text:p>-73,8438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29700</text:p>
          </table:table-cell>
          <table:table-cell table:style-name="ce1" office:value-type="string" calcext:value-type="string">
            <text:p>029700</text:p>
          </table:table-cell>
          <table:table-cell table:style-name="ce1" office:value-type="string" calcext:value-type="string">
            <text:p>355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5274" calcext:value-type="float">
            <text:p>40,885274000000000</text:p>
          </table:table-cell>
          <table:table-cell office:value-type="float" office:value="-73.911666" calcext:value-type="float">
            <text:p>-73,9116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0000</text:p>
          </table:table-cell>
          <table:table-cell table:style-name="ce1" office:value-type="string" calcext:value-type="string">
            <text:p>030000</text:p>
          </table:table-cell>
          <table:table-cell table:style-name="ce1" office:value-type="string" calcext:value-type="string">
            <text:p>583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226" calcext:value-type="float">
            <text:p>40,852260000000000</text:p>
          </table:table-cell>
          <table:table-cell office:value-type="float" office:value="-73.831044" calcext:value-type="float">
            <text:p>-73,8310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0100</text:p>
          </table:table-cell>
          <table:table-cell table:style-name="ce1" office:value-type="string" calcext:value-type="string">
            <text:p>030100</text:p>
          </table:table-cell>
          <table:table-cell table:style-name="ce1" office:value-type="string" calcext:value-type="string">
            <text:p>130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2701" calcext:value-type="float">
            <text:p>40,882701000000000</text:p>
          </table:table-cell>
          <table:table-cell office:value-type="float" office:value="-73.917926" calcext:value-type="float">
            <text:p>-73,9179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0200</text:p>
          </table:table-cell>
          <table:table-cell table:style-name="ce1" office:value-type="string" calcext:value-type="string">
            <text:p>030200</text:p>
          </table:table-cell>
          <table:table-cell table:style-name="ce1" office:value-type="string" calcext:value-type="string">
            <text:p>888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405" calcext:value-type="float">
            <text:p>40,864050000000000</text:p>
          </table:table-cell>
          <table:table-cell office:value-type="float" office:value="-73.822961" calcext:value-type="float">
            <text:p>-73,8229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0701</text:p>
          </table:table-cell>
          <table:table-cell table:style-name="ce1" office:value-type="string" calcext:value-type="string">
            <text:p>030701</text:p>
          </table:table-cell>
          <table:table-cell table:style-name="ce1" office:value-type="string" calcext:value-type="string">
            <text:p>537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0294" calcext:value-type="float">
            <text:p>40,890294000000000</text:p>
          </table:table-cell>
          <table:table-cell office:value-type="float" office:value="-73.911206" calcext:value-type="float">
            <text:p>-73,9112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0900</text:p>
          </table:table-cell>
          <table:table-cell table:style-name="ce1" office:value-type="string" calcext:value-type="string">
            <text:p>030900</text:p>
          </table:table-cell>
          <table:table-cell table:style-name="ce1" office:value-type="string" calcext:value-type="string">
            <text:p>389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7002" calcext:value-type="float">
            <text:p>40,897002000000000</text:p>
          </table:table-cell>
          <table:table-cell office:value-type="float" office:value="-73.913418" calcext:value-type="float">
            <text:p>-73,91341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1000</text:p>
          </table:table-cell>
          <table:table-cell table:style-name="ce1" office:value-type="string" calcext:value-type="string">
            <text:p>031000</text:p>
          </table:table-cell>
          <table:table-cell table:style-name="ce1" office:value-type="string" calcext:value-type="string">
            <text:p>441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1112" calcext:value-type="float">
            <text:p>40,861112000000000</text:p>
          </table:table-cell>
          <table:table-cell office:value-type="float" office:value="-73.835934" calcext:value-type="float">
            <text:p>-73,8359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1200</text:p>
          </table:table-cell>
          <table:table-cell table:style-name="ce1" office:value-type="string" calcext:value-type="string">
            <text:p>031200</text:p>
          </table:table-cell>
          <table:table-cell table:style-name="ce1" office:value-type="string" calcext:value-type="string">
            <text:p>152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2324" calcext:value-type="float">
            <text:p>40,862324000000000</text:p>
          </table:table-cell>
          <table:table-cell office:value-type="float" office:value="-73.842434" calcext:value-type="float">
            <text:p>-73,8424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1400</text:p>
          </table:table-cell>
          <table:table-cell table:style-name="ce1" office:value-type="string" calcext:value-type="string">
            <text:p>031400</text:p>
          </table:table-cell>
          <table:table-cell table:style-name="ce1" office:value-type="string" calcext:value-type="string">
            <text:p>196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1571" calcext:value-type="float">
            <text:p>40,861571000000000</text:p>
          </table:table-cell>
          <table:table-cell office:value-type="float" office:value="-73.845412" calcext:value-type="float">
            <text:p>-73,8454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1600</text:p>
          </table:table-cell>
          <table:table-cell table:style-name="ce1" office:value-type="string" calcext:value-type="string">
            <text:p>031600</text:p>
          </table:table-cell>
          <table:table-cell table:style-name="ce1" office:value-type="string" calcext:value-type="string">
            <text:p>186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2148" calcext:value-type="float">
            <text:p>40,862148000000000</text:p>
          </table:table-cell>
          <table:table-cell office:value-type="float" office:value="-73.848737" calcext:value-type="float">
            <text:p>-73,8487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1800</text:p>
          </table:table-cell>
          <table:table-cell table:style-name="ce1" office:value-type="string" calcext:value-type="string">
            <text:p>031800</text:p>
          </table:table-cell>
          <table:table-cell table:style-name="ce1" office:value-type="string" calcext:value-type="string">
            <text:p>181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1887" calcext:value-type="float">
            <text:p>40,861887000000000</text:p>
          </table:table-cell>
          <table:table-cell office:value-type="float" office:value="-73.85157" calcext:value-type="float">
            <text:p>-73,8515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1900</text:p>
          </table:table-cell>
          <table:table-cell table:style-name="ce1" office:value-type="string" calcext:value-type="string">
            <text:p>031900</text:p>
          </table:table-cell>
          <table:table-cell table:style-name="ce1" office:value-type="string" calcext:value-type="string">
            <text:p>75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913123" calcext:value-type="float">
            <text:p>40,913123000000000</text:p>
          </table:table-cell>
          <table:table-cell office:value-type="float" office:value="-73.90579" calcext:value-type="float">
            <text:p>-73,9057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2300</text:p>
          </table:table-cell>
          <table:table-cell table:style-name="ce1" office:value-type="string" calcext:value-type="string">
            <text:p>032300</text:p>
          </table:table-cell>
          <table:table-cell table:style-name="ce1" office:value-type="string" calcext:value-type="string">
            <text:p>490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905895" calcext:value-type="float">
            <text:p>40,905895000000000</text:p>
          </table:table-cell>
          <table:table-cell office:value-type="float" office:value="-73.906184" calcext:value-type="float">
            <text:p>-73,9061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2400</text:p>
          </table:table-cell>
          <table:table-cell table:style-name="ce1" office:value-type="string" calcext:value-type="string">
            <text:p>032400</text:p>
          </table:table-cell>
          <table:table-cell table:style-name="ce1" office:value-type="string" calcext:value-type="string">
            <text:p>295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2694" calcext:value-type="float">
            <text:p>40,862694000000000</text:p>
          </table:table-cell>
          <table:table-cell office:value-type="float" office:value="-73.859651" calcext:value-type="float">
            <text:p>-73,8596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2600</text:p>
          </table:table-cell>
          <table:table-cell table:style-name="ce1" office:value-type="string" calcext:value-type="string">
            <text:p>032600</text:p>
          </table:table-cell>
          <table:table-cell table:style-name="ce1" office:value-type="string" calcext:value-type="string">
            <text:p>315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2388" calcext:value-type="float">
            <text:p>40,862388000000000</text:p>
          </table:table-cell>
          <table:table-cell office:value-type="float" office:value="-73.855512" calcext:value-type="float">
            <text:p>-73,8555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2800</text:p>
          </table:table-cell>
          <table:table-cell table:style-name="ce1" office:value-type="string" calcext:value-type="string">
            <text:p>032800</text:p>
          </table:table-cell>
          <table:table-cell table:style-name="ce1" office:value-type="string" calcext:value-type="string">
            <text:p>397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1189" calcext:value-type="float">
            <text:p>40,861189000000000</text:p>
          </table:table-cell>
          <table:table-cell office:value-type="float" office:value="-73.863344" calcext:value-type="float">
            <text:p>-73,8633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3000</text:p>
          </table:table-cell>
          <table:table-cell table:style-name="ce1" office:value-type="string" calcext:value-type="string">
            <text:p>033000</text:p>
          </table:table-cell>
          <table:table-cell table:style-name="ce1" office:value-type="string" calcext:value-type="string">
            <text:p>569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0995" calcext:value-type="float">
            <text:p>40,860995000000000</text:p>
          </table:table-cell>
          <table:table-cell office:value-type="float" office:value="-73.866023" calcext:value-type="float">
            <text:p>-73,8660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3201</text:p>
          </table:table-cell>
          <table:table-cell table:style-name="ce1" office:value-type="string" calcext:value-type="string">
            <text:p>033201</text:p>
          </table:table-cell>
          <table:table-cell table:style-name="ce1" office:value-type="string" calcext:value-type="string">
            <text:p>411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9539" calcext:value-type="float">
            <text:p>40,859539000000000</text:p>
          </table:table-cell>
          <table:table-cell office:value-type="float" office:value="-73.869538" calcext:value-type="float">
            <text:p>-73,8695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3202</text:p>
          </table:table-cell>
          <table:table-cell table:style-name="ce1" office:value-type="string" calcext:value-type="string">
            <text:p>033202</text:p>
          </table:table-cell>
          <table:table-cell table:style-name="ce1" office:value-type="string" calcext:value-type="string">
            <text:p>416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3474" calcext:value-type="float">
            <text:p>40,863474000000000</text:p>
          </table:table-cell>
          <table:table-cell office:value-type="float" office:value="-73.868971" calcext:value-type="float">
            <text:p>-73,8689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3400</text:p>
          </table:table-cell>
          <table:table-cell table:style-name="ce1" office:value-type="string" calcext:value-type="string">
            <text:p>033400</text:p>
          </table:table-cell>
          <table:table-cell table:style-name="ce1" office:value-type="string" calcext:value-type="string">
            <text:p>135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6461" calcext:value-type="float">
            <text:p>40,856461000000000</text:p>
          </table:table-cell>
          <table:table-cell office:value-type="float" office:value="-73.870621" calcext:value-type="float">
            <text:p>-73,8706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3500</text:p>
          </table:table-cell>
          <table:table-cell table:style-name="ce1" office:value-type="string" calcext:value-type="string">
            <text:p>033500</text:p>
          </table:table-cell>
          <table:table-cell table:style-name="ce1" office:value-type="string" calcext:value-type="string">
            <text:p>217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0421" calcext:value-type="float">
            <text:p>40,890421000000000</text:p>
          </table:table-cell>
          <table:table-cell office:value-type="float" office:value="-73.90462" calcext:value-type="float">
            <text:p>-73,9046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3600</text:p>
          </table:table-cell>
          <table:table-cell table:style-name="ce1" office:value-type="string" calcext:value-type="string">
            <text:p>033600</text:p>
          </table:table-cell>
          <table:table-cell table:style-name="ce1" office:value-type="string" calcext:value-type="string">
            <text:p>618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8228" calcext:value-type="float">
            <text:p>40,868228000000000</text:p>
          </table:table-cell>
          <table:table-cell office:value-type="float" office:value="-73.869206" calcext:value-type="float">
            <text:p>-73,8692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3700</text:p>
          </table:table-cell>
          <table:table-cell table:style-name="ce1" office:value-type="string" calcext:value-type="string">
            <text:p>033700</text:p>
          </table:table-cell>
          <table:table-cell table:style-name="ce1" office:value-type="string" calcext:value-type="string">
            <text:p>235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908305" calcext:value-type="float">
            <text:p>40,908305000000000</text:p>
          </table:table-cell>
          <table:table-cell office:value-type="float" office:value="-73.901859" calcext:value-type="float">
            <text:p>-73,9018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3800</text:p>
          </table:table-cell>
          <table:table-cell table:style-name="ce1" office:value-type="string" calcext:value-type="string">
            <text:p>033800</text:p>
          </table:table-cell>
          <table:table-cell table:style-name="ce1" office:value-type="string" calcext:value-type="string">
            <text:p>381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8838" calcext:value-type="float">
            <text:p>40,868838000000000</text:p>
          </table:table-cell>
          <table:table-cell office:value-type="float" office:value="-73.8655" calcext:value-type="float">
            <text:p>-73,8655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4000</text:p>
          </table:table-cell>
          <table:table-cell table:style-name="ce1" office:value-type="string" calcext:value-type="string">
            <text:p>034000</text:p>
          </table:table-cell>
          <table:table-cell table:style-name="ce1" office:value-type="string" calcext:value-type="string">
            <text:p>461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8296" calcext:value-type="float">
            <text:p>40,868296000000000</text:p>
          </table:table-cell>
          <table:table-cell office:value-type="float" office:value="-73.863193" calcext:value-type="float">
            <text:p>-73,8631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4200</text:p>
          </table:table-cell>
          <table:table-cell table:style-name="ce1" office:value-type="string" calcext:value-type="string">
            <text:p>034200</text:p>
          </table:table-cell>
          <table:table-cell table:style-name="ce1" office:value-type="string" calcext:value-type="string">
            <text:p>167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9064" calcext:value-type="float">
            <text:p>40,869064000000000</text:p>
          </table:table-cell>
          <table:table-cell office:value-type="float" office:value="-73.859848" calcext:value-type="float">
            <text:p>-73,8598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4300</text:p>
          </table:table-cell>
          <table:table-cell table:style-name="ce1" office:value-type="string" calcext:value-type="string">
            <text:p>034300</text:p>
          </table:table-cell>
          <table:table-cell table:style-name="ce1" office:value-type="string" calcext:value-type="string">
            <text:p>164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909488" calcext:value-type="float">
            <text:p>40,909488000000000</text:p>
          </table:table-cell>
          <table:table-cell office:value-type="float" office:value="-73.897689" calcext:value-type="float">
            <text:p>-73,8976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4400</text:p>
          </table:table-cell>
          <table:table-cell table:style-name="ce1" office:value-type="string" calcext:value-type="string">
            <text:p>034400</text:p>
          </table:table-cell>
          <table:table-cell table:style-name="ce1" office:value-type="string" calcext:value-type="string">
            <text:p>173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8252" calcext:value-type="float">
            <text:p>40,868252000000000</text:p>
          </table:table-cell>
          <table:table-cell office:value-type="float" office:value="-73.857128" calcext:value-type="float">
            <text:p>-73,8571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4500</text:p>
          </table:table-cell>
          <table:table-cell table:style-name="ce1" office:value-type="string" calcext:value-type="string">
            <text:p>034500</text:p>
          </table:table-cell>
          <table:table-cell table:style-name="ce1" office:value-type="string" calcext:value-type="string">
            <text:p>356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904239" calcext:value-type="float">
            <text:p>40,904239000000000</text:p>
          </table:table-cell>
          <table:table-cell office:value-type="float" office:value="-73.898549" calcext:value-type="float">
            <text:p>-73,8985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4800</text:p>
          </table:table-cell>
          <table:table-cell table:style-name="ce1" office:value-type="string" calcext:value-type="string">
            <text:p>034800</text:p>
          </table:table-cell>
          <table:table-cell table:style-name="ce1" office:value-type="string" calcext:value-type="string">
            <text:p>612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9368" calcext:value-type="float">
            <text:p>40,869368000000000</text:p>
          </table:table-cell>
          <table:table-cell office:value-type="float" office:value="-73.85284" calcext:value-type="float">
            <text:p>-73,8528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5000</text:p>
          </table:table-cell>
          <table:table-cell table:style-name="ce1" office:value-type="string" calcext:value-type="string">
            <text:p>035000</text:p>
          </table:table-cell>
          <table:table-cell table:style-name="ce1" office:value-type="string" calcext:value-type="string">
            <text:p>192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8516" calcext:value-type="float">
            <text:p>40,868516000000000</text:p>
          </table:table-cell>
          <table:table-cell office:value-type="float" office:value="-73.848351" calcext:value-type="float">
            <text:p>-73,8483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5100</text:p>
          </table:table-cell>
          <table:table-cell table:style-name="ce1" office:value-type="string" calcext:value-type="string">
            <text:p>035100</text:p>
          </table:table-cell>
          <table:table-cell table:style-name="ce1" office:value-type="string" calcext:value-type="string">
            <text:p>318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3943" calcext:value-type="float">
            <text:p>40,893943000000000</text:p>
          </table:table-cell>
          <table:table-cell office:value-type="float" office:value="-73.899142" calcext:value-type="float">
            <text:p>-73,8991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5600</text:p>
          </table:table-cell>
          <table:table-cell table:style-name="ce1" office:value-type="string" calcext:value-type="string">
            <text:p>035600</text:p>
          </table:table-cell>
          <table:table-cell table:style-name="ce1" office:value-type="string" calcext:value-type="string">
            <text:p>202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8686" calcext:value-type="float">
            <text:p>40,868686000000000</text:p>
          </table:table-cell>
          <table:table-cell office:value-type="float" office:value="-73.838435" calcext:value-type="float">
            <text:p>-73,8384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5800</text:p>
          </table:table-cell>
          <table:table-cell table:style-name="ce1" office:value-type="string" calcext:value-type="string">
            <text:p>035800</text:p>
          </table:table-cell>
          <table:table-cell table:style-name="ce1" office:value-type="string" calcext:value-type="string">
            <text:p>716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4126" calcext:value-type="float">
            <text:p>40,874126000000000</text:p>
          </table:table-cell>
          <table:table-cell office:value-type="float" office:value="-73.842681" calcext:value-type="float">
            <text:p>-73,8426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5900</text:p>
          </table:table-cell>
          <table:table-cell table:style-name="ce1" office:value-type="string" calcext:value-type="string">
            <text:p>035900</text:p>
          </table:table-cell>
          <table:table-cell table:style-name="ce1" office:value-type="string" calcext:value-type="string">
            <text:p>206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0763" calcext:value-type="float">
            <text:p>40,840763000000000</text:p>
          </table:table-cell>
          <table:table-cell office:value-type="float" office:value="-73.883845" calcext:value-type="float">
            <text:p>-73,8838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6000</text:p>
          </table:table-cell>
          <table:table-cell table:style-name="ce1" office:value-type="string" calcext:value-type="string">
            <text:p>036000</text:p>
          </table:table-cell>
          <table:table-cell table:style-name="ce1" office:value-type="string" calcext:value-type="string">
            <text:p>270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688" calcext:value-type="float">
            <text:p>40,866880000000000</text:p>
          </table:table-cell>
          <table:table-cell office:value-type="float" office:value="-73.843712" calcext:value-type="float">
            <text:p>-73,8437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6100</text:p>
          </table:table-cell>
          <table:table-cell table:style-name="ce1" office:value-type="string" calcext:value-type="string">
            <text:p>036100</text:p>
          </table:table-cell>
          <table:table-cell table:style-name="ce1" office:value-type="string" calcext:value-type="string">
            <text:p>601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2552" calcext:value-type="float">
            <text:p>40,842552000000000</text:p>
          </table:table-cell>
          <table:table-cell office:value-type="float" office:value="-73.879643" calcext:value-type="float">
            <text:p>-73,8796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6300</text:p>
          </table:table-cell>
          <table:table-cell table:style-name="ce1" office:value-type="string" calcext:value-type="string">
            <text:p>036300</text:p>
          </table:table-cell>
          <table:table-cell table:style-name="ce1" office:value-type="string" calcext:value-type="string">
            <text:p>750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4802" calcext:value-type="float">
            <text:p>40,844802000000000</text:p>
          </table:table-cell>
          <table:table-cell office:value-type="float" office:value="-73.882167" calcext:value-type="float">
            <text:p>-73,8821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6400</text:p>
          </table:table-cell>
          <table:table-cell table:style-name="ce1" office:value-type="string" calcext:value-type="string">
            <text:p>036400</text:p>
          </table:table-cell>
          <table:table-cell table:style-name="ce1" office:value-type="string" calcext:value-type="string">
            <text:p>255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3812" calcext:value-type="float">
            <text:p>40,873812000000000</text:p>
          </table:table-cell>
          <table:table-cell office:value-type="float" office:value="-73.848814" calcext:value-type="float">
            <text:p>-73,8488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6501</text:p>
          </table:table-cell>
          <table:table-cell table:style-name="ce1" office:value-type="string" calcext:value-type="string">
            <text:p>036501</text:p>
          </table:table-cell>
          <table:table-cell table:style-name="ce1" office:value-type="string" calcext:value-type="string">
            <text:p>396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5378" calcext:value-type="float">
            <text:p>40,845378000000000</text:p>
          </table:table-cell>
          <table:table-cell office:value-type="float" office:value="-73.885729" calcext:value-type="float">
            <text:p>-73,8857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6502</text:p>
          </table:table-cell>
          <table:table-cell table:style-name="ce1" office:value-type="string" calcext:value-type="string">
            <text:p>036502</text:p>
          </table:table-cell>
          <table:table-cell table:style-name="ce1" office:value-type="string" calcext:value-type="string">
            <text:p>242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2588" calcext:value-type="float">
            <text:p>40,842588000000000</text:p>
          </table:table-cell>
          <table:table-cell office:value-type="float" office:value="-73.887592" calcext:value-type="float">
            <text:p>-73,8875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6700</text:p>
          </table:table-cell>
          <table:table-cell table:style-name="ce1" office:value-type="string" calcext:value-type="string">
            <text:p>036700</text:p>
          </table:table-cell>
          <table:table-cell table:style-name="ce1" office:value-type="string" calcext:value-type="string">
            <text:p>259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0531" calcext:value-type="float">
            <text:p>40,840531000000000</text:p>
          </table:table-cell>
          <table:table-cell office:value-type="float" office:value="-73.889449" calcext:value-type="float">
            <text:p>-73,8894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6800</text:p>
          </table:table-cell>
          <table:table-cell table:style-name="ce1" office:value-type="string" calcext:value-type="string">
            <text:p>03680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5542" calcext:value-type="float">
            <text:p>40,875542000000000</text:p>
          </table:table-cell>
          <table:table-cell office:value-type="float" office:value="-73.856624" calcext:value-type="float">
            <text:p>-73,8566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6901</text:p>
          </table:table-cell>
          <table:table-cell table:style-name="ce1" office:value-type="string" calcext:value-type="string">
            <text:p>036901</text:p>
          </table:table-cell>
          <table:table-cell table:style-name="ce1" office:value-type="string" calcext:value-type="string">
            <text:p>200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4631" calcext:value-type="float">
            <text:p>40,844631000000000</text:p>
          </table:table-cell>
          <table:table-cell office:value-type="float" office:value="-73.892018" calcext:value-type="float">
            <text:p>-73,89201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6902</text:p>
          </table:table-cell>
          <table:table-cell table:style-name="ce1" office:value-type="string" calcext:value-type="string">
            <text:p>036902</text:p>
          </table:table-cell>
          <table:table-cell table:style-name="ce1" office:value-type="string" calcext:value-type="string">
            <text:p>211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2672" calcext:value-type="float">
            <text:p>40,842672000000000</text:p>
          </table:table-cell>
          <table:table-cell office:value-type="float" office:value="-73.893316" calcext:value-type="float">
            <text:p>-73,89331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7000</text:p>
          </table:table-cell>
          <table:table-cell table:style-name="ce1" office:value-type="string" calcext:value-type="string">
            <text:p>037000</text:p>
          </table:table-cell>
          <table:table-cell table:style-name="ce1" office:value-type="string" calcext:value-type="string">
            <text:p>230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2972" calcext:value-type="float">
            <text:p>40,872972000000000</text:p>
          </table:table-cell>
          <table:table-cell office:value-type="float" office:value="-73.858904" calcext:value-type="float">
            <text:p>-73,85890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7100</text:p>
          </table:table-cell>
          <table:table-cell table:style-name="ce1" office:value-type="string" calcext:value-type="string">
            <text:p>037100</text:p>
          </table:table-cell>
          <table:table-cell table:style-name="ce1" office:value-type="string" calcext:value-type="string">
            <text:p>424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7313" calcext:value-type="float">
            <text:p>40,847313000000000</text:p>
          </table:table-cell>
          <table:table-cell office:value-type="float" office:value="-73.887514" calcext:value-type="float">
            <text:p>-73,8875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7200</text:p>
          </table:table-cell>
          <table:table-cell table:style-name="ce1" office:value-type="string" calcext:value-type="string">
            <text:p>037200</text:p>
          </table:table-cell>
          <table:table-cell table:style-name="ce1" office:value-type="string" calcext:value-type="string">
            <text:p>222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3024" calcext:value-type="float">
            <text:p>40,873024000000000</text:p>
          </table:table-cell>
          <table:table-cell office:value-type="float" office:value="-73.86365" calcext:value-type="float">
            <text:p>-73,8636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7300</text:p>
          </table:table-cell>
          <table:table-cell table:style-name="ce1" office:value-type="string" calcext:value-type="string">
            <text:p>037300</text:p>
          </table:table-cell>
          <table:table-cell table:style-name="ce1" office:value-type="string" calcext:value-type="string">
            <text:p>531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8734" calcext:value-type="float">
            <text:p>40,848734000000000</text:p>
          </table:table-cell>
          <table:table-cell office:value-type="float" office:value="-73.890208" calcext:value-type="float">
            <text:p>-73,8902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7400</text:p>
          </table:table-cell>
          <table:table-cell table:style-name="ce1" office:value-type="string" calcext:value-type="string">
            <text:p>037400</text:p>
          </table:table-cell>
          <table:table-cell table:style-name="ce1" office:value-type="string" calcext:value-type="string">
            <text:p>344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476" calcext:value-type="float">
            <text:p>40,874760000000000</text:p>
          </table:table-cell>
          <table:table-cell office:value-type="float" office:value="-73.866295" calcext:value-type="float">
            <text:p>-73,8662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7504</text:p>
          </table:table-cell>
          <table:table-cell table:style-name="ce1" office:value-type="string" calcext:value-type="string">
            <text:p>037504</text:p>
          </table:table-cell>
          <table:table-cell table:style-name="ce1" office:value-type="string" calcext:value-type="string">
            <text:p>367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939" calcext:value-type="float">
            <text:p>40,849390000000000</text:p>
          </table:table-cell>
          <table:table-cell office:value-type="float" office:value="-73.89349" calcext:value-type="float">
            <text:p>-73,8934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7600</text:p>
          </table:table-cell>
          <table:table-cell table:style-name="ce1" office:value-type="string" calcext:value-type="string">
            <text:p>037600</text:p>
          </table:table-cell>
          <table:table-cell table:style-name="ce1" office:value-type="string" calcext:value-type="string">
            <text:p>214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3652" calcext:value-type="float">
            <text:p>40,873652000000000</text:p>
          </table:table-cell>
          <table:table-cell office:value-type="float" office:value="-73.869116" calcext:value-type="float">
            <text:p>-73,86911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7800</text:p>
          </table:table-cell>
          <table:table-cell table:style-name="ce1" office:value-type="string" calcext:value-type="string">
            <text:p>037800</text:p>
          </table:table-cell>
          <table:table-cell table:style-name="ce1" office:value-type="string" calcext:value-type="string">
            <text:p>304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986" calcext:value-type="float">
            <text:p>40,879860000000000</text:p>
          </table:table-cell>
          <table:table-cell office:value-type="float" office:value="-73.867089" calcext:value-type="float">
            <text:p>-73,8670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7900</text:p>
          </table:table-cell>
          <table:table-cell table:style-name="ce1" office:value-type="string" calcext:value-type="string">
            <text:p>037900</text:p>
          </table:table-cell>
          <table:table-cell table:style-name="ce1" office:value-type="string" calcext:value-type="string">
            <text:p>509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1734" calcext:value-type="float">
            <text:p>40,851734000000000</text:p>
          </table:table-cell>
          <table:table-cell office:value-type="float" office:value="-73.899289" calcext:value-type="float">
            <text:p>-73,8992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8000</text:p>
          </table:table-cell>
          <table:table-cell table:style-name="ce1" office:value-type="string" calcext:value-type="string">
            <text:p>038000</text:p>
          </table:table-cell>
          <table:table-cell table:style-name="ce1" office:value-type="string" calcext:value-type="string">
            <text:p>458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8034" calcext:value-type="float">
            <text:p>40,878034000000000</text:p>
          </table:table-cell>
          <table:table-cell office:value-type="float" office:value="-73.862096" calcext:value-type="float">
            <text:p>-73,8620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8100</text:p>
          </table:table-cell>
          <table:table-cell table:style-name="ce1" office:value-type="string" calcext:value-type="string">
            <text:p>038100</text:p>
          </table:table-cell>
          <table:table-cell table:style-name="ce1" office:value-type="string" calcext:value-type="string">
            <text:p>638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2732" calcext:value-type="float">
            <text:p>40,852732000000000</text:p>
          </table:table-cell>
          <table:table-cell office:value-type="float" office:value="-73.901135" calcext:value-type="float">
            <text:p>-73,9011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8200</text:p>
          </table:table-cell>
          <table:table-cell table:style-name="ce1" office:value-type="string" calcext:value-type="string">
            <text:p>038200</text:p>
          </table:table-cell>
          <table:table-cell table:style-name="ce1" office:value-type="string" calcext:value-type="string">
            <text:p>259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7434" calcext:value-type="float">
            <text:p>40,877434000000000</text:p>
          </table:table-cell>
          <table:table-cell office:value-type="float" office:value="-73.854969" calcext:value-type="float">
            <text:p>-73,8549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8301</text:p>
          </table:table-cell>
          <table:table-cell table:style-name="ce1" office:value-type="string" calcext:value-type="string">
            <text:p>038301</text:p>
          </table:table-cell>
          <table:table-cell table:style-name="ce1" office:value-type="string" calcext:value-type="string">
            <text:p>479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7271" calcext:value-type="float">
            <text:p>40,857271000000000</text:p>
          </table:table-cell>
          <table:table-cell office:value-type="float" office:value="-73.898443" calcext:value-type="float">
            <text:p>-73,8984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8302</text:p>
          </table:table-cell>
          <table:table-cell table:style-name="ce1" office:value-type="string" calcext:value-type="string">
            <text:p>038302</text:p>
          </table:table-cell>
          <table:table-cell table:style-name="ce1" office:value-type="string" calcext:value-type="string">
            <text:p>610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7099" calcext:value-type="float">
            <text:p>40,857099000000000</text:p>
          </table:table-cell>
          <table:table-cell office:value-type="float" office:value="-73.895389" calcext:value-type="float">
            <text:p>-73,8953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8500</text:p>
          </table:table-cell>
          <table:table-cell table:style-name="ce1" office:value-type="string" calcext:value-type="string">
            <text:p>038500</text:p>
          </table:table-cell>
          <table:table-cell table:style-name="ce1" office:value-type="string" calcext:value-type="string">
            <text:p>475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5699" calcext:value-type="float">
            <text:p>40,855699000000000</text:p>
          </table:table-cell>
          <table:table-cell office:value-type="float" office:value="-73.892396" calcext:value-type="float">
            <text:p>-73,8923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8600</text:p>
          </table:table-cell>
          <table:table-cell table:style-name="ce1" office:value-type="string" calcext:value-type="string">
            <text:p>038600</text:p>
          </table:table-cell>
          <table:table-cell table:style-name="ce1" office:value-type="string" calcext:value-type="string">
            <text:p>740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8984" calcext:value-type="float">
            <text:p>40,878984000000000</text:p>
          </table:table-cell>
          <table:table-cell office:value-type="float" office:value="-73.848739" calcext:value-type="float">
            <text:p>-73,8487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8700</text:p>
          </table:table-cell>
          <table:table-cell table:style-name="ce1" office:value-type="string" calcext:value-type="string">
            <text:p>038700</text:p>
          </table:table-cell>
          <table:table-cell table:style-name="ce1" office:value-type="string" calcext:value-type="string">
            <text:p>321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703" calcext:value-type="float">
            <text:p>40,857030000000000</text:p>
          </table:table-cell>
          <table:table-cell office:value-type="float" office:value="-73.8891" calcext:value-type="float">
            <text:p>-73,8891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8800</text:p>
          </table:table-cell>
          <table:table-cell table:style-name="ce1" office:value-type="string" calcext:value-type="string">
            <text:p>038800</text:p>
          </table:table-cell>
          <table:table-cell table:style-name="ce1" office:value-type="string" calcext:value-type="string">
            <text:p>260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9593" calcext:value-type="float">
            <text:p>40,879593000000000</text:p>
          </table:table-cell>
          <table:table-cell office:value-type="float" office:value="-73.85535" calcext:value-type="float">
            <text:p>-73,8553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8900</text:p>
          </table:table-cell>
          <table:table-cell table:style-name="ce1" office:value-type="string" calcext:value-type="string">
            <text:p>038900</text:p>
          </table:table-cell>
          <table:table-cell table:style-name="ce1" office:value-type="string" calcext:value-type="string">
            <text:p>532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6116" calcext:value-type="float">
            <text:p>40,856116000000000</text:p>
          </table:table-cell>
          <table:table-cell office:value-type="float" office:value="-73.884717" calcext:value-type="float">
            <text:p>-73,8847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9000</text:p>
          </table:table-cell>
          <table:table-cell table:style-name="ce1" office:value-type="string" calcext:value-type="string">
            <text:p>039000</text:p>
          </table:table-cell>
          <table:table-cell table:style-name="ce1" office:value-type="string" calcext:value-type="string">
            <text:p>297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1176" calcext:value-type="float">
            <text:p>40,881176000000000</text:p>
          </table:table-cell>
          <table:table-cell office:value-type="float" office:value="-73.860678" calcext:value-type="float">
            <text:p>-73,8606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9100</text:p>
          </table:table-cell>
          <table:table-cell table:style-name="ce1" office:value-type="string" calcext:value-type="string">
            <text:p>039100</text:p>
          </table:table-cell>
          <table:table-cell table:style-name="ce1" office:value-type="string" calcext:value-type="string">
            <text:p>699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3294" calcext:value-type="float">
            <text:p>40,853294000000000</text:p>
          </table:table-cell>
          <table:table-cell office:value-type="float" office:value="-73.886953" calcext:value-type="float">
            <text:p>-73,8869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9200</text:p>
          </table:table-cell>
          <table:table-cell table:style-name="ce1" office:value-type="string" calcext:value-type="string">
            <text:p>039200</text:p>
          </table:table-cell>
          <table:table-cell table:style-name="ce1" office:value-type="string" calcext:value-type="string">
            <text:p>178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3483" calcext:value-type="float">
            <text:p>40,883483000000000</text:p>
          </table:table-cell>
          <table:table-cell office:value-type="float" office:value="-73.864991" calcext:value-type="float">
            <text:p>-73,8649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9300</text:p>
          </table:table-cell>
          <table:table-cell table:style-name="ce1" office:value-type="string" calcext:value-type="string">
            <text:p>039300</text:p>
          </table:table-cell>
          <table:table-cell table:style-name="ce1" office:value-type="string" calcext:value-type="string">
            <text:p>814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52385" calcext:value-type="float">
            <text:p>40,852385000000000</text:p>
          </table:table-cell>
          <table:table-cell office:value-type="float" office:value="-73.883315" calcext:value-type="float">
            <text:p>-73,8833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9400</text:p>
          </table:table-cell>
          <table:table-cell table:style-name="ce1" office:value-type="string" calcext:value-type="string">
            <text:p>039400</text:p>
          </table:table-cell>
          <table:table-cell table:style-name="ce1" office:value-type="string" calcext:value-type="string">
            <text:p>457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6556" calcext:value-type="float">
            <text:p>40,886556000000000</text:p>
          </table:table-cell>
          <table:table-cell office:value-type="float" office:value="-73.863788" calcext:value-type="float">
            <text:p>-73,8637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9500</text:p>
          </table:table-cell>
          <table:table-cell table:style-name="ce1" office:value-type="string" calcext:value-type="string">
            <text:p>039500</text:p>
          </table:table-cell>
          <table:table-cell table:style-name="ce1" office:value-type="string" calcext:value-type="string">
            <text:p>414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9265" calcext:value-type="float">
            <text:p>40,849265000000000</text:p>
          </table:table-cell>
          <table:table-cell office:value-type="float" office:value="-73.896596" calcext:value-type="float">
            <text:p>-73,8965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9600</text:p>
          </table:table-cell>
          <table:table-cell table:style-name="ce1" office:value-type="string" calcext:value-type="string">
            <text:p>039600</text:p>
          </table:table-cell>
          <table:table-cell table:style-name="ce1" office:value-type="string" calcext:value-type="string">
            <text:p>375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4409" calcext:value-type="float">
            <text:p>40,884409000000000</text:p>
          </table:table-cell>
          <table:table-cell office:value-type="float" office:value="-73.858971" calcext:value-type="float">
            <text:p>-73,8589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9700</text:p>
          </table:table-cell>
          <table:table-cell table:style-name="ce1" office:value-type="string" calcext:value-type="string">
            <text:p>039700</text:p>
          </table:table-cell>
          <table:table-cell table:style-name="ce1" office:value-type="string" calcext:value-type="string">
            <text:p>370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1104" calcext:value-type="float">
            <text:p>40,861104000000000</text:p>
          </table:table-cell>
          <table:table-cell office:value-type="float" office:value="-73.886101" calcext:value-type="float">
            <text:p>-73,8861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9800</text:p>
          </table:table-cell>
          <table:table-cell table:style-name="ce1" office:value-type="string" calcext:value-type="string">
            <text:p>039800</text:p>
          </table:table-cell>
          <table:table-cell table:style-name="ce1" office:value-type="string" calcext:value-type="string">
            <text:p>309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2864" calcext:value-type="float">
            <text:p>40,882864000000000</text:p>
          </table:table-cell>
          <table:table-cell office:value-type="float" office:value="-73.853728" calcext:value-type="float">
            <text:p>-73,8537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9901</text:p>
          </table:table-cell>
          <table:table-cell table:style-name="ce1" office:value-type="string" calcext:value-type="string">
            <text:p>039901</text:p>
          </table:table-cell>
          <table:table-cell table:style-name="ce1" office:value-type="string" calcext:value-type="string">
            <text:p>522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3576" calcext:value-type="float">
            <text:p>40,863576000000000</text:p>
          </table:table-cell>
          <table:table-cell office:value-type="float" office:value="-73.893297" calcext:value-type="float">
            <text:p>-73,8932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39902</text:p>
          </table:table-cell>
          <table:table-cell table:style-name="ce1" office:value-type="string" calcext:value-type="string">
            <text:p>039902</text:p>
          </table:table-cell>
          <table:table-cell table:style-name="ce1" office:value-type="string" calcext:value-type="string">
            <text:p>527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0323" calcext:value-type="float">
            <text:p>40,860323000000000</text:p>
          </table:table-cell>
          <table:table-cell office:value-type="float" office:value="-73.895036" calcext:value-type="float">
            <text:p>-73,8950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0100</text:p>
          </table:table-cell>
          <table:table-cell table:style-name="ce1" office:value-type="string" calcext:value-type="string">
            <text:p>040100</text:p>
          </table:table-cell>
          <table:table-cell table:style-name="ce1" office:value-type="string" calcext:value-type="string">
            <text:p>459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432" calcext:value-type="float">
            <text:p>40,864320000000000</text:p>
          </table:table-cell>
          <table:table-cell office:value-type="float" office:value="-73.89739" calcext:value-type="float">
            <text:p>-73,8973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0302</text:p>
          </table:table-cell>
          <table:table-cell table:style-name="ce1" office:value-type="string" calcext:value-type="string">
            <text:p>040302</text:p>
          </table:table-cell>
          <table:table-cell table:style-name="ce1" office:value-type="string" calcext:value-type="string">
            <text:p>438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7892" calcext:value-type="float">
            <text:p>40,867892000000000</text:p>
          </table:table-cell>
          <table:table-cell office:value-type="float" office:value="-73.892155" calcext:value-type="float">
            <text:p>-73,8921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0303</text:p>
          </table:table-cell>
          <table:table-cell table:style-name="ce1" office:value-type="string" calcext:value-type="string">
            <text:p>040303</text:p>
          </table:table-cell>
          <table:table-cell table:style-name="ce1" office:value-type="string" calcext:value-type="string">
            <text:p>447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9692" calcext:value-type="float">
            <text:p>40,869692000000000</text:p>
          </table:table-cell>
          <table:table-cell office:value-type="float" office:value="-73.893539" calcext:value-type="float">
            <text:p>-73,8935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0304</text:p>
          </table:table-cell>
          <table:table-cell table:style-name="ce1" office:value-type="string" calcext:value-type="string">
            <text:p>040304</text:p>
          </table:table-cell>
          <table:table-cell table:style-name="ce1" office:value-type="string" calcext:value-type="string">
            <text:p>379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7666" calcext:value-type="float">
            <text:p>40,867666000000000</text:p>
          </table:table-cell>
          <table:table-cell office:value-type="float" office:value="-73.895183" calcext:value-type="float">
            <text:p>-73,8951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0400</text:p>
          </table:table-cell>
          <table:table-cell table:style-name="ce1" office:value-type="string" calcext:value-type="string">
            <text:p>040400</text:p>
          </table:table-cell>
          <table:table-cell table:style-name="ce1" office:value-type="string" calcext:value-type="string">
            <text:p>301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6089" calcext:value-type="float">
            <text:p>40,886089000000000</text:p>
          </table:table-cell>
          <table:table-cell office:value-type="float" office:value="-73.851403" calcext:value-type="float">
            <text:p>-73,8514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0501</text:p>
          </table:table-cell>
          <table:table-cell table:style-name="ce1" office:value-type="string" calcext:value-type="string">
            <text:p>040501</text:p>
          </table:table-cell>
          <table:table-cell table:style-name="ce1" office:value-type="string" calcext:value-type="string">
            <text:p>439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7133" calcext:value-type="float">
            <text:p>40,867133000000000</text:p>
          </table:table-cell>
          <table:table-cell office:value-type="float" office:value="-73.891106" calcext:value-type="float">
            <text:p>-73,8911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0502</text:p>
          </table:table-cell>
          <table:table-cell table:style-name="ce1" office:value-type="string" calcext:value-type="string">
            <text:p>040502</text:p>
          </table:table-cell>
          <table:table-cell table:style-name="ce1" office:value-type="string" calcext:value-type="string">
            <text:p>686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5754" calcext:value-type="float">
            <text:p>40,865754000000000</text:p>
          </table:table-cell>
          <table:table-cell office:value-type="float" office:value="-73.889225" calcext:value-type="float">
            <text:p>-73,8892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0600</text:p>
          </table:table-cell>
          <table:table-cell table:style-name="ce1" office:value-type="string" calcext:value-type="string">
            <text:p>040600</text:p>
          </table:table-cell>
          <table:table-cell table:style-name="ce1" office:value-type="string" calcext:value-type="string">
            <text:p>349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8052" calcext:value-type="float">
            <text:p>40,888052000000000</text:p>
          </table:table-cell>
          <table:table-cell office:value-type="float" office:value="-73.857033" calcext:value-type="float">
            <text:p>-73,8570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0701</text:p>
          </table:table-cell>
          <table:table-cell table:style-name="ce1" office:value-type="string" calcext:value-type="string">
            <text:p>040701</text:p>
          </table:table-cell>
          <table:table-cell table:style-name="ce1" office:value-type="string" calcext:value-type="string">
            <text:p>334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1474" calcext:value-type="float">
            <text:p>40,871474000000000</text:p>
          </table:table-cell>
          <table:table-cell office:value-type="float" office:value="-73.890299" calcext:value-type="float">
            <text:p>-73,8902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0702</text:p>
          </table:table-cell>
          <table:table-cell table:style-name="ce1" office:value-type="string" calcext:value-type="string">
            <text:p>040702</text:p>
          </table:table-cell>
          <table:table-cell table:style-name="ce1" office:value-type="string" calcext:value-type="string">
            <text:p>665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9481" calcext:value-type="float">
            <text:p>40,869481000000000</text:p>
          </table:table-cell>
          <table:table-cell office:value-type="float" office:value="-73.887377" calcext:value-type="float">
            <text:p>-73,8873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0800</text:p>
          </table:table-cell>
          <table:table-cell table:style-name="ce1" office:value-type="string" calcext:value-type="string">
            <text:p>040800</text:p>
          </table:table-cell>
          <table:table-cell table:style-name="ce1" office:value-type="string" calcext:value-type="string">
            <text:p>426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993" calcext:value-type="float">
            <text:p>40,889930000000000</text:p>
          </table:table-cell>
          <table:table-cell office:value-type="float" office:value="-73.861905" calcext:value-type="float">
            <text:p>-73,86190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0900</text:p>
          </table:table-cell>
          <table:table-cell table:style-name="ce1" office:value-type="string" calcext:value-type="string">
            <text:p>040900</text:p>
          </table:table-cell>
          <table:table-cell table:style-name="ce1" office:value-type="string" calcext:value-type="string">
            <text:p>363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8475" calcext:value-type="float">
            <text:p>40,878475000000000</text:p>
          </table:table-cell>
          <table:table-cell office:value-type="float" office:value="-73.888313" calcext:value-type="float">
            <text:p>-73,8883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1100</text:p>
          </table:table-cell>
          <table:table-cell table:style-name="ce1" office:value-type="string" calcext:value-type="string">
            <text:p>041100</text:p>
          </table:table-cell>
          <table:table-cell table:style-name="ce1" office:value-type="string" calcext:value-type="string">
            <text:p>293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5404" calcext:value-type="float">
            <text:p>40,875404000000000</text:p>
          </table:table-cell>
          <table:table-cell office:value-type="float" office:value="-73.887201" calcext:value-type="float">
            <text:p>-73,8872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1300</text:p>
          </table:table-cell>
          <table:table-cell table:style-name="ce1" office:value-type="string" calcext:value-type="string">
            <text:p>041300</text:p>
          </table:table-cell>
          <table:table-cell table:style-name="ce1" office:value-type="string" calcext:value-type="string">
            <text:p>738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3857" calcext:value-type="float">
            <text:p>40,873857000000000</text:p>
          </table:table-cell>
          <table:table-cell office:value-type="float" office:value="-73.885265" calcext:value-type="float">
            <text:p>-73,8852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1400</text:p>
          </table:table-cell>
          <table:table-cell table:style-name="ce1" office:value-type="string" calcext:value-type="string">
            <text:p>041400</text:p>
          </table:table-cell>
          <table:table-cell table:style-name="ce1" office:value-type="string" calcext:value-type="string">
            <text:p>502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90305" calcext:value-type="float">
            <text:p>40,903050000000000</text:p>
          </table:table-cell>
          <table:table-cell office:value-type="float" office:value="-73.853285" calcext:value-type="float">
            <text:p>-73,8532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1500</text:p>
          </table:table-cell>
          <table:table-cell table:style-name="ce1" office:value-type="string" calcext:value-type="string">
            <text:p>041500</text:p>
          </table:table-cell>
          <table:table-cell table:style-name="ce1" office:value-type="string" calcext:value-type="string">
            <text:p>546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69976" calcext:value-type="float">
            <text:p>40,869976000000000</text:p>
          </table:table-cell>
          <table:table-cell office:value-type="float" office:value="-73.883568" calcext:value-type="float">
            <text:p>-73,8835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1800</text:p>
          </table:table-cell>
          <table:table-cell table:style-name="ce1" office:value-type="string" calcext:value-type="string">
            <text:p>041800</text:p>
          </table:table-cell>
          <table:table-cell table:style-name="ce1" office:value-type="string" calcext:value-type="string">
            <text:p>359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6736" calcext:value-type="float">
            <text:p>40,896736000000000</text:p>
          </table:table-cell>
          <table:table-cell office:value-type="float" office:value="-73.857528" calcext:value-type="float">
            <text:p>-73,8575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1900</text:p>
          </table:table-cell>
          <table:table-cell table:style-name="ce1" office:value-type="string" calcext:value-type="string">
            <text:p>041900</text:p>
          </table:table-cell>
          <table:table-cell table:style-name="ce1" office:value-type="string" calcext:value-type="string">
            <text:p>673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7248" calcext:value-type="float">
            <text:p>40,877248000000000</text:p>
          </table:table-cell>
          <table:table-cell office:value-type="float" office:value="-73.881139" calcext:value-type="float">
            <text:p>-73,8811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2000</text:p>
          </table:table-cell>
          <table:table-cell table:style-name="ce1" office:value-type="string" calcext:value-type="string">
            <text:p>042000</text:p>
          </table:table-cell>
          <table:table-cell table:style-name="ce1" office:value-type="string" calcext:value-type="string">
            <text:p>385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3073" calcext:value-type="float">
            <text:p>40,893073000000000</text:p>
          </table:table-cell>
          <table:table-cell office:value-type="float" office:value="-73.859367" calcext:value-type="float">
            <text:p>-73,8593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2100</text:p>
          </table:table-cell>
          <table:table-cell table:style-name="ce1" office:value-type="string" calcext:value-type="string">
            <text:p>042100</text:p>
          </table:table-cell>
          <table:table-cell table:style-name="ce1" office:value-type="string" calcext:value-type="string">
            <text:p>592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175" calcext:value-type="float">
            <text:p>40,881750000000000</text:p>
          </table:table-cell>
          <table:table-cell office:value-type="float" office:value="-73.882253" calcext:value-type="float">
            <text:p>-73,8822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2200</text:p>
          </table:table-cell>
          <table:table-cell table:style-name="ce1" office:value-type="string" calcext:value-type="string">
            <text:p>042200</text:p>
          </table:table-cell>
          <table:table-cell table:style-name="ce1" office:value-type="string" calcext:value-type="string">
            <text:p>308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1032" calcext:value-type="float">
            <text:p>40,891032000000000</text:p>
          </table:table-cell>
          <table:table-cell office:value-type="float" office:value="-73.855442" calcext:value-type="float">
            <text:p>-73,8554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2300</text:p>
          </table:table-cell>
          <table:table-cell table:style-name="ce1" office:value-type="string" calcext:value-type="string">
            <text:p>042300</text:p>
          </table:table-cell>
          <table:table-cell table:style-name="ce1" office:value-type="string" calcext:value-type="string">
            <text:p>410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6853" calcext:value-type="float">
            <text:p>40,876853000000000</text:p>
          </table:table-cell>
          <table:table-cell office:value-type="float" office:value="-73.87716" calcext:value-type="float">
            <text:p>-73,8771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2400</text:p>
          </table:table-cell>
          <table:table-cell table:style-name="ce1" office:value-type="string" calcext:value-type="string">
            <text:p>042400</text:p>
          </table:table-cell>
          <table:table-cell table:style-name="ce1" office:value-type="string" calcext:value-type="string">
            <text:p>248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9247" calcext:value-type="float">
            <text:p>40,889247000000000</text:p>
          </table:table-cell>
          <table:table-cell office:value-type="float" office:value="-73.849513" calcext:value-type="float">
            <text:p>-73,8495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2500</text:p>
          </table:table-cell>
          <table:table-cell table:style-name="ce1" office:value-type="string" calcext:value-type="string">
            <text:p>042500</text:p>
          </table:table-cell>
          <table:table-cell table:style-name="ce1" office:value-type="string" calcext:value-type="string">
            <text:p>679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1806" calcext:value-type="float">
            <text:p>40,871806000000000</text:p>
          </table:table-cell>
          <table:table-cell office:value-type="float" office:value="-73.878479" calcext:value-type="float">
            <text:p>-73,8784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2600</text:p>
          </table:table-cell>
          <table:table-cell table:style-name="ce1" office:value-type="string" calcext:value-type="string">
            <text:p>042600</text:p>
          </table:table-cell>
          <table:table-cell table:style-name="ce1" office:value-type="string" calcext:value-type="string">
            <text:p>638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0947" calcext:value-type="float">
            <text:p>40,890947000000000</text:p>
          </table:table-cell>
          <table:table-cell office:value-type="float" office:value="-73.841769" calcext:value-type="float">
            <text:p>-73,8417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2800</text:p>
          </table:table-cell>
          <table:table-cell table:style-name="ce1" office:value-type="string" calcext:value-type="string">
            <text:p>042800</text:p>
          </table:table-cell>
          <table:table-cell table:style-name="ce1" office:value-type="string" calcext:value-type="string">
            <text:p>217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4331" calcext:value-type="float">
            <text:p>40,894331000000000</text:p>
          </table:table-cell>
          <table:table-cell office:value-type="float" office:value="-73.845683" calcext:value-type="float">
            <text:p>-73,8456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2901</text:p>
          </table:table-cell>
          <table:table-cell table:style-name="ce1" office:value-type="string" calcext:value-type="string">
            <text:p>042901</text:p>
          </table:table-cell>
          <table:table-cell table:style-name="ce1" office:value-type="string" calcext:value-type="string">
            <text:p>342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4589" calcext:value-type="float">
            <text:p>40,874589000000000</text:p>
          </table:table-cell>
          <table:table-cell office:value-type="float" office:value="-73.875309" calcext:value-type="float">
            <text:p>-73,8753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2902</text:p>
          </table:table-cell>
          <table:table-cell table:style-name="ce1" office:value-type="string" calcext:value-type="string">
            <text:p>042902</text:p>
          </table:table-cell>
          <table:table-cell table:style-name="ce1" office:value-type="string" calcext:value-type="string">
            <text:p>384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7243" calcext:value-type="float">
            <text:p>40,877243000000000</text:p>
          </table:table-cell>
          <table:table-cell office:value-type="float" office:value="-73.874139" calcext:value-type="float">
            <text:p>-73,8741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3000</text:p>
          </table:table-cell>
          <table:table-cell table:style-name="ce1" office:value-type="string" calcext:value-type="string">
            <text:p>043000</text:p>
          </table:table-cell>
          <table:table-cell table:style-name="ce1" office:value-type="string" calcext:value-type="string">
            <text:p>289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3397" calcext:value-type="float">
            <text:p>40,893397000000000</text:p>
          </table:table-cell>
          <table:table-cell office:value-type="float" office:value="-73.850751" calcext:value-type="float">
            <text:p>-73,8507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3100</text:p>
          </table:table-cell>
          <table:table-cell table:style-name="ce1" office:value-type="string" calcext:value-type="string">
            <text:p>043100</text:p>
          </table:table-cell>
          <table:table-cell table:style-name="ce1" office:value-type="string" calcext:value-type="string">
            <text:p>9680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1845" calcext:value-type="float">
            <text:p>40,881845000000000</text:p>
          </table:table-cell>
          <table:table-cell office:value-type="float" office:value="-73.877045" calcext:value-type="float">
            <text:p>-73,8770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3400</text:p>
          </table:table-cell>
          <table:table-cell table:style-name="ce1" office:value-type="string" calcext:value-type="string">
            <text:p>043400</text:p>
          </table:table-cell>
          <table:table-cell table:style-name="ce1" office:value-type="string" calcext:value-type="string">
            <text:p>359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6715" calcext:value-type="float">
            <text:p>40,896715000000000</text:p>
          </table:table-cell>
          <table:table-cell office:value-type="float" office:value="-73.853726" calcext:value-type="float">
            <text:p>-73,8537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3500</text:p>
          </table:table-cell>
          <table:table-cell table:style-name="ce1" office:value-type="string" calcext:value-type="string">
            <text:p>043500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7713" calcext:value-type="float">
            <text:p>40,887713000000000</text:p>
          </table:table-cell>
          <table:table-cell office:value-type="float" office:value="-73.867058" calcext:value-type="float">
            <text:p>-73,8670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3600</text:p>
          </table:table-cell>
          <table:table-cell table:style-name="ce1" office:value-type="string" calcext:value-type="string">
            <text:p>043600</text:p>
          </table:table-cell>
          <table:table-cell table:style-name="ce1" office:value-type="string" calcext:value-type="string">
            <text:p>203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7351" calcext:value-type="float">
            <text:p>40,897351000000000</text:p>
          </table:table-cell>
          <table:table-cell office:value-type="float" office:value="-73.849718" calcext:value-type="float">
            <text:p>-73,84971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4200</text:p>
          </table:table-cell>
          <table:table-cell table:style-name="ce1" office:value-type="string" calcext:value-type="string">
            <text:p>044200</text:p>
          </table:table-cell>
          <table:table-cell table:style-name="ce1" office:value-type="string" calcext:value-type="string">
            <text:p>3555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904236" calcext:value-type="float">
            <text:p>40,904236000000000</text:p>
          </table:table-cell>
          <table:table-cell office:value-type="float" office:value="-73.846445" calcext:value-type="float">
            <text:p>-73,8464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4400</text:p>
          </table:table-cell>
          <table:table-cell table:style-name="ce1" office:value-type="string" calcext:value-type="string">
            <text:p>044400</text:p>
          </table:table-cell>
          <table:table-cell table:style-name="ce1" office:value-type="string" calcext:value-type="string">
            <text:p>387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9552" calcext:value-type="float">
            <text:p>40,899552000000000</text:p>
          </table:table-cell>
          <table:table-cell office:value-type="float" office:value="-73.844674" calcext:value-type="float">
            <text:p>-73,8446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4800</text:p>
          </table:table-cell>
          <table:table-cell table:style-name="ce1" office:value-type="string" calcext:value-type="string">
            <text:p>044800</text:p>
          </table:table-cell>
          <table:table-cell table:style-name="ce1" office:value-type="string" calcext:value-type="string">
            <text:p>202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5451" calcext:value-type="float">
            <text:p>40,895451000000000</text:p>
          </table:table-cell>
          <table:table-cell office:value-type="float" office:value="-73.841344" calcext:value-type="float">
            <text:p>-73,8413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4901</text:p>
          </table:table-cell>
          <table:table-cell table:style-name="ce1" office:value-type="string" calcext:value-type="string">
            <text:p>044901</text:p>
          </table:table-cell>
          <table:table-cell table:style-name="ce1" office:value-type="string" calcext:value-type="string">
            <text:p>181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7441" calcext:value-type="float">
            <text:p>40,897441000000000</text:p>
          </table:table-cell>
          <table:table-cell office:value-type="float" office:value="-73.873362" calcext:value-type="float">
            <text:p>-73,8733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4902</text:p>
          </table:table-cell>
          <table:table-cell table:style-name="ce1" office:value-type="string" calcext:value-type="string">
            <text:p>044902</text:p>
          </table:table-cell>
          <table:table-cell table:style-name="ce1" office:value-type="string" calcext:value-type="string">
            <text:p>1949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8835" calcext:value-type="float">
            <text:p>40,898835000000000</text:p>
          </table:table-cell>
          <table:table-cell office:value-type="float" office:value="-73.86907" calcext:value-type="float">
            <text:p>-73,8690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5101</text:p>
          </table:table-cell>
          <table:table-cell table:style-name="ce1" office:value-type="string" calcext:value-type="string">
            <text:p>045101</text:p>
          </table:table-cell>
          <table:table-cell table:style-name="ce1" office:value-type="string" calcext:value-type="string">
            <text:p>165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7735" calcext:value-type="float">
            <text:p>40,897735000000000</text:p>
          </table:table-cell>
          <table:table-cell office:value-type="float" office:value="-73.864431" calcext:value-type="float">
            <text:p>-73,8644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5102</text:p>
          </table:table-cell>
          <table:table-cell table:style-name="ce1" office:value-type="string" calcext:value-type="string">
            <text:p>045102</text:p>
          </table:table-cell>
          <table:table-cell table:style-name="ce1" office:value-type="string" calcext:value-type="string">
            <text:p>1894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900575" calcext:value-type="float">
            <text:p>40,900575000000000</text:p>
          </table:table-cell>
          <table:table-cell office:value-type="float" office:value="-73.864684" calcext:value-type="float">
            <text:p>-73,8646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5600</text:p>
          </table:table-cell>
          <table:table-cell table:style-name="ce1" office:value-type="string" calcext:value-type="string">
            <text:p>045600</text:p>
          </table:table-cell>
          <table:table-cell table:style-name="ce1" office:value-type="string" calcext:value-type="string">
            <text:p>2896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90172" calcext:value-type="float">
            <text:p>40,890172000000000</text:p>
          </table:table-cell>
          <table:table-cell office:value-type="float" office:value="-73.828492" calcext:value-type="float">
            <text:p>-73,8284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5800</text:p>
          </table:table-cell>
          <table:table-cell table:style-name="ce1" office:value-type="string" calcext:value-type="string">
            <text:p>045800</text:p>
          </table:table-cell>
          <table:table-cell table:style-name="ce1" office:value-type="string" calcext:value-type="string">
            <text:p>6123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5903" calcext:value-type="float">
            <text:p>40,885903000000000</text:p>
          </table:table-cell>
          <table:table-cell office:value-type="float" office:value="-73.84521" calcext:value-type="float">
            <text:p>-73,8452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6000</text:p>
          </table:table-cell>
          <table:table-cell table:style-name="ce1" office:value-type="string" calcext:value-type="string">
            <text:p>046000</text:p>
          </table:table-cell>
          <table:table-cell table:style-name="ce1" office:value-type="string" calcext:value-type="string">
            <text:p>2741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2181" calcext:value-type="float">
            <text:p>40,882181000000000</text:p>
          </table:table-cell>
          <table:table-cell office:value-type="float" office:value="-73.843185" calcext:value-type="float">
            <text:p>-73,8431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6201</text:p>
          </table:table-cell>
          <table:table-cell table:style-name="ce1" office:value-type="string" calcext:value-type="string">
            <text:p>046201</text:p>
          </table:table-cell>
          <table:table-cell table:style-name="ce1" office:value-type="string" calcext:value-type="string">
            <text:p>2658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5212" calcext:value-type="float">
            <text:p>40,875212000000000</text:p>
          </table:table-cell>
          <table:table-cell office:value-type="float" office:value="-73.828532" calcext:value-type="float">
            <text:p>-73,8285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6202</text:p>
          </table:table-cell>
          <table:table-cell table:style-name="ce1" office:value-type="string" calcext:value-type="string">
            <text:p>046202</text:p>
          </table:table-cell>
          <table:table-cell table:style-name="ce1" office:value-type="string" calcext:value-type="string">
            <text:p>8277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77999" calcext:value-type="float">
            <text:p>40,877999000000000</text:p>
          </table:table-cell>
          <table:table-cell office:value-type="float" office:value="-73.835716" calcext:value-type="float">
            <text:p>-73,83571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48400</text:p>
          </table:table-cell>
          <table:table-cell table:style-name="ce1" office:value-type="string" calcext:value-type="string">
            <text:p>048400</text:p>
          </table:table-cell>
          <table:table-cell table:style-name="ce1" office:value-type="string" calcext:value-type="string">
            <text:p>3598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85661" calcext:value-type="float">
            <text:p>40,885661000000000</text:p>
          </table:table-cell>
          <table:table-cell office:value-type="float" office:value="-73.835151" calcext:value-type="float">
            <text:p>-73,8351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05051600</text:p>
          </table:table-cell>
          <table:table-cell table:style-name="ce1" office:value-type="string" calcext:value-type="string">
            <text:p>051600</text:p>
          </table:table-cell>
          <table:table-cell table:style-name="ce1" office:value-type="string" calcext:value-type="string">
            <text:p>4362</text:p>
          </table:table-cell>
          <table:table-cell table:style-name="ce1" office:value-type="string" calcext:value-type="string">
            <text:p>36005</text:p>
          </table:table-cell>
          <table:table-cell office:value-type="float" office:value="40.846946" calcext:value-type="float">
            <text:p>40,846946000000000</text:p>
          </table:table-cell>
          <table:table-cell office:value-type="float" office:value="-73.786788" calcext:value-type="float">
            <text:p>-73,7867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0100</text:p>
          </table:table-cell>
          <table:table-cell table:style-name="ce1" office:value-type="string" calcext:value-type="string">
            <text:p>000100</text:p>
          </table:table-cell>
          <table:table-cell table:style-name="ce1" office:value-type="string" calcext:value-type="string">
            <text:p>433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9527" calcext:value-type="float">
            <text:p>40,699527000000000</text:p>
          </table:table-cell>
          <table:table-cell office:value-type="float" office:value="-73.993088" calcext:value-type="float">
            <text:p>-73,9930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0200</text:p>
          </table:table-cell>
          <table:table-cell table:style-name="ce1" office:value-type="string" calcext:value-type="string">
            <text:p>000200</text:p>
          </table:table-cell>
          <table:table-cell table:style-name="ce1" office:value-type="string" calcext:value-type="string">
            <text:p>147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1961" calcext:value-type="float">
            <text:p>40,651961000000000</text:p>
          </table:table-cell>
          <table:table-cell office:value-type="float" office:value="-74.011567" calcext:value-type="float">
            <text:p>-74,0115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0301</text:p>
          </table:table-cell>
          <table:table-cell table:style-name="ce1" office:value-type="string" calcext:value-type="string">
            <text:p>000301</text:p>
          </table:table-cell>
          <table:table-cell table:style-name="ce1" office:value-type="string" calcext:value-type="string">
            <text:p>425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6501" calcext:value-type="float">
            <text:p>40,696501000000000</text:p>
          </table:table-cell>
          <table:table-cell office:value-type="float" office:value="-73.996338" calcext:value-type="float">
            <text:p>-73,9963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0501</text:p>
          </table:table-cell>
          <table:table-cell table:style-name="ce1" office:value-type="string" calcext:value-type="string">
            <text:p>000501</text:p>
          </table:table-cell>
          <table:table-cell table:style-name="ce1" office:value-type="string" calcext:value-type="string">
            <text:p>424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6483" calcext:value-type="float">
            <text:p>40,696483000000000</text:p>
          </table:table-cell>
          <table:table-cell office:value-type="float" office:value="-73.994382" calcext:value-type="float">
            <text:p>-73,9943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0502</text:p>
          </table:table-cell>
          <table:table-cell table:style-name="ce1" office:value-type="string" calcext:value-type="string">
            <text:p>000502</text:p>
          </table:table-cell>
          <table:table-cell table:style-name="ce1" office:value-type="string" calcext:value-type="string">
            <text:p>251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5124" calcext:value-type="float">
            <text:p>40,695124000000000</text:p>
          </table:table-cell>
          <table:table-cell office:value-type="float" office:value="-73.993063" calcext:value-type="float">
            <text:p>-73,9930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0700</text:p>
          </table:table-cell>
          <table:table-cell table:style-name="ce1" office:value-type="string" calcext:value-type="string">
            <text:p>000700</text:p>
          </table:table-cell>
          <table:table-cell table:style-name="ce1" office:value-type="string" calcext:value-type="string">
            <text:p>335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233" calcext:value-type="float">
            <text:p>40,692330000000000</text:p>
          </table:table-cell>
          <table:table-cell office:value-type="float" office:value="-73.996669" calcext:value-type="float">
            <text:p>-73,9966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0900</text:p>
          </table:table-cell>
          <table:table-cell table:style-name="ce1" office:value-type="string" calcext:value-type="string">
            <text:p>000900</text:p>
          </table:table-cell>
          <table:table-cell table:style-name="ce1" office:value-type="string" calcext:value-type="string">
            <text:p>417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1228" calcext:value-type="float">
            <text:p>40,691228000000000</text:p>
          </table:table-cell>
          <table:table-cell office:value-type="float" office:value="-73.991482" calcext:value-type="float">
            <text:p>-73,9914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1100</text:p>
          </table:table-cell>
          <table:table-cell table:style-name="ce1" office:value-type="string" calcext:value-type="string">
            <text:p>001100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2316" calcext:value-type="float">
            <text:p>40,692316000000000</text:p>
          </table:table-cell>
          <table:table-cell office:value-type="float" office:value="-73.986893" calcext:value-type="float">
            <text:p>-73,9868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1300</text:p>
          </table:table-cell>
          <table:table-cell table:style-name="ce1" office:value-type="string" calcext:value-type="string">
            <text:p>001300</text:p>
          </table:table-cell>
          <table:table-cell table:style-name="ce1" office:value-type="string" calcext:value-type="string">
            <text:p>227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837" calcext:value-type="float">
            <text:p>40,698370000000000</text:p>
          </table:table-cell>
          <table:table-cell office:value-type="float" office:value="-73.987694" calcext:value-type="float">
            <text:p>-73,9876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1500</text:p>
          </table:table-cell>
          <table:table-cell table:style-name="ce1" office:value-type="string" calcext:value-type="string">
            <text:p>001500</text:p>
          </table:table-cell>
          <table:table-cell table:style-name="ce1" office:value-type="string" calcext:value-type="string">
            <text:p>352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445" calcext:value-type="float">
            <text:p>40,694450000000000</text:p>
          </table:table-cell>
          <table:table-cell office:value-type="float" office:value="-73.982587" calcext:value-type="float">
            <text:p>-73,9825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1800</text:p>
          </table:table-cell>
          <table:table-cell table:style-name="ce1" office:value-type="string" calcext:value-type="string">
            <text:p>001800</text:p>
          </table:table-cell>
          <table:table-cell table:style-name="ce1" office:value-type="string" calcext:value-type="string">
            <text:p>210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9984" calcext:value-type="float">
            <text:p>40,659984000000000</text:p>
          </table:table-cell>
          <table:table-cell office:value-type="float" office:value="-74.003867" calcext:value-type="float">
            <text:p>-74,0038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2000</text:p>
          </table:table-cell>
          <table:table-cell table:style-name="ce1" office:value-type="string" calcext:value-type="string">
            <text:p>002000</text:p>
          </table:table-cell>
          <table:table-cell table:style-name="ce1" office:value-type="string" calcext:value-type="string">
            <text:p>167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7595" calcext:value-type="float">
            <text:p>40,647595000000000</text:p>
          </table:table-cell>
          <table:table-cell office:value-type="float" office:value="-74.016564" calcext:value-type="float">
            <text:p>-74,0165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2100</text:p>
          </table:table-cell>
          <table:table-cell table:style-name="ce1" office:value-type="string" calcext:value-type="string">
            <text:p>002100</text:p>
          </table:table-cell>
          <table:table-cell table:style-name="ce1" office:value-type="string" calcext:value-type="string">
            <text:p>360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2634" calcext:value-type="float">
            <text:p>40,702634000000000</text:p>
          </table:table-cell>
          <table:table-cell office:value-type="float" office:value="-73.988025" calcext:value-type="float">
            <text:p>-73,9880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2200</text:p>
          </table:table-cell>
          <table:table-cell table:style-name="ce1" office:value-type="string" calcext:value-type="string">
            <text:p>002200</text:p>
          </table:table-cell>
          <table:table-cell table:style-name="ce1" office:value-type="string" calcext:value-type="string">
            <text:p>461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3363" calcext:value-type="float">
            <text:p>40,643363000000000</text:p>
          </table:table-cell>
          <table:table-cell office:value-type="float" office:value="-74.021297" calcext:value-type="float">
            <text:p>-74,0212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2300</text:p>
          </table:table-cell>
          <table:table-cell table:style-name="ce1" office:value-type="string" calcext:value-type="string">
            <text:p>002300</text:p>
          </table:table-cell>
          <table:table-cell table:style-name="ce1" office:value-type="string" calcext:value-type="string">
            <text:p>424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0152" calcext:value-type="float">
            <text:p>40,700152000000000</text:p>
          </table:table-cell>
          <table:table-cell office:value-type="float" office:value="-73.982514" calcext:value-type="float">
            <text:p>-73,9825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2901</text:p>
          </table:table-cell>
          <table:table-cell table:style-name="ce1" office:value-type="string" calcext:value-type="string">
            <text:p>002901</text:p>
          </table:table-cell>
          <table:table-cell table:style-name="ce1" office:value-type="string" calcext:value-type="string">
            <text:p>321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5056" calcext:value-type="float">
            <text:p>40,695056000000000</text:p>
          </table:table-cell>
          <table:table-cell office:value-type="float" office:value="-73.978323" calcext:value-type="float">
            <text:p>-73,9783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3000</text:p>
          </table:table-cell>
          <table:table-cell table:style-name="ce1" office:value-type="string" calcext:value-type="string">
            <text:p>003000</text:p>
          </table:table-cell>
          <table:table-cell table:style-name="ce1" office:value-type="string" calcext:value-type="string">
            <text:p>173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8476" calcext:value-type="float">
            <text:p>40,638476000000000</text:p>
          </table:table-cell>
          <table:table-cell office:value-type="float" office:value="-74.029307" calcext:value-type="float">
            <text:p>-74,0293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3100</text:p>
          </table:table-cell>
          <table:table-cell table:style-name="ce1" office:value-type="string" calcext:value-type="string">
            <text:p>003100</text:p>
          </table:table-cell>
          <table:table-cell table:style-name="ce1" office:value-type="string" calcext:value-type="string">
            <text:p>247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2266" calcext:value-type="float">
            <text:p>40,692266000000000</text:p>
          </table:table-cell>
          <table:table-cell office:value-type="float" office:value="-73.979616" calcext:value-type="float">
            <text:p>-73,97961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3300</text:p>
          </table:table-cell>
          <table:table-cell table:style-name="ce1" office:value-type="string" calcext:value-type="string">
            <text:p>003300</text:p>
          </table:table-cell>
          <table:table-cell table:style-name="ce1" office:value-type="string" calcext:value-type="string">
            <text:p>232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8589" calcext:value-type="float">
            <text:p>40,688589000000000</text:p>
          </table:table-cell>
          <table:table-cell office:value-type="float" office:value="-73.977353" calcext:value-type="float">
            <text:p>-73,9773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3400</text:p>
          </table:table-cell>
          <table:table-cell table:style-name="ce1" office:value-type="string" calcext:value-type="string">
            <text:p>003400</text:p>
          </table:table-cell>
          <table:table-cell table:style-name="ce1" office:value-type="string" calcext:value-type="string">
            <text:p>304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7292" calcext:value-type="float">
            <text:p>40,637292000000000</text:p>
          </table:table-cell>
          <table:table-cell office:value-type="float" office:value="-74.03406" calcext:value-type="float">
            <text:p>-74,0340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3500</text:p>
          </table:table-cell>
          <table:table-cell table:style-name="ce1" office:value-type="string" calcext:value-type="string">
            <text:p>003500</text:p>
          </table:table-cell>
          <table:table-cell table:style-name="ce1" office:value-type="string" calcext:value-type="string">
            <text:p>155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5683" calcext:value-type="float">
            <text:p>40,685683000000000</text:p>
          </table:table-cell>
          <table:table-cell office:value-type="float" office:value="-73.975653" calcext:value-type="float">
            <text:p>-73,9756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3600</text:p>
          </table:table-cell>
          <table:table-cell table:style-name="ce1" office:value-type="string" calcext:value-type="string">
            <text:p>003600</text:p>
          </table:table-cell>
          <table:table-cell table:style-name="ce1" office:value-type="string" calcext:value-type="string">
            <text:p>380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4625" calcext:value-type="float">
            <text:p>40,634625000000000</text:p>
          </table:table-cell>
          <table:table-cell office:value-type="float" office:value="-74.030857" calcext:value-type="float">
            <text:p>-74,0308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3700</text:p>
          </table:table-cell>
          <table:table-cell table:style-name="ce1" office:value-type="string" calcext:value-type="string">
            <text:p>003700</text:p>
          </table:table-cell>
          <table:table-cell table:style-name="ce1" office:value-type="string" calcext:value-type="string">
            <text:p>39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9246" calcext:value-type="float">
            <text:p>40,689246000000000</text:p>
          </table:table-cell>
          <table:table-cell office:value-type="float" office:value="-73.984537" calcext:value-type="float">
            <text:p>-73,9845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3800</text:p>
          </table:table-cell>
          <table:table-cell table:style-name="ce1" office:value-type="string" calcext:value-type="string">
            <text:p>003800</text:p>
          </table:table-cell>
          <table:table-cell table:style-name="ce1" office:value-type="string" calcext:value-type="string">
            <text:p>149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4451" calcext:value-type="float">
            <text:p>40,634451000000000</text:p>
          </table:table-cell>
          <table:table-cell office:value-type="float" office:value="-74.035093" calcext:value-type="float">
            <text:p>-74,0350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3900</text:p>
          </table:table-cell>
          <table:table-cell table:style-name="ce1" office:value-type="string" calcext:value-type="string">
            <text:p>003900</text:p>
          </table:table-cell>
          <table:table-cell table:style-name="ce1" office:value-type="string" calcext:value-type="string">
            <text:p>222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5186" calcext:value-type="float">
            <text:p>40,685186000000000</text:p>
          </table:table-cell>
          <table:table-cell office:value-type="float" office:value="-73.980995" calcext:value-type="float">
            <text:p>-73,9809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4100</text:p>
          </table:table-cell>
          <table:table-cell table:style-name="ce1" office:value-type="string" calcext:value-type="string">
            <text:p>004100</text:p>
          </table:table-cell>
          <table:table-cell table:style-name="ce1" office:value-type="string" calcext:value-type="string">
            <text:p>359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6708" calcext:value-type="float">
            <text:p>40,686708000000000</text:p>
          </table:table-cell>
          <table:table-cell office:value-type="float" office:value="-73.985136" calcext:value-type="float">
            <text:p>-73,9851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4300</text:p>
          </table:table-cell>
          <table:table-cell table:style-name="ce1" office:value-type="string" calcext:value-type="string">
            <text:p>004300</text:p>
          </table:table-cell>
          <table:table-cell table:style-name="ce1" office:value-type="string" calcext:value-type="string">
            <text:p>30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8045" calcext:value-type="float">
            <text:p>40,688045000000000</text:p>
          </table:table-cell>
          <table:table-cell office:value-type="float" office:value="-73.989634" calcext:value-type="float">
            <text:p>-73,9896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4400</text:p>
          </table:table-cell>
          <table:table-cell table:style-name="ce1" office:value-type="string" calcext:value-type="string">
            <text:p>004400</text:p>
          </table:table-cell>
          <table:table-cell table:style-name="ce1" office:value-type="string" calcext:value-type="string">
            <text:p>235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0907" calcext:value-type="float">
            <text:p>40,630907000000000</text:p>
          </table:table-cell>
          <table:table-cell office:value-type="float" office:value="-74.034506" calcext:value-type="float">
            <text:p>-74,0345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4500</text:p>
          </table:table-cell>
          <table:table-cell table:style-name="ce1" office:value-type="string" calcext:value-type="string">
            <text:p>004500</text:p>
          </table:table-cell>
          <table:table-cell table:style-name="ce1" office:value-type="string" calcext:value-type="string">
            <text:p>332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8212" calcext:value-type="float">
            <text:p>40,688212000000000</text:p>
          </table:table-cell>
          <table:table-cell office:value-type="float" office:value="-73.995237" calcext:value-type="float">
            <text:p>-73,9952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4600</text:p>
          </table:table-cell>
          <table:table-cell table:style-name="ce1" office:value-type="string" calcext:value-type="string">
            <text:p>004600</text:p>
          </table:table-cell>
          <table:table-cell table:style-name="ce1" office:value-type="string" calcext:value-type="string">
            <text:p>119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6827" calcext:value-type="float">
            <text:p>40,626827000000000</text:p>
          </table:table-cell>
          <table:table-cell office:value-type="float" office:value="-74.033259" calcext:value-type="float">
            <text:p>-74,0332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4700</text:p>
          </table:table-cell>
          <table:table-cell table:style-name="ce1" office:value-type="string" calcext:value-type="string">
            <text:p>004700</text:p>
          </table:table-cell>
          <table:table-cell table:style-name="ce1" office:value-type="string" calcext:value-type="string">
            <text:p>144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7052" calcext:value-type="float">
            <text:p>40,687052000000000</text:p>
          </table:table-cell>
          <table:table-cell office:value-type="float" office:value="-74.000877" calcext:value-type="float">
            <text:p>-74,0008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4900</text:p>
          </table:table-cell>
          <table:table-cell table:style-name="ce1" office:value-type="string" calcext:value-type="string">
            <text:p>004900</text:p>
          </table:table-cell>
          <table:table-cell table:style-name="ce1" office:value-type="string" calcext:value-type="string">
            <text:p>251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7656" calcext:value-type="float">
            <text:p>40,687656000000000</text:p>
          </table:table-cell>
          <table:table-cell office:value-type="float" office:value="-73.998635" calcext:value-type="float">
            <text:p>-73,9986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5000</text:p>
          </table:table-cell>
          <table:table-cell table:style-name="ce1" office:value-type="string" calcext:value-type="string">
            <text:p>005000</text:p>
          </table:table-cell>
          <table:table-cell table:style-name="ce1" office:value-type="string" calcext:value-type="string">
            <text:p>227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3782" calcext:value-type="float">
            <text:p>40,623782000000000</text:p>
          </table:table-cell>
          <table:table-cell office:value-type="float" office:value="-74.037263" calcext:value-type="float">
            <text:p>-74,0372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5100</text:p>
          </table:table-cell>
          <table:table-cell table:style-name="ce1" office:value-type="string" calcext:value-type="string">
            <text:p>005100</text:p>
          </table:table-cell>
          <table:table-cell table:style-name="ce1" office:value-type="string" calcext:value-type="string">
            <text:p>217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3553" calcext:value-type="float">
            <text:p>40,683553000000000</text:p>
          </table:table-cell>
          <table:table-cell office:value-type="float" office:value="-74.003399" calcext:value-type="float">
            <text:p>-74,0033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5201</text:p>
          </table:table-cell>
          <table:table-cell table:style-name="ce1" office:value-type="string" calcext:value-type="string">
            <text:p>005201</text:p>
          </table:table-cell>
          <table:table-cell table:style-name="ce1" office:value-type="string" calcext:value-type="string">
            <text:p>182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1677" calcext:value-type="float">
            <text:p>40,621677000000000</text:p>
          </table:table-cell>
          <table:table-cell office:value-type="float" office:value="-74.038588" calcext:value-type="float">
            <text:p>-74,0385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5202</text:p>
          </table:table-cell>
          <table:table-cell table:style-name="ce1" office:value-type="string" calcext:value-type="string">
            <text:p>005202</text:p>
          </table:table-cell>
          <table:table-cell table:style-name="ce1" office:value-type="string" calcext:value-type="string">
            <text:p>248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961" calcext:value-type="float">
            <text:p>40,619610000000000</text:p>
          </table:table-cell>
          <table:table-cell office:value-type="float" office:value="-74.038477" calcext:value-type="float">
            <text:p>-74,0384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5300</text:p>
          </table:table-cell>
          <table:table-cell table:style-name="ce1" office:value-type="string" calcext:value-type="string">
            <text:p>005300</text:p>
          </table:table-cell>
          <table:table-cell table:style-name="ce1" office:value-type="string" calcext:value-type="string">
            <text:p>188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6691" calcext:value-type="float">
            <text:p>40,676691000000000</text:p>
          </table:table-cell>
          <table:table-cell office:value-type="float" office:value="-74.012951" calcext:value-type="float">
            <text:p>-74,0129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5400</text:p>
          </table:table-cell>
          <table:table-cell table:style-name="ce1" office:value-type="string" calcext:value-type="string">
            <text:p>005400</text:p>
          </table:table-cell>
          <table:table-cell table:style-name="ce1" office:value-type="string" calcext:value-type="string">
            <text:p>313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7107" calcext:value-type="float">
            <text:p>40,617107000000000</text:p>
          </table:table-cell>
          <table:table-cell office:value-type="float" office:value="-74.035204" calcext:value-type="float">
            <text:p>-74,03520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5601</text:p>
          </table:table-cell>
          <table:table-cell table:style-name="ce1" office:value-type="string" calcext:value-type="string">
            <text:p>005601</text:p>
          </table:table-cell>
          <table:table-cell table:style-name="ce1" office:value-type="string" calcext:value-type="string">
            <text:p>250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5382" calcext:value-type="float">
            <text:p>40,615382000000000</text:p>
          </table:table-cell>
          <table:table-cell office:value-type="float" office:value="-74.034784" calcext:value-type="float">
            <text:p>-74,0347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5602</text:p>
          </table:table-cell>
          <table:table-cell table:style-name="ce1" office:value-type="string" calcext:value-type="string">
            <text:p>005602</text:p>
          </table:table-cell>
          <table:table-cell table:style-name="ce1" office:value-type="string" calcext:value-type="string">
            <text:p>158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3316" calcext:value-type="float">
            <text:p>40,613316000000000</text:p>
          </table:table-cell>
          <table:table-cell office:value-type="float" office:value="-74.034788" calcext:value-type="float">
            <text:p>-74,0347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5800</text:p>
          </table:table-cell>
          <table:table-cell table:style-name="ce1" office:value-type="string" calcext:value-type="string">
            <text:p>005800</text:p>
          </table:table-cell>
          <table:table-cell table:style-name="ce1" office:value-type="string" calcext:value-type="string">
            <text:p>315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9164" calcext:value-type="float">
            <text:p>40,619164000000000</text:p>
          </table:table-cell>
          <table:table-cell office:value-type="float" office:value="-74.032372" calcext:value-type="float">
            <text:p>-74,0323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5900</text:p>
          </table:table-cell>
          <table:table-cell table:style-name="ce1" office:value-type="string" calcext:value-type="string">
            <text:p>005900</text:p>
          </table:table-cell>
          <table:table-cell table:style-name="ce1" office:value-type="string" calcext:value-type="string">
            <text:p>138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8348" calcext:value-type="float">
            <text:p>40,678348000000000</text:p>
          </table:table-cell>
          <table:table-cell office:value-type="float" office:value="-74.006685" calcext:value-type="float">
            <text:p>-74,0066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6000</text:p>
          </table:table-cell>
          <table:table-cell table:style-name="ce1" office:value-type="string" calcext:value-type="string">
            <text:p>006000</text:p>
          </table:table-cell>
          <table:table-cell table:style-name="ce1" office:value-type="string" calcext:value-type="string">
            <text:p>282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2117" calcext:value-type="float">
            <text:p>40,622117000000000</text:p>
          </table:table-cell>
          <table:table-cell office:value-type="float" office:value="-74.031389" calcext:value-type="float">
            <text:p>-74,0313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6200</text:p>
          </table:table-cell>
          <table:table-cell table:style-name="ce1" office:value-type="string" calcext:value-type="string">
            <text:p>006200</text:p>
          </table:table-cell>
          <table:table-cell table:style-name="ce1" office:value-type="string" calcext:value-type="string">
            <text:p>285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4533" calcext:value-type="float">
            <text:p>40,624533000000000</text:p>
          </table:table-cell>
          <table:table-cell office:value-type="float" office:value="-74.029941" calcext:value-type="float">
            <text:p>-74,0299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6300</text:p>
          </table:table-cell>
          <table:table-cell table:style-name="ce1" office:value-type="string" calcext:value-type="string">
            <text:p>006300</text:p>
          </table:table-cell>
          <table:table-cell table:style-name="ce1" office:value-type="string" calcext:value-type="string">
            <text:p>189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2777" calcext:value-type="float">
            <text:p>40,682777000000000</text:p>
          </table:table-cell>
          <table:table-cell office:value-type="float" office:value="-74.000934" calcext:value-type="float">
            <text:p>-74,0009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6400</text:p>
          </table:table-cell>
          <table:table-cell table:style-name="ce1" office:value-type="string" calcext:value-type="string">
            <text:p>006400</text:p>
          </table:table-cell>
          <table:table-cell table:style-name="ce1" office:value-type="string" calcext:value-type="string">
            <text:p>347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8723" calcext:value-type="float">
            <text:p>40,628723000000000</text:p>
          </table:table-cell>
          <table:table-cell office:value-type="float" office:value="-74.028647" calcext:value-type="float">
            <text:p>-74,0286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6500</text:p>
          </table:table-cell>
          <table:table-cell table:style-name="ce1" office:value-type="string" calcext:value-type="string">
            <text:p>006500</text:p>
          </table:table-cell>
          <table:table-cell table:style-name="ce1" office:value-type="string" calcext:value-type="string">
            <text:p>519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9317" calcext:value-type="float">
            <text:p>40,679317000000000</text:p>
          </table:table-cell>
          <table:table-cell office:value-type="float" office:value="-73.999358" calcext:value-type="float">
            <text:p>-73,9993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6600</text:p>
          </table:table-cell>
          <table:table-cell table:style-name="ce1" office:value-type="string" calcext:value-type="string">
            <text:p>006600</text:p>
          </table:table-cell>
          <table:table-cell table:style-name="ce1" office:value-type="string" calcext:value-type="string">
            <text:p>366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2182" calcext:value-type="float">
            <text:p>40,632182000000000</text:p>
          </table:table-cell>
          <table:table-cell office:value-type="float" office:value="-74.027603" calcext:value-type="float">
            <text:p>-74,0276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6700</text:p>
          </table:table-cell>
          <table:table-cell table:style-name="ce1" office:value-type="string" calcext:value-type="string">
            <text:p>006700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4081" calcext:value-type="float">
            <text:p>40,684081000000000</text:p>
          </table:table-cell>
          <table:table-cell office:value-type="float" office:value="-73.997389" calcext:value-type="float">
            <text:p>-73,9973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6800</text:p>
          </table:table-cell>
          <table:table-cell table:style-name="ce1" office:value-type="string" calcext:value-type="string">
            <text:p>006800</text:p>
          </table:table-cell>
          <table:table-cell table:style-name="ce1" office:value-type="string" calcext:value-type="string">
            <text:p>487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5272" calcext:value-type="float">
            <text:p>40,635272000000000</text:p>
          </table:table-cell>
          <table:table-cell office:value-type="float" office:value="-74.025942" calcext:value-type="float">
            <text:p>-74,0259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6900</text:p>
          </table:table-cell>
          <table:table-cell table:style-name="ce1" office:value-type="string" calcext:value-type="string">
            <text:p>006900</text:p>
          </table:table-cell>
          <table:table-cell table:style-name="ce1" office:value-type="string" calcext:value-type="string">
            <text:p>353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5272" calcext:value-type="float">
            <text:p>40,685272000000000</text:p>
          </table:table-cell>
          <table:table-cell office:value-type="float" office:value="-73.991552" calcext:value-type="float">
            <text:p>-73,9915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7000</text:p>
          </table:table-cell>
          <table:table-cell table:style-name="ce1" office:value-type="string" calcext:value-type="string">
            <text:p>007000</text:p>
          </table:table-cell>
          <table:table-cell table:style-name="ce1" office:value-type="string" calcext:value-type="string">
            <text:p>234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8118" calcext:value-type="float">
            <text:p>40,638118000000000</text:p>
          </table:table-cell>
          <table:table-cell office:value-type="float" office:value="-74.02497" calcext:value-type="float">
            <text:p>-74,0249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7100</text:p>
          </table:table-cell>
          <table:table-cell table:style-name="ce1" office:value-type="string" calcext:value-type="string">
            <text:p>007100</text:p>
          </table:table-cell>
          <table:table-cell table:style-name="ce1" office:value-type="string" calcext:value-type="string">
            <text:p>449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3633" calcext:value-type="float">
            <text:p>40,683633000000000</text:p>
          </table:table-cell>
          <table:table-cell office:value-type="float" office:value="-73.98783" calcext:value-type="float">
            <text:p>-73,9878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7200</text:p>
          </table:table-cell>
          <table:table-cell table:style-name="ce1" office:value-type="string" calcext:value-type="string">
            <text:p>007200</text:p>
          </table:table-cell>
          <table:table-cell table:style-name="ce1" office:value-type="string" calcext:value-type="string">
            <text:p>194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0364" calcext:value-type="float">
            <text:p>40,640364000000000</text:p>
          </table:table-cell>
          <table:table-cell office:value-type="float" office:value="-74.020278" calcext:value-type="float">
            <text:p>-74,0202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7400</text:p>
          </table:table-cell>
          <table:table-cell table:style-name="ce1" office:value-type="string" calcext:value-type="string">
            <text:p>007400</text:p>
          </table:table-cell>
          <table:table-cell table:style-name="ce1" office:value-type="string" calcext:value-type="string">
            <text:p>54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1916" calcext:value-type="float">
            <text:p>40,641916000000000</text:p>
          </table:table-cell>
          <table:table-cell office:value-type="float" office:value="-74.016923" calcext:value-type="float">
            <text:p>-74,0169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7500</text:p>
          </table:table-cell>
          <table:table-cell table:style-name="ce1" office:value-type="string" calcext:value-type="string">
            <text:p>007500</text:p>
          </table:table-cell>
          <table:table-cell table:style-name="ce1" office:value-type="string" calcext:value-type="string">
            <text:p>438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1608" calcext:value-type="float">
            <text:p>40,681608000000000</text:p>
          </table:table-cell>
          <table:table-cell office:value-type="float" office:value="-73.992614" calcext:value-type="float">
            <text:p>-73,9926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7600</text:p>
          </table:table-cell>
          <table:table-cell table:style-name="ce1" office:value-type="string" calcext:value-type="string">
            <text:p>007600</text:p>
          </table:table-cell>
          <table:table-cell table:style-name="ce1" office:value-type="string" calcext:value-type="string">
            <text:p>441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4123" calcext:value-type="float">
            <text:p>40,644123000000000</text:p>
          </table:table-cell>
          <table:table-cell office:value-type="float" office:value="-74.0148" calcext:value-type="float">
            <text:p>-74,0148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7700</text:p>
          </table:table-cell>
          <table:table-cell table:style-name="ce1" office:value-type="string" calcext:value-type="string">
            <text:p>007700</text:p>
          </table:table-cell>
          <table:table-cell table:style-name="ce1" office:value-type="string" calcext:value-type="string">
            <text:p>390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7758" calcext:value-type="float">
            <text:p>40,677758000000000</text:p>
          </table:table-cell>
          <table:table-cell office:value-type="float" office:value="-73.995528" calcext:value-type="float">
            <text:p>-73,9955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7800</text:p>
          </table:table-cell>
          <table:table-cell table:style-name="ce1" office:value-type="string" calcext:value-type="string">
            <text:p>007800</text:p>
          </table:table-cell>
          <table:table-cell table:style-name="ce1" office:value-type="string" calcext:value-type="string">
            <text:p>506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6391" calcext:value-type="float">
            <text:p>40,646391000000000</text:p>
          </table:table-cell>
          <table:table-cell office:value-type="float" office:value="-74.012274" calcext:value-type="float">
            <text:p>-74,0122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8000</text:p>
          </table:table-cell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16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8384" calcext:value-type="float">
            <text:p>40,648384000000000</text:p>
          </table:table-cell>
          <table:table-cell office:value-type="float" office:value="-74.009799" calcext:value-type="float">
            <text:p>-74,0097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8200</text:p>
          </table:table-cell>
          <table:table-cell table:style-name="ce1" office:value-type="string" calcext:value-type="string">
            <text:p>008200</text:p>
          </table:table-cell>
          <table:table-cell table:style-name="ce1" office:value-type="string" calcext:value-type="string">
            <text:p>414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0695" calcext:value-type="float">
            <text:p>40,650695000000000</text:p>
          </table:table-cell>
          <table:table-cell office:value-type="float" office:value="-74.007531" calcext:value-type="float">
            <text:p>-74,0075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8400</text:p>
          </table:table-cell>
          <table:table-cell table:style-name="ce1" office:value-type="string" calcext:value-type="string">
            <text:p>008400</text:p>
          </table:table-cell>
          <table:table-cell table:style-name="ce1" office:value-type="string" calcext:value-type="string">
            <text:p>329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3935" calcext:value-type="float">
            <text:p>40,653935000000000</text:p>
          </table:table-cell>
          <table:table-cell office:value-type="float" office:value="-74.004343" calcext:value-type="float">
            <text:p>-74,0043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8500</text:p>
          </table:table-cell>
          <table:table-cell table:style-name="ce1" office:value-type="string" calcext:value-type="string">
            <text:p>008500</text:p>
          </table:table-cell>
          <table:table-cell table:style-name="ce1" office:value-type="string" calcext:value-type="string">
            <text:p>695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5561" calcext:value-type="float">
            <text:p>40,675561000000000</text:p>
          </table:table-cell>
          <table:table-cell office:value-type="float" office:value="-74.006408" calcext:value-type="float">
            <text:p>-74,0064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8600</text:p>
          </table:table-cell>
          <table:table-cell table:style-name="ce1" office:value-type="string" calcext:value-type="string">
            <text:p>0086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7976" calcext:value-type="float">
            <text:p>40,647976000000000</text:p>
          </table:table-cell>
          <table:table-cell office:value-type="float" office:value="-74.003743" calcext:value-type="float">
            <text:p>-74,0037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8800</text:p>
          </table:table-cell>
          <table:table-cell table:style-name="ce1" office:value-type="string" calcext:value-type="string">
            <text:p>008800</text:p>
          </table:table-cell>
          <table:table-cell table:style-name="ce1" office:value-type="string" calcext:value-type="string">
            <text:p>320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9628" calcext:value-type="float">
            <text:p>40,649628000000000</text:p>
          </table:table-cell>
          <table:table-cell office:value-type="float" office:value="-74.002337" calcext:value-type="float">
            <text:p>-74,0023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9000</text:p>
          </table:table-cell>
          <table:table-cell table:style-name="ce1" office:value-type="string" calcext:value-type="string">
            <text:p>009000</text:p>
          </table:table-cell>
          <table:table-cell table:style-name="ce1" office:value-type="string" calcext:value-type="string">
            <text:p>299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6751" calcext:value-type="float">
            <text:p>40,646751000000000</text:p>
          </table:table-cell>
          <table:table-cell office:value-type="float" office:value="-73.997938" calcext:value-type="float">
            <text:p>-73,9979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9200</text:p>
          </table:table-cell>
          <table:table-cell table:style-name="ce1" office:value-type="string" calcext:value-type="string">
            <text:p>009200</text:p>
          </table:table-cell>
          <table:table-cell table:style-name="ce1" office:value-type="string" calcext:value-type="string">
            <text:p>538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5135" calcext:value-type="float">
            <text:p>40,645135000000000</text:p>
          </table:table-cell>
          <table:table-cell office:value-type="float" office:value="-73.999002" calcext:value-type="float">
            <text:p>-73,9990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9400</text:p>
          </table:table-cell>
          <table:table-cell table:style-name="ce1" office:value-type="string" calcext:value-type="string">
            <text:p>009400</text:p>
          </table:table-cell>
          <table:table-cell table:style-name="ce1" office:value-type="string" calcext:value-type="string">
            <text:p>580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3359" calcext:value-type="float">
            <text:p>40,643359000000000</text:p>
          </table:table-cell>
          <table:table-cell office:value-type="float" office:value="-74.001468" calcext:value-type="float">
            <text:p>-74,0014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9600</text:p>
          </table:table-cell>
          <table:table-cell table:style-name="ce1" office:value-type="string" calcext:value-type="string">
            <text:p>009600</text:p>
          </table:table-cell>
          <table:table-cell table:style-name="ce1" office:value-type="string" calcext:value-type="string">
            <text:p>612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5996" calcext:value-type="float">
            <text:p>40,645996000000000</text:p>
          </table:table-cell>
          <table:table-cell office:value-type="float" office:value="-74.005704" calcext:value-type="float">
            <text:p>-74,00570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09800</text:p>
          </table:table-cell>
          <table:table-cell table:style-name="ce1" office:value-type="string" calcext:value-type="string">
            <text:p>009800</text:p>
          </table:table-cell>
          <table:table-cell table:style-name="ce1" office:value-type="string" calcext:value-type="string">
            <text:p>702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3895" calcext:value-type="float">
            <text:p>40,643895000000000</text:p>
          </table:table-cell>
          <table:table-cell office:value-type="float" office:value="-74.008121" calcext:value-type="float">
            <text:p>-74,0081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0000</text:p>
          </table:table-cell>
          <table:table-cell table:style-name="ce1" office:value-type="string" calcext:value-type="string">
            <text:p>010000</text:p>
          </table:table-cell>
          <table:table-cell table:style-name="ce1" office:value-type="string" calcext:value-type="string">
            <text:p>673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15" calcext:value-type="float">
            <text:p>40,641500000000000</text:p>
          </table:table-cell>
          <table:table-cell office:value-type="float" office:value="-74.010495" calcext:value-type="float">
            <text:p>-74,0104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0100</text:p>
          </table:table-cell>
          <table:table-cell table:style-name="ce1" office:value-type="string" calcext:value-type="string">
            <text:p>010100</text:p>
          </table:table-cell>
          <table:table-cell table:style-name="ce1" office:value-type="string" calcext:value-type="string">
            <text:p>409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7697" calcext:value-type="float">
            <text:p>40,657697000000000</text:p>
          </table:table-cell>
          <table:table-cell office:value-type="float" office:value="-74.000186" calcext:value-type="float">
            <text:p>-74,0001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0200</text:p>
          </table:table-cell>
          <table:table-cell table:style-name="ce1" office:value-type="string" calcext:value-type="string">
            <text:p>010200</text:p>
          </table:table-cell>
          <table:table-cell table:style-name="ce1" office:value-type="string" calcext:value-type="string">
            <text:p>562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9379" calcext:value-type="float">
            <text:p>40,639379000000000</text:p>
          </table:table-cell>
          <table:table-cell office:value-type="float" office:value="-74.012441" calcext:value-type="float">
            <text:p>-74,0124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0400</text:p>
          </table:table-cell>
          <table:table-cell table:style-name="ce1" office:value-type="string" calcext:value-type="string">
            <text:p>010400</text:p>
          </table:table-cell>
          <table:table-cell table:style-name="ce1" office:value-type="string" calcext:value-type="string">
            <text:p>59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6661" calcext:value-type="float">
            <text:p>40,636661000000000</text:p>
          </table:table-cell>
          <table:table-cell office:value-type="float" office:value="-74.008422" calcext:value-type="float">
            <text:p>-74,0084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0600</text:p>
          </table:table-cell>
          <table:table-cell table:style-name="ce1" office:value-type="string" calcext:value-type="string">
            <text:p>010600</text:p>
          </table:table-cell>
          <table:table-cell table:style-name="ce1" office:value-type="string" calcext:value-type="string">
            <text:p>58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8948" calcext:value-type="float">
            <text:p>40,638948000000000</text:p>
          </table:table-cell>
          <table:table-cell office:value-type="float" office:value="-74.006168" calcext:value-type="float">
            <text:p>-74,0061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0800</text:p>
          </table:table-cell>
          <table:table-cell table:style-name="ce1" office:value-type="string" calcext:value-type="string">
            <text:p>010800</text:p>
          </table:table-cell>
          <table:table-cell table:style-name="ce1" office:value-type="string" calcext:value-type="string">
            <text:p>528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0993" calcext:value-type="float">
            <text:p>40,640993000000000</text:p>
          </table:table-cell>
          <table:table-cell office:value-type="float" office:value="-74.003827" calcext:value-type="float">
            <text:p>-74,0038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1000</text:p>
          </table:table-cell>
          <table:table-cell table:style-name="ce1" office:value-type="string" calcext:value-type="string">
            <text:p>011000</text:p>
          </table:table-cell>
          <table:table-cell table:style-name="ce1" office:value-type="string" calcext:value-type="string">
            <text:p>244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4174" calcext:value-type="float">
            <text:p>40,644174000000000</text:p>
          </table:table-cell>
          <table:table-cell office:value-type="float" office:value="-73.993019" calcext:value-type="float">
            <text:p>-73,9930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1200</text:p>
          </table:table-cell>
          <table:table-cell table:style-name="ce1" office:value-type="string" calcext:value-type="string">
            <text:p>011200</text:p>
          </table:table-cell>
          <table:table-cell table:style-name="ce1" office:value-type="string" calcext:value-type="string">
            <text:p>643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2518" calcext:value-type="float">
            <text:p>40,642518000000000</text:p>
          </table:table-cell>
          <table:table-cell office:value-type="float" office:value="-73.995917" calcext:value-type="float">
            <text:p>-73,9959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1400</text:p>
          </table:table-cell>
          <table:table-cell table:style-name="ce1" office:value-type="string" calcext:value-type="string">
            <text:p>011400</text:p>
          </table:table-cell>
          <table:table-cell table:style-name="ce1" office:value-type="string" calcext:value-type="string">
            <text:p>397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9449" calcext:value-type="float">
            <text:p>40,639449000000000</text:p>
          </table:table-cell>
          <table:table-cell office:value-type="float" office:value="-73.999324" calcext:value-type="float">
            <text:p>-73,9993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1600</text:p>
          </table:table-cell>
          <table:table-cell table:style-name="ce1" office:value-type="string" calcext:value-type="string">
            <text:p>011600</text:p>
          </table:table-cell>
          <table:table-cell table:style-name="ce1" office:value-type="string" calcext:value-type="string">
            <text:p>481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5632" calcext:value-type="float">
            <text:p>40,635632000000000</text:p>
          </table:table-cell>
          <table:table-cell office:value-type="float" office:value="-74.003949" calcext:value-type="float">
            <text:p>-74,0039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1700</text:p>
          </table:table-cell>
          <table:table-cell table:style-name="ce1" office:value-type="string" calcext:value-type="string">
            <text:p>011700</text:p>
          </table:table-cell>
          <table:table-cell table:style-name="ce1" office:value-type="string" calcext:value-type="string">
            <text:p>236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8034" calcext:value-type="float">
            <text:p>40,668034000000000</text:p>
          </table:table-cell>
          <table:table-cell office:value-type="float" office:value="-73.992632" calcext:value-type="float">
            <text:p>-73,9926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1800</text:p>
          </table:table-cell>
          <table:table-cell table:style-name="ce1" office:value-type="string" calcext:value-type="string">
            <text:p>011800</text:p>
          </table:table-cell>
          <table:table-cell table:style-name="ce1" office:value-type="string" calcext:value-type="string">
            <text:p>225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6221" calcext:value-type="float">
            <text:p>40,636221000000000</text:p>
          </table:table-cell>
          <table:table-cell office:value-type="float" office:value="-74.011862" calcext:value-type="float">
            <text:p>-74,0118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1900</text:p>
          </table:table-cell>
          <table:table-cell table:style-name="ce1" office:value-type="string" calcext:value-type="string">
            <text:p>011900</text:p>
          </table:table-cell>
          <table:table-cell table:style-name="ce1" office:value-type="string" calcext:value-type="string">
            <text:p>153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6802" calcext:value-type="float">
            <text:p>40,676802000000000</text:p>
          </table:table-cell>
          <table:table-cell office:value-type="float" office:value="-73.986233" calcext:value-type="float">
            <text:p>-73,9862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2000</text:p>
          </table:table-cell>
          <table:table-cell table:style-name="ce1" office:value-type="string" calcext:value-type="string">
            <text:p>012000</text:p>
          </table:table-cell>
          <table:table-cell table:style-name="ce1" office:value-type="string" calcext:value-type="string">
            <text:p>126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2501" calcext:value-type="float">
            <text:p>40,632501000000000</text:p>
          </table:table-cell>
          <table:table-cell office:value-type="float" office:value="-74.009395" calcext:value-type="float">
            <text:p>-74,0093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2100</text:p>
          </table:table-cell>
          <table:table-cell table:style-name="ce1" office:value-type="string" calcext:value-type="string">
            <text:p>012100</text:p>
          </table:table-cell>
          <table:table-cell table:style-name="ce1" office:value-type="string" calcext:value-type="string">
            <text:p>161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1273" calcext:value-type="float">
            <text:p>40,671273000000000</text:p>
          </table:table-cell>
          <table:table-cell office:value-type="float" office:value="-73.990723" calcext:value-type="float">
            <text:p>-73,9907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2200</text:p>
          </table:table-cell>
          <table:table-cell table:style-name="ce1" office:value-type="string" calcext:value-type="string">
            <text:p>012200</text:p>
          </table:table-cell>
          <table:table-cell table:style-name="ce1" office:value-type="string" calcext:value-type="string">
            <text:p>533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881" calcext:value-type="float">
            <text:p>40,638810000000000</text:p>
          </table:table-cell>
          <table:table-cell office:value-type="float" office:value="-74.017478" calcext:value-type="float">
            <text:p>-74,0174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2600</text:p>
          </table:table-cell>
          <table:table-cell table:style-name="ce1" office:value-type="string" calcext:value-type="string">
            <text:p>012600</text:p>
          </table:table-cell>
          <table:table-cell table:style-name="ce1" office:value-type="string" calcext:value-type="string">
            <text:p>265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4497" calcext:value-type="float">
            <text:p>40,634497000000000</text:p>
          </table:table-cell>
          <table:table-cell office:value-type="float" office:value="-74.019883" calcext:value-type="float">
            <text:p>-74,0198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2700</text:p>
          </table:table-cell>
          <table:table-cell table:style-name="ce1" office:value-type="string" calcext:value-type="string">
            <text:p>012700</text:p>
          </table:table-cell>
          <table:table-cell table:style-name="ce1" office:value-type="string" calcext:value-type="string">
            <text:p>350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206" calcext:value-type="float">
            <text:p>40,682060000000000</text:p>
          </table:table-cell>
          <table:table-cell office:value-type="float" office:value="-73.982572" calcext:value-type="float">
            <text:p>-73,9825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2801</text:p>
          </table:table-cell>
          <table:table-cell table:style-name="ce1" office:value-type="string" calcext:value-type="string">
            <text:p>012801</text:p>
          </table:table-cell>
          <table:table-cell table:style-name="ce1" office:value-type="string" calcext:value-type="string">
            <text:p>211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0606" calcext:value-type="float">
            <text:p>40,630606000000000</text:p>
          </table:table-cell>
          <table:table-cell office:value-type="float" office:value="-74.013849" calcext:value-type="float">
            <text:p>-74,0138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2901</text:p>
          </table:table-cell>
          <table:table-cell table:style-name="ce1" office:value-type="string" calcext:value-type="string">
            <text:p>012901</text:p>
          </table:table-cell>
          <table:table-cell table:style-name="ce1" office:value-type="string" calcext:value-type="string">
            <text:p>215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1558" calcext:value-type="float">
            <text:p>40,681558000000000</text:p>
          </table:table-cell>
          <table:table-cell office:value-type="float" office:value="-73.978638" calcext:value-type="float">
            <text:p>-73,9786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2902</text:p>
          </table:table-cell>
          <table:table-cell table:style-name="ce1" office:value-type="string" calcext:value-type="string">
            <text:p>012902</text:p>
          </table:table-cell>
          <table:table-cell table:style-name="ce1" office:value-type="string" calcext:value-type="string">
            <text:p>196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0123" calcext:value-type="float">
            <text:p>40,680123000000000</text:p>
          </table:table-cell>
          <table:table-cell office:value-type="float" office:value="-73.9764" calcext:value-type="float">
            <text:p>-73,9764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3000</text:p>
          </table:table-cell>
          <table:table-cell table:style-name="ce1" office:value-type="string" calcext:value-type="string">
            <text:p>013000</text:p>
          </table:table-cell>
          <table:table-cell table:style-name="ce1" office:value-type="string" calcext:value-type="string">
            <text:p>479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2642" calcext:value-type="float">
            <text:p>40,632642000000000</text:p>
          </table:table-cell>
          <table:table-cell office:value-type="float" office:value="-74.021533" calcext:value-type="float">
            <text:p>-74,0215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3100</text:p>
          </table:table-cell>
          <table:table-cell table:style-name="ce1" office:value-type="string" calcext:value-type="string">
            <text:p>013100</text:p>
          </table:table-cell>
          <table:table-cell table:style-name="ce1" office:value-type="string" calcext:value-type="string">
            <text:p>382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7721" calcext:value-type="float">
            <text:p>40,677721000000000</text:p>
          </table:table-cell>
          <table:table-cell office:value-type="float" office:value="-73.979685" calcext:value-type="float">
            <text:p>-73,9796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3200</text:p>
          </table:table-cell>
          <table:table-cell table:style-name="ce1" office:value-type="string" calcext:value-type="string">
            <text:p>013200</text:p>
          </table:table-cell>
          <table:table-cell table:style-name="ce1" office:value-type="string" calcext:value-type="string">
            <text:p>223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8893" calcext:value-type="float">
            <text:p>40,628893000000000</text:p>
          </table:table-cell>
          <table:table-cell office:value-type="float" office:value="-74.014882" calcext:value-type="float">
            <text:p>-74,0148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3300</text:p>
          </table:table-cell>
          <table:table-cell table:style-name="ce1" office:value-type="string" calcext:value-type="string">
            <text:p>013300</text:p>
          </table:table-cell>
          <table:table-cell table:style-name="ce1" office:value-type="string" calcext:value-type="string">
            <text:p>373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5175" calcext:value-type="float">
            <text:p>40,675175000000000</text:p>
          </table:table-cell>
          <table:table-cell office:value-type="float" office:value="-73.981156" calcext:value-type="float">
            <text:p>-73,9811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3400</text:p>
          </table:table-cell>
          <table:table-cell table:style-name="ce1" office:value-type="string" calcext:value-type="string">
            <text:p>013400</text:p>
          </table:table-cell>
          <table:table-cell table:style-name="ce1" office:value-type="string" calcext:value-type="string">
            <text:p>390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9814" calcext:value-type="float">
            <text:p>40,629814000000000</text:p>
          </table:table-cell>
          <table:table-cell office:value-type="float" office:value="-74.021119" calcext:value-type="float">
            <text:p>-74,0211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3500</text:p>
          </table:table-cell>
          <table:table-cell table:style-name="ce1" office:value-type="string" calcext:value-type="string">
            <text:p>013500</text:p>
          </table:table-cell>
          <table:table-cell table:style-name="ce1" office:value-type="string" calcext:value-type="string">
            <text:p>359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2797" calcext:value-type="float">
            <text:p>40,672797000000000</text:p>
          </table:table-cell>
          <table:table-cell office:value-type="float" office:value="-73.983029" calcext:value-type="float">
            <text:p>-73,9830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3600</text:p>
          </table:table-cell>
          <table:table-cell table:style-name="ce1" office:value-type="string" calcext:value-type="string">
            <text:p>013600</text:p>
          </table:table-cell>
          <table:table-cell table:style-name="ce1" office:value-type="string" calcext:value-type="string">
            <text:p>392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7145" calcext:value-type="float">
            <text:p>40,627145000000000</text:p>
          </table:table-cell>
          <table:table-cell office:value-type="float" office:value="-74.023426" calcext:value-type="float">
            <text:p>-74,0234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3700</text:p>
          </table:table-cell>
          <table:table-cell table:style-name="ce1" office:value-type="string" calcext:value-type="string">
            <text:p>013700</text:p>
          </table:table-cell>
          <table:table-cell table:style-name="ce1" office:value-type="string" calcext:value-type="string">
            <text:p>305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0425" calcext:value-type="float">
            <text:p>40,670425000000000</text:p>
          </table:table-cell>
          <table:table-cell office:value-type="float" office:value="-73.985182" calcext:value-type="float">
            <text:p>-73,9851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3800</text:p>
          </table:table-cell>
          <table:table-cell table:style-name="ce1" office:value-type="string" calcext:value-type="string">
            <text:p>013800</text:p>
          </table:table-cell>
          <table:table-cell table:style-name="ce1" office:value-type="string" calcext:value-type="string">
            <text:p>316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4256" calcext:value-type="float">
            <text:p>40,624256000000000</text:p>
          </table:table-cell>
          <table:table-cell office:value-type="float" office:value="-74.025466" calcext:value-type="float">
            <text:p>-74,0254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3900</text:p>
          </table:table-cell>
          <table:table-cell table:style-name="ce1" office:value-type="string" calcext:value-type="string">
            <text:p>013900</text:p>
          </table:table-cell>
          <table:table-cell table:style-name="ce1" office:value-type="string" calcext:value-type="string">
            <text:p>348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7935" calcext:value-type="float">
            <text:p>40,667935000000000</text:p>
          </table:table-cell>
          <table:table-cell office:value-type="float" office:value="-73.987522" calcext:value-type="float">
            <text:p>-73,9875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4000</text:p>
          </table:table-cell>
          <table:table-cell table:style-name="ce1" office:value-type="string" calcext:value-type="string">
            <text:p>014000</text:p>
          </table:table-cell>
          <table:table-cell table:style-name="ce1" office:value-type="string" calcext:value-type="string">
            <text:p>182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0912" calcext:value-type="float">
            <text:p>40,620912000000000</text:p>
          </table:table-cell>
          <table:table-cell office:value-type="float" office:value="-74.019571" calcext:value-type="float">
            <text:p>-74,0195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4100</text:p>
          </table:table-cell>
          <table:table-cell table:style-name="ce1" office:value-type="string" calcext:value-type="string">
            <text:p>014100</text:p>
          </table:table-cell>
          <table:table-cell table:style-name="ce1" office:value-type="string" calcext:value-type="string">
            <text:p>301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5388" calcext:value-type="float">
            <text:p>40,665388000000000</text:p>
          </table:table-cell>
          <table:table-cell office:value-type="float" office:value="-73.989291" calcext:value-type="float">
            <text:p>-73,9892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4200</text:p>
          </table:table-cell>
          <table:table-cell table:style-name="ce1" office:value-type="string" calcext:value-type="string">
            <text:p>014200</text:p>
          </table:table-cell>
          <table:table-cell table:style-name="ce1" office:value-type="string" calcext:value-type="string">
            <text:p>322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2659" calcext:value-type="float">
            <text:p>40,622659000000000</text:p>
          </table:table-cell>
          <table:table-cell office:value-type="float" office:value="-74.023371" calcext:value-type="float">
            <text:p>-74,0233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4300</text:p>
          </table:table-cell>
          <table:table-cell table:style-name="ce1" office:value-type="string" calcext:value-type="string">
            <text:p>014300</text:p>
          </table:table-cell>
          <table:table-cell table:style-name="ce1" office:value-type="string" calcext:value-type="string">
            <text:p>348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3381" calcext:value-type="float">
            <text:p>40,663381000000000</text:p>
          </table:table-cell>
          <table:table-cell office:value-type="float" office:value="-73.992621" calcext:value-type="float">
            <text:p>-73,9926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4500</text:p>
          </table:table-cell>
          <table:table-cell table:style-name="ce1" office:value-type="string" calcext:value-type="string">
            <text:p>014500</text:p>
          </table:table-cell>
          <table:table-cell table:style-name="ce1" office:value-type="string" calcext:value-type="string">
            <text:p>417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136" calcext:value-type="float">
            <text:p>40,661360000000000</text:p>
          </table:table-cell>
          <table:table-cell office:value-type="float" office:value="-73.995102" calcext:value-type="float">
            <text:p>-73,9951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4700</text:p>
          </table:table-cell>
          <table:table-cell table:style-name="ce1" office:value-type="string" calcext:value-type="string">
            <text:p>014700</text:p>
          </table:table-cell>
          <table:table-cell table:style-name="ce1" office:value-type="string" calcext:value-type="string">
            <text:p>208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9578" calcext:value-type="float">
            <text:p>40,659578000000000</text:p>
          </table:table-cell>
          <table:table-cell office:value-type="float" office:value="-73.989924" calcext:value-type="float">
            <text:p>-73,9899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4800</text:p>
          </table:table-cell>
          <table:table-cell table:style-name="ce1" office:value-type="string" calcext:value-type="string">
            <text:p>014800</text:p>
          </table:table-cell>
          <table:table-cell table:style-name="ce1" office:value-type="string" calcext:value-type="string">
            <text:p>120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6787" calcext:value-type="float">
            <text:p>40,616787000000000</text:p>
          </table:table-cell>
          <table:table-cell office:value-type="float" office:value="-74.012878" calcext:value-type="float">
            <text:p>-74,0128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4900</text:p>
          </table:table-cell>
          <table:table-cell table:style-name="ce1" office:value-type="string" calcext:value-type="string">
            <text:p>014900</text:p>
          </table:table-cell>
          <table:table-cell table:style-name="ce1" office:value-type="string" calcext:value-type="string">
            <text:p>497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2549" calcext:value-type="float">
            <text:p>40,662549000000000</text:p>
          </table:table-cell>
          <table:table-cell office:value-type="float" office:value="-73.985051" calcext:value-type="float">
            <text:p>-73,9850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5000</text:p>
          </table:table-cell>
          <table:table-cell table:style-name="ce1" office:value-type="string" calcext:value-type="string">
            <text:p>015000</text:p>
          </table:table-cell>
          <table:table-cell table:style-name="ce1" office:value-type="string" calcext:value-type="string">
            <text:p>157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5524" calcext:value-type="float">
            <text:p>40,615524000000000</text:p>
          </table:table-cell>
          <table:table-cell office:value-type="float" office:value="-74.010606" calcext:value-type="float">
            <text:p>-74,0106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5100</text:p>
          </table:table-cell>
          <table:table-cell table:style-name="ce1" office:value-type="string" calcext:value-type="string">
            <text:p>015100</text:p>
          </table:table-cell>
          <table:table-cell table:style-name="ce1" office:value-type="string" calcext:value-type="string">
            <text:p>357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5554" calcext:value-type="float">
            <text:p>40,665554000000000</text:p>
          </table:table-cell>
          <table:table-cell office:value-type="float" office:value="-73.982592" calcext:value-type="float">
            <text:p>-73,9825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5200</text:p>
          </table:table-cell>
          <table:table-cell table:style-name="ce1" office:value-type="string" calcext:value-type="string">
            <text:p>015200</text:p>
          </table:table-cell>
          <table:table-cell table:style-name="ce1" office:value-type="string" calcext:value-type="string">
            <text:p>230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6141" calcext:value-type="float">
            <text:p>40,616141000000000</text:p>
          </table:table-cell>
          <table:table-cell office:value-type="float" office:value="-74.024043" calcext:value-type="float">
            <text:p>-74,0240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5300</text:p>
          </table:table-cell>
          <table:table-cell table:style-name="ce1" office:value-type="string" calcext:value-type="string">
            <text:p>015300</text:p>
          </table:table-cell>
          <table:table-cell table:style-name="ce1" office:value-type="string" calcext:value-type="string">
            <text:p>304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8041" calcext:value-type="float">
            <text:p>40,668041000000000</text:p>
          </table:table-cell>
          <table:table-cell office:value-type="float" office:value="-73.98063" calcext:value-type="float">
            <text:p>-73,9806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5400</text:p>
          </table:table-cell>
          <table:table-cell table:style-name="ce1" office:value-type="string" calcext:value-type="string">
            <text:p>0154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1183" calcext:value-type="float">
            <text:p>40,611183000000000</text:p>
          </table:table-cell>
          <table:table-cell office:value-type="float" office:value="-74.018907" calcext:value-type="float">
            <text:p>-74,0189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5500</text:p>
          </table:table-cell>
          <table:table-cell table:style-name="ce1" office:value-type="string" calcext:value-type="string">
            <text:p>015500</text:p>
          </table:table-cell>
          <table:table-cell table:style-name="ce1" office:value-type="string" calcext:value-type="string">
            <text:p>327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0536" calcext:value-type="float">
            <text:p>40,670536000000000</text:p>
          </table:table-cell>
          <table:table-cell office:value-type="float" office:value="-73.978664" calcext:value-type="float">
            <text:p>-73,9786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5700</text:p>
          </table:table-cell>
          <table:table-cell table:style-name="ce1" office:value-type="string" calcext:value-type="string">
            <text:p>015700</text:p>
          </table:table-cell>
          <table:table-cell table:style-name="ce1" office:value-type="string" calcext:value-type="string">
            <text:p>413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2971" calcext:value-type="float">
            <text:p>40,672971000000000</text:p>
          </table:table-cell>
          <table:table-cell office:value-type="float" office:value="-73.976281" calcext:value-type="float">
            <text:p>-73,9762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5900</text:p>
          </table:table-cell>
          <table:table-cell table:style-name="ce1" office:value-type="string" calcext:value-type="string">
            <text:p>015900</text:p>
          </table:table-cell>
          <table:table-cell table:style-name="ce1" office:value-type="string" calcext:value-type="string">
            <text:p>503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5438" calcext:value-type="float">
            <text:p>40,675438000000000</text:p>
          </table:table-cell>
          <table:table-cell office:value-type="float" office:value="-73.973698" calcext:value-type="float">
            <text:p>-73,9736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6000</text:p>
          </table:table-cell>
          <table:table-cell table:style-name="ce1" office:value-type="string" calcext:value-type="string">
            <text:p>016000</text:p>
          </table:table-cell>
          <table:table-cell table:style-name="ce1" office:value-type="string" calcext:value-type="string">
            <text:p>421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8486" calcext:value-type="float">
            <text:p>40,618486000000000</text:p>
          </table:table-cell>
          <table:table-cell office:value-type="float" office:value="-74.026989" calcext:value-type="float">
            <text:p>-74,0269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6100</text:p>
          </table:table-cell>
          <table:table-cell table:style-name="ce1" office:value-type="string" calcext:value-type="string">
            <text:p>016100</text:p>
          </table:table-cell>
          <table:table-cell table:style-name="ce1" office:value-type="string" calcext:value-type="string">
            <text:p>307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9558" calcext:value-type="float">
            <text:p>40,679558000000000</text:p>
          </table:table-cell>
          <table:table-cell office:value-type="float" office:value="-73.973336" calcext:value-type="float">
            <text:p>-73,9733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6200</text:p>
          </table:table-cell>
          <table:table-cell table:style-name="ce1" office:value-type="string" calcext:value-type="string">
            <text:p>016200</text:p>
          </table:table-cell>
          <table:table-cell table:style-name="ce1" office:value-type="string" calcext:value-type="string">
            <text:p>208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4054" calcext:value-type="float">
            <text:p>40,614054000000000</text:p>
          </table:table-cell>
          <table:table-cell office:value-type="float" office:value="-74.031161" calcext:value-type="float">
            <text:p>-74,0311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6300</text:p>
          </table:table-cell>
          <table:table-cell table:style-name="ce1" office:value-type="string" calcext:value-type="string">
            <text:p>016300</text:p>
          </table:table-cell>
          <table:table-cell table:style-name="ce1" office:value-type="string" calcext:value-type="string">
            <text:p>299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8126" calcext:value-type="float">
            <text:p>40,678126000000000</text:p>
          </table:table-cell>
          <table:table-cell office:value-type="float" office:value="-73.970368" calcext:value-type="float">
            <text:p>-73,9703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6400</text:p>
          </table:table-cell>
          <table:table-cell table:style-name="ce1" office:value-type="string" calcext:value-type="string">
            <text:p>016400</text:p>
          </table:table-cell>
          <table:table-cell table:style-name="ce1" office:value-type="string" calcext:value-type="string">
            <text:p>76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6945" calcext:value-type="float">
            <text:p>40,606945000000000</text:p>
          </table:table-cell>
          <table:table-cell office:value-type="float" office:value="-74.027657" calcext:value-type="float">
            <text:p>-74,0276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6500</text:p>
          </table:table-cell>
          <table:table-cell table:style-name="ce1" office:value-type="string" calcext:value-type="string">
            <text:p>016500</text:p>
          </table:table-cell>
          <table:table-cell table:style-name="ce1" office:value-type="string" calcext:value-type="string">
            <text:p>514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0098" calcext:value-type="float">
            <text:p>40,670098000000000</text:p>
          </table:table-cell>
          <table:table-cell office:value-type="float" office:value="-73.973942" calcext:value-type="float">
            <text:p>-73,9739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6600</text:p>
          </table:table-cell>
          <table:table-cell table:style-name="ce1" office:value-type="string" calcext:value-type="string">
            <text:p>016600</text:p>
          </table:table-cell>
          <table:table-cell table:style-name="ce1" office:value-type="string" calcext:value-type="string">
            <text:p>205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867" calcext:value-type="float">
            <text:p>40,618670000000000</text:p>
          </table:table-cell>
          <table:table-cell office:value-type="float" office:value="-74.016299" calcext:value-type="float">
            <text:p>-74,0162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6700</text:p>
          </table:table-cell>
          <table:table-cell table:style-name="ce1" office:value-type="string" calcext:value-type="string">
            <text:p>016700</text:p>
          </table:table-cell>
          <table:table-cell table:style-name="ce1" office:value-type="string" calcext:value-type="string">
            <text:p>463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4285" calcext:value-type="float">
            <text:p>40,664285000000000</text:p>
          </table:table-cell>
          <table:table-cell office:value-type="float" office:value="-73.978784" calcext:value-type="float">
            <text:p>-73,9787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6800</text:p>
          </table:table-cell>
          <table:table-cell table:style-name="ce1" office:value-type="string" calcext:value-type="string">
            <text:p>016800</text:p>
          </table:table-cell>
          <table:table-cell table:style-name="ce1" office:value-type="string" calcext:value-type="string">
            <text:p>151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4665" calcext:value-type="float">
            <text:p>40,604665000000000</text:p>
          </table:table-cell>
          <table:table-cell office:value-type="float" office:value="-74.015246" calcext:value-type="float">
            <text:p>-74,0152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6900</text:p>
          </table:table-cell>
          <table:table-cell table:style-name="ce1" office:value-type="string" calcext:value-type="string">
            <text:p>016900</text:p>
          </table:table-cell>
          <table:table-cell table:style-name="ce1" office:value-type="string" calcext:value-type="string">
            <text:p>449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9503" calcext:value-type="float">
            <text:p>40,659503000000000</text:p>
          </table:table-cell>
          <table:table-cell office:value-type="float" office:value="-73.981384" calcext:value-type="float">
            <text:p>-73,9813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7000</text:p>
          </table:table-cell>
          <table:table-cell table:style-name="ce1" office:value-type="string" calcext:value-type="string">
            <text:p>017000</text:p>
          </table:table-cell>
          <table:table-cell table:style-name="ce1" office:value-type="string" calcext:value-type="string">
            <text:p>325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015" calcext:value-type="float">
            <text:p>40,610150000000000</text:p>
          </table:table-cell>
          <table:table-cell office:value-type="float" office:value="-74.012579" calcext:value-type="float">
            <text:p>-74,0125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7100</text:p>
          </table:table-cell>
          <table:table-cell table:style-name="ce1" office:value-type="string" calcext:value-type="string">
            <text:p>017100</text:p>
          </table:table-cell>
          <table:table-cell table:style-name="ce1" office:value-type="string" calcext:value-type="string">
            <text:p>374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7146" calcext:value-type="float">
            <text:p>40,657146000000000</text:p>
          </table:table-cell>
          <table:table-cell office:value-type="float" office:value="-73.976802" calcext:value-type="float">
            <text:p>-73,9768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7200</text:p>
          </table:table-cell>
          <table:table-cell table:style-name="ce1" office:value-type="string" calcext:value-type="string">
            <text:p>017200</text:p>
          </table:table-cell>
          <table:table-cell table:style-name="ce1" office:value-type="string" calcext:value-type="string">
            <text:p>293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8628" calcext:value-type="float">
            <text:p>40,608628000000000</text:p>
          </table:table-cell>
          <table:table-cell office:value-type="float" office:value="-74.010546" calcext:value-type="float">
            <text:p>-74,0105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7400</text:p>
          </table:table-cell>
          <table:table-cell table:style-name="ce1" office:value-type="string" calcext:value-type="string">
            <text:p>017400</text:p>
          </table:table-cell>
          <table:table-cell table:style-name="ce1" office:value-type="string" calcext:value-type="string">
            <text:p>179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4302" calcext:value-type="float">
            <text:p>40,604302000000000</text:p>
          </table:table-cell>
          <table:table-cell office:value-type="float" office:value="-74.011358" calcext:value-type="float">
            <text:p>-74,0113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7500</text:p>
          </table:table-cell>
          <table:table-cell table:style-name="ce1" office:value-type="string" calcext:value-type="string">
            <text:p>01750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2141" calcext:value-type="float">
            <text:p>40,652141000000000</text:p>
          </table:table-cell>
          <table:table-cell office:value-type="float" office:value="-73.990253" calcext:value-type="float">
            <text:p>-73,9902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7600</text:p>
          </table:table-cell>
          <table:table-cell table:style-name="ce1" office:value-type="string" calcext:value-type="string">
            <text:p>017600</text:p>
          </table:table-cell>
          <table:table-cell table:style-name="ce1" office:value-type="string" calcext:value-type="string">
            <text:p>229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2991" calcext:value-type="float">
            <text:p>40,602991000000000</text:p>
          </table:table-cell>
          <table:table-cell office:value-type="float" office:value="-74.008576" calcext:value-type="float">
            <text:p>-74,0085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7700</text:p>
          </table:table-cell>
          <table:table-cell table:style-name="ce1" office:value-type="string" calcext:value-type="string">
            <text:p>0177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9427" calcext:value-type="float">
            <text:p>40,659427000000000</text:p>
          </table:table-cell>
          <table:table-cell office:value-type="float" office:value="-73.969558" calcext:value-type="float">
            <text:p>-73,9695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7800</text:p>
          </table:table-cell>
          <table:table-cell table:style-name="ce1" office:value-type="string" calcext:value-type="string">
            <text:p>017800</text:p>
          </table:table-cell>
          <table:table-cell table:style-name="ce1" office:value-type="string" calcext:value-type="string">
            <text:p>289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6988" calcext:value-type="float">
            <text:p>40,606988000000000</text:p>
          </table:table-cell>
          <table:table-cell office:value-type="float" office:value="-74.004864" calcext:value-type="float">
            <text:p>-74,0048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7900</text:p>
          </table:table-cell>
          <table:table-cell table:style-name="ce1" office:value-type="string" calcext:value-type="string">
            <text:p>017900</text:p>
          </table:table-cell>
          <table:table-cell table:style-name="ce1" office:value-type="string" calcext:value-type="string">
            <text:p>362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4165" calcext:value-type="float">
            <text:p>40,684165000000000</text:p>
          </table:table-cell>
          <table:table-cell office:value-type="float" office:value="-73.971237" calcext:value-type="float">
            <text:p>-73,9712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8000</text:p>
          </table:table-cell>
          <table:table-cell table:style-name="ce1" office:value-type="string" calcext:value-type="string">
            <text:p>018000</text:p>
          </table:table-cell>
          <table:table-cell table:style-name="ce1" office:value-type="string" calcext:value-type="string">
            <text:p>319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8166" calcext:value-type="float">
            <text:p>40,608166000000000</text:p>
          </table:table-cell>
          <table:table-cell office:value-type="float" office:value="-74.007348" calcext:value-type="float">
            <text:p>-74,0073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8100</text:p>
          </table:table-cell>
          <table:table-cell table:style-name="ce1" office:value-type="string" calcext:value-type="string">
            <text:p>018100</text:p>
          </table:table-cell>
          <table:table-cell table:style-name="ce1" office:value-type="string" calcext:value-type="string">
            <text:p>393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7904" calcext:value-type="float">
            <text:p>40,687904000000000</text:p>
          </table:table-cell>
          <table:table-cell office:value-type="float" office:value="-73.9727" calcext:value-type="float">
            <text:p>-73,9727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8200</text:p>
          </table:table-cell>
          <table:table-cell table:style-name="ce1" office:value-type="string" calcext:value-type="string">
            <text:p>018200</text:p>
          </table:table-cell>
          <table:table-cell table:style-name="ce1" office:value-type="string" calcext:value-type="string">
            <text:p>316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2346" calcext:value-type="float">
            <text:p>40,612346000000000</text:p>
          </table:table-cell>
          <table:table-cell office:value-type="float" office:value="-74.002764" calcext:value-type="float">
            <text:p>-74,0027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8300</text:p>
          </table:table-cell>
          <table:table-cell table:style-name="ce1" office:value-type="string" calcext:value-type="string">
            <text:p>018300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1629" calcext:value-type="float">
            <text:p>40,691629000000000</text:p>
          </table:table-cell>
          <table:table-cell office:value-type="float" office:value="-73.971585" calcext:value-type="float">
            <text:p>-73,9715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8400</text:p>
          </table:table-cell>
          <table:table-cell table:style-name="ce1" office:value-type="string" calcext:value-type="string">
            <text:p>018400</text:p>
          </table:table-cell>
          <table:table-cell table:style-name="ce1" office:value-type="string" calcext:value-type="string">
            <text:p>200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3642" calcext:value-type="float">
            <text:p>40,613642000000000</text:p>
          </table:table-cell>
          <table:table-cell office:value-type="float" office:value="-74.007149" calcext:value-type="float">
            <text:p>-74,0071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8501</text:p>
          </table:table-cell>
          <table:table-cell table:style-name="ce1" office:value-type="string" calcext:value-type="string">
            <text:p>018501</text:p>
          </table:table-cell>
          <table:table-cell table:style-name="ce1" office:value-type="string" calcext:value-type="string">
            <text:p>382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4708" calcext:value-type="float">
            <text:p>40,694708000000000</text:p>
          </table:table-cell>
          <table:table-cell office:value-type="float" office:value="-73.974254" calcext:value-type="float">
            <text:p>-73,9742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8600</text:p>
          </table:table-cell>
          <table:table-cell table:style-name="ce1" office:value-type="string" calcext:value-type="string">
            <text:p>018600</text:p>
          </table:table-cell>
          <table:table-cell table:style-name="ce1" office:value-type="string" calcext:value-type="string">
            <text:p>212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5625" calcext:value-type="float">
            <text:p>40,615625000000000</text:p>
          </table:table-cell>
          <table:table-cell office:value-type="float" office:value="-74.00508" calcext:value-type="float">
            <text:p>-74,0050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8700</text:p>
          </table:table-cell>
          <table:table-cell table:style-name="ce1" office:value-type="string" calcext:value-type="string">
            <text:p>018700</text:p>
          </table:table-cell>
          <table:table-cell table:style-name="ce1" office:value-type="string" calcext:value-type="string">
            <text:p>141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4442" calcext:value-type="float">
            <text:p>40,694442000000000</text:p>
          </table:table-cell>
          <table:table-cell office:value-type="float" office:value="-73.970436" calcext:value-type="float">
            <text:p>-73,9704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8800</text:p>
          </table:table-cell>
          <table:table-cell table:style-name="ce1" office:value-type="string" calcext:value-type="string">
            <text:p>018800</text:p>
          </table:table-cell>
          <table:table-cell table:style-name="ce1" office:value-type="string" calcext:value-type="string">
            <text:p>264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7397" calcext:value-type="float">
            <text:p>40,617397000000000</text:p>
          </table:table-cell>
          <table:table-cell office:value-type="float" office:value="-74.002852" calcext:value-type="float">
            <text:p>-74,0028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9000</text:p>
          </table:table-cell>
          <table:table-cell table:style-name="ce1" office:value-type="string" calcext:value-type="string">
            <text:p>019000</text:p>
          </table:table-cell>
          <table:table-cell table:style-name="ce1" office:value-type="string" calcext:value-type="string">
            <text:p>478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1467" calcext:value-type="float">
            <text:p>40,621467000000000</text:p>
          </table:table-cell>
          <table:table-cell office:value-type="float" office:value="-74.000359" calcext:value-type="float">
            <text:p>-74,0003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9100</text:p>
          </table:table-cell>
          <table:table-cell table:style-name="ce1" office:value-type="string" calcext:value-type="string">
            <text:p>019100</text:p>
          </table:table-cell>
          <table:table-cell table:style-name="ce1" office:value-type="string" calcext:value-type="string">
            <text:p>233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4731" calcext:value-type="float">
            <text:p>40,694731000000000</text:p>
          </table:table-cell>
          <table:table-cell office:value-type="float" office:value="-73.965377" calcext:value-type="float">
            <text:p>-73,9653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9200</text:p>
          </table:table-cell>
          <table:table-cell table:style-name="ce1" office:value-type="string" calcext:value-type="string">
            <text:p>019200</text:p>
          </table:table-cell>
          <table:table-cell table:style-name="ce1" office:value-type="string" calcext:value-type="string">
            <text:p>277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885" calcext:value-type="float">
            <text:p>40,628850000000000</text:p>
          </table:table-cell>
          <table:table-cell office:value-type="float" office:value="-73.999002" calcext:value-type="float">
            <text:p>-73,9990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9300</text:p>
          </table:table-cell>
          <table:table-cell table:style-name="ce1" office:value-type="string" calcext:value-type="string">
            <text:p>019300</text:p>
          </table:table-cell>
          <table:table-cell table:style-name="ce1" office:value-type="string" calcext:value-type="string">
            <text:p>562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1228" calcext:value-type="float">
            <text:p>40,691228000000000</text:p>
          </table:table-cell>
          <table:table-cell office:value-type="float" office:value="-73.962328" calcext:value-type="float">
            <text:p>-73,9623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9400</text:p>
          </table:table-cell>
          <table:table-cell table:style-name="ce1" office:value-type="string" calcext:value-type="string">
            <text:p>019400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557" calcext:value-type="float">
            <text:p>40,625570000000000</text:p>
          </table:table-cell>
          <table:table-cell office:value-type="float" office:value="-74.000897" calcext:value-type="float">
            <text:p>-74,0008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9500</text:p>
          </table:table-cell>
          <table:table-cell table:style-name="ce1" office:value-type="string" calcext:value-type="string">
            <text:p>019500</text:p>
          </table:table-cell>
          <table:table-cell table:style-name="ce1" office:value-type="string" calcext:value-type="string">
            <text:p>336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1743" calcext:value-type="float">
            <text:p>40,691743000000000</text:p>
          </table:table-cell>
          <table:table-cell office:value-type="float" office:value="-73.967638" calcext:value-type="float">
            <text:p>-73,9676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9600</text:p>
          </table:table-cell>
          <table:table-cell table:style-name="ce1" office:value-type="string" calcext:value-type="string">
            <text:p>019600</text:p>
          </table:table-cell>
          <table:table-cell table:style-name="ce1" office:value-type="string" calcext:value-type="string">
            <text:p>435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3505" calcext:value-type="float">
            <text:p>40,623505000000000</text:p>
          </table:table-cell>
          <table:table-cell office:value-type="float" office:value="-74.004055" calcext:value-type="float">
            <text:p>-74,0040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9700</text:p>
          </table:table-cell>
          <table:table-cell table:style-name="ce1" office:value-type="string" calcext:value-type="string">
            <text:p>019700</text:p>
          </table:table-cell>
          <table:table-cell table:style-name="ce1" office:value-type="string" calcext:value-type="string">
            <text:p>331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7964" calcext:value-type="float">
            <text:p>40,687964000000000</text:p>
          </table:table-cell>
          <table:table-cell office:value-type="float" office:value="-73.966613" calcext:value-type="float">
            <text:p>-73,9666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9800</text:p>
          </table:table-cell>
          <table:table-cell table:style-name="ce1" office:value-type="string" calcext:value-type="string">
            <text:p>019800</text:p>
          </table:table-cell>
          <table:table-cell table:style-name="ce1" office:value-type="string" calcext:value-type="string">
            <text:p>170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9361" calcext:value-type="float">
            <text:p>40,619361000000000</text:p>
          </table:table-cell>
          <table:table-cell office:value-type="float" office:value="-74.006615" calcext:value-type="float">
            <text:p>-74,0066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19900</text:p>
          </table:table-cell>
          <table:table-cell table:style-name="ce1" office:value-type="string" calcext:value-type="string">
            <text:p>019900</text:p>
          </table:table-cell>
          <table:table-cell table:style-name="ce1" office:value-type="string" calcext:value-type="string">
            <text:p>292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4491" calcext:value-type="float">
            <text:p>40,684491000000000</text:p>
          </table:table-cell>
          <table:table-cell office:value-type="float" office:value="-73.967126" calcext:value-type="float">
            <text:p>-73,9671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0000</text:p>
          </table:table-cell>
          <table:table-cell table:style-name="ce1" office:value-type="string" calcext:value-type="string">
            <text:p>020000</text:p>
          </table:table-cell>
          <table:table-cell table:style-name="ce1" office:value-type="string" calcext:value-type="string">
            <text:p>226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0885" calcext:value-type="float">
            <text:p>40,620885000000000</text:p>
          </table:table-cell>
          <table:table-cell office:value-type="float" office:value="-74.008615" calcext:value-type="float">
            <text:p>-74,0086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0100</text:p>
          </table:table-cell>
          <table:table-cell table:style-name="ce1" office:value-type="string" calcext:value-type="string">
            <text:p>020100</text:p>
          </table:table-cell>
          <table:table-cell table:style-name="ce1" office:value-type="string" calcext:value-type="string">
            <text:p>342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3983" calcext:value-type="float">
            <text:p>40,683983000000000</text:p>
          </table:table-cell>
          <table:table-cell office:value-type="float" office:value="-73.963628" calcext:value-type="float">
            <text:p>-73,9636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0200</text:p>
          </table:table-cell>
          <table:table-cell table:style-name="ce1" office:value-type="string" calcext:value-type="string">
            <text:p>020200</text:p>
          </table:table-cell>
          <table:table-cell table:style-name="ce1" office:value-type="string" calcext:value-type="string">
            <text:p>187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2248" calcext:value-type="float">
            <text:p>40,622248000000000</text:p>
          </table:table-cell>
          <table:table-cell office:value-type="float" office:value="-74.010783" calcext:value-type="float">
            <text:p>-74,0107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0300</text:p>
          </table:table-cell>
          <table:table-cell table:style-name="ce1" office:value-type="string" calcext:value-type="string">
            <text:p>020300</text:p>
          </table:table-cell>
          <table:table-cell table:style-name="ce1" office:value-type="string" calcext:value-type="string">
            <text:p>169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9868" calcext:value-type="float">
            <text:p>40,679868000000000</text:p>
          </table:table-cell>
          <table:table-cell office:value-type="float" office:value="-73.964906" calcext:value-type="float">
            <text:p>-73,9649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0400</text:p>
          </table:table-cell>
          <table:table-cell table:style-name="ce1" office:value-type="string" calcext:value-type="string">
            <text:p>020400</text:p>
          </table:table-cell>
          <table:table-cell table:style-name="ce1" office:value-type="string" calcext:value-type="string">
            <text:p>17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3473" calcext:value-type="float">
            <text:p>40,623473000000000</text:p>
          </table:table-cell>
          <table:table-cell office:value-type="float" office:value="-74.013096" calcext:value-type="float">
            <text:p>-74,0130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0500</text:p>
          </table:table-cell>
          <table:table-cell table:style-name="ce1" office:value-type="string" calcext:value-type="string">
            <text:p>020500</text:p>
          </table:table-cell>
          <table:table-cell table:style-name="ce1" office:value-type="string" calcext:value-type="string">
            <text:p>246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7319" calcext:value-type="float">
            <text:p>40,677319000000000</text:p>
          </table:table-cell>
          <table:table-cell office:value-type="float" office:value="-73.965722" calcext:value-type="float">
            <text:p>-73,9657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0600</text:p>
          </table:table-cell>
          <table:table-cell table:style-name="ce1" office:value-type="string" calcext:value-type="string">
            <text:p>020600</text:p>
          </table:table-cell>
          <table:table-cell table:style-name="ce1" office:value-type="string" calcext:value-type="string">
            <text:p>222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5181" calcext:value-type="float">
            <text:p>40,625181000000000</text:p>
          </table:table-cell>
          <table:table-cell office:value-type="float" office:value="-74.015068" calcext:value-type="float">
            <text:p>-74,0150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0700</text:p>
          </table:table-cell>
          <table:table-cell table:style-name="ce1" office:value-type="string" calcext:value-type="string">
            <text:p>020700</text:p>
          </table:table-cell>
          <table:table-cell table:style-name="ce1" office:value-type="string" calcext:value-type="string">
            <text:p>431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4862" calcext:value-type="float">
            <text:p>40,674862000000000</text:p>
          </table:table-cell>
          <table:table-cell office:value-type="float" office:value="-73.966681" calcext:value-type="float">
            <text:p>-73,9666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0800</text:p>
          </table:table-cell>
          <table:table-cell table:style-name="ce1" office:value-type="string" calcext:value-type="string">
            <text:p>020800</text:p>
          </table:table-cell>
          <table:table-cell table:style-name="ce1" office:value-type="string" calcext:value-type="string">
            <text:p>304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6009" calcext:value-type="float">
            <text:p>40,626009000000000</text:p>
          </table:table-cell>
          <table:table-cell office:value-type="float" office:value="-74.009723" calcext:value-type="float">
            <text:p>-74,0097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1000</text:p>
          </table:table-cell>
          <table:table-cell table:style-name="ce1" office:value-type="string" calcext:value-type="string">
            <text:p>021000</text:p>
          </table:table-cell>
          <table:table-cell table:style-name="ce1" office:value-type="string" calcext:value-type="string">
            <text:p>396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7781" calcext:value-type="float">
            <text:p>40,627781000000000</text:p>
          </table:table-cell>
          <table:table-cell office:value-type="float" office:value="-74.008377" calcext:value-type="float">
            <text:p>-74,0083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1100</text:p>
          </table:table-cell>
          <table:table-cell table:style-name="ce1" office:value-type="string" calcext:value-type="string">
            <text:p>021100</text:p>
          </table:table-cell>
          <table:table-cell table:style-name="ce1" office:value-type="string" calcext:value-type="string">
            <text:p>121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7047" calcext:value-type="float">
            <text:p>40,697047000000000</text:p>
          </table:table-cell>
          <table:table-cell office:value-type="float" office:value="-73.974701" calcext:value-type="float">
            <text:p>-73,9747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1200</text:p>
          </table:table-cell>
          <table:table-cell table:style-name="ce1" office:value-type="string" calcext:value-type="string">
            <text:p>021200</text:p>
          </table:table-cell>
          <table:table-cell table:style-name="ce1" office:value-type="string" calcext:value-type="string">
            <text:p>464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9492" calcext:value-type="float">
            <text:p>40,629492000000000</text:p>
          </table:table-cell>
          <table:table-cell office:value-type="float" office:value="-74.00577" calcext:value-type="float">
            <text:p>-74,0057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1300</text:p>
          </table:table-cell>
          <table:table-cell table:style-name="ce1" office:value-type="string" calcext:value-type="string">
            <text:p>021300</text:p>
          </table:table-cell>
          <table:table-cell table:style-name="ce1" office:value-type="string" calcext:value-type="string">
            <text:p>420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8048" calcext:value-type="float">
            <text:p>40,668048000000000</text:p>
          </table:table-cell>
          <table:table-cell office:value-type="float" office:value="-73.960297" calcext:value-type="float">
            <text:p>-73,9602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1400</text:p>
          </table:table-cell>
          <table:table-cell table:style-name="ce1" office:value-type="string" calcext:value-type="string">
            <text:p>021400</text:p>
          </table:table-cell>
          <table:table-cell table:style-name="ce1" office:value-type="string" calcext:value-type="string">
            <text:p>215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1854" calcext:value-type="float">
            <text:p>40,631854000000000</text:p>
          </table:table-cell>
          <table:table-cell office:value-type="float" office:value="-74.002483" calcext:value-type="float">
            <text:p>-74,0024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1500</text:p>
          </table:table-cell>
          <table:table-cell table:style-name="ce1" office:value-type="string" calcext:value-type="string">
            <text:p>021500</text:p>
          </table:table-cell>
          <table:table-cell table:style-name="ce1" office:value-type="string" calcext:value-type="string">
            <text:p>530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3123" calcext:value-type="float">
            <text:p>40,673123000000000</text:p>
          </table:table-cell>
          <table:table-cell office:value-type="float" office:value="-73.964015" calcext:value-type="float">
            <text:p>-73,9640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1600</text:p>
          </table:table-cell>
          <table:table-cell table:style-name="ce1" office:value-type="string" calcext:value-type="string">
            <text:p>021600</text:p>
          </table:table-cell>
          <table:table-cell table:style-name="ce1" office:value-type="string" calcext:value-type="string">
            <text:p>401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2973" calcext:value-type="float">
            <text:p>40,632973000000000</text:p>
          </table:table-cell>
          <table:table-cell office:value-type="float" office:value="-73.999882" calcext:value-type="float">
            <text:p>-73,9998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1700</text:p>
          </table:table-cell>
          <table:table-cell table:style-name="ce1" office:value-type="string" calcext:value-type="string">
            <text:p>021700</text:p>
          </table:table-cell>
          <table:table-cell table:style-name="ce1" office:value-type="string" calcext:value-type="string">
            <text:p>359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2696" calcext:value-type="float">
            <text:p>40,672696000000000</text:p>
          </table:table-cell>
          <table:table-cell office:value-type="float" office:value="-73.959061" calcext:value-type="float">
            <text:p>-73,9590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1800</text:p>
          </table:table-cell>
          <table:table-cell table:style-name="ce1" office:value-type="string" calcext:value-type="string">
            <text:p>021800</text:p>
          </table:table-cell>
          <table:table-cell table:style-name="ce1" office:value-type="string" calcext:value-type="string">
            <text:p>376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4422" calcext:value-type="float">
            <text:p>40,634422000000000</text:p>
          </table:table-cell>
          <table:table-cell office:value-type="float" office:value="-73.997969" calcext:value-type="float">
            <text:p>-73,9979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1900</text:p>
          </table:table-cell>
          <table:table-cell table:style-name="ce1" office:value-type="string" calcext:value-type="string">
            <text:p>021900</text:p>
          </table:table-cell>
          <table:table-cell table:style-name="ce1" office:value-type="string" calcext:value-type="string">
            <text:p>359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215" calcext:value-type="float">
            <text:p>40,672150000000000</text:p>
          </table:table-cell>
          <table:table-cell office:value-type="float" office:value="-73.955235" calcext:value-type="float">
            <text:p>-73,9552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2000</text:p>
          </table:table-cell>
          <table:table-cell table:style-name="ce1" office:value-type="string" calcext:value-type="string">
            <text:p>022000</text:p>
          </table:table-cell>
          <table:table-cell table:style-name="ce1" office:value-type="string" calcext:value-type="string">
            <text:p>493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6253" calcext:value-type="float">
            <text:p>40,636253000000000</text:p>
          </table:table-cell>
          <table:table-cell office:value-type="float" office:value="-73.995473" calcext:value-type="float">
            <text:p>-73,9954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2100</text:p>
          </table:table-cell>
          <table:table-cell table:style-name="ce1" office:value-type="string" calcext:value-type="string">
            <text:p>022100</text:p>
          </table:table-cell>
          <table:table-cell table:style-name="ce1" office:value-type="string" calcext:value-type="string">
            <text:p>360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6305" calcext:value-type="float">
            <text:p>40,676305000000000</text:p>
          </table:table-cell>
          <table:table-cell office:value-type="float" office:value="-73.95433" calcext:value-type="float">
            <text:p>-73,9543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2200</text:p>
          </table:table-cell>
          <table:table-cell table:style-name="ce1" office:value-type="string" calcext:value-type="string">
            <text:p>022200</text:p>
          </table:table-cell>
          <table:table-cell table:style-name="ce1" office:value-type="string" calcext:value-type="string">
            <text:p>469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8129" calcext:value-type="float">
            <text:p>40,638129000000000</text:p>
          </table:table-cell>
          <table:table-cell office:value-type="float" office:value="-73.99291" calcext:value-type="float">
            <text:p>-73,9929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2400</text:p>
          </table:table-cell>
          <table:table-cell table:style-name="ce1" office:value-type="string" calcext:value-type="string">
            <text:p>022400</text:p>
          </table:table-cell>
          <table:table-cell table:style-name="ce1" office:value-type="string" calcext:value-type="string">
            <text:p>548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0399" calcext:value-type="float">
            <text:p>40,640399000000000</text:p>
          </table:table-cell>
          <table:table-cell office:value-type="float" office:value="-73.990254" calcext:value-type="float">
            <text:p>-73,9902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2600</text:p>
          </table:table-cell>
          <table:table-cell table:style-name="ce1" office:value-type="string" calcext:value-type="string">
            <text:p>022600</text:p>
          </table:table-cell>
          <table:table-cell table:style-name="ce1" office:value-type="string" calcext:value-type="string">
            <text:p>251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2401" calcext:value-type="float">
            <text:p>40,642401000000000</text:p>
          </table:table-cell>
          <table:table-cell office:value-type="float" office:value="-73.987327" calcext:value-type="float">
            <text:p>-73,9873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2700</text:p>
          </table:table-cell>
          <table:table-cell table:style-name="ce1" office:value-type="string" calcext:value-type="string">
            <text:p>022700</text:p>
          </table:table-cell>
          <table:table-cell table:style-name="ce1" office:value-type="string" calcext:value-type="string">
            <text:p>345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1533" calcext:value-type="float">
            <text:p>40,681533000000000</text:p>
          </table:table-cell>
          <table:table-cell office:value-type="float" office:value="-73.957029" calcext:value-type="float">
            <text:p>-73,9570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2800</text:p>
          </table:table-cell>
          <table:table-cell table:style-name="ce1" office:value-type="string" calcext:value-type="string">
            <text:p>022800</text:p>
          </table:table-cell>
          <table:table-cell table:style-name="ce1" office:value-type="string" calcext:value-type="string">
            <text:p>330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9393" calcext:value-type="float">
            <text:p>40,639393000000000</text:p>
          </table:table-cell>
          <table:table-cell office:value-type="float" office:value="-73.981121" calcext:value-type="float">
            <text:p>-73,9811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2900</text:p>
          </table:table-cell>
          <table:table-cell table:style-name="ce1" office:value-type="string" calcext:value-type="string">
            <text:p>022900</text:p>
          </table:table-cell>
          <table:table-cell table:style-name="ce1" office:value-type="string" calcext:value-type="string">
            <text:p>339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5153" calcext:value-type="float">
            <text:p>40,685153000000000</text:p>
          </table:table-cell>
          <table:table-cell office:value-type="float" office:value="-73.95675" calcext:value-type="float">
            <text:p>-73,9567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3000</text:p>
          </table:table-cell>
          <table:table-cell table:style-name="ce1" office:value-type="string" calcext:value-type="string">
            <text:p>023000</text:p>
          </table:table-cell>
          <table:table-cell table:style-name="ce1" office:value-type="string" calcext:value-type="string">
            <text:p>451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7818" calcext:value-type="float">
            <text:p>40,637818000000000</text:p>
          </table:table-cell>
          <table:table-cell office:value-type="float" office:value="-73.98424" calcext:value-type="float">
            <text:p>-73,9842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3100</text:p>
          </table:table-cell>
          <table:table-cell table:style-name="ce1" office:value-type="string" calcext:value-type="string">
            <text:p>023100</text:p>
          </table:table-cell>
          <table:table-cell table:style-name="ce1" office:value-type="string" calcext:value-type="string">
            <text:p>302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6057" calcext:value-type="float">
            <text:p>40,686057000000000</text:p>
          </table:table-cell>
          <table:table-cell office:value-type="float" office:value="-73.960944" calcext:value-type="float">
            <text:p>-73,9609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3200</text:p>
          </table:table-cell>
          <table:table-cell table:style-name="ce1" office:value-type="string" calcext:value-type="string">
            <text:p>023200</text:p>
          </table:table-cell>
          <table:table-cell table:style-name="ce1" office:value-type="string" calcext:value-type="string">
            <text:p>569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6223" calcext:value-type="float">
            <text:p>40,636223000000000</text:p>
          </table:table-cell>
          <table:table-cell office:value-type="float" office:value="-73.986408" calcext:value-type="float">
            <text:p>-73,9864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3300</text:p>
          </table:table-cell>
          <table:table-cell table:style-name="ce1" office:value-type="string" calcext:value-type="string">
            <text:p>023300</text:p>
          </table:table-cell>
          <table:table-cell table:style-name="ce1" office:value-type="string" calcext:value-type="string">
            <text:p>506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9233" calcext:value-type="float">
            <text:p>40,689233000000000</text:p>
          </table:table-cell>
          <table:table-cell office:value-type="float" office:value="-73.95787" calcext:value-type="float">
            <text:p>-73,9578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3400</text:p>
          </table:table-cell>
          <table:table-cell table:style-name="ce1" office:value-type="string" calcext:value-type="string">
            <text:p>023400</text:p>
          </table:table-cell>
          <table:table-cell table:style-name="ce1" office:value-type="string" calcext:value-type="string">
            <text:p>505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4012" calcext:value-type="float">
            <text:p>40,634012000000000</text:p>
          </table:table-cell>
          <table:table-cell office:value-type="float" office:value="-73.988222" calcext:value-type="float">
            <text:p>-73,9882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3500</text:p>
          </table:table-cell>
          <table:table-cell table:style-name="ce1" office:value-type="string" calcext:value-type="string">
            <text:p>023500</text:p>
          </table:table-cell>
          <table:table-cell table:style-name="ce1" office:value-type="string" calcext:value-type="string">
            <text:p>392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255" calcext:value-type="float">
            <text:p>40,692550000000000</text:p>
          </table:table-cell>
          <table:table-cell office:value-type="float" office:value="-73.95781" calcext:value-type="float">
            <text:p>-73,9578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3600</text:p>
          </table:table-cell>
          <table:table-cell table:style-name="ce1" office:value-type="string" calcext:value-type="string">
            <text:p>023600</text:p>
          </table:table-cell>
          <table:table-cell table:style-name="ce1" office:value-type="string" calcext:value-type="string">
            <text:p>560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2237" calcext:value-type="float">
            <text:p>40,632237000000000</text:p>
          </table:table-cell>
          <table:table-cell office:value-type="float" office:value="-73.989993" calcext:value-type="float">
            <text:p>-73,9899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3800</text:p>
          </table:table-cell>
          <table:table-cell table:style-name="ce1" office:value-type="string" calcext:value-type="string">
            <text:p>023800</text:p>
          </table:table-cell>
          <table:table-cell table:style-name="ce1" office:value-type="string" calcext:value-type="string">
            <text:p>459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0501" calcext:value-type="float">
            <text:p>40,630501000000000</text:p>
          </table:table-cell>
          <table:table-cell office:value-type="float" office:value="-73.991344" calcext:value-type="float">
            <text:p>-73,9913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4000</text:p>
          </table:table-cell>
          <table:table-cell table:style-name="ce1" office:value-type="string" calcext:value-type="string">
            <text:p>024000</text:p>
          </table:table-cell>
          <table:table-cell table:style-name="ce1" office:value-type="string" calcext:value-type="string">
            <text:p>469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868" calcext:value-type="float">
            <text:p>40,628680000000000</text:p>
          </table:table-cell>
          <table:table-cell office:value-type="float" office:value="-73.992873" calcext:value-type="float">
            <text:p>-73,9928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4100</text:p>
          </table:table-cell>
          <table:table-cell table:style-name="ce1" office:value-type="string" calcext:value-type="string">
            <text:p>024100</text:p>
          </table:table-cell>
          <table:table-cell table:style-name="ce1" office:value-type="string" calcext:value-type="string">
            <text:p>222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1838" calcext:value-type="float">
            <text:p>40,691838000000000</text:p>
          </table:table-cell>
          <table:table-cell office:value-type="float" office:value="-73.954246" calcext:value-type="float">
            <text:p>-73,9542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4200</text:p>
          </table:table-cell>
          <table:table-cell table:style-name="ce1" office:value-type="string" calcext:value-type="string">
            <text:p>024200</text:p>
          </table:table-cell>
          <table:table-cell table:style-name="ce1" office:value-type="string" calcext:value-type="string">
            <text:p>298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6073" calcext:value-type="float">
            <text:p>40,626073000000000</text:p>
          </table:table-cell>
          <table:table-cell office:value-type="float" office:value="-73.992886" calcext:value-type="float">
            <text:p>-73,9928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4300</text:p>
          </table:table-cell>
          <table:table-cell table:style-name="ce1" office:value-type="string" calcext:value-type="string">
            <text:p>024300</text:p>
          </table:table-cell>
          <table:table-cell table:style-name="ce1" office:value-type="string" calcext:value-type="string">
            <text:p>378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7422" calcext:value-type="float">
            <text:p>40,687422000000000</text:p>
          </table:table-cell>
          <table:table-cell office:value-type="float" office:value="-73.952844" calcext:value-type="float">
            <text:p>-73,9528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4400</text:p>
          </table:table-cell>
          <table:table-cell table:style-name="ce1" office:value-type="string" calcext:value-type="string">
            <text:p>024400</text:p>
          </table:table-cell>
          <table:table-cell table:style-name="ce1" office:value-type="string" calcext:value-type="string">
            <text:p>323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1752" calcext:value-type="float">
            <text:p>40,621752000000000</text:p>
          </table:table-cell>
          <table:table-cell office:value-type="float" office:value="-73.986135" calcext:value-type="float">
            <text:p>-73,9861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4500</text:p>
          </table:table-cell>
          <table:table-cell table:style-name="ce1" office:value-type="string" calcext:value-type="string">
            <text:p>024500</text:p>
          </table:table-cell>
          <table:table-cell table:style-name="ce1" office:value-type="string" calcext:value-type="string">
            <text:p>394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2853" calcext:value-type="float">
            <text:p>40,682853000000000</text:p>
          </table:table-cell>
          <table:table-cell office:value-type="float" office:value="-73.951872" calcext:value-type="float">
            <text:p>-73,9518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4600</text:p>
          </table:table-cell>
          <table:table-cell table:style-name="ce1" office:value-type="string" calcext:value-type="string">
            <text:p>024600</text:p>
          </table:table-cell>
          <table:table-cell table:style-name="ce1" office:value-type="string" calcext:value-type="string">
            <text:p>325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8295" calcext:value-type="float">
            <text:p>40,618295000000000</text:p>
          </table:table-cell>
          <table:table-cell office:value-type="float" office:value="-73.981273" calcext:value-type="float">
            <text:p>-73,9812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4700</text:p>
          </table:table-cell>
          <table:table-cell table:style-name="ce1" office:value-type="string" calcext:value-type="string">
            <text:p>024700</text:p>
          </table:table-cell>
          <table:table-cell table:style-name="ce1" office:value-type="string" calcext:value-type="string">
            <text:p>231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9418" calcext:value-type="float">
            <text:p>40,679418000000000</text:p>
          </table:table-cell>
          <table:table-cell office:value-type="float" office:value="-73.94912" calcext:value-type="float">
            <text:p>-73,9491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4800</text:p>
          </table:table-cell>
          <table:table-cell table:style-name="ce1" office:value-type="string" calcext:value-type="string">
            <text:p>024800</text:p>
          </table:table-cell>
          <table:table-cell table:style-name="ce1" office:value-type="string" calcext:value-type="string">
            <text:p>269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1017" calcext:value-type="float">
            <text:p>40,621017000000000</text:p>
          </table:table-cell>
          <table:table-cell office:value-type="float" office:value="-73.989546" calcext:value-type="float">
            <text:p>-73,9895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4900</text:p>
          </table:table-cell>
          <table:table-cell table:style-name="ce1" office:value-type="string" calcext:value-type="string">
            <text:p>024900</text:p>
          </table:table-cell>
          <table:table-cell table:style-name="ce1" office:value-type="string" calcext:value-type="string">
            <text:p>382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3105" calcext:value-type="float">
            <text:p>40,683105000000000</text:p>
          </table:table-cell>
          <table:table-cell office:value-type="float" office:value="-73.948397" calcext:value-type="float">
            <text:p>-73,9483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5000</text:p>
          </table:table-cell>
          <table:table-cell table:style-name="ce1" office:value-type="string" calcext:value-type="string">
            <text:p>025000</text:p>
          </table:table-cell>
          <table:table-cell table:style-name="ce1" office:value-type="string" calcext:value-type="string">
            <text:p>172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2674" calcext:value-type="float">
            <text:p>40,622674000000000</text:p>
          </table:table-cell>
          <table:table-cell office:value-type="float" office:value="-73.996092" calcext:value-type="float">
            <text:p>-73,9960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5100</text:p>
          </table:table-cell>
          <table:table-cell table:style-name="ce1" office:value-type="string" calcext:value-type="string">
            <text:p>025100</text:p>
          </table:table-cell>
          <table:table-cell table:style-name="ce1" office:value-type="string" calcext:value-type="string">
            <text:p>381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7762" calcext:value-type="float">
            <text:p>40,687762000000000</text:p>
          </table:table-cell>
          <table:table-cell office:value-type="float" office:value="-73.949369" calcext:value-type="float">
            <text:p>-73,9493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5200</text:p>
          </table:table-cell>
          <table:table-cell table:style-name="ce1" office:value-type="string" calcext:value-type="string">
            <text:p>025200</text:p>
          </table:table-cell>
          <table:table-cell table:style-name="ce1" office:value-type="string" calcext:value-type="string">
            <text:p>478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9978" calcext:value-type="float">
            <text:p>40,619978000000000</text:p>
          </table:table-cell>
          <table:table-cell office:value-type="float" office:value="-73.992386" calcext:value-type="float">
            <text:p>-73,9923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5300</text:p>
          </table:table-cell>
          <table:table-cell table:style-name="ce1" office:value-type="string" calcext:value-type="string">
            <text:p>025300</text:p>
          </table:table-cell>
          <table:table-cell table:style-name="ce1" office:value-type="string" calcext:value-type="string">
            <text:p>275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3362" calcext:value-type="float">
            <text:p>40,693362000000000</text:p>
          </table:table-cell>
          <table:table-cell office:value-type="float" office:value="-73.950481" calcext:value-type="float">
            <text:p>-73,9504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5400</text:p>
          </table:table-cell>
          <table:table-cell table:style-name="ce1" office:value-type="string" calcext:value-type="string">
            <text:p>025400</text:p>
          </table:table-cell>
          <table:table-cell table:style-name="ce1" office:value-type="string" calcext:value-type="string">
            <text:p>350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6875" calcext:value-type="float">
            <text:p>40,616875000000000</text:p>
          </table:table-cell>
          <table:table-cell office:value-type="float" office:value="-73.984168" calcext:value-type="float">
            <text:p>-73,9841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5500</text:p>
          </table:table-cell>
          <table:table-cell table:style-name="ce1" office:value-type="string" calcext:value-type="string">
            <text:p>025500</text:p>
          </table:table-cell>
          <table:table-cell table:style-name="ce1" office:value-type="string" calcext:value-type="string">
            <text:p>510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7539" calcext:value-type="float">
            <text:p>40,697539000000000</text:p>
          </table:table-cell>
          <table:table-cell office:value-type="float" office:value="-73.951315" calcext:value-type="float">
            <text:p>-73,9513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5600</text:p>
          </table:table-cell>
          <table:table-cell table:style-name="ce1" office:value-type="string" calcext:value-type="string">
            <text:p>025600</text:p>
          </table:table-cell>
          <table:table-cell table:style-name="ce1" office:value-type="string" calcext:value-type="string">
            <text:p>305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5211" calcext:value-type="float">
            <text:p>40,615211000000000</text:p>
          </table:table-cell>
          <table:table-cell office:value-type="float" office:value="-73.986052" calcext:value-type="float">
            <text:p>-73,9860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5700</text:p>
          </table:table-cell>
          <table:table-cell table:style-name="ce1" office:value-type="string" calcext:value-type="string">
            <text:p>025700</text:p>
          </table:table-cell>
          <table:table-cell table:style-name="ce1" office:value-type="string" calcext:value-type="string">
            <text:p>213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8342" calcext:value-type="float">
            <text:p>40,698342000000000</text:p>
          </table:table-cell>
          <table:table-cell office:value-type="float" office:value="-73.946806" calcext:value-type="float">
            <text:p>-73,9468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5800</text:p>
          </table:table-cell>
          <table:table-cell table:style-name="ce1" office:value-type="string" calcext:value-type="string">
            <text:p>025800</text:p>
          </table:table-cell>
          <table:table-cell table:style-name="ce1" office:value-type="string" calcext:value-type="string">
            <text:p>459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3396" calcext:value-type="float">
            <text:p>40,613396000000000</text:p>
          </table:table-cell>
          <table:table-cell office:value-type="float" office:value="-73.98741" calcext:value-type="float">
            <text:p>-73,9874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5901</text:p>
          </table:table-cell>
          <table:table-cell table:style-name="ce1" office:value-type="string" calcext:value-type="string">
            <text:p>025901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5094" calcext:value-type="float">
            <text:p>40,695094000000000</text:p>
          </table:table-cell>
          <table:table-cell office:value-type="float" office:value="-73.9457" calcext:value-type="float">
            <text:p>-73,9457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5902</text:p>
          </table:table-cell>
          <table:table-cell table:style-name="ce1" office:value-type="string" calcext:value-type="string">
            <text:p>025902</text:p>
          </table:table-cell>
          <table:table-cell table:style-name="ce1" office:value-type="string" calcext:value-type="string">
            <text:p>341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6966" calcext:value-type="float">
            <text:p>40,696966000000000</text:p>
          </table:table-cell>
          <table:table-cell office:value-type="float" office:value="-73.945154" calcext:value-type="float">
            <text:p>-73,9451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6000</text:p>
          </table:table-cell>
          <table:table-cell table:style-name="ce1" office:value-type="string" calcext:value-type="string">
            <text:p>026000</text:p>
          </table:table-cell>
          <table:table-cell table:style-name="ce1" office:value-type="string" calcext:value-type="string">
            <text:p>364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6842" calcext:value-type="float">
            <text:p>40,616842000000000</text:p>
          </table:table-cell>
          <table:table-cell office:value-type="float" office:value="-73.992317" calcext:value-type="float">
            <text:p>-73,9923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6100</text:p>
          </table:table-cell>
          <table:table-cell table:style-name="ce1" office:value-type="string" calcext:value-type="string">
            <text:p>026100</text:p>
          </table:table-cell>
          <table:table-cell table:style-name="ce1" office:value-type="string" calcext:value-type="string">
            <text:p>491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2381" calcext:value-type="float">
            <text:p>40,692381000000000</text:p>
          </table:table-cell>
          <table:table-cell office:value-type="float" office:value="-73.945785" calcext:value-type="float">
            <text:p>-73,9457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6200</text:p>
          </table:table-cell>
          <table:table-cell table:style-name="ce1" office:value-type="string" calcext:value-type="string">
            <text:p>026200</text:p>
          </table:table-cell>
          <table:table-cell table:style-name="ce1" office:value-type="string" calcext:value-type="string">
            <text:p>237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9017" calcext:value-type="float">
            <text:p>40,619017000000000</text:p>
          </table:table-cell>
          <table:table-cell office:value-type="float" office:value="-73.997018" calcext:value-type="float">
            <text:p>-73,99701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6300</text:p>
          </table:table-cell>
          <table:table-cell table:style-name="ce1" office:value-type="string" calcext:value-type="string">
            <text:p>026300</text:p>
          </table:table-cell>
          <table:table-cell table:style-name="ce1" office:value-type="string" calcext:value-type="string">
            <text:p>186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921" calcext:value-type="float">
            <text:p>40,689210000000000</text:p>
          </table:table-cell>
          <table:table-cell office:value-type="float" office:value="-73.944873" calcext:value-type="float">
            <text:p>-73,9448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6400</text:p>
          </table:table-cell>
          <table:table-cell table:style-name="ce1" office:value-type="string" calcext:value-type="string">
            <text:p>026400</text:p>
          </table:table-cell>
          <table:table-cell table:style-name="ce1" office:value-type="string" calcext:value-type="string">
            <text:p>459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4809" calcext:value-type="float">
            <text:p>40,614809000000000</text:p>
          </table:table-cell>
          <table:table-cell office:value-type="float" office:value="-73.997553" calcext:value-type="float">
            <text:p>-73,9975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6500</text:p>
          </table:table-cell>
          <table:table-cell table:style-name="ce1" office:value-type="string" calcext:value-type="string">
            <text:p>026500</text:p>
          </table:table-cell>
          <table:table-cell table:style-name="ce1" office:value-type="string" calcext:value-type="string">
            <text:p>383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706" calcext:value-type="float">
            <text:p>40,687060000000000</text:p>
          </table:table-cell>
          <table:table-cell office:value-type="float" office:value="-73.944424" calcext:value-type="float">
            <text:p>-73,9444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6600</text:p>
          </table:table-cell>
          <table:table-cell table:style-name="ce1" office:value-type="string" calcext:value-type="string">
            <text:p>026600</text:p>
          </table:table-cell>
          <table:table-cell table:style-name="ce1" office:value-type="string" calcext:value-type="string">
            <text:p>373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262" calcext:value-type="float">
            <text:p>40,612620000000000</text:p>
          </table:table-cell>
          <table:table-cell office:value-type="float" office:value="-73.990253" calcext:value-type="float">
            <text:p>-73,9902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6700</text:p>
          </table:table-cell>
          <table:table-cell table:style-name="ce1" office:value-type="string" calcext:value-type="string">
            <text:p>026700</text:p>
          </table:table-cell>
          <table:table-cell table:style-name="ce1" office:value-type="string" calcext:value-type="string">
            <text:p>392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4023" calcext:value-type="float">
            <text:p>40,684023000000000</text:p>
          </table:table-cell>
          <table:table-cell office:value-type="float" office:value="-73.943983" calcext:value-type="float">
            <text:p>-73,9439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6800</text:p>
          </table:table-cell>
          <table:table-cell table:style-name="ce1" office:value-type="string" calcext:value-type="string">
            <text:p>026800</text:p>
          </table:table-cell>
          <table:table-cell table:style-name="ce1" office:value-type="string" calcext:value-type="string">
            <text:p>418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0402" calcext:value-type="float">
            <text:p>40,610402000000000</text:p>
          </table:table-cell>
          <table:table-cell office:value-type="float" office:value="-73.990255" calcext:value-type="float">
            <text:p>-73,9902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6900</text:p>
          </table:table-cell>
          <table:table-cell table:style-name="ce1" office:value-type="string" calcext:value-type="string">
            <text:p>026900</text:p>
          </table:table-cell>
          <table:table-cell table:style-name="ce1" office:value-type="string" calcext:value-type="string">
            <text:p>277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1151" calcext:value-type="float">
            <text:p>40,681151000000000</text:p>
          </table:table-cell>
          <table:table-cell office:value-type="float" office:value="-73.943115" calcext:value-type="float">
            <text:p>-73,9431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7000</text:p>
          </table:table-cell>
          <table:table-cell table:style-name="ce1" office:value-type="string" calcext:value-type="string">
            <text:p>027000</text:p>
          </table:table-cell>
          <table:table-cell table:style-name="ce1" office:value-type="string" calcext:value-type="string">
            <text:p>244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5785" calcext:value-type="float">
            <text:p>40,605785000000000</text:p>
          </table:table-cell>
          <table:table-cell office:value-type="float" office:value="-73.98987" calcext:value-type="float">
            <text:p>-73,9898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7100</text:p>
          </table:table-cell>
          <table:table-cell table:style-name="ce1" office:value-type="string" calcext:value-type="string">
            <text:p>027100</text:p>
          </table:table-cell>
          <table:table-cell table:style-name="ce1" office:value-type="string" calcext:value-type="string">
            <text:p>247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8923" calcext:value-type="float">
            <text:p>40,678923000000000</text:p>
          </table:table-cell>
          <table:table-cell office:value-type="float" office:value="-73.93873" calcext:value-type="float">
            <text:p>-73,9387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7200</text:p>
          </table:table-cell>
          <table:table-cell table:style-name="ce1" office:value-type="string" calcext:value-type="string">
            <text:p>027200</text:p>
          </table:table-cell>
          <table:table-cell table:style-name="ce1" office:value-type="string" calcext:value-type="string">
            <text:p>348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8259" calcext:value-type="float">
            <text:p>40,608259000000000</text:p>
          </table:table-cell>
          <table:table-cell office:value-type="float" office:value="-73.992671" calcext:value-type="float">
            <text:p>-73,9926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7300</text:p>
          </table:table-cell>
          <table:table-cell table:style-name="ce1" office:value-type="string" calcext:value-type="string">
            <text:p>027300</text:p>
          </table:table-cell>
          <table:table-cell table:style-name="ce1" office:value-type="string" calcext:value-type="string">
            <text:p>281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0976" calcext:value-type="float">
            <text:p>40,680976000000000</text:p>
          </table:table-cell>
          <table:table-cell office:value-type="float" office:value="-73.93745" calcext:value-type="float">
            <text:p>-73,9374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7400</text:p>
          </table:table-cell>
          <table:table-cell table:style-name="ce1" office:value-type="string" calcext:value-type="string">
            <text:p>027400</text:p>
          </table:table-cell>
          <table:table-cell table:style-name="ce1" office:value-type="string" calcext:value-type="string">
            <text:p>302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1042" calcext:value-type="float">
            <text:p>40,611042000000000</text:p>
          </table:table-cell>
          <table:table-cell office:value-type="float" office:value="-73.995425" calcext:value-type="float">
            <text:p>-73,9954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7500</text:p>
          </table:table-cell>
          <table:table-cell table:style-name="ce1" office:value-type="string" calcext:value-type="string">
            <text:p>027500</text:p>
          </table:table-cell>
          <table:table-cell table:style-name="ce1" office:value-type="string" calcext:value-type="string">
            <text:p>418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3909" calcext:value-type="float">
            <text:p>40,683909000000000</text:p>
          </table:table-cell>
          <table:table-cell office:value-type="float" office:value="-73.938332" calcext:value-type="float">
            <text:p>-73,9383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7600</text:p>
          </table:table-cell>
          <table:table-cell table:style-name="ce1" office:value-type="string" calcext:value-type="string">
            <text:p>027600</text:p>
          </table:table-cell>
          <table:table-cell table:style-name="ce1" office:value-type="string" calcext:value-type="string">
            <text:p>369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1216" calcext:value-type="float">
            <text:p>40,611216000000000</text:p>
          </table:table-cell>
          <table:table-cell office:value-type="float" office:value="-73.999171" calcext:value-type="float">
            <text:p>-73,9991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7700</text:p>
          </table:table-cell>
          <table:table-cell table:style-name="ce1" office:value-type="string" calcext:value-type="string">
            <text:p>027700</text:p>
          </table:table-cell>
          <table:table-cell table:style-name="ce1" office:value-type="string" calcext:value-type="string">
            <text:p>394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7012" calcext:value-type="float">
            <text:p>40,687012000000000</text:p>
          </table:table-cell>
          <table:table-cell office:value-type="float" office:value="-73.938677" calcext:value-type="float">
            <text:p>-73,9386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7800</text:p>
          </table:table-cell>
          <table:table-cell table:style-name="ce1" office:value-type="string" calcext:value-type="string">
            <text:p>027800</text:p>
          </table:table-cell>
          <table:table-cell table:style-name="ce1" office:value-type="string" calcext:value-type="string">
            <text:p>322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7183" calcext:value-type="float">
            <text:p>40,607183000000000</text:p>
          </table:table-cell>
          <table:table-cell office:value-type="float" office:value="-74.000829" calcext:value-type="float">
            <text:p>-74,0008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7900</text:p>
          </table:table-cell>
          <table:table-cell table:style-name="ce1" office:value-type="string" calcext:value-type="string">
            <text:p>027900</text:p>
          </table:table-cell>
          <table:table-cell table:style-name="ce1" office:value-type="string" calcext:value-type="string">
            <text:p>367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978" calcext:value-type="float">
            <text:p>40,689780000000000</text:p>
          </table:table-cell>
          <table:table-cell office:value-type="float" office:value="-73.939266" calcext:value-type="float">
            <text:p>-73,9392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8000</text:p>
          </table:table-cell>
          <table:table-cell table:style-name="ce1" office:value-type="string" calcext:value-type="string">
            <text:p>028000</text:p>
          </table:table-cell>
          <table:table-cell table:style-name="ce1" office:value-type="string" calcext:value-type="string">
            <text:p>176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2144" calcext:value-type="float">
            <text:p>40,602144000000000</text:p>
          </table:table-cell>
          <table:table-cell office:value-type="float" office:value="-74.005614" calcext:value-type="float">
            <text:p>-74,0056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8100</text:p>
          </table:table-cell>
          <table:table-cell table:style-name="ce1" office:value-type="string" calcext:value-type="string">
            <text:p>028100</text:p>
          </table:table-cell>
          <table:table-cell table:style-name="ce1" office:value-type="string" calcext:value-type="string">
            <text:p>419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2876" calcext:value-type="float">
            <text:p>40,692876000000000</text:p>
          </table:table-cell>
          <table:table-cell office:value-type="float" office:value="-73.939293" calcext:value-type="float">
            <text:p>-73,9392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8200</text:p>
          </table:table-cell>
          <table:table-cell table:style-name="ce1" office:value-type="string" calcext:value-type="string">
            <text:p>028200</text:p>
          </table:table-cell>
          <table:table-cell table:style-name="ce1" office:value-type="string" calcext:value-type="string">
            <text:p>294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0781" calcext:value-type="float">
            <text:p>40,600781000000000</text:p>
          </table:table-cell>
          <table:table-cell office:value-type="float" office:value="-74.004058" calcext:value-type="float">
            <text:p>-74,0040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8300</text:p>
          </table:table-cell>
          <table:table-cell table:style-name="ce1" office:value-type="string" calcext:value-type="string">
            <text:p>028300</text:p>
          </table:table-cell>
          <table:table-cell table:style-name="ce1" office:value-type="string" calcext:value-type="string">
            <text:p>409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5284" calcext:value-type="float">
            <text:p>40,695284000000000</text:p>
          </table:table-cell>
          <table:table-cell office:value-type="float" office:value="-73.940315" calcext:value-type="float">
            <text:p>-73,9403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8400</text:p>
          </table:table-cell>
          <table:table-cell table:style-name="ce1" office:value-type="string" calcext:value-type="string">
            <text:p>028400</text:p>
          </table:table-cell>
          <table:table-cell table:style-name="ce1" office:value-type="string" calcext:value-type="string">
            <text:p>400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5879" calcext:value-type="float">
            <text:p>40,605879000000000</text:p>
          </table:table-cell>
          <table:table-cell office:value-type="float" office:value="-73.998712" calcext:value-type="float">
            <text:p>-73,9987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8501</text:p>
          </table:table-cell>
          <table:table-cell table:style-name="ce1" office:value-type="string" calcext:value-type="string">
            <text:p>028501</text:p>
          </table:table-cell>
          <table:table-cell table:style-name="ce1" office:value-type="string" calcext:value-type="string">
            <text:p>42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9108" calcext:value-type="float">
            <text:p>40,699108000000000</text:p>
          </table:table-cell>
          <table:table-cell office:value-type="float" office:value="-73.940342" calcext:value-type="float">
            <text:p>-73,9403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8502</text:p>
          </table:table-cell>
          <table:table-cell table:style-name="ce1" office:value-type="string" calcext:value-type="string">
            <text:p>028502</text:p>
          </table:table-cell>
          <table:table-cell table:style-name="ce1" office:value-type="string" calcext:value-type="string">
            <text:p>280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746" calcext:value-type="float">
            <text:p>40,697460000000000</text:p>
          </table:table-cell>
          <table:table-cell office:value-type="float" office:value="-73.940804" calcext:value-type="float">
            <text:p>-73,94080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8600</text:p>
          </table:table-cell>
          <table:table-cell table:style-name="ce1" office:value-type="string" calcext:value-type="string">
            <text:p>028600</text:p>
          </table:table-cell>
          <table:table-cell table:style-name="ce1" office:value-type="string" calcext:value-type="string">
            <text:p>481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9506" calcext:value-type="float">
            <text:p>40,599506000000000</text:p>
          </table:table-cell>
          <table:table-cell office:value-type="float" office:value="-74.001728" calcext:value-type="float">
            <text:p>-74,0017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8700</text:p>
          </table:table-cell>
          <table:table-cell table:style-name="ce1" office:value-type="string" calcext:value-type="string">
            <text:p>028700</text:p>
          </table:table-cell>
          <table:table-cell table:style-name="ce1" office:value-type="string" calcext:value-type="string">
            <text:p>299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5227" calcext:value-type="float">
            <text:p>40,695227000000000</text:p>
          </table:table-cell>
          <table:table-cell office:value-type="float" office:value="-73.93536" calcext:value-type="float">
            <text:p>-73,9353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8800</text:p>
          </table:table-cell>
          <table:table-cell table:style-name="ce1" office:value-type="string" calcext:value-type="string">
            <text:p>028800</text:p>
          </table:table-cell>
          <table:table-cell table:style-name="ce1" office:value-type="string" calcext:value-type="string">
            <text:p>345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4451" calcext:value-type="float">
            <text:p>40,604451000000000</text:p>
          </table:table-cell>
          <table:table-cell office:value-type="float" office:value="-73.996621" calcext:value-type="float">
            <text:p>-73,9966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8900</text:p>
          </table:table-cell>
          <table:table-cell table:style-name="ce1" office:value-type="string" calcext:value-type="string">
            <text:p>028900</text:p>
          </table:table-cell>
          <table:table-cell table:style-name="ce1" office:value-type="string" calcext:value-type="string">
            <text:p>353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3104" calcext:value-type="float">
            <text:p>40,693104000000000</text:p>
          </table:table-cell>
          <table:table-cell office:value-type="float" office:value="-73.933069" calcext:value-type="float">
            <text:p>-73,9330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9000</text:p>
          </table:table-cell>
          <table:table-cell table:style-name="ce1" office:value-type="string" calcext:value-type="string">
            <text:p>029000</text:p>
          </table:table-cell>
          <table:table-cell table:style-name="ce1" office:value-type="string" calcext:value-type="string">
            <text:p>392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3366" calcext:value-type="float">
            <text:p>40,603366000000000</text:p>
          </table:table-cell>
          <table:table-cell office:value-type="float" office:value="-73.994106" calcext:value-type="float">
            <text:p>-73,9941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9100</text:p>
          </table:table-cell>
          <table:table-cell table:style-name="ce1" office:value-type="string" calcext:value-type="string">
            <text:p>029100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0206" calcext:value-type="float">
            <text:p>40,690206000000000</text:p>
          </table:table-cell>
          <table:table-cell office:value-type="float" office:value="-73.933729" calcext:value-type="float">
            <text:p>-73,9337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9200</text:p>
          </table:table-cell>
          <table:table-cell table:style-name="ce1" office:value-type="string" calcext:value-type="string">
            <text:p>029200</text:p>
          </table:table-cell>
          <table:table-cell table:style-name="ce1" office:value-type="string" calcext:value-type="string">
            <text:p>253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9317" calcext:value-type="float">
            <text:p>40,599317000000000</text:p>
          </table:table-cell>
          <table:table-cell office:value-type="float" office:value="-73.998267" calcext:value-type="float">
            <text:p>-73,9982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9300</text:p>
          </table:table-cell>
          <table:table-cell table:style-name="ce1" office:value-type="string" calcext:value-type="string">
            <text:p>029300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7453" calcext:value-type="float">
            <text:p>40,687453000000000</text:p>
          </table:table-cell>
          <table:table-cell office:value-type="float" office:value="-73.933001" calcext:value-type="float">
            <text:p>-73,9330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9400</text:p>
          </table:table-cell>
          <table:table-cell table:style-name="ce1" office:value-type="string" calcext:value-type="string">
            <text:p>029400</text:p>
          </table:table-cell>
          <table:table-cell table:style-name="ce1" office:value-type="string" calcext:value-type="string">
            <text:p>232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6482" calcext:value-type="float">
            <text:p>40,596482000000000</text:p>
          </table:table-cell>
          <table:table-cell office:value-type="float" office:value="-73.997156" calcext:value-type="float">
            <text:p>-73,9971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9500</text:p>
          </table:table-cell>
          <table:table-cell table:style-name="ce1" office:value-type="string" calcext:value-type="string">
            <text:p>029500</text:p>
          </table:table-cell>
          <table:table-cell table:style-name="ce1" office:value-type="string" calcext:value-type="string">
            <text:p>342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4548" calcext:value-type="float">
            <text:p>40,684548000000000</text:p>
          </table:table-cell>
          <table:table-cell office:value-type="float" office:value="-73.932342" calcext:value-type="float">
            <text:p>-73,9323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9600</text:p>
          </table:table-cell>
          <table:table-cell table:style-name="ce1" office:value-type="string" calcext:value-type="string">
            <text:p>029600</text:p>
          </table:table-cell>
          <table:table-cell table:style-name="ce1" office:value-type="string" calcext:value-type="string">
            <text:p>554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0904" calcext:value-type="float">
            <text:p>40,600904000000000</text:p>
          </table:table-cell>
          <table:table-cell office:value-type="float" office:value="-73.993159" calcext:value-type="float">
            <text:p>-73,9931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9700</text:p>
          </table:table-cell>
          <table:table-cell table:style-name="ce1" office:value-type="string" calcext:value-type="string">
            <text:p>029700</text:p>
          </table:table-cell>
          <table:table-cell table:style-name="ce1" office:value-type="string" calcext:value-type="string">
            <text:p>334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11" calcext:value-type="float">
            <text:p>40,681100000000000</text:p>
          </table:table-cell>
          <table:table-cell office:value-type="float" office:value="-73.931364" calcext:value-type="float">
            <text:p>-73,9313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9800</text:p>
          </table:table-cell>
          <table:table-cell table:style-name="ce1" office:value-type="string" calcext:value-type="string">
            <text:p>029800</text:p>
          </table:table-cell>
          <table:table-cell table:style-name="ce1" office:value-type="string" calcext:value-type="string">
            <text:p>371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093" calcext:value-type="float">
            <text:p>40,600930000000000</text:p>
          </table:table-cell>
          <table:table-cell office:value-type="float" office:value="-73.988014" calcext:value-type="float">
            <text:p>-73,9880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29900</text:p>
          </table:table-cell>
          <table:table-cell table:style-name="ce1" office:value-type="string" calcext:value-type="string">
            <text:p>029900</text:p>
          </table:table-cell>
          <table:table-cell table:style-name="ce1" office:value-type="string" calcext:value-type="string">
            <text:p>257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8056" calcext:value-type="float">
            <text:p>40,678056000000000</text:p>
          </table:table-cell>
          <table:table-cell office:value-type="float" office:value="-73.925843" calcext:value-type="float">
            <text:p>-73,9258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0000</text:p>
          </table:table-cell>
          <table:table-cell table:style-name="ce1" office:value-type="string" calcext:value-type="string">
            <text:p>030000</text:p>
          </table:table-cell>
          <table:table-cell table:style-name="ce1" office:value-type="string" calcext:value-type="string">
            <text:p>412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7687" calcext:value-type="float">
            <text:p>40,597687000000000</text:p>
          </table:table-cell>
          <table:table-cell office:value-type="float" office:value="-73.989143" calcext:value-type="float">
            <text:p>-73,9891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0100</text:p>
          </table:table-cell>
          <table:table-cell table:style-name="ce1" office:value-type="string" calcext:value-type="string">
            <text:p>030100</text:p>
          </table:table-cell>
          <table:table-cell table:style-name="ce1" office:value-type="string" calcext:value-type="string">
            <text:p>275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7483" calcext:value-type="float">
            <text:p>40,677483000000000</text:p>
          </table:table-cell>
          <table:table-cell office:value-type="float" office:value="-73.91501" calcext:value-type="float">
            <text:p>-73,9150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0200</text:p>
          </table:table-cell>
          <table:table-cell table:style-name="ce1" office:value-type="string" calcext:value-type="string">
            <text:p>030200</text:p>
          </table:table-cell>
          <table:table-cell table:style-name="ce1" office:value-type="string" calcext:value-type="string">
            <text:p>421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5614" calcext:value-type="float">
            <text:p>40,595614000000000</text:p>
          </table:table-cell>
          <table:table-cell office:value-type="float" office:value="-73.990488" calcext:value-type="float">
            <text:p>-73,9904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0300</text:p>
          </table:table-cell>
          <table:table-cell table:style-name="ce1" office:value-type="string" calcext:value-type="string">
            <text:p>030300</text:p>
          </table:table-cell>
          <table:table-cell table:style-name="ce1" office:value-type="string" calcext:value-type="string">
            <text:p>445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5132" calcext:value-type="float">
            <text:p>40,675132000000000</text:p>
          </table:table-cell>
          <table:table-cell office:value-type="float" office:value="-73.917464" calcext:value-type="float">
            <text:p>-73,9174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0400</text:p>
          </table:table-cell>
          <table:table-cell table:style-name="ce1" office:value-type="string" calcext:value-type="string">
            <text:p>030400</text:p>
          </table:table-cell>
          <table:table-cell table:style-name="ce1" office:value-type="string" calcext:value-type="string">
            <text:p>428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3413" calcext:value-type="float">
            <text:p>40,593413000000000</text:p>
          </table:table-cell>
          <table:table-cell office:value-type="float" office:value="-73.993082" calcext:value-type="float">
            <text:p>-73,9930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0500</text:p>
          </table:table-cell>
          <table:table-cell table:style-name="ce1" office:value-type="string" calcext:value-type="string">
            <text:p>030500</text:p>
          </table:table-cell>
          <table:table-cell table:style-name="ce1" office:value-type="string" calcext:value-type="string">
            <text:p>554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6415" calcext:value-type="float">
            <text:p>40,676415000000000</text:p>
          </table:table-cell>
          <table:table-cell office:value-type="float" office:value="-73.959384" calcext:value-type="float">
            <text:p>-73,9593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0600</text:p>
          </table:table-cell>
          <table:table-cell table:style-name="ce1" office:value-type="string" calcext:value-type="string">
            <text:p>030600</text:p>
          </table:table-cell>
          <table:table-cell table:style-name="ce1" office:value-type="string" calcext:value-type="string">
            <text:p>200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066" calcext:value-type="float">
            <text:p>40,590660000000000</text:p>
          </table:table-cell>
          <table:table-cell office:value-type="float" office:value="-73.986269" calcext:value-type="float">
            <text:p>-73,9862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0700</text:p>
          </table:table-cell>
          <table:table-cell table:style-name="ce1" office:value-type="string" calcext:value-type="string">
            <text:p>030700</text:p>
          </table:table-cell>
          <table:table-cell table:style-name="ce1" office:value-type="string" calcext:value-type="string">
            <text:p>454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5362" calcext:value-type="float">
            <text:p>40,675362000000000</text:p>
          </table:table-cell>
          <table:table-cell office:value-type="float" office:value="-73.925235" calcext:value-type="float">
            <text:p>-73,9252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0800</text:p>
          </table:table-cell>
          <table:table-cell table:style-name="ce1" office:value-type="string" calcext:value-type="string">
            <text:p>030800</text:p>
          </table:table-cell>
          <table:table-cell table:style-name="ce1" office:value-type="string" calcext:value-type="string">
            <text:p>194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5879" calcext:value-type="float">
            <text:p>40,585879000000000</text:p>
          </table:table-cell>
          <table:table-cell office:value-type="float" office:value="-73.984652" calcext:value-type="float">
            <text:p>-73,9846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0900</text:p>
          </table:table-cell>
          <table:table-cell table:style-name="ce1" office:value-type="string" calcext:value-type="string">
            <text:p>030900</text:p>
          </table:table-cell>
          <table:table-cell table:style-name="ce1" office:value-type="string" calcext:value-type="string">
            <text:p>175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5865" calcext:value-type="float">
            <text:p>40,675865000000000</text:p>
          </table:table-cell>
          <table:table-cell office:value-type="float" office:value="-73.93327" calcext:value-type="float">
            <text:p>-73,9332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1100</text:p>
          </table:table-cell>
          <table:table-cell table:style-name="ce1" office:value-type="string" calcext:value-type="string">
            <text:p>031100</text:p>
          </table:table-cell>
          <table:table-cell table:style-name="ce1" office:value-type="string" calcext:value-type="string">
            <text:p>283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6235" calcext:value-type="float">
            <text:p>40,676235000000000</text:p>
          </table:table-cell>
          <table:table-cell office:value-type="float" office:value="-73.939307" calcext:value-type="float">
            <text:p>-73,9393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1300</text:p>
          </table:table-cell>
          <table:table-cell table:style-name="ce1" office:value-type="string" calcext:value-type="string">
            <text:p>031300</text:p>
          </table:table-cell>
          <table:table-cell table:style-name="ce1" office:value-type="string" calcext:value-type="string">
            <text:p>464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6349" calcext:value-type="float">
            <text:p>40,676349000000000</text:p>
          </table:table-cell>
          <table:table-cell office:value-type="float" office:value="-73.944478" calcext:value-type="float">
            <text:p>-73,9444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1400</text:p>
          </table:table-cell>
          <table:table-cell table:style-name="ce1" office:value-type="string" calcext:value-type="string">
            <text:p>031400</text:p>
          </table:table-cell>
          <table:table-cell table:style-name="ce1" office:value-type="string" calcext:value-type="string">
            <text:p>454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8101" calcext:value-type="float">
            <text:p>40,588101000000000</text:p>
          </table:table-cell>
          <table:table-cell office:value-type="float" office:value="-73.989091" calcext:value-type="float">
            <text:p>-73,9890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1500</text:p>
          </table:table-cell>
          <table:table-cell table:style-name="ce1" office:value-type="string" calcext:value-type="string">
            <text:p>031500</text:p>
          </table:table-cell>
          <table:table-cell table:style-name="ce1" office:value-type="string" calcext:value-type="string">
            <text:p>517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6757" calcext:value-type="float">
            <text:p>40,676757000000000</text:p>
          </table:table-cell>
          <table:table-cell office:value-type="float" office:value="-73.949865" calcext:value-type="float">
            <text:p>-73,9498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1701</text:p>
          </table:table-cell>
          <table:table-cell table:style-name="ce1" office:value-type="string" calcext:value-type="string">
            <text:p>031701</text:p>
          </table:table-cell>
          <table:table-cell table:style-name="ce1" office:value-type="string" calcext:value-type="string">
            <text:p>343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3938" calcext:value-type="float">
            <text:p>40,673938000000000</text:p>
          </table:table-cell>
          <table:table-cell office:value-type="float" office:value="-73.94992" calcext:value-type="float">
            <text:p>-73,9499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1702</text:p>
          </table:table-cell>
          <table:table-cell table:style-name="ce1" office:value-type="string" calcext:value-type="string">
            <text:p>031702</text:p>
          </table:table-cell>
          <table:table-cell table:style-name="ce1" office:value-type="string" calcext:value-type="string">
            <text:p>336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1257" calcext:value-type="float">
            <text:p>40,671257000000000</text:p>
          </table:table-cell>
          <table:table-cell office:value-type="float" office:value="-73.950408" calcext:value-type="float">
            <text:p>-73,9504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1900</text:p>
          </table:table-cell>
          <table:table-cell table:style-name="ce1" office:value-type="string" calcext:value-type="string">
            <text:p>031900</text:p>
          </table:table-cell>
          <table:table-cell table:style-name="ce1" office:value-type="string" calcext:value-type="string">
            <text:p>35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7196" calcext:value-type="float">
            <text:p>40,667196000000000</text:p>
          </table:table-cell>
          <table:table-cell office:value-type="float" office:value="-73.949281" calcext:value-type="float">
            <text:p>-73,9492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2100</text:p>
          </table:table-cell>
          <table:table-cell table:style-name="ce1" office:value-type="string" calcext:value-type="string">
            <text:p>032100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6698" calcext:value-type="float">
            <text:p>40,666698000000000</text:p>
          </table:table-cell>
          <table:table-cell office:value-type="float" office:value="-73.952176" calcext:value-type="float">
            <text:p>-73,9521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2300</text:p>
          </table:table-cell>
          <table:table-cell table:style-name="ce1" office:value-type="string" calcext:value-type="string">
            <text:p>032300</text:p>
          </table:table-cell>
          <table:table-cell table:style-name="ce1" office:value-type="string" calcext:value-type="string">
            <text:p>355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6838" calcext:value-type="float">
            <text:p>40,666838000000000</text:p>
          </table:table-cell>
          <table:table-cell office:value-type="float" office:value="-73.954928" calcext:value-type="float">
            <text:p>-73,9549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2500</text:p>
          </table:table-cell>
          <table:table-cell table:style-name="ce1" office:value-type="string" calcext:value-type="string">
            <text:p>032500</text:p>
          </table:table-cell>
          <table:table-cell table:style-name="ce1" office:value-type="string" calcext:value-type="string">
            <text:p>640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6631" calcext:value-type="float">
            <text:p>40,666631000000000</text:p>
          </table:table-cell>
          <table:table-cell office:value-type="float" office:value="-73.957719" calcext:value-type="float">
            <text:p>-73,9577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2600</text:p>
          </table:table-cell>
          <table:table-cell table:style-name="ce1" office:value-type="string" calcext:value-type="string">
            <text:p>032600</text:p>
          </table:table-cell>
          <table:table-cell table:style-name="ce1" office:value-type="string" calcext:value-type="string">
            <text:p>694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5935" calcext:value-type="float">
            <text:p>40,575935000000000</text:p>
          </table:table-cell>
          <table:table-cell office:value-type="float" office:value="-73.988969" calcext:value-type="float">
            <text:p>-73,9889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2700</text:p>
          </table:table-cell>
          <table:table-cell table:style-name="ce1" office:value-type="string" calcext:value-type="string">
            <text:p>032700</text:p>
          </table:table-cell>
          <table:table-cell table:style-name="ce1" office:value-type="string" calcext:value-type="string">
            <text:p>292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2344" calcext:value-type="float">
            <text:p>40,662344000000000</text:p>
          </table:table-cell>
          <table:table-cell office:value-type="float" office:value="-73.958745" calcext:value-type="float">
            <text:p>-73,9587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2800</text:p>
          </table:table-cell>
          <table:table-cell table:style-name="ce1" office:value-type="string" calcext:value-type="string">
            <text:p>032800</text:p>
          </table:table-cell>
          <table:table-cell table:style-name="ce1" office:value-type="string" calcext:value-type="string">
            <text:p>313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631" calcext:value-type="float">
            <text:p>40,576310000000000</text:p>
          </table:table-cell>
          <table:table-cell office:value-type="float" office:value="-73.998168" calcext:value-type="float">
            <text:p>-73,9981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2900</text:p>
          </table:table-cell>
          <table:table-cell table:style-name="ce1" office:value-type="string" calcext:value-type="string">
            <text:p>032900</text:p>
          </table:table-cell>
          <table:table-cell table:style-name="ce1" office:value-type="string" calcext:value-type="string">
            <text:p>558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323" calcext:value-type="float">
            <text:p>40,663230000000000</text:p>
          </table:table-cell>
          <table:table-cell office:value-type="float" office:value="-73.948016" calcext:value-type="float">
            <text:p>-73,94801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3000</text:p>
          </table:table-cell>
          <table:table-cell table:style-name="ce1" office:value-type="string" calcext:value-type="string">
            <text:p>033000</text:p>
          </table:table-cell>
          <table:table-cell table:style-name="ce1" office:value-type="string" calcext:value-type="string">
            <text:p>458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8934" calcext:value-type="float">
            <text:p>40,578934000000000</text:p>
          </table:table-cell>
          <table:table-cell office:value-type="float" office:value="-74.000911" calcext:value-type="float">
            <text:p>-74,0009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3100</text:p>
          </table:table-cell>
          <table:table-cell table:style-name="ce1" office:value-type="string" calcext:value-type="string">
            <text:p>033100</text:p>
          </table:table-cell>
          <table:table-cell table:style-name="ce1" office:value-type="string" calcext:value-type="string">
            <text:p>452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4021" calcext:value-type="float">
            <text:p>40,664021000000000</text:p>
          </table:table-cell>
          <table:table-cell office:value-type="float" office:value="-73.941092" calcext:value-type="float">
            <text:p>-73,9410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3300</text:p>
          </table:table-cell>
          <table:table-cell table:style-name="ce1" office:value-type="string" calcext:value-type="string">
            <text:p>033300</text:p>
          </table:table-cell>
          <table:table-cell table:style-name="ce1" office:value-type="string" calcext:value-type="string">
            <text:p>408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5858" calcext:value-type="float">
            <text:p>40,665858000000000</text:p>
          </table:table-cell>
          <table:table-cell office:value-type="float" office:value="-73.941999" calcext:value-type="float">
            <text:p>-73,9419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3500</text:p>
          </table:table-cell>
          <table:table-cell table:style-name="ce1" office:value-type="string" calcext:value-type="string">
            <text:p>033500</text:p>
          </table:table-cell>
          <table:table-cell table:style-name="ce1" office:value-type="string" calcext:value-type="string">
            <text:p>313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7493" calcext:value-type="float">
            <text:p>40,667493000000000</text:p>
          </table:table-cell>
          <table:table-cell office:value-type="float" office:value="-73.941392" calcext:value-type="float">
            <text:p>-73,9413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3600</text:p>
          </table:table-cell>
          <table:table-cell table:style-name="ce1" office:value-type="string" calcext:value-type="string">
            <text:p>033600</text:p>
          </table:table-cell>
          <table:table-cell table:style-name="ce1" office:value-type="string" calcext:value-type="string">
            <text:p>475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723" calcext:value-type="float">
            <text:p>40,577230000000000</text:p>
          </table:table-cell>
          <table:table-cell office:value-type="float" office:value="-74.007064" calcext:value-type="float">
            <text:p>-74,0070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3700</text:p>
          </table:table-cell>
          <table:table-cell table:style-name="ce1" office:value-type="string" calcext:value-type="string">
            <text:p>033700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9432" calcext:value-type="float">
            <text:p>40,669432000000000</text:p>
          </table:table-cell>
          <table:table-cell office:value-type="float" office:value="-73.941923" calcext:value-type="float">
            <text:p>-73,9419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3900</text:p>
          </table:table-cell>
          <table:table-cell table:style-name="ce1" office:value-type="string" calcext:value-type="string">
            <text:p>033900</text:p>
          </table:table-cell>
          <table:table-cell table:style-name="ce1" office:value-type="string" calcext:value-type="string">
            <text:p>437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1212" calcext:value-type="float">
            <text:p>40,671212000000000</text:p>
          </table:table-cell>
          <table:table-cell office:value-type="float" office:value="-73.941545" calcext:value-type="float">
            <text:p>-73,9415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4000</text:p>
          </table:table-cell>
          <table:table-cell table:style-name="ce1" office:value-type="string" calcext:value-type="string">
            <text:p>034000</text:p>
          </table:table-cell>
          <table:table-cell table:style-name="ce1" office:value-type="string" calcext:value-type="string">
            <text:p>224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221" calcext:value-type="float">
            <text:p>40,572210000000000</text:p>
          </table:table-cell>
          <table:table-cell office:value-type="float" office:value="-73.995852" calcext:value-type="float">
            <text:p>-73,9958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4100</text:p>
          </table:table-cell>
          <table:table-cell table:style-name="ce1" office:value-type="string" calcext:value-type="string">
            <text:p>034100</text:p>
          </table:table-cell>
          <table:table-cell table:style-name="ce1" office:value-type="string" calcext:value-type="string">
            <text:p>260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3493" calcext:value-type="float">
            <text:p>40,673493000000000</text:p>
          </table:table-cell>
          <table:table-cell office:value-type="float" office:value="-73.9451" calcext:value-type="float">
            <text:p>-73,9451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4200</text:p>
          </table:table-cell>
          <table:table-cell table:style-name="ce1" office:value-type="string" calcext:value-type="string">
            <text:p>034200</text:p>
          </table:table-cell>
          <table:table-cell table:style-name="ce1" office:value-type="string" calcext:value-type="string">
            <text:p>650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4108" calcext:value-type="float">
            <text:p>40,574108000000000</text:p>
          </table:table-cell>
          <table:table-cell office:value-type="float" office:value="-73.996998" calcext:value-type="float">
            <text:p>-73,9969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4300</text:p>
          </table:table-cell>
          <table:table-cell table:style-name="ce1" office:value-type="string" calcext:value-type="string">
            <text:p>034300</text:p>
          </table:table-cell>
          <table:table-cell table:style-name="ce1" office:value-type="string" calcext:value-type="string">
            <text:p>528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3838" calcext:value-type="float">
            <text:p>40,673838000000000</text:p>
          </table:table-cell>
          <table:table-cell office:value-type="float" office:value="-73.938499" calcext:value-type="float">
            <text:p>-73,9384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4500</text:p>
          </table:table-cell>
          <table:table-cell table:style-name="ce1" office:value-type="string" calcext:value-type="string">
            <text:p>034500</text:p>
          </table:table-cell>
          <table:table-cell table:style-name="ce1" office:value-type="string" calcext:value-type="string">
            <text:p>264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2692" calcext:value-type="float">
            <text:p>40,672692000000000</text:p>
          </table:table-cell>
          <table:table-cell office:value-type="float" office:value="-73.933002" calcext:value-type="float">
            <text:p>-73,9330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4700</text:p>
          </table:table-cell>
          <table:table-cell table:style-name="ce1" office:value-type="string" calcext:value-type="string">
            <text:p>034700</text:p>
          </table:table-cell>
          <table:table-cell table:style-name="ce1" office:value-type="string" calcext:value-type="string">
            <text:p>322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2445" calcext:value-type="float">
            <text:p>40,672445000000000</text:p>
          </table:table-cell>
          <table:table-cell office:value-type="float" office:value="-73.928022" calcext:value-type="float">
            <text:p>-73,9280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4800</text:p>
          </table:table-cell>
          <table:table-cell table:style-name="ce1" office:value-type="string" calcext:value-type="string">
            <text:p>034800</text:p>
          </table:table-cell>
          <table:table-cell table:style-name="ce1" office:value-type="string" calcext:value-type="string">
            <text:p>253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9465" calcext:value-type="float">
            <text:p>40,579465000000000</text:p>
          </table:table-cell>
          <table:table-cell office:value-type="float" office:value="-73.982126" calcext:value-type="float">
            <text:p>-73,9821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4900</text:p>
          </table:table-cell>
          <table:table-cell table:style-name="ce1" office:value-type="string" calcext:value-type="string">
            <text:p>034900</text:p>
          </table:table-cell>
          <table:table-cell table:style-name="ce1" office:value-type="string" calcext:value-type="string">
            <text:p>540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8163" calcext:value-type="float">
            <text:p>40,668163000000000</text:p>
          </table:table-cell>
          <table:table-cell office:value-type="float" office:value="-73.929769" calcext:value-type="float">
            <text:p>-73,9297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5000</text:p>
          </table:table-cell>
          <table:table-cell table:style-name="ce1" office:value-type="string" calcext:value-type="string">
            <text:p>035000</text:p>
          </table:table-cell>
          <table:table-cell table:style-name="ce1" office:value-type="string" calcext:value-type="string">
            <text:p>329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7754" calcext:value-type="float">
            <text:p>40,577754000000000</text:p>
          </table:table-cell>
          <table:table-cell office:value-type="float" office:value="-73.977867" calcext:value-type="float">
            <text:p>-73,9778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5100</text:p>
          </table:table-cell>
          <table:table-cell table:style-name="ce1" office:value-type="string" calcext:value-type="string">
            <text:p>035100</text:p>
          </table:table-cell>
          <table:table-cell table:style-name="ce1" office:value-type="string" calcext:value-type="string">
            <text:p>459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8526" calcext:value-type="float">
            <text:p>40,668526000000000</text:p>
          </table:table-cell>
          <table:table-cell office:value-type="float" office:value="-73.932538" calcext:value-type="float">
            <text:p>-73,9325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5200</text:p>
          </table:table-cell>
          <table:table-cell table:style-name="ce1" office:value-type="string" calcext:value-type="string">
            <text:p>035200</text:p>
          </table:table-cell>
          <table:table-cell table:style-name="ce1" office:value-type="string" calcext:value-type="string">
            <text:p>124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2872" calcext:value-type="float">
            <text:p>40,572872000000000</text:p>
          </table:table-cell>
          <table:table-cell office:value-type="float" office:value="-73.990155" calcext:value-type="float">
            <text:p>-73,9901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5300</text:p>
          </table:table-cell>
          <table:table-cell table:style-name="ce1" office:value-type="string" calcext:value-type="string">
            <text:p>035300</text:p>
          </table:table-cell>
          <table:table-cell table:style-name="ce1" office:value-type="string" calcext:value-type="string">
            <text:p>516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8849" calcext:value-type="float">
            <text:p>40,668849000000000</text:p>
          </table:table-cell>
          <table:table-cell office:value-type="float" office:value="-73.935288" calcext:value-type="float">
            <text:p>-73,9352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5400</text:p>
          </table:table-cell>
          <table:table-cell table:style-name="ce1" office:value-type="string" calcext:value-type="string">
            <text:p>035400</text:p>
          </table:table-cell>
          <table:table-cell table:style-name="ce1" office:value-type="string" calcext:value-type="string">
            <text:p>627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8125" calcext:value-type="float">
            <text:p>40,578125000000000</text:p>
          </table:table-cell>
          <table:table-cell office:value-type="float" office:value="-73.974083" calcext:value-type="float">
            <text:p>-73,9740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5500</text:p>
          </table:table-cell>
          <table:table-cell table:style-name="ce1" office:value-type="string" calcext:value-type="string">
            <text:p>035500</text:p>
          </table:table-cell>
          <table:table-cell table:style-name="ce1" office:value-type="string" calcext:value-type="string">
            <text:p>525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4444" calcext:value-type="float">
            <text:p>40,664444000000000</text:p>
          </table:table-cell>
          <table:table-cell office:value-type="float" office:value="-73.933338" calcext:value-type="float">
            <text:p>-73,9333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5601</text:p>
          </table:table-cell>
          <table:table-cell table:style-name="ce1" office:value-type="string" calcext:value-type="string">
            <text:p>035601</text:p>
          </table:table-cell>
          <table:table-cell table:style-name="ce1" office:value-type="string" calcext:value-type="string">
            <text:p>291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093" calcext:value-type="float">
            <text:p>40,580930000000000</text:p>
          </table:table-cell>
          <table:table-cell office:value-type="float" office:value="-73.969682" calcext:value-type="float">
            <text:p>-73,9696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5602</text:p>
          </table:table-cell>
          <table:table-cell table:style-name="ce1" office:value-type="string" calcext:value-type="string">
            <text:p>035602</text:p>
          </table:table-cell>
          <table:table-cell table:style-name="ce1" office:value-type="string" calcext:value-type="string">
            <text:p>527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8115" calcext:value-type="float">
            <text:p>40,578115000000000</text:p>
          </table:table-cell>
          <table:table-cell office:value-type="float" office:value="-73.970043" calcext:value-type="float">
            <text:p>-73,9700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5700</text:p>
          </table:table-cell>
          <table:table-cell table:style-name="ce1" office:value-type="string" calcext:value-type="string">
            <text:p>035700</text:p>
          </table:table-cell>
          <table:table-cell table:style-name="ce1" office:value-type="string" calcext:value-type="string">
            <text:p>250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9957" calcext:value-type="float">
            <text:p>40,669957000000000</text:p>
          </table:table-cell>
          <table:table-cell office:value-type="float" office:value="-73.926836" calcext:value-type="float">
            <text:p>-73,9268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5900</text:p>
          </table:table-cell>
          <table:table-cell table:style-name="ce1" office:value-type="string" calcext:value-type="string">
            <text:p>035900</text:p>
          </table:table-cell>
          <table:table-cell table:style-name="ce1" office:value-type="string" calcext:value-type="string">
            <text:p>568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0429" calcext:value-type="float">
            <text:p>40,670429000000000</text:p>
          </table:table-cell>
          <table:table-cell office:value-type="float" office:value="-73.923863" calcext:value-type="float">
            <text:p>-73,9238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6001</text:p>
          </table:table-cell>
          <table:table-cell table:style-name="ce1" office:value-type="string" calcext:value-type="string">
            <text:p>036001</text:p>
          </table:table-cell>
          <table:table-cell table:style-name="ce1" office:value-type="string" calcext:value-type="string">
            <text:p>321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595" calcext:value-type="float">
            <text:p>40,575950000000000</text:p>
          </table:table-cell>
          <table:table-cell office:value-type="float" office:value="-73.965631" calcext:value-type="float">
            <text:p>-73,9656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6002</text:p>
          </table:table-cell>
          <table:table-cell table:style-name="ce1" office:value-type="string" calcext:value-type="string">
            <text:p>036002</text:p>
          </table:table-cell>
          <table:table-cell table:style-name="ce1" office:value-type="string" calcext:value-type="string">
            <text:p>393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6441" calcext:value-type="float">
            <text:p>40,576441000000000</text:p>
          </table:table-cell>
          <table:table-cell office:value-type="float" office:value="-73.961324" calcext:value-type="float">
            <text:p>-73,9613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6100</text:p>
          </table:table-cell>
          <table:table-cell table:style-name="ce1" office:value-type="string" calcext:value-type="string">
            <text:p>036100</text:p>
          </table:table-cell>
          <table:table-cell table:style-name="ce1" office:value-type="string" calcext:value-type="string">
            <text:p>26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9767" calcext:value-type="float">
            <text:p>40,669767000000000</text:p>
          </table:table-cell>
          <table:table-cell office:value-type="float" office:value="-73.919853" calcext:value-type="float">
            <text:p>-73,9198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6200</text:p>
          </table:table-cell>
          <table:table-cell table:style-name="ce1" office:value-type="string" calcext:value-type="string">
            <text:p>036200</text:p>
          </table:table-cell>
          <table:table-cell table:style-name="ce1" office:value-type="string" calcext:value-type="string">
            <text:p>420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8273" calcext:value-type="float">
            <text:p>40,578273000000000</text:p>
          </table:table-cell>
          <table:table-cell office:value-type="float" office:value="-73.963446" calcext:value-type="float">
            <text:p>-73,9634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6300</text:p>
          </table:table-cell>
          <table:table-cell table:style-name="ce1" office:value-type="string" calcext:value-type="string">
            <text:p>036300</text:p>
          </table:table-cell>
          <table:table-cell table:style-name="ce1" office:value-type="string" calcext:value-type="string">
            <text:p>41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2134" calcext:value-type="float">
            <text:p>40,672134000000000</text:p>
          </table:table-cell>
          <table:table-cell office:value-type="float" office:value="-73.917278" calcext:value-type="float">
            <text:p>-73,9172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6400</text:p>
          </table:table-cell>
          <table:table-cell table:style-name="ce1" office:value-type="string" calcext:value-type="string">
            <text:p>036400</text:p>
          </table:table-cell>
          <table:table-cell table:style-name="ce1" office:value-type="string" calcext:value-type="string">
            <text:p>240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0324" calcext:value-type="float">
            <text:p>40,580324000000000</text:p>
          </table:table-cell>
          <table:table-cell office:value-type="float" office:value="-73.963709" calcext:value-type="float">
            <text:p>-73,9637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6501</text:p>
          </table:table-cell>
          <table:table-cell table:style-name="ce1" office:value-type="string" calcext:value-type="string">
            <text:p>036501</text:p>
          </table:table-cell>
          <table:table-cell table:style-name="ce1" office:value-type="string" calcext:value-type="string">
            <text:p>262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524" calcext:value-type="float">
            <text:p>40,675240000000000</text:p>
          </table:table-cell>
          <table:table-cell office:value-type="float" office:value="-73.911773" calcext:value-type="float">
            <text:p>-73,9117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6502</text:p>
          </table:table-cell>
          <table:table-cell table:style-name="ce1" office:value-type="string" calcext:value-type="string">
            <text:p>036502</text:p>
          </table:table-cell>
          <table:table-cell table:style-name="ce1" office:value-type="string" calcext:value-type="string">
            <text:p>125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5019" calcext:value-type="float">
            <text:p>40,675019000000000</text:p>
          </table:table-cell>
          <table:table-cell office:value-type="float" office:value="-73.907035" calcext:value-type="float">
            <text:p>-73,9070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6600</text:p>
          </table:table-cell>
          <table:table-cell table:style-name="ce1" office:value-type="string" calcext:value-type="string">
            <text:p>036600</text:p>
          </table:table-cell>
          <table:table-cell table:style-name="ce1" office:value-type="string" calcext:value-type="string">
            <text:p>476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2386" calcext:value-type="float">
            <text:p>40,582386000000000</text:p>
          </table:table-cell>
          <table:table-cell office:value-type="float" office:value="-73.963556" calcext:value-type="float">
            <text:p>-73,9635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6700</text:p>
          </table:table-cell>
          <table:table-cell table:style-name="ce1" office:value-type="string" calcext:value-type="string">
            <text:p>036700</text:p>
          </table:table-cell>
          <table:table-cell table:style-name="ce1" office:value-type="string" calcext:value-type="string">
            <text:p>130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7357" calcext:value-type="float">
            <text:p>40,677357000000000</text:p>
          </table:table-cell>
          <table:table-cell office:value-type="float" office:value="-73.906117" calcext:value-type="float">
            <text:p>-73,9061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6900</text:p>
          </table:table-cell>
          <table:table-cell table:style-name="ce1" office:value-type="string" calcext:value-type="string">
            <text:p>036900</text:p>
          </table:table-cell>
          <table:table-cell table:style-name="ce1" office:value-type="string" calcext:value-type="string">
            <text:p>492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96" calcext:value-type="float">
            <text:p>40,679600000000000</text:p>
          </table:table-cell>
          <table:table-cell office:value-type="float" office:value="-73.909236" calcext:value-type="float">
            <text:p>-73,9092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7000</text:p>
          </table:table-cell>
          <table:table-cell table:style-name="ce1" office:value-type="string" calcext:value-type="string">
            <text:p>037000</text:p>
          </table:table-cell>
          <table:table-cell table:style-name="ce1" office:value-type="string" calcext:value-type="string">
            <text:p>408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8063" calcext:value-type="float">
            <text:p>40,588063000000000</text:p>
          </table:table-cell>
          <table:table-cell office:value-type="float" office:value="-73.962768" calcext:value-type="float">
            <text:p>-73,9627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7100</text:p>
          </table:table-cell>
          <table:table-cell table:style-name="ce1" office:value-type="string" calcext:value-type="string">
            <text:p>037100</text:p>
          </table:table-cell>
          <table:table-cell table:style-name="ce1" office:value-type="string" calcext:value-type="string">
            <text:p>412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0338" calcext:value-type="float">
            <text:p>40,680338000000000</text:p>
          </table:table-cell>
          <table:table-cell office:value-type="float" office:value="-73.914006" calcext:value-type="float">
            <text:p>-73,9140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7300</text:p>
          </table:table-cell>
          <table:table-cell table:style-name="ce1" office:value-type="string" calcext:value-type="string">
            <text:p>037300</text:p>
          </table:table-cell>
          <table:table-cell table:style-name="ce1" office:value-type="string" calcext:value-type="string">
            <text:p>378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3788" calcext:value-type="float">
            <text:p>40,683788000000000</text:p>
          </table:table-cell>
          <table:table-cell office:value-type="float" office:value="-73.915243" calcext:value-type="float">
            <text:p>-73,9152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7401</text:p>
          </table:table-cell>
          <table:table-cell table:style-name="ce1" office:value-type="string" calcext:value-type="string">
            <text:p>037401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782" calcext:value-type="float">
            <text:p>40,587820000000000</text:p>
          </table:table-cell>
          <table:table-cell office:value-type="float" office:value="-73.967765" calcext:value-type="float">
            <text:p>-73,9677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7402</text:p>
          </table:table-cell>
          <table:table-cell table:style-name="ce1" office:value-type="string" calcext:value-type="string">
            <text:p>037402</text:p>
          </table:table-cell>
          <table:table-cell table:style-name="ce1" office:value-type="string" calcext:value-type="string">
            <text:p>457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648" calcext:value-type="float">
            <text:p>40,586480000000000</text:p>
          </table:table-cell>
          <table:table-cell office:value-type="float" office:value="-73.971725" calcext:value-type="float">
            <text:p>-73,9717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7500</text:p>
          </table:table-cell>
          <table:table-cell table:style-name="ce1" office:value-type="string" calcext:value-type="string">
            <text:p>037500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7273" calcext:value-type="float">
            <text:p>40,687273000000000</text:p>
          </table:table-cell>
          <table:table-cell office:value-type="float" office:value="-73.921443" calcext:value-type="float">
            <text:p>-73,9214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7700</text:p>
          </table:table-cell>
          <table:table-cell table:style-name="ce1" office:value-type="string" calcext:value-type="string">
            <text:p>037700</text:p>
          </table:table-cell>
          <table:table-cell table:style-name="ce1" office:value-type="string" calcext:value-type="string">
            <text:p>366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391" calcext:value-type="float">
            <text:p>40,683910000000000</text:p>
          </table:table-cell>
          <table:table-cell office:value-type="float" office:value="-73.92014" calcext:value-type="float">
            <text:p>-73,9201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7900</text:p>
          </table:table-cell>
          <table:table-cell table:style-name="ce1" office:value-type="string" calcext:value-type="string">
            <text:p>037900</text:p>
          </table:table-cell>
          <table:table-cell table:style-name="ce1" office:value-type="string" calcext:value-type="string">
            <text:p>370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0729" calcext:value-type="float">
            <text:p>40,680729000000000</text:p>
          </table:table-cell>
          <table:table-cell office:value-type="float" office:value="-73.919196" calcext:value-type="float">
            <text:p>-73,9191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8100</text:p>
          </table:table-cell>
          <table:table-cell table:style-name="ce1" office:value-type="string" calcext:value-type="string">
            <text:p>038100</text:p>
          </table:table-cell>
          <table:table-cell table:style-name="ce1" office:value-type="string" calcext:value-type="string">
            <text:p>476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118" calcext:value-type="float">
            <text:p>40,681180000000000</text:p>
          </table:table-cell>
          <table:table-cell office:value-type="float" office:value="-73.925026" calcext:value-type="float">
            <text:p>-73,9250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8200</text:p>
          </table:table-cell>
          <table:table-cell table:style-name="ce1" office:value-type="string" calcext:value-type="string">
            <text:p>038200</text:p>
          </table:table-cell>
          <table:table-cell table:style-name="ce1" office:value-type="string" calcext:value-type="string">
            <text:p>594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1714" calcext:value-type="float">
            <text:p>40,591714000000000</text:p>
          </table:table-cell>
          <table:table-cell office:value-type="float" office:value="-73.981535" calcext:value-type="float">
            <text:p>-73,9815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8300</text:p>
          </table:table-cell>
          <table:table-cell table:style-name="ce1" office:value-type="string" calcext:value-type="string">
            <text:p>038300</text:p>
          </table:table-cell>
          <table:table-cell table:style-name="ce1" office:value-type="string" calcext:value-type="string">
            <text:p>393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4615" calcext:value-type="float">
            <text:p>40,684615000000000</text:p>
          </table:table-cell>
          <table:table-cell office:value-type="float" office:value="-73.9262" calcext:value-type="float">
            <text:p>-73,9262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8500</text:p>
          </table:table-cell>
          <table:table-cell table:style-name="ce1" office:value-type="string" calcext:value-type="string">
            <text:p>038500</text:p>
          </table:table-cell>
          <table:table-cell table:style-name="ce1" office:value-type="string" calcext:value-type="string">
            <text:p>342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75" calcext:value-type="float">
            <text:p>40,687500000000000</text:p>
          </table:table-cell>
          <table:table-cell office:value-type="float" office:value="-73.927026" calcext:value-type="float">
            <text:p>-73,9270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8600</text:p>
          </table:table-cell>
          <table:table-cell table:style-name="ce1" office:value-type="string" calcext:value-type="string">
            <text:p>038600</text:p>
          </table:table-cell>
          <table:table-cell table:style-name="ce1" office:value-type="string" calcext:value-type="string">
            <text:p>347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2262" calcext:value-type="float">
            <text:p>40,592262000000000</text:p>
          </table:table-cell>
          <table:table-cell office:value-type="float" office:value="-73.975094" calcext:value-type="float">
            <text:p>-73,9750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8700</text:p>
          </table:table-cell>
          <table:table-cell table:style-name="ce1" office:value-type="string" calcext:value-type="string">
            <text:p>038700</text:p>
          </table:table-cell>
          <table:table-cell table:style-name="ce1" office:value-type="string" calcext:value-type="string">
            <text:p>401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0546" calcext:value-type="float">
            <text:p>40,690546000000000</text:p>
          </table:table-cell>
          <table:table-cell office:value-type="float" office:value="-73.928092" calcext:value-type="float">
            <text:p>-73,9280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8800</text:p>
          </table:table-cell>
          <table:table-cell table:style-name="ce1" office:value-type="string" calcext:value-type="string">
            <text:p>038800</text:p>
          </table:table-cell>
          <table:table-cell table:style-name="ce1" office:value-type="string" calcext:value-type="string">
            <text:p>384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2822" calcext:value-type="float">
            <text:p>40,592822000000000</text:p>
          </table:table-cell>
          <table:table-cell office:value-type="float" office:value="-73.969023" calcext:value-type="float">
            <text:p>-73,9690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8900</text:p>
          </table:table-cell>
          <table:table-cell table:style-name="ce1" office:value-type="string" calcext:value-type="string">
            <text:p>038900</text:p>
          </table:table-cell>
          <table:table-cell table:style-name="ce1" office:value-type="string" calcext:value-type="string">
            <text:p>277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9448" calcext:value-type="float">
            <text:p>40,699448000000000</text:p>
          </table:table-cell>
          <table:table-cell office:value-type="float" office:value="-73.937169" calcext:value-type="float">
            <text:p>-73,9371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9000</text:p>
          </table:table-cell>
          <table:table-cell table:style-name="ce1" office:value-type="string" calcext:value-type="string">
            <text:p>039000</text:p>
          </table:table-cell>
          <table:table-cell table:style-name="ce1" office:value-type="string" calcext:value-type="string">
            <text:p>228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2836" calcext:value-type="float">
            <text:p>40,592836000000000</text:p>
          </table:table-cell>
          <table:table-cell office:value-type="float" office:value="-73.964264" calcext:value-type="float">
            <text:p>-73,9642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9100</text:p>
          </table:table-cell>
          <table:table-cell table:style-name="ce1" office:value-type="string" calcext:value-type="string">
            <text:p>039100</text:p>
          </table:table-cell>
          <table:table-cell table:style-name="ce1" office:value-type="string" calcext:value-type="string">
            <text:p>230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9378" calcext:value-type="float">
            <text:p>40,699378000000000</text:p>
          </table:table-cell>
          <table:table-cell office:value-type="float" office:value="-73.933711" calcext:value-type="float">
            <text:p>-73,9337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9200</text:p>
          </table:table-cell>
          <table:table-cell table:style-name="ce1" office:value-type="string" calcext:value-type="string">
            <text:p>039200</text:p>
          </table:table-cell>
          <table:table-cell table:style-name="ce1" office:value-type="string" calcext:value-type="string">
            <text:p>275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5666" calcext:value-type="float">
            <text:p>40,595666000000000</text:p>
          </table:table-cell>
          <table:table-cell office:value-type="float" office:value="-73.963067" calcext:value-type="float">
            <text:p>-73,9630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9300</text:p>
          </table:table-cell>
          <table:table-cell table:style-name="ce1" office:value-type="string" calcext:value-type="string">
            <text:p>039300</text:p>
          </table:table-cell>
          <table:table-cell table:style-name="ce1" office:value-type="string" calcext:value-type="string">
            <text:p>354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5625" calcext:value-type="float">
            <text:p>40,695625000000000</text:p>
          </table:table-cell>
          <table:table-cell office:value-type="float" office:value="-73.930112" calcext:value-type="float">
            <text:p>-73,9301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9400</text:p>
          </table:table-cell>
          <table:table-cell table:style-name="ce1" office:value-type="string" calcext:value-type="string">
            <text:p>039400</text:p>
          </table:table-cell>
          <table:table-cell table:style-name="ce1" office:value-type="string" calcext:value-type="string">
            <text:p>244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8575" calcext:value-type="float">
            <text:p>40,598575000000000</text:p>
          </table:table-cell>
          <table:table-cell office:value-type="float" office:value="-73.964671" calcext:value-type="float">
            <text:p>-73,9646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9500</text:p>
          </table:table-cell>
          <table:table-cell table:style-name="ce1" office:value-type="string" calcext:value-type="string">
            <text:p>039500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3014" calcext:value-type="float">
            <text:p>40,693014000000000</text:p>
          </table:table-cell>
          <table:table-cell office:value-type="float" office:value="-73.924655" calcext:value-type="float">
            <text:p>-73,9246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9600</text:p>
          </table:table-cell>
          <table:table-cell table:style-name="ce1" office:value-type="string" calcext:value-type="string">
            <text:p>039600</text:p>
          </table:table-cell>
          <table:table-cell table:style-name="ce1" office:value-type="string" calcext:value-type="string">
            <text:p>212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7221" calcext:value-type="float">
            <text:p>40,597221000000000</text:p>
          </table:table-cell>
          <table:table-cell office:value-type="float" office:value="-73.969703" calcext:value-type="float">
            <text:p>-73,9697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9700</text:p>
          </table:table-cell>
          <table:table-cell table:style-name="ce1" office:value-type="string" calcext:value-type="string">
            <text:p>039700</text:p>
          </table:table-cell>
          <table:table-cell table:style-name="ce1" office:value-type="string" calcext:value-type="string">
            <text:p>338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8888" calcext:value-type="float">
            <text:p>40,688888000000000</text:p>
          </table:table-cell>
          <table:table-cell office:value-type="float" office:value="-73.919033" calcext:value-type="float">
            <text:p>-73,9190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9800</text:p>
          </table:table-cell>
          <table:table-cell table:style-name="ce1" office:value-type="string" calcext:value-type="string">
            <text:p>039800</text:p>
          </table:table-cell>
          <table:table-cell table:style-name="ce1" office:value-type="string" calcext:value-type="string">
            <text:p>264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5441" calcext:value-type="float">
            <text:p>40,595441000000000</text:p>
          </table:table-cell>
          <table:table-cell office:value-type="float" office:value="-73.976305" calcext:value-type="float">
            <text:p>-73,97630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39900</text:p>
          </table:table-cell>
          <table:table-cell table:style-name="ce1" office:value-type="string" calcext:value-type="string">
            <text:p>039900</text:p>
          </table:table-cell>
          <table:table-cell table:style-name="ce1" office:value-type="string" calcext:value-type="string">
            <text:p>382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016" calcext:value-type="float">
            <text:p>40,690160000000000</text:p>
          </table:table-cell>
          <table:table-cell office:value-type="float" office:value="-73.917424" calcext:value-type="float">
            <text:p>-73,9174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0000</text:p>
          </table:table-cell>
          <table:table-cell table:style-name="ce1" office:value-type="string" calcext:value-type="string">
            <text:p>040000</text:p>
          </table:table-cell>
          <table:table-cell table:style-name="ce1" office:value-type="string" calcext:value-type="string">
            <text:p>306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7737" calcext:value-type="float">
            <text:p>40,597737000000000</text:p>
          </table:table-cell>
          <table:table-cell office:value-type="float" office:value="-73.976669" calcext:value-type="float">
            <text:p>-73,9766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0100</text:p>
          </table:table-cell>
          <table:table-cell table:style-name="ce1" office:value-type="string" calcext:value-type="string">
            <text:p>040100</text:p>
          </table:table-cell>
          <table:table-cell table:style-name="ce1" office:value-type="string" calcext:value-type="string">
            <text:p>351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651" calcext:value-type="float">
            <text:p>40,686510000000000</text:p>
          </table:table-cell>
          <table:table-cell office:value-type="float" office:value="-73.912879" calcext:value-type="float">
            <text:p>-73,9128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0200</text:p>
          </table:table-cell>
          <table:table-cell table:style-name="ce1" office:value-type="string" calcext:value-type="string">
            <text:p>040200</text:p>
          </table:table-cell>
          <table:table-cell table:style-name="ce1" office:value-type="string" calcext:value-type="string">
            <text:p>274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6411" calcext:value-type="float">
            <text:p>40,596411000000000</text:p>
          </table:table-cell>
          <table:table-cell office:value-type="float" office:value="-73.982425" calcext:value-type="float">
            <text:p>-73,9824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0300</text:p>
          </table:table-cell>
          <table:table-cell table:style-name="ce1" office:value-type="string" calcext:value-type="string">
            <text:p>040300</text:p>
          </table:table-cell>
          <table:table-cell table:style-name="ce1" office:value-type="string" calcext:value-type="string">
            <text:p>353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4409" calcext:value-type="float">
            <text:p>40,684409000000000</text:p>
          </table:table-cell>
          <table:table-cell office:value-type="float" office:value="-73.908813" calcext:value-type="float">
            <text:p>-73,9088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0400</text:p>
          </table:table-cell>
          <table:table-cell table:style-name="ce1" office:value-type="string" calcext:value-type="string">
            <text:p>040400</text:p>
          </table:table-cell>
          <table:table-cell table:style-name="ce1" office:value-type="string" calcext:value-type="string">
            <text:p>25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2023" calcext:value-type="float">
            <text:p>40,602023000000000</text:p>
          </table:table-cell>
          <table:table-cell office:value-type="float" office:value="-73.985323" calcext:value-type="float">
            <text:p>-73,9853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0500</text:p>
          </table:table-cell>
          <table:table-cell table:style-name="ce1" office:value-type="string" calcext:value-type="string">
            <text:p>040500</text:p>
          </table:table-cell>
          <table:table-cell table:style-name="ce1" office:value-type="string" calcext:value-type="string">
            <text:p>148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1901" calcext:value-type="float">
            <text:p>40,681901000000000</text:p>
          </table:table-cell>
          <table:table-cell office:value-type="float" office:value="-73.905549" calcext:value-type="float">
            <text:p>-73,9055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0600</text:p>
          </table:table-cell>
          <table:table-cell table:style-name="ce1" office:value-type="string" calcext:value-type="string">
            <text:p>040600</text:p>
          </table:table-cell>
          <table:table-cell table:style-name="ce1" office:value-type="string" calcext:value-type="string">
            <text:p>318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0409" calcext:value-type="float">
            <text:p>40,600409000000000</text:p>
          </table:table-cell>
          <table:table-cell office:value-type="float" office:value="-73.982144" calcext:value-type="float">
            <text:p>-73,9821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0700</text:p>
          </table:table-cell>
          <table:table-cell table:style-name="ce1" office:value-type="string" calcext:value-type="string">
            <text:p>040700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4302" calcext:value-type="float">
            <text:p>40,684302000000000</text:p>
          </table:table-cell>
          <table:table-cell office:value-type="float" office:value="-73.901218" calcext:value-type="float">
            <text:p>-73,90121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0800</text:p>
          </table:table-cell>
          <table:table-cell table:style-name="ce1" office:value-type="string" calcext:value-type="string">
            <text:p>040800</text:p>
          </table:table-cell>
          <table:table-cell table:style-name="ce1" office:value-type="string" calcext:value-type="string">
            <text:p>356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1188" calcext:value-type="float">
            <text:p>40,601188000000000</text:p>
          </table:table-cell>
          <table:table-cell office:value-type="float" office:value="-73.979213" calcext:value-type="float">
            <text:p>-73,9792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0900</text:p>
          </table:table-cell>
          <table:table-cell table:style-name="ce1" office:value-type="string" calcext:value-type="string">
            <text:p>040900</text:p>
          </table:table-cell>
          <table:table-cell table:style-name="ce1" office:value-type="string" calcext:value-type="string">
            <text:p>375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1586" calcext:value-type="float">
            <text:p>40,691586000000000</text:p>
          </table:table-cell>
          <table:table-cell office:value-type="float" office:value="-73.905287" calcext:value-type="float">
            <text:p>-73,9052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1000</text:p>
          </table:table-cell>
          <table:table-cell table:style-name="ce1" office:value-type="string" calcext:value-type="string">
            <text:p>041000</text:p>
          </table:table-cell>
          <table:table-cell table:style-name="ce1" office:value-type="string" calcext:value-type="string">
            <text:p>177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1074" calcext:value-type="float">
            <text:p>40,601074000000000</text:p>
          </table:table-cell>
          <table:table-cell office:value-type="float" office:value="-73.975806" calcext:value-type="float">
            <text:p>-73,9758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1100</text:p>
          </table:table-cell>
          <table:table-cell table:style-name="ce1" office:value-type="string" calcext:value-type="string">
            <text:p>041100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7999" calcext:value-type="float">
            <text:p>40,687999000000000</text:p>
          </table:table-cell>
          <table:table-cell office:value-type="float" office:value="-73.907359" calcext:value-type="float">
            <text:p>-73,9073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1200</text:p>
          </table:table-cell>
          <table:table-cell table:style-name="ce1" office:value-type="string" calcext:value-type="string">
            <text:p>041200</text:p>
          </table:table-cell>
          <table:table-cell table:style-name="ce1" office:value-type="string" calcext:value-type="string">
            <text:p>292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4581" calcext:value-type="float">
            <text:p>40,604581000000000</text:p>
          </table:table-cell>
          <table:table-cell office:value-type="float" office:value="-73.974402" calcext:value-type="float">
            <text:p>-73,9744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1300</text:p>
          </table:table-cell>
          <table:table-cell table:style-name="ce1" office:value-type="string" calcext:value-type="string">
            <text:p>041300</text:p>
          </table:table-cell>
          <table:table-cell table:style-name="ce1" office:value-type="string" calcext:value-type="string">
            <text:p>382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0078" calcext:value-type="float">
            <text:p>40,690078000000000</text:p>
          </table:table-cell>
          <table:table-cell office:value-type="float" office:value="-73.910686" calcext:value-type="float">
            <text:p>-73,9106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1401</text:p>
          </table:table-cell>
          <table:table-cell table:style-name="ce1" office:value-type="string" calcext:value-type="string">
            <text:p>041401</text:p>
          </table:table-cell>
          <table:table-cell table:style-name="ce1" office:value-type="string" calcext:value-type="string">
            <text:p>13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1701" calcext:value-type="float">
            <text:p>40,601701000000000</text:p>
          </table:table-cell>
          <table:table-cell office:value-type="float" office:value="-73.971107" calcext:value-type="float">
            <text:p>-73,9711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1402</text:p>
          </table:table-cell>
          <table:table-cell table:style-name="ce1" office:value-type="string" calcext:value-type="string">
            <text:p>041402</text:p>
          </table:table-cell>
          <table:table-cell table:style-name="ce1" office:value-type="string" calcext:value-type="string">
            <text:p>161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3181" calcext:value-type="float">
            <text:p>40,603181000000000</text:p>
          </table:table-cell>
          <table:table-cell office:value-type="float" office:value="-73.967949" calcext:value-type="float">
            <text:p>-73,9679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1500</text:p>
          </table:table-cell>
          <table:table-cell table:style-name="ce1" office:value-type="string" calcext:value-type="string">
            <text:p>041500</text:p>
          </table:table-cell>
          <table:table-cell table:style-name="ce1" office:value-type="string" calcext:value-type="string">
            <text:p>406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1779" calcext:value-type="float">
            <text:p>40,691779000000000</text:p>
          </table:table-cell>
          <table:table-cell office:value-type="float" office:value="-73.91414" calcext:value-type="float">
            <text:p>-73,9141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1600</text:p>
          </table:table-cell>
          <table:table-cell table:style-name="ce1" office:value-type="string" calcext:value-type="string">
            <text:p>041600</text:p>
          </table:table-cell>
          <table:table-cell table:style-name="ce1" office:value-type="string" calcext:value-type="string">
            <text:p>232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2094" calcext:value-type="float">
            <text:p>40,602094000000000</text:p>
          </table:table-cell>
          <table:table-cell office:value-type="float" office:value="-73.963481" calcext:value-type="float">
            <text:p>-73,9634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1700</text:p>
          </table:table-cell>
          <table:table-cell table:style-name="ce1" office:value-type="string" calcext:value-type="string">
            <text:p>041700</text:p>
          </table:table-cell>
          <table:table-cell table:style-name="ce1" office:value-type="string" calcext:value-type="string">
            <text:p>360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3752" calcext:value-type="float">
            <text:p>40,693752000000000</text:p>
          </table:table-cell>
          <table:table-cell office:value-type="float" office:value="-73.918148" calcext:value-type="float">
            <text:p>-73,9181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1800</text:p>
          </table:table-cell>
          <table:table-cell table:style-name="ce1" office:value-type="string" calcext:value-type="string">
            <text:p>041800</text:p>
          </table:table-cell>
          <table:table-cell table:style-name="ce1" office:value-type="string" calcext:value-type="string">
            <text:p>235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5423" calcext:value-type="float">
            <text:p>40,605423000000000</text:p>
          </table:table-cell>
          <table:table-cell office:value-type="float" office:value="-73.964906" calcext:value-type="float">
            <text:p>-73,9649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1900</text:p>
          </table:table-cell>
          <table:table-cell table:style-name="ce1" office:value-type="string" calcext:value-type="string">
            <text:p>041900</text:p>
          </table:table-cell>
          <table:table-cell table:style-name="ce1" office:value-type="string" calcext:value-type="string">
            <text:p>377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535" calcext:value-type="float">
            <text:p>40,695350000000000</text:p>
          </table:table-cell>
          <table:table-cell office:value-type="float" office:value="-73.920999" calcext:value-type="float">
            <text:p>-73,9209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2000</text:p>
          </table:table-cell>
          <table:table-cell table:style-name="ce1" office:value-type="string" calcext:value-type="string">
            <text:p>042000</text:p>
          </table:table-cell>
          <table:table-cell table:style-name="ce1" office:value-type="string" calcext:value-type="string">
            <text:p>189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9432" calcext:value-type="float">
            <text:p>40,609432000000000</text:p>
          </table:table-cell>
          <table:table-cell office:value-type="float" office:value="-73.96448" calcext:value-type="float">
            <text:p>-73,9644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2100</text:p>
          </table:table-cell>
          <table:table-cell table:style-name="ce1" office:value-type="string" calcext:value-type="string">
            <text:p>042100</text:p>
          </table:table-cell>
          <table:table-cell table:style-name="ce1" office:value-type="string" calcext:value-type="string">
            <text:p>392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7007" calcext:value-type="float">
            <text:p>40,697007000000000</text:p>
          </table:table-cell>
          <table:table-cell office:value-type="float" office:value="-73.924101" calcext:value-type="float">
            <text:p>-73,9241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2200</text:p>
          </table:table-cell>
          <table:table-cell table:style-name="ce1" office:value-type="string" calcext:value-type="string">
            <text:p>042200</text:p>
          </table:table-cell>
          <table:table-cell table:style-name="ce1" office:value-type="string" calcext:value-type="string">
            <text:p>356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7028" calcext:value-type="float">
            <text:p>40,607028000000000</text:p>
          </table:table-cell>
          <table:table-cell office:value-type="float" office:value="-73.96981" calcext:value-type="float">
            <text:p>-73,9698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2300</text:p>
          </table:table-cell>
          <table:table-cell table:style-name="ce1" office:value-type="string" calcext:value-type="string">
            <text:p>042300</text:p>
          </table:table-cell>
          <table:table-cell table:style-name="ce1" office:value-type="string" calcext:value-type="string">
            <text:p>421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8929" calcext:value-type="float">
            <text:p>40,698929000000000</text:p>
          </table:table-cell>
          <table:table-cell office:value-type="float" office:value="-73.927205" calcext:value-type="float">
            <text:p>-73,92720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2400</text:p>
          </table:table-cell>
          <table:table-cell table:style-name="ce1" office:value-type="string" calcext:value-type="string">
            <text:p>042400</text:p>
          </table:table-cell>
          <table:table-cell table:style-name="ce1" office:value-type="string" calcext:value-type="string">
            <text:p>366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6635" calcext:value-type="float">
            <text:p>40,606635000000000</text:p>
          </table:table-cell>
          <table:table-cell office:value-type="float" office:value="-73.976325" calcext:value-type="float">
            <text:p>-73,9763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2500</text:p>
          </table:table-cell>
          <table:table-cell table:style-name="ce1" office:value-type="string" calcext:value-type="string">
            <text:p>042500</text:p>
          </table:table-cell>
          <table:table-cell table:style-name="ce1" office:value-type="string" calcext:value-type="string">
            <text:p>304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1419" calcext:value-type="float">
            <text:p>40,701419000000000</text:p>
          </table:table-cell>
          <table:table-cell office:value-type="float" office:value="-73.929886" calcext:value-type="float">
            <text:p>-73,9298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2600</text:p>
          </table:table-cell>
          <table:table-cell table:style-name="ce1" office:value-type="string" calcext:value-type="string">
            <text:p>042600</text:p>
          </table:table-cell>
          <table:table-cell table:style-name="ce1" office:value-type="string" calcext:value-type="string">
            <text:p>413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5766" calcext:value-type="float">
            <text:p>40,605766000000000</text:p>
          </table:table-cell>
          <table:table-cell office:value-type="float" office:value="-73.980242" calcext:value-type="float">
            <text:p>-73,9802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2700</text:p>
          </table:table-cell>
          <table:table-cell table:style-name="ce1" office:value-type="string" calcext:value-type="string">
            <text:p>042700</text:p>
          </table:table-cell>
          <table:table-cell table:style-name="ce1" office:value-type="string" calcext:value-type="string">
            <text:p>507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3614" calcext:value-type="float">
            <text:p>40,703614000000000</text:p>
          </table:table-cell>
          <table:table-cell office:value-type="float" office:value="-73.926787" calcext:value-type="float">
            <text:p>-73,9267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2800</text:p>
          </table:table-cell>
          <table:table-cell table:style-name="ce1" office:value-type="string" calcext:value-type="string">
            <text:p>042800</text:p>
          </table:table-cell>
          <table:table-cell table:style-name="ce1" office:value-type="string" calcext:value-type="string">
            <text:p>385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598" calcext:value-type="float">
            <text:p>40,605980000000000</text:p>
          </table:table-cell>
          <table:table-cell office:value-type="float" office:value="-73.984344" calcext:value-type="float">
            <text:p>-73,9843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2900</text:p>
          </table:table-cell>
          <table:table-cell table:style-name="ce1" office:value-type="string" calcext:value-type="string">
            <text:p>042900</text:p>
          </table:table-cell>
          <table:table-cell table:style-name="ce1" office:value-type="string" calcext:value-type="string">
            <text:p>563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15" calcext:value-type="float">
            <text:p>40,701500000000000</text:p>
          </table:table-cell>
          <table:table-cell office:value-type="float" office:value="-73.923345" calcext:value-type="float">
            <text:p>-73,9233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3000</text:p>
          </table:table-cell>
          <table:table-cell table:style-name="ce1" office:value-type="string" calcext:value-type="string">
            <text:p>043000</text:p>
          </table:table-cell>
          <table:table-cell table:style-name="ce1" office:value-type="string" calcext:value-type="string">
            <text:p>333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945" calcext:value-type="float">
            <text:p>40,609450000000000</text:p>
          </table:table-cell>
          <table:table-cell office:value-type="float" office:value="-73.983525" calcext:value-type="float">
            <text:p>-73,9835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3100</text:p>
          </table:table-cell>
          <table:table-cell table:style-name="ce1" office:value-type="string" calcext:value-type="string">
            <text:p>043100</text:p>
          </table:table-cell>
          <table:table-cell table:style-name="ce1" office:value-type="string" calcext:value-type="string">
            <text:p>511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0126" calcext:value-type="float">
            <text:p>40,700126000000000</text:p>
          </table:table-cell>
          <table:table-cell office:value-type="float" office:value="-73.919837" calcext:value-type="float">
            <text:p>-73,9198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3200</text:p>
          </table:table-cell>
          <table:table-cell table:style-name="ce1" office:value-type="string" calcext:value-type="string">
            <text:p>043200</text:p>
          </table:table-cell>
          <table:table-cell table:style-name="ce1" office:value-type="string" calcext:value-type="string">
            <text:p>425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0731" calcext:value-type="float">
            <text:p>40,610731000000000</text:p>
          </table:table-cell>
          <table:table-cell office:value-type="float" office:value="-73.980744" calcext:value-type="float">
            <text:p>-73,9807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3300</text:p>
          </table:table-cell>
          <table:table-cell table:style-name="ce1" office:value-type="string" calcext:value-type="string">
            <text:p>043300</text:p>
          </table:table-cell>
          <table:table-cell table:style-name="ce1" office:value-type="string" calcext:value-type="string">
            <text:p>406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797" calcext:value-type="float">
            <text:p>40,697970000000000</text:p>
          </table:table-cell>
          <table:table-cell office:value-type="float" office:value="-73.915774" calcext:value-type="float">
            <text:p>-73,9157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3400</text:p>
          </table:table-cell>
          <table:table-cell table:style-name="ce1" office:value-type="string" calcext:value-type="string">
            <text:p>043400</text:p>
          </table:table-cell>
          <table:table-cell table:style-name="ce1" office:value-type="string" calcext:value-type="string">
            <text:p>343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0068" calcext:value-type="float">
            <text:p>40,610068000000000</text:p>
          </table:table-cell>
          <table:table-cell office:value-type="float" office:value="-73.976741" calcext:value-type="float">
            <text:p>-73,9767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3500</text:p>
          </table:table-cell>
          <table:table-cell table:style-name="ce1" office:value-type="string" calcext:value-type="string">
            <text:p>043500</text:p>
          </table:table-cell>
          <table:table-cell table:style-name="ce1" office:value-type="string" calcext:value-type="string">
            <text:p>446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5143" calcext:value-type="float">
            <text:p>40,695143000000000</text:p>
          </table:table-cell>
          <table:table-cell office:value-type="float" office:value="-73.912159" calcext:value-type="float">
            <text:p>-73,9121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3600</text:p>
          </table:table-cell>
          <table:table-cell table:style-name="ce1" office:value-type="string" calcext:value-type="string">
            <text:p>043600</text:p>
          </table:table-cell>
          <table:table-cell table:style-name="ce1" office:value-type="string" calcext:value-type="string">
            <text:p>416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3133" calcext:value-type="float">
            <text:p>40,613133000000000</text:p>
          </table:table-cell>
          <table:table-cell office:value-type="float" office:value="-73.977909" calcext:value-type="float">
            <text:p>-73,9779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3700</text:p>
          </table:table-cell>
          <table:table-cell table:style-name="ce1" office:value-type="string" calcext:value-type="string">
            <text:p>043700</text:p>
          </table:table-cell>
          <table:table-cell table:style-name="ce1" office:value-type="string" calcext:value-type="string">
            <text:p>524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3351" calcext:value-type="float">
            <text:p>40,693351000000000</text:p>
          </table:table-cell>
          <table:table-cell office:value-type="float" office:value="-73.908316" calcext:value-type="float">
            <text:p>-73,90831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3800</text:p>
          </table:table-cell>
          <table:table-cell table:style-name="ce1" office:value-type="string" calcext:value-type="string">
            <text:p>043800</text:p>
          </table:table-cell>
          <table:table-cell table:style-name="ce1" office:value-type="string" calcext:value-type="string">
            <text:p>248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0384" calcext:value-type="float">
            <text:p>40,610384000000000</text:p>
          </table:table-cell>
          <table:table-cell office:value-type="float" office:value="-73.97081" calcext:value-type="float">
            <text:p>-73,9708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3900</text:p>
          </table:table-cell>
          <table:table-cell table:style-name="ce1" office:value-type="string" calcext:value-type="string">
            <text:p>043900</text:p>
          </table:table-cell>
          <table:table-cell table:style-name="ce1" office:value-type="string" calcext:value-type="string">
            <text:p>382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7639" calcext:value-type="float">
            <text:p>40,697639000000000</text:p>
          </table:table-cell>
          <table:table-cell office:value-type="float" office:value="-73.909803" calcext:value-type="float">
            <text:p>-73,9098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4000</text:p>
          </table:table-cell>
          <table:table-cell table:style-name="ce1" office:value-type="string" calcext:value-type="string">
            <text:p>044000</text:p>
          </table:table-cell>
          <table:table-cell table:style-name="ce1" office:value-type="string" calcext:value-type="string">
            <text:p>288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3062" calcext:value-type="float">
            <text:p>40,613062000000000</text:p>
          </table:table-cell>
          <table:table-cell office:value-type="float" office:value="-73.971101" calcext:value-type="float">
            <text:p>-73,9711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4100</text:p>
          </table:table-cell>
          <table:table-cell table:style-name="ce1" office:value-type="string" calcext:value-type="string">
            <text:p>044100</text:p>
          </table:table-cell>
          <table:table-cell table:style-name="ce1" office:value-type="string" calcext:value-type="string">
            <text:p>564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157" calcext:value-type="float">
            <text:p>40,701570000000000</text:p>
          </table:table-cell>
          <table:table-cell office:value-type="float" office:value="-73.914167" calcext:value-type="float">
            <text:p>-73,9141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4200</text:p>
          </table:table-cell>
          <table:table-cell table:style-name="ce1" office:value-type="string" calcext:value-type="string">
            <text:p>044200</text:p>
          </table:table-cell>
          <table:table-cell table:style-name="ce1" office:value-type="string" calcext:value-type="string">
            <text:p>265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2342" calcext:value-type="float">
            <text:p>40,612342000000000</text:p>
          </table:table-cell>
          <table:table-cell office:value-type="float" office:value="-73.965488" calcext:value-type="float">
            <text:p>-73,9654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4300</text:p>
          </table:table-cell>
          <table:table-cell table:style-name="ce1" office:value-type="string" calcext:value-type="string">
            <text:p>044300</text:p>
          </table:table-cell>
          <table:table-cell table:style-name="ce1" office:value-type="string" calcext:value-type="string">
            <text:p>555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319" calcext:value-type="float">
            <text:p>40,703190000000000</text:p>
          </table:table-cell>
          <table:table-cell office:value-type="float" office:value="-73.916617" calcext:value-type="float">
            <text:p>-73,9166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4400</text:p>
          </table:table-cell>
          <table:table-cell table:style-name="ce1" office:value-type="string" calcext:value-type="string">
            <text:p>044400</text:p>
          </table:table-cell>
          <table:table-cell table:style-name="ce1" office:value-type="string" calcext:value-type="string">
            <text:p>333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5731" calcext:value-type="float">
            <text:p>40,615731000000000</text:p>
          </table:table-cell>
          <table:table-cell office:value-type="float" office:value="-73.969795" calcext:value-type="float">
            <text:p>-73,9697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4500</text:p>
          </table:table-cell>
          <table:table-cell table:style-name="ce1" office:value-type="string" calcext:value-type="string">
            <text:p>044500</text:p>
          </table:table-cell>
          <table:table-cell table:style-name="ce1" office:value-type="string" calcext:value-type="string">
            <text:p>444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5014" calcext:value-type="float">
            <text:p>40,705014000000000</text:p>
          </table:table-cell>
          <table:table-cell office:value-type="float" office:value="-73.919604" calcext:value-type="float">
            <text:p>-73,91960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4600</text:p>
          </table:table-cell>
          <table:table-cell table:style-name="ce1" office:value-type="string" calcext:value-type="string">
            <text:p>044600</text:p>
          </table:table-cell>
          <table:table-cell table:style-name="ce1" office:value-type="string" calcext:value-type="string">
            <text:p>190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5038" calcext:value-type="float">
            <text:p>40,615038000000000</text:p>
          </table:table-cell>
          <table:table-cell office:value-type="float" office:value="-73.975851" calcext:value-type="float">
            <text:p>-73,9758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4700</text:p>
          </table:table-cell>
          <table:table-cell table:style-name="ce1" office:value-type="string" calcext:value-type="string">
            <text:p>044700</text:p>
          </table:table-cell>
          <table:table-cell table:style-name="ce1" office:value-type="string" calcext:value-type="string">
            <text:p>231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6773" calcext:value-type="float">
            <text:p>40,706773000000000</text:p>
          </table:table-cell>
          <table:table-cell office:value-type="float" office:value="-73.922082" calcext:value-type="float">
            <text:p>-73,9220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4800</text:p>
          </table:table-cell>
          <table:table-cell table:style-name="ce1" office:value-type="string" calcext:value-type="string">
            <text:p>044800</text:p>
          </table:table-cell>
          <table:table-cell table:style-name="ce1" office:value-type="string" calcext:value-type="string">
            <text:p>191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8389" calcext:value-type="float">
            <text:p>40,618389000000000</text:p>
          </table:table-cell>
          <table:table-cell office:value-type="float" office:value="-73.971338" calcext:value-type="float">
            <text:p>-73,9713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4900</text:p>
          </table:table-cell>
          <table:table-cell table:style-name="ce1" office:value-type="string" calcext:value-type="string">
            <text:p>044900</text:p>
          </table:table-cell>
          <table:table-cell table:style-name="ce1" office:value-type="string" calcext:value-type="string">
            <text:p>293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8635" calcext:value-type="float">
            <text:p>40,718635000000000</text:p>
          </table:table-cell>
          <table:table-cell office:value-type="float" office:value="-73.938411" calcext:value-type="float">
            <text:p>-73,9384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5000</text:p>
          </table:table-cell>
          <table:table-cell table:style-name="ce1" office:value-type="string" calcext:value-type="string">
            <text:p>045000</text:p>
          </table:table-cell>
          <table:table-cell table:style-name="ce1" office:value-type="string" calcext:value-type="string">
            <text:p>67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2664" calcext:value-type="float">
            <text:p>40,622664000000000</text:p>
          </table:table-cell>
          <table:table-cell office:value-type="float" office:value="-73.973727" calcext:value-type="float">
            <text:p>-73,9737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5200</text:p>
          </table:table-cell>
          <table:table-cell table:style-name="ce1" office:value-type="string" calcext:value-type="string">
            <text:p>045200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9807" calcext:value-type="float">
            <text:p>40,619807000000000</text:p>
          </table:table-cell>
          <table:table-cell office:value-type="float" office:value="-73.968131" calcext:value-type="float">
            <text:p>-73,9681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5300</text:p>
          </table:table-cell>
          <table:table-cell table:style-name="ce1" office:value-type="string" calcext:value-type="string">
            <text:p>045300</text:p>
          </table:table-cell>
          <table:table-cell table:style-name="ce1" office:value-type="string" calcext:value-type="string">
            <text:p>201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6308" calcext:value-type="float">
            <text:p>40,706308000000000</text:p>
          </table:table-cell>
          <table:table-cell office:value-type="float" office:value="-73.929283" calcext:value-type="float">
            <text:p>-73,9292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5400</text:p>
          </table:table-cell>
          <table:table-cell table:style-name="ce1" office:value-type="string" calcext:value-type="string">
            <text:p>045400</text:p>
          </table:table-cell>
          <table:table-cell table:style-name="ce1" office:value-type="string" calcext:value-type="string">
            <text:p>185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8492" calcext:value-type="float">
            <text:p>40,618492000000000</text:p>
          </table:table-cell>
          <table:table-cell office:value-type="float" office:value="-73.964974" calcext:value-type="float">
            <text:p>-73,9649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5600</text:p>
          </table:table-cell>
          <table:table-cell table:style-name="ce1" office:value-type="string" calcext:value-type="string">
            <text:p>045600</text:p>
          </table:table-cell>
          <table:table-cell table:style-name="ce1" office:value-type="string" calcext:value-type="string">
            <text:p>235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699" calcext:value-type="float">
            <text:p>40,626990000000000</text:p>
          </table:table-cell>
          <table:table-cell office:value-type="float" office:value="-73.966881" calcext:value-type="float">
            <text:p>-73,9668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5800</text:p>
          </table:table-cell>
          <table:table-cell table:style-name="ce1" office:value-type="string" calcext:value-type="string">
            <text:p>045800</text:p>
          </table:table-cell>
          <table:table-cell table:style-name="ce1" office:value-type="string" calcext:value-type="string">
            <text:p>149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6536" calcext:value-type="float">
            <text:p>40,626536000000000</text:p>
          </table:table-cell>
          <table:table-cell office:value-type="float" office:value="-73.969194" calcext:value-type="float">
            <text:p>-73,9691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6000</text:p>
          </table:table-cell>
          <table:table-cell table:style-name="ce1" office:value-type="string" calcext:value-type="string">
            <text:p>046000</text:p>
          </table:table-cell>
          <table:table-cell table:style-name="ce1" office:value-type="string" calcext:value-type="string">
            <text:p>372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0817" calcext:value-type="float">
            <text:p>40,630817000000000</text:p>
          </table:table-cell>
          <table:table-cell office:value-type="float" office:value="-73.967575" calcext:value-type="float">
            <text:p>-73,9675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6201</text:p>
          </table:table-cell>
          <table:table-cell table:style-name="ce1" office:value-type="string" calcext:value-type="string">
            <text:p>046201</text:p>
          </table:table-cell>
          <table:table-cell table:style-name="ce1" office:value-type="string" calcext:value-type="string">
            <text:p>263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7881" calcext:value-type="float">
            <text:p>40,627881000000000</text:p>
          </table:table-cell>
          <table:table-cell office:value-type="float" office:value="-73.973148" calcext:value-type="float">
            <text:p>-73,9731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6202</text:p>
          </table:table-cell>
          <table:table-cell table:style-name="ce1" office:value-type="string" calcext:value-type="string">
            <text:p>046202</text:p>
          </table:table-cell>
          <table:table-cell table:style-name="ce1" office:value-type="string" calcext:value-type="string">
            <text:p>180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4795" calcext:value-type="float">
            <text:p>40,624795000000000</text:p>
          </table:table-cell>
          <table:table-cell office:value-type="float" office:value="-73.973839" calcext:value-type="float">
            <text:p>-73,9738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6400</text:p>
          </table:table-cell>
          <table:table-cell table:style-name="ce1" office:value-type="string" calcext:value-type="string">
            <text:p>046400</text:p>
          </table:table-cell>
          <table:table-cell table:style-name="ce1" office:value-type="string" calcext:value-type="string">
            <text:p>283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4534" calcext:value-type="float">
            <text:p>40,624534000000000</text:p>
          </table:table-cell>
          <table:table-cell office:value-type="float" office:value="-73.978745" calcext:value-type="float">
            <text:p>-73,9787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6800</text:p>
          </table:table-cell>
          <table:table-cell table:style-name="ce1" office:value-type="string" calcext:value-type="string">
            <text:p>046800</text:p>
          </table:table-cell>
          <table:table-cell table:style-name="ce1" office:value-type="string" calcext:value-type="string">
            <text:p>205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123" calcext:value-type="float">
            <text:p>40,621230000000000</text:p>
          </table:table-cell>
          <table:table-cell office:value-type="float" office:value="-73.980838" calcext:value-type="float">
            <text:p>-73,9808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7000</text:p>
          </table:table-cell>
          <table:table-cell table:style-name="ce1" office:value-type="string" calcext:value-type="string">
            <text:p>047000</text:p>
          </table:table-cell>
          <table:table-cell table:style-name="ce1" office:value-type="string" calcext:value-type="string">
            <text:p>288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5519" calcext:value-type="float">
            <text:p>40,625519000000000</text:p>
          </table:table-cell>
          <table:table-cell office:value-type="float" office:value="-73.986638" calcext:value-type="float">
            <text:p>-73,9866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7200</text:p>
          </table:table-cell>
          <table:table-cell table:style-name="ce1" office:value-type="string" calcext:value-type="string">
            <text:p>047200</text:p>
          </table:table-cell>
          <table:table-cell table:style-name="ce1" office:value-type="string" calcext:value-type="string">
            <text:p>314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6707" calcext:value-type="float">
            <text:p>40,626707000000000</text:p>
          </table:table-cell>
          <table:table-cell office:value-type="float" office:value="-73.983462" calcext:value-type="float">
            <text:p>-73,9834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7400</text:p>
          </table:table-cell>
          <table:table-cell table:style-name="ce1" office:value-type="string" calcext:value-type="string">
            <text:p>047400</text:p>
          </table:table-cell>
          <table:table-cell table:style-name="ce1" office:value-type="string" calcext:value-type="string">
            <text:p>296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8675" calcext:value-type="float">
            <text:p>40,628675000000000</text:p>
          </table:table-cell>
          <table:table-cell office:value-type="float" office:value="-73.982179" calcext:value-type="float">
            <text:p>-73,9821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7600</text:p>
          </table:table-cell>
          <table:table-cell table:style-name="ce1" office:value-type="string" calcext:value-type="string">
            <text:p>047600</text:p>
          </table:table-cell>
          <table:table-cell table:style-name="ce1" office:value-type="string" calcext:value-type="string">
            <text:p>364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0748" calcext:value-type="float">
            <text:p>40,630748000000000</text:p>
          </table:table-cell>
          <table:table-cell office:value-type="float" office:value="-73.980676" calcext:value-type="float">
            <text:p>-73,9806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7700</text:p>
          </table:table-cell>
          <table:table-cell table:style-name="ce1" office:value-type="string" calcext:value-type="string">
            <text:p>047700</text:p>
          </table:table-cell>
          <table:table-cell table:style-name="ce1" office:value-type="string" calcext:value-type="string">
            <text:p>331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7713" calcext:value-type="float">
            <text:p>40,717713000000000</text:p>
          </table:table-cell>
          <table:table-cell office:value-type="float" office:value="-73.941645" calcext:value-type="float">
            <text:p>-73,9416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7800</text:p>
          </table:table-cell>
          <table:table-cell table:style-name="ce1" office:value-type="string" calcext:value-type="string">
            <text:p>047800</text:p>
          </table:table-cell>
          <table:table-cell table:style-name="ce1" office:value-type="string" calcext:value-type="string">
            <text:p>484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3299" calcext:value-type="float">
            <text:p>40,633299000000000</text:p>
          </table:table-cell>
          <table:table-cell office:value-type="float" office:value="-73.979094" calcext:value-type="float">
            <text:p>-73,9790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8000</text:p>
          </table:table-cell>
          <table:table-cell table:style-name="ce1" office:value-type="string" calcext:value-type="string">
            <text:p>048000</text:p>
          </table:table-cell>
          <table:table-cell table:style-name="ce1" office:value-type="string" calcext:value-type="string">
            <text:p>376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0159" calcext:value-type="float">
            <text:p>40,630159000000000</text:p>
          </table:table-cell>
          <table:table-cell office:value-type="float" office:value="-73.974485" calcext:value-type="float">
            <text:p>-73,9744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8100</text:p>
          </table:table-cell>
          <table:table-cell table:style-name="ce1" office:value-type="string" calcext:value-type="string">
            <text:p>048100</text:p>
          </table:table-cell>
          <table:table-cell table:style-name="ce1" office:value-type="string" calcext:value-type="string">
            <text:p>277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3799" calcext:value-type="float">
            <text:p>40,713799000000000</text:p>
          </table:table-cell>
          <table:table-cell office:value-type="float" office:value="-73.938701" calcext:value-type="float">
            <text:p>-73,9387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8200</text:p>
          </table:table-cell>
          <table:table-cell table:style-name="ce1" office:value-type="string" calcext:value-type="string">
            <text:p>048200</text:p>
          </table:table-cell>
          <table:table-cell table:style-name="ce1" office:value-type="string" calcext:value-type="string">
            <text:p>533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3141" calcext:value-type="float">
            <text:p>40,633141000000000</text:p>
          </table:table-cell>
          <table:table-cell office:value-type="float" office:value="-73.969575" calcext:value-type="float">
            <text:p>-73,9695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8400</text:p>
          </table:table-cell>
          <table:table-cell table:style-name="ce1" office:value-type="string" calcext:value-type="string">
            <text:p>048400</text:p>
          </table:table-cell>
          <table:table-cell table:style-name="ce1" office:value-type="string" calcext:value-type="string">
            <text:p>548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4241" calcext:value-type="float">
            <text:p>40,634241000000000</text:p>
          </table:table-cell>
          <table:table-cell office:value-type="float" office:value="-73.973853" calcext:value-type="float">
            <text:p>-73,9738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8500</text:p>
          </table:table-cell>
          <table:table-cell table:style-name="ce1" office:value-type="string" calcext:value-type="string">
            <text:p>048500</text:p>
          </table:table-cell>
          <table:table-cell table:style-name="ce1" office:value-type="string" calcext:value-type="string">
            <text:p>251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6004" calcext:value-type="float">
            <text:p>40,706004000000000</text:p>
          </table:table-cell>
          <table:table-cell office:value-type="float" office:value="-73.936444" calcext:value-type="float">
            <text:p>-73,9364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8600</text:p>
          </table:table-cell>
          <table:table-cell table:style-name="ce1" office:value-type="string" calcext:value-type="string">
            <text:p>048600</text:p>
          </table:table-cell>
          <table:table-cell table:style-name="ce1" office:value-type="string" calcext:value-type="string">
            <text:p>356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9376" calcext:value-type="float">
            <text:p>40,639376000000000</text:p>
          </table:table-cell>
          <table:table-cell office:value-type="float" office:value="-73.978387" calcext:value-type="float">
            <text:p>-73,9783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8800</text:p>
          </table:table-cell>
          <table:table-cell table:style-name="ce1" office:value-type="string" calcext:value-type="string">
            <text:p>048800</text:p>
          </table:table-cell>
          <table:table-cell table:style-name="ce1" office:value-type="string" calcext:value-type="string">
            <text:p>439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0326" calcext:value-type="float">
            <text:p>40,640326000000000</text:p>
          </table:table-cell>
          <table:table-cell office:value-type="float" office:value="-73.975925" calcext:value-type="float">
            <text:p>-73,9759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8900</text:p>
          </table:table-cell>
          <table:table-cell table:style-name="ce1" office:value-type="string" calcext:value-type="string">
            <text:p>048900</text:p>
          </table:table-cell>
          <table:table-cell table:style-name="ce1" office:value-type="string" calcext:value-type="string">
            <text:p>403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2822" calcext:value-type="float">
            <text:p>40,702822000000000</text:p>
          </table:table-cell>
          <table:table-cell office:value-type="float" office:value="-73.939219" calcext:value-type="float">
            <text:p>-73,9392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9000</text:p>
          </table:table-cell>
          <table:table-cell table:style-name="ce1" office:value-type="string" calcext:value-type="string">
            <text:p>049000</text:p>
          </table:table-cell>
          <table:table-cell table:style-name="ce1" office:value-type="string" calcext:value-type="string">
            <text:p>589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8245" calcext:value-type="float">
            <text:p>40,638245000000000</text:p>
          </table:table-cell>
          <table:table-cell office:value-type="float" office:value="-73.97289" calcext:value-type="float">
            <text:p>-73,9728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9100</text:p>
          </table:table-cell>
          <table:table-cell table:style-name="ce1" office:value-type="string" calcext:value-type="string">
            <text:p>049100</text:p>
          </table:table-cell>
          <table:table-cell table:style-name="ce1" office:value-type="string" calcext:value-type="string">
            <text:p>641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4015" calcext:value-type="float">
            <text:p>40,704015000000000</text:p>
          </table:table-cell>
          <table:table-cell office:value-type="float" office:value="-73.944858" calcext:value-type="float">
            <text:p>-73,9448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9200</text:p>
          </table:table-cell>
          <table:table-cell table:style-name="ce1" office:value-type="string" calcext:value-type="string">
            <text:p>049200</text:p>
          </table:table-cell>
          <table:table-cell table:style-name="ce1" office:value-type="string" calcext:value-type="string">
            <text:p>349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0574" calcext:value-type="float">
            <text:p>40,640574000000000</text:p>
          </table:table-cell>
          <table:table-cell office:value-type="float" office:value="-73.970284" calcext:value-type="float">
            <text:p>-73,9702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9300</text:p>
          </table:table-cell>
          <table:table-cell table:style-name="ce1" office:value-type="string" calcext:value-type="string">
            <text:p>049300</text:p>
          </table:table-cell>
          <table:table-cell table:style-name="ce1" office:value-type="string" calcext:value-type="string">
            <text:p>762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767" calcext:value-type="float">
            <text:p>40,707670000000000</text:p>
          </table:table-cell>
          <table:table-cell office:value-type="float" office:value="-73.941331" calcext:value-type="float">
            <text:p>-73,9413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9400</text:p>
          </table:table-cell>
          <table:table-cell table:style-name="ce1" office:value-type="string" calcext:value-type="string">
            <text:p>049400</text:p>
          </table:table-cell>
          <table:table-cell table:style-name="ce1" office:value-type="string" calcext:value-type="string">
            <text:p>53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2868" calcext:value-type="float">
            <text:p>40,642868000000000</text:p>
          </table:table-cell>
          <table:table-cell office:value-type="float" office:value="-73.973819" calcext:value-type="float">
            <text:p>-73,9738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9500</text:p>
          </table:table-cell>
          <table:table-cell table:style-name="ce1" office:value-type="string" calcext:value-type="string">
            <text:p>049500</text:p>
          </table:table-cell>
          <table:table-cell table:style-name="ce1" office:value-type="string" calcext:value-type="string">
            <text:p>260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2231" calcext:value-type="float">
            <text:p>40,712231000000000</text:p>
          </table:table-cell>
          <table:table-cell office:value-type="float" office:value="-73.943222" calcext:value-type="float">
            <text:p>-73,9432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9600</text:p>
          </table:table-cell>
          <table:table-cell table:style-name="ce1" office:value-type="string" calcext:value-type="string">
            <text:p>049600</text:p>
          </table:table-cell>
          <table:table-cell table:style-name="ce1" office:value-type="string" calcext:value-type="string">
            <text:p>451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3706" calcext:value-type="float">
            <text:p>40,643706000000000</text:p>
          </table:table-cell>
          <table:table-cell office:value-type="float" office:value="-73.980612" calcext:value-type="float">
            <text:p>-73,9806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9700</text:p>
          </table:table-cell>
          <table:table-cell table:style-name="ce1" office:value-type="string" calcext:value-type="string">
            <text:p>049700</text:p>
          </table:table-cell>
          <table:table-cell table:style-name="ce1" office:value-type="string" calcext:value-type="string">
            <text:p>264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6262" calcext:value-type="float">
            <text:p>40,716262000000000</text:p>
          </table:table-cell>
          <table:table-cell office:value-type="float" office:value="-73.944709" calcext:value-type="float">
            <text:p>-73,9447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9800</text:p>
          </table:table-cell>
          <table:table-cell table:style-name="ce1" office:value-type="string" calcext:value-type="string">
            <text:p>049800</text:p>
          </table:table-cell>
          <table:table-cell table:style-name="ce1" office:value-type="string" calcext:value-type="string">
            <text:p>423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532" calcext:value-type="float">
            <text:p>40,645320000000000</text:p>
          </table:table-cell>
          <table:table-cell office:value-type="float" office:value="-73.982375" calcext:value-type="float">
            <text:p>-73,9823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49900</text:p>
          </table:table-cell>
          <table:table-cell table:style-name="ce1" office:value-type="string" calcext:value-type="string">
            <text:p>049900</text:p>
          </table:table-cell>
          <table:table-cell table:style-name="ce1" office:value-type="string" calcext:value-type="string">
            <text:p>175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21301" calcext:value-type="float">
            <text:p>40,721301000000000</text:p>
          </table:table-cell>
          <table:table-cell office:value-type="float" office:value="-73.946664" calcext:value-type="float">
            <text:p>-73,9466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0000</text:p>
          </table:table-cell>
          <table:table-cell table:style-name="ce1" office:value-type="string" calcext:value-type="string">
            <text:p>050000</text:p>
          </table:table-cell>
          <table:table-cell table:style-name="ce1" office:value-type="string" calcext:value-type="string">
            <text:p>347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7892" calcext:value-type="float">
            <text:p>40,647892000000000</text:p>
          </table:table-cell>
          <table:table-cell office:value-type="float" office:value="-73.977324" calcext:value-type="float">
            <text:p>-73,9773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0100</text:p>
          </table:table-cell>
          <table:table-cell table:style-name="ce1" office:value-type="string" calcext:value-type="string">
            <text:p>050100</text:p>
          </table:table-cell>
          <table:table-cell table:style-name="ce1" office:value-type="string" calcext:value-type="string">
            <text:p>278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5383" calcext:value-type="float">
            <text:p>40,715383000000000</text:p>
          </table:table-cell>
          <table:table-cell office:value-type="float" office:value="-73.948439" calcext:value-type="float">
            <text:p>-73,9484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0202</text:p>
          </table:table-cell>
          <table:table-cell table:style-name="ce1" office:value-type="string" calcext:value-type="string">
            <text:p>050202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367" calcext:value-type="float">
            <text:p>40,653670000000000</text:p>
          </table:table-cell>
          <table:table-cell office:value-type="float" office:value="-73.974887" calcext:value-type="float">
            <text:p>-73,9748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0300</text:p>
          </table:table-cell>
          <table:table-cell table:style-name="ce1" office:value-type="string" calcext:value-type="string">
            <text:p>050300</text:p>
          </table:table-cell>
          <table:table-cell table:style-name="ce1" office:value-type="string" calcext:value-type="string">
            <text:p>258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2016" calcext:value-type="float">
            <text:p>40,712016000000000</text:p>
          </table:table-cell>
          <table:table-cell office:value-type="float" office:value="-73.947419" calcext:value-type="float">
            <text:p>-73,9474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0400</text:p>
          </table:table-cell>
          <table:table-cell table:style-name="ce1" office:value-type="string" calcext:value-type="string">
            <text:p>050400</text:p>
          </table:table-cell>
          <table:table-cell table:style-name="ce1" office:value-type="string" calcext:value-type="string">
            <text:p>452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8377" calcext:value-type="float">
            <text:p>40,648377000000000</text:p>
          </table:table-cell>
          <table:table-cell office:value-type="float" office:value="-73.973511" calcext:value-type="float">
            <text:p>-73,9735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0500</text:p>
          </table:table-cell>
          <table:table-cell table:style-name="ce1" office:value-type="string" calcext:value-type="string">
            <text:p>050500</text:p>
          </table:table-cell>
          <table:table-cell table:style-name="ce1" office:value-type="string" calcext:value-type="string">
            <text:p>416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8012" calcext:value-type="float">
            <text:p>40,708012000000000</text:p>
          </table:table-cell>
          <table:table-cell office:value-type="float" office:value="-73.945183" calcext:value-type="float">
            <text:p>-73,9451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0600</text:p>
          </table:table-cell>
          <table:table-cell table:style-name="ce1" office:value-type="string" calcext:value-type="string">
            <text:p>050600</text:p>
          </table:table-cell>
          <table:table-cell table:style-name="ce1" office:value-type="string" calcext:value-type="string">
            <text:p>601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9005" calcext:value-type="float">
            <text:p>40,649005000000000</text:p>
          </table:table-cell>
          <table:table-cell office:value-type="float" office:value="-73.966794" calcext:value-type="float">
            <text:p>-73,9667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0700</text:p>
          </table:table-cell>
          <table:table-cell table:style-name="ce1" office:value-type="string" calcext:value-type="string">
            <text:p>050700</text:p>
          </table:table-cell>
          <table:table-cell table:style-name="ce1" office:value-type="string" calcext:value-type="string">
            <text:p>228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2143" calcext:value-type="float">
            <text:p>40,702143000000000</text:p>
          </table:table-cell>
          <table:table-cell office:value-type="float" office:value="-73.946773" calcext:value-type="float">
            <text:p>-73,9467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0801</text:p>
          </table:table-cell>
          <table:table-cell table:style-name="ce1" office:value-type="string" calcext:value-type="string">
            <text:p>050801</text:p>
          </table:table-cell>
          <table:table-cell table:style-name="ce1" office:value-type="string" calcext:value-type="string">
            <text:p>408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1251" calcext:value-type="float">
            <text:p>40,651251000000000</text:p>
          </table:table-cell>
          <table:table-cell office:value-type="float" office:value="-73.960842" calcext:value-type="float">
            <text:p>-73,9608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0803</text:p>
          </table:table-cell>
          <table:table-cell table:style-name="ce1" office:value-type="string" calcext:value-type="string">
            <text:p>050803</text:p>
          </table:table-cell>
          <table:table-cell table:style-name="ce1" office:value-type="string" calcext:value-type="string">
            <text:p>246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3742" calcext:value-type="float">
            <text:p>40,653742000000000</text:p>
          </table:table-cell>
          <table:table-cell office:value-type="float" office:value="-73.960723" calcext:value-type="float">
            <text:p>-73,9607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0804</text:p>
          </table:table-cell>
          <table:table-cell table:style-name="ce1" office:value-type="string" calcext:value-type="string">
            <text:p>050804</text:p>
          </table:table-cell>
          <table:table-cell table:style-name="ce1" office:value-type="string" calcext:value-type="string">
            <text:p>625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2693" calcext:value-type="float">
            <text:p>40,652693000000000</text:p>
          </table:table-cell>
          <table:table-cell office:value-type="float" office:value="-73.963569" calcext:value-type="float">
            <text:p>-73,9635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0900</text:p>
          </table:table-cell>
          <table:table-cell table:style-name="ce1" office:value-type="string" calcext:value-type="string">
            <text:p>050900</text:p>
          </table:table-cell>
          <table:table-cell table:style-name="ce1" office:value-type="string" calcext:value-type="string">
            <text:p>369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3263" calcext:value-type="float">
            <text:p>40,703263000000000</text:p>
          </table:table-cell>
          <table:table-cell office:value-type="float" office:value="-73.95089" calcext:value-type="float">
            <text:p>-73,9508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1001</text:p>
          </table:table-cell>
          <table:table-cell table:style-name="ce1" office:value-type="string" calcext:value-type="string">
            <text:p>051001</text:p>
          </table:table-cell>
          <table:table-cell table:style-name="ce1" office:value-type="string" calcext:value-type="string">
            <text:p>392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6109" calcext:value-type="float">
            <text:p>40,646109000000000</text:p>
          </table:table-cell>
          <table:table-cell office:value-type="float" office:value="-73.96009" calcext:value-type="float">
            <text:p>-73,9600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1002</text:p>
          </table:table-cell>
          <table:table-cell table:style-name="ce1" office:value-type="string" calcext:value-type="string">
            <text:p>051002</text:p>
          </table:table-cell>
          <table:table-cell table:style-name="ce1" office:value-type="string" calcext:value-type="string">
            <text:p>472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8619" calcext:value-type="float">
            <text:p>40,648619000000000</text:p>
          </table:table-cell>
          <table:table-cell office:value-type="float" office:value="-73.960925" calcext:value-type="float">
            <text:p>-73,9609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1100</text:p>
          </table:table-cell>
          <table:table-cell table:style-name="ce1" office:value-type="string" calcext:value-type="string">
            <text:p>051100</text:p>
          </table:table-cell>
          <table:table-cell table:style-name="ce1" office:value-type="string" calcext:value-type="string">
            <text:p>393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7292" calcext:value-type="float">
            <text:p>40,707292000000000</text:p>
          </table:table-cell>
          <table:table-cell office:value-type="float" office:value="-73.948917" calcext:value-type="float">
            <text:p>-73,9489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1200</text:p>
          </table:table-cell>
          <table:table-cell table:style-name="ce1" office:value-type="string" calcext:value-type="string">
            <text:p>051200</text:p>
          </table:table-cell>
          <table:table-cell table:style-name="ce1" office:value-type="string" calcext:value-type="string">
            <text:p>639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6337" calcext:value-type="float">
            <text:p>40,646337000000000</text:p>
          </table:table-cell>
          <table:table-cell office:value-type="float" office:value="-73.962831" calcext:value-type="float">
            <text:p>-73,9628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1300</text:p>
          </table:table-cell>
          <table:table-cell table:style-name="ce1" office:value-type="string" calcext:value-type="string">
            <text:p>051300</text:p>
          </table:table-cell>
          <table:table-cell table:style-name="ce1" office:value-type="string" calcext:value-type="string">
            <text:p>433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1044" calcext:value-type="float">
            <text:p>40,711044000000000</text:p>
          </table:table-cell>
          <table:table-cell office:value-type="float" office:value="-73.951402" calcext:value-type="float">
            <text:p>-73,9514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1400</text:p>
          </table:table-cell>
          <table:table-cell table:style-name="ce1" office:value-type="string" calcext:value-type="string">
            <text:p>051400</text:p>
          </table:table-cell>
          <table:table-cell table:style-name="ce1" office:value-type="string" calcext:value-type="string">
            <text:p>736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2485" calcext:value-type="float">
            <text:p>40,642485000000000</text:p>
          </table:table-cell>
          <table:table-cell office:value-type="float" office:value="-73.961066" calcext:value-type="float">
            <text:p>-73,9610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1500</text:p>
          </table:table-cell>
          <table:table-cell table:style-name="ce1" office:value-type="string" calcext:value-type="string">
            <text:p>051500</text:p>
          </table:table-cell>
          <table:table-cell table:style-name="ce1" office:value-type="string" calcext:value-type="string">
            <text:p>137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8257" calcext:value-type="float">
            <text:p>40,718257000000000</text:p>
          </table:table-cell>
          <table:table-cell office:value-type="float" office:value="-73.950401" calcext:value-type="float">
            <text:p>-73,9504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1601</text:p>
          </table:table-cell>
          <table:table-cell table:style-name="ce1" office:value-type="string" calcext:value-type="string">
            <text:p>051601</text:p>
          </table:table-cell>
          <table:table-cell table:style-name="ce1" office:value-type="string" calcext:value-type="string">
            <text:p>573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8617" calcext:value-type="float">
            <text:p>40,638617000000000</text:p>
          </table:table-cell>
          <table:table-cell office:value-type="float" office:value="-73.957002" calcext:value-type="float">
            <text:p>-73,9570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1602</text:p>
          </table:table-cell>
          <table:table-cell table:style-name="ce1" office:value-type="string" calcext:value-type="string">
            <text:p>051602</text:p>
          </table:table-cell>
          <table:table-cell table:style-name="ce1" office:value-type="string" calcext:value-type="string">
            <text:p>402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1592" calcext:value-type="float">
            <text:p>40,641592000000000</text:p>
          </table:table-cell>
          <table:table-cell office:value-type="float" office:value="-73.958185" calcext:value-type="float">
            <text:p>-73,9581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1700</text:p>
          </table:table-cell>
          <table:table-cell table:style-name="ce1" office:value-type="string" calcext:value-type="string">
            <text:p>051700</text:p>
          </table:table-cell>
          <table:table-cell table:style-name="ce1" office:value-type="string" calcext:value-type="string">
            <text:p>173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9561" calcext:value-type="float">
            <text:p>40,719561000000000</text:p>
          </table:table-cell>
          <table:table-cell office:value-type="float" office:value="-73.956352" calcext:value-type="float">
            <text:p>-73,9563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1800</text:p>
          </table:table-cell>
          <table:table-cell table:style-name="ce1" office:value-type="string" calcext:value-type="string">
            <text:p>051800</text:p>
          </table:table-cell>
          <table:table-cell table:style-name="ce1" office:value-type="string" calcext:value-type="string">
            <text:p>341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6612" calcext:value-type="float">
            <text:p>40,636612000000000</text:p>
          </table:table-cell>
          <table:table-cell office:value-type="float" office:value="-73.960656" calcext:value-type="float">
            <text:p>-73,9606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1900</text:p>
          </table:table-cell>
          <table:table-cell table:style-name="ce1" office:value-type="string" calcext:value-type="string">
            <text:p>051900</text:p>
          </table:table-cell>
          <table:table-cell table:style-name="ce1" office:value-type="string" calcext:value-type="string">
            <text:p>356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5381" calcext:value-type="float">
            <text:p>40,715381000000000</text:p>
          </table:table-cell>
          <table:table-cell office:value-type="float" office:value="-73.955355" calcext:value-type="float">
            <text:p>-73,9553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2000</text:p>
          </table:table-cell>
          <table:table-cell table:style-name="ce1" office:value-type="string" calcext:value-type="string">
            <text:p>052000</text:p>
          </table:table-cell>
          <table:table-cell table:style-name="ce1" office:value-type="string" calcext:value-type="string">
            <text:p>422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6884" calcext:value-type="float">
            <text:p>40,636884000000000</text:p>
          </table:table-cell>
          <table:table-cell office:value-type="float" office:value="-73.964388" calcext:value-type="float">
            <text:p>-73,9643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2300</text:p>
          </table:table-cell>
          <table:table-cell table:style-name="ce1" office:value-type="string" calcext:value-type="string">
            <text:p>052300</text:p>
          </table:table-cell>
          <table:table-cell table:style-name="ce1" office:value-type="string" calcext:value-type="string">
            <text:p>546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1739" calcext:value-type="float">
            <text:p>40,711739000000000</text:p>
          </table:table-cell>
          <table:table-cell office:value-type="float" office:value="-73.958537" calcext:value-type="float">
            <text:p>-73,9585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2500</text:p>
          </table:table-cell>
          <table:table-cell table:style-name="ce1" office:value-type="string" calcext:value-type="string">
            <text:p>052500</text:p>
          </table:table-cell>
          <table:table-cell table:style-name="ce1" office:value-type="string" calcext:value-type="string">
            <text:p>349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8342" calcext:value-type="float">
            <text:p>40,708342000000000</text:p>
          </table:table-cell>
          <table:table-cell office:value-type="float" office:value="-73.960533" calcext:value-type="float">
            <text:p>-73,9605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2600</text:p>
          </table:table-cell>
          <table:table-cell table:style-name="ce1" office:value-type="string" calcext:value-type="string">
            <text:p>052600</text:p>
          </table:table-cell>
          <table:table-cell table:style-name="ce1" office:value-type="string" calcext:value-type="string">
            <text:p>435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6493" calcext:value-type="float">
            <text:p>40,636493000000000</text:p>
          </table:table-cell>
          <table:table-cell office:value-type="float" office:value="-73.966646" calcext:value-type="float">
            <text:p>-73,9666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2700</text:p>
          </table:table-cell>
          <table:table-cell table:style-name="ce1" office:value-type="string" calcext:value-type="string">
            <text:p>052700</text:p>
          </table:table-cell>
          <table:table-cell table:style-name="ce1" office:value-type="string" calcext:value-type="string">
            <text:p>662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8525" calcext:value-type="float">
            <text:p>40,708525000000000</text:p>
          </table:table-cell>
          <table:table-cell office:value-type="float" office:value="-73.953446" calcext:value-type="float">
            <text:p>-73,9534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2800</text:p>
          </table:table-cell>
          <table:table-cell table:style-name="ce1" office:value-type="string" calcext:value-type="string">
            <text:p>052800</text:p>
          </table:table-cell>
          <table:table-cell table:style-name="ce1" office:value-type="string" calcext:value-type="string">
            <text:p>181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0535" calcext:value-type="float">
            <text:p>40,630535000000000</text:p>
          </table:table-cell>
          <table:table-cell office:value-type="float" office:value="-73.963071" calcext:value-type="float">
            <text:p>-73,9630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2900</text:p>
          </table:table-cell>
          <table:table-cell table:style-name="ce1" office:value-type="string" calcext:value-type="string">
            <text:p>052900</text:p>
          </table:table-cell>
          <table:table-cell table:style-name="ce1" office:value-type="string" calcext:value-type="string">
            <text:p>397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5798" calcext:value-type="float">
            <text:p>40,705798000000000</text:p>
          </table:table-cell>
          <table:table-cell office:value-type="float" office:value="-73.954493" calcext:value-type="float">
            <text:p>-73,9544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3000</text:p>
          </table:table-cell>
          <table:table-cell table:style-name="ce1" office:value-type="string" calcext:value-type="string">
            <text:p>053000</text:p>
          </table:table-cell>
          <table:table-cell table:style-name="ce1" office:value-type="string" calcext:value-type="string">
            <text:p>346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7446" calcext:value-type="float">
            <text:p>40,627446000000000</text:p>
          </table:table-cell>
          <table:table-cell office:value-type="float" office:value="-73.96343" calcext:value-type="float">
            <text:p>-73,9634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3100</text:p>
          </table:table-cell>
          <table:table-cell table:style-name="ce1" office:value-type="string" calcext:value-type="string">
            <text:p>053100</text:p>
          </table:table-cell>
          <table:table-cell table:style-name="ce1" office:value-type="string" calcext:value-type="string">
            <text:p>702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061" calcext:value-type="float">
            <text:p>40,700610000000000</text:p>
          </table:table-cell>
          <table:table-cell office:value-type="float" office:value="-73.953573" calcext:value-type="float">
            <text:p>-73,9535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3200</text:p>
          </table:table-cell>
          <table:table-cell table:style-name="ce1" office:value-type="string" calcext:value-type="string">
            <text:p>053200</text:p>
          </table:table-cell>
          <table:table-cell table:style-name="ce1" office:value-type="string" calcext:value-type="string">
            <text:p>257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6594" calcext:value-type="float">
            <text:p>40,626594000000000</text:p>
          </table:table-cell>
          <table:table-cell office:value-type="float" office:value="-73.960527" calcext:value-type="float">
            <text:p>-73,9605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3300</text:p>
          </table:table-cell>
          <table:table-cell table:style-name="ce1" office:value-type="string" calcext:value-type="string">
            <text:p>053300</text:p>
          </table:table-cell>
          <table:table-cell table:style-name="ce1" office:value-type="string" calcext:value-type="string">
            <text:p>656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3627" calcext:value-type="float">
            <text:p>40,703627000000000</text:p>
          </table:table-cell>
          <table:table-cell office:value-type="float" office:value="-73.957167" calcext:value-type="float">
            <text:p>-73,9571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3400</text:p>
          </table:table-cell>
          <table:table-cell table:style-name="ce1" office:value-type="string" calcext:value-type="string">
            <text:p>053400</text:p>
          </table:table-cell>
          <table:table-cell table:style-name="ce1" office:value-type="string" calcext:value-type="string">
            <text:p>438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264" calcext:value-type="float">
            <text:p>40,622640000000000</text:p>
          </table:table-cell>
          <table:table-cell office:value-type="float" office:value="-73.962603" calcext:value-type="float">
            <text:p>-73,9626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3500</text:p>
          </table:table-cell>
          <table:table-cell table:style-name="ce1" office:value-type="string" calcext:value-type="string">
            <text:p>053500</text:p>
          </table:table-cell>
          <table:table-cell table:style-name="ce1" office:value-type="string" calcext:value-type="string">
            <text:p>434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6154" calcext:value-type="float">
            <text:p>40,706154000000000</text:p>
          </table:table-cell>
          <table:table-cell office:value-type="float" office:value="-73.960963" calcext:value-type="float">
            <text:p>-73,9609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3700</text:p>
          </table:table-cell>
          <table:table-cell table:style-name="ce1" office:value-type="string" calcext:value-type="string">
            <text:p>053700</text:p>
          </table:table-cell>
          <table:table-cell table:style-name="ce1" office:value-type="string" calcext:value-type="string">
            <text:p>357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0303" calcext:value-type="float">
            <text:p>40,700303000000000</text:p>
          </table:table-cell>
          <table:table-cell office:value-type="float" office:value="-73.958999" calcext:value-type="float">
            <text:p>-73,9589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3800</text:p>
          </table:table-cell>
          <table:table-cell table:style-name="ce1" office:value-type="string" calcext:value-type="string">
            <text:p>053800</text:p>
          </table:table-cell>
          <table:table-cell table:style-name="ce1" office:value-type="string" calcext:value-type="string">
            <text:p>447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8149" calcext:value-type="float">
            <text:p>40,618149000000000</text:p>
          </table:table-cell>
          <table:table-cell office:value-type="float" office:value="-73.956687" calcext:value-type="float">
            <text:p>-73,9566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3900</text:p>
          </table:table-cell>
          <table:table-cell table:style-name="ce1" office:value-type="string" calcext:value-type="string">
            <text:p>053900</text:p>
          </table:table-cell>
          <table:table-cell table:style-name="ce1" office:value-type="string" calcext:value-type="string">
            <text:p>275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3181" calcext:value-type="float">
            <text:p>40,703181000000000</text:p>
          </table:table-cell>
          <table:table-cell office:value-type="float" office:value="-73.962324" calcext:value-type="float">
            <text:p>-73,9623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4200</text:p>
          </table:table-cell>
          <table:table-cell table:style-name="ce1" office:value-type="string" calcext:value-type="string">
            <text:p>054200</text:p>
          </table:table-cell>
          <table:table-cell table:style-name="ce1" office:value-type="string" calcext:value-type="string">
            <text:p>445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2745" calcext:value-type="float">
            <text:p>40,612745000000000</text:p>
          </table:table-cell>
          <table:table-cell office:value-type="float" office:value="-73.96088" calcext:value-type="float">
            <text:p>-73,9608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4300</text:p>
          </table:table-cell>
          <table:table-cell table:style-name="ce1" office:value-type="string" calcext:value-type="string">
            <text:p>054300</text:p>
          </table:table-cell>
          <table:table-cell table:style-name="ce1" office:value-type="string" calcext:value-type="string">
            <text:p>32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6905" calcext:value-type="float">
            <text:p>40,696905000000000</text:p>
          </table:table-cell>
          <table:table-cell office:value-type="float" office:value="-73.967677" calcext:value-type="float">
            <text:p>-73,9676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4400</text:p>
          </table:table-cell>
          <table:table-cell table:style-name="ce1" office:value-type="string" calcext:value-type="string">
            <text:p>054400</text:p>
          </table:table-cell>
          <table:table-cell table:style-name="ce1" office:value-type="string" calcext:value-type="string">
            <text:p>340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2985" calcext:value-type="float">
            <text:p>40,612985000000000</text:p>
          </table:table-cell>
          <table:table-cell office:value-type="float" office:value="-73.956946" calcext:value-type="float">
            <text:p>-73,9569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4500</text:p>
          </table:table-cell>
          <table:table-cell table:style-name="ce1" office:value-type="string" calcext:value-type="string">
            <text:p>054500</text:p>
          </table:table-cell>
          <table:table-cell table:style-name="ce1" office:value-type="string" calcext:value-type="string">
            <text:p>80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5333" calcext:value-type="float">
            <text:p>40,705333000000000</text:p>
          </table:table-cell>
          <table:table-cell office:value-type="float" office:value="-73.965192" calcext:value-type="float">
            <text:p>-73,9651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4600</text:p>
          </table:table-cell>
          <table:table-cell table:style-name="ce1" office:value-type="string" calcext:value-type="string">
            <text:p>054600</text:p>
          </table:table-cell>
          <table:table-cell table:style-name="ce1" office:value-type="string" calcext:value-type="string">
            <text:p>434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3077" calcext:value-type="float">
            <text:p>40,613077000000000</text:p>
          </table:table-cell>
          <table:table-cell office:value-type="float" office:value="-73.953323" calcext:value-type="float">
            <text:p>-73,9533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4700</text:p>
          </table:table-cell>
          <table:table-cell table:style-name="ce1" office:value-type="string" calcext:value-type="string">
            <text:p>054700</text:p>
          </table:table-cell>
          <table:table-cell table:style-name="ce1" office:value-type="string" calcext:value-type="string">
            <text:p>524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0849" calcext:value-type="float">
            <text:p>40,708490000000000</text:p>
          </table:table-cell>
          <table:table-cell office:value-type="float" office:value="-73.965754" calcext:value-type="float">
            <text:p>-73,9657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4800</text:p>
          </table:table-cell>
          <table:table-cell table:style-name="ce1" office:value-type="string" calcext:value-type="string">
            <text:p>054800</text:p>
          </table:table-cell>
          <table:table-cell table:style-name="ce1" office:value-type="string" calcext:value-type="string">
            <text:p>198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0114" calcext:value-type="float">
            <text:p>40,610114000000000</text:p>
          </table:table-cell>
          <table:table-cell office:value-type="float" office:value="-73.948663" calcext:value-type="float">
            <text:p>-73,9486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4900</text:p>
          </table:table-cell>
          <table:table-cell table:style-name="ce1" office:value-type="string" calcext:value-type="string">
            <text:p>054900</text:p>
          </table:table-cell>
          <table:table-cell table:style-name="ce1" office:value-type="string" calcext:value-type="string">
            <text:p>312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0675" calcext:value-type="float">
            <text:p>40,710675000000000</text:p>
          </table:table-cell>
          <table:table-cell office:value-type="float" office:value="-73.965495" calcext:value-type="float">
            <text:p>-73,9654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5000</text:p>
          </table:table-cell>
          <table:table-cell table:style-name="ce1" office:value-type="string" calcext:value-type="string">
            <text:p>055000</text:p>
          </table:table-cell>
          <table:table-cell table:style-name="ce1" office:value-type="string" calcext:value-type="string">
            <text:p>35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8671" calcext:value-type="float">
            <text:p>40,608671000000000</text:p>
          </table:table-cell>
          <table:table-cell office:value-type="float" office:value="-73.952849" calcext:value-type="float">
            <text:p>-73,9528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5100</text:p>
          </table:table-cell>
          <table:table-cell table:style-name="ce1" office:value-type="string" calcext:value-type="string">
            <text:p>055100</text:p>
          </table:table-cell>
          <table:table-cell table:style-name="ce1" office:value-type="string" calcext:value-type="string">
            <text:p>459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3182" calcext:value-type="float">
            <text:p>40,713182000000000</text:p>
          </table:table-cell>
          <table:table-cell office:value-type="float" office:value="-73.962711" calcext:value-type="float">
            <text:p>-73,9627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5200</text:p>
          </table:table-cell>
          <table:table-cell table:style-name="ce1" office:value-type="string" calcext:value-type="string">
            <text:p>055200</text:p>
          </table:table-cell>
          <table:table-cell table:style-name="ce1" office:value-type="string" calcext:value-type="string">
            <text:p>349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8145" calcext:value-type="float">
            <text:p>40,608145000000000</text:p>
          </table:table-cell>
          <table:table-cell office:value-type="float" office:value="-73.955852" calcext:value-type="float">
            <text:p>-73,9558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5300</text:p>
          </table:table-cell>
          <table:table-cell table:style-name="ce1" office:value-type="string" calcext:value-type="string">
            <text:p>055300</text:p>
          </table:table-cell>
          <table:table-cell table:style-name="ce1" office:value-type="string" calcext:value-type="string">
            <text:p>259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6429" calcext:value-type="float">
            <text:p>40,716429000000000</text:p>
          </table:table-cell>
          <table:table-cell office:value-type="float" office:value="-73.959186" calcext:value-type="float">
            <text:p>-73,9591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5400</text:p>
          </table:table-cell>
          <table:table-cell table:style-name="ce1" office:value-type="string" calcext:value-type="string">
            <text:p>055400</text:p>
          </table:table-cell>
          <table:table-cell table:style-name="ce1" office:value-type="string" calcext:value-type="string">
            <text:p>421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7458" calcext:value-type="float">
            <text:p>40,607458000000000</text:p>
          </table:table-cell>
          <table:table-cell office:value-type="float" office:value="-73.959934" calcext:value-type="float">
            <text:p>-73,9599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5500</text:p>
          </table:table-cell>
          <table:table-cell table:style-name="ce1" office:value-type="string" calcext:value-type="string">
            <text:p>055500</text:p>
          </table:table-cell>
          <table:table-cell table:style-name="ce1" office:value-type="string" calcext:value-type="string">
            <text:p>195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17916" calcext:value-type="float">
            <text:p>40,717916000000000</text:p>
          </table:table-cell>
          <table:table-cell office:value-type="float" office:value="-73.962419" calcext:value-type="float">
            <text:p>-73,9624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5600</text:p>
          </table:table-cell>
          <table:table-cell table:style-name="ce1" office:value-type="string" calcext:value-type="string">
            <text:p>055600</text:p>
          </table:table-cell>
          <table:table-cell table:style-name="ce1" office:value-type="string" calcext:value-type="string">
            <text:p>371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3614" calcext:value-type="float">
            <text:p>40,603614000000000</text:p>
          </table:table-cell>
          <table:table-cell office:value-type="float" office:value="-73.959604" calcext:value-type="float">
            <text:p>-73,95960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5700</text:p>
          </table:table-cell>
          <table:table-cell table:style-name="ce1" office:value-type="string" calcext:value-type="string">
            <text:p>055700</text:p>
          </table:table-cell>
          <table:table-cell table:style-name="ce1" office:value-type="string" calcext:value-type="string">
            <text:p>165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20622" calcext:value-type="float">
            <text:p>40,720622000000000</text:p>
          </table:table-cell>
          <table:table-cell office:value-type="float" office:value="-73.959498" calcext:value-type="float">
            <text:p>-73,9594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5800</text:p>
          </table:table-cell>
          <table:table-cell table:style-name="ce1" office:value-type="string" calcext:value-type="string">
            <text:p>055800</text:p>
          </table:table-cell>
          <table:table-cell table:style-name="ce1" office:value-type="string" calcext:value-type="string">
            <text:p>239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3558" calcext:value-type="float">
            <text:p>40,603558000000000</text:p>
          </table:table-cell>
          <table:table-cell office:value-type="float" office:value="-73.955201" calcext:value-type="float">
            <text:p>-73,9552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6000</text:p>
          </table:table-cell>
          <table:table-cell table:style-name="ce1" office:value-type="string" calcext:value-type="string">
            <text:p>056000</text:p>
          </table:table-cell>
          <table:table-cell table:style-name="ce1" office:value-type="string" calcext:value-type="string">
            <text:p>349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425" calcext:value-type="float">
            <text:p>40,604250000000000</text:p>
          </table:table-cell>
          <table:table-cell office:value-type="float" office:value="-73.951862" calcext:value-type="float">
            <text:p>-73,9518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6100</text:p>
          </table:table-cell>
          <table:table-cell table:style-name="ce1" office:value-type="string" calcext:value-type="string">
            <text:p>056100</text:p>
          </table:table-cell>
          <table:table-cell table:style-name="ce1" office:value-type="string" calcext:value-type="string">
            <text:p>329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26784" calcext:value-type="float">
            <text:p>40,726784000000000</text:p>
          </table:table-cell>
          <table:table-cell office:value-type="float" office:value="-73.954484" calcext:value-type="float">
            <text:p>-73,9544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6200</text:p>
          </table:table-cell>
          <table:table-cell table:style-name="ce1" office:value-type="string" calcext:value-type="string">
            <text:p>056200</text:p>
          </table:table-cell>
          <table:table-cell table:style-name="ce1" office:value-type="string" calcext:value-type="string">
            <text:p>165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444" calcext:value-type="float">
            <text:p>40,604440000000000</text:p>
          </table:table-cell>
          <table:table-cell office:value-type="float" office:value="-73.947454" calcext:value-type="float">
            <text:p>-73,9474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6300</text:p>
          </table:table-cell>
          <table:table-cell table:style-name="ce1" office:value-type="string" calcext:value-type="string">
            <text:p>056300</text:p>
          </table:table-cell>
          <table:table-cell table:style-name="ce1" office:value-type="string" calcext:value-type="string">
            <text:p>436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34035" calcext:value-type="float">
            <text:p>40,734035000000000</text:p>
          </table:table-cell>
          <table:table-cell office:value-type="float" office:value="-73.957075" calcext:value-type="float">
            <text:p>-73,9570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6400</text:p>
          </table:table-cell>
          <table:table-cell table:style-name="ce1" office:value-type="string" calcext:value-type="string">
            <text:p>056400</text:p>
          </table:table-cell>
          <table:table-cell table:style-name="ce1" office:value-type="string" calcext:value-type="string">
            <text:p>24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6777" calcext:value-type="float">
            <text:p>40,606777000000000</text:p>
          </table:table-cell>
          <table:table-cell office:value-type="float" office:value="-73.943232" calcext:value-type="float">
            <text:p>-73,9432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6500</text:p>
          </table:table-cell>
          <table:table-cell table:style-name="ce1" office:value-type="string" calcext:value-type="string">
            <text:p>056500</text:p>
          </table:table-cell>
          <table:table-cell table:style-name="ce1" office:value-type="string" calcext:value-type="string">
            <text:p>325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30507" calcext:value-type="float">
            <text:p>40,730507000000000</text:p>
          </table:table-cell>
          <table:table-cell office:value-type="float" office:value="-73.956322" calcext:value-type="float">
            <text:p>-73,9563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6600</text:p>
          </table:table-cell>
          <table:table-cell table:style-name="ce1" office:value-type="string" calcext:value-type="string">
            <text:p>056600</text:p>
          </table:table-cell>
          <table:table-cell table:style-name="ce1" office:value-type="string" calcext:value-type="string">
            <text:p>241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2897" calcext:value-type="float">
            <text:p>40,602897000000000</text:p>
          </table:table-cell>
          <table:table-cell office:value-type="float" office:value="-73.941832" calcext:value-type="float">
            <text:p>-73,9418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6800</text:p>
          </table:table-cell>
          <table:table-cell table:style-name="ce1" office:value-type="string" calcext:value-type="string">
            <text:p>056800</text:p>
          </table:table-cell>
          <table:table-cell table:style-name="ce1" office:value-type="string" calcext:value-type="string">
            <text:p>131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256" calcext:value-type="float">
            <text:p>40,602560000000000</text:p>
          </table:table-cell>
          <table:table-cell office:value-type="float" office:value="-73.937771" calcext:value-type="float">
            <text:p>-73,9377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6900</text:p>
          </table:table-cell>
          <table:table-cell table:style-name="ce1" office:value-type="string" calcext:value-type="string">
            <text:p>056900</text:p>
          </table:table-cell>
          <table:table-cell table:style-name="ce1" office:value-type="string" calcext:value-type="string">
            <text:p>163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2407" calcext:value-type="float">
            <text:p>40,724070000000000</text:p>
          </table:table-cell>
          <table:table-cell office:value-type="float" office:value="-73.951371" calcext:value-type="float">
            <text:p>-73,9513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7000</text:p>
          </table:table-cell>
          <table:table-cell table:style-name="ce1" office:value-type="string" calcext:value-type="string">
            <text:p>057000</text:p>
          </table:table-cell>
          <table:table-cell table:style-name="ce1" office:value-type="string" calcext:value-type="string">
            <text:p>338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9143" calcext:value-type="float">
            <text:p>40,599143000000000</text:p>
          </table:table-cell>
          <table:table-cell office:value-type="float" office:value="-73.936558" calcext:value-type="float">
            <text:p>-73,9365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7100</text:p>
          </table:table-cell>
          <table:table-cell table:style-name="ce1" office:value-type="string" calcext:value-type="string">
            <text:p>057100</text:p>
          </table:table-cell>
          <table:table-cell table:style-name="ce1" office:value-type="string" calcext:value-type="string">
            <text:p>440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24836" calcext:value-type="float">
            <text:p>40,724836000000000</text:p>
          </table:table-cell>
          <table:table-cell office:value-type="float" office:value="-73.947464" calcext:value-type="float">
            <text:p>-73,9474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7200</text:p>
          </table:table-cell>
          <table:table-cell table:style-name="ce1" office:value-type="string" calcext:value-type="string">
            <text:p>057200</text:p>
          </table:table-cell>
          <table:table-cell table:style-name="ce1" office:value-type="string" calcext:value-type="string">
            <text:p>544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6287" calcext:value-type="float">
            <text:p>40,596287000000000</text:p>
          </table:table-cell>
          <table:table-cell office:value-type="float" office:value="-73.938209" calcext:value-type="float">
            <text:p>-73,9382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7300</text:p>
          </table:table-cell>
          <table:table-cell table:style-name="ce1" office:value-type="string" calcext:value-type="string">
            <text:p>057300</text:p>
          </table:table-cell>
          <table:table-cell table:style-name="ce1" office:value-type="string" calcext:value-type="string">
            <text:p>26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27589" calcext:value-type="float">
            <text:p>40,727589000000000</text:p>
          </table:table-cell>
          <table:table-cell office:value-type="float" office:value="-73.949251" calcext:value-type="float">
            <text:p>-73,9492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7400</text:p>
          </table:table-cell>
          <table:table-cell table:style-name="ce1" office:value-type="string" calcext:value-type="string">
            <text:p>057400</text:p>
          </table:table-cell>
          <table:table-cell table:style-name="ce1" office:value-type="string" calcext:value-type="string">
            <text:p>265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1224" calcext:value-type="float">
            <text:p>40,601224000000000</text:p>
          </table:table-cell>
          <table:table-cell office:value-type="float" office:value="-73.944363" calcext:value-type="float">
            <text:p>-73,9443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7500</text:p>
          </table:table-cell>
          <table:table-cell table:style-name="ce1" office:value-type="string" calcext:value-type="string">
            <text:p>057500</text:p>
          </table:table-cell>
          <table:table-cell table:style-name="ce1" office:value-type="string" calcext:value-type="string">
            <text:p>424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3221" calcext:value-type="float">
            <text:p>40,732210000000000</text:p>
          </table:table-cell>
          <table:table-cell office:value-type="float" office:value="-73.95321" calcext:value-type="float">
            <text:p>-73,9532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7600</text:p>
          </table:table-cell>
          <table:table-cell table:style-name="ce1" office:value-type="string" calcext:value-type="string">
            <text:p>057600</text:p>
          </table:table-cell>
          <table:table-cell table:style-name="ce1" office:value-type="string" calcext:value-type="string">
            <text:p>291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9983" calcext:value-type="float">
            <text:p>40,599983000000000</text:p>
          </table:table-cell>
          <table:table-cell office:value-type="float" office:value="-73.947634" calcext:value-type="float">
            <text:p>-73,9476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7800</text:p>
          </table:table-cell>
          <table:table-cell table:style-name="ce1" office:value-type="string" calcext:value-type="string">
            <text:p>057800</text:p>
          </table:table-cell>
          <table:table-cell table:style-name="ce1" office:value-type="string" calcext:value-type="string">
            <text:p>317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9299" calcext:value-type="float">
            <text:p>40,599299000000000</text:p>
          </table:table-cell>
          <table:table-cell office:value-type="float" office:value="-73.951499" calcext:value-type="float">
            <text:p>-73,9514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8000</text:p>
          </table:table-cell>
          <table:table-cell table:style-name="ce1" office:value-type="string" calcext:value-type="string">
            <text:p>058000</text:p>
          </table:table-cell>
          <table:table-cell table:style-name="ce1" office:value-type="string" calcext:value-type="string">
            <text:p>336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9043" calcext:value-type="float">
            <text:p>40,599043000000000</text:p>
          </table:table-cell>
          <table:table-cell office:value-type="float" office:value="-73.955428" calcext:value-type="float">
            <text:p>-73,9554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8200</text:p>
          </table:table-cell>
          <table:table-cell table:style-name="ce1" office:value-type="string" calcext:value-type="string">
            <text:p>058200</text:p>
          </table:table-cell>
          <table:table-cell table:style-name="ce1" office:value-type="string" calcext:value-type="string">
            <text:p>296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8551" calcext:value-type="float">
            <text:p>40,598551000000000</text:p>
          </table:table-cell>
          <table:table-cell office:value-type="float" office:value="-73.959229" calcext:value-type="float">
            <text:p>-73,9592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8400</text:p>
          </table:table-cell>
          <table:table-cell table:style-name="ce1" office:value-type="string" calcext:value-type="string">
            <text:p>058400</text:p>
          </table:table-cell>
          <table:table-cell table:style-name="ce1" office:value-type="string" calcext:value-type="string">
            <text:p>362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3825" calcext:value-type="float">
            <text:p>40,593825000000000</text:p>
          </table:table-cell>
          <table:table-cell office:value-type="float" office:value="-73.9582" calcext:value-type="float">
            <text:p>-73,9582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8600</text:p>
          </table:table-cell>
          <table:table-cell table:style-name="ce1" office:value-type="string" calcext:value-type="string">
            <text:p>058600</text:p>
          </table:table-cell>
          <table:table-cell table:style-name="ce1" office:value-type="string" calcext:value-type="string">
            <text:p>251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4591" calcext:value-type="float">
            <text:p>40,594591000000000</text:p>
          </table:table-cell>
          <table:table-cell office:value-type="float" office:value="-73.954808" calcext:value-type="float">
            <text:p>-73,9548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8800</text:p>
          </table:table-cell>
          <table:table-cell table:style-name="ce1" office:value-type="string" calcext:value-type="string">
            <text:p>058800</text:p>
          </table:table-cell>
          <table:table-cell table:style-name="ce1" office:value-type="string" calcext:value-type="string">
            <text:p>324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9338" calcext:value-type="float">
            <text:p>40,589338000000000</text:p>
          </table:table-cell>
          <table:table-cell office:value-type="float" office:value="-73.958054" calcext:value-type="float">
            <text:p>-73,9580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8900</text:p>
          </table:table-cell>
          <table:table-cell table:style-name="ce1" office:value-type="string" calcext:value-type="string">
            <text:p>058900</text:p>
          </table:table-cell>
          <table:table-cell table:style-name="ce1" office:value-type="string" calcext:value-type="string">
            <text:p>190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26674" calcext:value-type="float">
            <text:p>40,726674000000000</text:p>
          </table:table-cell>
          <table:table-cell office:value-type="float" office:value="-73.943536" calcext:value-type="float">
            <text:p>-73,9435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9000</text:p>
          </table:table-cell>
          <table:table-cell table:style-name="ce1" office:value-type="string" calcext:value-type="string">
            <text:p>059000</text:p>
          </table:table-cell>
          <table:table-cell table:style-name="ce1" office:value-type="string" calcext:value-type="string">
            <text:p>189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016" calcext:value-type="float">
            <text:p>40,590160000000000</text:p>
          </table:table-cell>
          <table:table-cell office:value-type="float" office:value="-73.955016" calcext:value-type="float">
            <text:p>-73,95501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9100</text:p>
          </table:table-cell>
          <table:table-cell table:style-name="ce1" office:value-type="string" calcext:value-type="string">
            <text:p>059100</text:p>
          </table:table-cell>
          <table:table-cell table:style-name="ce1" office:value-type="string" calcext:value-type="string">
            <text:p>392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23386" calcext:value-type="float">
            <text:p>40,723386000000000</text:p>
          </table:table-cell>
          <table:table-cell office:value-type="float" office:value="-73.942693" calcext:value-type="float">
            <text:p>-73,9426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9200</text:p>
          </table:table-cell>
          <table:table-cell table:style-name="ce1" office:value-type="string" calcext:value-type="string">
            <text:p>059200</text:p>
          </table:table-cell>
          <table:table-cell table:style-name="ce1" office:value-type="string" calcext:value-type="string">
            <text:p>387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2658" calcext:value-type="float">
            <text:p>40,592658000000000</text:p>
          </table:table-cell>
          <table:table-cell office:value-type="float" office:value="-73.951147" calcext:value-type="float">
            <text:p>-73,9511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9300</text:p>
          </table:table-cell>
          <table:table-cell table:style-name="ce1" office:value-type="string" calcext:value-type="string">
            <text:p>059300</text:p>
          </table:table-cell>
          <table:table-cell table:style-name="ce1" office:value-type="string" calcext:value-type="string">
            <text:p>222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724962" calcext:value-type="float">
            <text:p>40,724962000000000</text:p>
          </table:table-cell>
          <table:table-cell office:value-type="float" office:value="-73.93916" calcext:value-type="float">
            <text:p>-73,9391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9401</text:p>
          </table:table-cell>
          <table:table-cell table:style-name="ce1" office:value-type="string" calcext:value-type="string">
            <text:p>059401</text:p>
          </table:table-cell>
          <table:table-cell table:style-name="ce1" office:value-type="string" calcext:value-type="string">
            <text:p>762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2923" calcext:value-type="float">
            <text:p>40,592923000000000</text:p>
          </table:table-cell>
          <table:table-cell office:value-type="float" office:value="-73.947921" calcext:value-type="float">
            <text:p>-73,9479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9402</text:p>
          </table:table-cell>
          <table:table-cell table:style-name="ce1" office:value-type="string" calcext:value-type="string">
            <text:p>059402</text:p>
          </table:table-cell>
          <table:table-cell table:style-name="ce1" office:value-type="string" calcext:value-type="string">
            <text:p>45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4464" calcext:value-type="float">
            <text:p>40,594464000000000</text:p>
          </table:table-cell>
          <table:table-cell office:value-type="float" office:value="-73.942993" calcext:value-type="float">
            <text:p>-73,9429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9600</text:p>
          </table:table-cell>
          <table:table-cell table:style-name="ce1" office:value-type="string" calcext:value-type="string">
            <text:p>059600</text:p>
          </table:table-cell>
          <table:table-cell table:style-name="ce1" office:value-type="string" calcext:value-type="string">
            <text:p>230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1183" calcext:value-type="float">
            <text:p>40,591183000000000</text:p>
          </table:table-cell>
          <table:table-cell office:value-type="float" office:value="-73.939609" calcext:value-type="float">
            <text:p>-73,9396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59800</text:p>
          </table:table-cell>
          <table:table-cell table:style-name="ce1" office:value-type="string" calcext:value-type="string">
            <text:p>059800</text:p>
          </table:table-cell>
          <table:table-cell table:style-name="ce1" office:value-type="string" calcext:value-type="string">
            <text:p>342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8016" calcext:value-type="float">
            <text:p>40,588016000000000</text:p>
          </table:table-cell>
          <table:table-cell office:value-type="float" office:value="-73.936796" calcext:value-type="float">
            <text:p>-73,9367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0000</text:p>
          </table:table-cell>
          <table:table-cell table:style-name="ce1" office:value-type="string" calcext:value-type="string">
            <text:p>060000</text:p>
          </table:table-cell>
          <table:table-cell table:style-name="ce1" office:value-type="string" calcext:value-type="string">
            <text:p>606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6934" calcext:value-type="float">
            <text:p>40,586934000000000</text:p>
          </table:table-cell>
          <table:table-cell office:value-type="float" office:value="-73.945629" calcext:value-type="float">
            <text:p>-73,9456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0600</text:p>
          </table:table-cell>
          <table:table-cell table:style-name="ce1" office:value-type="string" calcext:value-type="string">
            <text:p>060600</text:p>
          </table:table-cell>
          <table:table-cell table:style-name="ce1" office:value-type="string" calcext:value-type="string">
            <text:p>255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6499" calcext:value-type="float">
            <text:p>40,586499000000000</text:p>
          </table:table-cell>
          <table:table-cell office:value-type="float" office:value="-73.95662" calcext:value-type="float">
            <text:p>-73,9566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0800</text:p>
          </table:table-cell>
          <table:table-cell table:style-name="ce1" office:value-type="string" calcext:value-type="string">
            <text:p>060800</text:p>
          </table:table-cell>
          <table:table-cell table:style-name="ce1" office:value-type="string" calcext:value-type="string">
            <text:p>357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4034" calcext:value-type="float">
            <text:p>40,584034000000000</text:p>
          </table:table-cell>
          <table:table-cell office:value-type="float" office:value="-73.951566" calcext:value-type="float">
            <text:p>-73,9515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1002</text:p>
          </table:table-cell>
          <table:table-cell table:style-name="ce1" office:value-type="string" calcext:value-type="string">
            <text:p>061002</text:p>
          </table:table-cell>
          <table:table-cell table:style-name="ce1" office:value-type="string" calcext:value-type="string">
            <text:p>45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6679" calcext:value-type="float">
            <text:p>40,576679000000000</text:p>
          </table:table-cell>
          <table:table-cell office:value-type="float" office:value="-73.956525" calcext:value-type="float">
            <text:p>-73,9565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1003</text:p>
          </table:table-cell>
          <table:table-cell table:style-name="ce1" office:value-type="string" calcext:value-type="string">
            <text:p>061003</text:p>
          </table:table-cell>
          <table:table-cell table:style-name="ce1" office:value-type="string" calcext:value-type="string">
            <text:p>198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1375" calcext:value-type="float">
            <text:p>40,581375000000000</text:p>
          </table:table-cell>
          <table:table-cell office:value-type="float" office:value="-73.958747" calcext:value-type="float">
            <text:p>-73,9587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1004</text:p>
          </table:table-cell>
          <table:table-cell table:style-name="ce1" office:value-type="string" calcext:value-type="string">
            <text:p>061004</text:p>
          </table:table-cell>
          <table:table-cell table:style-name="ce1" office:value-type="string" calcext:value-type="string">
            <text:p>644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9491" calcext:value-type="float">
            <text:p>40,579491000000000</text:p>
          </table:table-cell>
          <table:table-cell office:value-type="float" office:value="-73.955649" calcext:value-type="float">
            <text:p>-73,9556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1200</text:p>
          </table:table-cell>
          <table:table-cell table:style-name="ce1" office:value-type="string" calcext:value-type="string">
            <text:p>061200</text:p>
          </table:table-cell>
          <table:table-cell table:style-name="ce1" office:value-type="string" calcext:value-type="string">
            <text:p>107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0722" calcext:value-type="float">
            <text:p>40,580722000000000</text:p>
          </table:table-cell>
          <table:table-cell office:value-type="float" office:value="-73.950023" calcext:value-type="float">
            <text:p>-73,9500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1600</text:p>
          </table:table-cell>
          <table:table-cell table:style-name="ce1" office:value-type="string" calcext:value-type="string">
            <text:p>061600</text:p>
          </table:table-cell>
          <table:table-cell table:style-name="ce1" office:value-type="string" calcext:value-type="string">
            <text:p>165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7665" calcext:value-type="float">
            <text:p>40,577665000000000</text:p>
          </table:table-cell>
          <table:table-cell office:value-type="float" office:value="-73.943349" calcext:value-type="float">
            <text:p>-73,9433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2000</text:p>
          </table:table-cell>
          <table:table-cell table:style-name="ce1" office:value-type="string" calcext:value-type="string">
            <text:p>062000</text:p>
          </table:table-cell>
          <table:table-cell table:style-name="ce1" office:value-type="string" calcext:value-type="string">
            <text:p>185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78822" calcext:value-type="float">
            <text:p>40,578822000000000</text:p>
          </table:table-cell>
          <table:table-cell office:value-type="float" office:value="-73.946744" calcext:value-type="float">
            <text:p>-73,9467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2200</text:p>
          </table:table-cell>
          <table:table-cell table:style-name="ce1" office:value-type="string" calcext:value-type="string">
            <text:p>062200</text:p>
          </table:table-cell>
          <table:table-cell table:style-name="ce1" office:value-type="string" calcext:value-type="string">
            <text:p>325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4677" calcext:value-type="float">
            <text:p>40,584677000000000</text:p>
          </table:table-cell>
          <table:table-cell office:value-type="float" office:value="-73.934362" calcext:value-type="float">
            <text:p>-73,9343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2600</text:p>
          </table:table-cell>
          <table:table-cell table:style-name="ce1" office:value-type="string" calcext:value-type="string">
            <text:p>062600</text:p>
          </table:table-cell>
          <table:table-cell table:style-name="ce1" office:value-type="string" calcext:value-type="string">
            <text:p>278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3304" calcext:value-type="float">
            <text:p>40,593304000000000</text:p>
          </table:table-cell>
          <table:table-cell office:value-type="float" office:value="-73.934875" calcext:value-type="float">
            <text:p>-73,9348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2800</text:p>
          </table:table-cell>
          <table:table-cell table:style-name="ce1" office:value-type="string" calcext:value-type="string">
            <text:p>062800</text:p>
          </table:table-cell>
          <table:table-cell table:style-name="ce1" office:value-type="string" calcext:value-type="string">
            <text:p>522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088" calcext:value-type="float">
            <text:p>40,590880000000000</text:p>
          </table:table-cell>
          <table:table-cell office:value-type="float" office:value="-73.926042" calcext:value-type="float">
            <text:p>-73,9260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3200</text:p>
          </table:table-cell>
          <table:table-cell table:style-name="ce1" office:value-type="string" calcext:value-type="string">
            <text:p>063200</text:p>
          </table:table-cell>
          <table:table-cell table:style-name="ce1" office:value-type="string" calcext:value-type="string">
            <text:p>144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0116" calcext:value-type="float">
            <text:p>40,600116000000000</text:p>
          </table:table-cell>
          <table:table-cell office:value-type="float" office:value="-73.93184" calcext:value-type="float">
            <text:p>-73,9318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3600</text:p>
          </table:table-cell>
          <table:table-cell table:style-name="ce1" office:value-type="string" calcext:value-type="string">
            <text:p>063600</text:p>
          </table:table-cell>
          <table:table-cell table:style-name="ce1" office:value-type="string" calcext:value-type="string">
            <text:p>123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0024" calcext:value-type="float">
            <text:p>40,610024000000000</text:p>
          </table:table-cell>
          <table:table-cell office:value-type="float" office:value="-73.936137" calcext:value-type="float">
            <text:p>-73,9361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4000</text:p>
          </table:table-cell>
          <table:table-cell table:style-name="ce1" office:value-type="string" calcext:value-type="string">
            <text:p>064000</text:p>
          </table:table-cell>
          <table:table-cell table:style-name="ce1" office:value-type="string" calcext:value-type="string">
            <text:p>159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1158" calcext:value-type="float">
            <text:p>40,611158000000000</text:p>
          </table:table-cell>
          <table:table-cell office:value-type="float" office:value="-73.939997" calcext:value-type="float">
            <text:p>-73,9399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4200</text:p>
          </table:table-cell>
          <table:table-cell table:style-name="ce1" office:value-type="string" calcext:value-type="string">
            <text:p>064200</text:p>
          </table:table-cell>
          <table:table-cell table:style-name="ce1" office:value-type="string" calcext:value-type="string">
            <text:p>251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2701" calcext:value-type="float">
            <text:p>40,612701000000000</text:p>
          </table:table-cell>
          <table:table-cell office:value-type="float" office:value="-73.946306" calcext:value-type="float">
            <text:p>-73,9463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4400</text:p>
          </table:table-cell>
          <table:table-cell table:style-name="ce1" office:value-type="string" calcext:value-type="string">
            <text:p>064400</text:p>
          </table:table-cell>
          <table:table-cell table:style-name="ce1" office:value-type="string" calcext:value-type="string">
            <text:p>252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426" calcext:value-type="float">
            <text:p>40,614260000000000</text:p>
          </table:table-cell>
          <table:table-cell office:value-type="float" office:value="-73.942335" calcext:value-type="float">
            <text:p>-73,9423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4600</text:p>
          </table:table-cell>
          <table:table-cell table:style-name="ce1" office:value-type="string" calcext:value-type="string">
            <text:p>064600</text:p>
          </table:table-cell>
          <table:table-cell table:style-name="ce1" office:value-type="string" calcext:value-type="string">
            <text:p>218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6082" calcext:value-type="float">
            <text:p>40,616082000000000</text:p>
          </table:table-cell>
          <table:table-cell office:value-type="float" office:value="-73.939869" calcext:value-type="float">
            <text:p>-73,9398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4800</text:p>
          </table:table-cell>
          <table:table-cell table:style-name="ce1" office:value-type="string" calcext:value-type="string">
            <text:p>064800</text:p>
          </table:table-cell>
          <table:table-cell table:style-name="ce1" office:value-type="string" calcext:value-type="string">
            <text:p>194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7815" calcext:value-type="float">
            <text:p>40,617815000000000</text:p>
          </table:table-cell>
          <table:table-cell office:value-type="float" office:value="-73.936766" calcext:value-type="float">
            <text:p>-73,9367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5000</text:p>
          </table:table-cell>
          <table:table-cell table:style-name="ce1" office:value-type="string" calcext:value-type="string">
            <text:p>065000</text:p>
          </table:table-cell>
          <table:table-cell table:style-name="ce1" office:value-type="string" calcext:value-type="string">
            <text:p>138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009" calcext:value-type="float">
            <text:p>40,620090000000000</text:p>
          </table:table-cell>
          <table:table-cell office:value-type="float" office:value="-73.933326" calcext:value-type="float">
            <text:p>-73,9333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5200</text:p>
          </table:table-cell>
          <table:table-cell table:style-name="ce1" office:value-type="string" calcext:value-type="string">
            <text:p>065200</text:p>
          </table:table-cell>
          <table:table-cell table:style-name="ce1" office:value-type="string" calcext:value-type="string">
            <text:p>123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4667" calcext:value-type="float">
            <text:p>40,614667000000000</text:p>
          </table:table-cell>
          <table:table-cell office:value-type="float" office:value="-73.930147" calcext:value-type="float">
            <text:p>-73,9301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5400</text:p>
          </table:table-cell>
          <table:table-cell table:style-name="ce1" office:value-type="string" calcext:value-type="string">
            <text:p>065400</text:p>
          </table:table-cell>
          <table:table-cell table:style-name="ce1" office:value-type="string" calcext:value-type="string">
            <text:p>160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2818" calcext:value-type="float">
            <text:p>40,612818000000000</text:p>
          </table:table-cell>
          <table:table-cell office:value-type="float" office:value="-73.931694" calcext:value-type="float">
            <text:p>-73,9316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5600</text:p>
          </table:table-cell>
          <table:table-cell table:style-name="ce1" office:value-type="string" calcext:value-type="string">
            <text:p>065600</text:p>
          </table:table-cell>
          <table:table-cell table:style-name="ce1" office:value-type="string" calcext:value-type="string">
            <text:p>17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3002" calcext:value-type="float">
            <text:p>40,613002000000000</text:p>
          </table:table-cell>
          <table:table-cell office:value-type="float" office:value="-73.934923" calcext:value-type="float">
            <text:p>-73,9349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5800</text:p>
          </table:table-cell>
          <table:table-cell table:style-name="ce1" office:value-type="string" calcext:value-type="string">
            <text:p>065800</text:p>
          </table:table-cell>
          <table:table-cell table:style-name="ce1" office:value-type="string" calcext:value-type="string">
            <text:p>176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806" calcext:value-type="float">
            <text:p>40,608060000000000</text:p>
          </table:table-cell>
          <table:table-cell office:value-type="float" office:value="-73.931262" calcext:value-type="float">
            <text:p>-73,9312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6000</text:p>
          </table:table-cell>
          <table:table-cell table:style-name="ce1" office:value-type="string" calcext:value-type="string">
            <text:p>066000</text:p>
          </table:table-cell>
          <table:table-cell table:style-name="ce1" office:value-type="string" calcext:value-type="string">
            <text:p>177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9028" calcext:value-type="float">
            <text:p>40,609028000000000</text:p>
          </table:table-cell>
          <table:table-cell office:value-type="float" office:value="-73.928098" calcext:value-type="float">
            <text:p>-73,9280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6200</text:p>
          </table:table-cell>
          <table:table-cell table:style-name="ce1" office:value-type="string" calcext:value-type="string">
            <text:p>066200</text:p>
          </table:table-cell>
          <table:table-cell table:style-name="ce1" office:value-type="string" calcext:value-type="string">
            <text:p>141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9377" calcext:value-type="float">
            <text:p>40,609377000000000</text:p>
          </table:table-cell>
          <table:table-cell office:value-type="float" office:value="-73.925283" calcext:value-type="float">
            <text:p>-73,9252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6600</text:p>
          </table:table-cell>
          <table:table-cell table:style-name="ce1" office:value-type="string" calcext:value-type="string">
            <text:p>0666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85061" calcext:value-type="float">
            <text:p>40,585061000000000</text:p>
          </table:table-cell>
          <table:table-cell office:value-type="float" office:value="-73.918468" calcext:value-type="float">
            <text:p>-73,9184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7000</text:p>
          </table:table-cell>
          <table:table-cell table:style-name="ce1" office:value-type="string" calcext:value-type="string">
            <text:p>067000</text:p>
          </table:table-cell>
          <table:table-cell table:style-name="ce1" office:value-type="string" calcext:value-type="string">
            <text:p>268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2727" calcext:value-type="float">
            <text:p>40,612727000000000</text:p>
          </table:table-cell>
          <table:table-cell office:value-type="float" office:value="-73.922382" calcext:value-type="float">
            <text:p>-73,9223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7200</text:p>
          </table:table-cell>
          <table:table-cell table:style-name="ce1" office:value-type="string" calcext:value-type="string">
            <text:p>067200</text:p>
          </table:table-cell>
          <table:table-cell table:style-name="ce1" office:value-type="string" calcext:value-type="string">
            <text:p>142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9826" calcext:value-type="float">
            <text:p>40,619826000000000</text:p>
          </table:table-cell>
          <table:table-cell office:value-type="float" office:value="-73.9282" calcext:value-type="float">
            <text:p>-73,9282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7400</text:p>
          </table:table-cell>
          <table:table-cell table:style-name="ce1" office:value-type="string" calcext:value-type="string">
            <text:p>067400</text:p>
          </table:table-cell>
          <table:table-cell table:style-name="ce1" office:value-type="string" calcext:value-type="string">
            <text:p>196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0063" calcext:value-type="float">
            <text:p>40,620063000000000</text:p>
          </table:table-cell>
          <table:table-cell office:value-type="float" office:value="-73.930225" calcext:value-type="float">
            <text:p>-73,9302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7600</text:p>
          </table:table-cell>
          <table:table-cell table:style-name="ce1" office:value-type="string" calcext:value-type="string">
            <text:p>067600</text:p>
          </table:table-cell>
          <table:table-cell table:style-name="ce1" office:value-type="string" calcext:value-type="string">
            <text:p>165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5101" calcext:value-type="float">
            <text:p>40,625101000000000</text:p>
          </table:table-cell>
          <table:table-cell office:value-type="float" office:value="-73.926977" calcext:value-type="float">
            <text:p>-73,9269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7800</text:p>
          </table:table-cell>
          <table:table-cell table:style-name="ce1" office:value-type="string" calcext:value-type="string">
            <text:p>067800</text:p>
          </table:table-cell>
          <table:table-cell table:style-name="ce1" office:value-type="string" calcext:value-type="string">
            <text:p>266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6236" calcext:value-type="float">
            <text:p>40,626236000000000</text:p>
          </table:table-cell>
          <table:table-cell office:value-type="float" office:value="-73.922675" calcext:value-type="float">
            <text:p>-73,9226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8000</text:p>
          </table:table-cell>
          <table:table-cell table:style-name="ce1" office:value-type="string" calcext:value-type="string">
            <text:p>068000</text:p>
          </table:table-cell>
          <table:table-cell table:style-name="ce1" office:value-type="string" calcext:value-type="string">
            <text:p>180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1316" calcext:value-type="float">
            <text:p>40,621316000000000</text:p>
          </table:table-cell>
          <table:table-cell office:value-type="float" office:value="-73.925021" calcext:value-type="float">
            <text:p>-73,9250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8200</text:p>
          </table:table-cell>
          <table:table-cell table:style-name="ce1" office:value-type="string" calcext:value-type="string">
            <text:p>06820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6552" calcext:value-type="float">
            <text:p>40,616552000000000</text:p>
          </table:table-cell>
          <table:table-cell office:value-type="float" office:value="-73.924131" calcext:value-type="float">
            <text:p>-73,9241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8600</text:p>
          </table:table-cell>
          <table:table-cell table:style-name="ce1" office:value-type="string" calcext:value-type="string">
            <text:p>068600</text:p>
          </table:table-cell>
          <table:table-cell table:style-name="ce1" office:value-type="string" calcext:value-type="string">
            <text:p>153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458" calcext:value-type="float">
            <text:p>40,614580000000000</text:p>
          </table:table-cell>
          <table:table-cell office:value-type="float" office:value="-73.9175" calcext:value-type="float">
            <text:p>-73,9175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8800</text:p>
          </table:table-cell>
          <table:table-cell table:style-name="ce1" office:value-type="string" calcext:value-type="string">
            <text:p>068800</text:p>
          </table:table-cell>
          <table:table-cell table:style-name="ce1" office:value-type="string" calcext:value-type="string">
            <text:p>161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723" calcext:value-type="float">
            <text:p>40,617230000000000</text:p>
          </table:table-cell>
          <table:table-cell office:value-type="float" office:value="-73.919194" calcext:value-type="float">
            <text:p>-73,9191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9000</text:p>
          </table:table-cell>
          <table:table-cell table:style-name="ce1" office:value-type="string" calcext:value-type="string">
            <text:p>069000</text:p>
          </table:table-cell>
          <table:table-cell table:style-name="ce1" office:value-type="string" calcext:value-type="string">
            <text:p>179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996" calcext:value-type="float">
            <text:p>40,619960000000000</text:p>
          </table:table-cell>
          <table:table-cell office:value-type="float" office:value="-73.920908" calcext:value-type="float">
            <text:p>-73,9209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9200</text:p>
          </table:table-cell>
          <table:table-cell table:style-name="ce1" office:value-type="string" calcext:value-type="string">
            <text:p>069200</text:p>
          </table:table-cell>
          <table:table-cell table:style-name="ce1" office:value-type="string" calcext:value-type="string">
            <text:p>239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3546" calcext:value-type="float">
            <text:p>40,623546000000000</text:p>
          </table:table-cell>
          <table:table-cell office:value-type="float" office:value="-73.920163" calcext:value-type="float">
            <text:p>-73,9201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9601</text:p>
          </table:table-cell>
          <table:table-cell table:style-name="ce1" office:value-type="string" calcext:value-type="string">
            <text:p>069601</text:p>
          </table:table-cell>
          <table:table-cell table:style-name="ce1" office:value-type="string" calcext:value-type="string">
            <text:p>378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6196" calcext:value-type="float">
            <text:p>40,626196000000000</text:p>
          </table:table-cell>
          <table:table-cell office:value-type="float" office:value="-73.914654" calcext:value-type="float">
            <text:p>-73,9146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9602</text:p>
          </table:table-cell>
          <table:table-cell table:style-name="ce1" office:value-type="string" calcext:value-type="string">
            <text:p>069602</text:p>
          </table:table-cell>
          <table:table-cell table:style-name="ce1" office:value-type="string" calcext:value-type="string">
            <text:p>599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245" calcext:value-type="float">
            <text:p>40,622450000000000</text:p>
          </table:table-cell>
          <table:table-cell office:value-type="float" office:value="-73.910752" calcext:value-type="float">
            <text:p>-73,9107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69800</text:p>
          </table:table-cell>
          <table:table-cell table:style-name="ce1" office:value-type="string" calcext:value-type="string">
            <text:p>069800</text:p>
          </table:table-cell>
          <table:table-cell table:style-name="ce1" office:value-type="string" calcext:value-type="string">
            <text:p>127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6378" calcext:value-type="float">
            <text:p>40,616378000000000</text:p>
          </table:table-cell>
          <table:table-cell office:value-type="float" office:value="-73.91398" calcext:value-type="float">
            <text:p>-73,9139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0000</text:p>
          </table:table-cell>
          <table:table-cell table:style-name="ce1" office:value-type="string" calcext:value-type="string">
            <text:p>070000</text:p>
          </table:table-cell>
          <table:table-cell table:style-name="ce1" office:value-type="string" calcext:value-type="string">
            <text:p>170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9901" calcext:value-type="float">
            <text:p>40,619901000000000</text:p>
          </table:table-cell>
          <table:table-cell office:value-type="float" office:value="-73.906845" calcext:value-type="float">
            <text:p>-73,9068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0201</text:p>
          </table:table-cell>
          <table:table-cell table:style-name="ce1" office:value-type="string" calcext:value-type="string">
            <text:p>070201</text:p>
          </table:table-cell>
          <table:table-cell table:style-name="ce1" office:value-type="string" calcext:value-type="string">
            <text:p>657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8667" calcext:value-type="float">
            <text:p>40,608667000000000</text:p>
          </table:table-cell>
          <table:table-cell office:value-type="float" office:value="-73.91008" calcext:value-type="float">
            <text:p>-73,9100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0202</text:p>
          </table:table-cell>
          <table:table-cell table:style-name="ce1" office:value-type="string" calcext:value-type="string">
            <text:p>070202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59774" calcext:value-type="float">
            <text:p>40,597740000000000</text:p>
          </table:table-cell>
          <table:table-cell office:value-type="float" office:value="-73.900383" calcext:value-type="float">
            <text:p>-73,9003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0203</text:p>
          </table:table-cell>
          <table:table-cell table:style-name="ce1" office:value-type="string" calcext:value-type="string">
            <text:p>07020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09131" calcext:value-type="float">
            <text:p>40,609131000000000</text:p>
          </table:table-cell>
          <table:table-cell office:value-type="float" office:value="-73.86584" calcext:value-type="float">
            <text:p>-73,8658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0600</text:p>
          </table:table-cell>
          <table:table-cell table:style-name="ce1" office:value-type="string" calcext:value-type="string">
            <text:p>070600</text:p>
          </table:table-cell>
          <table:table-cell table:style-name="ce1" office:value-type="string" calcext:value-type="string">
            <text:p>270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6607" calcext:value-type="float">
            <text:p>40,616607000000000</text:p>
          </table:table-cell>
          <table:table-cell office:value-type="float" office:value="-73.902668" calcext:value-type="float">
            <text:p>-73,9026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2000</text:p>
          </table:table-cell>
          <table:table-cell table:style-name="ce1" office:value-type="string" calcext:value-type="string">
            <text:p>072000</text:p>
          </table:table-cell>
          <table:table-cell table:style-name="ce1" office:value-type="string" calcext:value-type="string">
            <text:p>216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8097" calcext:value-type="float">
            <text:p>40,628097000000000</text:p>
          </table:table-cell>
          <table:table-cell office:value-type="float" office:value="-73.91993" calcext:value-type="float">
            <text:p>-73,9199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2200</text:p>
          </table:table-cell>
          <table:table-cell table:style-name="ce1" office:value-type="string" calcext:value-type="string">
            <text:p>072200</text:p>
          </table:table-cell>
          <table:table-cell table:style-name="ce1" office:value-type="string" calcext:value-type="string">
            <text:p>265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1914" calcext:value-type="float">
            <text:p>40,631914000000000</text:p>
          </table:table-cell>
          <table:table-cell office:value-type="float" office:value="-73.924419" calcext:value-type="float">
            <text:p>-73,9244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2400</text:p>
          </table:table-cell>
          <table:table-cell table:style-name="ce1" office:value-type="string" calcext:value-type="string">
            <text:p>072400</text:p>
          </table:table-cell>
          <table:table-cell table:style-name="ce1" office:value-type="string" calcext:value-type="string">
            <text:p>175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4172" calcext:value-type="float">
            <text:p>40,634172000000000</text:p>
          </table:table-cell>
          <table:table-cell office:value-type="float" office:value="-73.925745" calcext:value-type="float">
            <text:p>-73,9257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2600</text:p>
          </table:table-cell>
          <table:table-cell table:style-name="ce1" office:value-type="string" calcext:value-type="string">
            <text:p>072600</text:p>
          </table:table-cell>
          <table:table-cell table:style-name="ce1" office:value-type="string" calcext:value-type="string">
            <text:p>209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1798" calcext:value-type="float">
            <text:p>40,631798000000000</text:p>
          </table:table-cell>
          <table:table-cell office:value-type="float" office:value="-73.933543" calcext:value-type="float">
            <text:p>-73,9335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2800</text:p>
          </table:table-cell>
          <table:table-cell table:style-name="ce1" office:value-type="string" calcext:value-type="string">
            <text:p>072800</text:p>
          </table:table-cell>
          <table:table-cell table:style-name="ce1" office:value-type="string" calcext:value-type="string">
            <text:p>319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9484" calcext:value-type="float">
            <text:p>40,629484000000000</text:p>
          </table:table-cell>
          <table:table-cell office:value-type="float" office:value="-73.926669" calcext:value-type="float">
            <text:p>-73,9266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3000</text:p>
          </table:table-cell>
          <table:table-cell table:style-name="ce1" office:value-type="string" calcext:value-type="string">
            <text:p>073000</text:p>
          </table:table-cell>
          <table:table-cell table:style-name="ce1" office:value-type="string" calcext:value-type="string">
            <text:p>197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5992" calcext:value-type="float">
            <text:p>40,625992000000000</text:p>
          </table:table-cell>
          <table:table-cell office:value-type="float" office:value="-73.930289" calcext:value-type="float">
            <text:p>-73,9302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3200</text:p>
          </table:table-cell>
          <table:table-cell table:style-name="ce1" office:value-type="string" calcext:value-type="string">
            <text:p>073200</text:p>
          </table:table-cell>
          <table:table-cell table:style-name="ce1" office:value-type="string" calcext:value-type="string">
            <text:p>209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7897" calcext:value-type="float">
            <text:p>40,627897000000000</text:p>
          </table:table-cell>
          <table:table-cell office:value-type="float" office:value="-73.933891" calcext:value-type="float">
            <text:p>-73,9338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3400</text:p>
          </table:table-cell>
          <table:table-cell table:style-name="ce1" office:value-type="string" calcext:value-type="string">
            <text:p>073400</text:p>
          </table:table-cell>
          <table:table-cell table:style-name="ce1" office:value-type="string" calcext:value-type="string">
            <text:p>188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7548" calcext:value-type="float">
            <text:p>40,627548000000000</text:p>
          </table:table-cell>
          <table:table-cell office:value-type="float" office:value="-73.937218" calcext:value-type="float">
            <text:p>-73,93721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3600</text:p>
          </table:table-cell>
          <table:table-cell table:style-name="ce1" office:value-type="string" calcext:value-type="string">
            <text:p>073600</text:p>
          </table:table-cell>
          <table:table-cell table:style-name="ce1" office:value-type="string" calcext:value-type="string">
            <text:p>336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4274" calcext:value-type="float">
            <text:p>40,624274000000000</text:p>
          </table:table-cell>
          <table:table-cell office:value-type="float" office:value="-73.935799" calcext:value-type="float">
            <text:p>-73,9357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3800</text:p>
          </table:table-cell>
          <table:table-cell table:style-name="ce1" office:value-type="string" calcext:value-type="string">
            <text:p>073800</text:p>
          </table:table-cell>
          <table:table-cell table:style-name="ce1" office:value-type="string" calcext:value-type="string">
            <text:p>322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2437" calcext:value-type="float">
            <text:p>40,622437000000000</text:p>
          </table:table-cell>
          <table:table-cell office:value-type="float" office:value="-73.939307" calcext:value-type="float">
            <text:p>-73,9393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4000</text:p>
          </table:table-cell>
          <table:table-cell table:style-name="ce1" office:value-type="string" calcext:value-type="string">
            <text:p>074000</text:p>
          </table:table-cell>
          <table:table-cell table:style-name="ce1" office:value-type="string" calcext:value-type="string">
            <text:p>353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7376" calcext:value-type="float">
            <text:p>40,627376000000000</text:p>
          </table:table-cell>
          <table:table-cell office:value-type="float" office:value="-73.941479" calcext:value-type="float">
            <text:p>-73,9414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4200</text:p>
          </table:table-cell>
          <table:table-cell table:style-name="ce1" office:value-type="string" calcext:value-type="string">
            <text:p>074200</text:p>
          </table:table-cell>
          <table:table-cell table:style-name="ce1" office:value-type="string" calcext:value-type="string">
            <text:p>329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6739" calcext:value-type="float">
            <text:p>40,626739000000000</text:p>
          </table:table-cell>
          <table:table-cell office:value-type="float" office:value="-73.944986" calcext:value-type="float">
            <text:p>-73,9449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4400</text:p>
          </table:table-cell>
          <table:table-cell table:style-name="ce1" office:value-type="string" calcext:value-type="string">
            <text:p>074400</text:p>
          </table:table-cell>
          <table:table-cell table:style-name="ce1" office:value-type="string" calcext:value-type="string">
            <text:p>249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2458" calcext:value-type="float">
            <text:p>40,622458000000000</text:p>
          </table:table-cell>
          <table:table-cell office:value-type="float" office:value="-73.943132" calcext:value-type="float">
            <text:p>-73,9431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4600</text:p>
          </table:table-cell>
          <table:table-cell table:style-name="ce1" office:value-type="string" calcext:value-type="string">
            <text:p>074600</text:p>
          </table:table-cell>
          <table:table-cell table:style-name="ce1" office:value-type="string" calcext:value-type="string">
            <text:p>200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8899" calcext:value-type="float">
            <text:p>40,618899000000000</text:p>
          </table:table-cell>
          <table:table-cell office:value-type="float" office:value="-73.941741" calcext:value-type="float">
            <text:p>-73,9417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4800</text:p>
          </table:table-cell>
          <table:table-cell table:style-name="ce1" office:value-type="string" calcext:value-type="string">
            <text:p>074800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2137" calcext:value-type="float">
            <text:p>40,622137000000000</text:p>
          </table:table-cell>
          <table:table-cell office:value-type="float" office:value="-73.946645" calcext:value-type="float">
            <text:p>-73,9466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5000</text:p>
          </table:table-cell>
          <table:table-cell table:style-name="ce1" office:value-type="string" calcext:value-type="string">
            <text:p>075000</text:p>
          </table:table-cell>
          <table:table-cell table:style-name="ce1" office:value-type="string" calcext:value-type="string">
            <text:p>302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6636" calcext:value-type="float">
            <text:p>40,626636000000000</text:p>
          </table:table-cell>
          <table:table-cell office:value-type="float" office:value="-73.948541" calcext:value-type="float">
            <text:p>-73,9485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5200</text:p>
          </table:table-cell>
          <table:table-cell table:style-name="ce1" office:value-type="string" calcext:value-type="string">
            <text:p>075200</text:p>
          </table:table-cell>
          <table:table-cell table:style-name="ce1" office:value-type="string" calcext:value-type="string">
            <text:p>113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614" calcext:value-type="float">
            <text:p>40,626140000000000</text:p>
          </table:table-cell>
          <table:table-cell office:value-type="float" office:value="-73.952487" calcext:value-type="float">
            <text:p>-73,9524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5400</text:p>
          </table:table-cell>
          <table:table-cell table:style-name="ce1" office:value-type="string" calcext:value-type="string">
            <text:p>075400</text:p>
          </table:table-cell>
          <table:table-cell table:style-name="ce1" office:value-type="string" calcext:value-type="string">
            <text:p>148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1514" calcext:value-type="float">
            <text:p>40,621514000000000</text:p>
          </table:table-cell>
          <table:table-cell office:value-type="float" office:value="-73.950687" calcext:value-type="float">
            <text:p>-73,9506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5600</text:p>
          </table:table-cell>
          <table:table-cell table:style-name="ce1" office:value-type="string" calcext:value-type="string">
            <text:p>075600</text:p>
          </table:table-cell>
          <table:table-cell table:style-name="ce1" office:value-type="string" calcext:value-type="string">
            <text:p>199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6477" calcext:value-type="float">
            <text:p>40,616477000000000</text:p>
          </table:table-cell>
          <table:table-cell office:value-type="float" office:value="-73.947812" calcext:value-type="float">
            <text:p>-73,9478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5800</text:p>
          </table:table-cell>
          <table:table-cell table:style-name="ce1" office:value-type="string" calcext:value-type="string">
            <text:p>075800</text:p>
          </table:table-cell>
          <table:table-cell table:style-name="ce1" office:value-type="string" calcext:value-type="string">
            <text:p>181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6456" calcext:value-type="float">
            <text:p>40,616456000000000</text:p>
          </table:table-cell>
          <table:table-cell office:value-type="float" office:value="-73.952582" calcext:value-type="float">
            <text:p>-73,9525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6000</text:p>
          </table:table-cell>
          <table:table-cell table:style-name="ce1" office:value-type="string" calcext:value-type="string">
            <text:p>076000</text:p>
          </table:table-cell>
          <table:table-cell table:style-name="ce1" office:value-type="string" calcext:value-type="string">
            <text:p>277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1591" calcext:value-type="float">
            <text:p>40,621591000000000</text:p>
          </table:table-cell>
          <table:table-cell office:value-type="float" office:value="-73.955392" calcext:value-type="float">
            <text:p>-73,9553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6200</text:p>
          </table:table-cell>
          <table:table-cell table:style-name="ce1" office:value-type="string" calcext:value-type="string">
            <text:p>076200</text:p>
          </table:table-cell>
          <table:table-cell table:style-name="ce1" office:value-type="string" calcext:value-type="string">
            <text:p>423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5681" calcext:value-type="float">
            <text:p>40,625681000000000</text:p>
          </table:table-cell>
          <table:table-cell office:value-type="float" office:value="-73.956573" calcext:value-type="float">
            <text:p>-73,9565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6400</text:p>
          </table:table-cell>
          <table:table-cell table:style-name="ce1" office:value-type="string" calcext:value-type="string">
            <text:p>076400</text:p>
          </table:table-cell>
          <table:table-cell table:style-name="ce1" office:value-type="string" calcext:value-type="string">
            <text:p>348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1875" calcext:value-type="float">
            <text:p>40,631875000000000</text:p>
          </table:table-cell>
          <table:table-cell office:value-type="float" office:value="-73.958279" calcext:value-type="float">
            <text:p>-73,9582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6600</text:p>
          </table:table-cell>
          <table:table-cell table:style-name="ce1" office:value-type="string" calcext:value-type="string">
            <text:p>076600</text:p>
          </table:table-cell>
          <table:table-cell table:style-name="ce1" office:value-type="string" calcext:value-type="string">
            <text:p>206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301" calcext:value-type="float">
            <text:p>40,633010000000000</text:p>
          </table:table-cell>
          <table:table-cell office:value-type="float" office:value="-73.957101" calcext:value-type="float">
            <text:p>-73,9571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6800</text:p>
          </table:table-cell>
          <table:table-cell table:style-name="ce1" office:value-type="string" calcext:value-type="string">
            <text:p>076800</text:p>
          </table:table-cell>
          <table:table-cell table:style-name="ce1" office:value-type="string" calcext:value-type="string">
            <text:p>340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1818" calcext:value-type="float">
            <text:p>40,618180000000000</text:p>
          </table:table-cell>
          <table:table-cell office:value-type="float" office:value="-73.961326" calcext:value-type="float">
            <text:p>-73,9613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7200</text:p>
          </table:table-cell>
          <table:table-cell table:style-name="ce1" office:value-type="string" calcext:value-type="string">
            <text:p>077200</text:p>
          </table:table-cell>
          <table:table-cell table:style-name="ce1" office:value-type="string" calcext:value-type="string">
            <text:p>339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2121" calcext:value-type="float">
            <text:p>40,632121000000000</text:p>
          </table:table-cell>
          <table:table-cell office:value-type="float" office:value="-73.953628" calcext:value-type="float">
            <text:p>-73,9536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7600</text:p>
          </table:table-cell>
          <table:table-cell table:style-name="ce1" office:value-type="string" calcext:value-type="string">
            <text:p>077600</text:p>
          </table:table-cell>
          <table:table-cell table:style-name="ce1" office:value-type="string" calcext:value-type="string">
            <text:p>380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0845" calcext:value-type="float">
            <text:p>40,630845000000000</text:p>
          </table:table-cell>
          <table:table-cell office:value-type="float" office:value="-73.942348" calcext:value-type="float">
            <text:p>-73,9423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8000</text:p>
          </table:table-cell>
          <table:table-cell table:style-name="ce1" office:value-type="string" calcext:value-type="string">
            <text:p>078000</text:p>
          </table:table-cell>
          <table:table-cell table:style-name="ce1" office:value-type="string" calcext:value-type="string">
            <text:p>209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4417" calcext:value-type="float">
            <text:p>40,634417000000000</text:p>
          </table:table-cell>
          <table:table-cell office:value-type="float" office:value="-73.939137" calcext:value-type="float">
            <text:p>-73,9391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8200</text:p>
          </table:table-cell>
          <table:table-cell table:style-name="ce1" office:value-type="string" calcext:value-type="string">
            <text:p>078200</text:p>
          </table:table-cell>
          <table:table-cell table:style-name="ce1" office:value-type="string" calcext:value-type="string">
            <text:p>386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7829" calcext:value-type="float">
            <text:p>40,637829000000000</text:p>
          </table:table-cell>
          <table:table-cell office:value-type="float" office:value="-73.942719" calcext:value-type="float">
            <text:p>-73,9427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8400</text:p>
          </table:table-cell>
          <table:table-cell table:style-name="ce1" office:value-type="string" calcext:value-type="string">
            <text:p>078400</text:p>
          </table:table-cell>
          <table:table-cell table:style-name="ce1" office:value-type="string" calcext:value-type="string">
            <text:p>234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415" calcext:value-type="float">
            <text:p>40,634150000000000</text:p>
          </table:table-cell>
          <table:table-cell office:value-type="float" office:value="-73.94291" calcext:value-type="float">
            <text:p>-73,9429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8600</text:p>
          </table:table-cell>
          <table:table-cell table:style-name="ce1" office:value-type="string" calcext:value-type="string">
            <text:p>078600</text:p>
          </table:table-cell>
          <table:table-cell table:style-name="ce1" office:value-type="string" calcext:value-type="string">
            <text:p>425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4248" calcext:value-type="float">
            <text:p>40,634248000000000</text:p>
          </table:table-cell>
          <table:table-cell office:value-type="float" office:value="-73.946902" calcext:value-type="float">
            <text:p>-73,9469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8800</text:p>
          </table:table-cell>
          <table:table-cell table:style-name="ce1" office:value-type="string" calcext:value-type="string">
            <text:p>078800</text:p>
          </table:table-cell>
          <table:table-cell table:style-name="ce1" office:value-type="string" calcext:value-type="string">
            <text:p>342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7456" calcext:value-type="float">
            <text:p>40,637456000000000</text:p>
          </table:table-cell>
          <table:table-cell office:value-type="float" office:value="-73.948203" calcext:value-type="float">
            <text:p>-73,9482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9000</text:p>
          </table:table-cell>
          <table:table-cell table:style-name="ce1" office:value-type="string" calcext:value-type="string">
            <text:p>079000</text:p>
          </table:table-cell>
          <table:table-cell table:style-name="ce1" office:value-type="string" calcext:value-type="string">
            <text:p>509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0856" calcext:value-type="float">
            <text:p>40,640856000000000</text:p>
          </table:table-cell>
          <table:table-cell office:value-type="float" office:value="-73.953519" calcext:value-type="float">
            <text:p>-73,9535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9200</text:p>
          </table:table-cell>
          <table:table-cell table:style-name="ce1" office:value-type="string" calcext:value-type="string">
            <text:p>079200</text:p>
          </table:table-cell>
          <table:table-cell table:style-name="ce1" office:value-type="string" calcext:value-type="string">
            <text:p>437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4547" calcext:value-type="float">
            <text:p>40,644547000000000</text:p>
          </table:table-cell>
          <table:table-cell office:value-type="float" office:value="-73.954383" calcext:value-type="float">
            <text:p>-73,9543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9400</text:p>
          </table:table-cell>
          <table:table-cell table:style-name="ce1" office:value-type="string" calcext:value-type="string">
            <text:p>079400</text:p>
          </table:table-cell>
          <table:table-cell table:style-name="ce1" office:value-type="string" calcext:value-type="string">
            <text:p>186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807" calcext:value-type="float">
            <text:p>40,648070000000000</text:p>
          </table:table-cell>
          <table:table-cell office:value-type="float" office:value="-73.954479" calcext:value-type="float">
            <text:p>-73,9544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9601</text:p>
          </table:table-cell>
          <table:table-cell table:style-name="ce1" office:value-type="string" calcext:value-type="string">
            <text:p>079601</text:p>
          </table:table-cell>
          <table:table-cell table:style-name="ce1" office:value-type="string" calcext:value-type="string">
            <text:p>441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6549" calcext:value-type="float">
            <text:p>40,656549000000000</text:p>
          </table:table-cell>
          <table:table-cell office:value-type="float" office:value="-73.958255" calcext:value-type="float">
            <text:p>-73,9582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9602</text:p>
          </table:table-cell>
          <table:table-cell table:style-name="ce1" office:value-type="string" calcext:value-type="string">
            <text:p>079602</text:p>
          </table:table-cell>
          <table:table-cell table:style-name="ce1" office:value-type="string" calcext:value-type="string">
            <text:p>481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2886" calcext:value-type="float">
            <text:p>40,652886000000000</text:p>
          </table:table-cell>
          <table:table-cell office:value-type="float" office:value="-73.957696" calcext:value-type="float">
            <text:p>-73,9576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9801</text:p>
          </table:table-cell>
          <table:table-cell table:style-name="ce1" office:value-type="string" calcext:value-type="string">
            <text:p>079801</text:p>
          </table:table-cell>
          <table:table-cell table:style-name="ce1" office:value-type="string" calcext:value-type="string">
            <text:p>303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0386" calcext:value-type="float">
            <text:p>40,660386000000000</text:p>
          </table:table-cell>
          <table:table-cell office:value-type="float" office:value="-73.958755" calcext:value-type="float">
            <text:p>-73,9587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79802</text:p>
          </table:table-cell>
          <table:table-cell table:style-name="ce1" office:value-type="string" calcext:value-type="string">
            <text:p>079802</text:p>
          </table:table-cell>
          <table:table-cell table:style-name="ce1" office:value-type="string" calcext:value-type="string">
            <text:p>54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8263" calcext:value-type="float">
            <text:p>40,658263000000000</text:p>
          </table:table-cell>
          <table:table-cell office:value-type="float" office:value="-73.961446" calcext:value-type="float">
            <text:p>-73,9614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0000</text:p>
          </table:table-cell>
          <table:table-cell table:style-name="ce1" office:value-type="string" calcext:value-type="string">
            <text:p>080000</text:p>
          </table:table-cell>
          <table:table-cell table:style-name="ce1" office:value-type="string" calcext:value-type="string">
            <text:p>348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084" calcext:value-type="float">
            <text:p>40,660840000000000</text:p>
          </table:table-cell>
          <table:table-cell office:value-type="float" office:value="-73.953327" calcext:value-type="float">
            <text:p>-73,9533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0200</text:p>
          </table:table-cell>
          <table:table-cell table:style-name="ce1" office:value-type="string" calcext:value-type="string">
            <text:p>080200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7726" calcext:value-type="float">
            <text:p>40,657726000000000</text:p>
          </table:table-cell>
          <table:table-cell office:value-type="float" office:value="-73.953295" calcext:value-type="float">
            <text:p>-73,9532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0400</text:p>
          </table:table-cell>
          <table:table-cell table:style-name="ce1" office:value-type="string" calcext:value-type="string">
            <text:p>080400</text:p>
          </table:table-cell>
          <table:table-cell table:style-name="ce1" office:value-type="string" calcext:value-type="string">
            <text:p>325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9692" calcext:value-type="float">
            <text:p>40,659692000000000</text:p>
          </table:table-cell>
          <table:table-cell office:value-type="float" office:value="-73.949067" calcext:value-type="float">
            <text:p>-73,9490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0600</text:p>
          </table:table-cell>
          <table:table-cell table:style-name="ce1" office:value-type="string" calcext:value-type="string">
            <text:p>080600</text:p>
          </table:table-cell>
          <table:table-cell table:style-name="ce1" office:value-type="string" calcext:value-type="string">
            <text:p>338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1666" calcext:value-type="float">
            <text:p>40,661666000000000</text:p>
          </table:table-cell>
          <table:table-cell office:value-type="float" office:value="-73.943481" calcext:value-type="float">
            <text:p>-73,9434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1000</text:p>
          </table:table-cell>
          <table:table-cell table:style-name="ce1" office:value-type="string" calcext:value-type="string">
            <text:p>081000</text:p>
          </table:table-cell>
          <table:table-cell table:style-name="ce1" office:value-type="string" calcext:value-type="string">
            <text:p>230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9333" calcext:value-type="float">
            <text:p>40,659333000000000</text:p>
          </table:table-cell>
          <table:table-cell office:value-type="float" office:value="-73.944458" calcext:value-type="float">
            <text:p>-73,9444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1400</text:p>
          </table:table-cell>
          <table:table-cell table:style-name="ce1" office:value-type="string" calcext:value-type="string">
            <text:p>081400</text:p>
          </table:table-cell>
          <table:table-cell table:style-name="ce1" office:value-type="string" calcext:value-type="string">
            <text:p>263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3569" calcext:value-type="float">
            <text:p>40,653569000000000</text:p>
          </table:table-cell>
          <table:table-cell office:value-type="float" office:value="-73.940215" calcext:value-type="float">
            <text:p>-73,9402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1600</text:p>
          </table:table-cell>
          <table:table-cell table:style-name="ce1" office:value-type="string" calcext:value-type="string">
            <text:p>081600</text:p>
          </table:table-cell>
          <table:table-cell table:style-name="ce1" office:value-type="string" calcext:value-type="string">
            <text:p>279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2767" calcext:value-type="float">
            <text:p>40,652767000000000</text:p>
          </table:table-cell>
          <table:table-cell office:value-type="float" office:value="-73.944065" calcext:value-type="float">
            <text:p>-73,9440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1800</text:p>
          </table:table-cell>
          <table:table-cell table:style-name="ce1" office:value-type="string" calcext:value-type="string">
            <text:p>081800</text:p>
          </table:table-cell>
          <table:table-cell table:style-name="ce1" office:value-type="string" calcext:value-type="string">
            <text:p>45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2956" calcext:value-type="float">
            <text:p>40,652956000000000</text:p>
          </table:table-cell>
          <table:table-cell office:value-type="float" office:value="-73.948002" calcext:value-type="float">
            <text:p>-73,9480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2000</text:p>
          </table:table-cell>
          <table:table-cell table:style-name="ce1" office:value-type="string" calcext:value-type="string">
            <text:p>082000</text:p>
          </table:table-cell>
          <table:table-cell table:style-name="ce1" office:value-type="string" calcext:value-type="string">
            <text:p>528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3492" calcext:value-type="float">
            <text:p>40,653492000000000</text:p>
          </table:table-cell>
          <table:table-cell office:value-type="float" office:value="-73.951314" calcext:value-type="float">
            <text:p>-73,9513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2200</text:p>
          </table:table-cell>
          <table:table-cell table:style-name="ce1" office:value-type="string" calcext:value-type="string">
            <text:p>082200</text:p>
          </table:table-cell>
          <table:table-cell table:style-name="ce1" office:value-type="string" calcext:value-type="string">
            <text:p>728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3487" calcext:value-type="float">
            <text:p>40,653487000000000</text:p>
          </table:table-cell>
          <table:table-cell office:value-type="float" office:value="-73.954449" calcext:value-type="float">
            <text:p>-73,9544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2400</text:p>
          </table:table-cell>
          <table:table-cell table:style-name="ce1" office:value-type="string" calcext:value-type="string">
            <text:p>082400</text:p>
          </table:table-cell>
          <table:table-cell table:style-name="ce1" office:value-type="string" calcext:value-type="string">
            <text:p>473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8779" calcext:value-type="float">
            <text:p>40,648779000000000</text:p>
          </table:table-cell>
          <table:table-cell office:value-type="float" office:value="-73.948922" calcext:value-type="float">
            <text:p>-73,9489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2600</text:p>
          </table:table-cell>
          <table:table-cell table:style-name="ce1" office:value-type="string" calcext:value-type="string">
            <text:p>082600</text:p>
          </table:table-cell>
          <table:table-cell table:style-name="ce1" office:value-type="string" calcext:value-type="string">
            <text:p>551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501" calcext:value-type="float">
            <text:p>40,645010000000000</text:p>
          </table:table-cell>
          <table:table-cell office:value-type="float" office:value="-73.948962" calcext:value-type="float">
            <text:p>-73,9489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2800</text:p>
          </table:table-cell>
          <table:table-cell table:style-name="ce1" office:value-type="string" calcext:value-type="string">
            <text:p>082800</text:p>
          </table:table-cell>
          <table:table-cell table:style-name="ce1" office:value-type="string" calcext:value-type="string">
            <text:p>381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1223" calcext:value-type="float">
            <text:p>40,641223000000000</text:p>
          </table:table-cell>
          <table:table-cell office:value-type="float" office:value="-73.949563" calcext:value-type="float">
            <text:p>-73,9495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3000</text:p>
          </table:table-cell>
          <table:table-cell table:style-name="ce1" office:value-type="string" calcext:value-type="string">
            <text:p>083000</text:p>
          </table:table-cell>
          <table:table-cell table:style-name="ce1" office:value-type="string" calcext:value-type="string">
            <text:p>599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0403" calcext:value-type="float">
            <text:p>40,640403000000000</text:p>
          </table:table-cell>
          <table:table-cell office:value-type="float" office:value="-73.945367" calcext:value-type="float">
            <text:p>-73,9453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3200</text:p>
          </table:table-cell>
          <table:table-cell table:style-name="ce1" office:value-type="string" calcext:value-type="string">
            <text:p>083200</text:p>
          </table:table-cell>
          <table:table-cell table:style-name="ce1" office:value-type="string" calcext:value-type="string">
            <text:p>228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169" calcext:value-type="float">
            <text:p>40,641690000000000</text:p>
          </table:table-cell>
          <table:table-cell office:value-type="float" office:value="-73.941675" calcext:value-type="float">
            <text:p>-73,9416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3400</text:p>
          </table:table-cell>
          <table:table-cell table:style-name="ce1" office:value-type="string" calcext:value-type="string">
            <text:p>083400</text:p>
          </table:table-cell>
          <table:table-cell table:style-name="ce1" office:value-type="string" calcext:value-type="string">
            <text:p>170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1517" calcext:value-type="float">
            <text:p>40,641517000000000</text:p>
          </table:table-cell>
          <table:table-cell office:value-type="float" office:value="-73.93852" calcext:value-type="float">
            <text:p>-73,9385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3600</text:p>
          </table:table-cell>
          <table:table-cell table:style-name="ce1" office:value-type="string" calcext:value-type="string">
            <text:p>083600</text:p>
          </table:table-cell>
          <table:table-cell table:style-name="ce1" office:value-type="string" calcext:value-type="string">
            <text:p>192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8241" calcext:value-type="float">
            <text:p>40,638241000000000</text:p>
          </table:table-cell>
          <table:table-cell office:value-type="float" office:value="-73.935148" calcext:value-type="float">
            <text:p>-73,9351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3800</text:p>
          </table:table-cell>
          <table:table-cell table:style-name="ce1" office:value-type="string" calcext:value-type="string">
            <text:p>083800</text:p>
          </table:table-cell>
          <table:table-cell table:style-name="ce1" office:value-type="string" calcext:value-type="string">
            <text:p>218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1887" calcext:value-type="float">
            <text:p>40,641887000000000</text:p>
          </table:table-cell>
          <table:table-cell office:value-type="float" office:value="-73.935024" calcext:value-type="float">
            <text:p>-73,9350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4000</text:p>
          </table:table-cell>
          <table:table-cell table:style-name="ce1" office:value-type="string" calcext:value-type="string">
            <text:p>084000</text:p>
          </table:table-cell>
          <table:table-cell table:style-name="ce1" office:value-type="string" calcext:value-type="string">
            <text:p>241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1931" calcext:value-type="float">
            <text:p>40,641931000000000</text:p>
          </table:table-cell>
          <table:table-cell office:value-type="float" office:value="-73.931629" calcext:value-type="float">
            <text:p>-73,9316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4600</text:p>
          </table:table-cell>
          <table:table-cell table:style-name="ce1" office:value-type="string" calcext:value-type="string">
            <text:p>084600</text:p>
          </table:table-cell>
          <table:table-cell table:style-name="ce1" office:value-type="string" calcext:value-type="string">
            <text:p>196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2352" calcext:value-type="float">
            <text:p>40,642352000000000</text:p>
          </table:table-cell>
          <table:table-cell office:value-type="float" office:value="-73.927362" calcext:value-type="float">
            <text:p>-73,9273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4800</text:p>
          </table:table-cell>
          <table:table-cell table:style-name="ce1" office:value-type="string" calcext:value-type="string">
            <text:p>084800</text:p>
          </table:table-cell>
          <table:table-cell table:style-name="ce1" office:value-type="string" calcext:value-type="string">
            <text:p>175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6465" calcext:value-type="float">
            <text:p>40,646465000000000</text:p>
          </table:table-cell>
          <table:table-cell office:value-type="float" office:value="-73.927662" calcext:value-type="float">
            <text:p>-73,9276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5200</text:p>
          </table:table-cell>
          <table:table-cell table:style-name="ce1" office:value-type="string" calcext:value-type="string">
            <text:p>08520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6987" calcext:value-type="float">
            <text:p>40,646987000000000</text:p>
          </table:table-cell>
          <table:table-cell office:value-type="float" office:value="-73.938107" calcext:value-type="float">
            <text:p>-73,9381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5400</text:p>
          </table:table-cell>
          <table:table-cell table:style-name="ce1" office:value-type="string" calcext:value-type="string">
            <text:p>085400</text:p>
          </table:table-cell>
          <table:table-cell table:style-name="ce1" office:value-type="string" calcext:value-type="string">
            <text:p>205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473" calcext:value-type="float">
            <text:p>40,644730000000000</text:p>
          </table:table-cell>
          <table:table-cell office:value-type="float" office:value="-73.943052" calcext:value-type="float">
            <text:p>-73,9430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5600</text:p>
          </table:table-cell>
          <table:table-cell table:style-name="ce1" office:value-type="string" calcext:value-type="string">
            <text:p>085600</text:p>
          </table:table-cell>
          <table:table-cell table:style-name="ce1" office:value-type="string" calcext:value-type="string">
            <text:p>36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85" calcext:value-type="float">
            <text:p>40,648500000000000</text:p>
          </table:table-cell>
          <table:table-cell office:value-type="float" office:value="-73.944931" calcext:value-type="float">
            <text:p>-73,9449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5800</text:p>
          </table:table-cell>
          <table:table-cell table:style-name="ce1" office:value-type="string" calcext:value-type="string">
            <text:p>085800</text:p>
          </table:table-cell>
          <table:table-cell table:style-name="ce1" office:value-type="string" calcext:value-type="string">
            <text:p>243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0226" calcext:value-type="float">
            <text:p>40,650226000000000</text:p>
          </table:table-cell>
          <table:table-cell office:value-type="float" office:value="-73.939477" calcext:value-type="float">
            <text:p>-73,9394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6000</text:p>
          </table:table-cell>
          <table:table-cell table:style-name="ce1" office:value-type="string" calcext:value-type="string">
            <text:p>086000</text:p>
          </table:table-cell>
          <table:table-cell table:style-name="ce1" office:value-type="string" calcext:value-type="string">
            <text:p>342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0083" calcext:value-type="float">
            <text:p>40,650083000000000</text:p>
          </table:table-cell>
          <table:table-cell office:value-type="float" office:value="-73.933113" calcext:value-type="float">
            <text:p>-73,9331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6200</text:p>
          </table:table-cell>
          <table:table-cell table:style-name="ce1" office:value-type="string" calcext:value-type="string">
            <text:p>086200</text:p>
          </table:table-cell>
          <table:table-cell table:style-name="ce1" office:value-type="string" calcext:value-type="string">
            <text:p>299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0277" calcext:value-type="float">
            <text:p>40,650277000000000</text:p>
          </table:table-cell>
          <table:table-cell office:value-type="float" office:value="-73.928229" calcext:value-type="float">
            <text:p>-73,9282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6400</text:p>
          </table:table-cell>
          <table:table-cell table:style-name="ce1" office:value-type="string" calcext:value-type="string">
            <text:p>086400</text:p>
          </table:table-cell>
          <table:table-cell table:style-name="ce1" office:value-type="string" calcext:value-type="string">
            <text:p>223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4579" calcext:value-type="float">
            <text:p>40,654579000000000</text:p>
          </table:table-cell>
          <table:table-cell office:value-type="float" office:value="-73.924361" calcext:value-type="float">
            <text:p>-73,9243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6600</text:p>
          </table:table-cell>
          <table:table-cell table:style-name="ce1" office:value-type="string" calcext:value-type="string">
            <text:p>086600</text:p>
          </table:table-cell>
          <table:table-cell table:style-name="ce1" office:value-type="string" calcext:value-type="string">
            <text:p>314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6151" calcext:value-type="float">
            <text:p>40,656151000000000</text:p>
          </table:table-cell>
          <table:table-cell office:value-type="float" office:value="-73.926759" calcext:value-type="float">
            <text:p>-73,9267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6800</text:p>
          </table:table-cell>
          <table:table-cell table:style-name="ce1" office:value-type="string" calcext:value-type="string">
            <text:p>086800</text:p>
          </table:table-cell>
          <table:table-cell table:style-name="ce1" office:value-type="string" calcext:value-type="string">
            <text:p>315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429" calcext:value-type="float">
            <text:p>40,654290000000000</text:p>
          </table:table-cell>
          <table:table-cell office:value-type="float" office:value="-73.929539" calcext:value-type="float">
            <text:p>-73,9295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7000</text:p>
          </table:table-cell>
          <table:table-cell table:style-name="ce1" office:value-type="string" calcext:value-type="string">
            <text:p>087000</text:p>
          </table:table-cell>
          <table:table-cell table:style-name="ce1" office:value-type="string" calcext:value-type="string">
            <text:p>320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409" calcext:value-type="float">
            <text:p>40,654090000000000</text:p>
          </table:table-cell>
          <table:table-cell office:value-type="float" office:value="-73.933381" calcext:value-type="float">
            <text:p>-73,9333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7200</text:p>
          </table:table-cell>
          <table:table-cell table:style-name="ce1" office:value-type="string" calcext:value-type="string">
            <text:p>087200</text:p>
          </table:table-cell>
          <table:table-cell table:style-name="ce1" office:value-type="string" calcext:value-type="string">
            <text:p>286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3646" calcext:value-type="float">
            <text:p>40,653646000000000</text:p>
          </table:table-cell>
          <table:table-cell office:value-type="float" office:value="-73.936609" calcext:value-type="float">
            <text:p>-73,9366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7401</text:p>
          </table:table-cell>
          <table:table-cell table:style-name="ce1" office:value-type="string" calcext:value-type="string">
            <text:p>087401</text:p>
          </table:table-cell>
          <table:table-cell table:style-name="ce1" office:value-type="string" calcext:value-type="string">
            <text:p>314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0309" calcext:value-type="float">
            <text:p>40,660309000000000</text:p>
          </table:table-cell>
          <table:table-cell office:value-type="float" office:value="-73.938442" calcext:value-type="float">
            <text:p>-73,9384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7600</text:p>
          </table:table-cell>
          <table:table-cell table:style-name="ce1" office:value-type="string" calcext:value-type="string">
            <text:p>087600</text:p>
          </table:table-cell>
          <table:table-cell table:style-name="ce1" office:value-type="string" calcext:value-type="string">
            <text:p>174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0935" calcext:value-type="float">
            <text:p>40,660935000000000</text:p>
          </table:table-cell>
          <table:table-cell office:value-type="float" office:value="-73.935725" calcext:value-type="float">
            <text:p>-73,9357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7800</text:p>
          </table:table-cell>
          <table:table-cell table:style-name="ce1" office:value-type="string" calcext:value-type="string">
            <text:p>087800</text:p>
          </table:table-cell>
          <table:table-cell table:style-name="ce1" office:value-type="string" calcext:value-type="string">
            <text:p>300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8481" calcext:value-type="float">
            <text:p>40,658481000000000</text:p>
          </table:table-cell>
          <table:table-cell office:value-type="float" office:value="-73.930294" calcext:value-type="float">
            <text:p>-73,9302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8000</text:p>
          </table:table-cell>
          <table:table-cell table:style-name="ce1" office:value-type="string" calcext:value-type="string">
            <text:p>088000</text:p>
          </table:table-cell>
          <table:table-cell table:style-name="ce1" office:value-type="string" calcext:value-type="string">
            <text:p>286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1489" calcext:value-type="float">
            <text:p>40,661489000000000</text:p>
          </table:table-cell>
          <table:table-cell office:value-type="float" office:value="-73.931298" calcext:value-type="float">
            <text:p>-73,9312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8200</text:p>
          </table:table-cell>
          <table:table-cell table:style-name="ce1" office:value-type="string" calcext:value-type="string">
            <text:p>088200</text:p>
          </table:table-cell>
          <table:table-cell table:style-name="ce1" office:value-type="string" calcext:value-type="string">
            <text:p>674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0534" calcext:value-type="float">
            <text:p>40,660534000000000</text:p>
          </table:table-cell>
          <table:table-cell office:value-type="float" office:value="-73.925919" calcext:value-type="float">
            <text:p>-73,9259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8400</text:p>
          </table:table-cell>
          <table:table-cell table:style-name="ce1" office:value-type="string" calcext:value-type="string">
            <text:p>088400</text:p>
          </table:table-cell>
          <table:table-cell table:style-name="ce1" office:value-type="string" calcext:value-type="string">
            <text:p>523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2314" calcext:value-type="float">
            <text:p>40,662314000000000</text:p>
          </table:table-cell>
          <table:table-cell office:value-type="float" office:value="-73.92461" calcext:value-type="float">
            <text:p>-73,9246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8600</text:p>
          </table:table-cell>
          <table:table-cell table:style-name="ce1" office:value-type="string" calcext:value-type="string">
            <text:p>088600</text:p>
          </table:table-cell>
          <table:table-cell table:style-name="ce1" office:value-type="string" calcext:value-type="string">
            <text:p>442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7706" calcext:value-type="float">
            <text:p>40,657706000000000</text:p>
          </table:table-cell>
          <table:table-cell office:value-type="float" office:value="-73.920508" calcext:value-type="float">
            <text:p>-73,9205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8800</text:p>
          </table:table-cell>
          <table:table-cell table:style-name="ce1" office:value-type="string" calcext:value-type="string">
            <text:p>088800</text:p>
          </table:table-cell>
          <table:table-cell table:style-name="ce1" office:value-type="string" calcext:value-type="string">
            <text:p>392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4263" calcext:value-type="float">
            <text:p>40,654263000000000</text:p>
          </table:table-cell>
          <table:table-cell office:value-type="float" office:value="-73.91799" calcext:value-type="float">
            <text:p>-73,9179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9000</text:p>
          </table:table-cell>
          <table:table-cell table:style-name="ce1" office:value-type="string" calcext:value-type="string">
            <text:p>089000</text:p>
          </table:table-cell>
          <table:table-cell table:style-name="ce1" office:value-type="string" calcext:value-type="string">
            <text:p>631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7676" calcext:value-type="float">
            <text:p>40,657676000000000</text:p>
          </table:table-cell>
          <table:table-cell office:value-type="float" office:value="-73.916427" calcext:value-type="float">
            <text:p>-73,9164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9200</text:p>
          </table:table-cell>
          <table:table-cell table:style-name="ce1" office:value-type="string" calcext:value-type="string">
            <text:p>089200</text:p>
          </table:table-cell>
          <table:table-cell table:style-name="ce1" office:value-type="string" calcext:value-type="string">
            <text:p>36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3041" calcext:value-type="float">
            <text:p>40,663041000000000</text:p>
          </table:table-cell>
          <table:table-cell office:value-type="float" office:value="-73.922009" calcext:value-type="float">
            <text:p>-73,9220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9400</text:p>
          </table:table-cell>
          <table:table-cell table:style-name="ce1" office:value-type="string" calcext:value-type="string">
            <text:p>089400</text:p>
          </table:table-cell>
          <table:table-cell table:style-name="ce1" office:value-type="string" calcext:value-type="string">
            <text:p>343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1317" calcext:value-type="float">
            <text:p>40,661317000000000</text:p>
          </table:table-cell>
          <table:table-cell office:value-type="float" office:value="-73.91626" calcext:value-type="float">
            <text:p>-73,9162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9600</text:p>
          </table:table-cell>
          <table:table-cell table:style-name="ce1" office:value-type="string" calcext:value-type="string">
            <text:p>089600</text:p>
          </table:table-cell>
          <table:table-cell table:style-name="ce1" office:value-type="string" calcext:value-type="string">
            <text:p>354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7929" calcext:value-type="float">
            <text:p>40,657929000000000</text:p>
          </table:table-cell>
          <table:table-cell office:value-type="float" office:value="-73.912442" calcext:value-type="float">
            <text:p>-73,9124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89800</text:p>
          </table:table-cell>
          <table:table-cell table:style-name="ce1" office:value-type="string" calcext:value-type="string">
            <text:p>089800</text:p>
          </table:table-cell>
          <table:table-cell table:style-name="ce1" office:value-type="string" calcext:value-type="string">
            <text:p>208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2676" calcext:value-type="float">
            <text:p>40,662676000000000</text:p>
          </table:table-cell>
          <table:table-cell office:value-type="float" office:value="-73.913872" calcext:value-type="float">
            <text:p>-73,9138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0000</text:p>
          </table:table-cell>
          <table:table-cell table:style-name="ce1" office:value-type="string" calcext:value-type="string">
            <text:p>090000</text:p>
          </table:table-cell>
          <table:table-cell table:style-name="ce1" office:value-type="string" calcext:value-type="string">
            <text:p>55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6186" calcext:value-type="float">
            <text:p>40,666186000000000</text:p>
          </table:table-cell>
          <table:table-cell office:value-type="float" office:value="-73.920193" calcext:value-type="float">
            <text:p>-73,9201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0200</text:p>
          </table:table-cell>
          <table:table-cell table:style-name="ce1" office:value-type="string" calcext:value-type="string">
            <text:p>090200</text:p>
          </table:table-cell>
          <table:table-cell table:style-name="ce1" office:value-type="string" calcext:value-type="string">
            <text:p>34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7606" calcext:value-type="float">
            <text:p>40,667606000000000</text:p>
          </table:table-cell>
          <table:table-cell office:value-type="float" office:value="-73.914999" calcext:value-type="float">
            <text:p>-73,9149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0600</text:p>
          </table:table-cell>
          <table:table-cell table:style-name="ce1" office:value-type="string" calcext:value-type="string">
            <text:p>090600</text:p>
          </table:table-cell>
          <table:table-cell table:style-name="ce1" office:value-type="string" calcext:value-type="string">
            <text:p>458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0115" calcext:value-type="float">
            <text:p>40,670115000000000</text:p>
          </table:table-cell>
          <table:table-cell office:value-type="float" office:value="-73.909007" calcext:value-type="float">
            <text:p>-73,9090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0800</text:p>
          </table:table-cell>
          <table:table-cell table:style-name="ce1" office:value-type="string" calcext:value-type="string">
            <text:p>090800</text:p>
          </table:table-cell>
          <table:table-cell table:style-name="ce1" office:value-type="string" calcext:value-type="string">
            <text:p>399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0985" calcext:value-type="float">
            <text:p>40,670985000000000</text:p>
          </table:table-cell>
          <table:table-cell office:value-type="float" office:value="-73.905134" calcext:value-type="float">
            <text:p>-73,9051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1000</text:p>
          </table:table-cell>
          <table:table-cell table:style-name="ce1" office:value-type="string" calcext:value-type="string">
            <text:p>091000</text:p>
          </table:table-cell>
          <table:table-cell table:style-name="ce1" office:value-type="string" calcext:value-type="string">
            <text:p>561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5715" calcext:value-type="float">
            <text:p>40,665715000000000</text:p>
          </table:table-cell>
          <table:table-cell office:value-type="float" office:value="-73.904159" calcext:value-type="float">
            <text:p>-73,9041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1200</text:p>
          </table:table-cell>
          <table:table-cell table:style-name="ce1" office:value-type="string" calcext:value-type="string">
            <text:p>091200</text:p>
          </table:table-cell>
          <table:table-cell table:style-name="ce1" office:value-type="string" calcext:value-type="string">
            <text:p>681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4884" calcext:value-type="float">
            <text:p>40,664884000000000</text:p>
          </table:table-cell>
          <table:table-cell office:value-type="float" office:value="-73.907479" calcext:value-type="float">
            <text:p>-73,9074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1600</text:p>
          </table:table-cell>
          <table:table-cell table:style-name="ce1" office:value-type="string" calcext:value-type="string">
            <text:p>091600</text:p>
          </table:table-cell>
          <table:table-cell table:style-name="ce1" office:value-type="string" calcext:value-type="string">
            <text:p>432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9088" calcext:value-type="float">
            <text:p>40,659088000000000</text:p>
          </table:table-cell>
          <table:table-cell office:value-type="float" office:value="-73.909354" calcext:value-type="float">
            <text:p>-73,9093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1800</text:p>
          </table:table-cell>
          <table:table-cell table:style-name="ce1" office:value-type="string" calcext:value-type="string">
            <text:p>091800</text:p>
          </table:table-cell>
          <table:table-cell table:style-name="ce1" office:value-type="string" calcext:value-type="string">
            <text:p>280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1821" calcext:value-type="float">
            <text:p>40,661821000000000</text:p>
          </table:table-cell>
          <table:table-cell office:value-type="float" office:value="-73.90539" calcext:value-type="float">
            <text:p>-73,9053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2000</text:p>
          </table:table-cell>
          <table:table-cell table:style-name="ce1" office:value-type="string" calcext:value-type="string">
            <text:p>092000</text:p>
          </table:table-cell>
          <table:table-cell table:style-name="ce1" office:value-type="string" calcext:value-type="string">
            <text:p>315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8226" calcext:value-type="float">
            <text:p>40,658226000000000</text:p>
          </table:table-cell>
          <table:table-cell office:value-type="float" office:value="-73.904388" calcext:value-type="float">
            <text:p>-73,9043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2200</text:p>
          </table:table-cell>
          <table:table-cell table:style-name="ce1" office:value-type="string" calcext:value-type="string">
            <text:p>092200</text:p>
          </table:table-cell>
          <table:table-cell table:style-name="ce1" office:value-type="string" calcext:value-type="string">
            <text:p>269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5209" calcext:value-type="float">
            <text:p>40,655209000000000</text:p>
          </table:table-cell>
          <table:table-cell office:value-type="float" office:value="-73.907393" calcext:value-type="float">
            <text:p>-73,9073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2400</text:p>
          </table:table-cell>
          <table:table-cell table:style-name="ce1" office:value-type="string" calcext:value-type="string">
            <text:p>092400</text:p>
          </table:table-cell>
          <table:table-cell table:style-name="ce1" office:value-type="string" calcext:value-type="string">
            <text:p>265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5815" calcext:value-type="float">
            <text:p>40,665815000000000</text:p>
          </table:table-cell>
          <table:table-cell office:value-type="float" office:value="-73.911163" calcext:value-type="float">
            <text:p>-73,9111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2800</text:p>
          </table:table-cell>
          <table:table-cell table:style-name="ce1" office:value-type="string" calcext:value-type="string">
            <text:p>092800</text:p>
          </table:table-cell>
          <table:table-cell table:style-name="ce1" office:value-type="string" calcext:value-type="string">
            <text:p>265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2572" calcext:value-type="float">
            <text:p>40,652572000000000</text:p>
          </table:table-cell>
          <table:table-cell office:value-type="float" office:value="-73.911985" calcext:value-type="float">
            <text:p>-73,9119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3000</text:p>
          </table:table-cell>
          <table:table-cell table:style-name="ce1" office:value-type="string" calcext:value-type="string">
            <text:p>093000</text:p>
          </table:table-cell>
          <table:table-cell table:style-name="ce1" office:value-type="string" calcext:value-type="string">
            <text:p>254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9891" calcext:value-type="float">
            <text:p>40,649891000000000</text:p>
          </table:table-cell>
          <table:table-cell office:value-type="float" office:value="-73.915451" calcext:value-type="float">
            <text:p>-73,9154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3200</text:p>
          </table:table-cell>
          <table:table-cell table:style-name="ce1" office:value-type="string" calcext:value-type="string">
            <text:p>093200</text:p>
          </table:table-cell>
          <table:table-cell table:style-name="ce1" office:value-type="string" calcext:value-type="string">
            <text:p>114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8357" calcext:value-type="float">
            <text:p>40,638357000000000</text:p>
          </table:table-cell>
          <table:table-cell office:value-type="float" office:value="-73.931077" calcext:value-type="float">
            <text:p>-73,9310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3400</text:p>
          </table:table-cell>
          <table:table-cell table:style-name="ce1" office:value-type="string" calcext:value-type="string">
            <text:p>093400</text:p>
          </table:table-cell>
          <table:table-cell table:style-name="ce1" office:value-type="string" calcext:value-type="string">
            <text:p>240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9107" calcext:value-type="float">
            <text:p>40,649107000000000</text:p>
          </table:table-cell>
          <table:table-cell office:value-type="float" office:value="-73.919064" calcext:value-type="float">
            <text:p>-73,9190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3600</text:p>
          </table:table-cell>
          <table:table-cell table:style-name="ce1" office:value-type="string" calcext:value-type="string">
            <text:p>093600</text:p>
          </table:table-cell>
          <table:table-cell table:style-name="ce1" office:value-type="string" calcext:value-type="string">
            <text:p>162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9551" calcext:value-type="float">
            <text:p>40,649551000000000</text:p>
          </table:table-cell>
          <table:table-cell office:value-type="float" office:value="-73.921585" calcext:value-type="float">
            <text:p>-73,9215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3800</text:p>
          </table:table-cell>
          <table:table-cell table:style-name="ce1" office:value-type="string" calcext:value-type="string">
            <text:p>093800</text:p>
          </table:table-cell>
          <table:table-cell table:style-name="ce1" office:value-type="string" calcext:value-type="string">
            <text:p>237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0512" calcext:value-type="float">
            <text:p>40,650512000000000</text:p>
          </table:table-cell>
          <table:table-cell office:value-type="float" office:value="-73.924792" calcext:value-type="float">
            <text:p>-73,9247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4401</text:p>
          </table:table-cell>
          <table:table-cell table:style-name="ce1" office:value-type="string" calcext:value-type="string">
            <text:p>094401</text:p>
          </table:table-cell>
          <table:table-cell table:style-name="ce1" office:value-type="string" calcext:value-type="string">
            <text:p>320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8211" calcext:value-type="float">
            <text:p>40,638211000000000</text:p>
          </table:table-cell>
          <table:table-cell office:value-type="float" office:value="-73.922984" calcext:value-type="float">
            <text:p>-73,9229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4402</text:p>
          </table:table-cell>
          <table:table-cell table:style-name="ce1" office:value-type="string" calcext:value-type="string">
            <text:p>094402</text:p>
          </table:table-cell>
          <table:table-cell table:style-name="ce1" office:value-type="string" calcext:value-type="string">
            <text:p>288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5081" calcext:value-type="float">
            <text:p>40,635081000000000</text:p>
          </table:table-cell>
          <table:table-cell office:value-type="float" office:value="-73.92078" calcext:value-type="float">
            <text:p>-73,9207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4600</text:p>
          </table:table-cell>
          <table:table-cell table:style-name="ce1" office:value-type="string" calcext:value-type="string">
            <text:p>094600</text:p>
          </table:table-cell>
          <table:table-cell table:style-name="ce1" office:value-type="string" calcext:value-type="string">
            <text:p>183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5466" calcext:value-type="float">
            <text:p>40,645466000000000</text:p>
          </table:table-cell>
          <table:table-cell office:value-type="float" office:value="-73.924099" calcext:value-type="float">
            <text:p>-73,9240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5000</text:p>
          </table:table-cell>
          <table:table-cell table:style-name="ce1" office:value-type="string" calcext:value-type="string">
            <text:p>095000</text:p>
          </table:table-cell>
          <table:table-cell table:style-name="ce1" office:value-type="string" calcext:value-type="string">
            <text:p>290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7021" calcext:value-type="float">
            <text:p>40,637021000000000</text:p>
          </table:table-cell>
          <table:table-cell office:value-type="float" office:value="-73.916822" calcext:value-type="float">
            <text:p>-73,9168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5400</text:p>
          </table:table-cell>
          <table:table-cell table:style-name="ce1" office:value-type="string" calcext:value-type="string">
            <text:p>095400</text:p>
          </table:table-cell>
          <table:table-cell table:style-name="ce1" office:value-type="string" calcext:value-type="string">
            <text:p>460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8838" calcext:value-type="float">
            <text:p>40,638838000000000</text:p>
          </table:table-cell>
          <table:table-cell office:value-type="float" office:value="-73.914588" calcext:value-type="float">
            <text:p>-73,9145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5600</text:p>
          </table:table-cell>
          <table:table-cell table:style-name="ce1" office:value-type="string" calcext:value-type="string">
            <text:p>095600</text:p>
          </table:table-cell>
          <table:table-cell table:style-name="ce1" office:value-type="string" calcext:value-type="string">
            <text:p>404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5654" calcext:value-type="float">
            <text:p>40,635654000000000</text:p>
          </table:table-cell>
          <table:table-cell office:value-type="float" office:value="-73.910792" calcext:value-type="float">
            <text:p>-73,9107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5800</text:p>
          </table:table-cell>
          <table:table-cell table:style-name="ce1" office:value-type="string" calcext:value-type="string">
            <text:p>095800</text:p>
          </table:table-cell>
          <table:table-cell table:style-name="ce1" office:value-type="string" calcext:value-type="string">
            <text:p>345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0862" calcext:value-type="float">
            <text:p>40,640862000000000</text:p>
          </table:table-cell>
          <table:table-cell office:value-type="float" office:value="-73.911841" calcext:value-type="float">
            <text:p>-73,9118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6000</text:p>
          </table:table-cell>
          <table:table-cell table:style-name="ce1" office:value-type="string" calcext:value-type="string">
            <text:p>096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5927" calcext:value-type="float">
            <text:p>40,645927000000000</text:p>
          </table:table-cell>
          <table:table-cell office:value-type="float" office:value="-73.914764" calcext:value-type="float">
            <text:p>-73,9147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6200</text:p>
          </table:table-cell>
          <table:table-cell table:style-name="ce1" office:value-type="string" calcext:value-type="string">
            <text:p>096200</text:p>
          </table:table-cell>
          <table:table-cell table:style-name="ce1" office:value-type="string" calcext:value-type="string">
            <text:p>171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487" calcext:value-type="float">
            <text:p>40,644870000000000</text:p>
          </table:table-cell>
          <table:table-cell office:value-type="float" office:value="-73.909978" calcext:value-type="float">
            <text:p>-73,9099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6400</text:p>
          </table:table-cell>
          <table:table-cell table:style-name="ce1" office:value-type="string" calcext:value-type="string">
            <text:p>096400</text:p>
          </table:table-cell>
          <table:table-cell table:style-name="ce1" office:value-type="string" calcext:value-type="string">
            <text:p>236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1957" calcext:value-type="float">
            <text:p>40,641957000000000</text:p>
          </table:table-cell>
          <table:table-cell office:value-type="float" office:value="-73.907454" calcext:value-type="float">
            <text:p>-73,9074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6600</text:p>
          </table:table-cell>
          <table:table-cell table:style-name="ce1" office:value-type="string" calcext:value-type="string">
            <text:p>096600</text:p>
          </table:table-cell>
          <table:table-cell table:style-name="ce1" office:value-type="string" calcext:value-type="string">
            <text:p>216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0152" calcext:value-type="float">
            <text:p>40,640152000000000</text:p>
          </table:table-cell>
          <table:table-cell office:value-type="float" office:value="-73.903734" calcext:value-type="float">
            <text:p>-73,9037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6800</text:p>
          </table:table-cell>
          <table:table-cell table:style-name="ce1" office:value-type="string" calcext:value-type="string">
            <text:p>096800</text:p>
          </table:table-cell>
          <table:table-cell table:style-name="ce1" office:value-type="string" calcext:value-type="string">
            <text:p>147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4327" calcext:value-type="float">
            <text:p>40,644327000000000</text:p>
          </table:table-cell>
          <table:table-cell office:value-type="float" office:value="-73.904272" calcext:value-type="float">
            <text:p>-73,9042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7000</text:p>
          </table:table-cell>
          <table:table-cell table:style-name="ce1" office:value-type="string" calcext:value-type="string">
            <text:p>097000</text:p>
          </table:table-cell>
          <table:table-cell table:style-name="ce1" office:value-type="string" calcext:value-type="string">
            <text:p>210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697" calcext:value-type="float">
            <text:p>40,646970000000000</text:p>
          </table:table-cell>
          <table:table-cell office:value-type="float" office:value="-73.907265" calcext:value-type="float">
            <text:p>-73,9072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7400</text:p>
          </table:table-cell>
          <table:table-cell table:style-name="ce1" office:value-type="string" calcext:value-type="string">
            <text:p>097400</text:p>
          </table:table-cell>
          <table:table-cell table:style-name="ce1" office:value-type="string" calcext:value-type="string">
            <text:p>272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76" calcext:value-type="float">
            <text:p>40,647600000000000</text:p>
          </table:table-cell>
          <table:table-cell office:value-type="float" office:value="-73.898816" calcext:value-type="float">
            <text:p>-73,89881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8200</text:p>
          </table:table-cell>
          <table:table-cell table:style-name="ce1" office:value-type="string" calcext:value-type="string">
            <text:p>098200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0508" calcext:value-type="float">
            <text:p>40,650508000000000</text:p>
          </table:table-cell>
          <table:table-cell office:value-type="float" office:value="-73.895135" calcext:value-type="float">
            <text:p>-73,8951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8400</text:p>
          </table:table-cell>
          <table:table-cell table:style-name="ce1" office:value-type="string" calcext:value-type="string">
            <text:p>098400</text:p>
          </table:table-cell>
          <table:table-cell table:style-name="ce1" office:value-type="string" calcext:value-type="string">
            <text:p>197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6413" calcext:value-type="float">
            <text:p>40,646413000000000</text:p>
          </table:table-cell>
          <table:table-cell office:value-type="float" office:value="-73.891722" calcext:value-type="float">
            <text:p>-73,8917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8600</text:p>
          </table:table-cell>
          <table:table-cell table:style-name="ce1" office:value-type="string" calcext:value-type="string">
            <text:p>098600</text:p>
          </table:table-cell>
          <table:table-cell table:style-name="ce1" office:value-type="string" calcext:value-type="string">
            <text:p>286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5016" calcext:value-type="float">
            <text:p>40,645016000000000</text:p>
          </table:table-cell>
          <table:table-cell office:value-type="float" office:value="-73.894532" calcext:value-type="float">
            <text:p>-73,8945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8800</text:p>
          </table:table-cell>
          <table:table-cell table:style-name="ce1" office:value-type="string" calcext:value-type="string">
            <text:p>098800</text:p>
          </table:table-cell>
          <table:table-cell table:style-name="ce1" office:value-type="string" calcext:value-type="string">
            <text:p>305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2893" calcext:value-type="float">
            <text:p>40,642893000000000</text:p>
          </table:table-cell>
          <table:table-cell office:value-type="float" office:value="-73.897546" calcext:value-type="float">
            <text:p>-73,8975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9000</text:p>
          </table:table-cell>
          <table:table-cell table:style-name="ce1" office:value-type="string" calcext:value-type="string">
            <text:p>099000</text:p>
          </table:table-cell>
          <table:table-cell table:style-name="ce1" office:value-type="string" calcext:value-type="string">
            <text:p>142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9058" calcext:value-type="float">
            <text:p>40,639058000000000</text:p>
          </table:table-cell>
          <table:table-cell office:value-type="float" office:value="-73.898681" calcext:value-type="float">
            <text:p>-73,8986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9200</text:p>
          </table:table-cell>
          <table:table-cell table:style-name="ce1" office:value-type="string" calcext:value-type="string">
            <text:p>099200</text:p>
          </table:table-cell>
          <table:table-cell table:style-name="ce1" office:value-type="string" calcext:value-type="string">
            <text:p>183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7512" calcext:value-type="float">
            <text:p>40,637512000000000</text:p>
          </table:table-cell>
          <table:table-cell office:value-type="float" office:value="-73.901276" calcext:value-type="float">
            <text:p>-73,9012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9400</text:p>
          </table:table-cell>
          <table:table-cell table:style-name="ce1" office:value-type="string" calcext:value-type="string">
            <text:p>099400</text:p>
          </table:table-cell>
          <table:table-cell table:style-name="ce1" office:value-type="string" calcext:value-type="string">
            <text:p>197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5238" calcext:value-type="float">
            <text:p>40,635238000000000</text:p>
          </table:table-cell>
          <table:table-cell office:value-type="float" office:value="-73.904671" calcext:value-type="float">
            <text:p>-73,9046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9600</text:p>
          </table:table-cell>
          <table:table-cell table:style-name="ce1" office:value-type="string" calcext:value-type="string">
            <text:p>099600</text:p>
          </table:table-cell>
          <table:table-cell table:style-name="ce1" office:value-type="string" calcext:value-type="string">
            <text:p>363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331" calcext:value-type="float">
            <text:p>40,633310000000000</text:p>
          </table:table-cell>
          <table:table-cell office:value-type="float" office:value="-73.907726" calcext:value-type="float">
            <text:p>-73,9077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099800</text:p>
          </table:table-cell>
          <table:table-cell table:style-name="ce1" office:value-type="string" calcext:value-type="string">
            <text:p>099800</text:p>
          </table:table-cell>
          <table:table-cell table:style-name="ce1" office:value-type="string" calcext:value-type="string">
            <text:p>378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9973" calcext:value-type="float">
            <text:p>40,629973000000000</text:p>
          </table:table-cell>
          <table:table-cell office:value-type="float" office:value="-73.906872" calcext:value-type="float">
            <text:p>-73,9068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0400</text:p>
          </table:table-cell>
          <table:table-cell table:style-name="ce1" office:value-type="string" calcext:value-type="string">
            <text:p>100400</text:p>
          </table:table-cell>
          <table:table-cell table:style-name="ce1" office:value-type="string" calcext:value-type="string">
            <text:p>256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0718" calcext:value-type="float">
            <text:p>40,630718000000000</text:p>
          </table:table-cell>
          <table:table-cell office:value-type="float" office:value="-73.903749" calcext:value-type="float">
            <text:p>-73,9037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0600</text:p>
          </table:table-cell>
          <table:table-cell table:style-name="ce1" office:value-type="string" calcext:value-type="string">
            <text:p>100600</text:p>
          </table:table-cell>
          <table:table-cell table:style-name="ce1" office:value-type="string" calcext:value-type="string">
            <text:p>248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2171" calcext:value-type="float">
            <text:p>40,632171000000000</text:p>
          </table:table-cell>
          <table:table-cell office:value-type="float" office:value="-73.900913" calcext:value-type="float">
            <text:p>-73,9009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0800</text:p>
          </table:table-cell>
          <table:table-cell table:style-name="ce1" office:value-type="string" calcext:value-type="string">
            <text:p>100800</text:p>
          </table:table-cell>
          <table:table-cell table:style-name="ce1" office:value-type="string" calcext:value-type="string">
            <text:p>212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4091" calcext:value-type="float">
            <text:p>40,634091000000000</text:p>
          </table:table-cell>
          <table:table-cell office:value-type="float" office:value="-73.898097" calcext:value-type="float">
            <text:p>-73,8980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1000</text:p>
          </table:table-cell>
          <table:table-cell table:style-name="ce1" office:value-type="string" calcext:value-type="string">
            <text:p>101000</text:p>
          </table:table-cell>
          <table:table-cell table:style-name="ce1" office:value-type="string" calcext:value-type="string">
            <text:p>231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5978" calcext:value-type="float">
            <text:p>40,635978000000000</text:p>
          </table:table-cell>
          <table:table-cell office:value-type="float" office:value="-73.895067" calcext:value-type="float">
            <text:p>-73,8950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1200</text:p>
          </table:table-cell>
          <table:table-cell table:style-name="ce1" office:value-type="string" calcext:value-type="string">
            <text:p>101200</text:p>
          </table:table-cell>
          <table:table-cell table:style-name="ce1" office:value-type="string" calcext:value-type="string">
            <text:p>193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9875" calcext:value-type="float">
            <text:p>40,639875000000000</text:p>
          </table:table-cell>
          <table:table-cell office:value-type="float" office:value="-73.893858" calcext:value-type="float">
            <text:p>-73,8938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1400</text:p>
          </table:table-cell>
          <table:table-cell table:style-name="ce1" office:value-type="string" calcext:value-type="string">
            <text:p>101400</text:p>
          </table:table-cell>
          <table:table-cell table:style-name="ce1" office:value-type="string" calcext:value-type="string">
            <text:p>216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1889" calcext:value-type="float">
            <text:p>40,641889000000000</text:p>
          </table:table-cell>
          <table:table-cell office:value-type="float" office:value="-73.890912" calcext:value-type="float">
            <text:p>-73,8909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1600</text:p>
          </table:table-cell>
          <table:table-cell table:style-name="ce1" office:value-type="string" calcext:value-type="string">
            <text:p>101600</text:p>
          </table:table-cell>
          <table:table-cell table:style-name="ce1" office:value-type="string" calcext:value-type="string">
            <text:p>146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3607" calcext:value-type="float">
            <text:p>40,643607000000000</text:p>
          </table:table-cell>
          <table:table-cell office:value-type="float" office:value="-73.88848" calcext:value-type="float">
            <text:p>-73,8884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1800</text:p>
          </table:table-cell>
          <table:table-cell table:style-name="ce1" office:value-type="string" calcext:value-type="string">
            <text:p>101800</text:p>
          </table:table-cell>
          <table:table-cell table:style-name="ce1" office:value-type="string" calcext:value-type="string">
            <text:p>18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1816" calcext:value-type="float">
            <text:p>40,641816000000000</text:p>
          </table:table-cell>
          <table:table-cell office:value-type="float" office:value="-73.885051" calcext:value-type="float">
            <text:p>-73,8850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2000</text:p>
          </table:table-cell>
          <table:table-cell table:style-name="ce1" office:value-type="string" calcext:value-type="string">
            <text:p>102000</text:p>
          </table:table-cell>
          <table:table-cell table:style-name="ce1" office:value-type="string" calcext:value-type="string">
            <text:p>192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7956" calcext:value-type="float">
            <text:p>40,637956000000000</text:p>
          </table:table-cell>
          <table:table-cell office:value-type="float" office:value="-73.886796" calcext:value-type="float">
            <text:p>-73,8867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2200</text:p>
          </table:table-cell>
          <table:table-cell table:style-name="ce1" office:value-type="string" calcext:value-type="string">
            <text:p>102200</text:p>
          </table:table-cell>
          <table:table-cell table:style-name="ce1" office:value-type="string" calcext:value-type="string">
            <text:p>207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6578" calcext:value-type="float">
            <text:p>40,636578000000000</text:p>
          </table:table-cell>
          <table:table-cell office:value-type="float" office:value="-73.889719" calcext:value-type="float">
            <text:p>-73,8897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2400</text:p>
          </table:table-cell>
          <table:table-cell table:style-name="ce1" office:value-type="string" calcext:value-type="string">
            <text:p>102400</text:p>
          </table:table-cell>
          <table:table-cell table:style-name="ce1" office:value-type="string" calcext:value-type="string">
            <text:p>212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2906" calcext:value-type="float">
            <text:p>40,632906000000000</text:p>
          </table:table-cell>
          <table:table-cell office:value-type="float" office:value="-73.893348" calcext:value-type="float">
            <text:p>-73,8933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2600</text:p>
          </table:table-cell>
          <table:table-cell table:style-name="ce1" office:value-type="string" calcext:value-type="string">
            <text:p>102600</text:p>
          </table:table-cell>
          <table:table-cell table:style-name="ce1" office:value-type="string" calcext:value-type="string">
            <text:p>277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29564" calcext:value-type="float">
            <text:p>40,629564000000000</text:p>
          </table:table-cell>
          <table:table-cell office:value-type="float" office:value="-73.898526" calcext:value-type="float">
            <text:p>-73,8985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2800</text:p>
          </table:table-cell>
          <table:table-cell table:style-name="ce1" office:value-type="string" calcext:value-type="string">
            <text:p>102800</text:p>
          </table:table-cell>
          <table:table-cell table:style-name="ce1" office:value-type="string" calcext:value-type="string">
            <text:p>157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0488" calcext:value-type="float">
            <text:p>40,630488000000000</text:p>
          </table:table-cell>
          <table:table-cell office:value-type="float" office:value="-73.889768" calcext:value-type="float">
            <text:p>-73,8897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3400</text:p>
          </table:table-cell>
          <table:table-cell table:style-name="ce1" office:value-type="string" calcext:value-type="string">
            <text:p>103400</text:p>
          </table:table-cell>
          <table:table-cell table:style-name="ce1" office:value-type="string" calcext:value-type="string">
            <text:p>391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33523" calcext:value-type="float">
            <text:p>40,633523000000000</text:p>
          </table:table-cell>
          <table:table-cell office:value-type="float" office:value="-73.886227" calcext:value-type="float">
            <text:p>-73,8862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5801</text:p>
          </table:table-cell>
          <table:table-cell table:style-name="ce1" office:value-type="string" calcext:value-type="string">
            <text:p>105801</text:p>
          </table:table-cell>
          <table:table-cell table:style-name="ce1" office:value-type="string" calcext:value-type="string">
            <text:p>692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004" calcext:value-type="float">
            <text:p>40,650040000000000</text:p>
          </table:table-cell>
          <table:table-cell office:value-type="float" office:value="-73.881296" calcext:value-type="float">
            <text:p>-73,8812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5804</text:p>
          </table:table-cell>
          <table:table-cell table:style-name="ce1" office:value-type="string" calcext:value-type="string">
            <text:p>105804</text:p>
          </table:table-cell>
          <table:table-cell table:style-name="ce1" office:value-type="string" calcext:value-type="string">
            <text:p>642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7569" calcext:value-type="float">
            <text:p>40,647569000000000</text:p>
          </table:table-cell>
          <table:table-cell office:value-type="float" office:value="-73.883802" calcext:value-type="float">
            <text:p>-73,8838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7000</text:p>
          </table:table-cell>
          <table:table-cell table:style-name="ce1" office:value-type="string" calcext:value-type="string">
            <text:p>107000</text:p>
          </table:table-cell>
          <table:table-cell table:style-name="ce1" office:value-type="string" calcext:value-type="string">
            <text:p>32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7254" calcext:value-type="float">
            <text:p>40,657254000000000</text:p>
          </table:table-cell>
          <table:table-cell office:value-type="float" office:value="-73.871267" calcext:value-type="float">
            <text:p>-73,8712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7800</text:p>
          </table:table-cell>
          <table:table-cell table:style-name="ce1" office:value-type="string" calcext:value-type="string">
            <text:p>107800</text:p>
          </table:table-cell>
          <table:table-cell table:style-name="ce1" office:value-type="string" calcext:value-type="string">
            <text:p>384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6843" calcext:value-type="float">
            <text:p>40,656843000000000</text:p>
          </table:table-cell>
          <table:table-cell office:value-type="float" office:value="-73.880063" calcext:value-type="float">
            <text:p>-73,8800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09800</text:p>
          </table:table-cell>
          <table:table-cell table:style-name="ce1" office:value-type="string" calcext:value-type="string">
            <text:p>109800</text:p>
          </table:table-cell>
          <table:table-cell table:style-name="ce1" office:value-type="string" calcext:value-type="string">
            <text:p>191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3922" calcext:value-type="float">
            <text:p>40,653922000000000</text:p>
          </table:table-cell>
          <table:table-cell office:value-type="float" office:value="-73.89964" calcext:value-type="float">
            <text:p>-73,8996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0400</text:p>
          </table:table-cell>
          <table:table-cell table:style-name="ce1" office:value-type="string" calcext:value-type="string">
            <text:p>110400</text:p>
          </table:table-cell>
          <table:table-cell table:style-name="ce1" office:value-type="string" calcext:value-type="string">
            <text:p>435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9431" calcext:value-type="float">
            <text:p>40,659431000000000</text:p>
          </table:table-cell>
          <table:table-cell office:value-type="float" office:value="-73.888513" calcext:value-type="float">
            <text:p>-73,8885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0600</text:p>
          </table:table-cell>
          <table:table-cell table:style-name="ce1" office:value-type="string" calcext:value-type="string">
            <text:p>110600</text:p>
          </table:table-cell>
          <table:table-cell table:style-name="ce1" office:value-type="string" calcext:value-type="string">
            <text:p>431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708" calcext:value-type="float">
            <text:p>40,657080000000000</text:p>
          </table:table-cell>
          <table:table-cell office:value-type="float" office:value="-73.884647" calcext:value-type="float">
            <text:p>-73,8846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1000</text:p>
          </table:table-cell>
          <table:table-cell table:style-name="ce1" office:value-type="string" calcext:value-type="string">
            <text:p>111000</text:p>
          </table:table-cell>
          <table:table-cell table:style-name="ce1" office:value-type="string" calcext:value-type="string">
            <text:p>321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0584" calcext:value-type="float">
            <text:p>40,660584000000000</text:p>
          </table:table-cell>
          <table:table-cell office:value-type="float" office:value="-73.881375" calcext:value-type="float">
            <text:p>-73,8813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1600</text:p>
          </table:table-cell>
          <table:table-cell table:style-name="ce1" office:value-type="string" calcext:value-type="string">
            <text:p>111600</text:p>
          </table:table-cell>
          <table:table-cell table:style-name="ce1" office:value-type="string" calcext:value-type="string">
            <text:p>348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4286" calcext:value-type="float">
            <text:p>40,664286000000000</text:p>
          </table:table-cell>
          <table:table-cell office:value-type="float" office:value="-73.877046" calcext:value-type="float">
            <text:p>-73,8770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1800</text:p>
          </table:table-cell>
          <table:table-cell table:style-name="ce1" office:value-type="string" calcext:value-type="string">
            <text:p>111800</text:p>
          </table:table-cell>
          <table:table-cell table:style-name="ce1" office:value-type="string" calcext:value-type="string">
            <text:p>305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8632" calcext:value-type="float">
            <text:p>40,668632000000000</text:p>
          </table:table-cell>
          <table:table-cell office:value-type="float" office:value="-73.876223" calcext:value-type="float">
            <text:p>-73,8762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2000</text:p>
          </table:table-cell>
          <table:table-cell table:style-name="ce1" office:value-type="string" calcext:value-type="string">
            <text:p>112000</text:p>
          </table:table-cell>
          <table:table-cell table:style-name="ce1" office:value-type="string" calcext:value-type="string">
            <text:p>315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6658" calcext:value-type="float">
            <text:p>40,666658000000000</text:p>
          </table:table-cell>
          <table:table-cell office:value-type="float" office:value="-73.880568" calcext:value-type="float">
            <text:p>-73,8805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2200</text:p>
          </table:table-cell>
          <table:table-cell table:style-name="ce1" office:value-type="string" calcext:value-type="string">
            <text:p>112200</text:p>
          </table:table-cell>
          <table:table-cell table:style-name="ce1" office:value-type="string" calcext:value-type="string">
            <text:p>337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3598" calcext:value-type="float">
            <text:p>40,663598000000000</text:p>
          </table:table-cell>
          <table:table-cell office:value-type="float" office:value="-73.886131" calcext:value-type="float">
            <text:p>-73,8861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2400</text:p>
          </table:table-cell>
          <table:table-cell table:style-name="ce1" office:value-type="string" calcext:value-type="string">
            <text:p>112400</text:p>
          </table:table-cell>
          <table:table-cell table:style-name="ce1" office:value-type="string" calcext:value-type="string">
            <text:p>341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5905" calcext:value-type="float">
            <text:p>40,665905000000000</text:p>
          </table:table-cell>
          <table:table-cell office:value-type="float" office:value="-73.887568" calcext:value-type="float">
            <text:p>-73,8875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2600</text:p>
          </table:table-cell>
          <table:table-cell table:style-name="ce1" office:value-type="string" calcext:value-type="string">
            <text:p>112600</text:p>
          </table:table-cell>
          <table:table-cell table:style-name="ce1" office:value-type="string" calcext:value-type="string">
            <text:p>378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489" calcext:value-type="float">
            <text:p>40,664890000000000</text:p>
          </table:table-cell>
          <table:table-cell office:value-type="float" office:value="-73.892914" calcext:value-type="float">
            <text:p>-73,8929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2800</text:p>
          </table:table-cell>
          <table:table-cell table:style-name="ce1" office:value-type="string" calcext:value-type="string">
            <text:p>112800</text:p>
          </table:table-cell>
          <table:table-cell table:style-name="ce1" office:value-type="string" calcext:value-type="string">
            <text:p>382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1677" calcext:value-type="float">
            <text:p>40,661677000000000</text:p>
          </table:table-cell>
          <table:table-cell office:value-type="float" office:value="-73.892093" calcext:value-type="float">
            <text:p>-73,8920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3000</text:p>
          </table:table-cell>
          <table:table-cell table:style-name="ce1" office:value-type="string" calcext:value-type="string">
            <text:p>113000</text:p>
          </table:table-cell>
          <table:table-cell table:style-name="ce1" office:value-type="string" calcext:value-type="string">
            <text:p>389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2294" calcext:value-type="float">
            <text:p>40,662294000000000</text:p>
          </table:table-cell>
          <table:table-cell office:value-type="float" office:value="-73.89658" calcext:value-type="float">
            <text:p>-73,8965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3200</text:p>
          </table:table-cell>
          <table:table-cell table:style-name="ce1" office:value-type="string" calcext:value-type="string">
            <text:p>113200</text:p>
          </table:table-cell>
          <table:table-cell table:style-name="ce1" office:value-type="string" calcext:value-type="string">
            <text:p>193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0723" calcext:value-type="float">
            <text:p>40,660723000000000</text:p>
          </table:table-cell>
          <table:table-cell office:value-type="float" office:value="-73.898327" calcext:value-type="float">
            <text:p>-73,8983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3400</text:p>
          </table:table-cell>
          <table:table-cell table:style-name="ce1" office:value-type="string" calcext:value-type="string">
            <text:p>113400</text:p>
          </table:table-cell>
          <table:table-cell table:style-name="ce1" office:value-type="string" calcext:value-type="string">
            <text:p>283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7024" calcext:value-type="float">
            <text:p>40,667024000000000</text:p>
          </table:table-cell>
          <table:table-cell office:value-type="float" office:value="-73.899256" calcext:value-type="float">
            <text:p>-73,8992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4201</text:p>
          </table:table-cell>
          <table:table-cell table:style-name="ce1" office:value-type="string" calcext:value-type="string">
            <text:p>114201</text:p>
          </table:table-cell>
          <table:table-cell table:style-name="ce1" office:value-type="string" calcext:value-type="string">
            <text:p>157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1414" calcext:value-type="float">
            <text:p>40,681414000000000</text:p>
          </table:table-cell>
          <table:table-cell office:value-type="float" office:value="-73.895102" calcext:value-type="float">
            <text:p>-73,8951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4202</text:p>
          </table:table-cell>
          <table:table-cell table:style-name="ce1" office:value-type="string" calcext:value-type="string">
            <text:p>114202</text:p>
          </table:table-cell>
          <table:table-cell table:style-name="ce1" office:value-type="string" calcext:value-type="string">
            <text:p>276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2123" calcext:value-type="float">
            <text:p>40,682123000000000</text:p>
          </table:table-cell>
          <table:table-cell office:value-type="float" office:value="-73.89141" calcext:value-type="float">
            <text:p>-73,8914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4400</text:p>
          </table:table-cell>
          <table:table-cell table:style-name="ce1" office:value-type="string" calcext:value-type="string">
            <text:p>114400</text:p>
          </table:table-cell>
          <table:table-cell table:style-name="ce1" office:value-type="string" calcext:value-type="string">
            <text:p>240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2869" calcext:value-type="float">
            <text:p>40,672869000000000</text:p>
          </table:table-cell>
          <table:table-cell office:value-type="float" office:value="-73.896287" calcext:value-type="float">
            <text:p>-73,8962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4600</text:p>
          </table:table-cell>
          <table:table-cell table:style-name="ce1" office:value-type="string" calcext:value-type="string">
            <text:p>114600</text:p>
          </table:table-cell>
          <table:table-cell table:style-name="ce1" office:value-type="string" calcext:value-type="string">
            <text:p>299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9287" calcext:value-type="float">
            <text:p>40,679287000000000</text:p>
          </table:table-cell>
          <table:table-cell office:value-type="float" office:value="-73.892103" calcext:value-type="float">
            <text:p>-73,8921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5000</text:p>
          </table:table-cell>
          <table:table-cell table:style-name="ce1" office:value-type="string" calcext:value-type="string">
            <text:p>115000</text:p>
          </table:table-cell>
          <table:table-cell table:style-name="ce1" office:value-type="string" calcext:value-type="string">
            <text:p>259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3941" calcext:value-type="float">
            <text:p>40,673941000000000</text:p>
          </table:table-cell>
          <table:table-cell office:value-type="float" office:value="-73.886474" calcext:value-type="float">
            <text:p>-73,8864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5200</text:p>
          </table:table-cell>
          <table:table-cell table:style-name="ce1" office:value-type="string" calcext:value-type="string">
            <text:p>115200</text:p>
          </table:table-cell>
          <table:table-cell table:style-name="ce1" office:value-type="string" calcext:value-type="string">
            <text:p>309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305" calcext:value-type="float">
            <text:p>40,673050000000000</text:p>
          </table:table-cell>
          <table:table-cell office:value-type="float" office:value="-73.891041" calcext:value-type="float">
            <text:p>-73,8910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5600</text:p>
          </table:table-cell>
          <table:table-cell table:style-name="ce1" office:value-type="string" calcext:value-type="string">
            <text:p>115600</text:p>
          </table:table-cell>
          <table:table-cell table:style-name="ce1" office:value-type="string" calcext:value-type="string">
            <text:p>431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8125" calcext:value-type="float">
            <text:p>40,668125000000000</text:p>
          </table:table-cell>
          <table:table-cell office:value-type="float" office:value="-73.896023" calcext:value-type="float">
            <text:p>-73,8960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5800</text:p>
          </table:table-cell>
          <table:table-cell table:style-name="ce1" office:value-type="string" calcext:value-type="string">
            <text:p>115800</text:p>
          </table:table-cell>
          <table:table-cell table:style-name="ce1" office:value-type="string" calcext:value-type="string">
            <text:p>298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8929" calcext:value-type="float">
            <text:p>40,668929000000000</text:p>
          </table:table-cell>
          <table:table-cell office:value-type="float" office:value="-73.892155" calcext:value-type="float">
            <text:p>-73,8921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6000</text:p>
          </table:table-cell>
          <table:table-cell table:style-name="ce1" office:value-type="string" calcext:value-type="string">
            <text:p>116000</text:p>
          </table:table-cell>
          <table:table-cell table:style-name="ce1" office:value-type="string" calcext:value-type="string">
            <text:p>254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9306" calcext:value-type="float">
            <text:p>40,669306000000000</text:p>
          </table:table-cell>
          <table:table-cell office:value-type="float" office:value="-73.888742" calcext:value-type="float">
            <text:p>-73,8887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6200</text:p>
          </table:table-cell>
          <table:table-cell table:style-name="ce1" office:value-type="string" calcext:value-type="string">
            <text:p>116200</text:p>
          </table:table-cell>
          <table:table-cell table:style-name="ce1" office:value-type="string" calcext:value-type="string">
            <text:p>215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0011" calcext:value-type="float">
            <text:p>40,670011000000000</text:p>
          </table:table-cell>
          <table:table-cell office:value-type="float" office:value="-73.885017" calcext:value-type="float">
            <text:p>-73,8850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6400</text:p>
          </table:table-cell>
          <table:table-cell table:style-name="ce1" office:value-type="string" calcext:value-type="string">
            <text:p>116400</text:p>
          </table:table-cell>
          <table:table-cell table:style-name="ce1" office:value-type="string" calcext:value-type="string">
            <text:p>292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0614" calcext:value-type="float">
            <text:p>40,670614000000000</text:p>
          </table:table-cell>
          <table:table-cell office:value-type="float" office:value="-73.881326" calcext:value-type="float">
            <text:p>-73,8813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6600</text:p>
          </table:table-cell>
          <table:table-cell table:style-name="ce1" office:value-type="string" calcext:value-type="string">
            <text:p>116600</text:p>
          </table:table-cell>
          <table:table-cell table:style-name="ce1" office:value-type="string" calcext:value-type="string">
            <text:p>290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4467" calcext:value-type="float">
            <text:p>40,674467000000000</text:p>
          </table:table-cell>
          <table:table-cell office:value-type="float" office:value="-73.882244" calcext:value-type="float">
            <text:p>-73,8822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6800</text:p>
          </table:table-cell>
          <table:table-cell table:style-name="ce1" office:value-type="string" calcext:value-type="string">
            <text:p>116800</text:p>
          </table:table-cell>
          <table:table-cell table:style-name="ce1" office:value-type="string" calcext:value-type="string">
            <text:p>205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9174" calcext:value-type="float">
            <text:p>40,679174000000000</text:p>
          </table:table-cell>
          <table:table-cell office:value-type="float" office:value="-73.882674" calcext:value-type="float">
            <text:p>-73,8826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7000</text:p>
          </table:table-cell>
          <table:table-cell table:style-name="ce1" office:value-type="string" calcext:value-type="string">
            <text:p>117000</text:p>
          </table:table-cell>
          <table:table-cell table:style-name="ce1" office:value-type="string" calcext:value-type="string">
            <text:p>188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8031" calcext:value-type="float">
            <text:p>40,678031000000000</text:p>
          </table:table-cell>
          <table:table-cell office:value-type="float" office:value="-73.886657" calcext:value-type="float">
            <text:p>-73,8866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7201</text:p>
          </table:table-cell>
          <table:table-cell table:style-name="ce1" office:value-type="string" calcext:value-type="string">
            <text:p>117201</text:p>
          </table:table-cell>
          <table:table-cell table:style-name="ce1" office:value-type="string" calcext:value-type="string">
            <text:p>271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0864" calcext:value-type="float">
            <text:p>40,680864000000000</text:p>
          </table:table-cell>
          <table:table-cell office:value-type="float" office:value="-73.887376" calcext:value-type="float">
            <text:p>-73,8873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7202</text:p>
          </table:table-cell>
          <table:table-cell table:style-name="ce1" office:value-type="string" calcext:value-type="string">
            <text:p>117202</text:p>
          </table:table-cell>
          <table:table-cell table:style-name="ce1" office:value-type="string" calcext:value-type="string">
            <text:p>390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2723" calcext:value-type="float">
            <text:p>40,682723000000000</text:p>
          </table:table-cell>
          <table:table-cell office:value-type="float" office:value="-73.883773" calcext:value-type="float">
            <text:p>-73,8837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7400</text:p>
          </table:table-cell>
          <table:table-cell table:style-name="ce1" office:value-type="string" calcext:value-type="string">
            <text:p>117400</text:p>
          </table:table-cell>
          <table:table-cell table:style-name="ce1" office:value-type="string" calcext:value-type="string">
            <text:p>432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2976" calcext:value-type="float">
            <text:p>40,682976000000000</text:p>
          </table:table-cell>
          <table:table-cell office:value-type="float" office:value="-73.8799" calcext:value-type="float">
            <text:p>-73,8799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7601</text:p>
          </table:table-cell>
          <table:table-cell table:style-name="ce1" office:value-type="string" calcext:value-type="string">
            <text:p>117601</text:p>
          </table:table-cell>
          <table:table-cell table:style-name="ce1" office:value-type="string" calcext:value-type="string">
            <text:p>275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4489" calcext:value-type="float">
            <text:p>40,684489000000000</text:p>
          </table:table-cell>
          <table:table-cell office:value-type="float" office:value="-73.876822" calcext:value-type="float">
            <text:p>-73,8768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7602</text:p>
          </table:table-cell>
          <table:table-cell table:style-name="ce1" office:value-type="string" calcext:value-type="string">
            <text:p>117602</text:p>
          </table:table-cell>
          <table:table-cell table:style-name="ce1" office:value-type="string" calcext:value-type="string">
            <text:p>331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5996" calcext:value-type="float">
            <text:p>40,685996000000000</text:p>
          </table:table-cell>
          <table:table-cell office:value-type="float" office:value="-73.874404" calcext:value-type="float">
            <text:p>-73,87440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7800</text:p>
          </table:table-cell>
          <table:table-cell table:style-name="ce1" office:value-type="string" calcext:value-type="string">
            <text:p>117800</text:p>
          </table:table-cell>
          <table:table-cell table:style-name="ce1" office:value-type="string" calcext:value-type="string">
            <text:p>171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1756" calcext:value-type="float">
            <text:p>40,681756000000000</text:p>
          </table:table-cell>
          <table:table-cell office:value-type="float" office:value="-73.873374" calcext:value-type="float">
            <text:p>-73,8733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8000</text:p>
          </table:table-cell>
          <table:table-cell table:style-name="ce1" office:value-type="string" calcext:value-type="string">
            <text:p>11800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6885" calcext:value-type="float">
            <text:p>40,686885000000000</text:p>
          </table:table-cell>
          <table:table-cell office:value-type="float" office:value="-73.882678" calcext:value-type="float">
            <text:p>-73,8826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8201</text:p>
          </table:table-cell>
          <table:table-cell table:style-name="ce1" office:value-type="string" calcext:value-type="string">
            <text:p>118201</text:p>
          </table:table-cell>
          <table:table-cell table:style-name="ce1" office:value-type="string" calcext:value-type="string">
            <text:p>3002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7667" calcext:value-type="float">
            <text:p>40,687667000000000</text:p>
          </table:table-cell>
          <table:table-cell office:value-type="float" office:value="-73.87179" calcext:value-type="float">
            <text:p>-73,8717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8202</text:p>
          </table:table-cell>
          <table:table-cell table:style-name="ce1" office:value-type="string" calcext:value-type="string">
            <text:p>118202</text:p>
          </table:table-cell>
          <table:table-cell table:style-name="ce1" office:value-type="string" calcext:value-type="string">
            <text:p>308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8717" calcext:value-type="float">
            <text:p>40,688717000000000</text:p>
          </table:table-cell>
          <table:table-cell office:value-type="float" office:value="-73.869041" calcext:value-type="float">
            <text:p>-73,8690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8400</text:p>
          </table:table-cell>
          <table:table-cell table:style-name="ce1" office:value-type="string" calcext:value-type="string">
            <text:p>118400</text:p>
          </table:table-cell>
          <table:table-cell table:style-name="ce1" office:value-type="string" calcext:value-type="string">
            <text:p>542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4345" calcext:value-type="float">
            <text:p>40,684345000000000</text:p>
          </table:table-cell>
          <table:table-cell office:value-type="float" office:value="-73.869533" calcext:value-type="float">
            <text:p>-73,8695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8600</text:p>
          </table:table-cell>
          <table:table-cell table:style-name="ce1" office:value-type="string" calcext:value-type="string">
            <text:p>118600</text:p>
          </table:table-cell>
          <table:table-cell table:style-name="ce1" office:value-type="string" calcext:value-type="string">
            <text:p>2969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81417" calcext:value-type="float">
            <text:p>40,681417000000000</text:p>
          </table:table-cell>
          <table:table-cell office:value-type="float" office:value="-73.867807" calcext:value-type="float">
            <text:p>-73,8678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8800</text:p>
          </table:table-cell>
          <table:table-cell table:style-name="ce1" office:value-type="string" calcext:value-type="string">
            <text:p>118800</text:p>
          </table:table-cell>
          <table:table-cell table:style-name="ce1" office:value-type="string" calcext:value-type="string">
            <text:p>46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9168" calcext:value-type="float">
            <text:p>40,679168000000000</text:p>
          </table:table-cell>
          <table:table-cell office:value-type="float" office:value="-73.866275" calcext:value-type="float">
            <text:p>-73,8662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9000</text:p>
          </table:table-cell>
          <table:table-cell table:style-name="ce1" office:value-type="string" calcext:value-type="string">
            <text:p>119000</text:p>
          </table:table-cell>
          <table:table-cell table:style-name="ce1" office:value-type="string" calcext:value-type="string">
            <text:p>212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9267" calcext:value-type="float">
            <text:p>40,679267000000000</text:p>
          </table:table-cell>
          <table:table-cell office:value-type="float" office:value="-73.871064" calcext:value-type="float">
            <text:p>-73,8710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9200</text:p>
          </table:table-cell>
          <table:table-cell table:style-name="ce1" office:value-type="string" calcext:value-type="string">
            <text:p>119200</text:p>
          </table:table-cell>
          <table:table-cell table:style-name="ce1" office:value-type="string" calcext:value-type="string">
            <text:p>301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6759" calcext:value-type="float">
            <text:p>40,676759000000000</text:p>
          </table:table-cell>
          <table:table-cell office:value-type="float" office:value="-73.877704" calcext:value-type="float">
            <text:p>-73,87770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9400</text:p>
          </table:table-cell>
          <table:table-cell table:style-name="ce1" office:value-type="string" calcext:value-type="string">
            <text:p>119400</text:p>
          </table:table-cell>
          <table:table-cell table:style-name="ce1" office:value-type="string" calcext:value-type="string">
            <text:p>3914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2548" calcext:value-type="float">
            <text:p>40,672548000000000</text:p>
          </table:table-cell>
          <table:table-cell office:value-type="float" office:value="-73.87683" calcext:value-type="float">
            <text:p>-73,8768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9600</text:p>
          </table:table-cell>
          <table:table-cell table:style-name="ce1" office:value-type="string" calcext:value-type="string">
            <text:p>119600</text:p>
          </table:table-cell>
          <table:table-cell table:style-name="ce1" office:value-type="string" calcext:value-type="string">
            <text:p>5403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521" calcext:value-type="float">
            <text:p>40,675210000000000</text:p>
          </table:table-cell>
          <table:table-cell office:value-type="float" office:value="-73.872627" calcext:value-type="float">
            <text:p>-73,8726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19800</text:p>
          </table:table-cell>
          <table:table-cell table:style-name="ce1" office:value-type="string" calcext:value-type="string">
            <text:p>119800</text:p>
          </table:table-cell>
          <table:table-cell table:style-name="ce1" office:value-type="string" calcext:value-type="string">
            <text:p>3426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663" calcext:value-type="float">
            <text:p>40,676630000000000</text:p>
          </table:table-cell>
          <table:table-cell office:value-type="float" office:value="-73.893807" calcext:value-type="float">
            <text:p>-73,8938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20000</text:p>
          </table:table-cell>
          <table:table-cell table:style-name="ce1" office:value-type="string" calcext:value-type="string">
            <text:p>120000</text:p>
          </table:table-cell>
          <table:table-cell table:style-name="ce1" office:value-type="string" calcext:value-type="string">
            <text:p>214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4734" calcext:value-type="float">
            <text:p>40,674734000000000</text:p>
          </table:table-cell>
          <table:table-cell office:value-type="float" office:value="-73.867805" calcext:value-type="float">
            <text:p>-73,86780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20200</text:p>
          </table:table-cell>
          <table:table-cell table:style-name="ce1" office:value-type="string" calcext:value-type="string">
            <text:p>120200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6818" calcext:value-type="float">
            <text:p>40,676818000000000</text:p>
          </table:table-cell>
          <table:table-cell office:value-type="float" office:value="-73.864457" calcext:value-type="float">
            <text:p>-73,8644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20800</text:p>
          </table:table-cell>
          <table:table-cell table:style-name="ce1" office:value-type="string" calcext:value-type="string">
            <text:p>120800</text:p>
          </table:table-cell>
          <table:table-cell table:style-name="ce1" office:value-type="string" calcext:value-type="string">
            <text:p>893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71461" calcext:value-type="float">
            <text:p>40,671461000000000</text:p>
          </table:table-cell>
          <table:table-cell office:value-type="float" office:value="-73.86582" calcext:value-type="float">
            <text:p>-73,8658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21000</text:p>
          </table:table-cell>
          <table:table-cell table:style-name="ce1" office:value-type="string" calcext:value-type="string">
            <text:p>121000</text:p>
          </table:table-cell>
          <table:table-cell table:style-name="ce1" office:value-type="string" calcext:value-type="string">
            <text:p>403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9867" calcext:value-type="float">
            <text:p>40,669867000000000</text:p>
          </table:table-cell>
          <table:table-cell office:value-type="float" office:value="-73.872169" calcext:value-type="float">
            <text:p>-73,8721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21400</text:p>
          </table:table-cell>
          <table:table-cell table:style-name="ce1" office:value-type="string" calcext:value-type="string">
            <text:p>121400</text:p>
          </table:table-cell>
          <table:table-cell table:style-name="ce1" office:value-type="string" calcext:value-type="string">
            <text:p>4351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7498" calcext:value-type="float">
            <text:p>40,667498000000000</text:p>
          </table:table-cell>
          <table:table-cell office:value-type="float" office:value="-73.865297" calcext:value-type="float">
            <text:p>-73,8652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22000</text:p>
          </table:table-cell>
          <table:table-cell table:style-name="ce1" office:value-type="string" calcext:value-type="string">
            <text:p>122000</text:p>
          </table:table-cell>
          <table:table-cell table:style-name="ce1" office:value-type="string" calcext:value-type="string">
            <text:p>5495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6553" calcext:value-type="float">
            <text:p>40,665530000000000</text:p>
          </table:table-cell>
          <table:table-cell office:value-type="float" office:value="-73.863245" calcext:value-type="float">
            <text:p>-73,8632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23700</text:p>
          </table:table-cell>
          <table:table-cell table:style-name="ce1" office:value-type="string" calcext:value-type="string">
            <text:p>123700</text:p>
          </table:table-cell>
          <table:table-cell table:style-name="ce1" office:value-type="string" calcext:value-type="string">
            <text:p>6008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96257" calcext:value-type="float">
            <text:p>40,696257000000000</text:p>
          </table:table-cell>
          <table:table-cell office:value-type="float" office:value="-73.957284" calcext:value-type="float">
            <text:p>-73,9572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50200</text:p>
          </table:table-cell>
          <table:table-cell table:style-name="ce1" office:value-type="string" calcext:value-type="string">
            <text:p>150200</text:p>
          </table:table-cell>
          <table:table-cell table:style-name="ce1" office:value-type="string" calcext:value-type="string">
            <text:p>2540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53383" calcext:value-type="float">
            <text:p>40,653383000000000</text:p>
          </table:table-cell>
          <table:table-cell office:value-type="float" office:value="-73.980533" calcext:value-type="float">
            <text:p>-73,9805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47152200</text:p>
          </table:table-cell>
          <table:table-cell table:style-name="ce1" office:value-type="string" calcext:value-type="string">
            <text:p>152200</text:p>
          </table:table-cell>
          <table:table-cell table:style-name="ce1" office:value-type="string" calcext:value-type="string">
            <text:p>3317</text:p>
          </table:table-cell>
          <table:table-cell table:style-name="ce1" office:value-type="string" calcext:value-type="string">
            <text:p>36047</text:p>
          </table:table-cell>
          <table:table-cell office:value-type="float" office:value="40.643413" calcext:value-type="float">
            <text:p>40,643413000000000</text:p>
          </table:table-cell>
          <table:table-cell office:value-type="float" office:value="-73.967633" calcext:value-type="float">
            <text:p>-73,9676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0100</text:p>
          </table:table-cell>
          <table:table-cell table:style-name="ce1" office:value-type="string" calcext:value-type="string">
            <text:p>00010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689913" calcext:value-type="float">
            <text:p>40,689913000000000</text:p>
          </table:table-cell>
          <table:table-cell office:value-type="float" office:value="-74.045313" calcext:value-type="float">
            <text:p>-74,0453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0201</text:p>
          </table:table-cell>
          <table:table-cell table:style-name="ce1" office:value-type="string" calcext:value-type="string">
            <text:p>000201</text:p>
          </table:table-cell>
          <table:table-cell table:style-name="ce1" office:value-type="string" calcext:value-type="string">
            <text:p>305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2581" calcext:value-type="float">
            <text:p>40,712581000000000</text:p>
          </table:table-cell>
          <table:table-cell office:value-type="float" office:value="-73.985954" calcext:value-type="float">
            <text:p>-73,9859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0202</text:p>
          </table:table-cell>
          <table:table-cell table:style-name="ce1" office:value-type="string" calcext:value-type="string">
            <text:p>000202</text:p>
          </table:table-cell>
          <table:table-cell table:style-name="ce1" office:value-type="string" calcext:value-type="string">
            <text:p>731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2454" calcext:value-type="float">
            <text:p>40,712454000000000</text:p>
          </table:table-cell>
          <table:table-cell office:value-type="float" office:value="-73.98184" calcext:value-type="float">
            <text:p>-73,9818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0500</text:p>
          </table:table-cell>
          <table:table-cell table:style-name="ce1" office:value-type="string" calcext:value-type="string">
            <text:p>0005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690306" calcext:value-type="float">
            <text:p>40,690306000000000</text:p>
          </table:table-cell>
          <table:table-cell office:value-type="float" office:value="-74.017891" calcext:value-type="float">
            <text:p>-74,0178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0600</text:p>
          </table:table-cell>
          <table:table-cell table:style-name="ce1" office:value-type="string" calcext:value-type="string">
            <text:p>000600</text:p>
          </table:table-cell>
          <table:table-cell table:style-name="ce1" office:value-type="string" calcext:value-type="string">
            <text:p>1136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2344" calcext:value-type="float">
            <text:p>40,712344000000000</text:p>
          </table:table-cell>
          <table:table-cell office:value-type="float" office:value="-73.989664" calcext:value-type="float">
            <text:p>-73,9896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0700</text:p>
          </table:table-cell>
          <table:table-cell table:style-name="ce1" office:value-type="string" calcext:value-type="string">
            <text:p>000700</text:p>
          </table:table-cell>
          <table:table-cell table:style-name="ce1" office:value-type="string" calcext:value-type="string">
            <text:p>810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05907" calcext:value-type="float">
            <text:p>40,705907000000000</text:p>
          </table:table-cell>
          <table:table-cell office:value-type="float" office:value="-74.008897" calcext:value-type="float">
            <text:p>-74,0088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0800</text:p>
          </table:table-cell>
          <table:table-cell table:style-name="ce1" office:value-type="string" calcext:value-type="string">
            <text:p>000800</text:p>
          </table:table-cell>
          <table:table-cell table:style-name="ce1" office:value-type="string" calcext:value-type="string">
            <text:p>1029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2014" calcext:value-type="float">
            <text:p>40,712014000000000</text:p>
          </table:table-cell>
          <table:table-cell office:value-type="float" office:value="-73.995232" calcext:value-type="float">
            <text:p>-73,9952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0900</text:p>
          </table:table-cell>
          <table:table-cell table:style-name="ce1" office:value-type="string" calcext:value-type="string">
            <text:p>000900</text:p>
          </table:table-cell>
          <table:table-cell table:style-name="ce1" office:value-type="string" calcext:value-type="string">
            <text:p>73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04146" calcext:value-type="float">
            <text:p>40,704146000000000</text:p>
          </table:table-cell>
          <table:table-cell office:value-type="float" office:value="-74.011383" calcext:value-type="float">
            <text:p>-74,0113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1001</text:p>
          </table:table-cell>
          <table:table-cell table:style-name="ce1" office:value-type="string" calcext:value-type="string">
            <text:p>001001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432" calcext:value-type="float">
            <text:p>40,714320000000000</text:p>
          </table:table-cell>
          <table:table-cell office:value-type="float" office:value="-73.9784" calcext:value-type="float">
            <text:p>-73,9784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1002</text:p>
          </table:table-cell>
          <table:table-cell table:style-name="ce1" office:value-type="string" calcext:value-type="string">
            <text:p>001002</text:p>
          </table:table-cell>
          <table:table-cell table:style-name="ce1" office:value-type="string" calcext:value-type="string">
            <text:p>654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7472" calcext:value-type="float">
            <text:p>40,717472000000000</text:p>
          </table:table-cell>
          <table:table-cell office:value-type="float" office:value="-73.97785" calcext:value-type="float">
            <text:p>-73,9778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1200</text:p>
          </table:table-cell>
          <table:table-cell table:style-name="ce1" office:value-type="string" calcext:value-type="string">
            <text:p>001200</text:p>
          </table:table-cell>
          <table:table-cell table:style-name="ce1" office:value-type="string" calcext:value-type="string">
            <text:p>339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5639" calcext:value-type="float">
            <text:p>40,715639000000000</text:p>
          </table:table-cell>
          <table:table-cell office:value-type="float" office:value="-73.982589" calcext:value-type="float">
            <text:p>-73,9825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1300</text:p>
          </table:table-cell>
          <table:table-cell table:style-name="ce1" office:value-type="string" calcext:value-type="string">
            <text:p>001300</text:p>
          </table:table-cell>
          <table:table-cell table:style-name="ce1" office:value-type="string" calcext:value-type="string">
            <text:p>447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07516" calcext:value-type="float">
            <text:p>40,707516000000000</text:p>
          </table:table-cell>
          <table:table-cell office:value-type="float" office:value="-74.014669" calcext:value-type="float">
            <text:p>-74,0146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1401</text:p>
          </table:table-cell>
          <table:table-cell table:style-name="ce1" office:value-type="string" calcext:value-type="string">
            <text:p>001401</text:p>
          </table:table-cell>
          <table:table-cell table:style-name="ce1" office:value-type="string" calcext:value-type="string">
            <text:p>300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5155" calcext:value-type="float">
            <text:p>40,715155000000000</text:p>
          </table:table-cell>
          <table:table-cell office:value-type="float" office:value="-73.987208" calcext:value-type="float">
            <text:p>-73,9872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1402</text:p>
          </table:table-cell>
          <table:table-cell table:style-name="ce1" office:value-type="string" calcext:value-type="string">
            <text:p>001402</text:p>
          </table:table-cell>
          <table:table-cell table:style-name="ce1" office:value-type="string" calcext:value-type="string">
            <text:p>278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7677" calcext:value-type="float">
            <text:p>40,717677000000000</text:p>
          </table:table-cell>
          <table:table-cell office:value-type="float" office:value="-73.98586" calcext:value-type="float">
            <text:p>-73,9858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1501</text:p>
          </table:table-cell>
          <table:table-cell table:style-name="ce1" office:value-type="string" calcext:value-type="string">
            <text:p>001501</text:p>
          </table:table-cell>
          <table:table-cell table:style-name="ce1" office:value-type="string" calcext:value-type="string">
            <text:p>551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09625" calcext:value-type="float">
            <text:p>40,709625000000000</text:p>
          </table:table-cell>
          <table:table-cell office:value-type="float" office:value="-74.004337" calcext:value-type="float">
            <text:p>-74,0043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1502</text:p>
          </table:table-cell>
          <table:table-cell table:style-name="ce1" office:value-type="string" calcext:value-type="string">
            <text:p>001502</text:p>
          </table:table-cell>
          <table:table-cell table:style-name="ce1" office:value-type="string" calcext:value-type="string">
            <text:p>747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08325" calcext:value-type="float">
            <text:p>40,708325000000000</text:p>
          </table:table-cell>
          <table:table-cell office:value-type="float" office:value="-74.006758" calcext:value-type="float">
            <text:p>-74,0067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1600</text:p>
          </table:table-cell>
          <table:table-cell table:style-name="ce1" office:value-type="string" calcext:value-type="string">
            <text:p>001600</text:p>
          </table:table-cell>
          <table:table-cell table:style-name="ce1" office:value-type="string" calcext:value-type="string">
            <text:p>847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5882" calcext:value-type="float">
            <text:p>40,715882000000000</text:p>
          </table:table-cell>
          <table:table-cell office:value-type="float" office:value="-73.9929" calcext:value-type="float">
            <text:p>-73,9929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1800</text:p>
          </table:table-cell>
          <table:table-cell table:style-name="ce1" office:value-type="string" calcext:value-type="string">
            <text:p>001800</text:p>
          </table:table-cell>
          <table:table-cell table:style-name="ce1" office:value-type="string" calcext:value-type="string">
            <text:p>866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8923" calcext:value-type="float">
            <text:p>40,718923000000000</text:p>
          </table:table-cell>
          <table:table-cell office:value-type="float" office:value="-73.990861" calcext:value-type="float">
            <text:p>-73,9908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2000</text:p>
          </table:table-cell>
          <table:table-cell table:style-name="ce1" office:value-type="string" calcext:value-type="string">
            <text:p>002000</text:p>
          </table:table-cell>
          <table:table-cell table:style-name="ce1" office:value-type="string" calcext:value-type="string">
            <text:p>491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0819" calcext:value-type="float">
            <text:p>40,720819000000000</text:p>
          </table:table-cell>
          <table:table-cell office:value-type="float" office:value="-73.97651" calcext:value-type="float">
            <text:p>-73,9765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2100</text:p>
          </table:table-cell>
          <table:table-cell table:style-name="ce1" office:value-type="string" calcext:value-type="string">
            <text:p>002100</text:p>
          </table:table-cell>
          <table:table-cell table:style-name="ce1" office:value-type="string" calcext:value-type="string">
            <text:p>604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4684" calcext:value-type="float">
            <text:p>40,714684000000000</text:p>
          </table:table-cell>
          <table:table-cell office:value-type="float" office:value="-74.009886" calcext:value-type="float">
            <text:p>-74,0098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2201</text:p>
          </table:table-cell>
          <table:table-cell table:style-name="ce1" office:value-type="string" calcext:value-type="string">
            <text:p>002201</text:p>
          </table:table-cell>
          <table:table-cell table:style-name="ce1" office:value-type="string" calcext:value-type="string">
            <text:p>639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8958" calcext:value-type="float">
            <text:p>40,718958000000000</text:p>
          </table:table-cell>
          <table:table-cell office:value-type="float" office:value="-73.981933" calcext:value-type="float">
            <text:p>-73,9819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2202</text:p>
          </table:table-cell>
          <table:table-cell table:style-name="ce1" office:value-type="string" calcext:value-type="string">
            <text:p>002202</text:p>
          </table:table-cell>
          <table:table-cell table:style-name="ce1" office:value-type="string" calcext:value-type="string">
            <text:p>218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1345" calcext:value-type="float">
            <text:p>40,721345000000000</text:p>
          </table:table-cell>
          <table:table-cell office:value-type="float" office:value="-73.981044" calcext:value-type="float">
            <text:p>-73,9810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2400</text:p>
          </table:table-cell>
          <table:table-cell table:style-name="ce1" office:value-type="string" calcext:value-type="string">
            <text:p>002400</text:p>
          </table:table-cell>
          <table:table-cell table:style-name="ce1" office:value-type="string" calcext:value-type="string">
            <text:p>543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4211" calcext:value-type="float">
            <text:p>40,724211000000000</text:p>
          </table:table-cell>
          <table:table-cell office:value-type="float" office:value="-73.974315" calcext:value-type="float">
            <text:p>-73,9743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2500</text:p>
          </table:table-cell>
          <table:table-cell table:style-name="ce1" office:value-type="string" calcext:value-type="string">
            <text:p>002500</text:p>
          </table:table-cell>
          <table:table-cell table:style-name="ce1" office:value-type="string" calcext:value-type="string">
            <text:p>486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0427" calcext:value-type="float">
            <text:p>40,710427000000000</text:p>
          </table:table-cell>
          <table:table-cell office:value-type="float" office:value="-73.99863" calcext:value-type="float">
            <text:p>-73,9986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2601</text:p>
          </table:table-cell>
          <table:table-cell table:style-name="ce1" office:value-type="string" calcext:value-type="string">
            <text:p>002601</text:p>
          </table:table-cell>
          <table:table-cell table:style-name="ce1" office:value-type="string" calcext:value-type="string">
            <text:p>377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2431" calcext:value-type="float">
            <text:p>40,722431000000000</text:p>
          </table:table-cell>
          <table:table-cell office:value-type="float" office:value="-73.979962" calcext:value-type="float">
            <text:p>-73,9799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2602</text:p>
          </table:table-cell>
          <table:table-cell table:style-name="ce1" office:value-type="string" calcext:value-type="string">
            <text:p>002602</text:p>
          </table:table-cell>
          <table:table-cell table:style-name="ce1" office:value-type="string" calcext:value-type="string">
            <text:p>422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4388" calcext:value-type="float">
            <text:p>40,724388000000000</text:p>
          </table:table-cell>
          <table:table-cell office:value-type="float" office:value="-73.978874" calcext:value-type="float">
            <text:p>-73,9788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2700</text:p>
          </table:table-cell>
          <table:table-cell table:style-name="ce1" office:value-type="string" calcext:value-type="string">
            <text:p>002700</text:p>
          </table:table-cell>
          <table:table-cell table:style-name="ce1" office:value-type="string" calcext:value-type="string">
            <text:p>126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2552" calcext:value-type="float">
            <text:p>40,712552000000000</text:p>
          </table:table-cell>
          <table:table-cell office:value-type="float" office:value="-73.99919" calcext:value-type="float">
            <text:p>-73,9991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2800</text:p>
          </table:table-cell>
          <table:table-cell table:style-name="ce1" office:value-type="string" calcext:value-type="string">
            <text:p>002800</text:p>
          </table:table-cell>
          <table:table-cell table:style-name="ce1" office:value-type="string" calcext:value-type="string">
            <text:p>711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6895" calcext:value-type="float">
            <text:p>40,726895000000000</text:p>
          </table:table-cell>
          <table:table-cell office:value-type="float" office:value="-73.97742" calcext:value-type="float">
            <text:p>-73,9774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2900</text:p>
          </table:table-cell>
          <table:table-cell table:style-name="ce1" office:value-type="string" calcext:value-type="string">
            <text:p>002900</text:p>
          </table:table-cell>
          <table:table-cell table:style-name="ce1" office:value-type="string" calcext:value-type="string">
            <text:p>639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5148" calcext:value-type="float">
            <text:p>40,715148000000000</text:p>
          </table:table-cell>
          <table:table-cell office:value-type="float" office:value="-73.999235" calcext:value-type="float">
            <text:p>-73,9992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3001</text:p>
          </table:table-cell>
          <table:table-cell table:style-name="ce1" office:value-type="string" calcext:value-type="string">
            <text:p>003001</text:p>
          </table:table-cell>
          <table:table-cell table:style-name="ce1" office:value-type="string" calcext:value-type="string">
            <text:p>449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0949" calcext:value-type="float">
            <text:p>40,720949000000000</text:p>
          </table:table-cell>
          <table:table-cell office:value-type="float" office:value="-73.986901" calcext:value-type="float">
            <text:p>-73,9869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3002</text:p>
          </table:table-cell>
          <table:table-cell table:style-name="ce1" office:value-type="string" calcext:value-type="string">
            <text:p>003002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2871" calcext:value-type="float">
            <text:p>40,722871000000000</text:p>
          </table:table-cell>
          <table:table-cell office:value-type="float" office:value="-73.985483" calcext:value-type="float">
            <text:p>-73,9854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3100</text:p>
          </table:table-cell>
          <table:table-cell table:style-name="ce1" office:value-type="string" calcext:value-type="string">
            <text:p>003100</text:p>
          </table:table-cell>
          <table:table-cell table:style-name="ce1" office:value-type="string" calcext:value-type="string">
            <text:p>255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6957" calcext:value-type="float">
            <text:p>40,716957000000000</text:p>
          </table:table-cell>
          <table:table-cell office:value-type="float" office:value="-74.002798" calcext:value-type="float">
            <text:p>-74,0027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3200</text:p>
          </table:table-cell>
          <table:table-cell table:style-name="ce1" office:value-type="string" calcext:value-type="string">
            <text:p>003200</text:p>
          </table:table-cell>
          <table:table-cell table:style-name="ce1" office:value-type="string" calcext:value-type="string">
            <text:p>823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5331" calcext:value-type="float">
            <text:p>40,725331000000000</text:p>
          </table:table-cell>
          <table:table-cell office:value-type="float" office:value="-73.984269" calcext:value-type="float">
            <text:p>-73,9842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3300</text:p>
          </table:table-cell>
          <table:table-cell table:style-name="ce1" office:value-type="string" calcext:value-type="string">
            <text:p>003300</text:p>
          </table:table-cell>
          <table:table-cell table:style-name="ce1" office:value-type="string" calcext:value-type="string">
            <text:p>515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8049" calcext:value-type="float">
            <text:p>40,718049000000000</text:p>
          </table:table-cell>
          <table:table-cell office:value-type="float" office:value="-74.006108" calcext:value-type="float">
            <text:p>-74,0061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3400</text:p>
          </table:table-cell>
          <table:table-cell table:style-name="ce1" office:value-type="string" calcext:value-type="string">
            <text:p>003400</text:p>
          </table:table-cell>
          <table:table-cell table:style-name="ce1" office:value-type="string" calcext:value-type="string">
            <text:p>661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895" calcext:value-type="float">
            <text:p>40,728950000000000</text:p>
          </table:table-cell>
          <table:table-cell office:value-type="float" office:value="-73.981415" calcext:value-type="float">
            <text:p>-73,9814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3601</text:p>
          </table:table-cell>
          <table:table-cell table:style-name="ce1" office:value-type="string" calcext:value-type="string">
            <text:p>003601</text:p>
          </table:table-cell>
          <table:table-cell table:style-name="ce1" office:value-type="string" calcext:value-type="string">
            <text:p>339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227" calcext:value-type="float">
            <text:p>40,722270000000000</text:p>
          </table:table-cell>
          <table:table-cell office:value-type="float" office:value="-73.991056" calcext:value-type="float">
            <text:p>-73,9910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3602</text:p>
          </table:table-cell>
          <table:table-cell table:style-name="ce1" office:value-type="string" calcext:value-type="string">
            <text:p>003602</text:p>
          </table:table-cell>
          <table:table-cell table:style-name="ce1" office:value-type="string" calcext:value-type="string">
            <text:p>315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461" calcext:value-type="float">
            <text:p>40,724610000000000</text:p>
          </table:table-cell>
          <table:table-cell office:value-type="float" office:value="-73.990296" calcext:value-type="float">
            <text:p>-73,9902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3700</text:p>
          </table:table-cell>
          <table:table-cell table:style-name="ce1" office:value-type="string" calcext:value-type="string">
            <text:p>003700</text:p>
          </table:table-cell>
          <table:table-cell table:style-name="ce1" office:value-type="string" calcext:value-type="string">
            <text:p>244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6366" calcext:value-type="float">
            <text:p>40,726366000000000</text:p>
          </table:table-cell>
          <table:table-cell office:value-type="float" office:value="-74.005906" calcext:value-type="float">
            <text:p>-74,0059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3800</text:p>
          </table:table-cell>
          <table:table-cell table:style-name="ce1" office:value-type="string" calcext:value-type="string">
            <text:p>003800</text:p>
          </table:table-cell>
          <table:table-cell table:style-name="ce1" office:value-type="string" calcext:value-type="string">
            <text:p>923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7308" calcext:value-type="float">
            <text:p>40,727308000000000</text:p>
          </table:table-cell>
          <table:table-cell office:value-type="float" office:value="-73.988393" calcext:value-type="float">
            <text:p>-73,9883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3900</text:p>
          </table:table-cell>
          <table:table-cell table:style-name="ce1" office:value-type="string" calcext:value-type="string">
            <text:p>003900</text:p>
          </table:table-cell>
          <table:table-cell table:style-name="ce1" office:value-type="string" calcext:value-type="string">
            <text:p>586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0309" calcext:value-type="float">
            <text:p>40,720309000000000</text:p>
          </table:table-cell>
          <table:table-cell office:value-type="float" office:value="-74.010427" calcext:value-type="float">
            <text:p>-74,0104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4000</text:p>
          </table:table-cell>
          <table:table-cell table:style-name="ce1" office:value-type="string" calcext:value-type="string">
            <text:p>004000</text:p>
          </table:table-cell>
          <table:table-cell table:style-name="ce1" office:value-type="string" calcext:value-type="string">
            <text:p>865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0757" calcext:value-type="float">
            <text:p>40,730757000000000</text:p>
          </table:table-cell>
          <table:table-cell office:value-type="float" office:value="-73.986367" calcext:value-type="float">
            <text:p>-73,9863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4100</text:p>
          </table:table-cell>
          <table:table-cell table:style-name="ce1" office:value-type="string" calcext:value-type="string">
            <text:p>004100</text:p>
          </table:table-cell>
          <table:table-cell table:style-name="ce1" office:value-type="string" calcext:value-type="string">
            <text:p>781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9351" calcext:value-type="float">
            <text:p>40,719351000000000</text:p>
          </table:table-cell>
          <table:table-cell office:value-type="float" office:value="-73.996568" calcext:value-type="float">
            <text:p>-73,9965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4200</text:p>
          </table:table-cell>
          <table:table-cell table:style-name="ce1" office:value-type="string" calcext:value-type="string">
            <text:p>004200</text:p>
          </table:table-cell>
          <table:table-cell table:style-name="ce1" office:value-type="string" calcext:value-type="string">
            <text:p>514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2548" calcext:value-type="float">
            <text:p>40,732548000000000</text:p>
          </table:table-cell>
          <table:table-cell office:value-type="float" office:value="-73.989034" calcext:value-type="float">
            <text:p>-73,9890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4300</text:p>
          </table:table-cell>
          <table:table-cell table:style-name="ce1" office:value-type="string" calcext:value-type="string">
            <text:p>004300</text:p>
          </table:table-cell>
          <table:table-cell table:style-name="ce1" office:value-type="string" calcext:value-type="string">
            <text:p>427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2973" calcext:value-type="float">
            <text:p>40,722973000000000</text:p>
          </table:table-cell>
          <table:table-cell office:value-type="float" office:value="-73.994997" calcext:value-type="float">
            <text:p>-73,9949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4400</text:p>
          </table:table-cell>
          <table:table-cell table:style-name="ce1" office:value-type="string" calcext:value-type="string">
            <text:p>004400</text:p>
          </table:table-cell>
          <table:table-cell table:style-name="ce1" office:value-type="string" calcext:value-type="string">
            <text:p>1653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1662" calcext:value-type="float">
            <text:p>40,731662000000000</text:p>
          </table:table-cell>
          <table:table-cell office:value-type="float" office:value="-73.977921" calcext:value-type="float">
            <text:p>-73,9779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4500</text:p>
          </table:table-cell>
          <table:table-cell table:style-name="ce1" office:value-type="string" calcext:value-type="string">
            <text:p>004500</text:p>
          </table:table-cell>
          <table:table-cell table:style-name="ce1" office:value-type="string" calcext:value-type="string">
            <text:p>113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0924" calcext:value-type="float">
            <text:p>40,720924000000000</text:p>
          </table:table-cell>
          <table:table-cell office:value-type="float" office:value="-73.99912" calcext:value-type="float">
            <text:p>-73,9991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4700</text:p>
          </table:table-cell>
          <table:table-cell table:style-name="ce1" office:value-type="string" calcext:value-type="string">
            <text:p>004700</text:p>
          </table:table-cell>
          <table:table-cell table:style-name="ce1" office:value-type="string" calcext:value-type="string">
            <text:p>252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2822" calcext:value-type="float">
            <text:p>40,722822000000000</text:p>
          </table:table-cell>
          <table:table-cell office:value-type="float" office:value="-74.002908" calcext:value-type="float">
            <text:p>-74,0029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4800</text:p>
          </table:table-cell>
          <table:table-cell table:style-name="ce1" office:value-type="string" calcext:value-type="string">
            <text:p>004800</text:p>
          </table:table-cell>
          <table:table-cell table:style-name="ce1" office:value-type="string" calcext:value-type="string">
            <text:p>722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3933" calcext:value-type="float">
            <text:p>40,733933000000000</text:p>
          </table:table-cell>
          <table:table-cell office:value-type="float" office:value="-73.984043" calcext:value-type="float">
            <text:p>-73,9840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4900</text:p>
          </table:table-cell>
          <table:table-cell table:style-name="ce1" office:value-type="string" calcext:value-type="string">
            <text:p>004900</text:p>
          </table:table-cell>
          <table:table-cell table:style-name="ce1" office:value-type="string" calcext:value-type="string">
            <text:p>494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556" calcext:value-type="float">
            <text:p>40,725560000000000</text:p>
          </table:table-cell>
          <table:table-cell office:value-type="float" office:value="-74.001095" calcext:value-type="float">
            <text:p>-74,0010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5000</text:p>
          </table:table-cell>
          <table:table-cell table:style-name="ce1" office:value-type="string" calcext:value-type="string">
            <text:p>005000</text:p>
          </table:table-cell>
          <table:table-cell table:style-name="ce1" office:value-type="string" calcext:value-type="string">
            <text:p>505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5881" calcext:value-type="float">
            <text:p>40,735881000000000</text:p>
          </table:table-cell>
          <table:table-cell office:value-type="float" office:value="-73.987133" calcext:value-type="float">
            <text:p>-73,9871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5200</text:p>
          </table:table-cell>
          <table:table-cell table:style-name="ce1" office:value-type="string" calcext:value-type="string">
            <text:p>005200</text:p>
          </table:table-cell>
          <table:table-cell table:style-name="ce1" office:value-type="string" calcext:value-type="string">
            <text:p>340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7182" calcext:value-type="float">
            <text:p>40,737182000000000</text:p>
          </table:table-cell>
          <table:table-cell office:value-type="float" office:value="-73.991082" calcext:value-type="float">
            <text:p>-73,9910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5400</text:p>
          </table:table-cell>
          <table:table-cell table:style-name="ce1" office:value-type="string" calcext:value-type="string">
            <text:p>005400</text:p>
          </table:table-cell>
          <table:table-cell table:style-name="ce1" office:value-type="string" calcext:value-type="string">
            <text:p>453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7956" calcext:value-type="float">
            <text:p>40,737956000000000</text:p>
          </table:table-cell>
          <table:table-cell office:value-type="float" office:value="-73.9943" calcext:value-type="float">
            <text:p>-73,9943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5501</text:p>
          </table:table-cell>
          <table:table-cell table:style-name="ce1" office:value-type="string" calcext:value-type="string">
            <text:p>005501</text:p>
          </table:table-cell>
          <table:table-cell table:style-name="ce1" office:value-type="string" calcext:value-type="string">
            <text:p>420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7566" calcext:value-type="float">
            <text:p>40,727566000000000</text:p>
          </table:table-cell>
          <table:table-cell office:value-type="float" office:value="-73.996845" calcext:value-type="float">
            <text:p>-73,9968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5502</text:p>
          </table:table-cell>
          <table:table-cell table:style-name="ce1" office:value-type="string" calcext:value-type="string">
            <text:p>005502</text:p>
          </table:table-cell>
          <table:table-cell table:style-name="ce1" office:value-type="string" calcext:value-type="string">
            <text:p>225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5949" calcext:value-type="float">
            <text:p>40,725949000000000</text:p>
          </table:table-cell>
          <table:table-cell office:value-type="float" office:value="-73.993743" calcext:value-type="float">
            <text:p>-73,9937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5600</text:p>
          </table:table-cell>
          <table:table-cell table:style-name="ce1" office:value-type="string" calcext:value-type="string">
            <text:p>005600</text:p>
          </table:table-cell>
          <table:table-cell table:style-name="ce1" office:value-type="string" calcext:value-type="string">
            <text:p>332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1572" calcext:value-type="float">
            <text:p>40,741572000000000</text:p>
          </table:table-cell>
          <table:table-cell office:value-type="float" office:value="-73.987559" calcext:value-type="float">
            <text:p>-73,9875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5700</text:p>
          </table:table-cell>
          <table:table-cell table:style-name="ce1" office:value-type="string" calcext:value-type="string">
            <text:p>005700</text:p>
          </table:table-cell>
          <table:table-cell table:style-name="ce1" office:value-type="string" calcext:value-type="string">
            <text:p>278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0171" calcext:value-type="float">
            <text:p>40,730171000000000</text:p>
          </table:table-cell>
          <table:table-cell office:value-type="float" office:value="-73.992545" calcext:value-type="float">
            <text:p>-73,9925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5800</text:p>
          </table:table-cell>
          <table:table-cell table:style-name="ce1" office:value-type="string" calcext:value-type="string">
            <text:p>005800</text:p>
          </table:table-cell>
          <table:table-cell table:style-name="ce1" office:value-type="string" calcext:value-type="string">
            <text:p>351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339" calcext:value-type="float">
            <text:p>40,743390000000000</text:p>
          </table:table-cell>
          <table:table-cell office:value-type="float" office:value="-73.990648" calcext:value-type="float">
            <text:p>-73,9906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5900</text:p>
          </table:table-cell>
          <table:table-cell table:style-name="ce1" office:value-type="string" calcext:value-type="string">
            <text:p>005900</text:p>
          </table:table-cell>
          <table:table-cell table:style-name="ce1" office:value-type="string" calcext:value-type="string">
            <text:p>540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1414" calcext:value-type="float">
            <text:p>40,731414000000000</text:p>
          </table:table-cell>
          <table:table-cell office:value-type="float" office:value="-73.994371" calcext:value-type="float">
            <text:p>-73,9943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6000</text:p>
          </table:table-cell>
          <table:table-cell table:style-name="ce1" office:value-type="string" calcext:value-type="string">
            <text:p>006000</text:p>
          </table:table-cell>
          <table:table-cell table:style-name="ce1" office:value-type="string" calcext:value-type="string">
            <text:p>451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4759" calcext:value-type="float">
            <text:p>40,734759000000000</text:p>
          </table:table-cell>
          <table:table-cell office:value-type="float" office:value="-73.977008" calcext:value-type="float">
            <text:p>-73,9770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6100</text:p>
          </table:table-cell>
          <table:table-cell table:style-name="ce1" office:value-type="string" calcext:value-type="string">
            <text:p>006100</text:p>
          </table:table-cell>
          <table:table-cell table:style-name="ce1" office:value-type="string" calcext:value-type="string">
            <text:p>522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3386" calcext:value-type="float">
            <text:p>40,733386000000000</text:p>
          </table:table-cell>
          <table:table-cell office:value-type="float" office:value="-73.992664" calcext:value-type="float">
            <text:p>-73,9926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6200</text:p>
          </table:table-cell>
          <table:table-cell table:style-name="ce1" office:value-type="string" calcext:value-type="string">
            <text:p>006200</text:p>
          </table:table-cell>
          <table:table-cell table:style-name="ce1" office:value-type="string" calcext:value-type="string">
            <text:p>443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9541" calcext:value-type="float">
            <text:p>40,739541000000000</text:p>
          </table:table-cell>
          <table:table-cell office:value-type="float" office:value="-73.973358" calcext:value-type="float">
            <text:p>-73,9733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6300</text:p>
          </table:table-cell>
          <table:table-cell table:style-name="ce1" office:value-type="string" calcext:value-type="string">
            <text:p>006300</text:p>
          </table:table-cell>
          <table:table-cell table:style-name="ce1" office:value-type="string" calcext:value-type="string">
            <text:p>638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4375" calcext:value-type="float">
            <text:p>40,734375000000000</text:p>
          </table:table-cell>
          <table:table-cell office:value-type="float" office:value="-73.996853" calcext:value-type="float">
            <text:p>-73,9968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6400</text:p>
          </table:table-cell>
          <table:table-cell table:style-name="ce1" office:value-type="string" calcext:value-type="string">
            <text:p>006400</text:p>
          </table:table-cell>
          <table:table-cell table:style-name="ce1" office:value-type="string" calcext:value-type="string">
            <text:p>809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7249" calcext:value-type="float">
            <text:p>40,737249000000000</text:p>
          </table:table-cell>
          <table:table-cell office:value-type="float" office:value="-73.981353" calcext:value-type="float">
            <text:p>-73,9813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6500</text:p>
          </table:table-cell>
          <table:table-cell table:style-name="ce1" office:value-type="string" calcext:value-type="string">
            <text:p>006500</text:p>
          </table:table-cell>
          <table:table-cell table:style-name="ce1" office:value-type="string" calcext:value-type="string">
            <text:p>620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29664" calcext:value-type="float">
            <text:p>40,729664000000000</text:p>
          </table:table-cell>
          <table:table-cell office:value-type="float" office:value="-74.000201" calcext:value-type="float">
            <text:p>-74,0002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6600</text:p>
          </table:table-cell>
          <table:table-cell table:style-name="ce1" office:value-type="string" calcext:value-type="string">
            <text:p>006600</text:p>
          </table:table-cell>
          <table:table-cell table:style-name="ce1" office:value-type="string" calcext:value-type="string">
            <text:p>1174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0112" calcext:value-type="float">
            <text:p>40,740112000000000</text:p>
          </table:table-cell>
          <table:table-cell office:value-type="float" office:value="-73.979373" calcext:value-type="float">
            <text:p>-73,9793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6700</text:p>
          </table:table-cell>
          <table:table-cell table:style-name="ce1" office:value-type="string" calcext:value-type="string">
            <text:p>006700</text:p>
          </table:table-cell>
          <table:table-cell table:style-name="ce1" office:value-type="string" calcext:value-type="string">
            <text:p>546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0694" calcext:value-type="float">
            <text:p>40,730694000000000</text:p>
          </table:table-cell>
          <table:table-cell office:value-type="float" office:value="-74.003764" calcext:value-type="float">
            <text:p>-74,0037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6800</text:p>
          </table:table-cell>
          <table:table-cell table:style-name="ce1" office:value-type="string" calcext:value-type="string">
            <text:p>006800</text:p>
          </table:table-cell>
          <table:table-cell table:style-name="ce1" office:value-type="string" calcext:value-type="string">
            <text:p>761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0204" calcext:value-type="float">
            <text:p>40,740204000000000</text:p>
          </table:table-cell>
          <table:table-cell office:value-type="float" office:value="-73.98389" calcext:value-type="float">
            <text:p>-73,9838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6900</text:p>
          </table:table-cell>
          <table:table-cell table:style-name="ce1" office:value-type="string" calcext:value-type="string">
            <text:p>006900</text:p>
          </table:table-cell>
          <table:table-cell table:style-name="ce1" office:value-type="string" calcext:value-type="string">
            <text:p>275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1523" calcext:value-type="float">
            <text:p>40,731523000000000</text:p>
          </table:table-cell>
          <table:table-cell office:value-type="float" office:value="-74.008614" calcext:value-type="float">
            <text:p>-74,0086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7000</text:p>
          </table:table-cell>
          <table:table-cell table:style-name="ce1" office:value-type="string" calcext:value-type="string">
            <text:p>007000</text:p>
          </table:table-cell>
          <table:table-cell table:style-name="ce1" office:value-type="string" calcext:value-type="string">
            <text:p>887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3384" calcext:value-type="float">
            <text:p>40,743384000000000</text:p>
          </table:table-cell>
          <table:table-cell office:value-type="float" office:value="-73.976936" calcext:value-type="float">
            <text:p>-73,9769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7100</text:p>
          </table:table-cell>
          <table:table-cell table:style-name="ce1" office:value-type="string" calcext:value-type="string">
            <text:p>007100</text:p>
          </table:table-cell>
          <table:table-cell table:style-name="ce1" office:value-type="string" calcext:value-type="string">
            <text:p>542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5536" calcext:value-type="float">
            <text:p>40,735536000000000</text:p>
          </table:table-cell>
          <table:table-cell office:value-type="float" office:value="-73.999914" calcext:value-type="float">
            <text:p>-73,9999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7200</text:p>
          </table:table-cell>
          <table:table-cell table:style-name="ce1" office:value-type="string" calcext:value-type="string">
            <text:p>007200</text:p>
          </table:table-cell>
          <table:table-cell table:style-name="ce1" office:value-type="string" calcext:value-type="string">
            <text:p>866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4983" calcext:value-type="float">
            <text:p>40,744983000000000</text:p>
          </table:table-cell>
          <table:table-cell office:value-type="float" office:value="-73.980567" calcext:value-type="float">
            <text:p>-73,9805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7300</text:p>
          </table:table-cell>
          <table:table-cell table:style-name="ce1" office:value-type="string" calcext:value-type="string">
            <text:p>007300</text:p>
          </table:table-cell>
          <table:table-cell table:style-name="ce1" office:value-type="string" calcext:value-type="string">
            <text:p>621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4057" calcext:value-type="float">
            <text:p>40,734057000000000</text:p>
          </table:table-cell>
          <table:table-cell office:value-type="float" office:value="-74.004244" calcext:value-type="float">
            <text:p>-74,0042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7400</text:p>
          </table:table-cell>
          <table:table-cell table:style-name="ce1" office:value-type="string" calcext:value-type="string">
            <text:p>007400</text:p>
          </table:table-cell>
          <table:table-cell table:style-name="ce1" office:value-type="string" calcext:value-type="string">
            <text:p>431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618" calcext:value-type="float">
            <text:p>40,746180000000000</text:p>
          </table:table-cell>
          <table:table-cell office:value-type="float" office:value="-73.983863" calcext:value-type="float">
            <text:p>-73,9838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7500</text:p>
          </table:table-cell>
          <table:table-cell table:style-name="ce1" office:value-type="string" calcext:value-type="string">
            <text:p>007500</text:p>
          </table:table-cell>
          <table:table-cell table:style-name="ce1" office:value-type="string" calcext:value-type="string">
            <text:p>415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4621" calcext:value-type="float">
            <text:p>40,734621000000000</text:p>
          </table:table-cell>
          <table:table-cell office:value-type="float" office:value="-74.008072" calcext:value-type="float">
            <text:p>-74,0080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7600</text:p>
          </table:table-cell>
          <table:table-cell table:style-name="ce1" office:value-type="string" calcext:value-type="string">
            <text:p>007600</text:p>
          </table:table-cell>
          <table:table-cell table:style-name="ce1" office:value-type="string" calcext:value-type="string">
            <text:p>227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7786" calcext:value-type="float">
            <text:p>40,747786000000000</text:p>
          </table:table-cell>
          <table:table-cell office:value-type="float" office:value="-73.986863" calcext:value-type="float">
            <text:p>-73,9868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7700</text:p>
          </table:table-cell>
          <table:table-cell table:style-name="ce1" office:value-type="string" calcext:value-type="string">
            <text:p>007700</text:p>
          </table:table-cell>
          <table:table-cell table:style-name="ce1" office:value-type="string" calcext:value-type="string">
            <text:p>596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8043" calcext:value-type="float">
            <text:p>40,738043000000000</text:p>
          </table:table-cell>
          <table:table-cell office:value-type="float" office:value="-74.003269" calcext:value-type="float">
            <text:p>-74,0032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7800</text:p>
          </table:table-cell>
          <table:table-cell table:style-name="ce1" office:value-type="string" calcext:value-type="string">
            <text:p>007800</text:p>
          </table:table-cell>
          <table:table-cell table:style-name="ce1" office:value-type="string" calcext:value-type="string">
            <text:p>839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6676" calcext:value-type="float">
            <text:p>40,746676000000000</text:p>
          </table:table-cell>
          <table:table-cell office:value-type="float" office:value="-73.974374" calcext:value-type="float">
            <text:p>-73,9743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7900</text:p>
          </table:table-cell>
          <table:table-cell table:style-name="ce1" office:value-type="string" calcext:value-type="string">
            <text:p>007900</text:p>
          </table:table-cell>
          <table:table-cell table:style-name="ce1" office:value-type="string" calcext:value-type="string">
            <text:p>444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7796" calcext:value-type="float">
            <text:p>40,737796000000000</text:p>
          </table:table-cell>
          <table:table-cell office:value-type="float" office:value="-74.00782" calcext:value-type="float">
            <text:p>-74,0078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8000</text:p>
          </table:table-cell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537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8343" calcext:value-type="float">
            <text:p>40,748343000000000</text:p>
          </table:table-cell>
          <table:table-cell office:value-type="float" office:value="-73.978204" calcext:value-type="float">
            <text:p>-73,97820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8100</text:p>
          </table:table-cell>
          <table:table-cell table:style-name="ce1" office:value-type="string" calcext:value-type="string">
            <text:p>008100</text:p>
          </table:table-cell>
          <table:table-cell table:style-name="ce1" office:value-type="string" calcext:value-type="string">
            <text:p>804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39727" calcext:value-type="float">
            <text:p>40,739727000000000</text:p>
          </table:table-cell>
          <table:table-cell office:value-type="float" office:value="-73.998849" calcext:value-type="float">
            <text:p>-73,9988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8200</text:p>
          </table:table-cell>
          <table:table-cell table:style-name="ce1" office:value-type="string" calcext:value-type="string">
            <text:p>008200</text:p>
          </table:table-cell>
          <table:table-cell table:style-name="ce1" office:value-type="string" calcext:value-type="string">
            <text:p>326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9511" calcext:value-type="float">
            <text:p>40,749511000000000</text:p>
          </table:table-cell>
          <table:table-cell office:value-type="float" office:value="-73.981516" calcext:value-type="float">
            <text:p>-73,98151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8300</text:p>
          </table:table-cell>
          <table:table-cell table:style-name="ce1" office:value-type="string" calcext:value-type="string">
            <text:p>008300</text:p>
          </table:table-cell>
          <table:table-cell table:style-name="ce1" office:value-type="string" calcext:value-type="string">
            <text:p>409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2548" calcext:value-type="float">
            <text:p>40,742548000000000</text:p>
          </table:table-cell>
          <table:table-cell office:value-type="float" office:value="-74.004445" calcext:value-type="float">
            <text:p>-74,0044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8400</text:p>
          </table:table-cell>
          <table:table-cell table:style-name="ce1" office:value-type="string" calcext:value-type="string">
            <text:p>008400</text:p>
          </table:table-cell>
          <table:table-cell table:style-name="ce1" office:value-type="string" calcext:value-type="string">
            <text:p>159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103" calcext:value-type="float">
            <text:p>40,751030000000000</text:p>
          </table:table-cell>
          <table:table-cell office:value-type="float" office:value="-73.984693" calcext:value-type="float">
            <text:p>-73,9846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8601</text:p>
          </table:table-cell>
          <table:table-cell table:style-name="ce1" office:value-type="string" calcext:value-type="string">
            <text:p>008601</text:p>
          </table:table-cell>
          <table:table-cell table:style-name="ce1" office:value-type="string" calcext:value-type="string">
            <text:p>261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4633" calcext:value-type="float">
            <text:p>40,744633000000000</text:p>
          </table:table-cell>
          <table:table-cell office:value-type="float" office:value="-73.97203" calcext:value-type="float">
            <text:p>-73,9720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8602</text:p>
          </table:table-cell>
          <table:table-cell table:style-name="ce1" office:value-type="string" calcext:value-type="string">
            <text:p>0086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9757" calcext:value-type="float">
            <text:p>40,749757000000000</text:p>
          </table:table-cell>
          <table:table-cell office:value-type="float" office:value="-73.966238" calcext:value-type="float">
            <text:p>-73,9662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8603</text:p>
          </table:table-cell>
          <table:table-cell table:style-name="ce1" office:value-type="string" calcext:value-type="string">
            <text:p>008603</text:p>
          </table:table-cell>
          <table:table-cell table:style-name="ce1" office:value-type="string" calcext:value-type="string">
            <text:p>479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4516" calcext:value-type="float">
            <text:p>40,754516000000000</text:p>
          </table:table-cell>
          <table:table-cell office:value-type="float" office:value="-73.964169" calcext:value-type="float">
            <text:p>-73,9641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8700</text:p>
          </table:table-cell>
          <table:table-cell table:style-name="ce1" office:value-type="string" calcext:value-type="string">
            <text:p>008700</text:p>
          </table:table-cell>
          <table:table-cell table:style-name="ce1" office:value-type="string" calcext:value-type="string">
            <text:p>633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2476" calcext:value-type="float">
            <text:p>40,742476000000000</text:p>
          </table:table-cell>
          <table:table-cell office:value-type="float" office:value="-73.997293" calcext:value-type="float">
            <text:p>-73,9972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8800</text:p>
          </table:table-cell>
          <table:table-cell table:style-name="ce1" office:value-type="string" calcext:value-type="string">
            <text:p>008800</text:p>
          </table:table-cell>
          <table:table-cell table:style-name="ce1" office:value-type="string" calcext:value-type="string">
            <text:p>702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8946" calcext:value-type="float">
            <text:p>40,748946000000000</text:p>
          </table:table-cell>
          <table:table-cell office:value-type="float" office:value="-73.971867" calcext:value-type="float">
            <text:p>-73,9718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8900</text:p>
          </table:table-cell>
          <table:table-cell table:style-name="ce1" office:value-type="string" calcext:value-type="string">
            <text:p>008900</text:p>
          </table:table-cell>
          <table:table-cell table:style-name="ce1" office:value-type="string" calcext:value-type="string">
            <text:p>570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4532" calcext:value-type="float">
            <text:p>40,744532000000000</text:p>
          </table:table-cell>
          <table:table-cell office:value-type="float" office:value="-74.002502" calcext:value-type="float">
            <text:p>-74,0025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9000</text:p>
          </table:table-cell>
          <table:table-cell table:style-name="ce1" office:value-type="string" calcext:value-type="string">
            <text:p>009000</text:p>
          </table:table-cell>
          <table:table-cell table:style-name="ce1" office:value-type="string" calcext:value-type="string">
            <text:p>788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2566" calcext:value-type="float">
            <text:p>40,752566000000000</text:p>
          </table:table-cell>
          <table:table-cell office:value-type="float" office:value="-73.969812" calcext:value-type="float">
            <text:p>-73,9698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9100</text:p>
          </table:table-cell>
          <table:table-cell table:style-name="ce1" office:value-type="string" calcext:value-type="string">
            <text:p>009100</text:p>
          </table:table-cell>
          <table:table-cell table:style-name="ce1" office:value-type="string" calcext:value-type="string">
            <text:p>630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4839" calcext:value-type="float">
            <text:p>40,744839000000000</text:p>
          </table:table-cell>
          <table:table-cell office:value-type="float" office:value="-73.995521" calcext:value-type="float">
            <text:p>-73,9955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9200</text:p>
          </table:table-cell>
          <table:table-cell table:style-name="ce1" office:value-type="string" calcext:value-type="string">
            <text:p>009200</text:p>
          </table:table-cell>
          <table:table-cell table:style-name="ce1" office:value-type="string" calcext:value-type="string">
            <text:p>180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3623" calcext:value-type="float">
            <text:p>40,753623000000000</text:p>
          </table:table-cell>
          <table:table-cell office:value-type="float" office:value="-73.973431" calcext:value-type="float">
            <text:p>-73,9734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9300</text:p>
          </table:table-cell>
          <table:table-cell table:style-name="ce1" office:value-type="string" calcext:value-type="string">
            <text:p>009300</text:p>
          </table:table-cell>
          <table:table-cell table:style-name="ce1" office:value-type="string" calcext:value-type="string">
            <text:p>878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7323" calcext:value-type="float">
            <text:p>40,747323000000000</text:p>
          </table:table-cell>
          <table:table-cell office:value-type="float" office:value="-74.001207" calcext:value-type="float">
            <text:p>-74,0012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9400</text:p>
          </table:table-cell>
          <table:table-cell table:style-name="ce1" office:value-type="string" calcext:value-type="string">
            <text:p>009400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6276" calcext:value-type="float">
            <text:p>40,756276000000000</text:p>
          </table:table-cell>
          <table:table-cell office:value-type="float" office:value="-73.97752" calcext:value-type="float">
            <text:p>-73,9775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9500</text:p>
          </table:table-cell>
          <table:table-cell table:style-name="ce1" office:value-type="string" calcext:value-type="string">
            <text:p>009500</text:p>
          </table:table-cell>
          <table:table-cell table:style-name="ce1" office:value-type="string" calcext:value-type="string">
            <text:p>304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6837" calcext:value-type="float">
            <text:p>40,746837000000000</text:p>
          </table:table-cell>
          <table:table-cell office:value-type="float" office:value="-73.994001" calcext:value-type="float">
            <text:p>-73,9940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9600</text:p>
          </table:table-cell>
          <table:table-cell table:style-name="ce1" office:value-type="string" calcext:value-type="string">
            <text:p>009600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7114" calcext:value-type="float">
            <text:p>40,757114000000000</text:p>
          </table:table-cell>
          <table:table-cell office:value-type="float" office:value="-73.980345" calcext:value-type="float">
            <text:p>-73,9803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9700</text:p>
          </table:table-cell>
          <table:table-cell table:style-name="ce1" office:value-type="string" calcext:value-type="string">
            <text:p>009700</text:p>
          </table:table-cell>
          <table:table-cell table:style-name="ce1" office:value-type="string" calcext:value-type="string">
            <text:p>522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923" calcext:value-type="float">
            <text:p>40,749230000000000</text:p>
          </table:table-cell>
          <table:table-cell office:value-type="float" office:value="-73.998386" calcext:value-type="float">
            <text:p>-73,9983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9800</text:p>
          </table:table-cell>
          <table:table-cell table:style-name="ce1" office:value-type="string" calcext:value-type="string">
            <text:p>009800</text:p>
          </table:table-cell>
          <table:table-cell table:style-name="ce1" office:value-type="string" calcext:value-type="string">
            <text:p>731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5757" calcext:value-type="float">
            <text:p>40,755757000000000</text:p>
          </table:table-cell>
          <table:table-cell office:value-type="float" office:value="-73.967501" calcext:value-type="float">
            <text:p>-73,9675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09900</text:p>
          </table:table-cell>
          <table:table-cell table:style-name="ce1" office:value-type="string" calcext:value-type="string">
            <text:p>009900</text:p>
          </table:table-cell>
          <table:table-cell table:style-name="ce1" office:value-type="string" calcext:value-type="string">
            <text:p>194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886" calcext:value-type="float">
            <text:p>40,748860000000000</text:p>
          </table:table-cell>
          <table:table-cell office:value-type="float" office:value="-74.005112" calcext:value-type="float">
            <text:p>-74,0051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0000</text:p>
          </table:table-cell>
          <table:table-cell table:style-name="ce1" office:value-type="string" calcext:value-type="string">
            <text:p>010000</text:p>
          </table:table-cell>
          <table:table-cell table:style-name="ce1" office:value-type="string" calcext:value-type="string">
            <text:p>199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886" calcext:value-type="float">
            <text:p>40,758860000000000</text:p>
          </table:table-cell>
          <table:table-cell office:value-type="float" office:value="-73.97022" calcext:value-type="float">
            <text:p>-73,9702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0100</text:p>
          </table:table-cell>
          <table:table-cell table:style-name="ce1" office:value-type="string" calcext:value-type="string">
            <text:p>010100</text:p>
          </table:table-cell>
          <table:table-cell table:style-name="ce1" office:value-type="string" calcext:value-type="string">
            <text:p>111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49024" calcext:value-type="float">
            <text:p>40,749024000000000</text:p>
          </table:table-cell>
          <table:table-cell office:value-type="float" office:value="-73.991046" calcext:value-type="float">
            <text:p>-73,9910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0200</text:p>
          </table:table-cell>
          <table:table-cell table:style-name="ce1" office:value-type="string" calcext:value-type="string">
            <text:p>010200</text:p>
          </table:table-cell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9529" calcext:value-type="float">
            <text:p>40,759529000000000</text:p>
          </table:table-cell>
          <table:table-cell office:value-type="float" office:value="-73.974986" calcext:value-type="float">
            <text:p>-73,9749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0300</text:p>
          </table:table-cell>
          <table:table-cell table:style-name="ce1" office:value-type="string" calcext:value-type="string">
            <text:p>010300</text:p>
          </table:table-cell>
          <table:table-cell table:style-name="ce1" office:value-type="string" calcext:value-type="string">
            <text:p>205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2133" calcext:value-type="float">
            <text:p>40,752133000000000</text:p>
          </table:table-cell>
          <table:table-cell office:value-type="float" office:value="-73.996114" calcext:value-type="float">
            <text:p>-73,9961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0400</text:p>
          </table:table-cell>
          <table:table-cell table:style-name="ce1" office:value-type="string" calcext:value-type="string">
            <text:p>010400</text:p>
          </table:table-cell>
          <table:table-cell table:style-name="ce1" office:value-type="string" calcext:value-type="string">
            <text:p>96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2291" calcext:value-type="float">
            <text:p>40,762291000000000</text:p>
          </table:table-cell>
          <table:table-cell office:value-type="float" office:value="-73.976565" calcext:value-type="float">
            <text:p>-73,9765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0601</text:p>
          </table:table-cell>
          <table:table-cell table:style-name="ce1" office:value-type="string" calcext:value-type="string">
            <text:p>010601</text:p>
          </table:table-cell>
          <table:table-cell table:style-name="ce1" office:value-type="string" calcext:value-type="string">
            <text:p>735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729" calcext:value-type="float">
            <text:p>40,757290000000000</text:p>
          </table:table-cell>
          <table:table-cell office:value-type="float" office:value="-73.961883" calcext:value-type="float">
            <text:p>-73,9618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0602</text:p>
          </table:table-cell>
          <table:table-cell table:style-name="ce1" office:value-type="string" calcext:value-type="string">
            <text:p>010602</text:p>
          </table:table-cell>
          <table:table-cell table:style-name="ce1" office:value-type="string" calcext:value-type="string">
            <text:p>487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1145" calcext:value-type="float">
            <text:p>40,761145000000000</text:p>
          </table:table-cell>
          <table:table-cell office:value-type="float" office:value="-73.958952" calcext:value-type="float">
            <text:p>-73,9589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0800</text:p>
          </table:table-cell>
          <table:table-cell table:style-name="ce1" office:value-type="string" calcext:value-type="string">
            <text:p>010800</text:p>
          </table:table-cell>
          <table:table-cell table:style-name="ce1" office:value-type="string" calcext:value-type="string">
            <text:p>903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8867" calcext:value-type="float">
            <text:p>40,758867000000000</text:p>
          </table:table-cell>
          <table:table-cell office:value-type="float" office:value="-73.965276" calcext:value-type="float">
            <text:p>-73,9652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0900</text:p>
          </table:table-cell>
          <table:table-cell table:style-name="ce1" office:value-type="string" calcext:value-type="string">
            <text:p>010900</text:p>
          </table:table-cell>
          <table:table-cell table:style-name="ce1" office:value-type="string" calcext:value-type="string">
            <text:p>18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3109" calcext:value-type="float">
            <text:p>40,753109000000000</text:p>
          </table:table-cell>
          <table:table-cell office:value-type="float" office:value="-73.990578" calcext:value-type="float">
            <text:p>-73,9905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1000</text:p>
          </table:table-cell>
          <table:table-cell table:style-name="ce1" office:value-type="string" calcext:value-type="string">
            <text:p>011000</text:p>
          </table:table-cell>
          <table:table-cell table:style-name="ce1" office:value-type="string" calcext:value-type="string">
            <text:p>716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2596" calcext:value-type="float">
            <text:p>40,762596000000000</text:p>
          </table:table-cell>
          <table:table-cell office:value-type="float" office:value="-73.962949" calcext:value-type="float">
            <text:p>-73,9629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1100</text:p>
          </table:table-cell>
          <table:table-cell table:style-name="ce1" office:value-type="string" calcext:value-type="string">
            <text:p>011100</text:p>
          </table:table-cell>
          <table:table-cell table:style-name="ce1" office:value-type="string" calcext:value-type="string">
            <text:p>351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4732" calcext:value-type="float">
            <text:p>40,754732000000000</text:p>
          </table:table-cell>
          <table:table-cell office:value-type="float" office:value="-73.99555" calcext:value-type="float">
            <text:p>-73,9955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1201</text:p>
          </table:table-cell>
          <table:table-cell table:style-name="ce1" office:value-type="string" calcext:value-type="string">
            <text:p>011201</text:p>
          </table:table-cell>
          <table:table-cell table:style-name="ce1" office:value-type="string" calcext:value-type="string">
            <text:p>99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4209" calcext:value-type="float">
            <text:p>40,764209000000000</text:p>
          </table:table-cell>
          <table:table-cell office:value-type="float" office:value="-73.975402" calcext:value-type="float">
            <text:p>-73,9754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1202</text:p>
          </table:table-cell>
          <table:table-cell table:style-name="ce1" office:value-type="string" calcext:value-type="string">
            <text:p>011202</text:p>
          </table:table-cell>
          <table:table-cell table:style-name="ce1" office:value-type="string" calcext:value-type="string">
            <text:p>44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2575" calcext:value-type="float">
            <text:p>40,762575000000000</text:p>
          </table:table-cell>
          <table:table-cell office:value-type="float" office:value="-73.97169" calcext:value-type="float">
            <text:p>-73,9716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1203</text:p>
          </table:table-cell>
          <table:table-cell table:style-name="ce1" office:value-type="string" calcext:value-type="string">
            <text:p>011203</text:p>
          </table:table-cell>
          <table:table-cell table:style-name="ce1" office:value-type="string" calcext:value-type="string">
            <text:p>140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1032" calcext:value-type="float">
            <text:p>40,761032000000000</text:p>
          </table:table-cell>
          <table:table-cell office:value-type="float" office:value="-73.968791" calcext:value-type="float">
            <text:p>-73,9687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1300</text:p>
          </table:table-cell>
          <table:table-cell table:style-name="ce1" office:value-type="string" calcext:value-type="string">
            <text:p>011300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3616" calcext:value-type="float">
            <text:p>40,753616000000000</text:p>
          </table:table-cell>
          <table:table-cell office:value-type="float" office:value="-73.987461" calcext:value-type="float">
            <text:p>-73,9874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1401</text:p>
          </table:table-cell>
          <table:table-cell table:style-name="ce1" office:value-type="string" calcext:value-type="string">
            <text:p>011401</text:p>
          </table:table-cell>
          <table:table-cell table:style-name="ce1" office:value-type="string" calcext:value-type="string">
            <text:p>141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4941" calcext:value-type="float">
            <text:p>40,764941000000000</text:p>
          </table:table-cell>
          <table:table-cell office:value-type="float" office:value="-73.970201" calcext:value-type="float">
            <text:p>-73,9702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1402</text:p>
          </table:table-cell>
          <table:table-cell table:style-name="ce1" office:value-type="string" calcext:value-type="string">
            <text:p>011402</text:p>
          </table:table-cell>
          <table:table-cell table:style-name="ce1" office:value-type="string" calcext:value-type="string">
            <text:p>239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3623" calcext:value-type="float">
            <text:p>40,763623000000000</text:p>
          </table:table-cell>
          <table:table-cell office:value-type="float" office:value="-73.967043" calcext:value-type="float">
            <text:p>-73,9670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1500</text:p>
          </table:table-cell>
          <table:table-cell table:style-name="ce1" office:value-type="string" calcext:value-type="string">
            <text:p>011500</text:p>
          </table:table-cell>
          <table:table-cell table:style-name="ce1" office:value-type="string" calcext:value-type="string">
            <text:p>230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7427" calcext:value-type="float">
            <text:p>40,757427000000000</text:p>
          </table:table-cell>
          <table:table-cell office:value-type="float" office:value="-73.992902" calcext:value-type="float">
            <text:p>-73,9929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1600</text:p>
          </table:table-cell>
          <table:table-cell table:style-name="ce1" office:value-type="string" calcext:value-type="string">
            <text:p>011600</text:p>
          </table:table-cell>
          <table:table-cell table:style-name="ce1" office:value-type="string" calcext:value-type="string">
            <text:p>354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3435" calcext:value-type="float">
            <text:p>40,763435000000000</text:p>
          </table:table-cell>
          <table:table-cell office:value-type="float" office:value="-73.957618" calcext:value-type="float">
            <text:p>-73,95761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1700</text:p>
          </table:table-cell>
          <table:table-cell table:style-name="ce1" office:value-type="string" calcext:value-type="string">
            <text:p>011700</text:p>
          </table:table-cell>
          <table:table-cell table:style-name="ce1" office:value-type="string" calcext:value-type="string">
            <text:p>336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0723" calcext:value-type="float">
            <text:p>40,760723000000000</text:p>
          </table:table-cell>
          <table:table-cell office:value-type="float" office:value="-73.999123" calcext:value-type="float">
            <text:p>-73,9991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1800</text:p>
          </table:table-cell>
          <table:table-cell table:style-name="ce1" office:value-type="string" calcext:value-type="string">
            <text:p>011800</text:p>
          </table:table-cell>
          <table:table-cell table:style-name="ce1" office:value-type="string" calcext:value-type="string">
            <text:p>876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5291" calcext:value-type="float">
            <text:p>40,765291000000000</text:p>
          </table:table-cell>
          <table:table-cell office:value-type="float" office:value="-73.961008" calcext:value-type="float">
            <text:p>-73,9610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1900</text:p>
          </table:table-cell>
          <table:table-cell table:style-name="ce1" office:value-type="string" calcext:value-type="string">
            <text:p>011900</text:p>
          </table:table-cell>
          <table:table-cell table:style-name="ce1" office:value-type="string" calcext:value-type="string">
            <text:p>112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7192" calcext:value-type="float">
            <text:p>40,757192000000000</text:p>
          </table:table-cell>
          <table:table-cell office:value-type="float" office:value="-73.986437" calcext:value-type="float">
            <text:p>-73,9864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2000</text:p>
          </table:table-cell>
          <table:table-cell table:style-name="ce1" office:value-type="string" calcext:value-type="string">
            <text:p>012000</text:p>
          </table:table-cell>
          <table:table-cell table:style-name="ce1" office:value-type="string" calcext:value-type="string">
            <text:p>397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68" calcext:value-type="float">
            <text:p>40,766800000000000</text:p>
          </table:table-cell>
          <table:table-cell office:value-type="float" office:value="-73.96446" calcext:value-type="float">
            <text:p>-73,9644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2100</text:p>
          </table:table-cell>
          <table:table-cell table:style-name="ce1" office:value-type="string" calcext:value-type="string">
            <text:p>012100</text:p>
          </table:table-cell>
          <table:table-cell table:style-name="ce1" office:value-type="string" calcext:value-type="string">
            <text:p>855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59688" calcext:value-type="float">
            <text:p>40,759688000000000</text:p>
          </table:table-cell>
          <table:table-cell office:value-type="float" office:value="-73.992159" calcext:value-type="float">
            <text:p>-73,9921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2200</text:p>
          </table:table-cell>
          <table:table-cell table:style-name="ce1" office:value-type="string" calcext:value-type="string">
            <text:p>012200</text:p>
          </table:table-cell>
          <table:table-cell table:style-name="ce1" office:value-type="string" calcext:value-type="string">
            <text:p>363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8445" calcext:value-type="float">
            <text:p>40,768445000000000</text:p>
          </table:table-cell>
          <table:table-cell office:value-type="float" office:value="-73.967839" calcext:value-type="float">
            <text:p>-73,9678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2400</text:p>
          </table:table-cell>
          <table:table-cell table:style-name="ce1" office:value-type="string" calcext:value-type="string">
            <text:p>012400</text:p>
          </table:table-cell>
          <table:table-cell table:style-name="ce1" office:value-type="string" calcext:value-type="string">
            <text:p>1021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6865" calcext:value-type="float">
            <text:p>40,766865000000000</text:p>
          </table:table-cell>
          <table:table-cell office:value-type="float" office:value="-73.954423" calcext:value-type="float">
            <text:p>-73,9544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2500</text:p>
          </table:table-cell>
          <table:table-cell table:style-name="ce1" office:value-type="string" calcext:value-type="string">
            <text:p>012500</text:p>
          </table:table-cell>
          <table:table-cell table:style-name="ce1" office:value-type="string" calcext:value-type="string">
            <text:p>271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0615" calcext:value-type="float">
            <text:p>40,760615000000000</text:p>
          </table:table-cell>
          <table:table-cell office:value-type="float" office:value="-73.98555" calcext:value-type="float">
            <text:p>-73,9855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2600</text:p>
          </table:table-cell>
          <table:table-cell table:style-name="ce1" office:value-type="string" calcext:value-type="string">
            <text:p>012600</text:p>
          </table:table-cell>
          <table:table-cell table:style-name="ce1" office:value-type="string" calcext:value-type="string">
            <text:p>1277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8386" calcext:value-type="float">
            <text:p>40,768386000000000</text:p>
          </table:table-cell>
          <table:table-cell office:value-type="float" office:value="-73.958519" calcext:value-type="float">
            <text:p>-73,9585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2700</text:p>
          </table:table-cell>
          <table:table-cell table:style-name="ce1" office:value-type="string" calcext:value-type="string">
            <text:p>012700</text:p>
          </table:table-cell>
          <table:table-cell table:style-name="ce1" office:value-type="string" calcext:value-type="string">
            <text:p>692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2232" calcext:value-type="float">
            <text:p>40,762232000000000</text:p>
          </table:table-cell>
          <table:table-cell office:value-type="float" office:value="-73.989948" calcext:value-type="float">
            <text:p>-73,9899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2800</text:p>
          </table:table-cell>
          <table:table-cell table:style-name="ce1" office:value-type="string" calcext:value-type="string">
            <text:p>012800</text:p>
          </table:table-cell>
          <table:table-cell table:style-name="ce1" office:value-type="string" calcext:value-type="string">
            <text:p>627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1389" calcext:value-type="float">
            <text:p>40,771389000000000</text:p>
          </table:table-cell>
          <table:table-cell office:value-type="float" office:value="-73.961259" calcext:value-type="float">
            <text:p>-73,9612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2900</text:p>
          </table:table-cell>
          <table:table-cell table:style-name="ce1" office:value-type="string" calcext:value-type="string">
            <text:p>012900</text:p>
          </table:table-cell>
          <table:table-cell table:style-name="ce1" office:value-type="string" calcext:value-type="string">
            <text:p>603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2371" calcext:value-type="float">
            <text:p>40,762371000000000</text:p>
          </table:table-cell>
          <table:table-cell office:value-type="float" office:value="-73.995755" calcext:value-type="float">
            <text:p>-73,9957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3000</text:p>
          </table:table-cell>
          <table:table-cell table:style-name="ce1" office:value-type="string" calcext:value-type="string">
            <text:p>013000</text:p>
          </table:table-cell>
          <table:table-cell table:style-name="ce1" office:value-type="string" calcext:value-type="string">
            <text:p>419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2811" calcext:value-type="float">
            <text:p>40,772811000000000</text:p>
          </table:table-cell>
          <table:table-cell office:value-type="float" office:value="-73.964547" calcext:value-type="float">
            <text:p>-73,9645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3100</text:p>
          </table:table-cell>
          <table:table-cell table:style-name="ce1" office:value-type="string" calcext:value-type="string">
            <text:p>01310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3021" calcext:value-type="float">
            <text:p>40,763021000000000</text:p>
          </table:table-cell>
          <table:table-cell office:value-type="float" office:value="-73.983241" calcext:value-type="float">
            <text:p>-73,9832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3200</text:p>
          </table:table-cell>
          <table:table-cell table:style-name="ce1" office:value-type="string" calcext:value-type="string">
            <text:p>013200</text:p>
          </table:table-cell>
          <table:table-cell table:style-name="ce1" office:value-type="string" calcext:value-type="string">
            <text:p>1059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0022" calcext:value-type="float">
            <text:p>40,770022000000000</text:p>
          </table:table-cell>
          <table:table-cell office:value-type="float" office:value="-73.951434" calcext:value-type="float">
            <text:p>-73,9514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3300</text:p>
          </table:table-cell>
          <table:table-cell table:style-name="ce1" office:value-type="string" calcext:value-type="string">
            <text:p>013300</text:p>
          </table:table-cell>
          <table:table-cell table:style-name="ce1" office:value-type="string" calcext:value-type="string">
            <text:p>620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4485" calcext:value-type="float">
            <text:p>40,764485000000000</text:p>
          </table:table-cell>
          <table:table-cell office:value-type="float" office:value="-73.987884" calcext:value-type="float">
            <text:p>-73,9878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3400</text:p>
          </table:table-cell>
          <table:table-cell table:style-name="ce1" office:value-type="string" calcext:value-type="string">
            <text:p>013400</text:p>
          </table:table-cell>
          <table:table-cell table:style-name="ce1" office:value-type="string" calcext:value-type="string">
            <text:p>1117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1613" calcext:value-type="float">
            <text:p>40,771613000000000</text:p>
          </table:table-cell>
          <table:table-cell office:value-type="float" office:value="-73.95595" calcext:value-type="float">
            <text:p>-73,9559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3500</text:p>
          </table:table-cell>
          <table:table-cell table:style-name="ce1" office:value-type="string" calcext:value-type="string">
            <text:p>013500</text:p>
          </table:table-cell>
          <table:table-cell table:style-name="ce1" office:value-type="string" calcext:value-type="string">
            <text:p>659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7771" calcext:value-type="float">
            <text:p>40,767771000000000</text:p>
          </table:table-cell>
          <table:table-cell office:value-type="float" office:value="-73.991617" calcext:value-type="float">
            <text:p>-73,9916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3600</text:p>
          </table:table-cell>
          <table:table-cell table:style-name="ce1" office:value-type="string" calcext:value-type="string">
            <text:p>013600</text:p>
          </table:table-cell>
          <table:table-cell table:style-name="ce1" office:value-type="string" calcext:value-type="string">
            <text:p>1534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2867" calcext:value-type="float">
            <text:p>40,772867000000000</text:p>
          </table:table-cell>
          <table:table-cell office:value-type="float" office:value="-73.948902" calcext:value-type="float">
            <text:p>-73,9489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3700</text:p>
          </table:table-cell>
          <table:table-cell table:style-name="ce1" office:value-type="string" calcext:value-type="string">
            <text:p>013700</text:p>
          </table:table-cell>
          <table:table-cell table:style-name="ce1" office:value-type="string" calcext:value-type="string">
            <text:p>647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5363" calcext:value-type="float">
            <text:p>40,765363000000000</text:p>
          </table:table-cell>
          <table:table-cell office:value-type="float" office:value="-73.979991" calcext:value-type="float">
            <text:p>-73,9799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3800</text:p>
          </table:table-cell>
          <table:table-cell table:style-name="ce1" office:value-type="string" calcext:value-type="string">
            <text:p>013800</text:p>
          </table:table-cell>
          <table:table-cell table:style-name="ce1" office:value-type="string" calcext:value-type="string">
            <text:p>1244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4764" calcext:value-type="float">
            <text:p>40,774764000000000</text:p>
          </table:table-cell>
          <table:table-cell office:value-type="float" office:value="-73.953901" calcext:value-type="float">
            <text:p>-73,9539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3900</text:p>
          </table:table-cell>
          <table:table-cell table:style-name="ce1" office:value-type="string" calcext:value-type="string">
            <text:p>013900</text:p>
          </table:table-cell>
          <table:table-cell table:style-name="ce1" office:value-type="string" calcext:value-type="string">
            <text:p>925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7228" calcext:value-type="float">
            <text:p>40,767228000000000</text:p>
          </table:table-cell>
          <table:table-cell office:value-type="float" office:value="-73.985852" calcext:value-type="float">
            <text:p>-73,9858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4000</text:p>
          </table:table-cell>
          <table:table-cell table:style-name="ce1" office:value-type="string" calcext:value-type="string">
            <text:p>014000</text:p>
          </table:table-cell>
          <table:table-cell table:style-name="ce1" office:value-type="string" calcext:value-type="string">
            <text:p>781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6129" calcext:value-type="float">
            <text:p>40,776129000000000</text:p>
          </table:table-cell>
          <table:table-cell office:value-type="float" office:value="-73.957883" calcext:value-type="float">
            <text:p>-73,9578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4200</text:p>
          </table:table-cell>
          <table:table-cell table:style-name="ce1" office:value-type="string" calcext:value-type="string">
            <text:p>014200</text:p>
          </table:table-cell>
          <table:table-cell table:style-name="ce1" office:value-type="string" calcext:value-type="string">
            <text:p>446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734" calcext:value-type="float">
            <text:p>40,777340000000000</text:p>
          </table:table-cell>
          <table:table-cell office:value-type="float" office:value="-73.961303" calcext:value-type="float">
            <text:p>-73,9613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4300</text:p>
          </table:table-cell>
          <table:table-cell table:style-name="ce1" office:value-type="string" calcext:value-type="string">
            <text:p>01430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025" calcext:value-type="float">
            <text:p>40,790250000000000</text:p>
          </table:table-cell>
          <table:table-cell office:value-type="float" office:value="-73.959844" calcext:value-type="float">
            <text:p>-73,9598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4401</text:p>
          </table:table-cell>
          <table:table-cell table:style-name="ce1" office:value-type="string" calcext:value-type="string">
            <text:p>014401</text:p>
          </table:table-cell>
          <table:table-cell table:style-name="ce1" office:value-type="string" calcext:value-type="string">
            <text:p>486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5326" calcext:value-type="float">
            <text:p>40,775326000000000</text:p>
          </table:table-cell>
          <table:table-cell office:value-type="float" office:value="-73.947687" calcext:value-type="float">
            <text:p>-73,9476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4402</text:p>
          </table:table-cell>
          <table:table-cell table:style-name="ce1" office:value-type="string" calcext:value-type="string">
            <text:p>014402</text:p>
          </table:table-cell>
          <table:table-cell table:style-name="ce1" office:value-type="string" calcext:value-type="string">
            <text:p>674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6953" calcext:value-type="float">
            <text:p>40,776953000000000</text:p>
          </table:table-cell>
          <table:table-cell office:value-type="float" office:value="-73.946446" calcext:value-type="float">
            <text:p>-73,9464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4500</text:p>
          </table:table-cell>
          <table:table-cell table:style-name="ce1" office:value-type="string" calcext:value-type="string">
            <text:p>014500</text:p>
          </table:table-cell>
          <table:table-cell table:style-name="ce1" office:value-type="string" calcext:value-type="string">
            <text:p>554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993" calcext:value-type="float">
            <text:p>40,769930000000000</text:p>
          </table:table-cell>
          <table:table-cell office:value-type="float" office:value="-73.984727" calcext:value-type="float">
            <text:p>-73,9847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4601</text:p>
          </table:table-cell>
          <table:table-cell table:style-name="ce1" office:value-type="string" calcext:value-type="string">
            <text:p>014601</text:p>
          </table:table-cell>
          <table:table-cell table:style-name="ce1" office:value-type="string" calcext:value-type="string">
            <text:p>427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7142" calcext:value-type="float">
            <text:p>40,777142000000000</text:p>
          </table:table-cell>
          <table:table-cell office:value-type="float" office:value="-73.952159" calcext:value-type="float">
            <text:p>-73,9521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4602</text:p>
          </table:table-cell>
          <table:table-cell table:style-name="ce1" office:value-type="string" calcext:value-type="string">
            <text:p>014602</text:p>
          </table:table-cell>
          <table:table-cell table:style-name="ce1" office:value-type="string" calcext:value-type="string">
            <text:p>790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8812" calcext:value-type="float">
            <text:p>40,778812000000000</text:p>
          </table:table-cell>
          <table:table-cell office:value-type="float" office:value="-73.951211" calcext:value-type="float">
            <text:p>-73,9512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4700</text:p>
          </table:table-cell>
          <table:table-cell table:style-name="ce1" office:value-type="string" calcext:value-type="string">
            <text:p>014700</text:p>
          </table:table-cell>
          <table:table-cell table:style-name="ce1" office:value-type="string" calcext:value-type="string">
            <text:p>275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1524" calcext:value-type="float">
            <text:p>40,771524000000000</text:p>
          </table:table-cell>
          <table:table-cell office:value-type="float" office:value="-73.988658" calcext:value-type="float">
            <text:p>-73,9886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4801</text:p>
          </table:table-cell>
          <table:table-cell table:style-name="ce1" office:value-type="string" calcext:value-type="string">
            <text:p>014801</text:p>
          </table:table-cell>
          <table:table-cell table:style-name="ce1" office:value-type="string" calcext:value-type="string">
            <text:p>286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8746" calcext:value-type="float">
            <text:p>40,778746000000000</text:p>
          </table:table-cell>
          <table:table-cell office:value-type="float" office:value="-73.95591" calcext:value-type="float">
            <text:p>-73,9559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4802</text:p>
          </table:table-cell>
          <table:table-cell table:style-name="ce1" office:value-type="string" calcext:value-type="string">
            <text:p>014802</text:p>
          </table:table-cell>
          <table:table-cell table:style-name="ce1" office:value-type="string" calcext:value-type="string">
            <text:p>706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1176" calcext:value-type="float">
            <text:p>40,781176000000000</text:p>
          </table:table-cell>
          <table:table-cell office:value-type="float" office:value="-73.954397" calcext:value-type="float">
            <text:p>-73,9543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4900</text:p>
          </table:table-cell>
          <table:table-cell table:style-name="ce1" office:value-type="string" calcext:value-type="string">
            <text:p>014900</text:p>
          </table:table-cell>
          <table:table-cell table:style-name="ce1" office:value-type="string" calcext:value-type="string">
            <text:p>584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1935" calcext:value-type="float">
            <text:p>40,771935000000000</text:p>
          </table:table-cell>
          <table:table-cell office:value-type="float" office:value="-73.981339" calcext:value-type="float">
            <text:p>-73,9813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5001</text:p>
          </table:table-cell>
          <table:table-cell table:style-name="ce1" office:value-type="string" calcext:value-type="string">
            <text:p>015001</text:p>
          </table:table-cell>
          <table:table-cell table:style-name="ce1" office:value-type="string" calcext:value-type="string">
            <text:p>229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0312" calcext:value-type="float">
            <text:p>40,780312000000000</text:p>
          </table:table-cell>
          <table:table-cell office:value-type="float" office:value="-73.959255" calcext:value-type="float">
            <text:p>-73,9592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5002</text:p>
          </table:table-cell>
          <table:table-cell table:style-name="ce1" office:value-type="string" calcext:value-type="string">
            <text:p>015002</text:p>
          </table:table-cell>
          <table:table-cell table:style-name="ce1" office:value-type="string" calcext:value-type="string">
            <text:p>543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2196" calcext:value-type="float">
            <text:p>40,782196000000000</text:p>
          </table:table-cell>
          <table:table-cell office:value-type="float" office:value="-73.957595" calcext:value-type="float">
            <text:p>-73,9575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5100</text:p>
          </table:table-cell>
          <table:table-cell table:style-name="ce1" office:value-type="string" calcext:value-type="string">
            <text:p>015100</text:p>
          </table:table-cell>
          <table:table-cell table:style-name="ce1" office:value-type="string" calcext:value-type="string">
            <text:p>830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4107" calcext:value-type="float">
            <text:p>40,774107000000000</text:p>
          </table:table-cell>
          <table:table-cell office:value-type="float" office:value="-73.988388" calcext:value-type="float">
            <text:p>-73,9883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5200</text:p>
          </table:table-cell>
          <table:table-cell table:style-name="ce1" office:value-type="string" calcext:value-type="string">
            <text:p>015200</text:p>
          </table:table-cell>
          <table:table-cell table:style-name="ce1" office:value-type="string" calcext:value-type="string">
            <text:p>727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9779" calcext:value-type="float">
            <text:p>40,779779000000000</text:p>
          </table:table-cell>
          <table:table-cell office:value-type="float" office:value="-73.945503" calcext:value-type="float">
            <text:p>-73,9455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5300</text:p>
          </table:table-cell>
          <table:table-cell table:style-name="ce1" office:value-type="string" calcext:value-type="string">
            <text:p>015300</text:p>
          </table:table-cell>
          <table:table-cell table:style-name="ce1" office:value-type="string" calcext:value-type="string">
            <text:p>932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5118" calcext:value-type="float">
            <text:p>40,775118000000000</text:p>
          </table:table-cell>
          <table:table-cell office:value-type="float" office:value="-73.981101" calcext:value-type="float">
            <text:p>-73,9811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5400</text:p>
          </table:table-cell>
          <table:table-cell table:style-name="ce1" office:value-type="string" calcext:value-type="string">
            <text:p>015400</text:p>
          </table:table-cell>
          <table:table-cell table:style-name="ce1" office:value-type="string" calcext:value-type="string">
            <text:p>1374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1416" calcext:value-type="float">
            <text:p>40,781416000000000</text:p>
          </table:table-cell>
          <table:table-cell office:value-type="float" office:value="-73.949176" calcext:value-type="float">
            <text:p>-73,9491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5500</text:p>
          </table:table-cell>
          <table:table-cell table:style-name="ce1" office:value-type="string" calcext:value-type="string">
            <text:p>015500</text:p>
          </table:table-cell>
          <table:table-cell table:style-name="ce1" office:value-type="string" calcext:value-type="string">
            <text:p>935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7341" calcext:value-type="float">
            <text:p>40,777341000000000</text:p>
          </table:table-cell>
          <table:table-cell office:value-type="float" office:value="-73.986537" calcext:value-type="float">
            <text:p>-73,9865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5601</text:p>
          </table:table-cell>
          <table:table-cell table:style-name="ce1" office:value-type="string" calcext:value-type="string">
            <text:p>015601</text:p>
          </table:table-cell>
          <table:table-cell table:style-name="ce1" office:value-type="string" calcext:value-type="string">
            <text:p>534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38" calcext:value-type="float">
            <text:p>40,783800000000000</text:p>
          </table:table-cell>
          <table:table-cell office:value-type="float" office:value="-73.947701" calcext:value-type="float">
            <text:p>-73,9477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5602</text:p>
          </table:table-cell>
          <table:table-cell table:style-name="ce1" office:value-type="string" calcext:value-type="string">
            <text:p>015602</text:p>
          </table:table-cell>
          <table:table-cell table:style-name="ce1" office:value-type="string" calcext:value-type="string">
            <text:p>229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551" calcext:value-type="float">
            <text:p>40,785510000000000</text:p>
          </table:table-cell>
          <table:table-cell office:value-type="float" office:value="-73.947491" calcext:value-type="float">
            <text:p>-73,9474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5700</text:p>
          </table:table-cell>
          <table:table-cell table:style-name="ce1" office:value-type="string" calcext:value-type="string">
            <text:p>015700</text:p>
          </table:table-cell>
          <table:table-cell table:style-name="ce1" office:value-type="string" calcext:value-type="string">
            <text:p>1075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7384" calcext:value-type="float">
            <text:p>40,777384000000000</text:p>
          </table:table-cell>
          <table:table-cell office:value-type="float" office:value="-73.978778" calcext:value-type="float">
            <text:p>-73,9787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5801</text:p>
          </table:table-cell>
          <table:table-cell table:style-name="ce1" office:value-type="string" calcext:value-type="string">
            <text:p>015801</text:p>
          </table:table-cell>
          <table:table-cell table:style-name="ce1" office:value-type="string" calcext:value-type="string">
            <text:p>565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4177" calcext:value-type="float">
            <text:p>40,784177000000000</text:p>
          </table:table-cell>
          <table:table-cell office:value-type="float" office:value="-73.952153" calcext:value-type="float">
            <text:p>-73,9521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5802</text:p>
          </table:table-cell>
          <table:table-cell table:style-name="ce1" office:value-type="string" calcext:value-type="string">
            <text:p>015802</text:p>
          </table:table-cell>
          <table:table-cell table:style-name="ce1" office:value-type="string" calcext:value-type="string">
            <text:p>334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6339" calcext:value-type="float">
            <text:p>40,786339000000000</text:p>
          </table:table-cell>
          <table:table-cell office:value-type="float" office:value="-73.950287" calcext:value-type="float">
            <text:p>-73,9502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5900</text:p>
          </table:table-cell>
          <table:table-cell table:style-name="ce1" office:value-type="string" calcext:value-type="string">
            <text:p>015900</text:p>
          </table:table-cell>
          <table:table-cell table:style-name="ce1" office:value-type="string" calcext:value-type="string">
            <text:p>962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964" calcext:value-type="float">
            <text:p>40,779640000000000</text:p>
          </table:table-cell>
          <table:table-cell office:value-type="float" office:value="-73.984495" calcext:value-type="float">
            <text:p>-73,9844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6001</text:p>
          </table:table-cell>
          <table:table-cell table:style-name="ce1" office:value-type="string" calcext:value-type="string">
            <text:p>016001</text:p>
          </table:table-cell>
          <table:table-cell table:style-name="ce1" office:value-type="string" calcext:value-type="string">
            <text:p>374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5876" calcext:value-type="float">
            <text:p>40,785876000000000</text:p>
          </table:table-cell>
          <table:table-cell office:value-type="float" office:value="-73.955044" calcext:value-type="float">
            <text:p>-73,9550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6002</text:p>
          </table:table-cell>
          <table:table-cell table:style-name="ce1" office:value-type="string" calcext:value-type="string">
            <text:p>016002</text:p>
          </table:table-cell>
          <table:table-cell table:style-name="ce1" office:value-type="string" calcext:value-type="string">
            <text:p>313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7836" calcext:value-type="float">
            <text:p>40,787836000000000</text:p>
          </table:table-cell>
          <table:table-cell office:value-type="float" office:value="-73.953591" calcext:value-type="float">
            <text:p>-73,9535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6100</text:p>
          </table:table-cell>
          <table:table-cell table:style-name="ce1" office:value-type="string" calcext:value-type="string">
            <text:p>016100</text:p>
          </table:table-cell>
          <table:table-cell table:style-name="ce1" office:value-type="string" calcext:value-type="string">
            <text:p>643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9764" calcext:value-type="float">
            <text:p>40,779764000000000</text:p>
          </table:table-cell>
          <table:table-cell office:value-type="float" office:value="-73.977195" calcext:value-type="float">
            <text:p>-73,9771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6200</text:p>
          </table:table-cell>
          <table:table-cell table:style-name="ce1" office:value-type="string" calcext:value-type="string">
            <text:p>016200</text:p>
          </table:table-cell>
          <table:table-cell table:style-name="ce1" office:value-type="string" calcext:value-type="string">
            <text:p>930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8602" calcext:value-type="float">
            <text:p>40,788602000000000</text:p>
          </table:table-cell>
          <table:table-cell office:value-type="float" office:value="-73.939395" calcext:value-type="float">
            <text:p>-73,9393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6300</text:p>
          </table:table-cell>
          <table:table-cell table:style-name="ce1" office:value-type="string" calcext:value-type="string">
            <text:p>016300</text:p>
          </table:table-cell>
          <table:table-cell table:style-name="ce1" office:value-type="string" calcext:value-type="string">
            <text:p>662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229" calcext:value-type="float">
            <text:p>40,782290000000000</text:p>
          </table:table-cell>
          <table:table-cell office:value-type="float" office:value="-73.982317" calcext:value-type="float">
            <text:p>-73,9823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6400</text:p>
          </table:table-cell>
          <table:table-cell table:style-name="ce1" office:value-type="string" calcext:value-type="string">
            <text:p>016400</text:p>
          </table:table-cell>
          <table:table-cell table:style-name="ce1" office:value-type="string" calcext:value-type="string">
            <text:p>612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7763" calcext:value-type="float">
            <text:p>40,787763000000000</text:p>
          </table:table-cell>
          <table:table-cell office:value-type="float" office:value="-73.944412" calcext:value-type="float">
            <text:p>-73,9444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6500</text:p>
          </table:table-cell>
          <table:table-cell table:style-name="ce1" office:value-type="string" calcext:value-type="string">
            <text:p>016500</text:p>
          </table:table-cell>
          <table:table-cell table:style-name="ce1" office:value-type="string" calcext:value-type="string">
            <text:p>640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3035" calcext:value-type="float">
            <text:p>40,783035000000000</text:p>
          </table:table-cell>
          <table:table-cell office:value-type="float" office:value="-73.97575" calcext:value-type="float">
            <text:p>-73,9757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6600</text:p>
          </table:table-cell>
          <table:table-cell table:style-name="ce1" office:value-type="string" calcext:value-type="string">
            <text:p>016600</text:p>
          </table:table-cell>
          <table:table-cell table:style-name="ce1" office:value-type="string" calcext:value-type="string">
            <text:p>731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9314" calcext:value-type="float">
            <text:p>40,789314000000000</text:p>
          </table:table-cell>
          <table:table-cell office:value-type="float" office:value="-73.948322" calcext:value-type="float">
            <text:p>-73,9483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6700</text:p>
          </table:table-cell>
          <table:table-cell table:style-name="ce1" office:value-type="string" calcext:value-type="string">
            <text:p>016700</text:p>
          </table:table-cell>
          <table:table-cell table:style-name="ce1" office:value-type="string" calcext:value-type="string">
            <text:p>656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477" calcext:value-type="float">
            <text:p>40,784770000000000</text:p>
          </table:table-cell>
          <table:table-cell office:value-type="float" office:value="-73.979985" calcext:value-type="float">
            <text:p>-73,9799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6800</text:p>
          </table:table-cell>
          <table:table-cell table:style-name="ce1" office:value-type="string" calcext:value-type="string">
            <text:p>016800</text:p>
          </table:table-cell>
          <table:table-cell table:style-name="ce1" office:value-type="string" calcext:value-type="string">
            <text:p>567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1259" calcext:value-type="float">
            <text:p>40,791259000000000</text:p>
          </table:table-cell>
          <table:table-cell office:value-type="float" office:value="-73.951064" calcext:value-type="float">
            <text:p>-73,9510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6900</text:p>
          </table:table-cell>
          <table:table-cell table:style-name="ce1" office:value-type="string" calcext:value-type="string">
            <text:p>016900</text:p>
          </table:table-cell>
          <table:table-cell table:style-name="ce1" office:value-type="string" calcext:value-type="string">
            <text:p>810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5124" calcext:value-type="float">
            <text:p>40,785124000000000</text:p>
          </table:table-cell>
          <table:table-cell office:value-type="float" office:value="-73.972839" calcext:value-type="float">
            <text:p>-73,9728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7000</text:p>
          </table:table-cell>
          <table:table-cell table:style-name="ce1" office:value-type="string" calcext:value-type="string">
            <text:p>017000</text:p>
          </table:table-cell>
          <table:table-cell table:style-name="ce1" office:value-type="string" calcext:value-type="string">
            <text:p>785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088" calcext:value-type="float">
            <text:p>40,790880000000000</text:p>
          </table:table-cell>
          <table:table-cell office:value-type="float" office:value="-73.941801" calcext:value-type="float">
            <text:p>-73,9418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7100</text:p>
          </table:table-cell>
          <table:table-cell table:style-name="ce1" office:value-type="string" calcext:value-type="string">
            <text:p>017100</text:p>
          </table:table-cell>
          <table:table-cell table:style-name="ce1" office:value-type="string" calcext:value-type="string">
            <text:p>898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7547" calcext:value-type="float">
            <text:p>40,787547000000000</text:p>
          </table:table-cell>
          <table:table-cell office:value-type="float" office:value="-73.978375" calcext:value-type="float">
            <text:p>-73,9783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7200</text:p>
          </table:table-cell>
          <table:table-cell table:style-name="ce1" office:value-type="string" calcext:value-type="string">
            <text:p>017200</text:p>
          </table:table-cell>
          <table:table-cell table:style-name="ce1" office:value-type="string" calcext:value-type="string">
            <text:p>550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4008" calcext:value-type="float">
            <text:p>40,794008000000000</text:p>
          </table:table-cell>
          <table:table-cell office:value-type="float" office:value="-73.945003" calcext:value-type="float">
            <text:p>-73,9450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7300</text:p>
          </table:table-cell>
          <table:table-cell table:style-name="ce1" office:value-type="string" calcext:value-type="string">
            <text:p>017300</text:p>
          </table:table-cell>
          <table:table-cell table:style-name="ce1" office:value-type="string" calcext:value-type="string">
            <text:p>893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7689" calcext:value-type="float">
            <text:p>40,787689000000000</text:p>
          </table:table-cell>
          <table:table-cell office:value-type="float" office:value="-73.971244" calcext:value-type="float">
            <text:p>-73,9712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7401</text:p>
          </table:table-cell>
          <table:table-cell table:style-name="ce1" office:value-type="string" calcext:value-type="string">
            <text:p>017401</text:p>
          </table:table-cell>
          <table:table-cell table:style-name="ce1" office:value-type="string" calcext:value-type="string">
            <text:p>524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4939" calcext:value-type="float">
            <text:p>40,794939000000000</text:p>
          </table:table-cell>
          <table:table-cell office:value-type="float" office:value="-73.948906" calcext:value-type="float">
            <text:p>-73,9489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7402</text:p>
          </table:table-cell>
          <table:table-cell table:style-name="ce1" office:value-type="string" calcext:value-type="string">
            <text:p>017402</text:p>
          </table:table-cell>
          <table:table-cell table:style-name="ce1" office:value-type="string" calcext:value-type="string">
            <text:p>209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6923" calcext:value-type="float">
            <text:p>40,796923000000000</text:p>
          </table:table-cell>
          <table:table-cell office:value-type="float" office:value="-73.947927" calcext:value-type="float">
            <text:p>-73,9479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7500</text:p>
          </table:table-cell>
          <table:table-cell table:style-name="ce1" office:value-type="string" calcext:value-type="string">
            <text:p>017500</text:p>
          </table:table-cell>
          <table:table-cell table:style-name="ce1" office:value-type="string" calcext:value-type="string">
            <text:p>1082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0049" calcext:value-type="float">
            <text:p>40,790049000000000</text:p>
          </table:table-cell>
          <table:table-cell office:value-type="float" office:value="-73.976765" calcext:value-type="float">
            <text:p>-73,9767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7700</text:p>
          </table:table-cell>
          <table:table-cell table:style-name="ce1" office:value-type="string" calcext:value-type="string">
            <text:p>017700</text:p>
          </table:table-cell>
          <table:table-cell table:style-name="ce1" office:value-type="string" calcext:value-type="string">
            <text:p>915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0276" calcext:value-type="float">
            <text:p>40,790276000000000</text:p>
          </table:table-cell>
          <table:table-cell office:value-type="float" office:value="-73.969444" calcext:value-type="float">
            <text:p>-73,9694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7800</text:p>
          </table:table-cell>
          <table:table-cell table:style-name="ce1" office:value-type="string" calcext:value-type="string">
            <text:p>017800</text:p>
          </table:table-cell>
          <table:table-cell table:style-name="ce1" office:value-type="string" calcext:value-type="string">
            <text:p>391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5735" calcext:value-type="float">
            <text:p>40,795735000000000</text:p>
          </table:table-cell>
          <table:table-cell office:value-type="float" office:value="-73.933772" calcext:value-type="float">
            <text:p>-73,9337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7900</text:p>
          </table:table-cell>
          <table:table-cell table:style-name="ce1" office:value-type="string" calcext:value-type="string">
            <text:p>017900</text:p>
          </table:table-cell>
          <table:table-cell table:style-name="ce1" office:value-type="string" calcext:value-type="string">
            <text:p>929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2594" calcext:value-type="float">
            <text:p>40,792594000000000</text:p>
          </table:table-cell>
          <table:table-cell office:value-type="float" office:value="-73.974391" calcext:value-type="float">
            <text:p>-73,9743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8000</text:p>
          </table:table-cell>
          <table:table-cell table:style-name="ce1" office:value-type="string" calcext:value-type="string">
            <text:p>018000</text:p>
          </table:table-cell>
          <table:table-cell table:style-name="ce1" office:value-type="string" calcext:value-type="string">
            <text:p>747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4652" calcext:value-type="float">
            <text:p>40,794652000000000</text:p>
          </table:table-cell>
          <table:table-cell office:value-type="float" office:value="-73.939447" calcext:value-type="float">
            <text:p>-73,9394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8100</text:p>
          </table:table-cell>
          <table:table-cell table:style-name="ce1" office:value-type="string" calcext:value-type="string">
            <text:p>018100</text:p>
          </table:table-cell>
          <table:table-cell table:style-name="ce1" office:value-type="string" calcext:value-type="string">
            <text:p>886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2643" calcext:value-type="float">
            <text:p>40,792643000000000</text:p>
          </table:table-cell>
          <table:table-cell office:value-type="float" office:value="-73.967756" calcext:value-type="float">
            <text:p>-73,9677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8200</text:p>
          </table:table-cell>
          <table:table-cell table:style-name="ce1" office:value-type="string" calcext:value-type="string">
            <text:p>018200</text:p>
          </table:table-cell>
          <table:table-cell table:style-name="ce1" office:value-type="string" calcext:value-type="string">
            <text:p>676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832" calcext:value-type="float">
            <text:p>40,798320000000000</text:p>
          </table:table-cell>
          <table:table-cell office:value-type="float" office:value="-73.942081" calcext:value-type="float">
            <text:p>-73,9420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8300</text:p>
          </table:table-cell>
          <table:table-cell table:style-name="ce1" office:value-type="string" calcext:value-type="string">
            <text:p>018300</text:p>
          </table:table-cell>
          <table:table-cell table:style-name="ce1" office:value-type="string" calcext:value-type="string">
            <text:p>866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5045" calcext:value-type="float">
            <text:p>40,795045000000000</text:p>
          </table:table-cell>
          <table:table-cell office:value-type="float" office:value="-73.972766" calcext:value-type="float">
            <text:p>-73,9727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8400</text:p>
          </table:table-cell>
          <table:table-cell table:style-name="ce1" office:value-type="string" calcext:value-type="string">
            <text:p>018400</text:p>
          </table:table-cell>
          <table:table-cell table:style-name="ce1" office:value-type="string" calcext:value-type="string">
            <text:p>783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9473" calcext:value-type="float">
            <text:p>40,799473000000000</text:p>
          </table:table-cell>
          <table:table-cell office:value-type="float" office:value="-73.945274" calcext:value-type="float">
            <text:p>-73,9452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8500</text:p>
          </table:table-cell>
          <table:table-cell table:style-name="ce1" office:value-type="string" calcext:value-type="string">
            <text:p>018500</text:p>
          </table:table-cell>
          <table:table-cell table:style-name="ce1" office:value-type="string" calcext:value-type="string">
            <text:p>419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4324" calcext:value-type="float">
            <text:p>40,794324000000000</text:p>
          </table:table-cell>
          <table:table-cell office:value-type="float" office:value="-73.966272" calcext:value-type="float">
            <text:p>-73,9662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8600</text:p>
          </table:table-cell>
          <table:table-cell table:style-name="ce1" office:value-type="string" calcext:value-type="string">
            <text:p>018600</text:p>
          </table:table-cell>
          <table:table-cell table:style-name="ce1" office:value-type="string" calcext:value-type="string">
            <text:p>570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9153" calcext:value-type="float">
            <text:p>40,799153000000000</text:p>
          </table:table-cell>
          <table:table-cell office:value-type="float" office:value="-73.949738" calcext:value-type="float">
            <text:p>-73,9497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8700</text:p>
          </table:table-cell>
          <table:table-cell table:style-name="ce1" office:value-type="string" calcext:value-type="string">
            <text:p>018700</text:p>
          </table:table-cell>
          <table:table-cell table:style-name="ce1" office:value-type="string" calcext:value-type="string">
            <text:p>897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7539" calcext:value-type="float">
            <text:p>40,797539000000000</text:p>
          </table:table-cell>
          <table:table-cell office:value-type="float" office:value="-73.97089" calcext:value-type="float">
            <text:p>-73,9708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8800</text:p>
          </table:table-cell>
          <table:table-cell table:style-name="ce1" office:value-type="string" calcext:value-type="string">
            <text:p>018800</text:p>
          </table:table-cell>
          <table:table-cell table:style-name="ce1" office:value-type="string" calcext:value-type="string">
            <text:p>600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7644" calcext:value-type="float">
            <text:p>40,797644000000000</text:p>
          </table:table-cell>
          <table:table-cell office:value-type="float" office:value="-73.937447" calcext:value-type="float">
            <text:p>-73,9374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8900</text:p>
          </table:table-cell>
          <table:table-cell table:style-name="ce1" office:value-type="string" calcext:value-type="string">
            <text:p>018900</text:p>
          </table:table-cell>
          <table:table-cell table:style-name="ce1" office:value-type="string" calcext:value-type="string">
            <text:p>1154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7194" calcext:value-type="float">
            <text:p>40,797194000000000</text:p>
          </table:table-cell>
          <table:table-cell office:value-type="float" office:value="-73.963929" calcext:value-type="float">
            <text:p>-73,9639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9000</text:p>
          </table:table-cell>
          <table:table-cell table:style-name="ce1" office:value-type="string" calcext:value-type="string">
            <text:p>019000</text:p>
          </table:table-cell>
          <table:table-cell table:style-name="ce1" office:value-type="string" calcext:value-type="string">
            <text:p>308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1936" calcext:value-type="float">
            <text:p>40,801936000000000</text:p>
          </table:table-cell>
          <table:table-cell office:value-type="float" office:value="-73.947637" calcext:value-type="float">
            <text:p>-73,9476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9100</text:p>
          </table:table-cell>
          <table:table-cell table:style-name="ce1" office:value-type="string" calcext:value-type="string">
            <text:p>019100</text:p>
          </table:table-cell>
          <table:table-cell table:style-name="ce1" office:value-type="string" calcext:value-type="string">
            <text:p>880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0034" calcext:value-type="float">
            <text:p>40,800034000000000</text:p>
          </table:table-cell>
          <table:table-cell office:value-type="float" office:value="-73.969009" calcext:value-type="float">
            <text:p>-73,9690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9200</text:p>
          </table:table-cell>
          <table:table-cell table:style-name="ce1" office:value-type="string" calcext:value-type="string">
            <text:p>019200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98823" calcext:value-type="float">
            <text:p>40,798823000000000</text:p>
          </table:table-cell>
          <table:table-cell office:value-type="float" office:value="-73.931457" calcext:value-type="float">
            <text:p>-73,9314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9300</text:p>
          </table:table-cell>
          <table:table-cell table:style-name="ce1" office:value-type="string" calcext:value-type="string">
            <text:p>019300</text:p>
          </table:table-cell>
          <table:table-cell table:style-name="ce1" office:value-type="string" calcext:value-type="string">
            <text:p>900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0426" calcext:value-type="float">
            <text:p>40,800426000000000</text:p>
          </table:table-cell>
          <table:table-cell office:value-type="float" office:value="-73.961668" calcext:value-type="float">
            <text:p>-73,9616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9400</text:p>
          </table:table-cell>
          <table:table-cell table:style-name="ce1" office:value-type="string" calcext:value-type="string">
            <text:p>019400</text:p>
          </table:table-cell>
          <table:table-cell table:style-name="ce1" office:value-type="string" calcext:value-type="string">
            <text:p>655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0668" calcext:value-type="float">
            <text:p>40,800668000000000</text:p>
          </table:table-cell>
          <table:table-cell office:value-type="float" office:value="-73.935015" calcext:value-type="float">
            <text:p>-73,9350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9500</text:p>
          </table:table-cell>
          <table:table-cell table:style-name="ce1" office:value-type="string" calcext:value-type="string">
            <text:p>019500</text:p>
          </table:table-cell>
          <table:table-cell table:style-name="ce1" office:value-type="string" calcext:value-type="string">
            <text:p>819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2626" calcext:value-type="float">
            <text:p>40,802626000000000</text:p>
          </table:table-cell>
          <table:table-cell office:value-type="float" office:value="-73.966881" calcext:value-type="float">
            <text:p>-73,9668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9600</text:p>
          </table:table-cell>
          <table:table-cell table:style-name="ce1" office:value-type="string" calcext:value-type="string">
            <text:p>019600</text:p>
          </table:table-cell>
          <table:table-cell table:style-name="ce1" office:value-type="string" calcext:value-type="string">
            <text:p>393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2504" calcext:value-type="float">
            <text:p>40,802504000000000</text:p>
          </table:table-cell>
          <table:table-cell office:value-type="float" office:value="-73.93935" calcext:value-type="float">
            <text:p>-73,9393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9701</text:p>
          </table:table-cell>
          <table:table-cell table:style-name="ce1" office:value-type="string" calcext:value-type="string">
            <text:p>019701</text:p>
          </table:table-cell>
          <table:table-cell table:style-name="ce1" office:value-type="string" calcext:value-type="string">
            <text:p>64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3496" calcext:value-type="float">
            <text:p>40,803496000000000</text:p>
          </table:table-cell>
          <table:table-cell office:value-type="float" office:value="-73.961768" calcext:value-type="float">
            <text:p>-73,9617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9702</text:p>
          </table:table-cell>
          <table:table-cell table:style-name="ce1" office:value-type="string" calcext:value-type="string">
            <text:p>019702</text:p>
          </table:table-cell>
          <table:table-cell table:style-name="ce1" office:value-type="string" calcext:value-type="string">
            <text:p>209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2173" calcext:value-type="float">
            <text:p>40,802173000000000</text:p>
          </table:table-cell>
          <table:table-cell office:value-type="float" office:value="-73.957974" calcext:value-type="float">
            <text:p>-73,9579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9800</text:p>
          </table:table-cell>
          <table:table-cell table:style-name="ce1" office:value-type="string" calcext:value-type="string">
            <text:p>019800</text:p>
          </table:table-cell>
          <table:table-cell table:style-name="ce1" office:value-type="string" calcext:value-type="string">
            <text:p>191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4173" calcext:value-type="float">
            <text:p>40,804173000000000</text:p>
          </table:table-cell>
          <table:table-cell office:value-type="float" office:value="-73.941481" calcext:value-type="float">
            <text:p>-73,9414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19900</text:p>
          </table:table-cell>
          <table:table-cell table:style-name="ce1" office:value-type="string" calcext:value-type="string">
            <text:p>019900</text:p>
          </table:table-cell>
          <table:table-cell table:style-name="ce1" office:value-type="string" calcext:value-type="string">
            <text:p>1006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523" calcext:value-type="float">
            <text:p>40,805230000000000</text:p>
          </table:table-cell>
          <table:table-cell office:value-type="float" office:value="-73.965137" calcext:value-type="float">
            <text:p>-73,9651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0000</text:p>
          </table:table-cell>
          <table:table-cell table:style-name="ce1" office:value-type="string" calcext:value-type="string">
            <text:p>020000</text:p>
          </table:table-cell>
          <table:table-cell table:style-name="ce1" office:value-type="string" calcext:value-type="string">
            <text:p>258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5295" calcext:value-type="float">
            <text:p>40,805295000000000</text:p>
          </table:table-cell>
          <table:table-cell office:value-type="float" office:value="-73.945622" calcext:value-type="float">
            <text:p>-73,9456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0101</text:p>
          </table:table-cell>
          <table:table-cell table:style-name="ce1" office:value-type="string" calcext:value-type="string">
            <text:p>020101</text:p>
          </table:table-cell>
          <table:table-cell table:style-name="ce1" office:value-type="string" calcext:value-type="string">
            <text:p>173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6707" calcext:value-type="float">
            <text:p>40,806707000000000</text:p>
          </table:table-cell>
          <table:table-cell office:value-type="float" office:value="-73.960026" calcext:value-type="float">
            <text:p>-73,9600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0102</text:p>
          </table:table-cell>
          <table:table-cell table:style-name="ce1" office:value-type="string" calcext:value-type="string">
            <text:p>020102</text:p>
          </table:table-cell>
          <table:table-cell table:style-name="ce1" office:value-type="string" calcext:value-type="string">
            <text:p>386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5042" calcext:value-type="float">
            <text:p>40,805042000000000</text:p>
          </table:table-cell>
          <table:table-cell office:value-type="float" office:value="-73.956651" calcext:value-type="float">
            <text:p>-73,9566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0300</text:p>
          </table:table-cell>
          <table:table-cell table:style-name="ce1" office:value-type="string" calcext:value-type="string">
            <text:p>020300</text:p>
          </table:table-cell>
          <table:table-cell table:style-name="ce1" office:value-type="string" calcext:value-type="string">
            <text:p>363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8844" calcext:value-type="float">
            <text:p>40,808844000000000</text:p>
          </table:table-cell>
          <table:table-cell office:value-type="float" office:value="-73.961431" calcext:value-type="float">
            <text:p>-73,9614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0500</text:p>
          </table:table-cell>
          <table:table-cell table:style-name="ce1" office:value-type="string" calcext:value-type="string">
            <text:p>020500</text:p>
          </table:table-cell>
          <table:table-cell table:style-name="ce1" office:value-type="string" calcext:value-type="string">
            <text:p>532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8816" calcext:value-type="float">
            <text:p>40,808816000000000</text:p>
          </table:table-cell>
          <table:table-cell office:value-type="float" office:value="-73.964717" calcext:value-type="float">
            <text:p>-73,9647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0600</text:p>
          </table:table-cell>
          <table:table-cell table:style-name="ce1" office:value-type="string" calcext:value-type="string">
            <text:p>020600</text:p>
          </table:table-cell>
          <table:table-cell table:style-name="ce1" office:value-type="string" calcext:value-type="string">
            <text:p>294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8337" calcext:value-type="float">
            <text:p>40,808337000000000</text:p>
          </table:table-cell>
          <table:table-cell office:value-type="float" office:value="-73.93886" calcext:value-type="float">
            <text:p>-73,9388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0701</text:p>
          </table:table-cell>
          <table:table-cell table:style-name="ce1" office:value-type="string" calcext:value-type="string">
            <text:p>020701</text:p>
          </table:table-cell>
          <table:table-cell table:style-name="ce1" office:value-type="string" calcext:value-type="string">
            <text:p>332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894" calcext:value-type="float">
            <text:p>40,808940000000000</text:p>
          </table:table-cell>
          <table:table-cell office:value-type="float" office:value="-73.95848" calcext:value-type="float">
            <text:p>-73,9584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0800</text:p>
          </table:table-cell>
          <table:table-cell table:style-name="ce1" office:value-type="string" calcext:value-type="string">
            <text:p>020800</text:p>
          </table:table-cell>
          <table:table-cell table:style-name="ce1" office:value-type="string" calcext:value-type="string">
            <text:p>459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9674" calcext:value-type="float">
            <text:p>40,809674000000000</text:p>
          </table:table-cell>
          <table:table-cell office:value-type="float" office:value="-73.942024" calcext:value-type="float">
            <text:p>-73,9420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0901</text:p>
          </table:table-cell>
          <table:table-cell table:style-name="ce1" office:value-type="string" calcext:value-type="string">
            <text:p>020901</text:p>
          </table:table-cell>
          <table:table-cell table:style-name="ce1" office:value-type="string" calcext:value-type="string">
            <text:p>367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1725" calcext:value-type="float">
            <text:p>40,811725000000000</text:p>
          </table:table-cell>
          <table:table-cell office:value-type="float" office:value="-73.955519" calcext:value-type="float">
            <text:p>-73,9555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1000</text:p>
          </table:table-cell>
          <table:table-cell table:style-name="ce1" office:value-type="string" calcext:value-type="string">
            <text:p>021000</text:p>
          </table:table-cell>
          <table:table-cell table:style-name="ce1" office:value-type="string" calcext:value-type="string">
            <text:p>663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2422" calcext:value-type="float">
            <text:p>40,812422000000000</text:p>
          </table:table-cell>
          <table:table-cell office:value-type="float" office:value="-73.936184" calcext:value-type="float">
            <text:p>-73,9361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1100</text:p>
          </table:table-cell>
          <table:table-cell table:style-name="ce1" office:value-type="string" calcext:value-type="string">
            <text:p>021100</text:p>
          </table:table-cell>
          <table:table-cell table:style-name="ce1" office:value-type="string" calcext:value-type="string">
            <text:p>1033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381" calcext:value-type="float">
            <text:p>40,813810000000000</text:p>
          </table:table-cell>
          <table:table-cell office:value-type="float" office:value="-73.959381" calcext:value-type="float">
            <text:p>-73,9593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1200</text:p>
          </table:table-cell>
          <table:table-cell table:style-name="ce1" office:value-type="string" calcext:value-type="string">
            <text:p>021200</text:p>
          </table:table-cell>
          <table:table-cell table:style-name="ce1" office:value-type="string" calcext:value-type="string">
            <text:p>441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3769" calcext:value-type="float">
            <text:p>40,813769000000000</text:p>
          </table:table-cell>
          <table:table-cell office:value-type="float" office:value="-73.939001" calcext:value-type="float">
            <text:p>-73,9390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1303</text:p>
          </table:table-cell>
          <table:table-cell table:style-name="ce1" office:value-type="string" calcext:value-type="string">
            <text:p>021303</text:p>
          </table:table-cell>
          <table:table-cell table:style-name="ce1" office:value-type="string" calcext:value-type="string">
            <text:p>561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4221" calcext:value-type="float">
            <text:p>40,814221000000000</text:p>
          </table:table-cell>
          <table:table-cell office:value-type="float" office:value="-73.952796" calcext:value-type="float">
            <text:p>-73,9527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1400</text:p>
          </table:table-cell>
          <table:table-cell table:style-name="ce1" office:value-type="string" calcext:value-type="string">
            <text:p>021400</text:p>
          </table:table-cell>
          <table:table-cell table:style-name="ce1" office:value-type="string" calcext:value-type="string">
            <text:p>300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6936" calcext:value-type="float">
            <text:p>40,816936000000000</text:p>
          </table:table-cell>
          <table:table-cell office:value-type="float" office:value="-73.936769" calcext:value-type="float">
            <text:p>-73,9367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1500</text:p>
          </table:table-cell>
          <table:table-cell table:style-name="ce1" office:value-type="string" calcext:value-type="string">
            <text:p>021500</text:p>
          </table:table-cell>
          <table:table-cell table:style-name="ce1" office:value-type="string" calcext:value-type="string">
            <text:p>306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4213" calcext:value-type="float">
            <text:p>40,814213000000000</text:p>
          </table:table-cell>
          <table:table-cell office:value-type="float" office:value="-73.948948" calcext:value-type="float">
            <text:p>-73,9489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1600</text:p>
          </table:table-cell>
          <table:table-cell table:style-name="ce1" office:value-type="string" calcext:value-type="string">
            <text:p>021600</text:p>
          </table:table-cell>
          <table:table-cell table:style-name="ce1" office:value-type="string" calcext:value-type="string">
            <text:p>755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0629" calcext:value-type="float">
            <text:p>40,800629000000000</text:p>
          </table:table-cell>
          <table:table-cell office:value-type="float" office:value="-73.95434" calcext:value-type="float">
            <text:p>-73,9543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1703</text:p>
          </table:table-cell>
          <table:table-cell table:style-name="ce1" office:value-type="string" calcext:value-type="string">
            <text:p>02170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8471" calcext:value-type="float">
            <text:p>40,818471000000000</text:p>
          </table:table-cell>
          <table:table-cell office:value-type="float" office:value="-73.948915" calcext:value-type="float">
            <text:p>-73,9489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1800</text:p>
          </table:table-cell>
          <table:table-cell table:style-name="ce1" office:value-type="string" calcext:value-type="string">
            <text:p>021800</text:p>
          </table:table-cell>
          <table:table-cell table:style-name="ce1" office:value-type="string" calcext:value-type="string">
            <text:p>661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3297" calcext:value-type="float">
            <text:p>40,803297000000000</text:p>
          </table:table-cell>
          <table:table-cell office:value-type="float" office:value="-73.952728" calcext:value-type="float">
            <text:p>-73,9527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1900</text:p>
          </table:table-cell>
          <table:table-cell table:style-name="ce1" office:value-type="string" calcext:value-type="string">
            <text:p>021900</text:p>
          </table:table-cell>
          <table:table-cell table:style-name="ce1" office:value-type="string" calcext:value-type="string">
            <text:p>602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7106" calcext:value-type="float">
            <text:p>40,817106000000000</text:p>
          </table:table-cell>
          <table:table-cell office:value-type="float" office:value="-73.955418" calcext:value-type="float">
            <text:p>-73,95541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2000</text:p>
          </table:table-cell>
          <table:table-cell table:style-name="ce1" office:value-type="string" calcext:value-type="string">
            <text:p>022000</text:p>
          </table:table-cell>
          <table:table-cell table:style-name="ce1" office:value-type="string" calcext:value-type="string">
            <text:p>537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5902" calcext:value-type="float">
            <text:p>40,805902000000000</text:p>
          </table:table-cell>
          <table:table-cell office:value-type="float" office:value="-73.951108" calcext:value-type="float">
            <text:p>-73,9511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2102</text:p>
          </table:table-cell>
          <table:table-cell table:style-name="ce1" office:value-type="string" calcext:value-type="string">
            <text:p>022102</text:p>
          </table:table-cell>
          <table:table-cell table:style-name="ce1" office:value-type="string" calcext:value-type="string">
            <text:p>217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8837" calcext:value-type="float">
            <text:p>40,818837000000000</text:p>
          </table:table-cell>
          <table:table-cell office:value-type="float" office:value="-73.946246" calcext:value-type="float">
            <text:p>-73,9462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2200</text:p>
          </table:table-cell>
          <table:table-cell table:style-name="ce1" office:value-type="string" calcext:value-type="string">
            <text:p>022200</text:p>
          </table:table-cell>
          <table:table-cell table:style-name="ce1" office:value-type="string" calcext:value-type="string">
            <text:p>264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7831" calcext:value-type="float">
            <text:p>40,807831000000000</text:p>
          </table:table-cell>
          <table:table-cell office:value-type="float" office:value="-73.949303" calcext:value-type="float">
            <text:p>-73,9493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2301</text:p>
          </table:table-cell>
          <table:table-cell table:style-name="ce1" office:value-type="string" calcext:value-type="string">
            <text:p>022301</text:p>
          </table:table-cell>
          <table:table-cell table:style-name="ce1" office:value-type="string" calcext:value-type="string">
            <text:p>791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20521" calcext:value-type="float">
            <text:p>40,820521000000000</text:p>
          </table:table-cell>
          <table:table-cell office:value-type="float" office:value="-73.954572" calcext:value-type="float">
            <text:p>-73,9545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2302</text:p>
          </table:table-cell>
          <table:table-cell table:style-name="ce1" office:value-type="string" calcext:value-type="string">
            <text:p>022302</text:p>
          </table:table-cell>
          <table:table-cell table:style-name="ce1" office:value-type="string" calcext:value-type="string">
            <text:p>338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20002" calcext:value-type="float">
            <text:p>40,820002000000000</text:p>
          </table:table-cell>
          <table:table-cell office:value-type="float" office:value="-73.956901" calcext:value-type="float">
            <text:p>-73,9569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2400</text:p>
          </table:table-cell>
          <table:table-cell table:style-name="ce1" office:value-type="string" calcext:value-type="string">
            <text:p>022400</text:p>
          </table:table-cell>
          <table:table-cell table:style-name="ce1" office:value-type="string" calcext:value-type="string">
            <text:p>642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1416" calcext:value-type="float">
            <text:p>40,811416000000000</text:p>
          </table:table-cell>
          <table:table-cell office:value-type="float" office:value="-73.94704" calcext:value-type="float">
            <text:p>-73,9470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2500</text:p>
          </table:table-cell>
          <table:table-cell table:style-name="ce1" office:value-type="string" calcext:value-type="string">
            <text:p>022500</text:p>
          </table:table-cell>
          <table:table-cell table:style-name="ce1" office:value-type="string" calcext:value-type="string">
            <text:p>1014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2305" calcext:value-type="float">
            <text:p>40,823050000000000</text:p>
          </table:table-cell>
          <table:table-cell office:value-type="float" office:value="-73.952519" calcext:value-type="float">
            <text:p>-73,9525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2600</text:p>
          </table:table-cell>
          <table:table-cell table:style-name="ce1" office:value-type="string" calcext:value-type="string">
            <text:p>022600</text:p>
          </table:table-cell>
          <table:table-cell table:style-name="ce1" office:value-type="string" calcext:value-type="string">
            <text:p>377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3561" calcext:value-type="float">
            <text:p>40,813561000000000</text:p>
          </table:table-cell>
          <table:table-cell office:value-type="float" office:value="-73.944713" calcext:value-type="float">
            <text:p>-73,9447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2700</text:p>
          </table:table-cell>
          <table:table-cell table:style-name="ce1" office:value-type="string" calcext:value-type="string">
            <text:p>022700</text:p>
          </table:table-cell>
          <table:table-cell table:style-name="ce1" office:value-type="string" calcext:value-type="string">
            <text:p>486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22788" calcext:value-type="float">
            <text:p>40,822788000000000</text:p>
          </table:table-cell>
          <table:table-cell office:value-type="float" office:value="-73.946268" calcext:value-type="float">
            <text:p>-73,9462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2800</text:p>
          </table:table-cell>
          <table:table-cell table:style-name="ce1" office:value-type="string" calcext:value-type="string">
            <text:p>022800</text:p>
          </table:table-cell>
          <table:table-cell table:style-name="ce1" office:value-type="string" calcext:value-type="string">
            <text:p>524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5906" calcext:value-type="float">
            <text:p>40,815906000000000</text:p>
          </table:table-cell>
          <table:table-cell office:value-type="float" office:value="-73.942809" calcext:value-type="float">
            <text:p>-73,9428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2900</text:p>
          </table:table-cell>
          <table:table-cell table:style-name="ce1" office:value-type="string" calcext:value-type="string">
            <text:p>022900</text:p>
          </table:table-cell>
          <table:table-cell table:style-name="ce1" office:value-type="string" calcext:value-type="string">
            <text:p>830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25401" calcext:value-type="float">
            <text:p>40,825401000000000</text:p>
          </table:table-cell>
          <table:table-cell office:value-type="float" office:value="-73.950367" calcext:value-type="float">
            <text:p>-73,9503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3000</text:p>
          </table:table-cell>
          <table:table-cell table:style-name="ce1" office:value-type="string" calcext:value-type="string">
            <text:p>023000</text:p>
          </table:table-cell>
          <table:table-cell table:style-name="ce1" office:value-type="string" calcext:value-type="string">
            <text:p>810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18667" calcext:value-type="float">
            <text:p>40,818667000000000</text:p>
          </table:table-cell>
          <table:table-cell office:value-type="float" office:value="-73.941229" calcext:value-type="float">
            <text:p>-73,9412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3100</text:p>
          </table:table-cell>
          <table:table-cell table:style-name="ce1" office:value-type="string" calcext:value-type="string">
            <text:p>023100</text:p>
          </table:table-cell>
          <table:table-cell table:style-name="ce1" office:value-type="string" calcext:value-type="string">
            <text:p>586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26004" calcext:value-type="float">
            <text:p>40,826004000000000</text:p>
          </table:table-cell>
          <table:table-cell office:value-type="float" office:value="-73.944459" calcext:value-type="float">
            <text:p>-73,9444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3200</text:p>
          </table:table-cell>
          <table:table-cell table:style-name="ce1" office:value-type="string" calcext:value-type="string">
            <text:p>023200</text:p>
          </table:table-cell>
          <table:table-cell table:style-name="ce1" office:value-type="string" calcext:value-type="string">
            <text:p>798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21027" calcext:value-type="float">
            <text:p>40,821027000000000</text:p>
          </table:table-cell>
          <table:table-cell office:value-type="float" office:value="-73.939746" calcext:value-type="float">
            <text:p>-73,9397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3300</text:p>
          </table:table-cell>
          <table:table-cell table:style-name="ce1" office:value-type="string" calcext:value-type="string">
            <text:p>023300</text:p>
          </table:table-cell>
          <table:table-cell table:style-name="ce1" office:value-type="string" calcext:value-type="string">
            <text:p>652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28139" calcext:value-type="float">
            <text:p>40,828139000000000</text:p>
          </table:table-cell>
          <table:table-cell office:value-type="float" office:value="-73.948259" calcext:value-type="float">
            <text:p>-73,9482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3400</text:p>
          </table:table-cell>
          <table:table-cell table:style-name="ce1" office:value-type="string" calcext:value-type="string">
            <text:p>023400</text:p>
          </table:table-cell>
          <table:table-cell table:style-name="ce1" office:value-type="string" calcext:value-type="string">
            <text:p>446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24072" calcext:value-type="float">
            <text:p>40,824072000000000</text:p>
          </table:table-cell>
          <table:table-cell office:value-type="float" office:value="-73.938999" calcext:value-type="float">
            <text:p>-73,9389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3501</text:p>
          </table:table-cell>
          <table:table-cell table:style-name="ce1" office:value-type="string" calcext:value-type="string">
            <text:p>023501</text:p>
          </table:table-cell>
          <table:table-cell table:style-name="ce1" office:value-type="string" calcext:value-type="string">
            <text:p>600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29208" calcext:value-type="float">
            <text:p>40,829208000000000</text:p>
          </table:table-cell>
          <table:table-cell office:value-type="float" office:value="-73.94202" calcext:value-type="float">
            <text:p>-73,9420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3502</text:p>
          </table:table-cell>
          <table:table-cell table:style-name="ce1" office:value-type="string" calcext:value-type="string">
            <text:p>023502</text:p>
          </table:table-cell>
          <table:table-cell table:style-name="ce1" office:value-type="string" calcext:value-type="string">
            <text:p>181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27685" calcext:value-type="float">
            <text:p>40,827685000000000</text:p>
          </table:table-cell>
          <table:table-cell office:value-type="float" office:value="-73.939062" calcext:value-type="float">
            <text:p>-73,9390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3600</text:p>
          </table:table-cell>
          <table:table-cell table:style-name="ce1" office:value-type="string" calcext:value-type="string">
            <text:p>023600</text:p>
          </table:table-cell>
          <table:table-cell table:style-name="ce1" office:value-type="string" calcext:value-type="string">
            <text:p>640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24343" calcext:value-type="float">
            <text:p>40,824343000000000</text:p>
          </table:table-cell>
          <table:table-cell office:value-type="float" office:value="-73.936483" calcext:value-type="float">
            <text:p>-73,9364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3700</text:p>
          </table:table-cell>
          <table:table-cell table:style-name="ce1" office:value-type="string" calcext:value-type="string">
            <text:p>023700</text:p>
          </table:table-cell>
          <table:table-cell table:style-name="ce1" office:value-type="string" calcext:value-type="string">
            <text:p>681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30412" calcext:value-type="float">
            <text:p>40,830412000000000</text:p>
          </table:table-cell>
          <table:table-cell office:value-type="float" office:value="-73.947261" calcext:value-type="float">
            <text:p>-73,9472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3801</text:p>
          </table:table-cell>
          <table:table-cell table:style-name="ce1" office:value-type="string" calcext:value-type="string">
            <text:p>023801</text:p>
          </table:table-cell>
          <table:table-cell table:style-name="ce1" office:value-type="string" calcext:value-type="string">
            <text:p>972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60673" calcext:value-type="float">
            <text:p>40,760673000000000</text:p>
          </table:table-cell>
          <table:table-cell office:value-type="float" office:value="-73.95136" calcext:value-type="float">
            <text:p>-73,9513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3802</text:p>
          </table:table-cell>
          <table:table-cell table:style-name="ce1" office:value-type="string" calcext:value-type="string">
            <text:p>023802</text:p>
          </table:table-cell>
          <table:table-cell table:style-name="ce1" office:value-type="string" calcext:value-type="string">
            <text:p>193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70308" calcext:value-type="float">
            <text:p>40,770308000000000</text:p>
          </table:table-cell>
          <table:table-cell office:value-type="float" office:value="-73.942216" calcext:value-type="float">
            <text:p>-73,94221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3900</text:p>
          </table:table-cell>
          <table:table-cell table:style-name="ce1" office:value-type="string" calcext:value-type="string">
            <text:p>023900</text:p>
          </table:table-cell>
          <table:table-cell table:style-name="ce1" office:value-type="string" calcext:value-type="string">
            <text:p>237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32747" calcext:value-type="float">
            <text:p>40,832747000000000</text:p>
          </table:table-cell>
          <table:table-cell office:value-type="float" office:value="-73.940879" calcext:value-type="float">
            <text:p>-73,9408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4000</text:p>
          </table:table-cell>
          <table:table-cell table:style-name="ce1" office:value-type="string" calcext:value-type="string">
            <text:p>024000</text:p>
          </table:table-cell>
          <table:table-cell table:style-name="ce1" office:value-type="string" calcext:value-type="string">
            <text:p>164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89803" calcext:value-type="float">
            <text:p>40,789803000000000</text:p>
          </table:table-cell>
          <table:table-cell office:value-type="float" office:value="-73.927123" calcext:value-type="float">
            <text:p>-73,9271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4100</text:p>
          </table:table-cell>
          <table:table-cell table:style-name="ce1" office:value-type="string" calcext:value-type="string">
            <text:p>024100</text:p>
          </table:table-cell>
          <table:table-cell table:style-name="ce1" office:value-type="string" calcext:value-type="string">
            <text:p>764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33848" calcext:value-type="float">
            <text:p>40,833848000000000</text:p>
          </table:table-cell>
          <table:table-cell office:value-type="float" office:value="-73.945182" calcext:value-type="float">
            <text:p>-73,9451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4200</text:p>
          </table:table-cell>
          <table:table-cell table:style-name="ce1" office:value-type="string" calcext:value-type="string">
            <text:p>024200</text:p>
          </table:table-cell>
          <table:table-cell table:style-name="ce1" office:value-type="string" calcext:value-type="string">
            <text:p>339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595" calcext:value-type="float">
            <text:p>40,805950000000000</text:p>
          </table:table-cell>
          <table:table-cell office:value-type="float" office:value="-73.936027" calcext:value-type="float">
            <text:p>-73,9360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4301</text:p>
          </table:table-cell>
          <table:table-cell table:style-name="ce1" office:value-type="string" calcext:value-type="string">
            <text:p>024301</text:p>
          </table:table-cell>
          <table:table-cell table:style-name="ce1" office:value-type="string" calcext:value-type="string">
            <text:p>394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36136" calcext:value-type="float">
            <text:p>40,836136000000000</text:p>
          </table:table-cell>
          <table:table-cell office:value-type="float" office:value="-73.938724" calcext:value-type="float">
            <text:p>-73,9387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4302</text:p>
          </table:table-cell>
          <table:table-cell table:style-name="ce1" office:value-type="string" calcext:value-type="string">
            <text:p>024302</text:p>
          </table:table-cell>
          <table:table-cell table:style-name="ce1" office:value-type="string" calcext:value-type="string">
            <text:p>737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32196" calcext:value-type="float">
            <text:p>40,832196000000000</text:p>
          </table:table-cell>
          <table:table-cell office:value-type="float" office:value="-73.937227" calcext:value-type="float">
            <text:p>-73,9372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4500</text:p>
          </table:table-cell>
          <table:table-cell table:style-name="ce1" office:value-type="string" calcext:value-type="string">
            <text:p>024500</text:p>
          </table:table-cell>
          <table:table-cell table:style-name="ce1" office:value-type="string" calcext:value-type="string">
            <text:p>1493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36671" calcext:value-type="float">
            <text:p>40,836671000000000</text:p>
          </table:table-cell>
          <table:table-cell office:value-type="float" office:value="-73.942081" calcext:value-type="float">
            <text:p>-73,9420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4700</text:p>
          </table:table-cell>
          <table:table-cell table:style-name="ce1" office:value-type="string" calcext:value-type="string">
            <text:p>024700</text:p>
          </table:table-cell>
          <table:table-cell table:style-name="ce1" office:value-type="string" calcext:value-type="string">
            <text:p>707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37255" calcext:value-type="float">
            <text:p>40,837255000000000</text:p>
          </table:table-cell>
          <table:table-cell office:value-type="float" office:value="-73.945531" calcext:value-type="float">
            <text:p>-73,9455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4900</text:p>
          </table:table-cell>
          <table:table-cell table:style-name="ce1" office:value-type="string" calcext:value-type="string">
            <text:p>0249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38777" calcext:value-type="float">
            <text:p>40,838777000000000</text:p>
          </table:table-cell>
          <table:table-cell office:value-type="float" office:value="-73.936885" calcext:value-type="float">
            <text:p>-73,9368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5100</text:p>
          </table:table-cell>
          <table:table-cell table:style-name="ce1" office:value-type="string" calcext:value-type="string">
            <text:p>025100</text:p>
          </table:table-cell>
          <table:table-cell table:style-name="ce1" office:value-type="string" calcext:value-type="string">
            <text:p>252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40029" calcext:value-type="float">
            <text:p>40,840029000000000</text:p>
          </table:table-cell>
          <table:table-cell office:value-type="float" office:value="-73.938426" calcext:value-type="float">
            <text:p>-73,9384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5300</text:p>
          </table:table-cell>
          <table:table-cell table:style-name="ce1" office:value-type="string" calcext:value-type="string">
            <text:p>025300</text:p>
          </table:table-cell>
          <table:table-cell table:style-name="ce1" office:value-type="string" calcext:value-type="string">
            <text:p>1123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4291" calcext:value-type="float">
            <text:p>40,842910000000000</text:p>
          </table:table-cell>
          <table:table-cell office:value-type="float" office:value="-73.938138" calcext:value-type="float">
            <text:p>-73,9381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5500</text:p>
          </table:table-cell>
          <table:table-cell table:style-name="ce1" office:value-type="string" calcext:value-type="string">
            <text:p>025500</text:p>
          </table:table-cell>
          <table:table-cell table:style-name="ce1" office:value-type="string" calcext:value-type="string">
            <text:p>577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44875" calcext:value-type="float">
            <text:p>40,844875000000000</text:p>
          </table:table-cell>
          <table:table-cell office:value-type="float" office:value="-73.94209" calcext:value-type="float">
            <text:p>-73,9420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5700</text:p>
          </table:table-cell>
          <table:table-cell table:style-name="ce1" office:value-type="string" calcext:value-type="string">
            <text:p>025700</text:p>
          </table:table-cell>
          <table:table-cell table:style-name="ce1" office:value-type="string" calcext:value-type="string">
            <text:p>387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07924" calcext:value-type="float">
            <text:p>40,807924000000000</text:p>
          </table:table-cell>
          <table:table-cell office:value-type="float" office:value="-73.954451" calcext:value-type="float">
            <text:p>-73,9544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5900</text:p>
          </table:table-cell>
          <table:table-cell table:style-name="ce1" office:value-type="string" calcext:value-type="string">
            <text:p>025900</text:p>
          </table:table-cell>
          <table:table-cell table:style-name="ce1" office:value-type="string" calcext:value-type="string">
            <text:p>349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23328" calcext:value-type="float">
            <text:p>40,823328000000000</text:p>
          </table:table-cell>
          <table:table-cell office:value-type="float" office:value="-73.942269" calcext:value-type="float">
            <text:p>-73,9422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6100</text:p>
          </table:table-cell>
          <table:table-cell table:style-name="ce1" office:value-type="string" calcext:value-type="string">
            <text:p>026100</text:p>
          </table:table-cell>
          <table:table-cell table:style-name="ce1" office:value-type="string" calcext:value-type="string">
            <text:p>1208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45792" calcext:value-type="float">
            <text:p>40,845792000000000</text:p>
          </table:table-cell>
          <table:table-cell office:value-type="float" office:value="-73.934557" calcext:value-type="float">
            <text:p>-73,9345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6300</text:p>
          </table:table-cell>
          <table:table-cell table:style-name="ce1" office:value-type="string" calcext:value-type="string">
            <text:p>026300</text:p>
          </table:table-cell>
          <table:table-cell table:style-name="ce1" office:value-type="string" calcext:value-type="string">
            <text:p>872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46903" calcext:value-type="float">
            <text:p>40,846903000000000</text:p>
          </table:table-cell>
          <table:table-cell office:value-type="float" office:value="-73.937241" calcext:value-type="float">
            <text:p>-73,9372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6500</text:p>
          </table:table-cell>
          <table:table-cell table:style-name="ce1" office:value-type="string" calcext:value-type="string">
            <text:p>026500</text:p>
          </table:table-cell>
          <table:table-cell table:style-name="ce1" office:value-type="string" calcext:value-type="string">
            <text:p>702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49727" calcext:value-type="float">
            <text:p>40,849727000000000</text:p>
          </table:table-cell>
          <table:table-cell office:value-type="float" office:value="-73.939183" calcext:value-type="float">
            <text:p>-73,9391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6700</text:p>
          </table:table-cell>
          <table:table-cell table:style-name="ce1" office:value-type="string" calcext:value-type="string">
            <text:p>026700</text:p>
          </table:table-cell>
          <table:table-cell table:style-name="ce1" office:value-type="string" calcext:value-type="string">
            <text:p>217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50641" calcext:value-type="float">
            <text:p>40,850641000000000</text:p>
          </table:table-cell>
          <table:table-cell office:value-type="float" office:value="-73.928414" calcext:value-type="float">
            <text:p>-73,9284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6900</text:p>
          </table:table-cell>
          <table:table-cell table:style-name="ce1" office:value-type="string" calcext:value-type="string">
            <text:p>026900</text:p>
          </table:table-cell>
          <table:table-cell table:style-name="ce1" office:value-type="string" calcext:value-type="string">
            <text:p>842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5105" calcext:value-type="float">
            <text:p>40,851050000000000</text:p>
          </table:table-cell>
          <table:table-cell office:value-type="float" office:value="-73.930722" calcext:value-type="float">
            <text:p>-73,9307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7100</text:p>
          </table:table-cell>
          <table:table-cell table:style-name="ce1" office:value-type="string" calcext:value-type="string">
            <text:p>027100</text:p>
          </table:table-cell>
          <table:table-cell table:style-name="ce1" office:value-type="string" calcext:value-type="string">
            <text:p>819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51979" calcext:value-type="float">
            <text:p>40,851979000000000</text:p>
          </table:table-cell>
          <table:table-cell office:value-type="float" office:value="-73.934212" calcext:value-type="float">
            <text:p>-73,9342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7300</text:p>
          </table:table-cell>
          <table:table-cell table:style-name="ce1" office:value-type="string" calcext:value-type="string">
            <text:p>027300</text:p>
          </table:table-cell>
          <table:table-cell table:style-name="ce1" office:value-type="string" calcext:value-type="string">
            <text:p>6370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53277" calcext:value-type="float">
            <text:p>40,853277000000000</text:p>
          </table:table-cell>
          <table:table-cell office:value-type="float" office:value="-73.937642" calcext:value-type="float">
            <text:p>-73,9376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7500</text:p>
          </table:table-cell>
          <table:table-cell table:style-name="ce1" office:value-type="string" calcext:value-type="string">
            <text:p>027500</text:p>
          </table:table-cell>
          <table:table-cell table:style-name="ce1" office:value-type="string" calcext:value-type="string">
            <text:p>284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54198" calcext:value-type="float">
            <text:p>40,854198000000000</text:p>
          </table:table-cell>
          <table:table-cell office:value-type="float" office:value="-73.939439" calcext:value-type="float">
            <text:p>-73,9394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7700</text:p>
          </table:table-cell>
          <table:table-cell table:style-name="ce1" office:value-type="string" calcext:value-type="string">
            <text:p>027700</text:p>
          </table:table-cell>
          <table:table-cell table:style-name="ce1" office:value-type="string" calcext:value-type="string">
            <text:p>708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55147" calcext:value-type="float">
            <text:p>40,855147000000000</text:p>
          </table:table-cell>
          <table:table-cell office:value-type="float" office:value="-73.928162" calcext:value-type="float">
            <text:p>-73,9281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7900</text:p>
          </table:table-cell>
          <table:table-cell table:style-name="ce1" office:value-type="string" calcext:value-type="string">
            <text:p>027900</text:p>
          </table:table-cell>
          <table:table-cell table:style-name="ce1" office:value-type="string" calcext:value-type="string">
            <text:p>1029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55933" calcext:value-type="float">
            <text:p>40,855933000000000</text:p>
          </table:table-cell>
          <table:table-cell office:value-type="float" office:value="-73.930947" calcext:value-type="float">
            <text:p>-73,9309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8100</text:p>
          </table:table-cell>
          <table:table-cell table:style-name="ce1" office:value-type="string" calcext:value-type="string">
            <text:p>028100</text:p>
          </table:table-cell>
          <table:table-cell table:style-name="ce1" office:value-type="string" calcext:value-type="string">
            <text:p>286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56388" calcext:value-type="float">
            <text:p>40,856388000000000</text:p>
          </table:table-cell>
          <table:table-cell office:value-type="float" office:value="-73.934977" calcext:value-type="float">
            <text:p>-73,9349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8300</text:p>
          </table:table-cell>
          <table:table-cell table:style-name="ce1" office:value-type="string" calcext:value-type="string">
            <text:p>028300</text:p>
          </table:table-cell>
          <table:table-cell table:style-name="ce1" office:value-type="string" calcext:value-type="string">
            <text:p>762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58916" calcext:value-type="float">
            <text:p>40,858916000000000</text:p>
          </table:table-cell>
          <table:table-cell office:value-type="float" office:value="-73.9289" calcext:value-type="float">
            <text:p>-73,9289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8500</text:p>
          </table:table-cell>
          <table:table-cell table:style-name="ce1" office:value-type="string" calcext:value-type="string">
            <text:p>028500</text:p>
          </table:table-cell>
          <table:table-cell table:style-name="ce1" office:value-type="string" calcext:value-type="string">
            <text:p>7216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61657" calcext:value-type="float">
            <text:p>40,861657000000000</text:p>
          </table:table-cell>
          <table:table-cell office:value-type="float" office:value="-73.927835" calcext:value-type="float">
            <text:p>-73,9278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8700</text:p>
          </table:table-cell>
          <table:table-cell table:style-name="ce1" office:value-type="string" calcext:value-type="string">
            <text:p>028700</text:p>
          </table:table-cell>
          <table:table-cell table:style-name="ce1" office:value-type="string" calcext:value-type="string">
            <text:p>4035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64332" calcext:value-type="float">
            <text:p>40,864332000000000</text:p>
          </table:table-cell>
          <table:table-cell office:value-type="float" office:value="-73.928468" calcext:value-type="float">
            <text:p>-73,9284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9100</text:p>
          </table:table-cell>
          <table:table-cell table:style-name="ce1" office:value-type="string" calcext:value-type="string">
            <text:p>029100</text:p>
          </table:table-cell>
          <table:table-cell table:style-name="ce1" office:value-type="string" calcext:value-type="string">
            <text:p>11288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64083" calcext:value-type="float">
            <text:p>40,864083000000000</text:p>
          </table:table-cell>
          <table:table-cell office:value-type="float" office:value="-73.92361" calcext:value-type="float">
            <text:p>-73,9236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9300</text:p>
          </table:table-cell>
          <table:table-cell table:style-name="ce1" office:value-type="string" calcext:value-type="string">
            <text:p>029300</text:p>
          </table:table-cell>
          <table:table-cell table:style-name="ce1" office:value-type="string" calcext:value-type="string">
            <text:p>903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65864" calcext:value-type="float">
            <text:p>40,865864000000000</text:p>
          </table:table-cell>
          <table:table-cell office:value-type="float" office:value="-73.920095" calcext:value-type="float">
            <text:p>-73,9200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9500</text:p>
          </table:table-cell>
          <table:table-cell table:style-name="ce1" office:value-type="string" calcext:value-type="string">
            <text:p>029500</text:p>
          </table:table-cell>
          <table:table-cell table:style-name="ce1" office:value-type="string" calcext:value-type="string">
            <text:p>694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67604" calcext:value-type="float">
            <text:p>40,867604000000000</text:p>
          </table:table-cell>
          <table:table-cell office:value-type="float" office:value="-73.924906" calcext:value-type="float">
            <text:p>-73,9249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9700</text:p>
          </table:table-cell>
          <table:table-cell table:style-name="ce1" office:value-type="string" calcext:value-type="string">
            <text:p>029700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72064" calcext:value-type="float">
            <text:p>40,872064000000000</text:p>
          </table:table-cell>
          <table:table-cell office:value-type="float" office:value="-73.923039" calcext:value-type="float">
            <text:p>-73,9230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29900</text:p>
          </table:table-cell>
          <table:table-cell table:style-name="ce1" office:value-type="string" calcext:value-type="string">
            <text:p>029900</text:p>
          </table:table-cell>
          <table:table-cell table:style-name="ce1" office:value-type="string" calcext:value-type="string">
            <text:p>383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61538" calcext:value-type="float">
            <text:p>40,861538000000000</text:p>
          </table:table-cell>
          <table:table-cell office:value-type="float" office:value="-73.92156" calcext:value-type="float">
            <text:p>-73,9215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30300</text:p>
          </table:table-cell>
          <table:table-cell table:style-name="ce1" office:value-type="string" calcext:value-type="string">
            <text:p>030300</text:p>
          </table:table-cell>
          <table:table-cell table:style-name="ce1" office:value-type="string" calcext:value-type="string">
            <text:p>375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69272" calcext:value-type="float">
            <text:p>40,869272000000000</text:p>
          </table:table-cell>
          <table:table-cell office:value-type="float" office:value="-73.918406" calcext:value-type="float">
            <text:p>-73,9184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30700</text:p>
          </table:table-cell>
          <table:table-cell table:style-name="ce1" office:value-type="string" calcext:value-type="string">
            <text:p>030700</text:p>
          </table:table-cell>
          <table:table-cell table:style-name="ce1" office:value-type="string" calcext:value-type="string">
            <text:p>3434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71456" calcext:value-type="float">
            <text:p>40,871456000000000</text:p>
          </table:table-cell>
          <table:table-cell office:value-type="float" office:value="-73.917048" calcext:value-type="float">
            <text:p>-73,9170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30900</text:p>
          </table:table-cell>
          <table:table-cell table:style-name="ce1" office:value-type="string" calcext:value-type="string">
            <text:p>030900</text:p>
          </table:table-cell>
          <table:table-cell table:style-name="ce1" office:value-type="string" calcext:value-type="string">
            <text:p>8463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75793" calcext:value-type="float">
            <text:p>40,875793000000000</text:p>
          </table:table-cell>
          <table:table-cell office:value-type="float" office:value="-73.909748" calcext:value-type="float">
            <text:p>-73,9097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31100</text:p>
          </table:table-cell>
          <table:table-cell table:style-name="ce1" office:value-type="string" calcext:value-type="string">
            <text:p>03110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839244" calcext:value-type="float">
            <text:p>40,839244000000000</text:p>
          </table:table-cell>
          <table:table-cell office:value-type="float" office:value="-73.934715" calcext:value-type="float">
            <text:p>-73,9347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31703</text:p>
          </table:table-cell>
          <table:table-cell table:style-name="ce1" office:value-type="string" calcext:value-type="string">
            <text:p>031703</text:p>
          </table:table-cell>
          <table:table-cell table:style-name="ce1" office:value-type="string" calcext:value-type="string">
            <text:p>7709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15463" calcext:value-type="float">
            <text:p>40,715463000000000</text:p>
          </table:table-cell>
          <table:table-cell office:value-type="float" office:value="-74.015441" calcext:value-type="float">
            <text:p>-74,0154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31704</text:p>
          </table:table-cell>
          <table:table-cell table:style-name="ce1" office:value-type="string" calcext:value-type="string">
            <text:p>031704</text:p>
          </table:table-cell>
          <table:table-cell table:style-name="ce1" office:value-type="string" calcext:value-type="string">
            <text:p>5677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08202" calcext:value-type="float">
            <text:p>40,708202000000000</text:p>
          </table:table-cell>
          <table:table-cell office:value-type="float" office:value="-74.016948" calcext:value-type="float">
            <text:p>-74,0169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61031900</text:p>
          </table:table-cell>
          <table:table-cell table:style-name="ce1" office:value-type="string" calcext:value-type="string">
            <text:p>03190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6061</text:p>
          </table:table-cell>
          <table:table-cell office:value-type="float" office:value="40.702849" calcext:value-type="float">
            <text:p>40,702849000000000</text:p>
          </table:table-cell>
          <table:table-cell office:value-type="float" office:value="-74.015062" calcext:value-type="float">
            <text:p>-74,0150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0100</text:p>
          </table:table-cell>
          <table:table-cell table:style-name="ce1" office:value-type="string" calcext:value-type="string">
            <text:p>000100</text:p>
          </table:table-cell>
          <table:table-cell table:style-name="ce1" office:value-type="string" calcext:value-type="string">
            <text:p>494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4752" calcext:value-type="float">
            <text:p>40,744752000000000</text:p>
          </table:table-cell>
          <table:table-cell office:value-type="float" office:value="-73.956346" calcext:value-type="float">
            <text:p>-73,9563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0200</text:p>
          </table:table-cell>
          <table:table-cell table:style-name="ce1" office:value-type="string" calcext:value-type="string">
            <text:p>000200</text:p>
          </table:table-cell>
          <table:table-cell table:style-name="ce1" office:value-type="string" calcext:value-type="string">
            <text:p>282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3375" calcext:value-type="float">
            <text:p>40,693375000000000</text:p>
          </table:table-cell>
          <table:table-cell office:value-type="float" office:value="-73.866015" calcext:value-type="float">
            <text:p>-73,8660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0400</text:p>
          </table:table-cell>
          <table:table-cell table:style-name="ce1" office:value-type="string" calcext:value-type="string">
            <text:p>000400</text:p>
          </table:table-cell>
          <table:table-cell table:style-name="ce1" office:value-type="string" calcext:value-type="string">
            <text:p>441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9692" calcext:value-type="float">
            <text:p>40,689692000000000</text:p>
          </table:table-cell>
          <table:table-cell office:value-type="float" office:value="-73.864975" calcext:value-type="float">
            <text:p>-73,8649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0600</text:p>
          </table:table-cell>
          <table:table-cell table:style-name="ce1" office:value-type="string" calcext:value-type="string">
            <text:p>000600</text:p>
          </table:table-cell>
          <table:table-cell table:style-name="ce1" office:value-type="string" calcext:value-type="string">
            <text:p>372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6012" calcext:value-type="float">
            <text:p>40,686012000000000</text:p>
          </table:table-cell>
          <table:table-cell office:value-type="float" office:value="-73.863895" calcext:value-type="float">
            <text:p>-73,8638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0700</text:p>
          </table:table-cell>
          <table:table-cell table:style-name="ce1" office:value-type="string" calcext:value-type="string">
            <text:p>000700</text:p>
          </table:table-cell>
          <table:table-cell table:style-name="ce1" office:value-type="string" calcext:value-type="string">
            <text:p>479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5039" calcext:value-type="float">
            <text:p>40,745039000000000</text:p>
          </table:table-cell>
          <table:table-cell office:value-type="float" office:value="-73.951168" calcext:value-type="float">
            <text:p>-73,9511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0800</text:p>
          </table:table-cell>
          <table:table-cell table:style-name="ce1" office:value-type="string" calcext:value-type="string">
            <text:p>000800</text:p>
          </table:table-cell>
          <table:table-cell table:style-name="ce1" office:value-type="string" calcext:value-type="string">
            <text:p>336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7484" calcext:value-type="float">
            <text:p>40,687484000000000</text:p>
          </table:table-cell>
          <table:table-cell office:value-type="float" office:value="-73.858229" calcext:value-type="float">
            <text:p>-73,8582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1000</text:p>
          </table:table-cell>
          <table:table-cell table:style-name="ce1" office:value-type="string" calcext:value-type="string">
            <text:p>001000</text:p>
          </table:table-cell>
          <table:table-cell table:style-name="ce1" office:value-type="string" calcext:value-type="string">
            <text:p>350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0851" calcext:value-type="float">
            <text:p>40,690851000000000</text:p>
          </table:table-cell>
          <table:table-cell office:value-type="float" office:value="-73.859136" calcext:value-type="float">
            <text:p>-73,8591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1200</text:p>
          </table:table-cell>
          <table:table-cell table:style-name="ce1" office:value-type="string" calcext:value-type="string">
            <text:p>001200</text:p>
          </table:table-cell>
          <table:table-cell table:style-name="ce1" office:value-type="string" calcext:value-type="string">
            <text:p>387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4185" calcext:value-type="float">
            <text:p>40,694185000000000</text:p>
          </table:table-cell>
          <table:table-cell office:value-type="float" office:value="-73.861103" calcext:value-type="float">
            <text:p>-73,8611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1400</text:p>
          </table:table-cell>
          <table:table-cell table:style-name="ce1" office:value-type="string" calcext:value-type="string">
            <text:p>001400</text:p>
          </table:table-cell>
          <table:table-cell table:style-name="ce1" office:value-type="string" calcext:value-type="string">
            <text:p>368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5031" calcext:value-type="float">
            <text:p>40,695031000000000</text:p>
          </table:table-cell>
          <table:table-cell office:value-type="float" office:value="-73.855361" calcext:value-type="float">
            <text:p>-73,8553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1600</text:p>
          </table:table-cell>
          <table:table-cell table:style-name="ce1" office:value-type="string" calcext:value-type="string">
            <text:p>001600</text:p>
          </table:table-cell>
          <table:table-cell table:style-name="ce1" office:value-type="string" calcext:value-type="string">
            <text:p>283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9685" calcext:value-type="float">
            <text:p>40,689685000000000</text:p>
          </table:table-cell>
          <table:table-cell office:value-type="float" office:value="-73.854909" calcext:value-type="float">
            <text:p>-73,8549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1800</text:p>
          </table:table-cell>
          <table:table-cell table:style-name="ce1" office:value-type="string" calcext:value-type="string">
            <text:p>001800</text:p>
          </table:table-cell>
          <table:table-cell table:style-name="ce1" office:value-type="string" calcext:value-type="string">
            <text:p>293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0452" calcext:value-type="float">
            <text:p>40,690452000000000</text:p>
          </table:table-cell>
          <table:table-cell office:value-type="float" office:value="-73.852211" calcext:value-type="float">
            <text:p>-73,8522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1900</text:p>
          </table:table-cell>
          <table:table-cell table:style-name="ce1" office:value-type="string" calcext:value-type="string">
            <text:p>001900</text:p>
          </table:table-cell>
          <table:table-cell table:style-name="ce1" office:value-type="string" calcext:value-type="string">
            <text:p>107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6869" calcext:value-type="float">
            <text:p>40,746869000000000</text:p>
          </table:table-cell>
          <table:table-cell office:value-type="float" office:value="-73.942958" calcext:value-type="float">
            <text:p>-73,9429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2000</text:p>
          </table:table-cell>
          <table:table-cell table:style-name="ce1" office:value-type="string" calcext:value-type="string">
            <text:p>002000</text:p>
          </table:table-cell>
          <table:table-cell table:style-name="ce1" office:value-type="string" calcext:value-type="string">
            <text:p>179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1318" calcext:value-type="float">
            <text:p>40,691318000000000</text:p>
          </table:table-cell>
          <table:table-cell office:value-type="float" office:value="-73.849381" calcext:value-type="float">
            <text:p>-73,8493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2200</text:p>
          </table:table-cell>
          <table:table-cell table:style-name="ce1" office:value-type="string" calcext:value-type="string">
            <text:p>002200</text:p>
          </table:table-cell>
          <table:table-cell table:style-name="ce1" office:value-type="string" calcext:value-type="string">
            <text:p>207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5951" calcext:value-type="float">
            <text:p>40,695951000000000</text:p>
          </table:table-cell>
          <table:table-cell office:value-type="float" office:value="-73.850346" calcext:value-type="float">
            <text:p>-73,8503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2400</text:p>
          </table:table-cell>
          <table:table-cell table:style-name="ce1" office:value-type="string" calcext:value-type="string">
            <text:p>002400</text:p>
          </table:table-cell>
          <table:table-cell table:style-name="ce1" office:value-type="string" calcext:value-type="string">
            <text:p>214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7036" calcext:value-type="float">
            <text:p>40,697036000000000</text:p>
          </table:table-cell>
          <table:table-cell office:value-type="float" office:value="-73.846444" calcext:value-type="float">
            <text:p>-73,8464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2500</text:p>
          </table:table-cell>
          <table:table-cell table:style-name="ce1" office:value-type="string" calcext:value-type="string">
            <text:p>002500</text:p>
          </table:table-cell>
          <table:table-cell table:style-name="ce1" office:value-type="string" calcext:value-type="string">
            <text:p>757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5118" calcext:value-type="float">
            <text:p>40,755118000000000</text:p>
          </table:table-cell>
          <table:table-cell office:value-type="float" office:value="-73.944851" calcext:value-type="float">
            <text:p>-73,9448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2600</text:p>
          </table:table-cell>
          <table:table-cell table:style-name="ce1" office:value-type="string" calcext:value-type="string">
            <text:p>002600</text:p>
          </table:table-cell>
          <table:table-cell table:style-name="ce1" office:value-type="string" calcext:value-type="string">
            <text:p>205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6968" calcext:value-type="float">
            <text:p>40,696968000000000</text:p>
          </table:table-cell>
          <table:table-cell office:value-type="float" office:value="-73.84322" calcext:value-type="float">
            <text:p>-73,8432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2800</text:p>
          </table:table-cell>
          <table:table-cell table:style-name="ce1" office:value-type="string" calcext:value-type="string">
            <text:p>002800</text:p>
          </table:table-cell>
          <table:table-cell table:style-name="ce1" office:value-type="string" calcext:value-type="string">
            <text:p>303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2414" calcext:value-type="float">
            <text:p>40,692414000000000</text:p>
          </table:table-cell>
          <table:table-cell office:value-type="float" office:value="-73.844102" calcext:value-type="float">
            <text:p>-73,8441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3000</text:p>
          </table:table-cell>
          <table:table-cell table:style-name="ce1" office:value-type="string" calcext:value-type="string">
            <text:p>003000</text:p>
          </table:table-cell>
          <table:table-cell table:style-name="ce1" office:value-type="string" calcext:value-type="string">
            <text:p>139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1808" calcext:value-type="float">
            <text:p>40,691808000000000</text:p>
          </table:table-cell>
          <table:table-cell office:value-type="float" office:value="-73.847362" calcext:value-type="float">
            <text:p>-73,8473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3100</text:p>
          </table:table-cell>
          <table:table-cell table:style-name="ce1" office:value-type="string" calcext:value-type="string">
            <text:p>003100</text:p>
          </table:table-cell>
          <table:table-cell table:style-name="ce1" office:value-type="string" calcext:value-type="string">
            <text:p>138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3855" calcext:value-type="float">
            <text:p>40,753855000000000</text:p>
          </table:table-cell>
          <table:table-cell office:value-type="float" office:value="-73.934501" calcext:value-type="float">
            <text:p>-73,9345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3200</text:p>
          </table:table-cell>
          <table:table-cell table:style-name="ce1" office:value-type="string" calcext:value-type="string">
            <text:p>003200</text:p>
          </table:table-cell>
          <table:table-cell table:style-name="ce1" office:value-type="string" calcext:value-type="string">
            <text:p>150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6994" calcext:value-type="float">
            <text:p>40,686994000000000</text:p>
          </table:table-cell>
          <table:table-cell office:value-type="float" office:value="-73.847109" calcext:value-type="float">
            <text:p>-73,8471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3300</text:p>
          </table:table-cell>
          <table:table-cell table:style-name="ce1" office:value-type="string" calcext:value-type="string">
            <text:p>003300</text:p>
          </table:table-cell>
          <table:table-cell table:style-name="ce1" office:value-type="string" calcext:value-type="string">
            <text:p>247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4176" calcext:value-type="float">
            <text:p>40,754176000000000</text:p>
          </table:table-cell>
          <table:table-cell office:value-type="float" office:value="-73.937517" calcext:value-type="float">
            <text:p>-73,9375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3400</text:p>
          </table:table-cell>
          <table:table-cell table:style-name="ce1" office:value-type="string" calcext:value-type="string">
            <text:p>003400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4082" calcext:value-type="float">
            <text:p>40,684082000000000</text:p>
          </table:table-cell>
          <table:table-cell office:value-type="float" office:value="-73.860571" calcext:value-type="float">
            <text:p>-73,8605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3600</text:p>
          </table:table-cell>
          <table:table-cell table:style-name="ce1" office:value-type="string" calcext:value-type="string">
            <text:p>003600</text:p>
          </table:table-cell>
          <table:table-cell table:style-name="ce1" office:value-type="string" calcext:value-type="string">
            <text:p>329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3636" calcext:value-type="float">
            <text:p>40,683636000000000</text:p>
          </table:table-cell>
          <table:table-cell office:value-type="float" office:value="-73.857301" calcext:value-type="float">
            <text:p>-73,8573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3700</text:p>
          </table:table-cell>
          <table:table-cell table:style-name="ce1" office:value-type="string" calcext:value-type="string">
            <text:p>0037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3304" calcext:value-type="float">
            <text:p>40,763304000000000</text:p>
          </table:table-cell>
          <table:table-cell office:value-type="float" office:value="-73.943205" calcext:value-type="float">
            <text:p>-73,94320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3800</text:p>
          </table:table-cell>
          <table:table-cell table:style-name="ce1" office:value-type="string" calcext:value-type="string">
            <text:p>003800</text:p>
          </table:table-cell>
          <table:table-cell table:style-name="ce1" office:value-type="string" calcext:value-type="string">
            <text:p>228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4612" calcext:value-type="float">
            <text:p>40,684612000000000</text:p>
          </table:table-cell>
          <table:table-cell office:value-type="float" office:value="-73.848135" calcext:value-type="float">
            <text:p>-73,8481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3900</text:p>
          </table:table-cell>
          <table:table-cell table:style-name="ce1" office:value-type="string" calcext:value-type="string">
            <text:p>003900</text:p>
          </table:table-cell>
          <table:table-cell table:style-name="ce1" office:value-type="string" calcext:value-type="string">
            <text:p>159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3953" calcext:value-type="float">
            <text:p>40,763953000000000</text:p>
          </table:table-cell>
          <table:table-cell office:value-type="float" office:value="-73.940169" calcext:value-type="float">
            <text:p>-73,9401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4001</text:p>
          </table:table-cell>
          <table:table-cell table:style-name="ce1" office:value-type="string" calcext:value-type="string">
            <text:p>004001</text:p>
          </table:table-cell>
          <table:table-cell table:style-name="ce1" office:value-type="string" calcext:value-type="string">
            <text:p>213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3267" calcext:value-type="float">
            <text:p>40,683267000000000</text:p>
          </table:table-cell>
          <table:table-cell office:value-type="float" office:value="-73.845692" calcext:value-type="float">
            <text:p>-73,8456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4002</text:p>
          </table:table-cell>
          <table:table-cell table:style-name="ce1" office:value-type="string" calcext:value-type="string">
            <text:p>004002</text:p>
          </table:table-cell>
          <table:table-cell table:style-name="ce1" office:value-type="string" calcext:value-type="string">
            <text:p>127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1692" calcext:value-type="float">
            <text:p>40,681692000000000</text:p>
          </table:table-cell>
          <table:table-cell office:value-type="float" office:value="-73.843243" calcext:value-type="float">
            <text:p>-73,8432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4200</text:p>
          </table:table-cell>
          <table:table-cell table:style-name="ce1" office:value-type="string" calcext:value-type="string">
            <text:p>004200</text:p>
          </table:table-cell>
          <table:table-cell table:style-name="ce1" office:value-type="string" calcext:value-type="string">
            <text:p>412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1408" calcext:value-type="float">
            <text:p>40,681408000000000</text:p>
          </table:table-cell>
          <table:table-cell office:value-type="float" office:value="-73.859379" calcext:value-type="float">
            <text:p>-73,8593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4300</text:p>
          </table:table-cell>
          <table:table-cell table:style-name="ce1" office:value-type="string" calcext:value-type="string">
            <text:p>004300</text:p>
          </table:table-cell>
          <table:table-cell table:style-name="ce1" office:value-type="string" calcext:value-type="string">
            <text:p>243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1721" calcext:value-type="float">
            <text:p>40,761721000000000</text:p>
          </table:table-cell>
          <table:table-cell office:value-type="float" office:value="-73.936953" calcext:value-type="float">
            <text:p>-73,9369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4401</text:p>
          </table:table-cell>
          <table:table-cell table:style-name="ce1" office:value-type="string" calcext:value-type="string">
            <text:p>004401</text:p>
          </table:table-cell>
          <table:table-cell table:style-name="ce1" office:value-type="string" calcext:value-type="string">
            <text:p>350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7274" calcext:value-type="float">
            <text:p>40,677274000000000</text:p>
          </table:table-cell>
          <table:table-cell office:value-type="float" office:value="-73.859275" calcext:value-type="float">
            <text:p>-73,8592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4500</text:p>
          </table:table-cell>
          <table:table-cell table:style-name="ce1" office:value-type="string" calcext:value-type="string">
            <text:p>004500</text:p>
          </table:table-cell>
          <table:table-cell table:style-name="ce1" office:value-type="string" calcext:value-type="string">
            <text:p>297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363" calcext:value-type="float">
            <text:p>40,763630000000000</text:p>
          </table:table-cell>
          <table:table-cell office:value-type="float" office:value="-73.932892" calcext:value-type="float">
            <text:p>-73,9328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4700</text:p>
          </table:table-cell>
          <table:table-cell table:style-name="ce1" office:value-type="string" calcext:value-type="string">
            <text:p>004700</text:p>
          </table:table-cell>
          <table:table-cell table:style-name="ce1" office:value-type="string" calcext:value-type="string">
            <text:p>398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0409" calcext:value-type="float">
            <text:p>40,760409000000000</text:p>
          </table:table-cell>
          <table:table-cell office:value-type="float" office:value="-73.933226" calcext:value-type="float">
            <text:p>-73,9332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5000</text:p>
          </table:table-cell>
          <table:table-cell table:style-name="ce1" office:value-type="string" calcext:value-type="string">
            <text:p>00500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7726" calcext:value-type="float">
            <text:p>40,677726000000000</text:p>
          </table:table-cell>
          <table:table-cell office:value-type="float" office:value="-73.854933" calcext:value-type="float">
            <text:p>-73,8549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5100</text:p>
          </table:table-cell>
          <table:table-cell table:style-name="ce1" office:value-type="string" calcext:value-type="string">
            <text:p>005100</text:p>
          </table:table-cell>
          <table:table-cell table:style-name="ce1" office:value-type="string" calcext:value-type="string">
            <text:p>223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6134" calcext:value-type="float">
            <text:p>40,756134000000000</text:p>
          </table:table-cell>
          <table:table-cell office:value-type="float" office:value="-73.932295" calcext:value-type="float">
            <text:p>-73,9322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5200</text:p>
          </table:table-cell>
          <table:table-cell table:style-name="ce1" office:value-type="string" calcext:value-type="string">
            <text:p>005200</text:p>
          </table:table-cell>
          <table:table-cell table:style-name="ce1" office:value-type="string" calcext:value-type="string">
            <text:p>275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0723" calcext:value-type="float">
            <text:p>40,680723000000000</text:p>
          </table:table-cell>
          <table:table-cell office:value-type="float" office:value="-73.854937" calcext:value-type="float">
            <text:p>-73,8549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5300</text:p>
          </table:table-cell>
          <table:table-cell table:style-name="ce1" office:value-type="string" calcext:value-type="string">
            <text:p>005300</text:p>
          </table:table-cell>
          <table:table-cell table:style-name="ce1" office:value-type="string" calcext:value-type="string">
            <text:p>534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0379" calcext:value-type="float">
            <text:p>40,760379000000000</text:p>
          </table:table-cell>
          <table:table-cell office:value-type="float" office:value="-73.929329" calcext:value-type="float">
            <text:p>-73,9293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5400</text:p>
          </table:table-cell>
          <table:table-cell table:style-name="ce1" office:value-type="string" calcext:value-type="string">
            <text:p>005400</text:p>
          </table:table-cell>
          <table:table-cell table:style-name="ce1" office:value-type="string" calcext:value-type="string">
            <text:p>525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8641" calcext:value-type="float">
            <text:p>40,678641000000000</text:p>
          </table:table-cell>
          <table:table-cell office:value-type="float" office:value="-73.849054" calcext:value-type="float">
            <text:p>-73,8490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5500</text:p>
          </table:table-cell>
          <table:table-cell table:style-name="ce1" office:value-type="string" calcext:value-type="string">
            <text:p>005500</text:p>
          </table:table-cell>
          <table:table-cell table:style-name="ce1" office:value-type="string" calcext:value-type="string">
            <text:p>106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4237" calcext:value-type="float">
            <text:p>40,754237000000000</text:p>
          </table:table-cell>
          <table:table-cell office:value-type="float" office:value="-73.927759" calcext:value-type="float">
            <text:p>-73,9277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5700</text:p>
          </table:table-cell>
          <table:table-cell table:style-name="ce1" office:value-type="string" calcext:value-type="string">
            <text:p>005700</text:p>
          </table:table-cell>
          <table:table-cell table:style-name="ce1" office:value-type="string" calcext:value-type="string">
            <text:p>432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7296" calcext:value-type="float">
            <text:p>40,757296000000000</text:p>
          </table:table-cell>
          <table:table-cell office:value-type="float" office:value="-73.926603" calcext:value-type="float">
            <text:p>-73,9266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5800</text:p>
          </table:table-cell>
          <table:table-cell table:style-name="ce1" office:value-type="string" calcext:value-type="string">
            <text:p>005800</text:p>
          </table:table-cell>
          <table:table-cell table:style-name="ce1" office:value-type="string" calcext:value-type="string">
            <text:p>54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394" calcext:value-type="float">
            <text:p>40,673940000000000</text:p>
          </table:table-cell>
          <table:table-cell office:value-type="float" office:value="-73.848352" calcext:value-type="float">
            <text:p>-73,8483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5900</text:p>
          </table:table-cell>
          <table:table-cell table:style-name="ce1" office:value-type="string" calcext:value-type="string">
            <text:p>005900</text:p>
          </table:table-cell>
          <table:table-cell table:style-name="ce1" office:value-type="string" calcext:value-type="string">
            <text:p>416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984" calcext:value-type="float">
            <text:p>40,759840000000000</text:p>
          </table:table-cell>
          <table:table-cell office:value-type="float" office:value="-73.924222" calcext:value-type="float">
            <text:p>-73,9242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6100</text:p>
          </table:table-cell>
          <table:table-cell table:style-name="ce1" office:value-type="string" calcext:value-type="string">
            <text:p>006100</text:p>
          </table:table-cell>
          <table:table-cell table:style-name="ce1" office:value-type="string" calcext:value-type="string">
            <text:p>564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2032" calcext:value-type="float">
            <text:p>40,762032000000000</text:p>
          </table:table-cell>
          <table:table-cell office:value-type="float" office:value="-73.922039" calcext:value-type="float">
            <text:p>-73,9220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6201</text:p>
          </table:table-cell>
          <table:table-cell table:style-name="ce1" office:value-type="string" calcext:value-type="string">
            <text:p>006201</text:p>
          </table:table-cell>
          <table:table-cell table:style-name="ce1" office:value-type="string" calcext:value-type="string">
            <text:p>512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67266" calcext:value-type="float">
            <text:p>40,667266000000000</text:p>
          </table:table-cell>
          <table:table-cell office:value-type="float" office:value="-73.847659" calcext:value-type="float">
            <text:p>-73,84765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6202</text:p>
          </table:table-cell>
          <table:table-cell table:style-name="ce1" office:value-type="string" calcext:value-type="string">
            <text:p>006202</text:p>
          </table:table-cell>
          <table:table-cell table:style-name="ce1" office:value-type="string" calcext:value-type="string">
            <text:p>625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65049" calcext:value-type="float">
            <text:p>40,665049000000000</text:p>
          </table:table-cell>
          <table:table-cell office:value-type="float" office:value="-73.854162" calcext:value-type="float">
            <text:p>-73,8541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6300</text:p>
          </table:table-cell>
          <table:table-cell table:style-name="ce1" office:value-type="string" calcext:value-type="string">
            <text:p>006300</text:p>
          </table:table-cell>
          <table:table-cell table:style-name="ce1" office:value-type="string" calcext:value-type="string">
            <text:p>594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4544" calcext:value-type="float">
            <text:p>40,764544000000000</text:p>
          </table:table-cell>
          <table:table-cell office:value-type="float" office:value="-73.920185" calcext:value-type="float">
            <text:p>-73,9201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6501</text:p>
          </table:table-cell>
          <table:table-cell table:style-name="ce1" office:value-type="string" calcext:value-type="string">
            <text:p>006501</text:p>
          </table:table-cell>
          <table:table-cell table:style-name="ce1" office:value-type="string" calcext:value-type="string">
            <text:p>367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7845" calcext:value-type="float">
            <text:p>40,767845000000000</text:p>
          </table:table-cell>
          <table:table-cell office:value-type="float" office:value="-73.917658" calcext:value-type="float">
            <text:p>-73,9176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6502</text:p>
          </table:table-cell>
          <table:table-cell table:style-name="ce1" office:value-type="string" calcext:value-type="string">
            <text:p>006502</text:p>
          </table:table-cell>
          <table:table-cell table:style-name="ce1" office:value-type="string" calcext:value-type="string">
            <text:p>385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6913" calcext:value-type="float">
            <text:p>40,766913000000000</text:p>
          </table:table-cell>
          <table:table-cell office:value-type="float" office:value="-73.915113" calcext:value-type="float">
            <text:p>-73,9151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6900</text:p>
          </table:table-cell>
          <table:table-cell table:style-name="ce1" office:value-type="string" calcext:value-type="string">
            <text:p>006900</text:p>
          </table:table-cell>
          <table:table-cell table:style-name="ce1" office:value-type="string" calcext:value-type="string">
            <text:p>461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1605" calcext:value-type="float">
            <text:p>40,771605000000000</text:p>
          </table:table-cell>
          <table:table-cell office:value-type="float" office:value="-73.922232" calcext:value-type="float">
            <text:p>-73,9222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7100</text:p>
          </table:table-cell>
          <table:table-cell table:style-name="ce1" office:value-type="string" calcext:value-type="string">
            <text:p>007100</text:p>
          </table:table-cell>
          <table:table-cell table:style-name="ce1" office:value-type="string" calcext:value-type="string">
            <text:p>396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9349" calcext:value-type="float">
            <text:p>40,769349000000000</text:p>
          </table:table-cell>
          <table:table-cell office:value-type="float" office:value="-73.923589" calcext:value-type="float">
            <text:p>-73,9235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7300</text:p>
          </table:table-cell>
          <table:table-cell table:style-name="ce1" office:value-type="string" calcext:value-type="string">
            <text:p>007300</text:p>
          </table:table-cell>
          <table:table-cell table:style-name="ce1" office:value-type="string" calcext:value-type="string">
            <text:p>423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689" calcext:value-type="float">
            <text:p>40,766890000000000</text:p>
          </table:table-cell>
          <table:table-cell office:value-type="float" office:value="-73.925107" calcext:value-type="float">
            <text:p>-73,9251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7500</text:p>
          </table:table-cell>
          <table:table-cell table:style-name="ce1" office:value-type="string" calcext:value-type="string">
            <text:p>007500</text:p>
          </table:table-cell>
          <table:table-cell table:style-name="ce1" office:value-type="string" calcext:value-type="string">
            <text:p>411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45" calcext:value-type="float">
            <text:p>40,764500000000000</text:p>
          </table:table-cell>
          <table:table-cell office:value-type="float" office:value="-73.927143" calcext:value-type="float">
            <text:p>-73,9271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7700</text:p>
          </table:table-cell>
          <table:table-cell table:style-name="ce1" office:value-type="string" calcext:value-type="string">
            <text:p>007700</text:p>
          </table:table-cell>
          <table:table-cell table:style-name="ce1" office:value-type="string" calcext:value-type="string">
            <text:p>147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6978" calcext:value-type="float">
            <text:p>40,766978000000000</text:p>
          </table:table-cell>
          <table:table-cell office:value-type="float" office:value="-73.931803" calcext:value-type="float">
            <text:p>-73,9318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7900</text:p>
          </table:table-cell>
          <table:table-cell table:style-name="ce1" office:value-type="string" calcext:value-type="string">
            <text:p>007900</text:p>
          </table:table-cell>
          <table:table-cell table:style-name="ce1" office:value-type="string" calcext:value-type="string">
            <text:p>349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9165" calcext:value-type="float">
            <text:p>40,769165000000000</text:p>
          </table:table-cell>
          <table:table-cell office:value-type="float" office:value="-73.930178" calcext:value-type="float">
            <text:p>-73,9301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8100</text:p>
          </table:table-cell>
          <table:table-cell table:style-name="ce1" office:value-type="string" calcext:value-type="string">
            <text:p>008100</text:p>
          </table:table-cell>
          <table:table-cell table:style-name="ce1" office:value-type="string" calcext:value-type="string">
            <text:p>118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0294" calcext:value-type="float">
            <text:p>40,770294000000000</text:p>
          </table:table-cell>
          <table:table-cell office:value-type="float" office:value="-73.933427" calcext:value-type="float">
            <text:p>-73,9334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8300</text:p>
          </table:table-cell>
          <table:table-cell table:style-name="ce1" office:value-type="string" calcext:value-type="string">
            <text:p>008300</text:p>
          </table:table-cell>
          <table:table-cell table:style-name="ce1" office:value-type="string" calcext:value-type="string">
            <text:p>295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2819" calcext:value-type="float">
            <text:p>40,772819000000000</text:p>
          </table:table-cell>
          <table:table-cell office:value-type="float" office:value="-73.928649" calcext:value-type="float">
            <text:p>-73,9286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8500</text:p>
          </table:table-cell>
          <table:table-cell table:style-name="ce1" office:value-type="string" calcext:value-type="string">
            <text:p>008500</text:p>
          </table:table-cell>
          <table:table-cell table:style-name="ce1" office:value-type="string" calcext:value-type="string">
            <text:p>127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115" calcext:value-type="float">
            <text:p>40,761150000000000</text:p>
          </table:table-cell>
          <table:table-cell office:value-type="float" office:value="-73.940266" calcext:value-type="float">
            <text:p>-73,9402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8600</text:p>
          </table:table-cell>
          <table:table-cell table:style-name="ce1" office:value-type="string" calcext:value-type="string">
            <text:p>008600</text:p>
          </table:table-cell>
          <table:table-cell table:style-name="ce1" office:value-type="string" calcext:value-type="string">
            <text:p>281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6937" calcext:value-type="float">
            <text:p>40,676937000000000</text:p>
          </table:table-cell>
          <table:table-cell office:value-type="float" office:value="-73.841251" calcext:value-type="float">
            <text:p>-73,8412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8700</text:p>
          </table:table-cell>
          <table:table-cell table:style-name="ce1" office:value-type="string" calcext:value-type="string">
            <text:p>008700</text:p>
          </table:table-cell>
          <table:table-cell table:style-name="ce1" office:value-type="string" calcext:value-type="string">
            <text:p>458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3968" calcext:value-type="float">
            <text:p>40,773968000000000</text:p>
          </table:table-cell>
          <table:table-cell office:value-type="float" office:value="-73.934355" calcext:value-type="float">
            <text:p>-73,9343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8800</text:p>
          </table:table-cell>
          <table:table-cell table:style-name="ce1" office:value-type="string" calcext:value-type="string">
            <text:p>008800</text:p>
          </table:table-cell>
          <table:table-cell table:style-name="ce1" office:value-type="string" calcext:value-type="string">
            <text:p>309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0987" calcext:value-type="float">
            <text:p>40,670987000000000</text:p>
          </table:table-cell>
          <table:table-cell office:value-type="float" office:value="-73.839309" calcext:value-type="float">
            <text:p>-73,8393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9100</text:p>
          </table:table-cell>
          <table:table-cell table:style-name="ce1" office:value-type="string" calcext:value-type="string">
            <text:p>009100</text:p>
          </table:table-cell>
          <table:table-cell table:style-name="ce1" office:value-type="string" calcext:value-type="string">
            <text:p>279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5291" calcext:value-type="float">
            <text:p>40,775291000000000</text:p>
          </table:table-cell>
          <table:table-cell office:value-type="float" office:value="-73.927864" calcext:value-type="float">
            <text:p>-73,9278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9400</text:p>
          </table:table-cell>
          <table:table-cell table:style-name="ce1" office:value-type="string" calcext:value-type="string">
            <text:p>009400</text:p>
          </table:table-cell>
          <table:table-cell table:style-name="ce1" office:value-type="string" calcext:value-type="string">
            <text:p>283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1389" calcext:value-type="float">
            <text:p>40,681389000000000</text:p>
          </table:table-cell>
          <table:table-cell office:value-type="float" office:value="-73.83634" calcext:value-type="float">
            <text:p>-73,8363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9500</text:p>
          </table:table-cell>
          <table:table-cell table:style-name="ce1" office:value-type="string" calcext:value-type="string">
            <text:p>009500</text:p>
          </table:table-cell>
          <table:table-cell table:style-name="ce1" office:value-type="string" calcext:value-type="string">
            <text:p>228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4212" calcext:value-type="float">
            <text:p>40,774212000000000</text:p>
          </table:table-cell>
          <table:table-cell office:value-type="float" office:value="-73.919935" calcext:value-type="float">
            <text:p>-73,9199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9600</text:p>
          </table:table-cell>
          <table:table-cell table:style-name="ce1" office:value-type="string" calcext:value-type="string">
            <text:p>009600</text:p>
          </table:table-cell>
          <table:table-cell table:style-name="ce1" office:value-type="string" calcext:value-type="string">
            <text:p>313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1184" calcext:value-type="float">
            <text:p>40,681184000000000</text:p>
          </table:table-cell>
          <table:table-cell office:value-type="float" office:value="-73.832442" calcext:value-type="float">
            <text:p>-73,8324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9700</text:p>
          </table:table-cell>
          <table:table-cell table:style-name="ce1" office:value-type="string" calcext:value-type="string">
            <text:p>009700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6436" calcext:value-type="float">
            <text:p>40,776436000000000</text:p>
          </table:table-cell>
          <table:table-cell office:value-type="float" office:value="-73.918662" calcext:value-type="float">
            <text:p>-73,9186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9800</text:p>
          </table:table-cell>
          <table:table-cell table:style-name="ce1" office:value-type="string" calcext:value-type="string">
            <text:p>00980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5446" calcext:value-type="float">
            <text:p>40,685446000000000</text:p>
          </table:table-cell>
          <table:table-cell office:value-type="float" office:value="-73.831046" calcext:value-type="float">
            <text:p>-73,8310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09900</text:p>
          </table:table-cell>
          <table:table-cell table:style-name="ce1" office:value-type="string" calcext:value-type="string">
            <text:p>00990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8955" calcext:value-type="float">
            <text:p>40,778955000000000</text:p>
          </table:table-cell>
          <table:table-cell office:value-type="float" office:value="-73.922343" calcext:value-type="float">
            <text:p>-73,9223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0000</text:p>
          </table:table-cell>
          <table:table-cell table:style-name="ce1" office:value-type="string" calcext:value-type="string">
            <text:p>010000</text:p>
          </table:table-cell>
          <table:table-cell table:style-name="ce1" office:value-type="string" calcext:value-type="string">
            <text:p>357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0949" calcext:value-type="float">
            <text:p>40,680949000000000</text:p>
          </table:table-cell>
          <table:table-cell office:value-type="float" office:value="-73.828672" calcext:value-type="float">
            <text:p>-73,8286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0100</text:p>
          </table:table-cell>
          <table:table-cell table:style-name="ce1" office:value-type="string" calcext:value-type="string">
            <text:p>010100</text:p>
          </table:table-cell>
          <table:table-cell table:style-name="ce1" office:value-type="string" calcext:value-type="string">
            <text:p>255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8474" calcext:value-type="float">
            <text:p>40,778474000000000</text:p>
          </table:table-cell>
          <table:table-cell office:value-type="float" office:value="-73.916242" calcext:value-type="float">
            <text:p>-73,9162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0200</text:p>
          </table:table-cell>
          <table:table-cell table:style-name="ce1" office:value-type="string" calcext:value-type="string">
            <text:p>010200</text:p>
          </table:table-cell>
          <table:table-cell table:style-name="ce1" office:value-type="string" calcext:value-type="string">
            <text:p>267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8872" calcext:value-type="float">
            <text:p>40,678872000000000</text:p>
          </table:table-cell>
          <table:table-cell office:value-type="float" office:value="-73.822931" calcext:value-type="float">
            <text:p>-73,8229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0300</text:p>
          </table:table-cell>
          <table:table-cell table:style-name="ce1" office:value-type="string" calcext:value-type="string">
            <text:p>010300</text:p>
          </table:table-cell>
          <table:table-cell table:style-name="ce1" office:value-type="string" calcext:value-type="string">
            <text:p>393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80697" calcext:value-type="float">
            <text:p>40,780697000000000</text:p>
          </table:table-cell>
          <table:table-cell office:value-type="float" office:value="-73.914757" calcext:value-type="float">
            <text:p>-73,9147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0400</text:p>
          </table:table-cell>
          <table:table-cell table:style-name="ce1" office:value-type="string" calcext:value-type="string">
            <text:p>010400</text:p>
          </table:table-cell>
          <table:table-cell table:style-name="ce1" office:value-type="string" calcext:value-type="string">
            <text:p>314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3245" calcext:value-type="float">
            <text:p>40,683245000000000</text:p>
          </table:table-cell>
          <table:table-cell office:value-type="float" office:value="-73.826507" calcext:value-type="float">
            <text:p>-73,8265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0500</text:p>
          </table:table-cell>
          <table:table-cell table:style-name="ce1" office:value-type="string" calcext:value-type="string">
            <text:p>010500</text:p>
          </table:table-cell>
          <table:table-cell table:style-name="ce1" office:value-type="string" calcext:value-type="string">
            <text:p>424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82878" calcext:value-type="float">
            <text:p>40,782878000000000</text:p>
          </table:table-cell>
          <table:table-cell office:value-type="float" office:value="-73.913075" calcext:value-type="float">
            <text:p>-73,9130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0600</text:p>
          </table:table-cell>
          <table:table-cell table:style-name="ce1" office:value-type="string" calcext:value-type="string">
            <text:p>010600</text:p>
          </table:table-cell>
          <table:table-cell table:style-name="ce1" office:value-type="string" calcext:value-type="string">
            <text:p>342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5482" calcext:value-type="float">
            <text:p>40,685482000000000</text:p>
          </table:table-cell>
          <table:table-cell office:value-type="float" office:value="-73.824877" calcext:value-type="float">
            <text:p>-73,8248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0701</text:p>
          </table:table-cell>
          <table:table-cell table:style-name="ce1" office:value-type="string" calcext:value-type="string">
            <text:p>0107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85292" calcext:value-type="float">
            <text:p>40,785292000000000</text:p>
          </table:table-cell>
          <table:table-cell office:value-type="float" office:value="-73.906084" calcext:value-type="float">
            <text:p>-73,9060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0800</text:p>
          </table:table-cell>
          <table:table-cell table:style-name="ce1" office:value-type="string" calcext:value-type="string">
            <text:p>010800</text:p>
          </table:table-cell>
          <table:table-cell table:style-name="ce1" office:value-type="string" calcext:value-type="string">
            <text:p>298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8674" calcext:value-type="float">
            <text:p>40,688674000000000</text:p>
          </table:table-cell>
          <table:table-cell office:value-type="float" office:value="-73.830655" calcext:value-type="float">
            <text:p>-73,8306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1000</text:p>
          </table:table-cell>
          <table:table-cell table:style-name="ce1" office:value-type="string" calcext:value-type="string">
            <text:p>011000</text:p>
          </table:table-cell>
          <table:table-cell table:style-name="ce1" office:value-type="string" calcext:value-type="string">
            <text:p>307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72" calcext:value-type="float">
            <text:p>40,687200000000000</text:p>
          </table:table-cell>
          <table:table-cell office:value-type="float" office:value="-73.834974" calcext:value-type="float">
            <text:p>-73,8349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1100</text:p>
          </table:table-cell>
          <table:table-cell table:style-name="ce1" office:value-type="string" calcext:value-type="string">
            <text:p>011100</text:p>
          </table:table-cell>
          <table:table-cell table:style-name="ce1" office:value-type="string" calcext:value-type="string">
            <text:p>305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8851" calcext:value-type="float">
            <text:p>40,778851000000000</text:p>
          </table:table-cell>
          <table:table-cell office:value-type="float" office:value="-73.907587" calcext:value-type="float">
            <text:p>-73,9075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1200</text:p>
          </table:table-cell>
          <table:table-cell table:style-name="ce1" office:value-type="string" calcext:value-type="string">
            <text:p>011200</text:p>
          </table:table-cell>
          <table:table-cell table:style-name="ce1" office:value-type="string" calcext:value-type="string">
            <text:p>235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4131" calcext:value-type="float">
            <text:p>40,684131000000000</text:p>
          </table:table-cell>
          <table:table-cell office:value-type="float" office:value="-73.838949" calcext:value-type="float">
            <text:p>-73,8389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1300</text:p>
          </table:table-cell>
          <table:table-cell table:style-name="ce1" office:value-type="string" calcext:value-type="string">
            <text:p>011300</text:p>
          </table:table-cell>
          <table:table-cell table:style-name="ce1" office:value-type="string" calcext:value-type="string">
            <text:p>423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6346" calcext:value-type="float">
            <text:p>40,776346000000000</text:p>
          </table:table-cell>
          <table:table-cell office:value-type="float" office:value="-73.908593" calcext:value-type="float">
            <text:p>-73,9085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1400</text:p>
          </table:table-cell>
          <table:table-cell table:style-name="ce1" office:value-type="string" calcext:value-type="string">
            <text:p>011400</text:p>
          </table:table-cell>
          <table:table-cell table:style-name="ce1" office:value-type="string" calcext:value-type="string">
            <text:p>133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7398" calcext:value-type="float">
            <text:p>40,687398000000000</text:p>
          </table:table-cell>
          <table:table-cell office:value-type="float" office:value="-73.841465" calcext:value-type="float">
            <text:p>-73,8414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1500</text:p>
          </table:table-cell>
          <table:table-cell table:style-name="ce1" office:value-type="string" calcext:value-type="string">
            <text:p>011500</text:p>
          </table:table-cell>
          <table:table-cell table:style-name="ce1" office:value-type="string" calcext:value-type="string">
            <text:p>232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4123" calcext:value-type="float">
            <text:p>40,774123000000000</text:p>
          </table:table-cell>
          <table:table-cell office:value-type="float" office:value="-73.91405" calcext:value-type="float">
            <text:p>-73,9140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1600</text:p>
          </table:table-cell>
          <table:table-cell table:style-name="ce1" office:value-type="string" calcext:value-type="string">
            <text:p>011600</text:p>
          </table:table-cell>
          <table:table-cell table:style-name="ce1" office:value-type="string" calcext:value-type="string">
            <text:p>217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8509" calcext:value-type="float">
            <text:p>40,688509000000000</text:p>
          </table:table-cell>
          <table:table-cell office:value-type="float" office:value="-73.838858" calcext:value-type="float">
            <text:p>-73,8388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1700</text:p>
          </table:table-cell>
          <table:table-cell table:style-name="ce1" office:value-type="string" calcext:value-type="string">
            <text:p>011700</text:p>
          </table:table-cell>
          <table:table-cell table:style-name="ce1" office:value-type="string" calcext:value-type="string">
            <text:p>384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2293" calcext:value-type="float">
            <text:p>40,772293000000000</text:p>
          </table:table-cell>
          <table:table-cell office:value-type="float" office:value="-73.910386" calcext:value-type="float">
            <text:p>-73,9103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1800</text:p>
          </table:table-cell>
          <table:table-cell table:style-name="ce1" office:value-type="string" calcext:value-type="string">
            <text:p>011800</text:p>
          </table:table-cell>
          <table:table-cell table:style-name="ce1" office:value-type="string" calcext:value-type="string">
            <text:p>262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0584" calcext:value-type="float">
            <text:p>40,690584000000000</text:p>
          </table:table-cell>
          <table:table-cell office:value-type="float" office:value="-73.833737" calcext:value-type="float">
            <text:p>-73,8337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1900</text:p>
          </table:table-cell>
          <table:table-cell table:style-name="ce1" office:value-type="string" calcext:value-type="string">
            <text:p>011900</text:p>
          </table:table-cell>
          <table:table-cell table:style-name="ce1" office:value-type="string" calcext:value-type="string">
            <text:p>170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1334" calcext:value-type="float">
            <text:p>40,771334000000000</text:p>
          </table:table-cell>
          <table:table-cell office:value-type="float" office:value="-73.906244" calcext:value-type="float">
            <text:p>-73,9062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2000</text:p>
          </table:table-cell>
          <table:table-cell table:style-name="ce1" office:value-type="string" calcext:value-type="string">
            <text:p>012000</text:p>
          </table:table-cell>
          <table:table-cell table:style-name="ce1" office:value-type="string" calcext:value-type="string">
            <text:p>248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147" calcext:value-type="float">
            <text:p>40,691470000000000</text:p>
          </table:table-cell>
          <table:table-cell office:value-type="float" office:value="-73.828732" calcext:value-type="float">
            <text:p>-73,8287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2100</text:p>
          </table:table-cell>
          <table:table-cell table:style-name="ce1" office:value-type="string" calcext:value-type="string">
            <text:p>012100</text:p>
          </table:table-cell>
          <table:table-cell table:style-name="ce1" office:value-type="string" calcext:value-type="string">
            <text:p>206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2986" calcext:value-type="float">
            <text:p>40,772986000000000</text:p>
          </table:table-cell>
          <table:table-cell office:value-type="float" office:value="-73.903836" calcext:value-type="float">
            <text:p>-73,9038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2200</text:p>
          </table:table-cell>
          <table:table-cell table:style-name="ce1" office:value-type="string" calcext:value-type="string">
            <text:p>012200</text:p>
          </table:table-cell>
          <table:table-cell table:style-name="ce1" office:value-type="string" calcext:value-type="string">
            <text:p>297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6399" calcext:value-type="float">
            <text:p>40,696399000000000</text:p>
          </table:table-cell>
          <table:table-cell office:value-type="float" office:value="-73.831082" calcext:value-type="float">
            <text:p>-73,8310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2301</text:p>
          </table:table-cell>
          <table:table-cell table:style-name="ce1" office:value-type="string" calcext:value-type="string">
            <text:p>012301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4747" calcext:value-type="float">
            <text:p>40,774747000000000</text:p>
          </table:table-cell>
          <table:table-cell office:value-type="float" office:value="-73.901371" calcext:value-type="float">
            <text:p>-73,9013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2400</text:p>
          </table:table-cell>
          <table:table-cell table:style-name="ce1" office:value-type="string" calcext:value-type="string">
            <text:p>012400</text:p>
          </table:table-cell>
          <table:table-cell table:style-name="ce1" office:value-type="string" calcext:value-type="string">
            <text:p>29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5466" calcext:value-type="float">
            <text:p>40,695466000000000</text:p>
          </table:table-cell>
          <table:table-cell office:value-type="float" office:value="-73.834393" calcext:value-type="float">
            <text:p>-73,8343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2500</text:p>
          </table:table-cell>
          <table:table-cell table:style-name="ce1" office:value-type="string" calcext:value-type="string">
            <text:p>012500</text:p>
          </table:table-cell>
          <table:table-cell table:style-name="ce1" office:value-type="string" calcext:value-type="string">
            <text:p>166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1601" calcext:value-type="float">
            <text:p>40,771601000000000</text:p>
          </table:table-cell>
          <table:table-cell office:value-type="float" office:value="-73.916014" calcext:value-type="float">
            <text:p>-73,9160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2601</text:p>
          </table:table-cell>
          <table:table-cell table:style-name="ce1" office:value-type="string" calcext:value-type="string">
            <text:p>012601</text:p>
          </table:table-cell>
          <table:table-cell table:style-name="ce1" office:value-type="string" calcext:value-type="string">
            <text:p>241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3715" calcext:value-type="float">
            <text:p>40,693715000000000</text:p>
          </table:table-cell>
          <table:table-cell office:value-type="float" office:value="-73.837497" calcext:value-type="float">
            <text:p>-73,8374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2602</text:p>
          </table:table-cell>
          <table:table-cell table:style-name="ce1" office:value-type="string" calcext:value-type="string">
            <text:p>012602</text:p>
          </table:table-cell>
          <table:table-cell table:style-name="ce1" office:value-type="string" calcext:value-type="string">
            <text:p>257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3317" calcext:value-type="float">
            <text:p>40,693317000000000</text:p>
          </table:table-cell>
          <table:table-cell office:value-type="float" office:value="-73.840791" calcext:value-type="float">
            <text:p>-73,8407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2800</text:p>
          </table:table-cell>
          <table:table-cell table:style-name="ce1" office:value-type="string" calcext:value-type="string">
            <text:p>012800</text:p>
          </table:table-cell>
          <table:table-cell table:style-name="ce1" office:value-type="string" calcext:value-type="string">
            <text:p>203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8316" calcext:value-type="float">
            <text:p>40,698316000000000</text:p>
          </table:table-cell>
          <table:table-cell office:value-type="float" office:value="-73.840201" calcext:value-type="float">
            <text:p>-73,8402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3000</text:p>
          </table:table-cell>
          <table:table-cell table:style-name="ce1" office:value-type="string" calcext:value-type="string">
            <text:p>013000</text:p>
          </table:table-cell>
          <table:table-cell table:style-name="ce1" office:value-type="string" calcext:value-type="string">
            <text:p>174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0087" calcext:value-type="float">
            <text:p>40,700087000000000</text:p>
          </table:table-cell>
          <table:table-cell office:value-type="float" office:value="-73.837741" calcext:value-type="float">
            <text:p>-73,8377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3200</text:p>
          </table:table-cell>
          <table:table-cell table:style-name="ce1" office:value-type="string" calcext:value-type="string">
            <text:p>013200</text:p>
          </table:table-cell>
          <table:table-cell table:style-name="ce1" office:value-type="string" calcext:value-type="string">
            <text:p>177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1168" calcext:value-type="float">
            <text:p>40,701168000000000</text:p>
          </table:table-cell>
          <table:table-cell office:value-type="float" office:value="-73.834137" calcext:value-type="float">
            <text:p>-73,8341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3400</text:p>
          </table:table-cell>
          <table:table-cell table:style-name="ce1" office:value-type="string" calcext:value-type="string">
            <text:p>013400</text:p>
          </table:table-cell>
          <table:table-cell table:style-name="ce1" office:value-type="string" calcext:value-type="string">
            <text:p>547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5423" calcext:value-type="float">
            <text:p>40,705423000000000</text:p>
          </table:table-cell>
          <table:table-cell office:value-type="float" office:value="-73.834437" calcext:value-type="float">
            <text:p>-73,8344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3500</text:p>
          </table:table-cell>
          <table:table-cell table:style-name="ce1" office:value-type="string" calcext:value-type="string">
            <text:p>013500</text:p>
          </table:table-cell>
          <table:table-cell table:style-name="ce1" office:value-type="string" calcext:value-type="string">
            <text:p>141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0756" calcext:value-type="float">
            <text:p>40,770756000000000</text:p>
          </table:table-cell>
          <table:table-cell office:value-type="float" office:value="-73.898971" calcext:value-type="float">
            <text:p>-73,8989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3600</text:p>
          </table:table-cell>
          <table:table-cell table:style-name="ce1" office:value-type="string" calcext:value-type="string">
            <text:p>013600</text:p>
          </table:table-cell>
          <table:table-cell table:style-name="ce1" office:value-type="string" calcext:value-type="string">
            <text:p>197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6715" calcext:value-type="float">
            <text:p>40,706715000000000</text:p>
          </table:table-cell>
          <table:table-cell office:value-type="float" office:value="-73.828833" calcext:value-type="float">
            <text:p>-73,8288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3700</text:p>
          </table:table-cell>
          <table:table-cell table:style-name="ce1" office:value-type="string" calcext:value-type="string">
            <text:p>013700</text:p>
          </table:table-cell>
          <table:table-cell table:style-name="ce1" office:value-type="string" calcext:value-type="string">
            <text:p>157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938" calcext:value-type="float">
            <text:p>40,769380000000000</text:p>
          </table:table-cell>
          <table:table-cell office:value-type="float" office:value="-73.904534" calcext:value-type="float">
            <text:p>-73,9045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3800</text:p>
          </table:table-cell>
          <table:table-cell table:style-name="ce1" office:value-type="string" calcext:value-type="string">
            <text:p>013800</text:p>
          </table:table-cell>
          <table:table-cell table:style-name="ce1" office:value-type="string" calcext:value-type="string">
            <text:p>360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7001" calcext:value-type="float">
            <text:p>40,707001000000000</text:p>
          </table:table-cell>
          <table:table-cell office:value-type="float" office:value="-73.825756" calcext:value-type="float">
            <text:p>-73,8257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4000</text:p>
          </table:table-cell>
          <table:table-cell table:style-name="ce1" office:value-type="string" calcext:value-type="string">
            <text:p>014000</text:p>
          </table:table-cell>
          <table:table-cell table:style-name="ce1" office:value-type="string" calcext:value-type="string">
            <text:p>370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3667" calcext:value-type="float">
            <text:p>40,703667000000000</text:p>
          </table:table-cell>
          <table:table-cell office:value-type="float" office:value="-73.829635" calcext:value-type="float">
            <text:p>-73,8296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4100</text:p>
          </table:table-cell>
          <table:table-cell table:style-name="ce1" office:value-type="string" calcext:value-type="string">
            <text:p>014100</text:p>
          </table:table-cell>
          <table:table-cell table:style-name="ce1" office:value-type="string" calcext:value-type="string">
            <text:p>162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76" calcext:value-type="float">
            <text:p>40,767600000000000</text:p>
          </table:table-cell>
          <table:table-cell office:value-type="float" office:value="-73.909052" calcext:value-type="float">
            <text:p>-73,9090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4201</text:p>
          </table:table-cell>
          <table:table-cell table:style-name="ce1" office:value-type="string" calcext:value-type="string">
            <text:p>014201</text:p>
          </table:table-cell>
          <table:table-cell table:style-name="ce1" office:value-type="string" calcext:value-type="string">
            <text:p>434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0686" calcext:value-type="float">
            <text:p>40,700686000000000</text:p>
          </table:table-cell>
          <table:table-cell office:value-type="float" office:value="-73.824935" calcext:value-type="float">
            <text:p>-73,8249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4202</text:p>
          </table:table-cell>
          <table:table-cell table:style-name="ce1" office:value-type="string" calcext:value-type="string">
            <text:p>014202</text:p>
          </table:table-cell>
          <table:table-cell table:style-name="ce1" office:value-type="string" calcext:value-type="string">
            <text:p>283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0423" calcext:value-type="float">
            <text:p>40,700423000000000</text:p>
          </table:table-cell>
          <table:table-cell office:value-type="float" office:value="-73.819947" calcext:value-type="float">
            <text:p>-73,8199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4300</text:p>
          </table:table-cell>
          <table:table-cell table:style-name="ce1" office:value-type="string" calcext:value-type="string">
            <text:p>014300</text:p>
          </table:table-cell>
          <table:table-cell table:style-name="ce1" office:value-type="string" calcext:value-type="string">
            <text:p>406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64" calcext:value-type="float">
            <text:p>40,766400000000000</text:p>
          </table:table-cell>
          <table:table-cell office:value-type="float" office:value="-73.911627" calcext:value-type="float">
            <text:p>-73,9116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4400</text:p>
          </table:table-cell>
          <table:table-cell table:style-name="ce1" office:value-type="string" calcext:value-type="string">
            <text:p>014400</text:p>
          </table:table-cell>
          <table:table-cell table:style-name="ce1" office:value-type="string" calcext:value-type="string">
            <text:p>210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866" calcext:value-type="float">
            <text:p>40,698660000000000</text:p>
          </table:table-cell>
          <table:table-cell office:value-type="float" office:value="-73.828483" calcext:value-type="float">
            <text:p>-73,8284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4500</text:p>
          </table:table-cell>
          <table:table-cell table:style-name="ce1" office:value-type="string" calcext:value-type="string">
            <text:p>014500</text:p>
          </table:table-cell>
          <table:table-cell table:style-name="ce1" office:value-type="string" calcext:value-type="string">
            <text:p>224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4478" calcext:value-type="float">
            <text:p>40,764478000000000</text:p>
          </table:table-cell>
          <table:table-cell office:value-type="float" office:value="-73.908029" calcext:value-type="float">
            <text:p>-73,9080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4700</text:p>
          </table:table-cell>
          <table:table-cell table:style-name="ce1" office:value-type="string" calcext:value-type="string">
            <text:p>014700</text:p>
          </table:table-cell>
          <table:table-cell table:style-name="ce1" office:value-type="string" calcext:value-type="string">
            <text:p>305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3051" calcext:value-type="float">
            <text:p>40,763051000000000</text:p>
          </table:table-cell>
          <table:table-cell office:value-type="float" office:value="-73.910866" calcext:value-type="float">
            <text:p>-73,9108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4800</text:p>
          </table:table-cell>
          <table:table-cell table:style-name="ce1" office:value-type="string" calcext:value-type="string">
            <text:p>014800</text:p>
          </table:table-cell>
          <table:table-cell table:style-name="ce1" office:value-type="string" calcext:value-type="string">
            <text:p>226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4355" calcext:value-type="float">
            <text:p>40,694355000000000</text:p>
          </table:table-cell>
          <table:table-cell office:value-type="float" office:value="-73.822841" calcext:value-type="float">
            <text:p>-73,8228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4900</text:p>
          </table:table-cell>
          <table:table-cell table:style-name="ce1" office:value-type="string" calcext:value-type="string">
            <text:p>014900</text:p>
          </table:table-cell>
          <table:table-cell table:style-name="ce1" office:value-type="string" calcext:value-type="string">
            <text:p>267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1816" calcext:value-type="float">
            <text:p>40,761816000000000</text:p>
          </table:table-cell>
          <table:table-cell office:value-type="float" office:value="-73.914097" calcext:value-type="float">
            <text:p>-73,9140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5000</text:p>
          </table:table-cell>
          <table:table-cell table:style-name="ce1" office:value-type="string" calcext:value-type="string">
            <text:p>015000</text:p>
          </table:table-cell>
          <table:table-cell table:style-name="ce1" office:value-type="string" calcext:value-type="string">
            <text:p>245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3431" calcext:value-type="float">
            <text:p>40,693431000000000</text:p>
          </table:table-cell>
          <table:table-cell office:value-type="float" office:value="-73.821067" calcext:value-type="float">
            <text:p>-73,8210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5100</text:p>
          </table:table-cell>
          <table:table-cell table:style-name="ce1" office:value-type="string" calcext:value-type="string">
            <text:p>015100</text:p>
          </table:table-cell>
          <table:table-cell table:style-name="ce1" office:value-type="string" calcext:value-type="string">
            <text:p>279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0237" calcext:value-type="float">
            <text:p>40,760237000000000</text:p>
          </table:table-cell>
          <table:table-cell office:value-type="float" office:value="-73.91077" calcext:value-type="float">
            <text:p>-73,9107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5200</text:p>
          </table:table-cell>
          <table:table-cell table:style-name="ce1" office:value-type="string" calcext:value-type="string">
            <text:p>015200</text:p>
          </table:table-cell>
          <table:table-cell table:style-name="ce1" office:value-type="string" calcext:value-type="string">
            <text:p>272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3541" calcext:value-type="float">
            <text:p>40,693541000000000</text:p>
          </table:table-cell>
          <table:table-cell office:value-type="float" office:value="-73.813901" calcext:value-type="float">
            <text:p>-73,8139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5300</text:p>
          </table:table-cell>
          <table:table-cell table:style-name="ce1" office:value-type="string" calcext:value-type="string">
            <text:p>015300</text:p>
          </table:table-cell>
          <table:table-cell table:style-name="ce1" office:value-type="string" calcext:value-type="string">
            <text:p>214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8153" calcext:value-type="float">
            <text:p>40,758153000000000</text:p>
          </table:table-cell>
          <table:table-cell office:value-type="float" office:value="-73.913768" calcext:value-type="float">
            <text:p>-73,9137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5400</text:p>
          </table:table-cell>
          <table:table-cell table:style-name="ce1" office:value-type="string" calcext:value-type="string">
            <text:p>015400</text:p>
          </table:table-cell>
          <table:table-cell table:style-name="ce1" office:value-type="string" calcext:value-type="string">
            <text:p>233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2027" calcext:value-type="float">
            <text:p>40,692027000000000</text:p>
          </table:table-cell>
          <table:table-cell office:value-type="float" office:value="-73.821156" calcext:value-type="float">
            <text:p>-73,8211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5500</text:p>
          </table:table-cell>
          <table:table-cell table:style-name="ce1" office:value-type="string" calcext:value-type="string">
            <text:p>015500</text:p>
          </table:table-cell>
          <table:table-cell table:style-name="ce1" office:value-type="string" calcext:value-type="string">
            <text:p>225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9762" calcext:value-type="float">
            <text:p>40,759762000000000</text:p>
          </table:table-cell>
          <table:table-cell office:value-type="float" office:value="-73.917296" calcext:value-type="float">
            <text:p>-73,9172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5600</text:p>
          </table:table-cell>
          <table:table-cell table:style-name="ce1" office:value-type="string" calcext:value-type="string">
            <text:p>015600</text:p>
          </table:table-cell>
          <table:table-cell table:style-name="ce1" office:value-type="string" calcext:value-type="string">
            <text:p>321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0333" calcext:value-type="float">
            <text:p>40,690333000000000</text:p>
          </table:table-cell>
          <table:table-cell office:value-type="float" office:value="-73.820658" calcext:value-type="float">
            <text:p>-73,8206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5700</text:p>
          </table:table-cell>
          <table:table-cell table:style-name="ce1" office:value-type="string" calcext:value-type="string">
            <text:p>015700</text:p>
          </table:table-cell>
          <table:table-cell table:style-name="ce1" office:value-type="string" calcext:value-type="string">
            <text:p>154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591" calcext:value-type="float">
            <text:p>40,755910000000000</text:p>
          </table:table-cell>
          <table:table-cell office:value-type="float" office:value="-73.921189" calcext:value-type="float">
            <text:p>-73,9211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5801</text:p>
          </table:table-cell>
          <table:table-cell table:style-name="ce1" office:value-type="string" calcext:value-type="string">
            <text:p>015801</text:p>
          </table:table-cell>
          <table:table-cell table:style-name="ce1" office:value-type="string" calcext:value-type="string">
            <text:p>373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8801" calcext:value-type="float">
            <text:p>40,688801000000000</text:p>
          </table:table-cell>
          <table:table-cell office:value-type="float" office:value="-73.812651" calcext:value-type="float">
            <text:p>-73,8126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5802</text:p>
          </table:table-cell>
          <table:table-cell table:style-name="ce1" office:value-type="string" calcext:value-type="string">
            <text:p>015802</text:p>
          </table:table-cell>
          <table:table-cell table:style-name="ce1" office:value-type="string" calcext:value-type="string">
            <text:p>439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7534" calcext:value-type="float">
            <text:p>40,687534000000000</text:p>
          </table:table-cell>
          <table:table-cell office:value-type="float" office:value="-73.819649" calcext:value-type="float">
            <text:p>-73,8196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5900</text:p>
          </table:table-cell>
          <table:table-cell table:style-name="ce1" office:value-type="string" calcext:value-type="string">
            <text:p>015900</text:p>
          </table:table-cell>
          <table:table-cell table:style-name="ce1" office:value-type="string" calcext:value-type="string">
            <text:p>413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593" calcext:value-type="float">
            <text:p>40,755930000000000</text:p>
          </table:table-cell>
          <table:table-cell office:value-type="float" office:value="-73.91835" calcext:value-type="float">
            <text:p>-73,9183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6100</text:p>
          </table:table-cell>
          <table:table-cell table:style-name="ce1" office:value-type="string" calcext:value-type="string">
            <text:p>016100</text:p>
          </table:table-cell>
          <table:table-cell table:style-name="ce1" office:value-type="string" calcext:value-type="string">
            <text:p>237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5128" calcext:value-type="float">
            <text:p>40,755128000000000</text:p>
          </table:table-cell>
          <table:table-cell office:value-type="float" office:value="-73.914211" calcext:value-type="float">
            <text:p>-73,9142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6300</text:p>
          </table:table-cell>
          <table:table-cell table:style-name="ce1" office:value-type="string" calcext:value-type="string">
            <text:p>016300</text:p>
          </table:table-cell>
          <table:table-cell table:style-name="ce1" office:value-type="string" calcext:value-type="string">
            <text:p>438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633" calcext:value-type="float">
            <text:p>40,756330000000000</text:p>
          </table:table-cell>
          <table:table-cell office:value-type="float" office:value="-73.909547" calcext:value-type="float">
            <text:p>-73,9095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6400</text:p>
          </table:table-cell>
          <table:table-cell table:style-name="ce1" office:value-type="string" calcext:value-type="string">
            <text:p>016400</text:p>
          </table:table-cell>
          <table:table-cell table:style-name="ce1" office:value-type="string" calcext:value-type="string">
            <text:p>331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5002" calcext:value-type="float">
            <text:p>40,685002000000000</text:p>
          </table:table-cell>
          <table:table-cell office:value-type="float" office:value="-73.816838" calcext:value-type="float">
            <text:p>-73,8168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6600</text:p>
          </table:table-cell>
          <table:table-cell table:style-name="ce1" office:value-type="string" calcext:value-type="string">
            <text:p>016600</text:p>
          </table:table-cell>
          <table:table-cell table:style-name="ce1" office:value-type="string" calcext:value-type="string">
            <text:p>327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1681" calcext:value-type="float">
            <text:p>40,681681000000000</text:p>
          </table:table-cell>
          <table:table-cell office:value-type="float" office:value="-73.82091" calcext:value-type="float">
            <text:p>-73,8209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6800</text:p>
          </table:table-cell>
          <table:table-cell table:style-name="ce1" office:value-type="string" calcext:value-type="string">
            <text:p>016800</text:p>
          </table:table-cell>
          <table:table-cell table:style-name="ce1" office:value-type="string" calcext:value-type="string">
            <text:p>268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9722" calcext:value-type="float">
            <text:p>40,679722000000000</text:p>
          </table:table-cell>
          <table:table-cell office:value-type="float" office:value="-73.817514" calcext:value-type="float">
            <text:p>-73,8175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6900</text:p>
          </table:table-cell>
          <table:table-cell table:style-name="ce1" office:value-type="string" calcext:value-type="string">
            <text:p>016900</text:p>
          </table:table-cell>
          <table:table-cell table:style-name="ce1" office:value-type="string" calcext:value-type="string">
            <text:p>553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7988" calcext:value-type="float">
            <text:p>40,747988000000000</text:p>
          </table:table-cell>
          <table:table-cell office:value-type="float" office:value="-73.914179" calcext:value-type="float">
            <text:p>-73,9141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7000</text:p>
          </table:table-cell>
          <table:table-cell table:style-name="ce1" office:value-type="string" calcext:value-type="string">
            <text:p>017000</text:p>
          </table:table-cell>
          <table:table-cell table:style-name="ce1" office:value-type="string" calcext:value-type="string">
            <text:p>260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432" calcext:value-type="float">
            <text:p>40,684320000000000</text:p>
          </table:table-cell>
          <table:table-cell office:value-type="float" office:value="-73.812055" calcext:value-type="float">
            <text:p>-73,8120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7100</text:p>
          </table:table-cell>
          <table:table-cell table:style-name="ce1" office:value-type="string" calcext:value-type="string">
            <text:p>01710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1725" calcext:value-type="float">
            <text:p>40,751725000000000</text:p>
          </table:table-cell>
          <table:table-cell office:value-type="float" office:value="-73.922376" calcext:value-type="float">
            <text:p>-73,9223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7200</text:p>
          </table:table-cell>
          <table:table-cell table:style-name="ce1" office:value-type="string" calcext:value-type="string">
            <text:p>017200</text:p>
          </table:table-cell>
          <table:table-cell table:style-name="ce1" office:value-type="string" calcext:value-type="string">
            <text:p>210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2079" calcext:value-type="float">
            <text:p>40,682079000000000</text:p>
          </table:table-cell>
          <table:table-cell office:value-type="float" office:value="-73.812306" calcext:value-type="float">
            <text:p>-73,8123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7400</text:p>
          </table:table-cell>
          <table:table-cell table:style-name="ce1" office:value-type="string" calcext:value-type="string">
            <text:p>017400</text:p>
          </table:table-cell>
          <table:table-cell table:style-name="ce1" office:value-type="string" calcext:value-type="string">
            <text:p>224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0485" calcext:value-type="float">
            <text:p>40,680485000000000</text:p>
          </table:table-cell>
          <table:table-cell office:value-type="float" office:value="-73.810898" calcext:value-type="float">
            <text:p>-73,8108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7600</text:p>
          </table:table-cell>
          <table:table-cell table:style-name="ce1" office:value-type="string" calcext:value-type="string">
            <text:p>017600</text:p>
          </table:table-cell>
          <table:table-cell table:style-name="ce1" office:value-type="string" calcext:value-type="string">
            <text:p>214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876" calcext:value-type="float">
            <text:p>40,678760000000000</text:p>
          </table:table-cell>
          <table:table-cell office:value-type="float" office:value="-73.809936" calcext:value-type="float">
            <text:p>-73,8099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7800</text:p>
          </table:table-cell>
          <table:table-cell table:style-name="ce1" office:value-type="string" calcext:value-type="string">
            <text:p>017800</text:p>
          </table:table-cell>
          <table:table-cell table:style-name="ce1" office:value-type="string" calcext:value-type="string">
            <text:p>192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71" calcext:value-type="float">
            <text:p>40,677100000000000</text:p>
          </table:table-cell>
          <table:table-cell office:value-type="float" office:value="-73.808799" calcext:value-type="float">
            <text:p>-73,8087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7900</text:p>
          </table:table-cell>
          <table:table-cell table:style-name="ce1" office:value-type="string" calcext:value-type="string">
            <text:p>017900</text:p>
          </table:table-cell>
          <table:table-cell table:style-name="ce1" office:value-type="string" calcext:value-type="string">
            <text:p>105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3965" calcext:value-type="float">
            <text:p>40,743965000000000</text:p>
          </table:table-cell>
          <table:table-cell office:value-type="float" office:value="-73.925742" calcext:value-type="float">
            <text:p>-73,9257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8000</text:p>
          </table:table-cell>
          <table:table-cell table:style-name="ce1" office:value-type="string" calcext:value-type="string">
            <text:p>018000</text:p>
          </table:table-cell>
          <table:table-cell table:style-name="ce1" office:value-type="string" calcext:value-type="string">
            <text:p>109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5903" calcext:value-type="float">
            <text:p>40,675903000000000</text:p>
          </table:table-cell>
          <table:table-cell office:value-type="float" office:value="-73.805162" calcext:value-type="float">
            <text:p>-73,8051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8101</text:p>
          </table:table-cell>
          <table:table-cell table:style-name="ce1" office:value-type="string" calcext:value-type="string">
            <text:p>018101</text:p>
          </table:table-cell>
          <table:table-cell table:style-name="ce1" office:value-type="string" calcext:value-type="string">
            <text:p>409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4368" calcext:value-type="float">
            <text:p>40,744368000000000</text:p>
          </table:table-cell>
          <table:table-cell office:value-type="float" office:value="-73.924231" calcext:value-type="float">
            <text:p>-73,9242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8102</text:p>
          </table:table-cell>
          <table:table-cell table:style-name="ce1" office:value-type="string" calcext:value-type="string">
            <text:p>018102</text:p>
          </table:table-cell>
          <table:table-cell table:style-name="ce1" office:value-type="string" calcext:value-type="string">
            <text:p>392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459" calcext:value-type="float">
            <text:p>40,744590000000000</text:p>
          </table:table-cell>
          <table:table-cell office:value-type="float" office:value="-73.922211" calcext:value-type="float">
            <text:p>-73,9222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8200</text:p>
          </table:table-cell>
          <table:table-cell table:style-name="ce1" office:value-type="string" calcext:value-type="string">
            <text:p>018200</text:p>
          </table:table-cell>
          <table:table-cell table:style-name="ce1" office:value-type="string" calcext:value-type="string">
            <text:p>226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63" calcext:value-type="float">
            <text:p>40,676300000000000</text:p>
          </table:table-cell>
          <table:table-cell office:value-type="float" office:value="-73.798712" calcext:value-type="float">
            <text:p>-73,7987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8300</text:p>
          </table:table-cell>
          <table:table-cell table:style-name="ce1" office:value-type="string" calcext:value-type="string">
            <text:p>018300</text:p>
          </table:table-cell>
          <table:table-cell table:style-name="ce1" office:value-type="string" calcext:value-type="string">
            <text:p>603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4879" calcext:value-type="float">
            <text:p>40,744879000000000</text:p>
          </table:table-cell>
          <table:table-cell office:value-type="float" office:value="-73.919781" calcext:value-type="float">
            <text:p>-73,9197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8401</text:p>
          </table:table-cell>
          <table:table-cell table:style-name="ce1" office:value-type="string" calcext:value-type="string">
            <text:p>018401</text:p>
          </table:table-cell>
          <table:table-cell table:style-name="ce1" office:value-type="string" calcext:value-type="string">
            <text:p>205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5244" calcext:value-type="float">
            <text:p>40,675244000000000</text:p>
          </table:table-cell>
          <table:table-cell office:value-type="float" office:value="-73.791952" calcext:value-type="float">
            <text:p>-73,7919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8402</text:p>
          </table:table-cell>
          <table:table-cell table:style-name="ce1" office:value-type="string" calcext:value-type="string">
            <text:p>018402</text:p>
          </table:table-cell>
          <table:table-cell table:style-name="ce1" office:value-type="string" calcext:value-type="string">
            <text:p>222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9029" calcext:value-type="float">
            <text:p>40,679029000000000</text:p>
          </table:table-cell>
          <table:table-cell office:value-type="float" office:value="-73.7943" calcext:value-type="float">
            <text:p>-73,7943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8501</text:p>
          </table:table-cell>
          <table:table-cell table:style-name="ce1" office:value-type="string" calcext:value-type="string">
            <text:p>018501</text:p>
          </table:table-cell>
          <table:table-cell table:style-name="ce1" office:value-type="string" calcext:value-type="string">
            <text:p>361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8658" calcext:value-type="float">
            <text:p>40,738658000000000</text:p>
          </table:table-cell>
          <table:table-cell office:value-type="float" office:value="-73.922071" calcext:value-type="float">
            <text:p>-73,9220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8502</text:p>
          </table:table-cell>
          <table:table-cell table:style-name="ce1" office:value-type="string" calcext:value-type="string">
            <text:p>018502</text:p>
          </table:table-cell>
          <table:table-cell table:style-name="ce1" office:value-type="string" calcext:value-type="string">
            <text:p>363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052" calcext:value-type="float">
            <text:p>40,740520000000000</text:p>
          </table:table-cell>
          <table:table-cell office:value-type="float" office:value="-73.921833" calcext:value-type="float">
            <text:p>-73,9218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8600</text:p>
          </table:table-cell>
          <table:table-cell table:style-name="ce1" office:value-type="string" calcext:value-type="string">
            <text:p>018600</text:p>
          </table:table-cell>
          <table:table-cell table:style-name="ce1" office:value-type="string" calcext:value-type="string">
            <text:p>162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0043" calcext:value-type="float">
            <text:p>40,680043000000000</text:p>
          </table:table-cell>
          <table:table-cell office:value-type="float" office:value="-73.798375" calcext:value-type="float">
            <text:p>-73,7983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8700</text:p>
          </table:table-cell>
          <table:table-cell table:style-name="ce1" office:value-type="string" calcext:value-type="string">
            <text:p>018700</text:p>
          </table:table-cell>
          <table:table-cell table:style-name="ce1" office:value-type="string" calcext:value-type="string">
            <text:p>308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6875" calcext:value-type="float">
            <text:p>40,736875000000000</text:p>
          </table:table-cell>
          <table:table-cell office:value-type="float" office:value="-73.92385" calcext:value-type="float">
            <text:p>-73,9238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8800</text:p>
          </table:table-cell>
          <table:table-cell table:style-name="ce1" office:value-type="string" calcext:value-type="string">
            <text:p>018800</text:p>
          </table:table-cell>
          <table:table-cell table:style-name="ce1" office:value-type="string" calcext:value-type="string">
            <text:p>123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2072" calcext:value-type="float">
            <text:p>40,682072000000000</text:p>
          </table:table-cell>
          <table:table-cell office:value-type="float" office:value="-73.798272" calcext:value-type="float">
            <text:p>-73,7982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8900</text:p>
          </table:table-cell>
          <table:table-cell table:style-name="ce1" office:value-type="string" calcext:value-type="string">
            <text:p>018900</text:p>
          </table:table-cell>
          <table:table-cell table:style-name="ce1" office:value-type="string" calcext:value-type="string">
            <text:p>349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9963" calcext:value-type="float">
            <text:p>40,739963000000000</text:p>
          </table:table-cell>
          <table:table-cell office:value-type="float" office:value="-73.927055" calcext:value-type="float">
            <text:p>-73,9270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9000</text:p>
          </table:table-cell>
          <table:table-cell table:style-name="ce1" office:value-type="string" calcext:value-type="string">
            <text:p>019000</text:p>
          </table:table-cell>
          <table:table-cell table:style-name="ce1" office:value-type="string" calcext:value-type="string">
            <text:p>196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533" calcext:value-type="float">
            <text:p>40,685330000000000</text:p>
          </table:table-cell>
          <table:table-cell office:value-type="float" office:value="-73.795349" calcext:value-type="float">
            <text:p>-73,7953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9200</text:p>
          </table:table-cell>
          <table:table-cell table:style-name="ce1" office:value-type="string" calcext:value-type="string">
            <text:p>019200</text:p>
          </table:table-cell>
          <table:table-cell table:style-name="ce1" office:value-type="string" calcext:value-type="string">
            <text:p>19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4082" calcext:value-type="float">
            <text:p>40,684082000000000</text:p>
          </table:table-cell>
          <table:table-cell office:value-type="float" office:value="-73.800069" calcext:value-type="float">
            <text:p>-73,8000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9400</text:p>
          </table:table-cell>
          <table:table-cell table:style-name="ce1" office:value-type="string" calcext:value-type="string">
            <text:p>019400</text:p>
          </table:table-cell>
          <table:table-cell table:style-name="ce1" office:value-type="string" calcext:value-type="string">
            <text:p>262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6132" calcext:value-type="float">
            <text:p>40,686132000000000</text:p>
          </table:table-cell>
          <table:table-cell office:value-type="float" office:value="-73.80311" calcext:value-type="float">
            <text:p>-73,8031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9600</text:p>
          </table:table-cell>
          <table:table-cell table:style-name="ce1" office:value-type="string" calcext:value-type="string">
            <text:p>019600</text:p>
          </table:table-cell>
          <table:table-cell table:style-name="ce1" office:value-type="string" calcext:value-type="string">
            <text:p>264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9604" calcext:value-type="float">
            <text:p>40,689604000000000</text:p>
          </table:table-cell>
          <table:table-cell office:value-type="float" office:value="-73.799812" calcext:value-type="float">
            <text:p>-73,7998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9800</text:p>
          </table:table-cell>
          <table:table-cell table:style-name="ce1" office:value-type="string" calcext:value-type="string">
            <text:p>019800</text:p>
          </table:table-cell>
          <table:table-cell table:style-name="ce1" office:value-type="string" calcext:value-type="string">
            <text:p>293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185" calcext:value-type="float">
            <text:p>40,691850000000000</text:p>
          </table:table-cell>
          <table:table-cell office:value-type="float" office:value="-73.802826" calcext:value-type="float">
            <text:p>-73,8028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19900</text:p>
          </table:table-cell>
          <table:table-cell table:style-name="ce1" office:value-type="string" calcext:value-type="string">
            <text:p>019900</text:p>
          </table:table-cell>
          <table:table-cell table:style-name="ce1" office:value-type="string" calcext:value-type="string">
            <text:p>102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8142" calcext:value-type="float">
            <text:p>40,738142000000000</text:p>
          </table:table-cell>
          <table:table-cell office:value-type="float" office:value="-73.935552" calcext:value-type="float">
            <text:p>-73,9355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0200</text:p>
          </table:table-cell>
          <table:table-cell table:style-name="ce1" office:value-type="string" calcext:value-type="string">
            <text:p>020200</text:p>
          </table:table-cell>
          <table:table-cell table:style-name="ce1" office:value-type="string" calcext:value-type="string">
            <text:p>138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9864" calcext:value-type="float">
            <text:p>40,689864000000000</text:p>
          </table:table-cell>
          <table:table-cell office:value-type="float" office:value="-73.807486" calcext:value-type="float">
            <text:p>-73,8074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0400</text:p>
          </table:table-cell>
          <table:table-cell table:style-name="ce1" office:value-type="string" calcext:value-type="string">
            <text:p>020400</text:p>
          </table:table-cell>
          <table:table-cell table:style-name="ce1" office:value-type="string" calcext:value-type="string">
            <text:p>209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3608" calcext:value-type="float">
            <text:p>40,693608000000000</text:p>
          </table:table-cell>
          <table:table-cell office:value-type="float" office:value="-73.8053" calcext:value-type="float">
            <text:p>-73,8053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0500</text:p>
          </table:table-cell>
          <table:table-cell table:style-name="ce1" office:value-type="string" calcext:value-type="string">
            <text:p>020500</text:p>
          </table:table-cell>
          <table:table-cell table:style-name="ce1" office:value-type="string" calcext:value-type="string">
            <text:p>120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3452" calcext:value-type="float">
            <text:p>40,733452000000000</text:p>
          </table:table-cell>
          <table:table-cell office:value-type="float" office:value="-73.919287" calcext:value-type="float">
            <text:p>-73,9192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0600</text:p>
          </table:table-cell>
          <table:table-cell table:style-name="ce1" office:value-type="string" calcext:value-type="string">
            <text:p>020600</text:p>
          </table:table-cell>
          <table:table-cell table:style-name="ce1" office:value-type="string" calcext:value-type="string">
            <text:p>171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462" calcext:value-type="float">
            <text:p>40,694620000000000</text:p>
          </table:table-cell>
          <table:table-cell office:value-type="float" office:value="-73.809435" calcext:value-type="float">
            <text:p>-73,8094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0800</text:p>
          </table:table-cell>
          <table:table-cell table:style-name="ce1" office:value-type="string" calcext:value-type="string">
            <text:p>020800</text:p>
          </table:table-cell>
          <table:table-cell table:style-name="ce1" office:value-type="string" calcext:value-type="string">
            <text:p>253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7094" calcext:value-type="float">
            <text:p>40,697094000000000</text:p>
          </table:table-cell>
          <table:table-cell office:value-type="float" office:value="-73.807808" calcext:value-type="float">
            <text:p>-73,8078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1200</text:p>
          </table:table-cell>
          <table:table-cell table:style-name="ce1" office:value-type="string" calcext:value-type="string">
            <text:p>021200</text:p>
          </table:table-cell>
          <table:table-cell table:style-name="ce1" office:value-type="string" calcext:value-type="string">
            <text:p>275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1069" calcext:value-type="float">
            <text:p>40,701069000000000</text:p>
          </table:table-cell>
          <table:table-cell office:value-type="float" office:value="-73.812589" calcext:value-type="float">
            <text:p>-73,8125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1400</text:p>
          </table:table-cell>
          <table:table-cell table:style-name="ce1" office:value-type="string" calcext:value-type="string">
            <text:p>021400</text:p>
          </table:table-cell>
          <table:table-cell table:style-name="ce1" office:value-type="string" calcext:value-type="string">
            <text:p>619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6873" calcext:value-type="float">
            <text:p>40,706873000000000</text:p>
          </table:table-cell>
          <table:table-cell office:value-type="float" office:value="-73.814908" calcext:value-type="float">
            <text:p>-73,8149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1600</text:p>
          </table:table-cell>
          <table:table-cell table:style-name="ce1" office:value-type="string" calcext:value-type="string">
            <text:p>021600</text:p>
          </table:table-cell>
          <table:table-cell table:style-name="ce1" office:value-type="string" calcext:value-type="string">
            <text:p>401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8898" calcext:value-type="float">
            <text:p>40,708898000000000</text:p>
          </table:table-cell>
          <table:table-cell office:value-type="float" office:value="-73.824278" calcext:value-type="float">
            <text:p>-73,8242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1900</text:p>
          </table:table-cell>
          <table:table-cell table:style-name="ce1" office:value-type="string" calcext:value-type="string">
            <text:p>021900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1842" calcext:value-type="float">
            <text:p>40,721842000000000</text:p>
          </table:table-cell>
          <table:table-cell office:value-type="float" office:value="-73.914407" calcext:value-type="float">
            <text:p>-73,9144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2001</text:p>
          </table:table-cell>
          <table:table-cell table:style-name="ce1" office:value-type="string" calcext:value-type="string">
            <text:p>022001</text:p>
          </table:table-cell>
          <table:table-cell table:style-name="ce1" office:value-type="string" calcext:value-type="string">
            <text:p>607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3918" calcext:value-type="float">
            <text:p>40,713918000000000</text:p>
          </table:table-cell>
          <table:table-cell office:value-type="float" office:value="-73.821025" calcext:value-type="float">
            <text:p>-73,8210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2002</text:p>
          </table:table-cell>
          <table:table-cell table:style-name="ce1" office:value-type="string" calcext:value-type="string">
            <text:p>022002</text:p>
          </table:table-cell>
          <table:table-cell table:style-name="ce1" office:value-type="string" calcext:value-type="string">
            <text:p>556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2164" calcext:value-type="float">
            <text:p>40,712164000000000</text:p>
          </table:table-cell>
          <table:table-cell office:value-type="float" office:value="-73.815325" calcext:value-type="float">
            <text:p>-73,8153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2900</text:p>
          </table:table-cell>
          <table:table-cell table:style-name="ce1" office:value-type="string" calcext:value-type="string">
            <text:p>022900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2138" calcext:value-type="float">
            <text:p>40,732138000000000</text:p>
          </table:table-cell>
          <table:table-cell office:value-type="float" office:value="-73.907278" calcext:value-type="float">
            <text:p>-73,9072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3000</text:p>
          </table:table-cell>
          <table:table-cell table:style-name="ce1" office:value-type="string" calcext:value-type="string">
            <text:p>023000</text:p>
          </table:table-cell>
          <table:table-cell table:style-name="ce1" office:value-type="string" calcext:value-type="string">
            <text:p>179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2685" calcext:value-type="float">
            <text:p>40,712685000000000</text:p>
          </table:table-cell>
          <table:table-cell office:value-type="float" office:value="-73.808202" calcext:value-type="float">
            <text:p>-73,8082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3200</text:p>
          </table:table-cell>
          <table:table-cell table:style-name="ce1" office:value-type="string" calcext:value-type="string">
            <text:p>023200</text:p>
          </table:table-cell>
          <table:table-cell table:style-name="ce1" office:value-type="string" calcext:value-type="string">
            <text:p>509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9741" calcext:value-type="float">
            <text:p>40,709741000000000</text:p>
          </table:table-cell>
          <table:table-cell office:value-type="float" office:value="-73.81199" calcext:value-type="float">
            <text:p>-73,8119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3500</text:p>
          </table:table-cell>
          <table:table-cell table:style-name="ce1" office:value-type="string" calcext:value-type="string">
            <text:p>023500</text:p>
          </table:table-cell>
          <table:table-cell table:style-name="ce1" office:value-type="string" calcext:value-type="string">
            <text:p>827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9557" calcext:value-type="float">
            <text:p>40,739557000000000</text:p>
          </table:table-cell>
          <table:table-cell office:value-type="float" office:value="-73.917902" calcext:value-type="float">
            <text:p>-73,9179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3600</text:p>
          </table:table-cell>
          <table:table-cell table:style-name="ce1" office:value-type="string" calcext:value-type="string">
            <text:p>023600</text:p>
          </table:table-cell>
          <table:table-cell table:style-name="ce1" office:value-type="string" calcext:value-type="string">
            <text:p>263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7162" calcext:value-type="float">
            <text:p>40,707162000000000</text:p>
          </table:table-cell>
          <table:table-cell office:value-type="float" office:value="-73.804649" calcext:value-type="float">
            <text:p>-73,8046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3800</text:p>
          </table:table-cell>
          <table:table-cell table:style-name="ce1" office:value-type="string" calcext:value-type="string">
            <text:p>023800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5118" calcext:value-type="float">
            <text:p>40,705118000000000</text:p>
          </table:table-cell>
          <table:table-cell office:value-type="float" office:value="-73.808432" calcext:value-type="float">
            <text:p>-73,8084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4000</text:p>
          </table:table-cell>
          <table:table-cell table:style-name="ce1" office:value-type="string" calcext:value-type="string">
            <text:p>024000</text:p>
          </table:table-cell>
          <table:table-cell table:style-name="ce1" office:value-type="string" calcext:value-type="string">
            <text:p>546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3212" calcext:value-type="float">
            <text:p>40,703212000000000</text:p>
          </table:table-cell>
          <table:table-cell office:value-type="float" office:value="-73.806072" calcext:value-type="float">
            <text:p>-73,8060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4300</text:p>
          </table:table-cell>
          <table:table-cell table:style-name="ce1" office:value-type="string" calcext:value-type="string">
            <text:p>024300</text:p>
          </table:table-cell>
          <table:table-cell table:style-name="ce1" office:value-type="string" calcext:value-type="string">
            <text:p>544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7186" calcext:value-type="float">
            <text:p>40,737186000000000</text:p>
          </table:table-cell>
          <table:table-cell office:value-type="float" office:value="-73.899746" calcext:value-type="float">
            <text:p>-73,8997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4500</text:p>
          </table:table-cell>
          <table:table-cell table:style-name="ce1" office:value-type="string" calcext:value-type="string">
            <text:p>024500</text:p>
          </table:table-cell>
          <table:table-cell table:style-name="ce1" office:value-type="string" calcext:value-type="string">
            <text:p>494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96" calcext:value-type="float">
            <text:p>40,739600000000000</text:p>
          </table:table-cell>
          <table:table-cell office:value-type="float" office:value="-73.905191" calcext:value-type="float">
            <text:p>-73,9051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4600</text:p>
          </table:table-cell>
          <table:table-cell table:style-name="ce1" office:value-type="string" calcext:value-type="string">
            <text:p>0246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1227" calcext:value-type="float">
            <text:p>40,701227000000000</text:p>
          </table:table-cell>
          <table:table-cell office:value-type="float" office:value="-73.796554" calcext:value-type="float">
            <text:p>-73,7965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4700</text:p>
          </table:table-cell>
          <table:table-cell table:style-name="ce1" office:value-type="string" calcext:value-type="string">
            <text:p>024700</text:p>
          </table:table-cell>
          <table:table-cell table:style-name="ce1" office:value-type="string" calcext:value-type="string">
            <text:p>150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2475" calcext:value-type="float">
            <text:p>40,742475000000000</text:p>
          </table:table-cell>
          <table:table-cell office:value-type="float" office:value="-73.8992" calcext:value-type="float">
            <text:p>-73,8992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4900</text:p>
          </table:table-cell>
          <table:table-cell table:style-name="ce1" office:value-type="string" calcext:value-type="string">
            <text:p>024900</text:p>
          </table:table-cell>
          <table:table-cell table:style-name="ce1" office:value-type="string" calcext:value-type="string">
            <text:p>554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309" calcext:value-type="float">
            <text:p>40,743090000000000</text:p>
          </table:table-cell>
          <table:table-cell office:value-type="float" office:value="-73.904073" calcext:value-type="float">
            <text:p>-73,9040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5100</text:p>
          </table:table-cell>
          <table:table-cell table:style-name="ce1" office:value-type="string" calcext:value-type="string">
            <text:p>025100</text:p>
          </table:table-cell>
          <table:table-cell table:style-name="ce1" office:value-type="string" calcext:value-type="string">
            <text:p>572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4952" calcext:value-type="float">
            <text:p>40,744952000000000</text:p>
          </table:table-cell>
          <table:table-cell office:value-type="float" office:value="-73.90997" calcext:value-type="float">
            <text:p>-73,9099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5301</text:p>
          </table:table-cell>
          <table:table-cell table:style-name="ce1" office:value-type="string" calcext:value-type="string">
            <text:p>025301</text:p>
          </table:table-cell>
          <table:table-cell table:style-name="ce1" office:value-type="string" calcext:value-type="string">
            <text:p>459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4732" calcext:value-type="float">
            <text:p>40,744732000000000</text:p>
          </table:table-cell>
          <table:table-cell office:value-type="float" office:value="-73.916491" calcext:value-type="float">
            <text:p>-73,9164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5302</text:p>
          </table:table-cell>
          <table:table-cell table:style-name="ce1" office:value-type="string" calcext:value-type="string">
            <text:p>025302</text:p>
          </table:table-cell>
          <table:table-cell table:style-name="ce1" office:value-type="string" calcext:value-type="string">
            <text:p>287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4874" calcext:value-type="float">
            <text:p>40,744874000000000</text:p>
          </table:table-cell>
          <table:table-cell office:value-type="float" office:value="-73.912754" calcext:value-type="float">
            <text:p>-73,9127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5400</text:p>
          </table:table-cell>
          <table:table-cell table:style-name="ce1" office:value-type="string" calcext:value-type="string">
            <text:p>025400</text:p>
          </table:table-cell>
          <table:table-cell table:style-name="ce1" office:value-type="string" calcext:value-type="string">
            <text:p>820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6502" calcext:value-type="float">
            <text:p>40,696502000000000</text:p>
          </table:table-cell>
          <table:table-cell office:value-type="float" office:value="-73.794599" calcext:value-type="float">
            <text:p>-73,7945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5500</text:p>
          </table:table-cell>
          <table:table-cell table:style-name="ce1" office:value-type="string" calcext:value-type="string">
            <text:p>025500</text:p>
          </table:table-cell>
          <table:table-cell table:style-name="ce1" office:value-type="string" calcext:value-type="string">
            <text:p>150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851" calcext:value-type="float">
            <text:p>40,748510000000000</text:p>
          </table:table-cell>
          <table:table-cell office:value-type="float" office:value="-73.908385" calcext:value-type="float">
            <text:p>-73,9083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5700</text:p>
          </table:table-cell>
          <table:table-cell table:style-name="ce1" office:value-type="string" calcext:value-type="string">
            <text:p>025700</text:p>
          </table:table-cell>
          <table:table-cell table:style-name="ce1" office:value-type="string" calcext:value-type="string">
            <text:p>154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928" calcext:value-type="float">
            <text:p>40,749280000000000</text:p>
          </table:table-cell>
          <table:table-cell office:value-type="float" office:value="-73.905555" calcext:value-type="float">
            <text:p>-73,9055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5800</text:p>
          </table:table-cell>
          <table:table-cell table:style-name="ce1" office:value-type="string" calcext:value-type="string">
            <text:p>025800</text:p>
          </table:table-cell>
          <table:table-cell table:style-name="ce1" office:value-type="string" calcext:value-type="string">
            <text:p>197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5823" calcext:value-type="float">
            <text:p>40,695823000000000</text:p>
          </table:table-cell>
          <table:table-cell office:value-type="float" office:value="-73.787684" calcext:value-type="float">
            <text:p>-73,7876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5900</text:p>
          </table:table-cell>
          <table:table-cell table:style-name="ce1" office:value-type="string" calcext:value-type="string">
            <text:p>025900</text:p>
          </table:table-cell>
          <table:table-cell table:style-name="ce1" office:value-type="string" calcext:value-type="string">
            <text:p>351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8464" calcext:value-type="float">
            <text:p>40,748464000000000</text:p>
          </table:table-cell>
          <table:table-cell office:value-type="float" office:value="-73.903602" calcext:value-type="float">
            <text:p>-73,9036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6000</text:p>
          </table:table-cell>
          <table:table-cell table:style-name="ce1" office:value-type="string" calcext:value-type="string">
            <text:p>026000</text:p>
          </table:table-cell>
          <table:table-cell table:style-name="ce1" office:value-type="string" calcext:value-type="string">
            <text:p>233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2541" calcext:value-type="float">
            <text:p>40,692541000000000</text:p>
          </table:table-cell>
          <table:table-cell office:value-type="float" office:value="-73.793679" calcext:value-type="float">
            <text:p>-73,7936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6100</text:p>
          </table:table-cell>
          <table:table-cell table:style-name="ce1" office:value-type="string" calcext:value-type="string">
            <text:p>026100</text:p>
          </table:table-cell>
          <table:table-cell table:style-name="ce1" office:value-type="string" calcext:value-type="string">
            <text:p>74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7497" calcext:value-type="float">
            <text:p>40,747497000000000</text:p>
          </table:table-cell>
          <table:table-cell office:value-type="float" office:value="-73.90026" calcext:value-type="float">
            <text:p>-73,9002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6200</text:p>
          </table:table-cell>
          <table:table-cell table:style-name="ce1" office:value-type="string" calcext:value-type="string">
            <text:p>026200</text:p>
          </table:table-cell>
          <table:table-cell table:style-name="ce1" office:value-type="string" calcext:value-type="string">
            <text:p>146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0991" calcext:value-type="float">
            <text:p>40,690991000000000</text:p>
          </table:table-cell>
          <table:table-cell office:value-type="float" office:value="-73.792109" calcext:value-type="float">
            <text:p>-73,7921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6300</text:p>
          </table:table-cell>
          <table:table-cell table:style-name="ce1" office:value-type="string" calcext:value-type="string">
            <text:p>026300</text:p>
          </table:table-cell>
          <table:table-cell table:style-name="ce1" office:value-type="string" calcext:value-type="string">
            <text:p>622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5371" calcext:value-type="float">
            <text:p>40,745371000000000</text:p>
          </table:table-cell>
          <table:table-cell office:value-type="float" office:value="-73.897283" calcext:value-type="float">
            <text:p>-73,8972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6400</text:p>
          </table:table-cell>
          <table:table-cell table:style-name="ce1" office:value-type="string" calcext:value-type="string">
            <text:p>026400</text:p>
          </table:table-cell>
          <table:table-cell table:style-name="ce1" office:value-type="string" calcext:value-type="string">
            <text:p>225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2206" calcext:value-type="float">
            <text:p>40,692206000000000</text:p>
          </table:table-cell>
          <table:table-cell office:value-type="float" office:value="-73.785601" calcext:value-type="float">
            <text:p>-73,7856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6500</text:p>
          </table:table-cell>
          <table:table-cell table:style-name="ce1" office:value-type="string" calcext:value-type="string">
            <text:p>026500</text:p>
          </table:table-cell>
          <table:table-cell table:style-name="ce1" office:value-type="string" calcext:value-type="string">
            <text:p>449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4627" calcext:value-type="float">
            <text:p>40,744627000000000</text:p>
          </table:table-cell>
          <table:table-cell office:value-type="float" office:value="-73.892964" calcext:value-type="float">
            <text:p>-73,8929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6600</text:p>
          </table:table-cell>
          <table:table-cell table:style-name="ce1" office:value-type="string" calcext:value-type="string">
            <text:p>026600</text:p>
          </table:table-cell>
          <table:table-cell table:style-name="ce1" office:value-type="string" calcext:value-type="string">
            <text:p>175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1594" calcext:value-type="float">
            <text:p>40,691594000000000</text:p>
          </table:table-cell>
          <table:table-cell office:value-type="float" office:value="-73.781991" calcext:value-type="float">
            <text:p>-73,7819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6700</text:p>
          </table:table-cell>
          <table:table-cell table:style-name="ce1" office:value-type="string" calcext:value-type="string">
            <text:p>026700</text:p>
          </table:table-cell>
          <table:table-cell table:style-name="ce1" office:value-type="string" calcext:value-type="string">
            <text:p>600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5512" calcext:value-type="float">
            <text:p>40,745512000000000</text:p>
          </table:table-cell>
          <table:table-cell office:value-type="float" office:value="-73.888199" calcext:value-type="float">
            <text:p>-73,8881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6901</text:p>
          </table:table-cell>
          <table:table-cell table:style-name="ce1" office:value-type="string" calcext:value-type="string">
            <text:p>026901</text:p>
          </table:table-cell>
          <table:table-cell table:style-name="ce1" office:value-type="string" calcext:value-type="string">
            <text:p>530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6685" calcext:value-type="float">
            <text:p>40,746685000000000</text:p>
          </table:table-cell>
          <table:table-cell office:value-type="float" office:value="-73.882399" calcext:value-type="float">
            <text:p>-73,8823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6902</text:p>
          </table:table-cell>
          <table:table-cell table:style-name="ce1" office:value-type="string" calcext:value-type="string">
            <text:p>026902</text:p>
          </table:table-cell>
          <table:table-cell table:style-name="ce1" office:value-type="string" calcext:value-type="string">
            <text:p>444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4578" calcext:value-type="float">
            <text:p>40,744578000000000</text:p>
          </table:table-cell>
          <table:table-cell office:value-type="float" office:value="-73.883057" calcext:value-type="float">
            <text:p>-73,8830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7000</text:p>
          </table:table-cell>
          <table:table-cell table:style-name="ce1" office:value-type="string" calcext:value-type="string">
            <text:p>027000</text:p>
          </table:table-cell>
          <table:table-cell table:style-name="ce1" office:value-type="string" calcext:value-type="string">
            <text:p>164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8614" calcext:value-type="float">
            <text:p>40,688614000000000</text:p>
          </table:table-cell>
          <table:table-cell office:value-type="float" office:value="-73.791579" calcext:value-type="float">
            <text:p>-73,7915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7100</text:p>
          </table:table-cell>
          <table:table-cell table:style-name="ce1" office:value-type="string" calcext:value-type="string">
            <text:p>027100</text:p>
          </table:table-cell>
          <table:table-cell table:style-name="ce1" office:value-type="string" calcext:value-type="string">
            <text:p>872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5099" calcext:value-type="float">
            <text:p>40,745099000000000</text:p>
          </table:table-cell>
          <table:table-cell office:value-type="float" office:value="-73.879528" calcext:value-type="float">
            <text:p>-73,8795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7200</text:p>
          </table:table-cell>
          <table:table-cell table:style-name="ce1" office:value-type="string" calcext:value-type="string">
            <text:p>027200</text:p>
          </table:table-cell>
          <table:table-cell table:style-name="ce1" office:value-type="string" calcext:value-type="string">
            <text:p>184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3346" calcext:value-type="float">
            <text:p>40,683346000000000</text:p>
          </table:table-cell>
          <table:table-cell office:value-type="float" office:value="-73.791212" calcext:value-type="float">
            <text:p>-73,7912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7300</text:p>
          </table:table-cell>
          <table:table-cell table:style-name="ce1" office:value-type="string" calcext:value-type="string">
            <text:p>027300</text:p>
          </table:table-cell>
          <table:table-cell table:style-name="ce1" office:value-type="string" calcext:value-type="string">
            <text:p>863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198" calcext:value-type="float">
            <text:p>40,751980000000000</text:p>
          </table:table-cell>
          <table:table-cell office:value-type="float" office:value="-73.872741" calcext:value-type="float">
            <text:p>-73,8727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7400</text:p>
          </table:table-cell>
          <table:table-cell table:style-name="ce1" office:value-type="string" calcext:value-type="string">
            <text:p>027400</text:p>
          </table:table-cell>
          <table:table-cell table:style-name="ce1" office:value-type="string" calcext:value-type="string">
            <text:p>173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4998" calcext:value-type="float">
            <text:p>40,684998000000000</text:p>
          </table:table-cell>
          <table:table-cell office:value-type="float" office:value="-73.789068" calcext:value-type="float">
            <text:p>-73,7890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7500</text:p>
          </table:table-cell>
          <table:table-cell table:style-name="ce1" office:value-type="string" calcext:value-type="string">
            <text:p>027500</text:p>
          </table:table-cell>
          <table:table-cell table:style-name="ce1" office:value-type="string" calcext:value-type="string">
            <text:p>688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2646" calcext:value-type="float">
            <text:p>40,752646000000000</text:p>
          </table:table-cell>
          <table:table-cell office:value-type="float" office:value="-73.875581" calcext:value-type="float">
            <text:p>-73,8755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7600</text:p>
          </table:table-cell>
          <table:table-cell table:style-name="ce1" office:value-type="string" calcext:value-type="string">
            <text:p>027600</text:p>
          </table:table-cell>
          <table:table-cell table:style-name="ce1" office:value-type="string" calcext:value-type="string">
            <text:p>116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7121" calcext:value-type="float">
            <text:p>40,687121000000000</text:p>
          </table:table-cell>
          <table:table-cell office:value-type="float" office:value="-73.786621" calcext:value-type="float">
            <text:p>-73,7866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7700</text:p>
          </table:table-cell>
          <table:table-cell table:style-name="ce1" office:value-type="string" calcext:value-type="string">
            <text:p>027700</text:p>
          </table:table-cell>
          <table:table-cell table:style-name="ce1" office:value-type="string" calcext:value-type="string">
            <text:p>875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274" calcext:value-type="float">
            <text:p>40,752740000000000</text:p>
          </table:table-cell>
          <table:table-cell office:value-type="float" office:value="-73.877885" calcext:value-type="float">
            <text:p>-73,8778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7800</text:p>
          </table:table-cell>
          <table:table-cell table:style-name="ce1" office:value-type="string" calcext:value-type="string">
            <text:p>027800</text:p>
          </table:table-cell>
          <table:table-cell table:style-name="ce1" office:value-type="string" calcext:value-type="string">
            <text:p>225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5704" calcext:value-type="float">
            <text:p>40,685704000000000</text:p>
          </table:table-cell>
          <table:table-cell office:value-type="float" office:value="-73.783464" calcext:value-type="float">
            <text:p>-73,7834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7900</text:p>
          </table:table-cell>
          <table:table-cell table:style-name="ce1" office:value-type="string" calcext:value-type="string">
            <text:p>027900</text:p>
          </table:table-cell>
          <table:table-cell table:style-name="ce1" office:value-type="string" calcext:value-type="string">
            <text:p>631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0916" calcext:value-type="float">
            <text:p>40,750916000000000</text:p>
          </table:table-cell>
          <table:table-cell office:value-type="float" office:value="-73.880017" calcext:value-type="float">
            <text:p>-73,8800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8000</text:p>
          </table:table-cell>
          <table:table-cell table:style-name="ce1" office:value-type="string" calcext:value-type="string">
            <text:p>028000</text:p>
          </table:table-cell>
          <table:table-cell table:style-name="ce1" office:value-type="string" calcext:value-type="string">
            <text:p>155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8156" calcext:value-type="float">
            <text:p>40,688156000000000</text:p>
          </table:table-cell>
          <table:table-cell office:value-type="float" office:value="-73.779733" calcext:value-type="float">
            <text:p>-73,7797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8100</text:p>
          </table:table-cell>
          <table:table-cell table:style-name="ce1" office:value-type="string" calcext:value-type="string">
            <text:p>028100</text:p>
          </table:table-cell>
          <table:table-cell table:style-name="ce1" office:value-type="string" calcext:value-type="string">
            <text:p>572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2164" calcext:value-type="float">
            <text:p>40,752164000000000</text:p>
          </table:table-cell>
          <table:table-cell office:value-type="float" office:value="-73.882655" calcext:value-type="float">
            <text:p>-73,8826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8200</text:p>
          </table:table-cell>
          <table:table-cell table:style-name="ce1" office:value-type="string" calcext:value-type="string">
            <text:p>028200</text:p>
          </table:table-cell>
          <table:table-cell table:style-name="ce1" office:value-type="string" calcext:value-type="string">
            <text:p>154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5175" calcext:value-type="float">
            <text:p>40,685175000000000</text:p>
          </table:table-cell>
          <table:table-cell office:value-type="float" office:value="-73.774163" calcext:value-type="float">
            <text:p>-73,7741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8300</text:p>
          </table:table-cell>
          <table:table-cell table:style-name="ce1" office:value-type="string" calcext:value-type="string">
            <text:p>028300</text:p>
          </table:table-cell>
          <table:table-cell table:style-name="ce1" office:value-type="string" calcext:value-type="string">
            <text:p>741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1114" calcext:value-type="float">
            <text:p>40,751114000000000</text:p>
          </table:table-cell>
          <table:table-cell office:value-type="float" office:value="-73.885071" calcext:value-type="float">
            <text:p>-73,8850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8400</text:p>
          </table:table-cell>
          <table:table-cell table:style-name="ce1" office:value-type="string" calcext:value-type="string">
            <text:p>028400</text:p>
          </table:table-cell>
          <table:table-cell table:style-name="ce1" office:value-type="string" calcext:value-type="string">
            <text:p>343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2658" calcext:value-type="float">
            <text:p>40,682658000000000</text:p>
          </table:table-cell>
          <table:table-cell office:value-type="float" office:value="-73.777801" calcext:value-type="float">
            <text:p>-73,7778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8500</text:p>
          </table:table-cell>
          <table:table-cell table:style-name="ce1" office:value-type="string" calcext:value-type="string">
            <text:p>028500</text:p>
          </table:table-cell>
          <table:table-cell table:style-name="ce1" office:value-type="string" calcext:value-type="string">
            <text:p>472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0829" calcext:value-type="float">
            <text:p>40,750829000000000</text:p>
          </table:table-cell>
          <table:table-cell office:value-type="float" office:value="-73.887026" calcext:value-type="float">
            <text:p>-73,8870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8700</text:p>
          </table:table-cell>
          <table:table-cell table:style-name="ce1" office:value-type="string" calcext:value-type="string">
            <text:p>028700</text:p>
          </table:table-cell>
          <table:table-cell table:style-name="ce1" office:value-type="string" calcext:value-type="string">
            <text:p>623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1215" calcext:value-type="float">
            <text:p>40,751215000000000</text:p>
          </table:table-cell>
          <table:table-cell office:value-type="float" office:value="-73.889644" calcext:value-type="float">
            <text:p>-73,8896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8800</text:p>
          </table:table-cell>
          <table:table-cell table:style-name="ce1" office:value-type="string" calcext:value-type="string">
            <text:p>028800</text:p>
          </table:table-cell>
          <table:table-cell table:style-name="ce1" office:value-type="string" calcext:value-type="string">
            <text:p>423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9407" calcext:value-type="float">
            <text:p>40,679407000000000</text:p>
          </table:table-cell>
          <table:table-cell office:value-type="float" office:value="-73.786512" calcext:value-type="float">
            <text:p>-73,7865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8900</text:p>
          </table:table-cell>
          <table:table-cell table:style-name="ce1" office:value-type="string" calcext:value-type="string">
            <text:p>028900</text:p>
          </table:table-cell>
          <table:table-cell table:style-name="ce1" office:value-type="string" calcext:value-type="string">
            <text:p>517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0986" calcext:value-type="float">
            <text:p>40,750986000000000</text:p>
          </table:table-cell>
          <table:table-cell office:value-type="float" office:value="-73.892029" calcext:value-type="float">
            <text:p>-73,8920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9100</text:p>
          </table:table-cell>
          <table:table-cell table:style-name="ce1" office:value-type="string" calcext:value-type="string">
            <text:p>029100</text:p>
          </table:table-cell>
          <table:table-cell table:style-name="ce1" office:value-type="string" calcext:value-type="string">
            <text:p>703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0863" calcext:value-type="float">
            <text:p>40,750863000000000</text:p>
          </table:table-cell>
          <table:table-cell office:value-type="float" office:value="-73.894668" calcext:value-type="float">
            <text:p>-73,8946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9300</text:p>
          </table:table-cell>
          <table:table-cell table:style-name="ce1" office:value-type="string" calcext:value-type="string">
            <text:p>029300</text:p>
          </table:table-cell>
          <table:table-cell table:style-name="ce1" office:value-type="string" calcext:value-type="string">
            <text:p>135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1697" calcext:value-type="float">
            <text:p>40,751697000000000</text:p>
          </table:table-cell>
          <table:table-cell office:value-type="float" office:value="-73.89998" calcext:value-type="float">
            <text:p>-73,8999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9400</text:p>
          </table:table-cell>
          <table:table-cell table:style-name="ce1" office:value-type="string" calcext:value-type="string">
            <text:p>029400</text:p>
          </table:table-cell>
          <table:table-cell table:style-name="ce1" office:value-type="string" calcext:value-type="string">
            <text:p>666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1208" calcext:value-type="float">
            <text:p>40,671208000000000</text:p>
          </table:table-cell>
          <table:table-cell office:value-type="float" office:value="-73.779219" calcext:value-type="float">
            <text:p>-73,7792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9500</text:p>
          </table:table-cell>
          <table:table-cell table:style-name="ce1" office:value-type="string" calcext:value-type="string">
            <text:p>029500</text:p>
          </table:table-cell>
          <table:table-cell table:style-name="ce1" office:value-type="string" calcext:value-type="string">
            <text:p>367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6805" calcext:value-type="float">
            <text:p>40,756805000000000</text:p>
          </table:table-cell>
          <table:table-cell office:value-type="float" office:value="-73.906542" calcext:value-type="float">
            <text:p>-73,9065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9700</text:p>
          </table:table-cell>
          <table:table-cell table:style-name="ce1" office:value-type="string" calcext:value-type="string">
            <text:p>029700</text:p>
          </table:table-cell>
          <table:table-cell table:style-name="ce1" office:value-type="string" calcext:value-type="string">
            <text:p>216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7872" calcext:value-type="float">
            <text:p>40,757872000000000</text:p>
          </table:table-cell>
          <table:table-cell office:value-type="float" office:value="-73.903999" calcext:value-type="float">
            <text:p>-73,9039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29900</text:p>
          </table:table-cell>
          <table:table-cell table:style-name="ce1" office:value-type="string" calcext:value-type="string">
            <text:p>0299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4024" calcext:value-type="float">
            <text:p>40,764024000000000</text:p>
          </table:table-cell>
          <table:table-cell office:value-type="float" office:value="-73.899349" calcext:value-type="float">
            <text:p>-73,8993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0600</text:p>
          </table:table-cell>
          <table:table-cell table:style-name="ce1" office:value-type="string" calcext:value-type="string">
            <text:p>030600</text:p>
          </table:table-cell>
          <table:table-cell table:style-name="ce1" office:value-type="string" calcext:value-type="string">
            <text:p>421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64746" calcext:value-type="float">
            <text:p>40,664746000000000</text:p>
          </table:table-cell>
          <table:table-cell office:value-type="float" office:value="-73.773907" calcext:value-type="float">
            <text:p>-73,7739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0902</text:p>
          </table:table-cell>
          <table:table-cell table:style-name="ce1" office:value-type="string" calcext:value-type="string">
            <text:p>030902</text:p>
          </table:table-cell>
          <table:table-cell table:style-name="ce1" office:value-type="string" calcext:value-type="string">
            <text:p>799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7445" calcext:value-type="float">
            <text:p>40,757445000000000</text:p>
          </table:table-cell>
          <table:table-cell office:value-type="float" office:value="-73.896499" calcext:value-type="float">
            <text:p>-73,8964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0903</text:p>
          </table:table-cell>
          <table:table-cell table:style-name="ce1" office:value-type="string" calcext:value-type="string">
            <text:p>030903</text:p>
          </table:table-cell>
          <table:table-cell table:style-name="ce1" office:value-type="string" calcext:value-type="string">
            <text:p>674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7697" calcext:value-type="float">
            <text:p>40,757697000000000</text:p>
          </table:table-cell>
          <table:table-cell office:value-type="float" office:value="-73.88949" calcext:value-type="float">
            <text:p>-73,8894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0904</text:p>
          </table:table-cell>
          <table:table-cell table:style-name="ce1" office:value-type="string" calcext:value-type="string">
            <text:p>030904</text:p>
          </table:table-cell>
          <table:table-cell table:style-name="ce1" office:value-type="string" calcext:value-type="string">
            <text:p>371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3095" calcext:value-type="float">
            <text:p>40,763095000000000</text:p>
          </table:table-cell>
          <table:table-cell office:value-type="float" office:value="-73.889769" calcext:value-type="float">
            <text:p>-73,8897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1700</text:p>
          </table:table-cell>
          <table:table-cell table:style-name="ce1" office:value-type="string" calcext:value-type="string">
            <text:p>031700</text:p>
          </table:table-cell>
          <table:table-cell table:style-name="ce1" office:value-type="string" calcext:value-type="string">
            <text:p>615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9735" calcext:value-type="float">
            <text:p>40,769735000000000</text:p>
          </table:table-cell>
          <table:table-cell office:value-type="float" office:value="-73.892883" calcext:value-type="float">
            <text:p>-73,8928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2000</text:p>
          </table:table-cell>
          <table:table-cell table:style-name="ce1" office:value-type="string" calcext:value-type="string">
            <text:p>032000</text:p>
          </table:table-cell>
          <table:table-cell table:style-name="ce1" office:value-type="string" calcext:value-type="string">
            <text:p>464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62008" calcext:value-type="float">
            <text:p>40,662008000000000</text:p>
          </table:table-cell>
          <table:table-cell office:value-type="float" office:value="-73.765769" calcext:value-type="float">
            <text:p>-73,7657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2700</text:p>
          </table:table-cell>
          <table:table-cell table:style-name="ce1" office:value-type="string" calcext:value-type="string">
            <text:p>032700</text:p>
          </table:table-cell>
          <table:table-cell table:style-name="ce1" office:value-type="string" calcext:value-type="string">
            <text:p>425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8147" calcext:value-type="float">
            <text:p>40,758147000000000</text:p>
          </table:table-cell>
          <table:table-cell office:value-type="float" office:value="-73.885397" calcext:value-type="float">
            <text:p>-73,8853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2800</text:p>
          </table:table-cell>
          <table:table-cell table:style-name="ce1" office:value-type="string" calcext:value-type="string">
            <text:p>032800</text:p>
          </table:table-cell>
          <table:table-cell table:style-name="ce1" office:value-type="string" calcext:value-type="string">
            <text:p>240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1412" calcext:value-type="float">
            <text:p>40,671412000000000</text:p>
          </table:table-cell>
          <table:table-cell office:value-type="float" office:value="-73.755681" calcext:value-type="float">
            <text:p>-73,7556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2900</text:p>
          </table:table-cell>
          <table:table-cell table:style-name="ce1" office:value-type="string" calcext:value-type="string">
            <text:p>032900</text:p>
          </table:table-cell>
          <table:table-cell table:style-name="ce1" office:value-type="string" calcext:value-type="string">
            <text:p>401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3703" calcext:value-type="float">
            <text:p>40,763703000000000</text:p>
          </table:table-cell>
          <table:table-cell office:value-type="float" office:value="-73.882512" calcext:value-type="float">
            <text:p>-73,8825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3000</text:p>
          </table:table-cell>
          <table:table-cell table:style-name="ce1" office:value-type="string" calcext:value-type="string">
            <text:p>033000</text:p>
          </table:table-cell>
          <table:table-cell table:style-name="ce1" office:value-type="string" calcext:value-type="string">
            <text:p>617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0172" calcext:value-type="float">
            <text:p>40,670172000000000</text:p>
          </table:table-cell>
          <table:table-cell office:value-type="float" office:value="-73.764165" calcext:value-type="float">
            <text:p>-73,7641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3100</text:p>
          </table:table-cell>
          <table:table-cell table:style-name="ce1" office:value-type="string" calcext:value-type="string">
            <text:p>033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4321" calcext:value-type="float">
            <text:p>40,774321000000000</text:p>
          </table:table-cell>
          <table:table-cell office:value-type="float" office:value="-73.874499" calcext:value-type="float">
            <text:p>-73,8744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3401</text:p>
          </table:table-cell>
          <table:table-cell table:style-name="ce1" office:value-type="string" calcext:value-type="string">
            <text:p>033401</text:p>
          </table:table-cell>
          <table:table-cell table:style-name="ce1" office:value-type="string" calcext:value-type="string">
            <text:p>312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9674" calcext:value-type="float">
            <text:p>40,679674000000000</text:p>
          </table:table-cell>
          <table:table-cell office:value-type="float" office:value="-73.766877" calcext:value-type="float">
            <text:p>-73,7668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3402</text:p>
          </table:table-cell>
          <table:table-cell table:style-name="ce1" office:value-type="string" calcext:value-type="string">
            <text:p>033402</text:p>
          </table:table-cell>
          <table:table-cell table:style-name="ce1" office:value-type="string" calcext:value-type="string">
            <text:p>1257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5907" calcext:value-type="float">
            <text:p>40,675907000000000</text:p>
          </table:table-cell>
          <table:table-cell office:value-type="float" office:value="-73.771982" calcext:value-type="float">
            <text:p>-73,7719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3700</text:p>
          </table:table-cell>
          <table:table-cell table:style-name="ce1" office:value-type="string" calcext:value-type="string">
            <text:p>033700</text:p>
          </table:table-cell>
          <table:table-cell table:style-name="ce1" office:value-type="string" calcext:value-type="string">
            <text:p>361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8564" calcext:value-type="float">
            <text:p>40,758564000000000</text:p>
          </table:table-cell>
          <table:table-cell office:value-type="float" office:value="-73.882645" calcext:value-type="float">
            <text:p>-73,8826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3900</text:p>
          </table:table-cell>
          <table:table-cell table:style-name="ce1" office:value-type="string" calcext:value-type="string">
            <text:p>033900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8914" calcext:value-type="float">
            <text:p>40,758914000000000</text:p>
          </table:table-cell>
          <table:table-cell office:value-type="float" office:value="-73.879895" calcext:value-type="float">
            <text:p>-73,8798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4700</text:p>
          </table:table-cell>
          <table:table-cell table:style-name="ce1" office:value-type="string" calcext:value-type="string">
            <text:p>034700</text:p>
          </table:table-cell>
          <table:table-cell table:style-name="ce1" office:value-type="string" calcext:value-type="string">
            <text:p>326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5595" calcext:value-type="float">
            <text:p>40,765595000000000</text:p>
          </table:table-cell>
          <table:table-cell office:value-type="float" office:value="-73.877361" calcext:value-type="float">
            <text:p>-73,8773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5100</text:p>
          </table:table-cell>
          <table:table-cell table:style-name="ce1" office:value-type="string" calcext:value-type="string">
            <text:p>035100</text:p>
          </table:table-cell>
          <table:table-cell table:style-name="ce1" office:value-type="string" calcext:value-type="string">
            <text:p>424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8744" calcext:value-type="float">
            <text:p>40,758744000000000</text:p>
          </table:table-cell>
          <table:table-cell office:value-type="float" office:value="-73.877032" calcext:value-type="float">
            <text:p>-73,8770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5200</text:p>
          </table:table-cell>
          <table:table-cell table:style-name="ce1" office:value-type="string" calcext:value-type="string">
            <text:p>035200</text:p>
          </table:table-cell>
          <table:table-cell table:style-name="ce1" office:value-type="string" calcext:value-type="string">
            <text:p>24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942" calcext:value-type="float">
            <text:p>40,679420000000000</text:p>
          </table:table-cell>
          <table:table-cell office:value-type="float" office:value="-73.758071" calcext:value-type="float">
            <text:p>-73,7580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5300</text:p>
          </table:table-cell>
          <table:table-cell table:style-name="ce1" office:value-type="string" calcext:value-type="string">
            <text:p>035300</text:p>
          </table:table-cell>
          <table:table-cell table:style-name="ce1" office:value-type="string" calcext:value-type="string">
            <text:p>269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9572" calcext:value-type="float">
            <text:p>40,759572000000000</text:p>
          </table:table-cell>
          <table:table-cell office:value-type="float" office:value="-73.874052" calcext:value-type="float">
            <text:p>-73,8740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5700</text:p>
          </table:table-cell>
          <table:table-cell table:style-name="ce1" office:value-type="string" calcext:value-type="string">
            <text:p>035700</text:p>
          </table:table-cell>
          <table:table-cell table:style-name="ce1" office:value-type="string" calcext:value-type="string">
            <text:p>494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7545" calcext:value-type="float">
            <text:p>40,767545000000000</text:p>
          </table:table-cell>
          <table:table-cell office:value-type="float" office:value="-73.871831" calcext:value-type="float">
            <text:p>-73,8718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5800</text:p>
          </table:table-cell>
          <table:table-cell table:style-name="ce1" office:value-type="string" calcext:value-type="string">
            <text:p>035800</text:p>
          </table:table-cell>
          <table:table-cell table:style-name="ce1" office:value-type="string" calcext:value-type="string">
            <text:p>392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5798" calcext:value-type="float">
            <text:p>40,675798000000000</text:p>
          </table:table-cell>
          <table:table-cell office:value-type="float" office:value="-73.750967" calcext:value-type="float">
            <text:p>-73,7509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6100</text:p>
          </table:table-cell>
          <table:table-cell table:style-name="ce1" office:value-type="string" calcext:value-type="string">
            <text:p>036100</text:p>
          </table:table-cell>
          <table:table-cell table:style-name="ce1" office:value-type="string" calcext:value-type="string">
            <text:p>242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0873" calcext:value-type="float">
            <text:p>40,760873000000000</text:p>
          </table:table-cell>
          <table:table-cell office:value-type="float" office:value="-73.872378" calcext:value-type="float">
            <text:p>-73,8723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6300</text:p>
          </table:table-cell>
          <table:table-cell table:style-name="ce1" office:value-type="string" calcext:value-type="string">
            <text:p>036300</text:p>
          </table:table-cell>
          <table:table-cell table:style-name="ce1" office:value-type="string" calcext:value-type="string">
            <text:p>239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9388" calcext:value-type="float">
            <text:p>40,759388000000000</text:p>
          </table:table-cell>
          <table:table-cell office:value-type="float" office:value="-73.869385" calcext:value-type="float">
            <text:p>-73,8693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6500</text:p>
          </table:table-cell>
          <table:table-cell table:style-name="ce1" office:value-type="string" calcext:value-type="string">
            <text:p>036500</text:p>
          </table:table-cell>
          <table:table-cell table:style-name="ce1" office:value-type="string" calcext:value-type="string">
            <text:p>388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9294" calcext:value-type="float">
            <text:p>40,759294000000000</text:p>
          </table:table-cell>
          <table:table-cell office:value-type="float" office:value="-73.865539" calcext:value-type="float">
            <text:p>-73,8655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6600</text:p>
          </table:table-cell>
          <table:table-cell table:style-name="ce1" office:value-type="string" calcext:value-type="string">
            <text:p>036600</text:p>
          </table:table-cell>
          <table:table-cell table:style-name="ce1" office:value-type="string" calcext:value-type="string">
            <text:p>259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5346" calcext:value-type="float">
            <text:p>40,685346000000000</text:p>
          </table:table-cell>
          <table:table-cell office:value-type="float" office:value="-73.763085" calcext:value-type="float">
            <text:p>-73,7630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6700</text:p>
          </table:table-cell>
          <table:table-cell table:style-name="ce1" office:value-type="string" calcext:value-type="string">
            <text:p>036700</text:p>
          </table:table-cell>
          <table:table-cell table:style-name="ce1" office:value-type="string" calcext:value-type="string">
            <text:p>267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3342" calcext:value-type="float">
            <text:p>40,763342000000000</text:p>
          </table:table-cell>
          <table:table-cell office:value-type="float" office:value="-73.868288" calcext:value-type="float">
            <text:p>-73,8682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6800</text:p>
          </table:table-cell>
          <table:table-cell table:style-name="ce1" office:value-type="string" calcext:value-type="string">
            <text:p>036800</text:p>
          </table:table-cell>
          <table:table-cell table:style-name="ce1" office:value-type="string" calcext:value-type="string">
            <text:p>236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5247" calcext:value-type="float">
            <text:p>40,685247000000000</text:p>
          </table:table-cell>
          <table:table-cell office:value-type="float" office:value="-73.766394" calcext:value-type="float">
            <text:p>-73,7663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7100</text:p>
          </table:table-cell>
          <table:table-cell table:style-name="ce1" office:value-type="string" calcext:value-type="string">
            <text:p>037100</text:p>
          </table:table-cell>
          <table:table-cell table:style-name="ce1" office:value-type="string" calcext:value-type="string">
            <text:p>159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4192" calcext:value-type="float">
            <text:p>40,764192000000000</text:p>
          </table:table-cell>
          <table:table-cell office:value-type="float" office:value="-73.864023" calcext:value-type="float">
            <text:p>-73,8640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7300</text:p>
          </table:table-cell>
          <table:table-cell table:style-name="ce1" office:value-type="string" calcext:value-type="string">
            <text:p>037300</text:p>
          </table:table-cell>
          <table:table-cell table:style-name="ce1" office:value-type="string" calcext:value-type="string">
            <text:p>253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936" calcext:value-type="float">
            <text:p>40,759360000000000</text:p>
          </table:table-cell>
          <table:table-cell office:value-type="float" office:value="-73.860752" calcext:value-type="float">
            <text:p>-73,8607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7500</text:p>
          </table:table-cell>
          <table:table-cell table:style-name="ce1" office:value-type="string" calcext:value-type="string">
            <text:p>037500</text:p>
          </table:table-cell>
          <table:table-cell table:style-name="ce1" office:value-type="string" calcext:value-type="string">
            <text:p>378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0912" calcext:value-type="float">
            <text:p>40,750912000000000</text:p>
          </table:table-cell>
          <table:table-cell office:value-type="float" office:value="-73.869772" calcext:value-type="float">
            <text:p>-73,8697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7600</text:p>
          </table:table-cell>
          <table:table-cell table:style-name="ce1" office:value-type="string" calcext:value-type="string">
            <text:p>037600</text:p>
          </table:table-cell>
          <table:table-cell table:style-name="ce1" office:value-type="string" calcext:value-type="string">
            <text:p>559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8305" calcext:value-type="float">
            <text:p>40,688305000000000</text:p>
          </table:table-cell>
          <table:table-cell office:value-type="float" office:value="-73.754222" calcext:value-type="float">
            <text:p>-73,7542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7700</text:p>
          </table:table-cell>
          <table:table-cell table:style-name="ce1" office:value-type="string" calcext:value-type="string">
            <text:p>037700</text:p>
          </table:table-cell>
          <table:table-cell table:style-name="ce1" office:value-type="string" calcext:value-type="string">
            <text:p>422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5617" calcext:value-type="float">
            <text:p>40,755617000000000</text:p>
          </table:table-cell>
          <table:table-cell office:value-type="float" office:value="-73.868677" calcext:value-type="float">
            <text:p>-73,8686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7900</text:p>
          </table:table-cell>
          <table:table-cell table:style-name="ce1" office:value-type="string" calcext:value-type="string">
            <text:p>037900</text:p>
          </table:table-cell>
          <table:table-cell table:style-name="ce1" office:value-type="string" calcext:value-type="string">
            <text:p>62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5328" calcext:value-type="float">
            <text:p>40,755328000000000</text:p>
          </table:table-cell>
          <table:table-cell office:value-type="float" office:value="-73.863987" calcext:value-type="float">
            <text:p>-73,8639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8100</text:p>
          </table:table-cell>
          <table:table-cell table:style-name="ce1" office:value-type="string" calcext:value-type="string">
            <text:p>038100</text:p>
          </table:table-cell>
          <table:table-cell table:style-name="ce1" office:value-type="string" calcext:value-type="string">
            <text:p>680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5772" calcext:value-type="float">
            <text:p>40,755772000000000</text:p>
          </table:table-cell>
          <table:table-cell office:value-type="float" office:value="-73.858582" calcext:value-type="float">
            <text:p>-73,8585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8301</text:p>
          </table:table-cell>
          <table:table-cell table:style-name="ce1" office:value-type="string" calcext:value-type="string">
            <text:p>0383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1553" calcext:value-type="float">
            <text:p>40,761553000000000</text:p>
          </table:table-cell>
          <table:table-cell office:value-type="float" office:value="-73.841673" calcext:value-type="float">
            <text:p>-73,8416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8302</text:p>
          </table:table-cell>
          <table:table-cell table:style-name="ce1" office:value-type="string" calcext:value-type="string">
            <text:p>038302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0716" calcext:value-type="float">
            <text:p>40,740716000000000</text:p>
          </table:table-cell>
          <table:table-cell office:value-type="float" office:value="-73.841336" calcext:value-type="float">
            <text:p>-73,8413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8400</text:p>
          </table:table-cell>
          <table:table-cell table:style-name="ce1" office:value-type="string" calcext:value-type="string">
            <text:p>038400</text:p>
          </table:table-cell>
          <table:table-cell table:style-name="ce1" office:value-type="string" calcext:value-type="string">
            <text:p>233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3435" calcext:value-type="float">
            <text:p>40,693435000000000</text:p>
          </table:table-cell>
          <table:table-cell office:value-type="float" office:value="-73.747799" calcext:value-type="float">
            <text:p>-73,7477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9400</text:p>
          </table:table-cell>
          <table:table-cell table:style-name="ce1" office:value-type="string" calcext:value-type="string">
            <text:p>039400</text:p>
          </table:table-cell>
          <table:table-cell table:style-name="ce1" office:value-type="string" calcext:value-type="string">
            <text:p>28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9595" calcext:value-type="float">
            <text:p>40,689595000000000</text:p>
          </table:table-cell>
          <table:table-cell office:value-type="float" office:value="-73.758698" calcext:value-type="float">
            <text:p>-73,7586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9800</text:p>
          </table:table-cell>
          <table:table-cell table:style-name="ce1" office:value-type="string" calcext:value-type="string">
            <text:p>039800</text:p>
          </table:table-cell>
          <table:table-cell table:style-name="ce1" office:value-type="string" calcext:value-type="string">
            <text:p>165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4568" calcext:value-type="float">
            <text:p>40,694568000000000</text:p>
          </table:table-cell>
          <table:table-cell office:value-type="float" office:value="-73.764915" calcext:value-type="float">
            <text:p>-73,7649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39900</text:p>
          </table:table-cell>
          <table:table-cell table:style-name="ce1" office:value-type="string" calcext:value-type="string">
            <text:p>039900</text:p>
          </table:table-cell>
          <table:table-cell table:style-name="ce1" office:value-type="string" calcext:value-type="string">
            <text:p>413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1555" calcext:value-type="float">
            <text:p>40,751555000000000</text:p>
          </table:table-cell>
          <table:table-cell office:value-type="float" office:value="-73.853715" calcext:value-type="float">
            <text:p>-73,8537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0000</text:p>
          </table:table-cell>
          <table:table-cell table:style-name="ce1" office:value-type="string" calcext:value-type="string">
            <text:p>04000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8282" calcext:value-type="float">
            <text:p>40,698282000000000</text:p>
          </table:table-cell>
          <table:table-cell office:value-type="float" office:value="-73.765112" calcext:value-type="float">
            <text:p>-73,7651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0100</text:p>
          </table:table-cell>
          <table:table-cell table:style-name="ce1" office:value-type="string" calcext:value-type="string">
            <text:p>040100</text:p>
          </table:table-cell>
          <table:table-cell table:style-name="ce1" office:value-type="string" calcext:value-type="string">
            <text:p>752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1545" calcext:value-type="float">
            <text:p>40,751545000000000</text:p>
          </table:table-cell>
          <table:table-cell office:value-type="float" office:value="-73.857058" calcext:value-type="float">
            <text:p>-73,8570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0200</text:p>
          </table:table-cell>
          <table:table-cell table:style-name="ce1" office:value-type="string" calcext:value-type="string">
            <text:p>040200</text:p>
          </table:table-cell>
          <table:table-cell table:style-name="ce1" office:value-type="string" calcext:value-type="string">
            <text:p>136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9878" calcext:value-type="float">
            <text:p>40,699878000000000</text:p>
          </table:table-cell>
          <table:table-cell office:value-type="float" office:value="-73.768539" calcext:value-type="float">
            <text:p>-73,7685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0300</text:p>
          </table:table-cell>
          <table:table-cell table:style-name="ce1" office:value-type="string" calcext:value-type="string">
            <text:p>040300</text:p>
          </table:table-cell>
          <table:table-cell table:style-name="ce1" office:value-type="string" calcext:value-type="string">
            <text:p>677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0814" calcext:value-type="float">
            <text:p>40,750814000000000</text:p>
          </table:table-cell>
          <table:table-cell office:value-type="float" office:value="-73.860512" calcext:value-type="float">
            <text:p>-73,8605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0400</text:p>
          </table:table-cell>
          <table:table-cell table:style-name="ce1" office:value-type="string" calcext:value-type="string">
            <text:p>040400</text:p>
          </table:table-cell>
          <table:table-cell table:style-name="ce1" office:value-type="string" calcext:value-type="string">
            <text:p>391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5402" calcext:value-type="float">
            <text:p>40,705402000000000</text:p>
          </table:table-cell>
          <table:table-cell office:value-type="float" office:value="-73.770554" calcext:value-type="float">
            <text:p>-73,7705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0500</text:p>
          </table:table-cell>
          <table:table-cell table:style-name="ce1" office:value-type="string" calcext:value-type="string">
            <text:p>040500</text:p>
          </table:table-cell>
          <table:table-cell table:style-name="ce1" office:value-type="string" calcext:value-type="string">
            <text:p>330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0415" calcext:value-type="float">
            <text:p>40,750415000000000</text:p>
          </table:table-cell>
          <table:table-cell office:value-type="float" office:value="-73.863138" calcext:value-type="float">
            <text:p>-73,8631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0700</text:p>
          </table:table-cell>
          <table:table-cell table:style-name="ce1" office:value-type="string" calcext:value-type="string">
            <text:p>040700</text:p>
          </table:table-cell>
          <table:table-cell table:style-name="ce1" office:value-type="string" calcext:value-type="string">
            <text:p>830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0303" calcext:value-type="float">
            <text:p>40,750303000000000</text:p>
          </table:table-cell>
          <table:table-cell office:value-type="float" office:value="-73.86557" calcext:value-type="float">
            <text:p>-73,8655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0900</text:p>
          </table:table-cell>
          <table:table-cell table:style-name="ce1" office:value-type="string" calcext:value-type="string">
            <text:p>040900</text:p>
          </table:table-cell>
          <table:table-cell table:style-name="ce1" office:value-type="string" calcext:value-type="string">
            <text:p>509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0039" calcext:value-type="float">
            <text:p>40,750039000000000</text:p>
          </table:table-cell>
          <table:table-cell office:value-type="float" office:value="-73.867885" calcext:value-type="float">
            <text:p>-73,8678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1100</text:p>
          </table:table-cell>
          <table:table-cell table:style-name="ce1" office:value-type="string" calcext:value-type="string">
            <text:p>041100</text:p>
          </table:table-cell>
          <table:table-cell table:style-name="ce1" office:value-type="string" calcext:value-type="string">
            <text:p>394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3899" calcext:value-type="float">
            <text:p>40,743899000000000</text:p>
          </table:table-cell>
          <table:table-cell office:value-type="float" office:value="-73.86538" calcext:value-type="float">
            <text:p>-73,8653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1300</text:p>
          </table:table-cell>
          <table:table-cell table:style-name="ce1" office:value-type="string" calcext:value-type="string">
            <text:p>041300</text:p>
          </table:table-cell>
          <table:table-cell table:style-name="ce1" office:value-type="string" calcext:value-type="string">
            <text:p>446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4758" calcext:value-type="float">
            <text:p>40,744758000000000</text:p>
          </table:table-cell>
          <table:table-cell office:value-type="float" office:value="-73.861346" calcext:value-type="float">
            <text:p>-73,8613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1400</text:p>
          </table:table-cell>
          <table:table-cell table:style-name="ce1" office:value-type="string" calcext:value-type="string">
            <text:p>041400</text:p>
          </table:table-cell>
          <table:table-cell table:style-name="ce1" office:value-type="string" calcext:value-type="string">
            <text:p>403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9217" calcext:value-type="float">
            <text:p>40,699217000000000</text:p>
          </table:table-cell>
          <table:table-cell office:value-type="float" office:value="-73.781282" calcext:value-type="float">
            <text:p>-73,7812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1500</text:p>
          </table:table-cell>
          <table:table-cell table:style-name="ce1" office:value-type="string" calcext:value-type="string">
            <text:p>041500</text:p>
          </table:table-cell>
          <table:table-cell table:style-name="ce1" office:value-type="string" calcext:value-type="string">
            <text:p>427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6584" calcext:value-type="float">
            <text:p>40,746584000000000</text:p>
          </table:table-cell>
          <table:table-cell office:value-type="float" office:value="-73.856854" calcext:value-type="float">
            <text:p>-73,8568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2400</text:p>
          </table:table-cell>
          <table:table-cell table:style-name="ce1" office:value-type="string" calcext:value-type="string">
            <text:p>042400</text:p>
          </table:table-cell>
          <table:table-cell table:style-name="ce1" office:value-type="string" calcext:value-type="string">
            <text:p>216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5607" calcext:value-type="float">
            <text:p>40,695607000000000</text:p>
          </table:table-cell>
          <table:table-cell office:value-type="float" office:value="-73.772939" calcext:value-type="float">
            <text:p>-73,77293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2600</text:p>
          </table:table-cell>
          <table:table-cell table:style-name="ce1" office:value-type="string" calcext:value-type="string">
            <text:p>0426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9306" calcext:value-type="float">
            <text:p>40,689306000000000</text:p>
          </table:table-cell>
          <table:table-cell office:value-type="float" office:value="-73.769833" calcext:value-type="float">
            <text:p>-73,7698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2700</text:p>
          </table:table-cell>
          <table:table-cell table:style-name="ce1" office:value-type="string" calcext:value-type="string">
            <text:p>042700</text:p>
          </table:table-cell>
          <table:table-cell table:style-name="ce1" office:value-type="string" calcext:value-type="string">
            <text:p>460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3655" calcext:value-type="float">
            <text:p>40,743655000000000</text:p>
          </table:table-cell>
          <table:table-cell office:value-type="float" office:value="-73.853583" calcext:value-type="float">
            <text:p>-73,8535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3200</text:p>
          </table:table-cell>
          <table:table-cell table:style-name="ce1" office:value-type="string" calcext:value-type="string">
            <text:p>043200</text:p>
          </table:table-cell>
          <table:table-cell table:style-name="ce1" office:value-type="string" calcext:value-type="string">
            <text:p>116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0817" calcext:value-type="float">
            <text:p>40,690817000000000</text:p>
          </table:table-cell>
          <table:table-cell office:value-type="float" office:value="-73.775323" calcext:value-type="float">
            <text:p>-73,7753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3400</text:p>
          </table:table-cell>
          <table:table-cell table:style-name="ce1" office:value-type="string" calcext:value-type="string">
            <text:p>043400</text:p>
          </table:table-cell>
          <table:table-cell table:style-name="ce1" office:value-type="string" calcext:value-type="string">
            <text:p>195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5881" calcext:value-type="float">
            <text:p>40,695881000000000</text:p>
          </table:table-cell>
          <table:table-cell office:value-type="float" office:value="-73.778946" calcext:value-type="float">
            <text:p>-73,7789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3701</text:p>
          </table:table-cell>
          <table:table-cell table:style-name="ce1" office:value-type="string" calcext:value-type="string">
            <text:p>043701</text:p>
          </table:table-cell>
          <table:table-cell table:style-name="ce1" office:value-type="string" calcext:value-type="string">
            <text:p>338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9533" calcext:value-type="float">
            <text:p>40,739533000000000</text:p>
          </table:table-cell>
          <table:table-cell office:value-type="float" office:value="-73.85103" calcext:value-type="float">
            <text:p>-73,8510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3702</text:p>
          </table:table-cell>
          <table:table-cell table:style-name="ce1" office:value-type="string" calcext:value-type="string">
            <text:p>043702</text:p>
          </table:table-cell>
          <table:table-cell table:style-name="ce1" office:value-type="string" calcext:value-type="string">
            <text:p>647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8293" calcext:value-type="float">
            <text:p>40,738293000000000</text:p>
          </table:table-cell>
          <table:table-cell office:value-type="float" office:value="-73.856495" calcext:value-type="float">
            <text:p>-73,8564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3900</text:p>
          </table:table-cell>
          <table:table-cell table:style-name="ce1" office:value-type="string" calcext:value-type="string">
            <text:p>043900</text:p>
          </table:table-cell>
          <table:table-cell table:style-name="ce1" office:value-type="string" calcext:value-type="string">
            <text:p>479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1872" calcext:value-type="float">
            <text:p>40,741872000000000</text:p>
          </table:table-cell>
          <table:table-cell office:value-type="float" office:value="-73.85594" calcext:value-type="float">
            <text:p>-73,8559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4000</text:p>
          </table:table-cell>
          <table:table-cell table:style-name="ce1" office:value-type="string" calcext:value-type="string">
            <text:p>044000</text:p>
          </table:table-cell>
          <table:table-cell table:style-name="ce1" office:value-type="string" calcext:value-type="string">
            <text:p>366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2614" calcext:value-type="float">
            <text:p>40,702614000000000</text:p>
          </table:table-cell>
          <table:table-cell office:value-type="float" office:value="-73.784446" calcext:value-type="float">
            <text:p>-73,7844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4301</text:p>
          </table:table-cell>
          <table:table-cell table:style-name="ce1" office:value-type="string" calcext:value-type="string">
            <text:p>044301</text:p>
          </table:table-cell>
          <table:table-cell table:style-name="ce1" office:value-type="string" calcext:value-type="string">
            <text:p>403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0657" calcext:value-type="float">
            <text:p>40,740657000000000</text:p>
          </table:table-cell>
          <table:table-cell office:value-type="float" office:value="-73.859225" calcext:value-type="float">
            <text:p>-73,8592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4302</text:p>
          </table:table-cell>
          <table:table-cell table:style-name="ce1" office:value-type="string" calcext:value-type="string">
            <text:p>044302</text:p>
          </table:table-cell>
          <table:table-cell table:style-name="ce1" office:value-type="string" calcext:value-type="string">
            <text:p>522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9251" calcext:value-type="float">
            <text:p>40,739251000000000</text:p>
          </table:table-cell>
          <table:table-cell office:value-type="float" office:value="-73.864422" calcext:value-type="float">
            <text:p>-73,8644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4400</text:p>
          </table:table-cell>
          <table:table-cell table:style-name="ce1" office:value-type="string" calcext:value-type="string">
            <text:p>044400</text:p>
          </table:table-cell>
          <table:table-cell table:style-name="ce1" office:value-type="string" calcext:value-type="string">
            <text:p>323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6407" calcext:value-type="float">
            <text:p>40,706407000000000</text:p>
          </table:table-cell>
          <table:table-cell office:value-type="float" office:value="-73.787614" calcext:value-type="float">
            <text:p>-73,7876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4601</text:p>
          </table:table-cell>
          <table:table-cell table:style-name="ce1" office:value-type="string" calcext:value-type="string">
            <text:p>044601</text:p>
          </table:table-cell>
          <table:table-cell table:style-name="ce1" office:value-type="string" calcext:value-type="string">
            <text:p>336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5687" calcext:value-type="float">
            <text:p>40,705687000000000</text:p>
          </table:table-cell>
          <table:table-cell office:value-type="float" office:value="-73.798803" calcext:value-type="float">
            <text:p>-73,7988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4602</text:p>
          </table:table-cell>
          <table:table-cell table:style-name="ce1" office:value-type="string" calcext:value-type="string">
            <text:p>044602</text:p>
          </table:table-cell>
          <table:table-cell table:style-name="ce1" office:value-type="string" calcext:value-type="string">
            <text:p>459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8066" calcext:value-type="float">
            <text:p>40,708066000000000</text:p>
          </table:table-cell>
          <table:table-cell office:value-type="float" office:value="-73.799198" calcext:value-type="float">
            <text:p>-73,7991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4800</text:p>
          </table:table-cell>
          <table:table-cell table:style-name="ce1" office:value-type="string" calcext:value-type="string">
            <text:p>044800</text:p>
          </table:table-cell>
          <table:table-cell table:style-name="ce1" office:value-type="string" calcext:value-type="string">
            <text:p>257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1206" calcext:value-type="float">
            <text:p>40,711206000000000</text:p>
          </table:table-cell>
          <table:table-cell office:value-type="float" office:value="-73.802198" calcext:value-type="float">
            <text:p>-73,8021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5000</text:p>
          </table:table-cell>
          <table:table-cell table:style-name="ce1" office:value-type="string" calcext:value-type="string">
            <text:p>045000</text:p>
          </table:table-cell>
          <table:table-cell table:style-name="ce1" office:value-type="string" calcext:value-type="string">
            <text:p>194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4157" calcext:value-type="float">
            <text:p>40,714157000000000</text:p>
          </table:table-cell>
          <table:table-cell office:value-type="float" office:value="-73.804743" calcext:value-type="float">
            <text:p>-73,8047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5200</text:p>
          </table:table-cell>
          <table:table-cell table:style-name="ce1" office:value-type="string" calcext:value-type="string">
            <text:p>045200</text:p>
          </table:table-cell>
          <table:table-cell table:style-name="ce1" office:value-type="string" calcext:value-type="string">
            <text:p>115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4525" calcext:value-type="float">
            <text:p>40,714525000000000</text:p>
          </table:table-cell>
          <table:table-cell office:value-type="float" office:value="-73.799552" calcext:value-type="float">
            <text:p>-73,7995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5400</text:p>
          </table:table-cell>
          <table:table-cell table:style-name="ce1" office:value-type="string" calcext:value-type="string">
            <text:p>045400</text:p>
          </table:table-cell>
          <table:table-cell table:style-name="ce1" office:value-type="string" calcext:value-type="string">
            <text:p>477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2523" calcext:value-type="float">
            <text:p>40,712523000000000</text:p>
          </table:table-cell>
          <table:table-cell office:value-type="float" office:value="-73.796078" calcext:value-type="float">
            <text:p>-73,7960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5500</text:p>
          </table:table-cell>
          <table:table-cell table:style-name="ce1" office:value-type="string" calcext:value-type="string">
            <text:p>045500</text:p>
          </table:table-cell>
          <table:table-cell table:style-name="ce1" office:value-type="string" calcext:value-type="string">
            <text:p>1233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6413" calcext:value-type="float">
            <text:p>40,736413000000000</text:p>
          </table:table-cell>
          <table:table-cell office:value-type="float" office:value="-73.862162" calcext:value-type="float">
            <text:p>-73,8621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5600</text:p>
          </table:table-cell>
          <table:table-cell table:style-name="ce1" office:value-type="string" calcext:value-type="string">
            <text:p>045600</text:p>
          </table:table-cell>
          <table:table-cell table:style-name="ce1" office:value-type="string" calcext:value-type="string">
            <text:p>133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6259" calcext:value-type="float">
            <text:p>40,716259000000000</text:p>
          </table:table-cell>
          <table:table-cell office:value-type="float" office:value="-73.794079" calcext:value-type="float">
            <text:p>-73,7940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5700</text:p>
          </table:table-cell>
          <table:table-cell table:style-name="ce1" office:value-type="string" calcext:value-type="string">
            <text:p>045700</text:p>
          </table:table-cell>
          <table:table-cell table:style-name="ce1" office:value-type="string" calcext:value-type="string">
            <text:p>335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7829" calcext:value-type="float">
            <text:p>40,737829000000000</text:p>
          </table:table-cell>
          <table:table-cell office:value-type="float" office:value="-73.870198" calcext:value-type="float">
            <text:p>-73,8701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5900</text:p>
          </table:table-cell>
          <table:table-cell table:style-name="ce1" office:value-type="string" calcext:value-type="string">
            <text:p>045900</text:p>
          </table:table-cell>
          <table:table-cell table:style-name="ce1" office:value-type="string" calcext:value-type="string">
            <text:p>397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986" calcext:value-type="float">
            <text:p>40,739860000000000</text:p>
          </table:table-cell>
          <table:table-cell office:value-type="float" office:value="-73.870872" calcext:value-type="float">
            <text:p>-73,8708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6000</text:p>
          </table:table-cell>
          <table:table-cell table:style-name="ce1" office:value-type="string" calcext:value-type="string">
            <text:p>046000</text:p>
          </table:table-cell>
          <table:table-cell table:style-name="ce1" office:value-type="string" calcext:value-type="string">
            <text:p>600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8884" calcext:value-type="float">
            <text:p>40,708884000000000</text:p>
          </table:table-cell>
          <table:table-cell office:value-type="float" office:value="-73.793147" calcext:value-type="float">
            <text:p>-73,7931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6100</text:p>
          </table:table-cell>
          <table:table-cell table:style-name="ce1" office:value-type="string" calcext:value-type="string">
            <text:p>046100</text:p>
          </table:table-cell>
          <table:table-cell table:style-name="ce1" office:value-type="string" calcext:value-type="string">
            <text:p>308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1786" calcext:value-type="float">
            <text:p>40,741786000000000</text:p>
          </table:table-cell>
          <table:table-cell office:value-type="float" office:value="-73.870962" calcext:value-type="float">
            <text:p>-73,8709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6200</text:p>
          </table:table-cell>
          <table:table-cell table:style-name="ce1" office:value-type="string" calcext:value-type="string">
            <text:p>046200</text:p>
          </table:table-cell>
          <table:table-cell table:style-name="ce1" office:value-type="string" calcext:value-type="string">
            <text:p>729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9971" calcext:value-type="float">
            <text:p>40,709971000000000</text:p>
          </table:table-cell>
          <table:table-cell office:value-type="float" office:value="-73.78819" calcext:value-type="float">
            <text:p>-73,7881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6300</text:p>
          </table:table-cell>
          <table:table-cell table:style-name="ce1" office:value-type="string" calcext:value-type="string">
            <text:p>046300</text:p>
          </table:table-cell>
          <table:table-cell table:style-name="ce1" office:value-type="string" calcext:value-type="string">
            <text:p>428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4298" calcext:value-type="float">
            <text:p>40,744298000000000</text:p>
          </table:table-cell>
          <table:table-cell office:value-type="float" office:value="-73.871213" calcext:value-type="float">
            <text:p>-73,8712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6400</text:p>
          </table:table-cell>
          <table:table-cell table:style-name="ce1" office:value-type="string" calcext:value-type="string">
            <text:p>046400</text:p>
          </table:table-cell>
          <table:table-cell table:style-name="ce1" office:value-type="string" calcext:value-type="string">
            <text:p>164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4925" calcext:value-type="float">
            <text:p>40,714925000000000</text:p>
          </table:table-cell>
          <table:table-cell office:value-type="float" office:value="-73.788445" calcext:value-type="float">
            <text:p>-73,7884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6500</text:p>
          </table:table-cell>
          <table:table-cell table:style-name="ce1" office:value-type="string" calcext:value-type="string">
            <text:p>046500</text:p>
          </table:table-cell>
          <table:table-cell table:style-name="ce1" office:value-type="string" calcext:value-type="string">
            <text:p>424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698" calcext:value-type="float">
            <text:p>40,746980000000000</text:p>
          </table:table-cell>
          <table:table-cell office:value-type="float" office:value="-73.870337" calcext:value-type="float">
            <text:p>-73,8703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6600</text:p>
          </table:table-cell>
          <table:table-cell table:style-name="ce1" office:value-type="string" calcext:value-type="string">
            <text:p>046600</text:p>
          </table:table-cell>
          <table:table-cell table:style-name="ce1" office:value-type="string" calcext:value-type="string">
            <text:p>305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3382" calcext:value-type="float">
            <text:p>40,713382000000000</text:p>
          </table:table-cell>
          <table:table-cell office:value-type="float" office:value="-73.785921" calcext:value-type="float">
            <text:p>-73,7859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6700</text:p>
          </table:table-cell>
          <table:table-cell table:style-name="ce1" office:value-type="string" calcext:value-type="string">
            <text:p>046700</text:p>
          </table:table-cell>
          <table:table-cell table:style-name="ce1" office:value-type="string" calcext:value-type="string">
            <text:p>711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5612" calcext:value-type="float">
            <text:p>40,745612000000000</text:p>
          </table:table-cell>
          <table:table-cell office:value-type="float" office:value="-73.874364" calcext:value-type="float">
            <text:p>-73,8743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6800</text:p>
          </table:table-cell>
          <table:table-cell table:style-name="ce1" office:value-type="string" calcext:value-type="string">
            <text:p>046800</text:p>
          </table:table-cell>
          <table:table-cell table:style-name="ce1" office:value-type="string" calcext:value-type="string">
            <text:p>382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0409" calcext:value-type="float">
            <text:p>40,710409000000000</text:p>
          </table:table-cell>
          <table:table-cell office:value-type="float" office:value="-73.782374" calcext:value-type="float">
            <text:p>-73,7823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6900</text:p>
          </table:table-cell>
          <table:table-cell table:style-name="ce1" office:value-type="string" calcext:value-type="string">
            <text:p>046900</text:p>
          </table:table-cell>
          <table:table-cell table:style-name="ce1" office:value-type="string" calcext:value-type="string">
            <text:p>857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5064" calcext:value-type="float">
            <text:p>40,745064000000000</text:p>
          </table:table-cell>
          <table:table-cell office:value-type="float" office:value="-73.877304" calcext:value-type="float">
            <text:p>-73,87730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7000</text:p>
          </table:table-cell>
          <table:table-cell table:style-name="ce1" office:value-type="string" calcext:value-type="string">
            <text:p>047000</text:p>
          </table:table-cell>
          <table:table-cell table:style-name="ce1" office:value-type="string" calcext:value-type="string">
            <text:p>324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1013" calcext:value-type="float">
            <text:p>40,711013000000000</text:p>
          </table:table-cell>
          <table:table-cell office:value-type="float" office:value="-73.777089" calcext:value-type="float">
            <text:p>-73,7770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7100</text:p>
          </table:table-cell>
          <table:table-cell table:style-name="ce1" office:value-type="string" calcext:value-type="string">
            <text:p>047100</text:p>
          </table:table-cell>
          <table:table-cell table:style-name="ce1" office:value-type="string" calcext:value-type="string">
            <text:p>442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0836" calcext:value-type="float">
            <text:p>40,740836000000000</text:p>
          </table:table-cell>
          <table:table-cell office:value-type="float" office:value="-73.876953" calcext:value-type="float">
            <text:p>-73,8769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7200</text:p>
          </table:table-cell>
          <table:table-cell table:style-name="ce1" office:value-type="string" calcext:value-type="string">
            <text:p>047200</text:p>
          </table:table-cell>
          <table:table-cell table:style-name="ce1" office:value-type="string" calcext:value-type="string">
            <text:p>376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584" calcext:value-type="float">
            <text:p>40,715840000000000</text:p>
          </table:table-cell>
          <table:table-cell office:value-type="float" office:value="-73.778589" calcext:value-type="float">
            <text:p>-73,7785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7300</text:p>
          </table:table-cell>
          <table:table-cell table:style-name="ce1" office:value-type="string" calcext:value-type="string">
            <text:p>047300</text:p>
          </table:table-cell>
          <table:table-cell table:style-name="ce1" office:value-type="string" calcext:value-type="string">
            <text:p>399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7628" calcext:value-type="float">
            <text:p>40,737628000000000</text:p>
          </table:table-cell>
          <table:table-cell office:value-type="float" office:value="-73.875544" calcext:value-type="float">
            <text:p>-73,8755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7500</text:p>
          </table:table-cell>
          <table:table-cell table:style-name="ce1" office:value-type="string" calcext:value-type="string">
            <text:p>047500</text:p>
          </table:table-cell>
          <table:table-cell table:style-name="ce1" office:value-type="string" calcext:value-type="string">
            <text:p>483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3856" calcext:value-type="float">
            <text:p>40,733856000000000</text:p>
          </table:table-cell>
          <table:table-cell office:value-type="float" office:value="-73.87666" calcext:value-type="float">
            <text:p>-73,8766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7600</text:p>
          </table:table-cell>
          <table:table-cell table:style-name="ce1" office:value-type="string" calcext:value-type="string">
            <text:p>047600</text:p>
          </table:table-cell>
          <table:table-cell table:style-name="ce1" office:value-type="string" calcext:value-type="string">
            <text:p>132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2013" calcext:value-type="float">
            <text:p>40,722013000000000</text:p>
          </table:table-cell>
          <table:table-cell office:value-type="float" office:value="-73.771334" calcext:value-type="float">
            <text:p>-73,7713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7800</text:p>
          </table:table-cell>
          <table:table-cell table:style-name="ce1" office:value-type="string" calcext:value-type="string">
            <text:p>047800</text:p>
          </table:table-cell>
          <table:table-cell table:style-name="ce1" office:value-type="string" calcext:value-type="string">
            <text:p>529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9718" calcext:value-type="float">
            <text:p>40,719718000000000</text:p>
          </table:table-cell>
          <table:table-cell office:value-type="float" office:value="-73.765176" calcext:value-type="float">
            <text:p>-73,7651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7900</text:p>
          </table:table-cell>
          <table:table-cell table:style-name="ce1" office:value-type="string" calcext:value-type="string">
            <text:p>047900</text:p>
          </table:table-cell>
          <table:table-cell table:style-name="ce1" office:value-type="string" calcext:value-type="string">
            <text:p>545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5395" calcext:value-type="float">
            <text:p>40,735395000000000</text:p>
          </table:table-cell>
          <table:table-cell office:value-type="float" office:value="-73.882737" calcext:value-type="float">
            <text:p>-73,8827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8000</text:p>
          </table:table-cell>
          <table:table-cell table:style-name="ce1" office:value-type="string" calcext:value-type="string">
            <text:p>048000</text:p>
          </table:table-cell>
          <table:table-cell table:style-name="ce1" office:value-type="string" calcext:value-type="string">
            <text:p>250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2814" calcext:value-type="float">
            <text:p>40,712814000000000</text:p>
          </table:table-cell>
          <table:table-cell office:value-type="float" office:value="-73.773416" calcext:value-type="float">
            <text:p>-73,77341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8100</text:p>
          </table:table-cell>
          <table:table-cell table:style-name="ce1" office:value-type="string" calcext:value-type="string">
            <text:p>048100</text:p>
          </table:table-cell>
          <table:table-cell table:style-name="ce1" office:value-type="string" calcext:value-type="string">
            <text:p>678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2263" calcext:value-type="float">
            <text:p>40,742263000000000</text:p>
          </table:table-cell>
          <table:table-cell office:value-type="float" office:value="-73.884894" calcext:value-type="float">
            <text:p>-73,8848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8200</text:p>
          </table:table-cell>
          <table:table-cell table:style-name="ce1" office:value-type="string" calcext:value-type="string">
            <text:p>048200</text:p>
          </table:table-cell>
          <table:table-cell table:style-name="ce1" office:value-type="string" calcext:value-type="string">
            <text:p>145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4889" calcext:value-type="float">
            <text:p>40,714889000000000</text:p>
          </table:table-cell>
          <table:table-cell office:value-type="float" office:value="-73.767992" calcext:value-type="float">
            <text:p>-73,7679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8300</text:p>
          </table:table-cell>
          <table:table-cell table:style-name="ce1" office:value-type="string" calcext:value-type="string">
            <text:p>048300</text:p>
          </table:table-cell>
          <table:table-cell table:style-name="ce1" office:value-type="string" calcext:value-type="string">
            <text:p>404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1796" calcext:value-type="float">
            <text:p>40,741796000000000</text:p>
          </table:table-cell>
          <table:table-cell office:value-type="float" office:value="-73.891972" calcext:value-type="float">
            <text:p>-73,8919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8400</text:p>
          </table:table-cell>
          <table:table-cell table:style-name="ce1" office:value-type="string" calcext:value-type="string">
            <text:p>048400</text:p>
          </table:table-cell>
          <table:table-cell table:style-name="ce1" office:value-type="string" calcext:value-type="string">
            <text:p>497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58" calcext:value-type="float">
            <text:p>40,715800000000000</text:p>
          </table:table-cell>
          <table:table-cell office:value-type="float" office:value="-73.759953" calcext:value-type="float">
            <text:p>-73,7599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8500</text:p>
          </table:table-cell>
          <table:table-cell table:style-name="ce1" office:value-type="string" calcext:value-type="string">
            <text:p>048500</text:p>
          </table:table-cell>
          <table:table-cell table:style-name="ce1" office:value-type="string" calcext:value-type="string">
            <text:p>459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9753" calcext:value-type="float">
            <text:p>40,739753000000000</text:p>
          </table:table-cell>
          <table:table-cell office:value-type="float" office:value="-73.883622" calcext:value-type="float">
            <text:p>-73,8836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8900</text:p>
          </table:table-cell>
          <table:table-cell table:style-name="ce1" office:value-type="string" calcext:value-type="string">
            <text:p>048900</text:p>
          </table:table-cell>
          <table:table-cell table:style-name="ce1" office:value-type="string" calcext:value-type="string">
            <text:p>148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6145" calcext:value-type="float">
            <text:p>40,736145000000000</text:p>
          </table:table-cell>
          <table:table-cell office:value-type="float" office:value="-73.891958" calcext:value-type="float">
            <text:p>-73,8919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9200</text:p>
          </table:table-cell>
          <table:table-cell table:style-name="ce1" office:value-type="string" calcext:value-type="string">
            <text:p>049200</text:p>
          </table:table-cell>
          <table:table-cell table:style-name="ce1" office:value-type="string" calcext:value-type="string">
            <text:p>475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2805" calcext:value-type="float">
            <text:p>40,722805000000000</text:p>
          </table:table-cell>
          <table:table-cell office:value-type="float" office:value="-73.758158" calcext:value-type="float">
            <text:p>-73,7581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9301</text:p>
          </table:table-cell>
          <table:table-cell table:style-name="ce1" office:value-type="string" calcext:value-type="string">
            <text:p>049301</text:p>
          </table:table-cell>
          <table:table-cell table:style-name="ce1" office:value-type="string" calcext:value-type="string">
            <text:p>213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2392" calcext:value-type="float">
            <text:p>40,732392000000000</text:p>
          </table:table-cell>
          <table:table-cell office:value-type="float" office:value="-73.894234" calcext:value-type="float">
            <text:p>-73,8942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9302</text:p>
          </table:table-cell>
          <table:table-cell table:style-name="ce1" office:value-type="string" calcext:value-type="string">
            <text:p>049302</text:p>
          </table:table-cell>
          <table:table-cell table:style-name="ce1" office:value-type="string" calcext:value-type="string">
            <text:p>281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7762" calcext:value-type="float">
            <text:p>40,727762000000000</text:p>
          </table:table-cell>
          <table:table-cell office:value-type="float" office:value="-73.892488" calcext:value-type="float">
            <text:p>-73,8924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9500</text:p>
          </table:table-cell>
          <table:table-cell table:style-name="ce1" office:value-type="string" calcext:value-type="string">
            <text:p>049500</text:p>
          </table:table-cell>
          <table:table-cell table:style-name="ce1" office:value-type="string" calcext:value-type="string">
            <text:p>135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5216" calcext:value-type="float">
            <text:p>40,725216000000000</text:p>
          </table:table-cell>
          <table:table-cell office:value-type="float" office:value="-73.890197" calcext:value-type="float">
            <text:p>-73,8901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9600</text:p>
          </table:table-cell>
          <table:table-cell table:style-name="ce1" office:value-type="string" calcext:value-type="string">
            <text:p>049600</text:p>
          </table:table-cell>
          <table:table-cell table:style-name="ce1" office:value-type="string" calcext:value-type="string">
            <text:p>303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6883" calcext:value-type="float">
            <text:p>40,716883000000000</text:p>
          </table:table-cell>
          <table:table-cell office:value-type="float" office:value="-73.753136" calcext:value-type="float">
            <text:p>-73,7531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9700</text:p>
          </table:table-cell>
          <table:table-cell table:style-name="ce1" office:value-type="string" calcext:value-type="string">
            <text:p>049700</text:p>
          </table:table-cell>
          <table:table-cell table:style-name="ce1" office:value-type="string" calcext:value-type="string">
            <text:p>302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2062" calcext:value-type="float">
            <text:p>40,732062000000000</text:p>
          </table:table-cell>
          <table:table-cell office:value-type="float" office:value="-73.890361" calcext:value-type="float">
            <text:p>-73,8903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49900</text:p>
          </table:table-cell>
          <table:table-cell table:style-name="ce1" office:value-type="string" calcext:value-type="string">
            <text:p>049900</text:p>
          </table:table-cell>
          <table:table-cell table:style-name="ce1" office:value-type="string" calcext:value-type="string">
            <text:p>507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157" calcext:value-type="float">
            <text:p>40,731570000000000</text:p>
          </table:table-cell>
          <table:table-cell office:value-type="float" office:value="-73.882737" calcext:value-type="float">
            <text:p>-73,8827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0000</text:p>
          </table:table-cell>
          <table:table-cell table:style-name="ce1" office:value-type="string" calcext:value-type="string">
            <text:p>050000</text:p>
          </table:table-cell>
          <table:table-cell table:style-name="ce1" office:value-type="string" calcext:value-type="string">
            <text:p>432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1892" calcext:value-type="float">
            <text:p>40,711892000000000</text:p>
          </table:table-cell>
          <table:table-cell office:value-type="float" office:value="-73.765966" calcext:value-type="float">
            <text:p>-73,7659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0201</text:p>
          </table:table-cell>
          <table:table-cell table:style-name="ce1" office:value-type="string" calcext:value-type="string">
            <text:p>050201</text:p>
          </table:table-cell>
          <table:table-cell table:style-name="ce1" office:value-type="string" calcext:value-type="string">
            <text:p>141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8936" calcext:value-type="float">
            <text:p>40,708936000000000</text:p>
          </table:table-cell>
          <table:table-cell office:value-type="float" office:value="-73.764937" calcext:value-type="float">
            <text:p>-73,7649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0202</text:p>
          </table:table-cell>
          <table:table-cell table:style-name="ce1" office:value-type="string" calcext:value-type="string">
            <text:p>050202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0247" calcext:value-type="float">
            <text:p>40,710247000000000</text:p>
          </table:table-cell>
          <table:table-cell office:value-type="float" office:value="-73.759171" calcext:value-type="float">
            <text:p>-73,7591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0400</text:p>
          </table:table-cell>
          <table:table-cell table:style-name="ce1" office:value-type="string" calcext:value-type="string">
            <text:p>050400</text:p>
          </table:table-cell>
          <table:table-cell table:style-name="ce1" office:value-type="string" calcext:value-type="string">
            <text:p>183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5464" calcext:value-type="float">
            <text:p>40,705464000000000</text:p>
          </table:table-cell>
          <table:table-cell office:value-type="float" office:value="-73.764097" calcext:value-type="float">
            <text:p>-73,7640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0500</text:p>
          </table:table-cell>
          <table:table-cell table:style-name="ce1" office:value-type="string" calcext:value-type="string">
            <text:p>050500</text:p>
          </table:table-cell>
          <table:table-cell table:style-name="ce1" office:value-type="string" calcext:value-type="string">
            <text:p>165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8905" calcext:value-type="float">
            <text:p>40,728905000000000</text:p>
          </table:table-cell>
          <table:table-cell office:value-type="float" office:value="-73.874591" calcext:value-type="float">
            <text:p>-73,8745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0600</text:p>
          </table:table-cell>
          <table:table-cell table:style-name="ce1" office:value-type="string" calcext:value-type="string">
            <text:p>050600</text:p>
          </table:table-cell>
          <table:table-cell table:style-name="ce1" office:value-type="string" calcext:value-type="string">
            <text:p>155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5952" calcext:value-type="float">
            <text:p>40,705952000000000</text:p>
          </table:table-cell>
          <table:table-cell office:value-type="float" office:value="-73.759564" calcext:value-type="float">
            <text:p>-73,7595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0700</text:p>
          </table:table-cell>
          <table:table-cell table:style-name="ce1" office:value-type="string" calcext:value-type="string">
            <text:p>050700</text:p>
          </table:table-cell>
          <table:table-cell table:style-name="ce1" office:value-type="string" calcext:value-type="string">
            <text:p>344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6922" calcext:value-type="float">
            <text:p>40,726922000000000</text:p>
          </table:table-cell>
          <table:table-cell office:value-type="float" office:value="-73.880919" calcext:value-type="float">
            <text:p>-73,8809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0800</text:p>
          </table:table-cell>
          <table:table-cell table:style-name="ce1" office:value-type="string" calcext:value-type="string">
            <text:p>050800</text:p>
          </table:table-cell>
          <table:table-cell table:style-name="ce1" office:value-type="string" calcext:value-type="string">
            <text:p>183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7088" calcext:value-type="float">
            <text:p>40,707088000000000</text:p>
          </table:table-cell>
          <table:table-cell office:value-type="float" office:value="-73.755733" calcext:value-type="float">
            <text:p>-73,7557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1000</text:p>
          </table:table-cell>
          <table:table-cell table:style-name="ce1" office:value-type="string" calcext:value-type="string">
            <text:p>051000</text:p>
          </table:table-cell>
          <table:table-cell table:style-name="ce1" office:value-type="string" calcext:value-type="string">
            <text:p>154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9832" calcext:value-type="float">
            <text:p>40,709832000000000</text:p>
          </table:table-cell>
          <table:table-cell office:value-type="float" office:value="-73.753791" calcext:value-type="float">
            <text:p>-73,7537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1100</text:p>
          </table:table-cell>
          <table:table-cell table:style-name="ce1" office:value-type="string" calcext:value-type="string">
            <text:p>051100</text:p>
          </table:table-cell>
          <table:table-cell table:style-name="ce1" office:value-type="string" calcext:value-type="string">
            <text:p>209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7545" calcext:value-type="float">
            <text:p>40,727545000000000</text:p>
          </table:table-cell>
          <table:table-cell office:value-type="float" office:value="-73.899121" calcext:value-type="float">
            <text:p>-73,8991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1200</text:p>
          </table:table-cell>
          <table:table-cell table:style-name="ce1" office:value-type="string" calcext:value-type="string">
            <text:p>051200</text:p>
          </table:table-cell>
          <table:table-cell table:style-name="ce1" office:value-type="string" calcext:value-type="string">
            <text:p>261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9637" calcext:value-type="float">
            <text:p>40,709637000000000</text:p>
          </table:table-cell>
          <table:table-cell office:value-type="float" office:value="-73.749955" calcext:value-type="float">
            <text:p>-73,7499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1300</text:p>
          </table:table-cell>
          <table:table-cell table:style-name="ce1" office:value-type="string" calcext:value-type="string">
            <text:p>051300</text:p>
          </table:table-cell>
          <table:table-cell table:style-name="ce1" office:value-type="string" calcext:value-type="string">
            <text:p>236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1735" calcext:value-type="float">
            <text:p>40,731735000000000</text:p>
          </table:table-cell>
          <table:table-cell office:value-type="float" office:value="-73.897523" calcext:value-type="float">
            <text:p>-73,8975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1500</text:p>
          </table:table-cell>
          <table:table-cell table:style-name="ce1" office:value-type="string" calcext:value-type="string">
            <text:p>051500</text:p>
          </table:table-cell>
          <table:table-cell table:style-name="ce1" office:value-type="string" calcext:value-type="string">
            <text:p>285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1185" calcext:value-type="float">
            <text:p>40,731185000000000</text:p>
          </table:table-cell>
          <table:table-cell office:value-type="float" office:value="-73.90098" calcext:value-type="float">
            <text:p>-73,9009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1600</text:p>
          </table:table-cell>
          <table:table-cell table:style-name="ce1" office:value-type="string" calcext:value-type="string">
            <text:p>051600</text:p>
          </table:table-cell>
          <table:table-cell table:style-name="ce1" office:value-type="string" calcext:value-type="string">
            <text:p>186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276" calcext:value-type="float">
            <text:p>40,702760000000000</text:p>
          </table:table-cell>
          <table:table-cell office:value-type="float" office:value="-73.747452" calcext:value-type="float">
            <text:p>-73,7474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1700</text:p>
          </table:table-cell>
          <table:table-cell table:style-name="ce1" office:value-type="string" calcext:value-type="string">
            <text:p>051700</text:p>
          </table:table-cell>
          <table:table-cell table:style-name="ce1" office:value-type="string" calcext:value-type="string">
            <text:p>195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4257" calcext:value-type="float">
            <text:p>40,724257000000000</text:p>
          </table:table-cell>
          <table:table-cell office:value-type="float" office:value="-73.900851" calcext:value-type="float">
            <text:p>-73,9008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1800</text:p>
          </table:table-cell>
          <table:table-cell table:style-name="ce1" office:value-type="string" calcext:value-type="string">
            <text:p>051800</text:p>
          </table:table-cell>
          <table:table-cell table:style-name="ce1" office:value-type="string" calcext:value-type="string">
            <text:p>193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1795" calcext:value-type="float">
            <text:p>40,701795000000000</text:p>
          </table:table-cell>
          <table:table-cell office:value-type="float" office:value="-73.75196" calcext:value-type="float">
            <text:p>-73,7519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2000</text:p>
          </table:table-cell>
          <table:table-cell table:style-name="ce1" office:value-type="string" calcext:value-type="string">
            <text:p>052000</text:p>
          </table:table-cell>
          <table:table-cell table:style-name="ce1" office:value-type="string" calcext:value-type="string">
            <text:p>152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0771" calcext:value-type="float">
            <text:p>40,700771000000000</text:p>
          </table:table-cell>
          <table:table-cell office:value-type="float" office:value="-73.754567" calcext:value-type="float">
            <text:p>-73,7545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2100</text:p>
          </table:table-cell>
          <table:table-cell table:style-name="ce1" office:value-type="string" calcext:value-type="string">
            <text:p>052100</text:p>
          </table:table-cell>
          <table:table-cell table:style-name="ce1" office:value-type="string" calcext:value-type="string">
            <text:p>198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106" calcext:value-type="float">
            <text:p>40,721060000000000</text:p>
          </table:table-cell>
          <table:table-cell office:value-type="float" office:value="-73.901213" calcext:value-type="float">
            <text:p>-73,9012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2200</text:p>
          </table:table-cell>
          <table:table-cell table:style-name="ce1" office:value-type="string" calcext:value-type="string">
            <text:p>052200</text:p>
          </table:table-cell>
          <table:table-cell table:style-name="ce1" office:value-type="string" calcext:value-type="string">
            <text:p>153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0097" calcext:value-type="float">
            <text:p>40,700097000000000</text:p>
          </table:table-cell>
          <table:table-cell office:value-type="float" office:value="-73.75714" calcext:value-type="float">
            <text:p>-73,7571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2400</text:p>
          </table:table-cell>
          <table:table-cell table:style-name="ce1" office:value-type="string" calcext:value-type="string">
            <text:p>052400</text:p>
          </table:table-cell>
          <table:table-cell table:style-name="ce1" office:value-type="string" calcext:value-type="string">
            <text:p>173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1109" calcext:value-type="float">
            <text:p>40,701109000000000</text:p>
          </table:table-cell>
          <table:table-cell office:value-type="float" office:value="-73.761826" calcext:value-type="float">
            <text:p>-73,7618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2500</text:p>
          </table:table-cell>
          <table:table-cell table:style-name="ce1" office:value-type="string" calcext:value-type="string">
            <text:p>052500</text:p>
          </table:table-cell>
          <table:table-cell table:style-name="ce1" office:value-type="string" calcext:value-type="string">
            <text:p>206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9009" calcext:value-type="float">
            <text:p>40,719009000000000</text:p>
          </table:table-cell>
          <table:table-cell office:value-type="float" office:value="-73.905796" calcext:value-type="float">
            <text:p>-73,9057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2600</text:p>
          </table:table-cell>
          <table:table-cell table:style-name="ce1" office:value-type="string" calcext:value-type="string">
            <text:p>052600</text:p>
          </table:table-cell>
          <table:table-cell table:style-name="ce1" office:value-type="string" calcext:value-type="string">
            <text:p>180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7238" calcext:value-type="float">
            <text:p>40,697238000000000</text:p>
          </table:table-cell>
          <table:table-cell office:value-type="float" office:value="-73.759805" calcext:value-type="float">
            <text:p>-73,75980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2800</text:p>
          </table:table-cell>
          <table:table-cell table:style-name="ce1" office:value-type="string" calcext:value-type="string">
            <text:p>052800</text:p>
          </table:table-cell>
          <table:table-cell table:style-name="ce1" office:value-type="string" calcext:value-type="string">
            <text:p>144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4057" calcext:value-type="float">
            <text:p>40,694057000000000</text:p>
          </table:table-cell>
          <table:table-cell office:value-type="float" office:value="-73.758685" calcext:value-type="float">
            <text:p>-73,7586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3000</text:p>
          </table:table-cell>
          <table:table-cell table:style-name="ce1" office:value-type="string" calcext:value-type="string">
            <text:p>053000</text:p>
          </table:table-cell>
          <table:table-cell table:style-name="ce1" office:value-type="string" calcext:value-type="string">
            <text:p>224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6323" calcext:value-type="float">
            <text:p>40,696323000000000</text:p>
          </table:table-cell>
          <table:table-cell office:value-type="float" office:value="-73.752583" calcext:value-type="float">
            <text:p>-73,7525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3100</text:p>
          </table:table-cell>
          <table:table-cell table:style-name="ce1" office:value-type="string" calcext:value-type="string">
            <text:p>053100</text:p>
          </table:table-cell>
          <table:table-cell table:style-name="ce1" office:value-type="string" calcext:value-type="string">
            <text:p>31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2943" calcext:value-type="float">
            <text:p>40,722943000000000</text:p>
          </table:table-cell>
          <table:table-cell office:value-type="float" office:value="-73.907387" calcext:value-type="float">
            <text:p>-73,9073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3200</text:p>
          </table:table-cell>
          <table:table-cell table:style-name="ce1" office:value-type="string" calcext:value-type="string">
            <text:p>053200</text:p>
          </table:table-cell>
          <table:table-cell table:style-name="ce1" office:value-type="string" calcext:value-type="string">
            <text:p>167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0475" calcext:value-type="float">
            <text:p>40,700475000000000</text:p>
          </table:table-cell>
          <table:table-cell office:value-type="float" office:value="-73.749254" calcext:value-type="float">
            <text:p>-73,7492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3401</text:p>
          </table:table-cell>
          <table:table-cell table:style-name="ce1" office:value-type="string" calcext:value-type="string">
            <text:p>053401</text:p>
          </table:table-cell>
          <table:table-cell table:style-name="ce1" office:value-type="string" calcext:value-type="string">
            <text:p>190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0344" calcext:value-type="float">
            <text:p>40,700344000000000</text:p>
          </table:table-cell>
          <table:table-cell office:value-type="float" office:value="-73.743663" calcext:value-type="float">
            <text:p>-73,7436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3500</text:p>
          </table:table-cell>
          <table:table-cell table:style-name="ce1" office:value-type="string" calcext:value-type="string">
            <text:p>053500</text:p>
          </table:table-cell>
          <table:table-cell table:style-name="ce1" office:value-type="string" calcext:value-type="string">
            <text:p>112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505" calcext:value-type="float">
            <text:p>40,715050000000000</text:p>
          </table:table-cell>
          <table:table-cell office:value-type="float" office:value="-73.912576" calcext:value-type="float">
            <text:p>-73,9125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3601</text:p>
          </table:table-cell>
          <table:table-cell table:style-name="ce1" office:value-type="string" calcext:value-type="string">
            <text:p>053601</text:p>
          </table:table-cell>
          <table:table-cell table:style-name="ce1" office:value-type="string" calcext:value-type="string">
            <text:p>157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6666" calcext:value-type="float">
            <text:p>40,706666000000000</text:p>
          </table:table-cell>
          <table:table-cell office:value-type="float" office:value="-73.74585" calcext:value-type="float">
            <text:p>-73,7458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3800</text:p>
          </table:table-cell>
          <table:table-cell table:style-name="ce1" office:value-type="string" calcext:value-type="string">
            <text:p>053800</text:p>
          </table:table-cell>
          <table:table-cell table:style-name="ce1" office:value-type="string" calcext:value-type="string">
            <text:p>175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632" calcext:value-type="float">
            <text:p>40,706320000000000</text:p>
          </table:table-cell>
          <table:table-cell office:value-type="float" office:value="-73.74259" calcext:value-type="float">
            <text:p>-73,7425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3900</text:p>
          </table:table-cell>
          <table:table-cell table:style-name="ce1" office:value-type="string" calcext:value-type="string">
            <text:p>053900</text:p>
          </table:table-cell>
          <table:table-cell table:style-name="ce1" office:value-type="string" calcext:value-type="string">
            <text:p>414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901" calcext:value-type="float">
            <text:p>40,709010000000000</text:p>
          </table:table-cell>
          <table:table-cell office:value-type="float" office:value="-73.916346" calcext:value-type="float">
            <text:p>-73,9163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4000</text:p>
          </table:table-cell>
          <table:table-cell table:style-name="ce1" office:value-type="string" calcext:value-type="string">
            <text:p>054000</text:p>
          </table:table-cell>
          <table:table-cell table:style-name="ce1" office:value-type="string" calcext:value-type="string">
            <text:p>422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2548" calcext:value-type="float">
            <text:p>40,712548000000000</text:p>
          </table:table-cell>
          <table:table-cell office:value-type="float" office:value="-73.742915" calcext:value-type="float">
            <text:p>-73,7429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4200</text:p>
          </table:table-cell>
          <table:table-cell table:style-name="ce1" office:value-type="string" calcext:value-type="string">
            <text:p>054200</text:p>
          </table:table-cell>
          <table:table-cell table:style-name="ce1" office:value-type="string" calcext:value-type="string">
            <text:p>507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9065" calcext:value-type="float">
            <text:p>40,719065000000000</text:p>
          </table:table-cell>
          <table:table-cell office:value-type="float" office:value="-73.746306" calcext:value-type="float">
            <text:p>-73,7463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4500</text:p>
          </table:table-cell>
          <table:table-cell table:style-name="ce1" office:value-type="string" calcext:value-type="string">
            <text:p>054500</text:p>
          </table:table-cell>
          <table:table-cell table:style-name="ce1" office:value-type="string" calcext:value-type="string">
            <text:p>372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5477" calcext:value-type="float">
            <text:p>40,705477000000000</text:p>
          </table:table-cell>
          <table:table-cell office:value-type="float" office:value="-73.912676" calcext:value-type="float">
            <text:p>-73,9126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4700</text:p>
          </table:table-cell>
          <table:table-cell table:style-name="ce1" office:value-type="string" calcext:value-type="string">
            <text:p>054700</text:p>
          </table:table-cell>
          <table:table-cell table:style-name="ce1" office:value-type="string" calcext:value-type="string">
            <text:p>464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3453" calcext:value-type="float">
            <text:p>40,703453000000000</text:p>
          </table:table-cell>
          <table:table-cell office:value-type="float" office:value="-73.909938" calcext:value-type="float">
            <text:p>-73,9099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4800</text:p>
          </table:table-cell>
          <table:table-cell table:style-name="ce1" office:value-type="string" calcext:value-type="string">
            <text:p>054800</text:p>
          </table:table-cell>
          <table:table-cell table:style-name="ce1" office:value-type="string" calcext:value-type="string">
            <text:p>231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3339" calcext:value-type="float">
            <text:p>40,723339000000000</text:p>
          </table:table-cell>
          <table:table-cell office:value-type="float" office:value="-73.751015" calcext:value-type="float">
            <text:p>-73,7510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4900</text:p>
          </table:table-cell>
          <table:table-cell table:style-name="ce1" office:value-type="string" calcext:value-type="string">
            <text:p>054900</text:p>
          </table:table-cell>
          <table:table-cell table:style-name="ce1" office:value-type="string" calcext:value-type="string">
            <text:p>530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2434" calcext:value-type="float">
            <text:p>40,702434000000000</text:p>
          </table:table-cell>
          <table:table-cell office:value-type="float" office:value="-73.907433" calcext:value-type="float">
            <text:p>-73,9074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5100</text:p>
          </table:table-cell>
          <table:table-cell table:style-name="ce1" office:value-type="string" calcext:value-type="string">
            <text:p>055100</text:p>
          </table:table-cell>
          <table:table-cell table:style-name="ce1" office:value-type="string" calcext:value-type="string">
            <text:p>457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1741" calcext:value-type="float">
            <text:p>40,701741000000000</text:p>
          </table:table-cell>
          <table:table-cell office:value-type="float" office:value="-73.904252" calcext:value-type="float">
            <text:p>-73,9042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5200</text:p>
          </table:table-cell>
          <table:table-cell table:style-name="ce1" office:value-type="string" calcext:value-type="string">
            <text:p>055200</text:p>
          </table:table-cell>
          <table:table-cell table:style-name="ce1" office:value-type="string" calcext:value-type="string">
            <text:p>306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7227" calcext:value-type="float">
            <text:p>40,727227000000000</text:p>
          </table:table-cell>
          <table:table-cell office:value-type="float" office:value="-73.749692" calcext:value-type="float">
            <text:p>-73,7496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5300</text:p>
          </table:table-cell>
          <table:table-cell table:style-name="ce1" office:value-type="string" calcext:value-type="string">
            <text:p>055300</text:p>
          </table:table-cell>
          <table:table-cell table:style-name="ce1" office:value-type="string" calcext:value-type="string">
            <text:p>245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8797" calcext:value-type="float">
            <text:p>40,698797000000000</text:p>
          </table:table-cell>
          <table:table-cell office:value-type="float" office:value="-73.906895" calcext:value-type="float">
            <text:p>-73,9068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5400</text:p>
          </table:table-cell>
          <table:table-cell table:style-name="ce1" office:value-type="string" calcext:value-type="string">
            <text:p>055400</text:p>
          </table:table-cell>
          <table:table-cell table:style-name="ce1" office:value-type="string" calcext:value-type="string">
            <text:p>230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7911" calcext:value-type="float">
            <text:p>40,727911000000000</text:p>
          </table:table-cell>
          <table:table-cell office:value-type="float" office:value="-73.740237" calcext:value-type="float">
            <text:p>-73,7402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5500</text:p>
          </table:table-cell>
          <table:table-cell table:style-name="ce1" office:value-type="string" calcext:value-type="string">
            <text:p>055500</text:p>
          </table:table-cell>
          <table:table-cell table:style-name="ce1" office:value-type="string" calcext:value-type="string">
            <text:p>214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7488" calcext:value-type="float">
            <text:p>40,697488000000000</text:p>
          </table:table-cell>
          <table:table-cell office:value-type="float" office:value="-73.902615" calcext:value-type="float">
            <text:p>-73,9026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5600</text:p>
          </table:table-cell>
          <table:table-cell table:style-name="ce1" office:value-type="string" calcext:value-type="string">
            <text:p>055600</text:p>
          </table:table-cell>
          <table:table-cell table:style-name="ce1" office:value-type="string" calcext:value-type="string">
            <text:p>215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5562" calcext:value-type="float">
            <text:p>40,725562000000000</text:p>
          </table:table-cell>
          <table:table-cell office:value-type="float" office:value="-73.745119" calcext:value-type="float">
            <text:p>-73,7451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5700</text:p>
          </table:table-cell>
          <table:table-cell table:style-name="ce1" office:value-type="string" calcext:value-type="string">
            <text:p>055700</text:p>
          </table:table-cell>
          <table:table-cell table:style-name="ce1" office:value-type="string" calcext:value-type="string">
            <text:p>391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8937" calcext:value-type="float">
            <text:p>40,698937000000000</text:p>
          </table:table-cell>
          <table:table-cell office:value-type="float" office:value="-73.899553" calcext:value-type="float">
            <text:p>-73,8995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5800</text:p>
          </table:table-cell>
          <table:table-cell table:style-name="ce1" office:value-type="string" calcext:value-type="string">
            <text:p>055800</text:p>
          </table:table-cell>
          <table:table-cell table:style-name="ce1" office:value-type="string" calcext:value-type="string">
            <text:p>173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2493" calcext:value-type="float">
            <text:p>40,722493000000000</text:p>
          </table:table-cell>
          <table:table-cell office:value-type="float" office:value="-73.741737" calcext:value-type="float">
            <text:p>-73,7417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5900</text:p>
          </table:table-cell>
          <table:table-cell table:style-name="ce1" office:value-type="string" calcext:value-type="string">
            <text:p>055900</text:p>
          </table:table-cell>
          <table:table-cell table:style-name="ce1" office:value-type="string" calcext:value-type="string">
            <text:p>121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5211" calcext:value-type="float">
            <text:p>40,695211000000000</text:p>
          </table:table-cell>
          <table:table-cell office:value-type="float" office:value="-73.901845" calcext:value-type="float">
            <text:p>-73,9018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6000</text:p>
          </table:table-cell>
          <table:table-cell table:style-name="ce1" office:value-type="string" calcext:value-type="string">
            <text:p>056000</text:p>
          </table:table-cell>
          <table:table-cell table:style-name="ce1" office:value-type="string" calcext:value-type="string">
            <text:p>164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5446" calcext:value-type="float">
            <text:p>40,725446000000000</text:p>
          </table:table-cell>
          <table:table-cell office:value-type="float" office:value="-73.736796" calcext:value-type="float">
            <text:p>-73,7367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6100</text:p>
          </table:table-cell>
          <table:table-cell table:style-name="ce1" office:value-type="string" calcext:value-type="string">
            <text:p>056100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7419" calcext:value-type="float">
            <text:p>40,697419000000000</text:p>
          </table:table-cell>
          <table:table-cell office:value-type="float" office:value="-73.879341" calcext:value-type="float">
            <text:p>-73,8793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6200</text:p>
          </table:table-cell>
          <table:table-cell table:style-name="ce1" office:value-type="string" calcext:value-type="string">
            <text:p>056200</text:p>
          </table:table-cell>
          <table:table-cell table:style-name="ce1" office:value-type="string" calcext:value-type="string">
            <text:p>151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4705" calcext:value-type="float">
            <text:p>40,724705000000000</text:p>
          </table:table-cell>
          <table:table-cell office:value-type="float" office:value="-73.733268" calcext:value-type="float">
            <text:p>-73,7332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6400</text:p>
          </table:table-cell>
          <table:table-cell table:style-name="ce1" office:value-type="string" calcext:value-type="string">
            <text:p>056400</text:p>
          </table:table-cell>
          <table:table-cell table:style-name="ce1" office:value-type="string" calcext:value-type="string">
            <text:p>178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1483" calcext:value-type="float">
            <text:p>40,721483000000000</text:p>
          </table:table-cell>
          <table:table-cell office:value-type="float" office:value="-73.733473" calcext:value-type="float">
            <text:p>-73,7334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6500</text:p>
          </table:table-cell>
          <table:table-cell table:style-name="ce1" office:value-type="string" calcext:value-type="string">
            <text:p>056500</text:p>
          </table:table-cell>
          <table:table-cell table:style-name="ce1" office:value-type="string" calcext:value-type="string">
            <text:p>156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4307" calcext:value-type="float">
            <text:p>40,694307000000000</text:p>
          </table:table-cell>
          <table:table-cell office:value-type="float" office:value="-73.896764" calcext:value-type="float">
            <text:p>-73,8967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6600</text:p>
          </table:table-cell>
          <table:table-cell table:style-name="ce1" office:value-type="string" calcext:value-type="string">
            <text:p>056600</text:p>
          </table:table-cell>
          <table:table-cell table:style-name="ce1" office:value-type="string" calcext:value-type="string">
            <text:p>148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969" calcext:value-type="float">
            <text:p>40,719690000000000</text:p>
          </table:table-cell>
          <table:table-cell office:value-type="float" office:value="-73.738287" calcext:value-type="float">
            <text:p>-73,7382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6700</text:p>
          </table:table-cell>
          <table:table-cell table:style-name="ce1" office:value-type="string" calcext:value-type="string">
            <text:p>056700</text:p>
          </table:table-cell>
          <table:table-cell table:style-name="ce1" office:value-type="string" calcext:value-type="string">
            <text:p>457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7164" calcext:value-type="float">
            <text:p>40,697164000000000</text:p>
          </table:table-cell>
          <table:table-cell office:value-type="float" office:value="-73.892373" calcext:value-type="float">
            <text:p>-73,8923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6800</text:p>
          </table:table-cell>
          <table:table-cell table:style-name="ce1" office:value-type="string" calcext:value-type="string">
            <text:p>056800</text:p>
          </table:table-cell>
          <table:table-cell table:style-name="ce1" office:value-type="string" calcext:value-type="string">
            <text:p>455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5488" calcext:value-type="float">
            <text:p>40,715488000000000</text:p>
          </table:table-cell>
          <table:table-cell office:value-type="float" office:value="-73.733846" calcext:value-type="float">
            <text:p>-73,7338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7700</text:p>
          </table:table-cell>
          <table:table-cell table:style-name="ce1" office:value-type="string" calcext:value-type="string">
            <text:p>057700</text:p>
          </table:table-cell>
          <table:table-cell table:style-name="ce1" office:value-type="string" calcext:value-type="string">
            <text:p>362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0325" calcext:value-type="float">
            <text:p>40,700325000000000</text:p>
          </table:table-cell>
          <table:table-cell office:value-type="float" office:value="-73.89064" calcext:value-type="float">
            <text:p>-73,8906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7900</text:p>
          </table:table-cell>
          <table:table-cell table:style-name="ce1" office:value-type="string" calcext:value-type="string">
            <text:p>057900</text:p>
          </table:table-cell>
          <table:table-cell table:style-name="ce1" office:value-type="string" calcext:value-type="string">
            <text:p>159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3436" calcext:value-type="float">
            <text:p>40,703436000000000</text:p>
          </table:table-cell>
          <table:table-cell office:value-type="float" office:value="-73.889829" calcext:value-type="float">
            <text:p>-73,88982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8000</text:p>
          </table:table-cell>
          <table:table-cell table:style-name="ce1" office:value-type="string" calcext:value-type="string">
            <text:p>058000</text:p>
          </table:table-cell>
          <table:table-cell table:style-name="ce1" office:value-type="string" calcext:value-type="string">
            <text:p>364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7378" calcext:value-type="float">
            <text:p>40,707378000000000</text:p>
          </table:table-cell>
          <table:table-cell office:value-type="float" office:value="-73.7314" calcext:value-type="float">
            <text:p>-73,7314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8100</text:p>
          </table:table-cell>
          <table:table-cell table:style-name="ce1" office:value-type="string" calcext:value-type="string">
            <text:p>058100</text:p>
          </table:table-cell>
          <table:table-cell table:style-name="ce1" office:value-type="string" calcext:value-type="string">
            <text:p>266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4055" calcext:value-type="float">
            <text:p>40,704055000000000</text:p>
          </table:table-cell>
          <table:table-cell office:value-type="float" office:value="-73.893985" calcext:value-type="float">
            <text:p>-73,8939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8200</text:p>
          </table:table-cell>
          <table:table-cell table:style-name="ce1" office:value-type="string" calcext:value-type="string">
            <text:p>058200</text:p>
          </table:table-cell>
          <table:table-cell table:style-name="ce1" office:value-type="string" calcext:value-type="string">
            <text:p>449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6973" calcext:value-type="float">
            <text:p>40,706973000000000</text:p>
          </table:table-cell>
          <table:table-cell office:value-type="float" office:value="-73.73761" calcext:value-type="float">
            <text:p>-73,7376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8300</text:p>
          </table:table-cell>
          <table:table-cell table:style-name="ce1" office:value-type="string" calcext:value-type="string">
            <text:p>058300</text:p>
          </table:table-cell>
          <table:table-cell table:style-name="ce1" office:value-type="string" calcext:value-type="string">
            <text:p>325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1943" calcext:value-type="float">
            <text:p>40,701943000000000</text:p>
          </table:table-cell>
          <table:table-cell office:value-type="float" office:value="-73.897521" calcext:value-type="float">
            <text:p>-73,8975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8500</text:p>
          </table:table-cell>
          <table:table-cell table:style-name="ce1" office:value-type="string" calcext:value-type="string">
            <text:p>058500</text:p>
          </table:table-cell>
          <table:table-cell table:style-name="ce1" office:value-type="string" calcext:value-type="string">
            <text:p>406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4342" calcext:value-type="float">
            <text:p>40,704342000000000</text:p>
          </table:table-cell>
          <table:table-cell office:value-type="float" office:value="-73.899523" calcext:value-type="float">
            <text:p>-73,8995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8700</text:p>
          </table:table-cell>
          <table:table-cell table:style-name="ce1" office:value-type="string" calcext:value-type="string">
            <text:p>058700</text:p>
          </table:table-cell>
          <table:table-cell table:style-name="ce1" office:value-type="string" calcext:value-type="string">
            <text:p>329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7" calcext:value-type="float">
            <text:p>40,707000000000000</text:p>
          </table:table-cell>
          <table:table-cell office:value-type="float" office:value="-73.900117" calcext:value-type="float">
            <text:p>-73,9001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8900</text:p>
          </table:table-cell>
          <table:table-cell table:style-name="ce1" office:value-type="string" calcext:value-type="string">
            <text:p>058900</text:p>
          </table:table-cell>
          <table:table-cell table:style-name="ce1" office:value-type="string" calcext:value-type="string">
            <text:p>419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6466" calcext:value-type="float">
            <text:p>40,706466000000000</text:p>
          </table:table-cell>
          <table:table-cell office:value-type="float" office:value="-73.905363" calcext:value-type="float">
            <text:p>-73,9053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9000</text:p>
          </table:table-cell>
          <table:table-cell table:style-name="ce1" office:value-type="string" calcext:value-type="string">
            <text:p>059000</text:p>
          </table:table-cell>
          <table:table-cell table:style-name="ce1" office:value-type="string" calcext:value-type="string">
            <text:p>107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146" calcext:value-type="float">
            <text:p>40,701460000000000</text:p>
          </table:table-cell>
          <table:table-cell office:value-type="float" office:value="-73.737282" calcext:value-type="float">
            <text:p>-73,7372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9100</text:p>
          </table:table-cell>
          <table:table-cell table:style-name="ce1" office:value-type="string" calcext:value-type="string">
            <text:p>059100</text:p>
          </table:table-cell>
          <table:table-cell table:style-name="ce1" office:value-type="string" calcext:value-type="string">
            <text:p>582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8037" calcext:value-type="float">
            <text:p>40,708037000000000</text:p>
          </table:table-cell>
          <table:table-cell office:value-type="float" office:value="-73.909838" calcext:value-type="float">
            <text:p>-73,9098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9200</text:p>
          </table:table-cell>
          <table:table-cell table:style-name="ce1" office:value-type="string" calcext:value-type="string">
            <text:p>05920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1506" calcext:value-type="float">
            <text:p>40,701506000000000</text:p>
          </table:table-cell>
          <table:table-cell office:value-type="float" office:value="-73.730149" calcext:value-type="float">
            <text:p>-73,7301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9300</text:p>
          </table:table-cell>
          <table:table-cell table:style-name="ce1" office:value-type="string" calcext:value-type="string">
            <text:p>059300</text:p>
          </table:table-cell>
          <table:table-cell table:style-name="ce1" office:value-type="string" calcext:value-type="string">
            <text:p>388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9937" calcext:value-type="float">
            <text:p>40,709937000000000</text:p>
          </table:table-cell>
          <table:table-cell office:value-type="float" office:value="-73.902669" calcext:value-type="float">
            <text:p>-73,9026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9400</text:p>
          </table:table-cell>
          <table:table-cell table:style-name="ce1" office:value-type="string" calcext:value-type="string">
            <text:p>059400</text:p>
          </table:table-cell>
          <table:table-cell table:style-name="ce1" office:value-type="string" calcext:value-type="string">
            <text:p>153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8507" calcext:value-type="float">
            <text:p>40,698507000000000</text:p>
          </table:table-cell>
          <table:table-cell office:value-type="float" office:value="-73.731318" calcext:value-type="float">
            <text:p>-73,73131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9500</text:p>
          </table:table-cell>
          <table:table-cell table:style-name="ce1" office:value-type="string" calcext:value-type="string">
            <text:p>059500</text:p>
          </table:table-cell>
          <table:table-cell table:style-name="ce1" office:value-type="string" calcext:value-type="string">
            <text:p>470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3362" calcext:value-type="float">
            <text:p>40,713362000000000</text:p>
          </table:table-cell>
          <table:table-cell office:value-type="float" office:value="-73.908283" calcext:value-type="float">
            <text:p>-73,9082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9600</text:p>
          </table:table-cell>
          <table:table-cell table:style-name="ce1" office:value-type="string" calcext:value-type="string">
            <text:p>059600</text:p>
          </table:table-cell>
          <table:table-cell table:style-name="ce1" office:value-type="string" calcext:value-type="string">
            <text:p>130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6893" calcext:value-type="float">
            <text:p>40,696893000000000</text:p>
          </table:table-cell>
          <table:table-cell office:value-type="float" office:value="-73.737063" calcext:value-type="float">
            <text:p>-73,7370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9800</text:p>
          </table:table-cell>
          <table:table-cell table:style-name="ce1" office:value-type="string" calcext:value-type="string">
            <text:p>059800</text:p>
          </table:table-cell>
          <table:table-cell table:style-name="ce1" office:value-type="string" calcext:value-type="string">
            <text:p>164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8347" calcext:value-type="float">
            <text:p>40,698347000000000</text:p>
          </table:table-cell>
          <table:table-cell office:value-type="float" office:value="-73.740876" calcext:value-type="float">
            <text:p>-73,7408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59900</text:p>
          </table:table-cell>
          <table:table-cell table:style-name="ce1" office:value-type="string" calcext:value-type="string">
            <text:p>059900</text:p>
          </table:table-cell>
          <table:table-cell table:style-name="ce1" office:value-type="string" calcext:value-type="string">
            <text:p>152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7265" calcext:value-type="float">
            <text:p>40,717265000000000</text:p>
          </table:table-cell>
          <table:table-cell office:value-type="float" office:value="-73.901922" calcext:value-type="float">
            <text:p>-73,9019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0000</text:p>
          </table:table-cell>
          <table:table-cell table:style-name="ce1" office:value-type="string" calcext:value-type="string">
            <text:p>060000</text:p>
          </table:table-cell>
          <table:table-cell table:style-name="ce1" office:value-type="string" calcext:value-type="string">
            <text:p>105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5114" calcext:value-type="float">
            <text:p>40,695114000000000</text:p>
          </table:table-cell>
          <table:table-cell office:value-type="float" office:value="-73.733462" calcext:value-type="float">
            <text:p>-73,7334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0100</text:p>
          </table:table-cell>
          <table:table-cell table:style-name="ce1" office:value-type="string" calcext:value-type="string">
            <text:p>060100</text:p>
          </table:table-cell>
          <table:table-cell table:style-name="ce1" office:value-type="string" calcext:value-type="string">
            <text:p>211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5348" calcext:value-type="float">
            <text:p>40,715348000000000</text:p>
          </table:table-cell>
          <table:table-cell office:value-type="float" office:value="-73.902071" calcext:value-type="float">
            <text:p>-73,9020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0300</text:p>
          </table:table-cell>
          <table:table-cell table:style-name="ce1" office:value-type="string" calcext:value-type="string">
            <text:p>060300</text:p>
          </table:table-cell>
          <table:table-cell table:style-name="ce1" office:value-type="string" calcext:value-type="string">
            <text:p>170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4153" calcext:value-type="float">
            <text:p>40,714153000000000</text:p>
          </table:table-cell>
          <table:table-cell office:value-type="float" office:value="-73.898163" calcext:value-type="float">
            <text:p>-73,8981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0600</text:p>
          </table:table-cell>
          <table:table-cell table:style-name="ce1" office:value-type="string" calcext:value-type="string">
            <text:p>060600</text:p>
          </table:table-cell>
          <table:table-cell table:style-name="ce1" office:value-type="string" calcext:value-type="string">
            <text:p>138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1778" calcext:value-type="float">
            <text:p>40,691778000000000</text:p>
          </table:table-cell>
          <table:table-cell office:value-type="float" office:value="-73.735341" calcext:value-type="float">
            <text:p>-73,7353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0701</text:p>
          </table:table-cell>
          <table:table-cell table:style-name="ce1" office:value-type="string" calcext:value-type="string">
            <text:p>06070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7428" calcext:value-type="float">
            <text:p>40,717428000000000</text:p>
          </table:table-cell>
          <table:table-cell office:value-type="float" office:value="-73.894307" calcext:value-type="float">
            <text:p>-73,8943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0800</text:p>
          </table:table-cell>
          <table:table-cell table:style-name="ce1" office:value-type="string" calcext:value-type="string">
            <text:p>060800</text:p>
          </table:table-cell>
          <table:table-cell table:style-name="ce1" office:value-type="string" calcext:value-type="string">
            <text:p>141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343" calcext:value-type="float">
            <text:p>40,693430000000000</text:p>
          </table:table-cell>
          <table:table-cell office:value-type="float" office:value="-73.741379" calcext:value-type="float">
            <text:p>-73,7413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1000</text:p>
          </table:table-cell>
          <table:table-cell table:style-name="ce1" office:value-type="string" calcext:value-type="string">
            <text:p>061000</text:p>
          </table:table-cell>
          <table:table-cell table:style-name="ce1" office:value-type="string" calcext:value-type="string">
            <text:p>126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0255" calcext:value-type="float">
            <text:p>40,690255000000000</text:p>
          </table:table-cell>
          <table:table-cell office:value-type="float" office:value="-73.743385" calcext:value-type="float">
            <text:p>-73,7433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1200</text:p>
          </table:table-cell>
          <table:table-cell table:style-name="ce1" office:value-type="string" calcext:value-type="string">
            <text:p>061200</text:p>
          </table:table-cell>
          <table:table-cell table:style-name="ce1" office:value-type="string" calcext:value-type="string">
            <text:p>159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8299" calcext:value-type="float">
            <text:p>40,688299000000000</text:p>
          </table:table-cell>
          <table:table-cell office:value-type="float" office:value="-73.736657" calcext:value-type="float">
            <text:p>-73,7366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1301</text:p>
          </table:table-cell>
          <table:table-cell table:style-name="ce1" office:value-type="string" calcext:value-type="string">
            <text:p>061301</text:p>
          </table:table-cell>
          <table:table-cell table:style-name="ce1" office:value-type="string" calcext:value-type="string">
            <text:p>529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9002" calcext:value-type="float">
            <text:p>40,709002000000000</text:p>
          </table:table-cell>
          <table:table-cell office:value-type="float" office:value="-73.895291" calcext:value-type="float">
            <text:p>-73,8952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1302</text:p>
          </table:table-cell>
          <table:table-cell table:style-name="ce1" office:value-type="string" calcext:value-type="string">
            <text:p>061302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9338" calcext:value-type="float">
            <text:p>40,709338000000000</text:p>
          </table:table-cell>
          <table:table-cell office:value-type="float" office:value="-73.883519" calcext:value-type="float">
            <text:p>-73,8835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1400</text:p>
          </table:table-cell>
          <table:table-cell table:style-name="ce1" office:value-type="string" calcext:value-type="string">
            <text:p>061400</text:p>
          </table:table-cell>
          <table:table-cell table:style-name="ce1" office:value-type="string" calcext:value-type="string">
            <text:p>123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6512" calcext:value-type="float">
            <text:p>40,686512000000000</text:p>
          </table:table-cell>
          <table:table-cell office:value-type="float" office:value="-73.730303" calcext:value-type="float">
            <text:p>-73,7303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1601</text:p>
          </table:table-cell>
          <table:table-cell table:style-name="ce1" office:value-type="string" calcext:value-type="string">
            <text:p>061601</text:p>
          </table:table-cell>
          <table:table-cell table:style-name="ce1" office:value-type="string" calcext:value-type="string">
            <text:p>218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1946" calcext:value-type="float">
            <text:p>40,681946000000000</text:p>
          </table:table-cell>
          <table:table-cell office:value-type="float" office:value="-73.731841" calcext:value-type="float">
            <text:p>-73,7318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1602</text:p>
          </table:table-cell>
          <table:table-cell table:style-name="ce1" office:value-type="string" calcext:value-type="string">
            <text:p>061602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7538" calcext:value-type="float">
            <text:p>40,677538000000000</text:p>
          </table:table-cell>
          <table:table-cell office:value-type="float" office:value="-73.728202" calcext:value-type="float">
            <text:p>-73,7282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1800</text:p>
          </table:table-cell>
          <table:table-cell table:style-name="ce1" office:value-type="string" calcext:value-type="string">
            <text:p>061800</text:p>
          </table:table-cell>
          <table:table-cell table:style-name="ce1" office:value-type="string" calcext:value-type="string">
            <text:p>158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7038" calcext:value-type="float">
            <text:p>40,677038000000000</text:p>
          </table:table-cell>
          <table:table-cell office:value-type="float" office:value="-73.736357" calcext:value-type="float">
            <text:p>-73,7363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1900</text:p>
          </table:table-cell>
          <table:table-cell table:style-name="ce1" office:value-type="string" calcext:value-type="string">
            <text:p>061900</text:p>
          </table:table-cell>
          <table:table-cell table:style-name="ce1" office:value-type="string" calcext:value-type="string">
            <text:p>278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0121" calcext:value-type="float">
            <text:p>40,710121000000000</text:p>
          </table:table-cell>
          <table:table-cell office:value-type="float" office:value="-73.876733" calcext:value-type="float">
            <text:p>-73,8767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2000</text:p>
          </table:table-cell>
          <table:table-cell table:style-name="ce1" office:value-type="string" calcext:value-type="string">
            <text:p>062000</text:p>
          </table:table-cell>
          <table:table-cell table:style-name="ce1" office:value-type="string" calcext:value-type="string">
            <text:p>144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1073" calcext:value-type="float">
            <text:p>40,681073000000000</text:p>
          </table:table-cell>
          <table:table-cell office:value-type="float" office:value="-73.738137" calcext:value-type="float">
            <text:p>-73,7381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2100</text:p>
          </table:table-cell>
          <table:table-cell table:style-name="ce1" office:value-type="string" calcext:value-type="string">
            <text:p>062100</text:p>
          </table:table-cell>
          <table:table-cell table:style-name="ce1" office:value-type="string" calcext:value-type="string">
            <text:p>274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0649" calcext:value-type="float">
            <text:p>40,710649000000000</text:p>
          </table:table-cell>
          <table:table-cell office:value-type="float" office:value="-73.872999" calcext:value-type="float">
            <text:p>-73,8729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2200</text:p>
          </table:table-cell>
          <table:table-cell table:style-name="ce1" office:value-type="string" calcext:value-type="string">
            <text:p>062200</text:p>
          </table:table-cell>
          <table:table-cell table:style-name="ce1" office:value-type="string" calcext:value-type="string">
            <text:p>198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1974" calcext:value-type="float">
            <text:p>40,691974000000000</text:p>
          </table:table-cell>
          <table:table-cell office:value-type="float" office:value="-73.729506" calcext:value-type="float">
            <text:p>-73,7295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2300</text:p>
          </table:table-cell>
          <table:table-cell table:style-name="ce1" office:value-type="string" calcext:value-type="string">
            <text:p>062300</text:p>
          </table:table-cell>
          <table:table-cell table:style-name="ce1" office:value-type="string" calcext:value-type="string">
            <text:p>178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4177" calcext:value-type="float">
            <text:p>40,704177000000000</text:p>
          </table:table-cell>
          <table:table-cell office:value-type="float" office:value="-73.878225" calcext:value-type="float">
            <text:p>-73,8782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2400</text:p>
          </table:table-cell>
          <table:table-cell table:style-name="ce1" office:value-type="string" calcext:value-type="string">
            <text:p>062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5794" calcext:value-type="float">
            <text:p>40,685794000000000</text:p>
          </table:table-cell>
          <table:table-cell office:value-type="float" office:value="-73.742033" calcext:value-type="float">
            <text:p>-73,7420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2500</text:p>
          </table:table-cell>
          <table:table-cell table:style-name="ce1" office:value-type="string" calcext:value-type="string">
            <text:p>062500</text:p>
          </table:table-cell>
          <table:table-cell table:style-name="ce1" office:value-type="string" calcext:value-type="string">
            <text:p>238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3937" calcext:value-type="float">
            <text:p>40,703937000000000</text:p>
          </table:table-cell>
          <table:table-cell office:value-type="float" office:value="-73.882464" calcext:value-type="float">
            <text:p>-73,8824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2600</text:p>
          </table:table-cell>
          <table:table-cell table:style-name="ce1" office:value-type="string" calcext:value-type="string">
            <text:p>062600</text:p>
          </table:table-cell>
          <table:table-cell table:style-name="ce1" office:value-type="string" calcext:value-type="string">
            <text:p>262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2098" calcext:value-type="float">
            <text:p>40,682098000000000</text:p>
          </table:table-cell>
          <table:table-cell office:value-type="float" office:value="-73.747941" calcext:value-type="float">
            <text:p>-73,7479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2700</text:p>
          </table:table-cell>
          <table:table-cell table:style-name="ce1" office:value-type="string" calcext:value-type="string">
            <text:p>062700</text:p>
          </table:table-cell>
          <table:table-cell table:style-name="ce1" office:value-type="string" calcext:value-type="string">
            <text:p>287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3523" calcext:value-type="float">
            <text:p>40,703523000000000</text:p>
          </table:table-cell>
          <table:table-cell office:value-type="float" office:value="-73.886283" calcext:value-type="float">
            <text:p>-73,8862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2900</text:p>
          </table:table-cell>
          <table:table-cell table:style-name="ce1" office:value-type="string" calcext:value-type="string">
            <text:p>062900</text:p>
          </table:table-cell>
          <table:table-cell table:style-name="ce1" office:value-type="string" calcext:value-type="string">
            <text:p>278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0915" calcext:value-type="float">
            <text:p>40,700915000000000</text:p>
          </table:table-cell>
          <table:table-cell office:value-type="float" office:value="-73.883466" calcext:value-type="float">
            <text:p>-73,8834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3000</text:p>
          </table:table-cell>
          <table:table-cell table:style-name="ce1" office:value-type="string" calcext:value-type="string">
            <text:p>063000</text:p>
          </table:table-cell>
          <table:table-cell table:style-name="ce1" office:value-type="string" calcext:value-type="string">
            <text:p>157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8051" calcext:value-type="float">
            <text:p>40,680510000000000</text:p>
          </table:table-cell>
          <table:table-cell office:value-type="float" office:value="-73.74339" calcext:value-type="float">
            <text:p>-73,7433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3200</text:p>
          </table:table-cell>
          <table:table-cell table:style-name="ce1" office:value-type="string" calcext:value-type="string">
            <text:p>063200</text:p>
          </table:table-cell>
          <table:table-cell table:style-name="ce1" office:value-type="string" calcext:value-type="string">
            <text:p>213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6613" calcext:value-type="float">
            <text:p>40,676613000000000</text:p>
          </table:table-cell>
          <table:table-cell office:value-type="float" office:value="-73.740472" calcext:value-type="float">
            <text:p>-73,7404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3301</text:p>
          </table:table-cell>
          <table:table-cell table:style-name="ce1" office:value-type="string" calcext:value-type="string">
            <text:p>063301</text:p>
          </table:table-cell>
          <table:table-cell table:style-name="ce1" office:value-type="string" calcext:value-type="string">
            <text:p>141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4099" calcext:value-type="float">
            <text:p>40,704099000000000</text:p>
          </table:table-cell>
          <table:table-cell office:value-type="float" office:value="-73.874268" calcext:value-type="float">
            <text:p>-73,8742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3302</text:p>
          </table:table-cell>
          <table:table-cell table:style-name="ce1" office:value-type="string" calcext:value-type="string">
            <text:p>063302</text:p>
          </table:table-cell>
          <table:table-cell table:style-name="ce1" office:value-type="string" calcext:value-type="string">
            <text:p>147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5168" calcext:value-type="float">
            <text:p>40,705168000000000</text:p>
          </table:table-cell>
          <table:table-cell office:value-type="float" office:value="-73.871338" calcext:value-type="float">
            <text:p>-73,8713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3500</text:p>
          </table:table-cell>
          <table:table-cell table:style-name="ce1" office:value-type="string" calcext:value-type="string">
            <text:p>063500</text:p>
          </table:table-cell>
          <table:table-cell table:style-name="ce1" office:value-type="string" calcext:value-type="string">
            <text:p>251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4518" calcext:value-type="float">
            <text:p>40,704518000000000</text:p>
          </table:table-cell>
          <table:table-cell office:value-type="float" office:value="-73.867146" calcext:value-type="float">
            <text:p>-73,8671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3700</text:p>
          </table:table-cell>
          <table:table-cell table:style-name="ce1" office:value-type="string" calcext:value-type="string">
            <text:p>063700</text:p>
          </table:table-cell>
          <table:table-cell table:style-name="ce1" office:value-type="string" calcext:value-type="string">
            <text:p>314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8388" calcext:value-type="float">
            <text:p>40,708388000000000</text:p>
          </table:table-cell>
          <table:table-cell office:value-type="float" office:value="-73.8622" calcext:value-type="float">
            <text:p>-73,8622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3800</text:p>
          </table:table-cell>
          <table:table-cell table:style-name="ce1" office:value-type="string" calcext:value-type="string">
            <text:p>063800</text:p>
          </table:table-cell>
          <table:table-cell table:style-name="ce1" office:value-type="string" calcext:value-type="string">
            <text:p>342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69859" calcext:value-type="float">
            <text:p>40,669859000000000</text:p>
          </table:table-cell>
          <table:table-cell office:value-type="float" office:value="-73.732144" calcext:value-type="float">
            <text:p>-73,7321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3900</text:p>
          </table:table-cell>
          <table:table-cell table:style-name="ce1" office:value-type="string" calcext:value-type="string">
            <text:p>063900</text:p>
          </table:table-cell>
          <table:table-cell table:style-name="ce1" office:value-type="string" calcext:value-type="string">
            <text:p>274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4044" calcext:value-type="float">
            <text:p>40,704044000000000</text:p>
          </table:table-cell>
          <table:table-cell office:value-type="float" office:value="-73.857051" calcext:value-type="float">
            <text:p>-73,8570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4101</text:p>
          </table:table-cell>
          <table:table-cell table:style-name="ce1" office:value-type="string" calcext:value-type="string">
            <text:p>064101</text:p>
          </table:table-cell>
          <table:table-cell table:style-name="ce1" office:value-type="string" calcext:value-type="string">
            <text:p>196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99095" calcext:value-type="float">
            <text:p>40,699095000000000</text:p>
          </table:table-cell>
          <table:table-cell office:value-type="float" office:value="-73.851765" calcext:value-type="float">
            <text:p>-73,8517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4102</text:p>
          </table:table-cell>
          <table:table-cell table:style-name="ce1" office:value-type="string" calcext:value-type="string">
            <text:p>06410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1444" calcext:value-type="float">
            <text:p>40,701444000000000</text:p>
          </table:table-cell>
          <table:table-cell office:value-type="float" office:value="-73.853385" calcext:value-type="float">
            <text:p>-73,8533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4500</text:p>
          </table:table-cell>
          <table:table-cell table:style-name="ce1" office:value-type="string" calcext:value-type="string">
            <text:p>064500</text:p>
          </table:table-cell>
          <table:table-cell table:style-name="ce1" office:value-type="string" calcext:value-type="string">
            <text:p>197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9436" calcext:value-type="float">
            <text:p>40,709436000000000</text:p>
          </table:table-cell>
          <table:table-cell office:value-type="float" office:value="-73.851436" calcext:value-type="float">
            <text:p>-73,8514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4600</text:p>
          </table:table-cell>
          <table:table-cell table:style-name="ce1" office:value-type="string" calcext:value-type="string">
            <text:p>064600</text:p>
          </table:table-cell>
          <table:table-cell table:style-name="ce1" office:value-type="string" calcext:value-type="string">
            <text:p>282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2716" calcext:value-type="float">
            <text:p>40,672716000000000</text:p>
          </table:table-cell>
          <table:table-cell office:value-type="float" office:value="-73.741787" calcext:value-type="float">
            <text:p>-73,7417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5000</text:p>
          </table:table-cell>
          <table:table-cell table:style-name="ce1" office:value-type="string" calcext:value-type="string">
            <text:p>065000</text:p>
          </table:table-cell>
          <table:table-cell table:style-name="ce1" office:value-type="string" calcext:value-type="string">
            <text:p>265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69292" calcext:value-type="float">
            <text:p>40,669292000000000</text:p>
          </table:table-cell>
          <table:table-cell office:value-type="float" office:value="-73.744433" calcext:value-type="float">
            <text:p>-73,7444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5400</text:p>
          </table:table-cell>
          <table:table-cell table:style-name="ce1" office:value-type="string" calcext:value-type="string">
            <text:p>065400</text:p>
          </table:table-cell>
          <table:table-cell table:style-name="ce1" office:value-type="string" calcext:value-type="string">
            <text:p>278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6193" calcext:value-type="float">
            <text:p>40,661930000000000</text:p>
          </table:table-cell>
          <table:table-cell office:value-type="float" office:value="-73.738805" calcext:value-type="float">
            <text:p>-73,73880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5501</text:p>
          </table:table-cell>
          <table:table-cell table:style-name="ce1" office:value-type="string" calcext:value-type="string">
            <text:p>06550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4753" calcext:value-type="float">
            <text:p>40,714753000000000</text:p>
          </table:table-cell>
          <table:table-cell office:value-type="float" office:value="-73.866649" calcext:value-type="float">
            <text:p>-73,8666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5600</text:p>
          </table:table-cell>
          <table:table-cell table:style-name="ce1" office:value-type="string" calcext:value-type="string">
            <text:p>065600</text:p>
          </table:table-cell>
          <table:table-cell table:style-name="ce1" office:value-type="string" calcext:value-type="string">
            <text:p>485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59479" calcext:value-type="float">
            <text:p>40,659479000000000</text:p>
          </table:table-cell>
          <table:table-cell office:value-type="float" office:value="-73.729517" calcext:value-type="float">
            <text:p>-73,7295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5702</text:p>
          </table:table-cell>
          <table:table-cell table:style-name="ce1" office:value-type="string" calcext:value-type="string">
            <text:p>065702</text:p>
          </table:table-cell>
          <table:table-cell table:style-name="ce1" office:value-type="string" calcext:value-type="string">
            <text:p>167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3367" calcext:value-type="float">
            <text:p>40,713367000000000</text:p>
          </table:table-cell>
          <table:table-cell office:value-type="float" office:value="-73.882987" calcext:value-type="float">
            <text:p>-73,8829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5703</text:p>
          </table:table-cell>
          <table:table-cell table:style-name="ce1" office:value-type="string" calcext:value-type="string">
            <text:p>065703</text:p>
          </table:table-cell>
          <table:table-cell table:style-name="ce1" office:value-type="string" calcext:value-type="string">
            <text:p>259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5167" calcext:value-type="float">
            <text:p>40,715167000000000</text:p>
          </table:table-cell>
          <table:table-cell office:value-type="float" office:value="-73.875483" calcext:value-type="float">
            <text:p>-73,8754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5900</text:p>
          </table:table-cell>
          <table:table-cell table:style-name="ce1" office:value-type="string" calcext:value-type="string">
            <text:p>065900</text:p>
          </table:table-cell>
          <table:table-cell table:style-name="ce1" office:value-type="string" calcext:value-type="string">
            <text:p>166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5553" calcext:value-type="float">
            <text:p>40,715553000000000</text:p>
          </table:table-cell>
          <table:table-cell office:value-type="float" office:value="-73.882048" calcext:value-type="float">
            <text:p>-73,8820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6000</text:p>
          </table:table-cell>
          <table:table-cell table:style-name="ce1" office:value-type="string" calcext:value-type="string">
            <text:p>066000</text:p>
          </table:table-cell>
          <table:table-cell table:style-name="ce1" office:value-type="string" calcext:value-type="string">
            <text:p>323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58541" calcext:value-type="float">
            <text:p>40,658541000000000</text:p>
          </table:table-cell>
          <table:table-cell office:value-type="float" office:value="-73.733189" calcext:value-type="float">
            <text:p>-73,7331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6100</text:p>
          </table:table-cell>
          <table:table-cell table:style-name="ce1" office:value-type="string" calcext:value-type="string">
            <text:p>066100</text:p>
          </table:table-cell>
          <table:table-cell table:style-name="ce1" office:value-type="string" calcext:value-type="string">
            <text:p>149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7558" calcext:value-type="float">
            <text:p>40,717558000000000</text:p>
          </table:table-cell>
          <table:table-cell office:value-type="float" office:value="-73.881733" calcext:value-type="float">
            <text:p>-73,8817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6300</text:p>
          </table:table-cell>
          <table:table-cell table:style-name="ce1" office:value-type="string" calcext:value-type="string">
            <text:p>066300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2004" calcext:value-type="float">
            <text:p>40,722004000000000</text:p>
          </table:table-cell>
          <table:table-cell office:value-type="float" office:value="-73.874663" calcext:value-type="float">
            <text:p>-73,8746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6400</text:p>
          </table:table-cell>
          <table:table-cell table:style-name="ce1" office:value-type="string" calcext:value-type="string">
            <text:p>066400</text:p>
          </table:table-cell>
          <table:table-cell table:style-name="ce1" office:value-type="string" calcext:value-type="string">
            <text:p>961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53752" calcext:value-type="float">
            <text:p>40,653752000000000</text:p>
          </table:table-cell>
          <table:table-cell office:value-type="float" office:value="-73.736482" calcext:value-type="float">
            <text:p>-73,7364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6501</text:p>
          </table:table-cell>
          <table:table-cell table:style-name="ce1" office:value-type="string" calcext:value-type="string">
            <text:p>066501</text:p>
          </table:table-cell>
          <table:table-cell table:style-name="ce1" office:value-type="string" calcext:value-type="string">
            <text:p>327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9265" calcext:value-type="float">
            <text:p>40,719265000000000</text:p>
          </table:table-cell>
          <table:table-cell office:value-type="float" office:value="-73.887513" calcext:value-type="float">
            <text:p>-73,8875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6701</text:p>
          </table:table-cell>
          <table:table-cell table:style-name="ce1" office:value-type="string" calcext:value-type="string">
            <text:p>066701</text:p>
          </table:table-cell>
          <table:table-cell table:style-name="ce1" office:value-type="string" calcext:value-type="string">
            <text:p>257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1902" calcext:value-type="float">
            <text:p>40,721902000000000</text:p>
          </table:table-cell>
          <table:table-cell office:value-type="float" office:value="-73.891399" calcext:value-type="float">
            <text:p>-73,8913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6900</text:p>
          </table:table-cell>
          <table:table-cell table:style-name="ce1" office:value-type="string" calcext:value-type="string">
            <text:p>066900</text:p>
          </table:table-cell>
          <table:table-cell table:style-name="ce1" office:value-type="string" calcext:value-type="string">
            <text:p>170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3621" calcext:value-type="float">
            <text:p>40,723621000000000</text:p>
          </table:table-cell>
          <table:table-cell office:value-type="float" office:value="-73.886049" calcext:value-type="float">
            <text:p>-73,8860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7100</text:p>
          </table:table-cell>
          <table:table-cell table:style-name="ce1" office:value-type="string" calcext:value-type="string">
            <text:p>067100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4362" calcext:value-type="float">
            <text:p>40,724362000000000</text:p>
          </table:table-cell>
          <table:table-cell office:value-type="float" office:value="-73.878322" calcext:value-type="float">
            <text:p>-73,8783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7700</text:p>
          </table:table-cell>
          <table:table-cell table:style-name="ce1" office:value-type="string" calcext:value-type="string">
            <text:p>067700</text:p>
          </table:table-cell>
          <table:table-cell table:style-name="ce1" office:value-type="string" calcext:value-type="string">
            <text:p>178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9106" calcext:value-type="float">
            <text:p>40,719106000000000</text:p>
          </table:table-cell>
          <table:table-cell office:value-type="float" office:value="-73.872513" calcext:value-type="float">
            <text:p>-73,8725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7900</text:p>
          </table:table-cell>
          <table:table-cell table:style-name="ce1" office:value-type="string" calcext:value-type="string">
            <text:p>067900</text:p>
          </table:table-cell>
          <table:table-cell table:style-name="ce1" office:value-type="string" calcext:value-type="string">
            <text:p>409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45" calcext:value-type="float">
            <text:p>40,724500000000000</text:p>
          </table:table-cell>
          <table:table-cell office:value-type="float" office:value="-73.870568" calcext:value-type="float">
            <text:p>-73,8705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8000</text:p>
          </table:table-cell>
          <table:table-cell table:style-name="ce1" office:value-type="string" calcext:value-type="string">
            <text:p>068000</text:p>
          </table:table-cell>
          <table:table-cell table:style-name="ce1" office:value-type="string" calcext:value-type="string">
            <text:p>470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63021" calcext:value-type="float">
            <text:p>40,663021000000000</text:p>
          </table:table-cell>
          <table:table-cell office:value-type="float" office:value="-73.750535" calcext:value-type="float">
            <text:p>-73,7505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8200</text:p>
          </table:table-cell>
          <table:table-cell table:style-name="ce1" office:value-type="string" calcext:value-type="string">
            <text:p>068200</text:p>
          </table:table-cell>
          <table:table-cell table:style-name="ce1" office:value-type="string" calcext:value-type="string">
            <text:p>110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67944" calcext:value-type="float">
            <text:p>40,667944000000000</text:p>
          </table:table-cell>
          <table:table-cell office:value-type="float" office:value="-73.750373" calcext:value-type="float">
            <text:p>-73,7503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8300</text:p>
          </table:table-cell>
          <table:table-cell table:style-name="ce1" office:value-type="string" calcext:value-type="string">
            <text:p>068300</text:p>
          </table:table-cell>
          <table:table-cell table:style-name="ce1" office:value-type="string" calcext:value-type="string">
            <text:p>421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5625" calcext:value-type="float">
            <text:p>40,735625000000000</text:p>
          </table:table-cell>
          <table:table-cell office:value-type="float" office:value="-73.867257" calcext:value-type="float">
            <text:p>-73,8672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8700</text:p>
          </table:table-cell>
          <table:table-cell table:style-name="ce1" office:value-type="string" calcext:value-type="string">
            <text:p>068700</text:p>
          </table:table-cell>
          <table:table-cell table:style-name="ce1" office:value-type="string" calcext:value-type="string">
            <text:p>463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0194" calcext:value-type="float">
            <text:p>40,730194000000000</text:p>
          </table:table-cell>
          <table:table-cell office:value-type="float" office:value="-73.86852" calcext:value-type="float">
            <text:p>-73,8685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9000</text:p>
          </table:table-cell>
          <table:table-cell table:style-name="ce1" office:value-type="string" calcext:value-type="string">
            <text:p>069000</text:p>
          </table:table-cell>
          <table:table-cell table:style-name="ce1" office:value-type="string" calcext:value-type="string">
            <text:p>325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6039" calcext:value-type="float">
            <text:p>40,660390000000000</text:p>
          </table:table-cell>
          <table:table-cell office:value-type="float" office:value="-73.755745" calcext:value-type="float">
            <text:p>-73,7557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9300</text:p>
          </table:table-cell>
          <table:table-cell table:style-name="ce1" office:value-type="string" calcext:value-type="string">
            <text:p>069300</text:p>
          </table:table-cell>
          <table:table-cell table:style-name="ce1" office:value-type="string" calcext:value-type="string">
            <text:p>288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8811" calcext:value-type="float">
            <text:p>40,728811000000000</text:p>
          </table:table-cell>
          <table:table-cell office:value-type="float" office:value="-73.86323" calcext:value-type="float">
            <text:p>-73,86323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9400</text:p>
          </table:table-cell>
          <table:table-cell table:style-name="ce1" office:value-type="string" calcext:value-type="string">
            <text:p>069400</text:p>
          </table:table-cell>
          <table:table-cell table:style-name="ce1" office:value-type="string" calcext:value-type="string">
            <text:p>33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5604" calcext:value-type="float">
            <text:p>40,656040000000000</text:p>
          </table:table-cell>
          <table:table-cell office:value-type="float" office:value="-73.750012" calcext:value-type="float">
            <text:p>-73,7500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9500</text:p>
          </table:table-cell>
          <table:table-cell table:style-name="ce1" office:value-type="string" calcext:value-type="string">
            <text:p>069500</text:p>
          </table:table-cell>
          <table:table-cell table:style-name="ce1" office:value-type="string" calcext:value-type="string">
            <text:p>212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5952" calcext:value-type="float">
            <text:p>40,725952000000000</text:p>
          </table:table-cell>
          <table:table-cell office:value-type="float" office:value="-73.867585" calcext:value-type="float">
            <text:p>-73,8675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9701</text:p>
          </table:table-cell>
          <table:table-cell table:style-name="ce1" office:value-type="string" calcext:value-type="string">
            <text:p>069701</text:p>
          </table:table-cell>
          <table:table-cell table:style-name="ce1" office:value-type="string" calcext:value-type="string">
            <text:p>361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7056" calcext:value-type="float">
            <text:p>40,727056000000000</text:p>
          </table:table-cell>
          <table:table-cell office:value-type="float" office:value="-73.859763" calcext:value-type="float">
            <text:p>-73,8597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69702</text:p>
          </table:table-cell>
          <table:table-cell table:style-name="ce1" office:value-type="string" calcext:value-type="string">
            <text:p>069702</text:p>
          </table:table-cell>
          <table:table-cell table:style-name="ce1" office:value-type="string" calcext:value-type="string">
            <text:p>391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2635" calcext:value-type="float">
            <text:p>40,722635000000000</text:p>
          </table:table-cell>
          <table:table-cell office:value-type="float" office:value="-73.863278" calcext:value-type="float">
            <text:p>-73,8632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0300</text:p>
          </table:table-cell>
          <table:table-cell table:style-name="ce1" office:value-type="string" calcext:value-type="string">
            <text:p>070300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6552" calcext:value-type="float">
            <text:p>40,716552000000000</text:p>
          </table:table-cell>
          <table:table-cell office:value-type="float" office:value="-73.859509" calcext:value-type="float">
            <text:p>-73,8595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0700</text:p>
          </table:table-cell>
          <table:table-cell table:style-name="ce1" office:value-type="string" calcext:value-type="string">
            <text:p>070700</text:p>
          </table:table-cell>
          <table:table-cell table:style-name="ce1" office:value-type="string" calcext:value-type="string">
            <text:p>230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503" calcext:value-type="float">
            <text:p>40,715030000000000</text:p>
          </table:table-cell>
          <table:table-cell office:value-type="float" office:value="-73.855601" calcext:value-type="float">
            <text:p>-73,8556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0900</text:p>
          </table:table-cell>
          <table:table-cell table:style-name="ce1" office:value-type="string" calcext:value-type="string">
            <text:p>070900</text:p>
          </table:table-cell>
          <table:table-cell table:style-name="ce1" office:value-type="string" calcext:value-type="string">
            <text:p>248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9394" calcext:value-type="float">
            <text:p>40,719394000000000</text:p>
          </table:table-cell>
          <table:table-cell office:value-type="float" office:value="-73.85509" calcext:value-type="float">
            <text:p>-73,8550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1100</text:p>
          </table:table-cell>
          <table:table-cell table:style-name="ce1" office:value-type="string" calcext:value-type="string">
            <text:p>071100</text:p>
          </table:table-cell>
          <table:table-cell table:style-name="ce1" office:value-type="string" calcext:value-type="string">
            <text:p>527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2051" calcext:value-type="float">
            <text:p>40,722051000000000</text:p>
          </table:table-cell>
          <table:table-cell office:value-type="float" office:value="-73.853255" calcext:value-type="float">
            <text:p>-73,8532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1303</text:p>
          </table:table-cell>
          <table:table-cell table:style-name="ce1" office:value-type="string" calcext:value-type="string">
            <text:p>071303</text:p>
          </table:table-cell>
          <table:table-cell table:style-name="ce1" office:value-type="string" calcext:value-type="string">
            <text:p>497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6012" calcext:value-type="float">
            <text:p>40,726012000000000</text:p>
          </table:table-cell>
          <table:table-cell office:value-type="float" office:value="-73.849693" calcext:value-type="float">
            <text:p>-73,8496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1304</text:p>
          </table:table-cell>
          <table:table-cell table:style-name="ce1" office:value-type="string" calcext:value-type="string">
            <text:p>071304</text:p>
          </table:table-cell>
          <table:table-cell table:style-name="ce1" office:value-type="string" calcext:value-type="string">
            <text:p>613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8854" calcext:value-type="float">
            <text:p>40,728854000000000</text:p>
          </table:table-cell>
          <table:table-cell office:value-type="float" office:value="-73.853949" calcext:value-type="float">
            <text:p>-73,8539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1305</text:p>
          </table:table-cell>
          <table:table-cell table:style-name="ce1" office:value-type="string" calcext:value-type="string">
            <text:p>071305</text:p>
          </table:table-cell>
          <table:table-cell table:style-name="ce1" office:value-type="string" calcext:value-type="string">
            <text:p>487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3995" calcext:value-type="float">
            <text:p>40,723995000000000</text:p>
          </table:table-cell>
          <table:table-cell office:value-type="float" office:value="-73.851002" calcext:value-type="float">
            <text:p>-73,8510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1306</text:p>
          </table:table-cell>
          <table:table-cell table:style-name="ce1" office:value-type="string" calcext:value-type="string">
            <text:p>071306</text:p>
          </table:table-cell>
          <table:table-cell table:style-name="ce1" office:value-type="string" calcext:value-type="string">
            <text:p>581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5911" calcext:value-type="float">
            <text:p>40,725911000000000</text:p>
          </table:table-cell>
          <table:table-cell office:value-type="float" office:value="-73.856371" calcext:value-type="float">
            <text:p>-73,8563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1600</text:p>
          </table:table-cell>
          <table:table-cell table:style-name="ce1" office:value-type="string" calcext:value-type="string">
            <text:p>0716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46016" calcext:value-type="float">
            <text:p>40,646016000000000</text:p>
          </table:table-cell>
          <table:table-cell office:value-type="float" office:value="-73.787665" calcext:value-type="float">
            <text:p>-73,7876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1701</text:p>
          </table:table-cell>
          <table:table-cell table:style-name="ce1" office:value-type="string" calcext:value-type="string">
            <text:p>071701</text:p>
          </table:table-cell>
          <table:table-cell table:style-name="ce1" office:value-type="string" calcext:value-type="string">
            <text:p>516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1807" calcext:value-type="float">
            <text:p>40,731807000000000</text:p>
          </table:table-cell>
          <table:table-cell office:value-type="float" office:value="-73.859049" calcext:value-type="float">
            <text:p>-73,85904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1702</text:p>
          </table:table-cell>
          <table:table-cell table:style-name="ce1" office:value-type="string" calcext:value-type="string">
            <text:p>071702</text:p>
          </table:table-cell>
          <table:table-cell table:style-name="ce1" office:value-type="string" calcext:value-type="string">
            <text:p>392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3851" calcext:value-type="float">
            <text:p>40,733851000000000</text:p>
          </table:table-cell>
          <table:table-cell office:value-type="float" office:value="-73.860565" calcext:value-type="float">
            <text:p>-73,8605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1900</text:p>
          </table:table-cell>
          <table:table-cell table:style-name="ce1" office:value-type="string" calcext:value-type="string">
            <text:p>071900</text:p>
          </table:table-cell>
          <table:table-cell table:style-name="ce1" office:value-type="string" calcext:value-type="string">
            <text:p>263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4677" calcext:value-type="float">
            <text:p>40,734677000000000</text:p>
          </table:table-cell>
          <table:table-cell office:value-type="float" office:value="-73.855213" calcext:value-type="float">
            <text:p>-73,8552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2100</text:p>
          </table:table-cell>
          <table:table-cell table:style-name="ce1" office:value-type="string" calcext:value-type="string">
            <text:p>072100</text:p>
          </table:table-cell>
          <table:table-cell table:style-name="ce1" office:value-type="string" calcext:value-type="string">
            <text:p>496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1295" calcext:value-type="float">
            <text:p>40,731295000000000</text:p>
          </table:table-cell>
          <table:table-cell office:value-type="float" office:value="-73.854269" calcext:value-type="float">
            <text:p>-73,8542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2300</text:p>
          </table:table-cell>
          <table:table-cell table:style-name="ce1" office:value-type="string" calcext:value-type="string">
            <text:p>072300</text:p>
          </table:table-cell>
          <table:table-cell table:style-name="ce1" office:value-type="string" calcext:value-type="string">
            <text:p>212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6042" calcext:value-type="float">
            <text:p>40,716042000000000</text:p>
          </table:table-cell>
          <table:table-cell office:value-type="float" office:value="-73.847786" calcext:value-type="float">
            <text:p>-73,8477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2900</text:p>
          </table:table-cell>
          <table:table-cell table:style-name="ce1" office:value-type="string" calcext:value-type="string">
            <text:p>072900</text:p>
          </table:table-cell>
          <table:table-cell table:style-name="ce1" office:value-type="string" calcext:value-type="string">
            <text:p>136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2554" calcext:value-type="float">
            <text:p>40,712554000000000</text:p>
          </table:table-cell>
          <table:table-cell office:value-type="float" office:value="-73.852326" calcext:value-type="float">
            <text:p>-73,85232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3100</text:p>
          </table:table-cell>
          <table:table-cell table:style-name="ce1" office:value-type="string" calcext:value-type="string">
            <text:p>073100</text:p>
          </table:table-cell>
          <table:table-cell table:style-name="ce1" office:value-type="string" calcext:value-type="string">
            <text:p>151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1029" calcext:value-type="float">
            <text:p>40,711029000000000</text:p>
          </table:table-cell>
          <table:table-cell office:value-type="float" office:value="-73.846592" calcext:value-type="float">
            <text:p>-73,84659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3700</text:p>
          </table:table-cell>
          <table:table-cell table:style-name="ce1" office:value-type="string" calcext:value-type="string">
            <text:p>073700</text:p>
          </table:table-cell>
          <table:table-cell table:style-name="ce1" office:value-type="string" calcext:value-type="string">
            <text:p>204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8723" calcext:value-type="float">
            <text:p>40,718723000000000</text:p>
          </table:table-cell>
          <table:table-cell office:value-type="float" office:value="-73.843137" calcext:value-type="float">
            <text:p>-73,8431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3900</text:p>
          </table:table-cell>
          <table:table-cell table:style-name="ce1" office:value-type="string" calcext:value-type="string">
            <text:p>073900</text:p>
          </table:table-cell>
          <table:table-cell table:style-name="ce1" office:value-type="string" calcext:value-type="string">
            <text:p>502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341" calcext:value-type="float">
            <text:p>40,723410000000000</text:p>
          </table:table-cell>
          <table:table-cell office:value-type="float" office:value="-73.844478" calcext:value-type="float">
            <text:p>-73,8444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4100</text:p>
          </table:table-cell>
          <table:table-cell table:style-name="ce1" office:value-type="string" calcext:value-type="string">
            <text:p>074100</text:p>
          </table:table-cell>
          <table:table-cell table:style-name="ce1" office:value-type="string" calcext:value-type="string">
            <text:p>301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8263" calcext:value-type="float">
            <text:p>40,728263000000000</text:p>
          </table:table-cell>
          <table:table-cell office:value-type="float" office:value="-73.847987" calcext:value-type="float">
            <text:p>-73,8479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4300</text:p>
          </table:table-cell>
          <table:table-cell table:style-name="ce1" office:value-type="string" calcext:value-type="string">
            <text:p>074300</text:p>
          </table:table-cell>
          <table:table-cell table:style-name="ce1" office:value-type="string" calcext:value-type="string">
            <text:p>422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1957" calcext:value-type="float">
            <text:p>40,731957000000000</text:p>
          </table:table-cell>
          <table:table-cell office:value-type="float" office:value="-73.849443" calcext:value-type="float">
            <text:p>-73,8494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4500</text:p>
          </table:table-cell>
          <table:table-cell table:style-name="ce1" office:value-type="string" calcext:value-type="string">
            <text:p>074500</text:p>
          </table:table-cell>
          <table:table-cell table:style-name="ce1" office:value-type="string" calcext:value-type="string">
            <text:p>357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5676" calcext:value-type="float">
            <text:p>40,735676000000000</text:p>
          </table:table-cell>
          <table:table-cell office:value-type="float" office:value="-73.850581" calcext:value-type="float">
            <text:p>-73,8505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4700</text:p>
          </table:table-cell>
          <table:table-cell table:style-name="ce1" office:value-type="string" calcext:value-type="string">
            <text:p>074700</text:p>
          </table:table-cell>
          <table:table-cell table:style-name="ce1" office:value-type="string" calcext:value-type="string">
            <text:p>338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4321" calcext:value-type="float">
            <text:p>40,734321000000000</text:p>
          </table:table-cell>
          <table:table-cell office:value-type="float" office:value="-73.846138" calcext:value-type="float">
            <text:p>-73,8461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4900</text:p>
          </table:table-cell>
          <table:table-cell table:style-name="ce1" office:value-type="string" calcext:value-type="string">
            <text:p>074900</text:p>
          </table:table-cell>
          <table:table-cell table:style-name="ce1" office:value-type="string" calcext:value-type="string">
            <text:p>145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3255" calcext:value-type="float">
            <text:p>40,713255000000000</text:p>
          </table:table-cell>
          <table:table-cell office:value-type="float" office:value="-73.840319" calcext:value-type="float">
            <text:p>-73,8403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5701</text:p>
          </table:table-cell>
          <table:table-cell table:style-name="ce1" office:value-type="string" calcext:value-type="string">
            <text:p>075701</text:p>
          </table:table-cell>
          <table:table-cell table:style-name="ce1" office:value-type="string" calcext:value-type="string">
            <text:p>467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8668" calcext:value-type="float">
            <text:p>40,718668000000000</text:p>
          </table:table-cell>
          <table:table-cell office:value-type="float" office:value="-73.835312" calcext:value-type="float">
            <text:p>-73,8353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5702</text:p>
          </table:table-cell>
          <table:table-cell table:style-name="ce1" office:value-type="string" calcext:value-type="string">
            <text:p>075702</text:p>
          </table:table-cell>
          <table:table-cell table:style-name="ce1" office:value-type="string" calcext:value-type="string">
            <text:p>448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2286" calcext:value-type="float">
            <text:p>40,722286000000000</text:p>
          </table:table-cell>
          <table:table-cell office:value-type="float" office:value="-73.839725" calcext:value-type="float">
            <text:p>-73,8397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6901</text:p>
          </table:table-cell>
          <table:table-cell table:style-name="ce1" office:value-type="string" calcext:value-type="string">
            <text:p>076901</text:p>
          </table:table-cell>
          <table:table-cell table:style-name="ce1" office:value-type="string" calcext:value-type="string">
            <text:p>405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6653" calcext:value-type="float">
            <text:p>40,716653000000000</text:p>
          </table:table-cell>
          <table:table-cell office:value-type="float" office:value="-73.83769" calcext:value-type="float">
            <text:p>-73,8376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6902</text:p>
          </table:table-cell>
          <table:table-cell table:style-name="ce1" office:value-type="string" calcext:value-type="string">
            <text:p>076902</text:p>
          </table:table-cell>
          <table:table-cell table:style-name="ce1" office:value-type="string" calcext:value-type="string">
            <text:p>137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5654" calcext:value-type="float">
            <text:p>40,715654000000000</text:p>
          </table:table-cell>
          <table:table-cell office:value-type="float" office:value="-73.834678" calcext:value-type="float">
            <text:p>-73,8346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7300</text:p>
          </table:table-cell>
          <table:table-cell table:style-name="ce1" office:value-type="string" calcext:value-type="string">
            <text:p>077300</text:p>
          </table:table-cell>
          <table:table-cell table:style-name="ce1" office:value-type="string" calcext:value-type="string">
            <text:p>223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1621" calcext:value-type="float">
            <text:p>40,711621000000000</text:p>
          </table:table-cell>
          <table:table-cell office:value-type="float" office:value="-73.834107" calcext:value-type="float">
            <text:p>-73,8341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7500</text:p>
          </table:table-cell>
          <table:table-cell table:style-name="ce1" office:value-type="string" calcext:value-type="string">
            <text:p>077500</text:p>
          </table:table-cell>
          <table:table-cell table:style-name="ce1" office:value-type="string" calcext:value-type="string">
            <text:p>227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08625" calcext:value-type="float">
            <text:p>40,708625000000000</text:p>
          </table:table-cell>
          <table:table-cell office:value-type="float" office:value="-73.832262" calcext:value-type="float">
            <text:p>-73,8322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7902</text:p>
          </table:table-cell>
          <table:table-cell table:style-name="ce1" office:value-type="string" calcext:value-type="string">
            <text:p>077902</text:p>
          </table:table-cell>
          <table:table-cell table:style-name="ce1" office:value-type="string" calcext:value-type="string">
            <text:p>526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5808" calcext:value-type="float">
            <text:p>40,725808000000000</text:p>
          </table:table-cell>
          <table:table-cell office:value-type="float" office:value="-73.825158" calcext:value-type="float">
            <text:p>-73,8251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7903</text:p>
          </table:table-cell>
          <table:table-cell table:style-name="ce1" office:value-type="string" calcext:value-type="string">
            <text:p>077903</text:p>
          </table:table-cell>
          <table:table-cell table:style-name="ce1" office:value-type="string" calcext:value-type="string">
            <text:p>297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9244" calcext:value-type="float">
            <text:p>40,719244000000000</text:p>
          </table:table-cell>
          <table:table-cell office:value-type="float" office:value="-73.820689" calcext:value-type="float">
            <text:p>-73,8206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7904</text:p>
          </table:table-cell>
          <table:table-cell table:style-name="ce1" office:value-type="string" calcext:value-type="string">
            <text:p>077904</text:p>
          </table:table-cell>
          <table:table-cell table:style-name="ce1" office:value-type="string" calcext:value-type="string">
            <text:p>615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091" calcext:value-type="float">
            <text:p>40,720910000000000</text:p>
          </table:table-cell>
          <table:table-cell office:value-type="float" office:value="-73.814053" calcext:value-type="float">
            <text:p>-73,8140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7905</text:p>
          </table:table-cell>
          <table:table-cell table:style-name="ce1" office:value-type="string" calcext:value-type="string">
            <text:p>077905</text:p>
          </table:table-cell>
          <table:table-cell table:style-name="ce1" office:value-type="string" calcext:value-type="string">
            <text:p>245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17695" calcext:value-type="float">
            <text:p>40,717695000000000</text:p>
          </table:table-cell>
          <table:table-cell office:value-type="float" office:value="-73.811731" calcext:value-type="float">
            <text:p>-73,8117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7906</text:p>
          </table:table-cell>
          <table:table-cell table:style-name="ce1" office:value-type="string" calcext:value-type="string">
            <text:p>077906</text:p>
          </table:table-cell>
          <table:table-cell table:style-name="ce1" office:value-type="string" calcext:value-type="string">
            <text:p>363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913" calcext:value-type="float">
            <text:p>40,729130000000000</text:p>
          </table:table-cell>
          <table:table-cell office:value-type="float" office:value="-73.818217" calcext:value-type="float">
            <text:p>-73,8182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7907</text:p>
          </table:table-cell>
          <table:table-cell table:style-name="ce1" office:value-type="string" calcext:value-type="string">
            <text:p>077907</text:p>
          </table:table-cell>
          <table:table-cell table:style-name="ce1" office:value-type="string" calcext:value-type="string">
            <text:p>319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5049" calcext:value-type="float">
            <text:p>40,725049000000000</text:p>
          </table:table-cell>
          <table:table-cell office:value-type="float" office:value="-73.818155" calcext:value-type="float">
            <text:p>-73,8181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7908</text:p>
          </table:table-cell>
          <table:table-cell table:style-name="ce1" office:value-type="string" calcext:value-type="string">
            <text:p>077908</text:p>
          </table:table-cell>
          <table:table-cell table:style-name="ce1" office:value-type="string" calcext:value-type="string">
            <text:p>375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5855" calcext:value-type="float">
            <text:p>40,725855000000000</text:p>
          </table:table-cell>
          <table:table-cell office:value-type="float" office:value="-73.813753" calcext:value-type="float">
            <text:p>-73,8137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8800</text:p>
          </table:table-cell>
          <table:table-cell table:style-name="ce1" office:value-type="string" calcext:value-type="string">
            <text:p>078800</text:p>
          </table:table-cell>
          <table:table-cell table:style-name="ce1" office:value-type="string" calcext:value-type="string">
            <text:p>181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0315" calcext:value-type="float">
            <text:p>40,670315000000000</text:p>
          </table:table-cell>
          <table:table-cell office:value-type="float" office:value="-73.790588" calcext:value-type="float">
            <text:p>-73,79058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9000</text:p>
          </table:table-cell>
          <table:table-cell table:style-name="ce1" office:value-type="string" calcext:value-type="string">
            <text:p>079000</text:p>
          </table:table-cell>
          <table:table-cell table:style-name="ce1" office:value-type="string" calcext:value-type="string">
            <text:p>254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237" calcext:value-type="float">
            <text:p>40,672370000000000</text:p>
          </table:table-cell>
          <table:table-cell office:value-type="float" office:value="-73.796243" calcext:value-type="float">
            <text:p>-73,7962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9200</text:p>
          </table:table-cell>
          <table:table-cell table:style-name="ce1" office:value-type="string" calcext:value-type="string">
            <text:p>079200</text:p>
          </table:table-cell>
          <table:table-cell table:style-name="ce1" office:value-type="string" calcext:value-type="string">
            <text:p>228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69398" calcext:value-type="float">
            <text:p>40,669398000000000</text:p>
          </table:table-cell>
          <table:table-cell office:value-type="float" office:value="-73.796484" calcext:value-type="float">
            <text:p>-73,7964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9300</text:p>
          </table:table-cell>
          <table:table-cell table:style-name="ce1" office:value-type="string" calcext:value-type="string">
            <text:p>079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6373" calcext:value-type="float">
            <text:p>40,736373000000000</text:p>
          </table:table-cell>
          <table:table-cell office:value-type="float" office:value="-73.831471" calcext:value-type="float">
            <text:p>-73,8314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9701</text:p>
          </table:table-cell>
          <table:table-cell table:style-name="ce1" office:value-type="string" calcext:value-type="string">
            <text:p>079701</text:p>
          </table:table-cell>
          <table:table-cell table:style-name="ce1" office:value-type="string" calcext:value-type="string">
            <text:p>705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362" calcext:value-type="float">
            <text:p>40,753620000000000</text:p>
          </table:table-cell>
          <table:table-cell office:value-type="float" office:value="-73.824651" calcext:value-type="float">
            <text:p>-73,8246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9702</text:p>
          </table:table-cell>
          <table:table-cell table:style-name="ce1" office:value-type="string" calcext:value-type="string">
            <text:p>079702</text:p>
          </table:table-cell>
          <table:table-cell table:style-name="ce1" office:value-type="string" calcext:value-type="string">
            <text:p>450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3056" calcext:value-type="float">
            <text:p>40,753056000000000</text:p>
          </table:table-cell>
          <table:table-cell office:value-type="float" office:value="-73.828525" calcext:value-type="float">
            <text:p>-73,8285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79900</text:p>
          </table:table-cell>
          <table:table-cell table:style-name="ce1" office:value-type="string" calcext:value-type="string">
            <text:p>079900</text:p>
          </table:table-cell>
          <table:table-cell table:style-name="ce1" office:value-type="string" calcext:value-type="string">
            <text:p>342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7116" calcext:value-type="float">
            <text:p>40,747116000000000</text:p>
          </table:table-cell>
          <table:table-cell office:value-type="float" office:value="-73.828044" calcext:value-type="float">
            <text:p>-73,8280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0301</text:p>
          </table:table-cell>
          <table:table-cell table:style-name="ce1" office:value-type="string" calcext:value-type="string">
            <text:p>080301</text:p>
          </table:table-cell>
          <table:table-cell table:style-name="ce1" office:value-type="string" calcext:value-type="string">
            <text:p>438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501" calcext:value-type="float">
            <text:p>40,745010000000000</text:p>
          </table:table-cell>
          <table:table-cell office:value-type="float" office:value="-73.831446" calcext:value-type="float">
            <text:p>-73,8314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0302</text:p>
          </table:table-cell>
          <table:table-cell table:style-name="ce1" office:value-type="string" calcext:value-type="string">
            <text:p>080302</text:p>
          </table:table-cell>
          <table:table-cell table:style-name="ce1" office:value-type="string" calcext:value-type="string">
            <text:p>350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0161" calcext:value-type="float">
            <text:p>40,740161000000000</text:p>
          </table:table-cell>
          <table:table-cell office:value-type="float" office:value="-73.826085" calcext:value-type="float">
            <text:p>-73,8260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0900</text:p>
          </table:table-cell>
          <table:table-cell table:style-name="ce1" office:value-type="string" calcext:value-type="string">
            <text:p>080900</text:p>
          </table:table-cell>
          <table:table-cell table:style-name="ce1" office:value-type="string" calcext:value-type="string">
            <text:p>685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2051" calcext:value-type="float">
            <text:p>40,732051000000000</text:p>
          </table:table-cell>
          <table:table-cell office:value-type="float" office:value="-73.824031" calcext:value-type="float">
            <text:p>-73,8240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1400</text:p>
          </table:table-cell>
          <table:table-cell table:style-name="ce1" office:value-type="string" calcext:value-type="string">
            <text:p>081400</text:p>
          </table:table-cell>
          <table:table-cell table:style-name="ce1" office:value-type="string" calcext:value-type="string">
            <text:p>354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0975" calcext:value-type="float">
            <text:p>40,670975000000000</text:p>
          </table:table-cell>
          <table:table-cell office:value-type="float" office:value="-73.804178" calcext:value-type="float">
            <text:p>-73,8041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1800</text:p>
          </table:table-cell>
          <table:table-cell table:style-name="ce1" office:value-type="string" calcext:value-type="string">
            <text:p>081800</text:p>
          </table:table-cell>
          <table:table-cell table:style-name="ce1" office:value-type="string" calcext:value-type="string">
            <text:p>347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0879" calcext:value-type="float">
            <text:p>40,670879000000000</text:p>
          </table:table-cell>
          <table:table-cell office:value-type="float" office:value="-73.809152" calcext:value-type="float">
            <text:p>-73,8091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3700</text:p>
          </table:table-cell>
          <table:table-cell table:style-name="ce1" office:value-type="string" calcext:value-type="string">
            <text:p>083700</text:p>
          </table:table-cell>
          <table:table-cell table:style-name="ce1" office:value-type="string" calcext:value-type="string">
            <text:p>538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3024" calcext:value-type="float">
            <text:p>40,743024000000000</text:p>
          </table:table-cell>
          <table:table-cell office:value-type="float" office:value="-73.818901" calcext:value-type="float">
            <text:p>-73,8189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3800</text:p>
          </table:table-cell>
          <table:table-cell table:style-name="ce1" office:value-type="string" calcext:value-type="string">
            <text:p>083800</text:p>
          </table:table-cell>
          <table:table-cell table:style-name="ce1" office:value-type="string" calcext:value-type="string">
            <text:p>497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0298" calcext:value-type="float">
            <text:p>40,670298000000000</text:p>
          </table:table-cell>
          <table:table-cell office:value-type="float" office:value="-73.819413" calcext:value-type="float">
            <text:p>-73,8194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4000</text:p>
          </table:table-cell>
          <table:table-cell table:style-name="ce1" office:value-type="string" calcext:value-type="string">
            <text:p>084000</text:p>
          </table:table-cell>
          <table:table-cell table:style-name="ce1" office:value-type="string" calcext:value-type="string">
            <text:p>647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3992" calcext:value-type="float">
            <text:p>40,673992000000000</text:p>
          </table:table-cell>
          <table:table-cell office:value-type="float" office:value="-73.818121" calcext:value-type="float">
            <text:p>-73,8181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4500</text:p>
          </table:table-cell>
          <table:table-cell table:style-name="ce1" office:value-type="string" calcext:value-type="string">
            <text:p>084500</text:p>
          </table:table-cell>
          <table:table-cell table:style-name="ce1" office:value-type="string" calcext:value-type="string">
            <text:p>531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0939" calcext:value-type="float">
            <text:p>40,750939000000000</text:p>
          </table:table-cell>
          <table:table-cell office:value-type="float" office:value="-73.821396" calcext:value-type="float">
            <text:p>-73,8213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4601</text:p>
          </table:table-cell>
          <table:table-cell table:style-name="ce1" office:value-type="string" calcext:value-type="string">
            <text:p>084601</text:p>
          </table:table-cell>
          <table:table-cell table:style-name="ce1" office:value-type="string" calcext:value-type="string">
            <text:p>273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67383" calcext:value-type="float">
            <text:p>40,667383000000000</text:p>
          </table:table-cell>
          <table:table-cell office:value-type="float" office:value="-73.821725" calcext:value-type="float">
            <text:p>-73,8217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4602</text:p>
          </table:table-cell>
          <table:table-cell table:style-name="ce1" office:value-type="string" calcext:value-type="string">
            <text:p>084602</text:p>
          </table:table-cell>
          <table:table-cell table:style-name="ce1" office:value-type="string" calcext:value-type="string">
            <text:p>105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64962" calcext:value-type="float">
            <text:p>40,664962000000000</text:p>
          </table:table-cell>
          <table:table-cell office:value-type="float" office:value="-73.812773" calcext:value-type="float">
            <text:p>-73,81277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4900</text:p>
          </table:table-cell>
          <table:table-cell table:style-name="ce1" office:value-type="string" calcext:value-type="string">
            <text:p>084900</text:p>
          </table:table-cell>
          <table:table-cell table:style-name="ce1" office:value-type="string" calcext:value-type="string">
            <text:p>764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5443" calcext:value-type="float">
            <text:p>40,755443000000000</text:p>
          </table:table-cell>
          <table:table-cell office:value-type="float" office:value="-73.831278" calcext:value-type="float">
            <text:p>-73,8312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5300</text:p>
          </table:table-cell>
          <table:table-cell table:style-name="ce1" office:value-type="string" calcext:value-type="string">
            <text:p>085300</text:p>
          </table:table-cell>
          <table:table-cell table:style-name="ce1" office:value-type="string" calcext:value-type="string">
            <text:p>576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631" calcext:value-type="float">
            <text:p>40,756310000000000</text:p>
          </table:table-cell>
          <table:table-cell office:value-type="float" office:value="-73.827654" calcext:value-type="float">
            <text:p>-73,8276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5500</text:p>
          </table:table-cell>
          <table:table-cell table:style-name="ce1" office:value-type="string" calcext:value-type="string">
            <text:p>085500</text:p>
          </table:table-cell>
          <table:table-cell table:style-name="ce1" office:value-type="string" calcext:value-type="string">
            <text:p>664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9755" calcext:value-type="float">
            <text:p>40,759755000000000</text:p>
          </table:table-cell>
          <table:table-cell office:value-type="float" office:value="-73.823313" calcext:value-type="float">
            <text:p>-73,8233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5700</text:p>
          </table:table-cell>
          <table:table-cell table:style-name="ce1" office:value-type="string" calcext:value-type="string">
            <text:p>085700</text:p>
          </table:table-cell>
          <table:table-cell table:style-name="ce1" office:value-type="string" calcext:value-type="string">
            <text:p>595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6743" calcext:value-type="float">
            <text:p>40,756743000000000</text:p>
          </table:table-cell>
          <table:table-cell office:value-type="float" office:value="-73.823627" calcext:value-type="float">
            <text:p>-73,8236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5900</text:p>
          </table:table-cell>
          <table:table-cell table:style-name="ce1" office:value-type="string" calcext:value-type="string">
            <text:p>085900</text:p>
          </table:table-cell>
          <table:table-cell table:style-name="ce1" office:value-type="string" calcext:value-type="string">
            <text:p>587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4815" calcext:value-type="float">
            <text:p>40,754815000000000</text:p>
          </table:table-cell>
          <table:table-cell office:value-type="float" office:value="-73.821394" calcext:value-type="float">
            <text:p>-73,8213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6100</text:p>
          </table:table-cell>
          <table:table-cell table:style-name="ce1" office:value-type="string" calcext:value-type="string">
            <text:p>086100</text:p>
          </table:table-cell>
          <table:table-cell table:style-name="ce1" office:value-type="string" calcext:value-type="string">
            <text:p>237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7606" calcext:value-type="float">
            <text:p>40,757606000000000</text:p>
          </table:table-cell>
          <table:table-cell office:value-type="float" office:value="-73.818268" calcext:value-type="float">
            <text:p>-73,8182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6300</text:p>
          </table:table-cell>
          <table:table-cell table:style-name="ce1" office:value-type="string" calcext:value-type="string">
            <text:p>086300</text:p>
          </table:table-cell>
          <table:table-cell table:style-name="ce1" office:value-type="string" calcext:value-type="string">
            <text:p>727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1381" calcext:value-type="float">
            <text:p>40,761381000000000</text:p>
          </table:table-cell>
          <table:table-cell office:value-type="float" office:value="-73.82008" calcext:value-type="float">
            <text:p>-73,8200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6400</text:p>
          </table:table-cell>
          <table:table-cell table:style-name="ce1" office:value-type="string" calcext:value-type="string">
            <text:p>086400</text:p>
          </table:table-cell>
          <table:table-cell table:style-name="ce1" office:value-type="string" calcext:value-type="string">
            <text:p>263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76673" calcext:value-type="float">
            <text:p>40,676673000000000</text:p>
          </table:table-cell>
          <table:table-cell office:value-type="float" office:value="-73.834272" calcext:value-type="float">
            <text:p>-73,8342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6500</text:p>
          </table:table-cell>
          <table:table-cell table:style-name="ce1" office:value-type="string" calcext:value-type="string">
            <text:p>086500</text:p>
          </table:table-cell>
          <table:table-cell table:style-name="ce1" office:value-type="string" calcext:value-type="string">
            <text:p>45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2482" calcext:value-type="float">
            <text:p>40,762482000000000</text:p>
          </table:table-cell>
          <table:table-cell office:value-type="float" office:value="-73.825117" calcext:value-type="float">
            <text:p>-73,8251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6900</text:p>
          </table:table-cell>
          <table:table-cell table:style-name="ce1" office:value-type="string" calcext:value-type="string">
            <text:p>086900</text:p>
          </table:table-cell>
          <table:table-cell table:style-name="ce1" office:value-type="string" calcext:value-type="string">
            <text:p>213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4163" calcext:value-type="float">
            <text:p>40,764163000000000</text:p>
          </table:table-cell>
          <table:table-cell office:value-type="float" office:value="-73.830907" calcext:value-type="float">
            <text:p>-73,8309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7100</text:p>
          </table:table-cell>
          <table:table-cell table:style-name="ce1" office:value-type="string" calcext:value-type="string">
            <text:p>087100</text:p>
          </table:table-cell>
          <table:table-cell table:style-name="ce1" office:value-type="string" calcext:value-type="string">
            <text:p>175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8464" calcext:value-type="float">
            <text:p>40,758464000000000</text:p>
          </table:table-cell>
          <table:table-cell office:value-type="float" office:value="-73.832631" calcext:value-type="float">
            <text:p>-73,8326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8400</text:p>
          </table:table-cell>
          <table:table-cell table:style-name="ce1" office:value-type="string" calcext:value-type="string">
            <text:p>088400</text:p>
          </table:table-cell>
          <table:table-cell table:style-name="ce1" office:value-type="string" calcext:value-type="string">
            <text:p>733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57873" calcext:value-type="float">
            <text:p>40,657873000000000</text:p>
          </table:table-cell>
          <table:table-cell office:value-type="float" office:value="-73.83412" calcext:value-type="float">
            <text:p>-73,8341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8901</text:p>
          </table:table-cell>
          <table:table-cell table:style-name="ce1" office:value-type="string" calcext:value-type="string">
            <text:p>088901</text:p>
          </table:table-cell>
          <table:table-cell table:style-name="ce1" office:value-type="string" calcext:value-type="string">
            <text:p>1026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092" calcext:value-type="float">
            <text:p>40,770920000000000</text:p>
          </table:table-cell>
          <table:table-cell office:value-type="float" office:value="-73.828661" calcext:value-type="float">
            <text:p>-73,8286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89200</text:p>
          </table:table-cell>
          <table:table-cell table:style-name="ce1" office:value-type="string" calcext:value-type="string">
            <text:p>089200</text:p>
          </table:table-cell>
          <table:table-cell table:style-name="ce1" office:value-type="string" calcext:value-type="string">
            <text:p>743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5588" calcext:value-type="float">
            <text:p>40,655880000000000</text:p>
          </table:table-cell>
          <table:table-cell office:value-type="float" office:value="-73.845335" calcext:value-type="float">
            <text:p>-73,8453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0700</text:p>
          </table:table-cell>
          <table:table-cell table:style-name="ce1" office:value-type="string" calcext:value-type="string">
            <text:p>090700</text:p>
          </table:table-cell>
          <table:table-cell table:style-name="ce1" office:value-type="string" calcext:value-type="string">
            <text:p>135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6888" calcext:value-type="float">
            <text:p>40,776888000000000</text:p>
          </table:table-cell>
          <table:table-cell office:value-type="float" office:value="-73.841472" calcext:value-type="float">
            <text:p>-73,8414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1601</text:p>
          </table:table-cell>
          <table:table-cell table:style-name="ce1" office:value-type="string" calcext:value-type="string">
            <text:p>091601</text:p>
          </table:table-cell>
          <table:table-cell table:style-name="ce1" office:value-type="string" calcext:value-type="string">
            <text:p>407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59883" calcext:value-type="float">
            <text:p>40,559883000000000</text:p>
          </table:table-cell>
          <table:table-cell office:value-type="float" office:value="-73.914936" calcext:value-type="float">
            <text:p>-73,9149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1602</text:p>
          </table:table-cell>
          <table:table-cell table:style-name="ce1" office:value-type="string" calcext:value-type="string">
            <text:p>0916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59936" calcext:value-type="float">
            <text:p>40,559936000000000</text:p>
          </table:table-cell>
          <table:table-cell office:value-type="float" office:value="-73.887845" calcext:value-type="float">
            <text:p>-73,8878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1800</text:p>
          </table:table-cell>
          <table:table-cell table:style-name="ce1" office:value-type="string" calcext:value-type="string">
            <text:p>091800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67798" calcext:value-type="float">
            <text:p>40,567798000000000</text:p>
          </table:table-cell>
          <table:table-cell office:value-type="float" office:value="-73.864578" calcext:value-type="float">
            <text:p>-73,8645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1900</text:p>
          </table:table-cell>
          <table:table-cell table:style-name="ce1" office:value-type="string" calcext:value-type="string">
            <text:p>091900</text:p>
          </table:table-cell>
          <table:table-cell table:style-name="ce1" office:value-type="string" calcext:value-type="string">
            <text:p>576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712" calcext:value-type="float">
            <text:p>40,777120000000000</text:p>
          </table:table-cell>
          <table:table-cell office:value-type="float" office:value="-73.845597" calcext:value-type="float">
            <text:p>-73,8455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2200</text:p>
          </table:table-cell>
          <table:table-cell table:style-name="ce1" office:value-type="string" calcext:value-type="string">
            <text:p>092200</text:p>
          </table:table-cell>
          <table:table-cell table:style-name="ce1" office:value-type="string" calcext:value-type="string">
            <text:p>220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73764" calcext:value-type="float">
            <text:p>40,573764000000000</text:p>
          </table:table-cell>
          <table:table-cell office:value-type="float" office:value="-73.860472" calcext:value-type="float">
            <text:p>-73,8604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2500</text:p>
          </table:table-cell>
          <table:table-cell table:style-name="ce1" office:value-type="string" calcext:value-type="string">
            <text:p>092500</text:p>
          </table:table-cell>
          <table:table-cell table:style-name="ce1" office:value-type="string" calcext:value-type="string">
            <text:p>368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82282" calcext:value-type="float">
            <text:p>40,782282000000000</text:p>
          </table:table-cell>
          <table:table-cell office:value-type="float" office:value="-73.845004" calcext:value-type="float">
            <text:p>-73,84500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2800</text:p>
          </table:table-cell>
          <table:table-cell table:style-name="ce1" office:value-type="string" calcext:value-type="string">
            <text:p>092800</text:p>
          </table:table-cell>
          <table:table-cell table:style-name="ce1" office:value-type="string" calcext:value-type="string">
            <text:p>324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7547" calcext:value-type="float">
            <text:p>40,575470000000000</text:p>
          </table:table-cell>
          <table:table-cell office:value-type="float" office:value="-73.85344" calcext:value-type="float">
            <text:p>-73,8534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2900</text:p>
          </table:table-cell>
          <table:table-cell table:style-name="ce1" office:value-type="string" calcext:value-type="string">
            <text:p>092900</text:p>
          </table:table-cell>
          <table:table-cell table:style-name="ce1" office:value-type="string" calcext:value-type="string">
            <text:p>649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87683" calcext:value-type="float">
            <text:p>40,787683000000000</text:p>
          </table:table-cell>
          <table:table-cell office:value-type="float" office:value="-73.850507" calcext:value-type="float">
            <text:p>-73,8505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3401</text:p>
          </table:table-cell>
          <table:table-cell table:style-name="ce1" office:value-type="string" calcext:value-type="string">
            <text:p>093401</text:p>
          </table:table-cell>
          <table:table-cell table:style-name="ce1" office:value-type="string" calcext:value-type="string">
            <text:p>378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77886" calcext:value-type="float">
            <text:p>40,577886000000000</text:p>
          </table:table-cell>
          <table:table-cell office:value-type="float" office:value="-73.846484" calcext:value-type="float">
            <text:p>-73,8464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3402</text:p>
          </table:table-cell>
          <table:table-cell table:style-name="ce1" office:value-type="string" calcext:value-type="string">
            <text:p>093402</text:p>
          </table:table-cell>
          <table:table-cell table:style-name="ce1" office:value-type="string" calcext:value-type="string">
            <text:p>365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78714" calcext:value-type="float">
            <text:p>40,578714000000000</text:p>
          </table:table-cell>
          <table:table-cell office:value-type="float" office:value="-73.840131" calcext:value-type="float">
            <text:p>-73,8401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3800</text:p>
          </table:table-cell>
          <table:table-cell table:style-name="ce1" office:value-type="string" calcext:value-type="string">
            <text:p>093800</text:p>
          </table:table-cell>
          <table:table-cell table:style-name="ce1" office:value-type="string" calcext:value-type="string">
            <text:p>521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81278" calcext:value-type="float">
            <text:p>40,581278000000000</text:p>
          </table:table-cell>
          <table:table-cell office:value-type="float" office:value="-73.828878" calcext:value-type="float">
            <text:p>-73,8288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3900</text:p>
          </table:table-cell>
          <table:table-cell table:style-name="ce1" office:value-type="string" calcext:value-type="string">
            <text:p>093900</text:p>
          </table:table-cell>
          <table:table-cell table:style-name="ce1" office:value-type="string" calcext:value-type="string">
            <text:p>440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91185" calcext:value-type="float">
            <text:p>40,791185000000000</text:p>
          </table:table-cell>
          <table:table-cell office:value-type="float" office:value="-73.844138" calcext:value-type="float">
            <text:p>-73,8441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4201</text:p>
          </table:table-cell>
          <table:table-cell table:style-name="ce1" office:value-type="string" calcext:value-type="string">
            <text:p>094201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84902" calcext:value-type="float">
            <text:p>40,584902000000000</text:p>
          </table:table-cell>
          <table:table-cell office:value-type="float" office:value="-73.819994" calcext:value-type="float">
            <text:p>-73,81999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4202</text:p>
          </table:table-cell>
          <table:table-cell table:style-name="ce1" office:value-type="string" calcext:value-type="string">
            <text:p>094202</text:p>
          </table:table-cell>
          <table:table-cell table:style-name="ce1" office:value-type="string" calcext:value-type="string">
            <text:p>470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88942" calcext:value-type="float">
            <text:p>40,588942000000000</text:p>
          </table:table-cell>
          <table:table-cell office:value-type="float" office:value="-73.809797" calcext:value-type="float">
            <text:p>-73,8097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4203</text:p>
          </table:table-cell>
          <table:table-cell table:style-name="ce1" office:value-type="string" calcext:value-type="string">
            <text:p>094203</text:p>
          </table:table-cell>
          <table:table-cell table:style-name="ce1" office:value-type="string" calcext:value-type="string">
            <text:p>536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86591" calcext:value-type="float">
            <text:p>40,586591000000000</text:p>
          </table:table-cell>
          <table:table-cell office:value-type="float" office:value="-73.808536" calcext:value-type="float">
            <text:p>-73,8085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4500</text:p>
          </table:table-cell>
          <table:table-cell table:style-name="ce1" office:value-type="string" calcext:value-type="string">
            <text:p>094500</text:p>
          </table:table-cell>
          <table:table-cell table:style-name="ce1" office:value-type="string" calcext:value-type="string">
            <text:p>397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88435" calcext:value-type="float">
            <text:p>40,788435000000000</text:p>
          </table:table-cell>
          <table:table-cell office:value-type="float" office:value="-73.83258" calcext:value-type="float">
            <text:p>-73,8325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4700</text:p>
          </table:table-cell>
          <table:table-cell table:style-name="ce1" office:value-type="string" calcext:value-type="string">
            <text:p>094700</text:p>
          </table:table-cell>
          <table:table-cell table:style-name="ce1" office:value-type="string" calcext:value-type="string">
            <text:p>257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86193" calcext:value-type="float">
            <text:p>40,786193000000000</text:p>
          </table:table-cell>
          <table:table-cell office:value-type="float" office:value="-73.841682" calcext:value-type="float">
            <text:p>-73,84168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5400</text:p>
          </table:table-cell>
          <table:table-cell table:style-name="ce1" office:value-type="string" calcext:value-type="string">
            <text:p>095400</text:p>
          </table:table-cell>
          <table:table-cell table:style-name="ce1" office:value-type="string" calcext:value-type="string">
            <text:p>536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9389" calcext:value-type="float">
            <text:p>40,593890000000000</text:p>
          </table:table-cell>
          <table:table-cell office:value-type="float" office:value="-73.79924" calcext:value-type="float">
            <text:p>-73,7992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6400</text:p>
          </table:table-cell>
          <table:table-cell table:style-name="ce1" office:value-type="string" calcext:value-type="string">
            <text:p>096400</text:p>
          </table:table-cell>
          <table:table-cell table:style-name="ce1" office:value-type="string" calcext:value-type="string">
            <text:p>444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94325" calcext:value-type="float">
            <text:p>40,594325000000000</text:p>
          </table:table-cell>
          <table:table-cell office:value-type="float" office:value="-73.793317" calcext:value-type="float">
            <text:p>-73,7933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7202</text:p>
          </table:table-cell>
          <table:table-cell table:style-name="ce1" office:value-type="string" calcext:value-type="string">
            <text:p>097202</text:p>
          </table:table-cell>
          <table:table-cell table:style-name="ce1" office:value-type="string" calcext:value-type="string">
            <text:p>279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90675" calcext:value-type="float">
            <text:p>40,590675000000000</text:p>
          </table:table-cell>
          <table:table-cell office:value-type="float" office:value="-73.787243" calcext:value-type="float">
            <text:p>-73,7872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7203</text:p>
          </table:table-cell>
          <table:table-cell table:style-name="ce1" office:value-type="string" calcext:value-type="string">
            <text:p>097203</text:p>
          </table:table-cell>
          <table:table-cell table:style-name="ce1" office:value-type="string" calcext:value-type="string">
            <text:p>686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96797" calcext:value-type="float">
            <text:p>40,596797000000000</text:p>
          </table:table-cell>
          <table:table-cell office:value-type="float" office:value="-73.780386" calcext:value-type="float">
            <text:p>-73,78038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7204</text:p>
          </table:table-cell>
          <table:table-cell table:style-name="ce1" office:value-type="string" calcext:value-type="string">
            <text:p>097204</text:p>
          </table:table-cell>
          <table:table-cell table:style-name="ce1" office:value-type="string" calcext:value-type="string">
            <text:p>354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93931" calcext:value-type="float">
            <text:p>40,593931000000000</text:p>
          </table:table-cell>
          <table:table-cell office:value-type="float" office:value="-73.782557" calcext:value-type="float">
            <text:p>-73,7825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7300</text:p>
          </table:table-cell>
          <table:table-cell table:style-name="ce1" office:value-type="string" calcext:value-type="string">
            <text:p>097300</text:p>
          </table:table-cell>
          <table:table-cell table:style-name="ce1" office:value-type="string" calcext:value-type="string">
            <text:p>201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93179" calcext:value-type="float">
            <text:p>40,793179000000000</text:p>
          </table:table-cell>
          <table:table-cell office:value-type="float" office:value="-73.82038" calcext:value-type="float">
            <text:p>-73,8203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8100</text:p>
          </table:table-cell>
          <table:table-cell table:style-name="ce1" office:value-type="string" calcext:value-type="string">
            <text:p>098100</text:p>
          </table:table-cell>
          <table:table-cell table:style-name="ce1" office:value-type="string" calcext:value-type="string">
            <text:p>224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943" calcext:value-type="float">
            <text:p>40,794300000000000</text:p>
          </table:table-cell>
          <table:table-cell office:value-type="float" office:value="-73.816107" calcext:value-type="float">
            <text:p>-73,8161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8700</text:p>
          </table:table-cell>
          <table:table-cell table:style-name="ce1" office:value-type="string" calcext:value-type="string">
            <text:p>098700</text:p>
          </table:table-cell>
          <table:table-cell table:style-name="ce1" office:value-type="string" calcext:value-type="string">
            <text:p>244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92429" calcext:value-type="float">
            <text:p>40,792429000000000</text:p>
          </table:table-cell>
          <table:table-cell office:value-type="float" office:value="-73.808948" calcext:value-type="float">
            <text:p>-73,8089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9100</text:p>
          </table:table-cell>
          <table:table-cell table:style-name="ce1" office:value-type="string" calcext:value-type="string">
            <text:p>099100</text:p>
          </table:table-cell>
          <table:table-cell table:style-name="ce1" office:value-type="string" calcext:value-type="string">
            <text:p>650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91574" calcext:value-type="float">
            <text:p>40,791574000000000</text:p>
          </table:table-cell>
          <table:table-cell office:value-type="float" office:value="-73.8" calcext:value-type="float">
            <text:p>-73,8000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9200</text:p>
          </table:table-cell>
          <table:table-cell table:style-name="ce1" office:value-type="string" calcext:value-type="string">
            <text:p>099200</text:p>
          </table:table-cell>
          <table:table-cell table:style-name="ce1" office:value-type="string" calcext:value-type="string">
            <text:p>380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97567" calcext:value-type="float">
            <text:p>40,597567000000000</text:p>
          </table:table-cell>
          <table:table-cell office:value-type="float" office:value="-73.765769" calcext:value-type="float">
            <text:p>-73,7657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9701</text:p>
          </table:table-cell>
          <table:table-cell table:style-name="ce1" office:value-type="string" calcext:value-type="string">
            <text:p>099701</text:p>
          </table:table-cell>
          <table:table-cell table:style-name="ce1" office:value-type="string" calcext:value-type="string">
            <text:p>267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9897" calcext:value-type="float">
            <text:p>40,779897000000000</text:p>
          </table:table-cell>
          <table:table-cell office:value-type="float" office:value="-73.79181" calcext:value-type="float">
            <text:p>-73,7918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9703</text:p>
          </table:table-cell>
          <table:table-cell table:style-name="ce1" office:value-type="string" calcext:value-type="string">
            <text:p>099703</text:p>
          </table:table-cell>
          <table:table-cell table:style-name="ce1" office:value-type="string" calcext:value-type="string">
            <text:p>389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83816" calcext:value-type="float">
            <text:p>40,783816000000000</text:p>
          </table:table-cell>
          <table:table-cell office:value-type="float" office:value="-73.775908" calcext:value-type="float">
            <text:p>-73,7759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9704</text:p>
          </table:table-cell>
          <table:table-cell table:style-name="ce1" office:value-type="string" calcext:value-type="string">
            <text:p>099704</text:p>
          </table:table-cell>
          <table:table-cell table:style-name="ce1" office:value-type="string" calcext:value-type="string">
            <text:p>686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81356" calcext:value-type="float">
            <text:p>40,781356000000000</text:p>
          </table:table-cell>
          <table:table-cell office:value-type="float" office:value="-73.780506" calcext:value-type="float">
            <text:p>-73,7805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9705</text:p>
          </table:table-cell>
          <table:table-cell table:style-name="ce1" office:value-type="string" calcext:value-type="string">
            <text:p>099705</text:p>
          </table:table-cell>
          <table:table-cell table:style-name="ce1" office:value-type="string" calcext:value-type="string">
            <text:p>263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86138" calcext:value-type="float">
            <text:p>40,786138000000000</text:p>
          </table:table-cell>
          <table:table-cell office:value-type="float" office:value="-73.78548" calcext:value-type="float">
            <text:p>-73,7854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9801</text:p>
          </table:table-cell>
          <table:table-cell table:style-name="ce1" office:value-type="string" calcext:value-type="string">
            <text:p>099801</text:p>
          </table:table-cell>
          <table:table-cell table:style-name="ce1" office:value-type="string" calcext:value-type="string">
            <text:p>760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98324" calcext:value-type="float">
            <text:p>40,598324000000000</text:p>
          </table:table-cell>
          <table:table-cell office:value-type="float" office:value="-73.757228" calcext:value-type="float">
            <text:p>-73,7572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9802</text:p>
          </table:table-cell>
          <table:table-cell table:style-name="ce1" office:value-type="string" calcext:value-type="string">
            <text:p>099802</text:p>
          </table:table-cell>
          <table:table-cell table:style-name="ce1" office:value-type="string" calcext:value-type="string">
            <text:p>528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93959" calcext:value-type="float">
            <text:p>40,593959000000000</text:p>
          </table:table-cell>
          <table:table-cell office:value-type="float" office:value="-73.757167" calcext:value-type="float">
            <text:p>-73,7571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099900</text:p>
          </table:table-cell>
          <table:table-cell table:style-name="ce1" office:value-type="string" calcext:value-type="string">
            <text:p>0999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91785" calcext:value-type="float">
            <text:p>40,791785000000000</text:p>
          </table:table-cell>
          <table:table-cell office:value-type="float" office:value="-73.776866" calcext:value-type="float">
            <text:p>-73,7768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0801</text:p>
          </table:table-cell>
          <table:table-cell table:style-name="ce1" office:value-type="string" calcext:value-type="string">
            <text:p>100801</text:p>
          </table:table-cell>
          <table:table-cell table:style-name="ce1" office:value-type="string" calcext:value-type="string">
            <text:p>232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10015" calcext:value-type="float">
            <text:p>40,610015000000000</text:p>
          </table:table-cell>
          <table:table-cell office:value-type="float" office:value="-73.766261" calcext:value-type="float">
            <text:p>-73,7662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0802</text:p>
          </table:table-cell>
          <table:table-cell table:style-name="ce1" office:value-type="string" calcext:value-type="string">
            <text:p>100802</text:p>
          </table:table-cell>
          <table:table-cell table:style-name="ce1" office:value-type="string" calcext:value-type="string">
            <text:p>810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02912" calcext:value-type="float">
            <text:p>40,602912000000000</text:p>
          </table:table-cell>
          <table:table-cell office:value-type="float" office:value="-73.761564" calcext:value-type="float">
            <text:p>-73,7615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1001</text:p>
          </table:table-cell>
          <table:table-cell table:style-name="ce1" office:value-type="string" calcext:value-type="string">
            <text:p>101001</text:p>
          </table:table-cell>
          <table:table-cell table:style-name="ce1" office:value-type="string" calcext:value-type="string">
            <text:p>994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98647" calcext:value-type="float">
            <text:p>40,598647000000000</text:p>
          </table:table-cell>
          <table:table-cell office:value-type="float" office:value="-73.749322" calcext:value-type="float">
            <text:p>-73,7493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1002</text:p>
          </table:table-cell>
          <table:table-cell table:style-name="ce1" office:value-type="string" calcext:value-type="string">
            <text:p>101002</text:p>
          </table:table-cell>
          <table:table-cell table:style-name="ce1" office:value-type="string" calcext:value-type="string">
            <text:p>413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598392" calcext:value-type="float">
            <text:p>40,598392000000000</text:p>
          </table:table-cell>
          <table:table-cell office:value-type="float" office:value="-73.741791" calcext:value-type="float">
            <text:p>-73,74179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1700</text:p>
          </table:table-cell>
          <table:table-cell table:style-name="ce1" office:value-type="string" calcext:value-type="string">
            <text:p>101700</text:p>
          </table:table-cell>
          <table:table-cell table:style-name="ce1" office:value-type="string" calcext:value-type="string">
            <text:p>568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9842" calcext:value-type="float">
            <text:p>40,779842000000000</text:p>
          </table:table-cell>
          <table:table-cell office:value-type="float" office:value="-73.798284" calcext:value-type="float">
            <text:p>-73,7982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2900</text:p>
          </table:table-cell>
          <table:table-cell table:style-name="ce1" office:value-type="string" calcext:value-type="string">
            <text:p>102900</text:p>
          </table:table-cell>
          <table:table-cell table:style-name="ce1" office:value-type="string" calcext:value-type="string">
            <text:p>331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83478" calcext:value-type="float">
            <text:p>40,783478000000000</text:p>
          </table:table-cell>
          <table:table-cell office:value-type="float" office:value="-73.807368" calcext:value-type="float">
            <text:p>-73,80736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3201</text:p>
          </table:table-cell>
          <table:table-cell table:style-name="ce1" office:value-type="string" calcext:value-type="string">
            <text:p>103201</text:p>
          </table:table-cell>
          <table:table-cell table:style-name="ce1" office:value-type="string" calcext:value-type="string">
            <text:p>645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08439" calcext:value-type="float">
            <text:p>40,608439000000000</text:p>
          </table:table-cell>
          <table:table-cell office:value-type="float" office:value="-73.755227" calcext:value-type="float">
            <text:p>-73,7552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3202</text:p>
          </table:table-cell>
          <table:table-cell table:style-name="ce1" office:value-type="string" calcext:value-type="string">
            <text:p>103202</text:p>
          </table:table-cell>
          <table:table-cell table:style-name="ce1" office:value-type="string" calcext:value-type="string">
            <text:p>619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06137" calcext:value-type="float">
            <text:p>40,606137000000000</text:p>
          </table:table-cell>
          <table:table-cell office:value-type="float" office:value="-73.747509" calcext:value-type="float">
            <text:p>-73,7475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3300</text:p>
          </table:table-cell>
          <table:table-cell table:style-name="ce1" office:value-type="string" calcext:value-type="string">
            <text:p>103300</text:p>
          </table:table-cell>
          <table:table-cell table:style-name="ce1" office:value-type="string" calcext:value-type="string">
            <text:p>411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954" calcext:value-type="float">
            <text:p>40,779540000000000</text:p>
          </table:table-cell>
          <table:table-cell office:value-type="float" office:value="-73.810007" calcext:value-type="float">
            <text:p>-73,8100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3900</text:p>
          </table:table-cell>
          <table:table-cell table:style-name="ce1" office:value-type="string" calcext:value-type="string">
            <text:p>103900</text:p>
          </table:table-cell>
          <table:table-cell table:style-name="ce1" office:value-type="string" calcext:value-type="string">
            <text:p>615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83472" calcext:value-type="float">
            <text:p>40,783472000000000</text:p>
          </table:table-cell>
          <table:table-cell office:value-type="float" office:value="-73.818495" calcext:value-type="float">
            <text:p>-73,8184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4700</text:p>
          </table:table-cell>
          <table:table-cell table:style-name="ce1" office:value-type="string" calcext:value-type="string">
            <text:p>104700</text:p>
          </table:table-cell>
          <table:table-cell table:style-name="ce1" office:value-type="string" calcext:value-type="string">
            <text:p>73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4957" calcext:value-type="float">
            <text:p>40,774957000000000</text:p>
          </table:table-cell>
          <table:table-cell office:value-type="float" office:value="-73.821412" calcext:value-type="float">
            <text:p>-73,8214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5900</text:p>
          </table:table-cell>
          <table:table-cell table:style-name="ce1" office:value-type="string" calcext:value-type="string">
            <text:p>105900</text:p>
          </table:table-cell>
          <table:table-cell table:style-name="ce1" office:value-type="string" calcext:value-type="string">
            <text:p>355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386" calcext:value-type="float">
            <text:p>40,773860000000000</text:p>
          </table:table-cell>
          <table:table-cell office:value-type="float" office:value="-73.807422" calcext:value-type="float">
            <text:p>-73,8074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7201</text:p>
          </table:table-cell>
          <table:table-cell table:style-name="ce1" office:value-type="string" calcext:value-type="string">
            <text:p>107201</text:p>
          </table:table-cell>
          <table:table-cell table:style-name="ce1" office:value-type="string" calcext:value-type="string">
            <text:p>244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05245" calcext:value-type="float">
            <text:p>40,605245000000000</text:p>
          </table:table-cell>
          <table:table-cell office:value-type="float" office:value="-73.819779" calcext:value-type="float">
            <text:p>-73,8197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7202</text:p>
          </table:table-cell>
          <table:table-cell table:style-name="ce1" office:value-type="string" calcext:value-type="string">
            <text:p>1072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625253" calcext:value-type="float">
            <text:p>40,625253000000000</text:p>
          </table:table-cell>
          <table:table-cell office:value-type="float" office:value="-73.813764" calcext:value-type="float">
            <text:p>-73,8137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8500</text:p>
          </table:table-cell>
          <table:table-cell table:style-name="ce1" office:value-type="string" calcext:value-type="string">
            <text:p>108500</text:p>
          </table:table-cell>
          <table:table-cell table:style-name="ce1" office:value-type="string" calcext:value-type="string">
            <text:p>261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1944" calcext:value-type="float">
            <text:p>40,771944000000000</text:p>
          </table:table-cell>
          <table:table-cell office:value-type="float" office:value="-73.789798" calcext:value-type="float">
            <text:p>-73,78979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9300</text:p>
          </table:table-cell>
          <table:table-cell table:style-name="ce1" office:value-type="string" calcext:value-type="string">
            <text:p>109300</text:p>
          </table:table-cell>
          <table:table-cell table:style-name="ce1" office:value-type="string" calcext:value-type="string">
            <text:p>303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5012" calcext:value-type="float">
            <text:p>40,775012000000000</text:p>
          </table:table-cell>
          <table:table-cell office:value-type="float" office:value="-73.776744" calcext:value-type="float">
            <text:p>-73,7767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9700</text:p>
          </table:table-cell>
          <table:table-cell table:style-name="ce1" office:value-type="string" calcext:value-type="string">
            <text:p>109700</text:p>
          </table:table-cell>
          <table:table-cell table:style-name="ce1" office:value-type="string" calcext:value-type="string">
            <text:p>188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9953" calcext:value-type="float">
            <text:p>40,769953000000000</text:p>
          </table:table-cell>
          <table:table-cell office:value-type="float" office:value="-73.77738" calcext:value-type="float">
            <text:p>-73,7773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09900</text:p>
          </table:table-cell>
          <table:table-cell table:style-name="ce1" office:value-type="string" calcext:value-type="string">
            <text:p>109900</text:p>
          </table:table-cell>
          <table:table-cell table:style-name="ce1" office:value-type="string" calcext:value-type="string">
            <text:p>327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8026" calcext:value-type="float">
            <text:p>40,768026000000000</text:p>
          </table:table-cell>
          <table:table-cell office:value-type="float" office:value="-73.787083" calcext:value-type="float">
            <text:p>-73,7870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1300</text:p>
          </table:table-cell>
          <table:table-cell table:style-name="ce1" office:value-type="string" calcext:value-type="string">
            <text:p>111300</text:p>
          </table:table-cell>
          <table:table-cell table:style-name="ce1" office:value-type="string" calcext:value-type="string">
            <text:p>255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7126" calcext:value-type="float">
            <text:p>40,767126000000000</text:p>
          </table:table-cell>
          <table:table-cell office:value-type="float" office:value="-73.765227" calcext:value-type="float">
            <text:p>-73,7652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2300</text:p>
          </table:table-cell>
          <table:table-cell table:style-name="ce1" office:value-type="string" calcext:value-type="string">
            <text:p>112300</text:p>
          </table:table-cell>
          <table:table-cell table:style-name="ce1" office:value-type="string" calcext:value-type="string">
            <text:p>210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6346" calcext:value-type="float">
            <text:p>40,766346000000000</text:p>
          </table:table-cell>
          <table:table-cell office:value-type="float" office:value="-73.771213" calcext:value-type="float">
            <text:p>-73,7712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2900</text:p>
          </table:table-cell>
          <table:table-cell table:style-name="ce1" office:value-type="string" calcext:value-type="string">
            <text:p>112900</text:p>
          </table:table-cell>
          <table:table-cell table:style-name="ce1" office:value-type="string" calcext:value-type="string">
            <text:p>224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4992" calcext:value-type="float">
            <text:p>40,764992000000000</text:p>
          </table:table-cell>
          <table:table-cell office:value-type="float" office:value="-73.77627" calcext:value-type="float">
            <text:p>-73,7762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3300</text:p>
          </table:table-cell>
          <table:table-cell table:style-name="ce1" office:value-type="string" calcext:value-type="string">
            <text:p>113300</text:p>
          </table:table-cell>
          <table:table-cell table:style-name="ce1" office:value-type="string" calcext:value-type="string">
            <text:p>153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4344" calcext:value-type="float">
            <text:p>40,764344000000000</text:p>
          </table:table-cell>
          <table:table-cell office:value-type="float" office:value="-73.783358" calcext:value-type="float">
            <text:p>-73,78335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3900</text:p>
          </table:table-cell>
          <table:table-cell table:style-name="ce1" office:value-type="string" calcext:value-type="string">
            <text:p>113900</text:p>
          </table:table-cell>
          <table:table-cell table:style-name="ce1" office:value-type="string" calcext:value-type="string">
            <text:p>332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3745" calcext:value-type="float">
            <text:p>40,763745000000000</text:p>
          </table:table-cell>
          <table:table-cell office:value-type="float" office:value="-73.790519" calcext:value-type="float">
            <text:p>-73,7905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4100</text:p>
          </table:table-cell>
          <table:table-cell table:style-name="ce1" office:value-type="string" calcext:value-type="string">
            <text:p>114100</text:p>
          </table:table-cell>
          <table:table-cell table:style-name="ce1" office:value-type="string" calcext:value-type="string">
            <text:p>240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9221" calcext:value-type="float">
            <text:p>40,769221000000000</text:p>
          </table:table-cell>
          <table:table-cell office:value-type="float" office:value="-73.796775" calcext:value-type="float">
            <text:p>-73,7967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4700</text:p>
          </table:table-cell>
          <table:table-cell table:style-name="ce1" office:value-type="string" calcext:value-type="string">
            <text:p>114700</text:p>
          </table:table-cell>
          <table:table-cell table:style-name="ce1" office:value-type="string" calcext:value-type="string">
            <text:p>167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8441" calcext:value-type="float">
            <text:p>40,768441000000000</text:p>
          </table:table-cell>
          <table:table-cell office:value-type="float" office:value="-73.801551" calcext:value-type="float">
            <text:p>-73,8015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5100</text:p>
          </table:table-cell>
          <table:table-cell table:style-name="ce1" office:value-type="string" calcext:value-type="string">
            <text:p>115100</text:p>
          </table:table-cell>
          <table:table-cell table:style-name="ce1" office:value-type="string" calcext:value-type="string">
            <text:p>111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8137" calcext:value-type="float">
            <text:p>40,768137000000000</text:p>
          </table:table-cell>
          <table:table-cell office:value-type="float" office:value="-73.807965" calcext:value-type="float">
            <text:p>-73,8079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5500</text:p>
          </table:table-cell>
          <table:table-cell table:style-name="ce1" office:value-type="string" calcext:value-type="string">
            <text:p>115500</text:p>
          </table:table-cell>
          <table:table-cell table:style-name="ce1" office:value-type="string" calcext:value-type="string">
            <text:p>21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7086" calcext:value-type="float">
            <text:p>40,767086000000000</text:p>
          </table:table-cell>
          <table:table-cell office:value-type="float" office:value="-73.812003" calcext:value-type="float">
            <text:p>-73,81200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5700</text:p>
          </table:table-cell>
          <table:table-cell table:style-name="ce1" office:value-type="string" calcext:value-type="string">
            <text:p>115700</text:p>
          </table:table-cell>
          <table:table-cell table:style-name="ce1" office:value-type="string" calcext:value-type="string">
            <text:p>338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6795" calcext:value-type="float">
            <text:p>40,766795000000000</text:p>
          </table:table-cell>
          <table:table-cell office:value-type="float" office:value="-73.815435" calcext:value-type="float">
            <text:p>-73,8154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5900</text:p>
          </table:table-cell>
          <table:table-cell table:style-name="ce1" office:value-type="string" calcext:value-type="string">
            <text:p>115900</text:p>
          </table:table-cell>
          <table:table-cell table:style-name="ce1" office:value-type="string" calcext:value-type="string">
            <text:p>399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7711" calcext:value-type="float">
            <text:p>40,767711000000000</text:p>
          </table:table-cell>
          <table:table-cell office:value-type="float" office:value="-73.821376" calcext:value-type="float">
            <text:p>-73,8213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6100</text:p>
          </table:table-cell>
          <table:table-cell table:style-name="ce1" office:value-type="string" calcext:value-type="string">
            <text:p>116100</text:p>
          </table:table-cell>
          <table:table-cell table:style-name="ce1" office:value-type="string" calcext:value-type="string">
            <text:p>458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6413" calcext:value-type="float">
            <text:p>40,766413000000000</text:p>
          </table:table-cell>
          <table:table-cell office:value-type="float" office:value="-73.825752" calcext:value-type="float">
            <text:p>-73,82575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6300</text:p>
          </table:table-cell>
          <table:table-cell table:style-name="ce1" office:value-type="string" calcext:value-type="string">
            <text:p>116300</text:p>
          </table:table-cell>
          <table:table-cell table:style-name="ce1" office:value-type="string" calcext:value-type="string">
            <text:p>910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3921" calcext:value-type="float">
            <text:p>40,763921000000000</text:p>
          </table:table-cell>
          <table:table-cell office:value-type="float" office:value="-73.81911" calcext:value-type="float">
            <text:p>-73,8191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6700</text:p>
          </table:table-cell>
          <table:table-cell table:style-name="ce1" office:value-type="string" calcext:value-type="string">
            <text:p>116700</text:p>
          </table:table-cell>
          <table:table-cell table:style-name="ce1" office:value-type="string" calcext:value-type="string">
            <text:p>206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196" calcext:value-type="float">
            <text:p>40,761960000000000</text:p>
          </table:table-cell>
          <table:table-cell office:value-type="float" office:value="-73.812232" calcext:value-type="float">
            <text:p>-73,8122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7100</text:p>
          </table:table-cell>
          <table:table-cell table:style-name="ce1" office:value-type="string" calcext:value-type="string">
            <text:p>117100</text:p>
          </table:table-cell>
          <table:table-cell table:style-name="ce1" office:value-type="string" calcext:value-type="string">
            <text:p>274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2866" calcext:value-type="float">
            <text:p>40,762866000000000</text:p>
          </table:table-cell>
          <table:table-cell office:value-type="float" office:value="-73.805478" calcext:value-type="float">
            <text:p>-73,80547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7500</text:p>
          </table:table-cell>
          <table:table-cell table:style-name="ce1" office:value-type="string" calcext:value-type="string">
            <text:p>117500</text:p>
          </table:table-cell>
          <table:table-cell table:style-name="ce1" office:value-type="string" calcext:value-type="string">
            <text:p>499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1812" calcext:value-type="float">
            <text:p>40,761812000000000</text:p>
          </table:table-cell>
          <table:table-cell office:value-type="float" office:value="-73.796814" calcext:value-type="float">
            <text:p>-73,79681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8100</text:p>
          </table:table-cell>
          <table:table-cell table:style-name="ce1" office:value-type="string" calcext:value-type="string">
            <text:p>118100</text:p>
          </table:table-cell>
          <table:table-cell table:style-name="ce1" office:value-type="string" calcext:value-type="string">
            <text:p>184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9682" calcext:value-type="float">
            <text:p>40,759682000000000</text:p>
          </table:table-cell>
          <table:table-cell office:value-type="float" office:value="-73.787813" calcext:value-type="float">
            <text:p>-73,7878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8500</text:p>
          </table:table-cell>
          <table:table-cell table:style-name="ce1" office:value-type="string" calcext:value-type="string">
            <text:p>118500</text:p>
          </table:table-cell>
          <table:table-cell table:style-name="ce1" office:value-type="string" calcext:value-type="string">
            <text:p>21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9605" calcext:value-type="float">
            <text:p>40,759605000000000</text:p>
          </table:table-cell>
          <table:table-cell office:value-type="float" office:value="-73.80478" calcext:value-type="float">
            <text:p>-73,80478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8700</text:p>
          </table:table-cell>
          <table:table-cell table:style-name="ce1" office:value-type="string" calcext:value-type="string">
            <text:p>118700</text:p>
          </table:table-cell>
          <table:table-cell table:style-name="ce1" office:value-type="string" calcext:value-type="string">
            <text:p>252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9685" calcext:value-type="float">
            <text:p>40,759685000000000</text:p>
          </table:table-cell>
          <table:table-cell office:value-type="float" office:value="-73.812242" calcext:value-type="float">
            <text:p>-73,8122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8900</text:p>
          </table:table-cell>
          <table:table-cell table:style-name="ce1" office:value-type="string" calcext:value-type="string">
            <text:p>118900</text:p>
          </table:table-cell>
          <table:table-cell table:style-name="ce1" office:value-type="string" calcext:value-type="string">
            <text:p>246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6576" calcext:value-type="float">
            <text:p>40,756576000000000</text:p>
          </table:table-cell>
          <table:table-cell office:value-type="float" office:value="-73.812708" calcext:value-type="float">
            <text:p>-73,8127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9100</text:p>
          </table:table-cell>
          <table:table-cell table:style-name="ce1" office:value-type="string" calcext:value-type="string">
            <text:p>119100</text:p>
          </table:table-cell>
          <table:table-cell table:style-name="ce1" office:value-type="string" calcext:value-type="string">
            <text:p>327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6834" calcext:value-type="float">
            <text:p>40,756834000000000</text:p>
          </table:table-cell>
          <table:table-cell office:value-type="float" office:value="-73.806637" calcext:value-type="float">
            <text:p>-73,8066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9300</text:p>
          </table:table-cell>
          <table:table-cell table:style-name="ce1" office:value-type="string" calcext:value-type="string">
            <text:p>119300</text:p>
          </table:table-cell>
          <table:table-cell table:style-name="ce1" office:value-type="string" calcext:value-type="string">
            <text:p>225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7283" calcext:value-type="float">
            <text:p>40,757283000000000</text:p>
          </table:table-cell>
          <table:table-cell office:value-type="float" office:value="-73.80079" calcext:value-type="float">
            <text:p>-73,8007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9500</text:p>
          </table:table-cell>
          <table:table-cell table:style-name="ce1" office:value-type="string" calcext:value-type="string">
            <text:p>119500</text:p>
          </table:table-cell>
          <table:table-cell table:style-name="ce1" office:value-type="string" calcext:value-type="string">
            <text:p>134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4893" calcext:value-type="float">
            <text:p>40,754893000000000</text:p>
          </table:table-cell>
          <table:table-cell office:value-type="float" office:value="-73.80005" calcext:value-type="float">
            <text:p>-73,8000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19900</text:p>
          </table:table-cell>
          <table:table-cell table:style-name="ce1" office:value-type="string" calcext:value-type="string">
            <text:p>119900</text:p>
          </table:table-cell>
          <table:table-cell table:style-name="ce1" office:value-type="string" calcext:value-type="string">
            <text:p>150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3789" calcext:value-type="float">
            <text:p>40,753789000000000</text:p>
          </table:table-cell>
          <table:table-cell office:value-type="float" office:value="-73.809487" calcext:value-type="float">
            <text:p>-73,8094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0100</text:p>
          </table:table-cell>
          <table:table-cell table:style-name="ce1" office:value-type="string" calcext:value-type="string">
            <text:p>120100</text:p>
          </table:table-cell>
          <table:table-cell table:style-name="ce1" office:value-type="string" calcext:value-type="string">
            <text:p>166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3207" calcext:value-type="float">
            <text:p>40,753207000000000</text:p>
          </table:table-cell>
          <table:table-cell office:value-type="float" office:value="-73.814235" calcext:value-type="float">
            <text:p>-73,8142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0300</text:p>
          </table:table-cell>
          <table:table-cell table:style-name="ce1" office:value-type="string" calcext:value-type="string">
            <text:p>120300</text:p>
          </table:table-cell>
          <table:table-cell table:style-name="ce1" office:value-type="string" calcext:value-type="string">
            <text:p>164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8625" calcext:value-type="float">
            <text:p>40,748625000000000</text:p>
          </table:table-cell>
          <table:table-cell office:value-type="float" office:value="-73.813008" calcext:value-type="float">
            <text:p>-73,8130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0500</text:p>
          </table:table-cell>
          <table:table-cell table:style-name="ce1" office:value-type="string" calcext:value-type="string">
            <text:p>120500</text:p>
          </table:table-cell>
          <table:table-cell table:style-name="ce1" office:value-type="string" calcext:value-type="string">
            <text:p>302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1408" calcext:value-type="float">
            <text:p>40,751408000000000</text:p>
          </table:table-cell>
          <table:table-cell office:value-type="float" office:value="-73.817375" calcext:value-type="float">
            <text:p>-73,8173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0700</text:p>
          </table:table-cell>
          <table:table-cell table:style-name="ce1" office:value-type="string" calcext:value-type="string">
            <text:p>120700</text:p>
          </table:table-cell>
          <table:table-cell table:style-name="ce1" office:value-type="string" calcext:value-type="string">
            <text:p>279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0317" calcext:value-type="float">
            <text:p>40,750317000000000</text:p>
          </table:table-cell>
          <table:table-cell office:value-type="float" office:value="-73.803099" calcext:value-type="float">
            <text:p>-73,8030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1100</text:p>
          </table:table-cell>
          <table:table-cell table:style-name="ce1" office:value-type="string" calcext:value-type="string">
            <text:p>1211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5632" calcext:value-type="float">
            <text:p>40,745632000000000</text:p>
          </table:table-cell>
          <table:table-cell office:value-type="float" office:value="-73.808289" calcext:value-type="float">
            <text:p>-73,8082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1500</text:p>
          </table:table-cell>
          <table:table-cell table:style-name="ce1" office:value-type="string" calcext:value-type="string">
            <text:p>121500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051" calcext:value-type="float">
            <text:p>40,740510000000000</text:p>
          </table:table-cell>
          <table:table-cell office:value-type="float" office:value="-73.809472" calcext:value-type="float">
            <text:p>-73,8094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2300</text:p>
          </table:table-cell>
          <table:table-cell table:style-name="ce1" office:value-type="string" calcext:value-type="string">
            <text:p>122300</text:p>
          </table:table-cell>
          <table:table-cell table:style-name="ce1" office:value-type="string" calcext:value-type="string">
            <text:p>353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5363" calcext:value-type="float">
            <text:p>40,735363000000000</text:p>
          </table:table-cell>
          <table:table-cell office:value-type="float" office:value="-73.799599" calcext:value-type="float">
            <text:p>-73,7995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2701</text:p>
          </table:table-cell>
          <table:table-cell table:style-name="ce1" office:value-type="string" calcext:value-type="string">
            <text:p>122701</text:p>
          </table:table-cell>
          <table:table-cell table:style-name="ce1" office:value-type="string" calcext:value-type="string">
            <text:p>1091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3036" calcext:value-type="float">
            <text:p>40,733036000000000</text:p>
          </table:table-cell>
          <table:table-cell office:value-type="float" office:value="-73.807527" calcext:value-type="float">
            <text:p>-73,8075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2702</text:p>
          </table:table-cell>
          <table:table-cell table:style-name="ce1" office:value-type="string" calcext:value-type="string">
            <text:p>122702</text:p>
          </table:table-cell>
          <table:table-cell table:style-name="ce1" office:value-type="string" calcext:value-type="string">
            <text:p>642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3338" calcext:value-type="float">
            <text:p>40,733338000000000</text:p>
          </table:table-cell>
          <table:table-cell office:value-type="float" office:value="-73.812689" calcext:value-type="float">
            <text:p>-73,81268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4100</text:p>
          </table:table-cell>
          <table:table-cell table:style-name="ce1" office:value-type="string" calcext:value-type="string">
            <text:p>124100</text:p>
          </table:table-cell>
          <table:table-cell table:style-name="ce1" office:value-type="string" calcext:value-type="string">
            <text:p>389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6397" calcext:value-type="float">
            <text:p>40,726397000000000</text:p>
          </table:table-cell>
          <table:table-cell office:value-type="float" office:value="-73.802836" calcext:value-type="float">
            <text:p>-73,8028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4700</text:p>
          </table:table-cell>
          <table:table-cell table:style-name="ce1" office:value-type="string" calcext:value-type="string">
            <text:p>124700</text:p>
          </table:table-cell>
          <table:table-cell table:style-name="ce1" office:value-type="string" calcext:value-type="string">
            <text:p>355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8228" calcext:value-type="float">
            <text:p>40,728228000000000</text:p>
          </table:table-cell>
          <table:table-cell office:value-type="float" office:value="-73.796321" calcext:value-type="float">
            <text:p>-73,7963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5700</text:p>
          </table:table-cell>
          <table:table-cell table:style-name="ce1" office:value-type="string" calcext:value-type="string">
            <text:p>125700</text:p>
          </table:table-cell>
          <table:table-cell table:style-name="ce1" office:value-type="string" calcext:value-type="string">
            <text:p>320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412" calcext:value-type="float">
            <text:p>40,724120000000000</text:p>
          </table:table-cell>
          <table:table-cell office:value-type="float" office:value="-73.80784" calcext:value-type="float">
            <text:p>-73,8078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6500</text:p>
          </table:table-cell>
          <table:table-cell table:style-name="ce1" office:value-type="string" calcext:value-type="string">
            <text:p>126500</text:p>
          </table:table-cell>
          <table:table-cell table:style-name="ce1" office:value-type="string" calcext:value-type="string">
            <text:p>166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0368" calcext:value-type="float">
            <text:p>40,720368000000000</text:p>
          </table:table-cell>
          <table:table-cell office:value-type="float" office:value="-73.804355" calcext:value-type="float">
            <text:p>-73,8043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6700</text:p>
          </table:table-cell>
          <table:table-cell table:style-name="ce1" office:value-type="string" calcext:value-type="string">
            <text:p>126700</text:p>
          </table:table-cell>
          <table:table-cell table:style-name="ce1" office:value-type="string" calcext:value-type="string">
            <text:p>405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0231" calcext:value-type="float">
            <text:p>40,720231000000000</text:p>
          </table:table-cell>
          <table:table-cell office:value-type="float" office:value="-73.797796" calcext:value-type="float">
            <text:p>-73,7977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7700</text:p>
          </table:table-cell>
          <table:table-cell table:style-name="ce1" office:value-type="string" calcext:value-type="string">
            <text:p>127700</text:p>
          </table:table-cell>
          <table:table-cell table:style-name="ce1" office:value-type="string" calcext:value-type="string">
            <text:p>363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4877" calcext:value-type="float">
            <text:p>40,724877000000000</text:p>
          </table:table-cell>
          <table:table-cell office:value-type="float" office:value="-73.783254" calcext:value-type="float">
            <text:p>-73,7832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8300</text:p>
          </table:table-cell>
          <table:table-cell table:style-name="ce1" office:value-type="string" calcext:value-type="string">
            <text:p>128300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6845" calcext:value-type="float">
            <text:p>40,736845000000000</text:p>
          </table:table-cell>
          <table:table-cell office:value-type="float" office:value="-73.764738" calcext:value-type="float">
            <text:p>-73,7647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9102</text:p>
          </table:table-cell>
          <table:table-cell table:style-name="ce1" office:value-type="string" calcext:value-type="string">
            <text:p>129102</text:p>
          </table:table-cell>
          <table:table-cell table:style-name="ce1" office:value-type="string" calcext:value-type="string">
            <text:p>334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2271" calcext:value-type="float">
            <text:p>40,732271000000000</text:p>
          </table:table-cell>
          <table:table-cell office:value-type="float" office:value="-73.753667" calcext:value-type="float">
            <text:p>-73,7536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9103</text:p>
          </table:table-cell>
          <table:table-cell table:style-name="ce1" office:value-type="string" calcext:value-type="string">
            <text:p>129103</text:p>
          </table:table-cell>
          <table:table-cell table:style-name="ce1" office:value-type="string" calcext:value-type="string">
            <text:p>356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7295" calcext:value-type="float">
            <text:p>40,737295000000000</text:p>
          </table:table-cell>
          <table:table-cell office:value-type="float" office:value="-73.759954" calcext:value-type="float">
            <text:p>-73,7599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29104</text:p>
          </table:table-cell>
          <table:table-cell table:style-name="ce1" office:value-type="string" calcext:value-type="string">
            <text:p>129104</text:p>
          </table:table-cell>
          <table:table-cell table:style-name="ce1" office:value-type="string" calcext:value-type="string">
            <text:p>410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858" calcext:value-type="float">
            <text:p>40,738580000000000</text:p>
          </table:table-cell>
          <table:table-cell office:value-type="float" office:value="-73.75034" calcext:value-type="float">
            <text:p>-73,7503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30100</text:p>
          </table:table-cell>
          <table:table-cell table:style-name="ce1" office:value-type="string" calcext:value-type="string">
            <text:p>130100</text:p>
          </table:table-cell>
          <table:table-cell table:style-name="ce1" office:value-type="string" calcext:value-type="string">
            <text:p>379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3004" calcext:value-type="float">
            <text:p>40,733004000000000</text:p>
          </table:table-cell>
          <table:table-cell office:value-type="float" office:value="-73.739374" calcext:value-type="float">
            <text:p>-73,7393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33300</text:p>
          </table:table-cell>
          <table:table-cell table:style-name="ce1" office:value-type="string" calcext:value-type="string">
            <text:p>133300</text:p>
          </table:table-cell>
          <table:table-cell table:style-name="ce1" office:value-type="string" calcext:value-type="string">
            <text:p>367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2071" calcext:value-type="float">
            <text:p>40,732071000000000</text:p>
          </table:table-cell>
          <table:table-cell office:value-type="float" office:value="-73.779093" calcext:value-type="float">
            <text:p>-73,77909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33900</text:p>
          </table:table-cell>
          <table:table-cell table:style-name="ce1" office:value-type="string" calcext:value-type="string">
            <text:p>133900</text:p>
          </table:table-cell>
          <table:table-cell table:style-name="ce1" office:value-type="string" calcext:value-type="string">
            <text:p>130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8582" calcext:value-type="float">
            <text:p>40,728582000000000</text:p>
          </table:table-cell>
          <table:table-cell office:value-type="float" office:value="-73.790346" calcext:value-type="float">
            <text:p>-73,7903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34100</text:p>
          </table:table-cell>
          <table:table-cell table:style-name="ce1" office:value-type="string" calcext:value-type="string">
            <text:p>134100</text:p>
          </table:table-cell>
          <table:table-cell table:style-name="ce1" office:value-type="string" calcext:value-type="string">
            <text:p>325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5252" calcext:value-type="float">
            <text:p>40,735252000000000</text:p>
          </table:table-cell>
          <table:table-cell office:value-type="float" office:value="-73.79101" calcext:value-type="float">
            <text:p>-73,7910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34700</text:p>
          </table:table-cell>
          <table:table-cell table:style-name="ce1" office:value-type="string" calcext:value-type="string">
            <text:p>134700</text:p>
          </table:table-cell>
          <table:table-cell table:style-name="ce1" office:value-type="string" calcext:value-type="string">
            <text:p>957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7419" calcext:value-type="float">
            <text:p>40,737419000000000</text:p>
          </table:table-cell>
          <table:table-cell office:value-type="float" office:value="-73.781657" calcext:value-type="float">
            <text:p>-73,78165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36700</text:p>
          </table:table-cell>
          <table:table-cell table:style-name="ce1" office:value-type="string" calcext:value-type="string">
            <text:p>136700</text:p>
          </table:table-cell>
          <table:table-cell table:style-name="ce1" office:value-type="string" calcext:value-type="string">
            <text:p>587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4323" calcext:value-type="float">
            <text:p>40,744323000000000</text:p>
          </table:table-cell>
          <table:table-cell office:value-type="float" office:value="-73.759144" calcext:value-type="float">
            <text:p>-73,7591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37700</text:p>
          </table:table-cell>
          <table:table-cell table:style-name="ce1" office:value-type="string" calcext:value-type="string">
            <text:p>137700</text:p>
          </table:table-cell>
          <table:table-cell table:style-name="ce1" office:value-type="string" calcext:value-type="string">
            <text:p>660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6994" calcext:value-type="float">
            <text:p>40,746994000000000</text:p>
          </table:table-cell>
          <table:table-cell office:value-type="float" office:value="-73.750404" calcext:value-type="float">
            <text:p>-73,75040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38501</text:p>
          </table:table-cell>
          <table:table-cell table:style-name="ce1" office:value-type="string" calcext:value-type="string">
            <text:p>138501</text:p>
          </table:table-cell>
          <table:table-cell table:style-name="ce1" office:value-type="string" calcext:value-type="string">
            <text:p>474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3319" calcext:value-type="float">
            <text:p>40,753319000000000</text:p>
          </table:table-cell>
          <table:table-cell office:value-type="float" office:value="-73.752843" calcext:value-type="float">
            <text:p>-73,7528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38502</text:p>
          </table:table-cell>
          <table:table-cell table:style-name="ce1" office:value-type="string" calcext:value-type="string">
            <text:p>138502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9345" calcext:value-type="float">
            <text:p>40,749345000000000</text:p>
          </table:table-cell>
          <table:table-cell office:value-type="float" office:value="-73.738981" calcext:value-type="float">
            <text:p>-73,73898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39900</text:p>
          </table:table-cell>
          <table:table-cell table:style-name="ce1" office:value-type="string" calcext:value-type="string">
            <text:p>139900</text:p>
          </table:table-cell>
          <table:table-cell table:style-name="ce1" office:value-type="string" calcext:value-type="string">
            <text:p>174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992" calcext:value-type="float">
            <text:p>40,749920000000000</text:p>
          </table:table-cell>
          <table:table-cell office:value-type="float" office:value="-73.762543" calcext:value-type="float">
            <text:p>-73,7625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0300</text:p>
          </table:table-cell>
          <table:table-cell table:style-name="ce1" office:value-type="string" calcext:value-type="string">
            <text:p>140300</text:p>
          </table:table-cell>
          <table:table-cell table:style-name="ce1" office:value-type="string" calcext:value-type="string">
            <text:p>230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823" calcext:value-type="float">
            <text:p>40,748230000000000</text:p>
          </table:table-cell>
          <table:table-cell office:value-type="float" office:value="-73.770022" calcext:value-type="float">
            <text:p>-73,7700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0901</text:p>
          </table:table-cell>
          <table:table-cell table:style-name="ce1" office:value-type="string" calcext:value-type="string">
            <text:p>140901</text:p>
          </table:table-cell>
          <table:table-cell table:style-name="ce1" office:value-type="string" calcext:value-type="string">
            <text:p>91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6695" calcext:value-type="float">
            <text:p>40,746695000000000</text:p>
          </table:table-cell>
          <table:table-cell office:value-type="float" office:value="-73.775255" calcext:value-type="float">
            <text:p>-73,7752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0902</text:p>
          </table:table-cell>
          <table:table-cell table:style-name="ce1" office:value-type="string" calcext:value-type="string">
            <text:p>140902</text:p>
          </table:table-cell>
          <table:table-cell table:style-name="ce1" office:value-type="string" calcext:value-type="string">
            <text:p>260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5536" calcext:value-type="float">
            <text:p>40,745536000000000</text:p>
          </table:table-cell>
          <table:table-cell office:value-type="float" office:value="-73.782113" calcext:value-type="float">
            <text:p>-73,78211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1700</text:p>
          </table:table-cell>
          <table:table-cell table:style-name="ce1" office:value-type="string" calcext:value-type="string">
            <text:p>141700</text:p>
          </table:table-cell>
          <table:table-cell table:style-name="ce1" office:value-type="string" calcext:value-type="string">
            <text:p>447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5358" calcext:value-type="float">
            <text:p>40,745358000000000</text:p>
          </table:table-cell>
          <table:table-cell office:value-type="float" office:value="-73.791636" calcext:value-type="float">
            <text:p>-73,79163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2900</text:p>
          </table:table-cell>
          <table:table-cell table:style-name="ce1" office:value-type="string" calcext:value-type="string">
            <text:p>142900</text:p>
          </table:table-cell>
          <table:table-cell table:style-name="ce1" office:value-type="string" calcext:value-type="string">
            <text:p>362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133" calcext:value-type="float">
            <text:p>40,751330000000000</text:p>
          </table:table-cell>
          <table:table-cell office:value-type="float" office:value="-73.784587" calcext:value-type="float">
            <text:p>-73,78458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3500</text:p>
          </table:table-cell>
          <table:table-cell table:style-name="ce1" office:value-type="string" calcext:value-type="string">
            <text:p>143500</text:p>
          </table:table-cell>
          <table:table-cell table:style-name="ce1" office:value-type="string" calcext:value-type="string">
            <text:p>2199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2732" calcext:value-type="float">
            <text:p>40,752732000000000</text:p>
          </table:table-cell>
          <table:table-cell office:value-type="float" office:value="-73.770837" calcext:value-type="float">
            <text:p>-73,7708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4100</text:p>
          </table:table-cell>
          <table:table-cell table:style-name="ce1" office:value-type="string" calcext:value-type="string">
            <text:p>144100</text:p>
          </table:table-cell>
          <table:table-cell table:style-name="ce1" office:value-type="string" calcext:value-type="string">
            <text:p>292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6308" calcext:value-type="float">
            <text:p>40,756308000000000</text:p>
          </table:table-cell>
          <table:table-cell office:value-type="float" office:value="-73.764528" calcext:value-type="float">
            <text:p>-73,7645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4700</text:p>
          </table:table-cell>
          <table:table-cell table:style-name="ce1" office:value-type="string" calcext:value-type="string">
            <text:p>144700</text:p>
          </table:table-cell>
          <table:table-cell table:style-name="ce1" office:value-type="string" calcext:value-type="string">
            <text:p>292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6533" calcext:value-type="float">
            <text:p>40,756533000000000</text:p>
          </table:table-cell>
          <table:table-cell office:value-type="float" office:value="-73.772196" calcext:value-type="float">
            <text:p>-73,77219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5101</text:p>
          </table:table-cell>
          <table:table-cell table:style-name="ce1" office:value-type="string" calcext:value-type="string">
            <text:p>145101</text:p>
          </table:table-cell>
          <table:table-cell table:style-name="ce1" office:value-type="string" calcext:value-type="string">
            <text:p>136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5412" calcext:value-type="float">
            <text:p>40,755412000000000</text:p>
          </table:table-cell>
          <table:table-cell office:value-type="float" office:value="-73.784948" calcext:value-type="float">
            <text:p>-73,7849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5102</text:p>
          </table:table-cell>
          <table:table-cell table:style-name="ce1" office:value-type="string" calcext:value-type="string">
            <text:p>145102</text:p>
          </table:table-cell>
          <table:table-cell table:style-name="ce1" office:value-type="string" calcext:value-type="string">
            <text:p>246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3214" calcext:value-type="float">
            <text:p>40,753214000000000</text:p>
          </table:table-cell>
          <table:table-cell office:value-type="float" office:value="-73.778277" calcext:value-type="float">
            <text:p>-73,7782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5900</text:p>
          </table:table-cell>
          <table:table-cell table:style-name="ce1" office:value-type="string" calcext:value-type="string">
            <text:p>145900</text:p>
          </table:table-cell>
          <table:table-cell table:style-name="ce1" office:value-type="string" calcext:value-type="string">
            <text:p>2772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3968" calcext:value-type="float">
            <text:p>40,753968000000000</text:p>
          </table:table-cell>
          <table:table-cell office:value-type="float" office:value="-73.791927" calcext:value-type="float">
            <text:p>-73,7919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6300</text:p>
          </table:table-cell>
          <table:table-cell table:style-name="ce1" office:value-type="string" calcext:value-type="string">
            <text:p>146300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9639" calcext:value-type="float">
            <text:p>40,759639000000000</text:p>
          </table:table-cell>
          <table:table-cell office:value-type="float" office:value="-73.781366" calcext:value-type="float">
            <text:p>-73,7813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6700</text:p>
          </table:table-cell>
          <table:table-cell table:style-name="ce1" office:value-type="string" calcext:value-type="string">
            <text:p>146700</text:p>
          </table:table-cell>
          <table:table-cell table:style-name="ce1" office:value-type="string" calcext:value-type="string">
            <text:p>273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128" calcext:value-type="float">
            <text:p>40,761280000000000</text:p>
          </table:table-cell>
          <table:table-cell office:value-type="float" office:value="-73.773199" calcext:value-type="float">
            <text:p>-73,77319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7100</text:p>
          </table:table-cell>
          <table:table-cell table:style-name="ce1" office:value-type="string" calcext:value-type="string">
            <text:p>147100</text:p>
          </table:table-cell>
          <table:table-cell table:style-name="ce1" office:value-type="string" calcext:value-type="string">
            <text:p>334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1486" calcext:value-type="float">
            <text:p>40,761486000000000</text:p>
          </table:table-cell>
          <table:table-cell office:value-type="float" office:value="-73.763334" calcext:value-type="float">
            <text:p>-73,7633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7900</text:p>
          </table:table-cell>
          <table:table-cell table:style-name="ce1" office:value-type="string" calcext:value-type="string">
            <text:p>147900</text:p>
          </table:table-cell>
          <table:table-cell table:style-name="ce1" office:value-type="string" calcext:value-type="string">
            <text:p>424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0065" calcext:value-type="float">
            <text:p>40,770065000000000</text:p>
          </table:table-cell>
          <table:table-cell office:value-type="float" office:value="-73.741521" calcext:value-type="float">
            <text:p>-73,74152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48300</text:p>
          </table:table-cell>
          <table:table-cell table:style-name="ce1" office:value-type="string" calcext:value-type="string">
            <text:p>148300</text:p>
          </table:table-cell>
          <table:table-cell table:style-name="ce1" office:value-type="string" calcext:value-type="string">
            <text:p>2863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74969" calcext:value-type="float">
            <text:p>40,774969000000000</text:p>
          </table:table-cell>
          <table:table-cell office:value-type="float" office:value="-73.748563" calcext:value-type="float">
            <text:p>-73,7485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50701</text:p>
          </table:table-cell>
          <table:table-cell table:style-name="ce1" office:value-type="string" calcext:value-type="string">
            <text:p>150701</text:p>
          </table:table-cell>
          <table:table-cell table:style-name="ce1" office:value-type="string" calcext:value-type="string">
            <text:p>293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2263" calcext:value-type="float">
            <text:p>40,762263000000000</text:p>
          </table:table-cell>
          <table:table-cell office:value-type="float" office:value="-73.739417" calcext:value-type="float">
            <text:p>-73,7394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50702</text:p>
          </table:table-cell>
          <table:table-cell table:style-name="ce1" office:value-type="string" calcext:value-type="string">
            <text:p>150702</text:p>
          </table:table-cell>
          <table:table-cell table:style-name="ce1" office:value-type="string" calcext:value-type="string">
            <text:p>3178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66669" calcext:value-type="float">
            <text:p>40,766669000000000</text:p>
          </table:table-cell>
          <table:table-cell office:value-type="float" office:value="-73.730909" calcext:value-type="float">
            <text:p>-73,7309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52901</text:p>
          </table:table-cell>
          <table:table-cell table:style-name="ce1" office:value-type="string" calcext:value-type="string">
            <text:p>152901</text:p>
          </table:table-cell>
          <table:table-cell table:style-name="ce1" office:value-type="string" calcext:value-type="string">
            <text:p>6401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2795" calcext:value-type="float">
            <text:p>40,752795000000000</text:p>
          </table:table-cell>
          <table:table-cell office:value-type="float" office:value="-73.735242" calcext:value-type="float">
            <text:p>-73,73524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52902</text:p>
          </table:table-cell>
          <table:table-cell table:style-name="ce1" office:value-type="string" calcext:value-type="string">
            <text:p>152902</text:p>
          </table:table-cell>
          <table:table-cell table:style-name="ce1" office:value-type="string" calcext:value-type="string">
            <text:p>512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9473" calcext:value-type="float">
            <text:p>40,759473000000000</text:p>
          </table:table-cell>
          <table:table-cell office:value-type="float" office:value="-73.724854" calcext:value-type="float">
            <text:p>-73,7248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55101</text:p>
          </table:table-cell>
          <table:table-cell table:style-name="ce1" office:value-type="string" calcext:value-type="string">
            <text:p>155101</text:p>
          </table:table-cell>
          <table:table-cell table:style-name="ce1" office:value-type="string" calcext:value-type="string">
            <text:p>180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8565" calcext:value-type="float">
            <text:p>40,758565000000000</text:p>
          </table:table-cell>
          <table:table-cell office:value-type="float" office:value="-73.715074" calcext:value-type="float">
            <text:p>-73,7150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55102</text:p>
          </table:table-cell>
          <table:table-cell table:style-name="ce1" office:value-type="string" calcext:value-type="string">
            <text:p>155102</text:p>
          </table:table-cell>
          <table:table-cell table:style-name="ce1" office:value-type="string" calcext:value-type="string">
            <text:p>8185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50933" calcext:value-type="float">
            <text:p>40,750933000000000</text:p>
          </table:table-cell>
          <table:table-cell office:value-type="float" office:value="-73.714837" calcext:value-type="float">
            <text:p>-73,7148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56700</text:p>
          </table:table-cell>
          <table:table-cell table:style-name="ce1" office:value-type="string" calcext:value-type="string">
            <text:p>156700</text:p>
          </table:table-cell>
          <table:table-cell table:style-name="ce1" office:value-type="string" calcext:value-type="string">
            <text:p>179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7846" calcext:value-type="float">
            <text:p>40,737846000000000</text:p>
          </table:table-cell>
          <table:table-cell office:value-type="float" office:value="-73.730624" calcext:value-type="float">
            <text:p>-73,7306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57101</text:p>
          </table:table-cell>
          <table:table-cell table:style-name="ce1" office:value-type="string" calcext:value-type="string">
            <text:p>157101</text:p>
          </table:table-cell>
          <table:table-cell table:style-name="ce1" office:value-type="string" calcext:value-type="string">
            <text:p>721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898" calcext:value-type="float">
            <text:p>40,738980000000000</text:p>
          </table:table-cell>
          <table:table-cell office:value-type="float" office:value="-73.719569" calcext:value-type="float">
            <text:p>-73,7195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57102</text:p>
          </table:table-cell>
          <table:table-cell table:style-name="ce1" office:value-type="string" calcext:value-type="string">
            <text:p>157102</text:p>
          </table:table-cell>
          <table:table-cell table:style-name="ce1" office:value-type="string" calcext:value-type="string">
            <text:p>199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4419" calcext:value-type="float">
            <text:p>40,734419000000000</text:p>
          </table:table-cell>
          <table:table-cell office:value-type="float" office:value="-73.725269" calcext:value-type="float">
            <text:p>-73,72526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57901</text:p>
          </table:table-cell>
          <table:table-cell table:style-name="ce1" office:value-type="string" calcext:value-type="string">
            <text:p>157901</text:p>
          </table:table-cell>
          <table:table-cell table:style-name="ce1" office:value-type="string" calcext:value-type="string">
            <text:p>4800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4407" calcext:value-type="float">
            <text:p>40,744407000000000</text:p>
          </table:table-cell>
          <table:table-cell office:value-type="float" office:value="-73.704479" calcext:value-type="float">
            <text:p>-73,7044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57902</text:p>
          </table:table-cell>
          <table:table-cell table:style-name="ce1" office:value-type="string" calcext:value-type="string">
            <text:p>157902</text:p>
          </table:table-cell>
          <table:table-cell table:style-name="ce1" office:value-type="string" calcext:value-type="string">
            <text:p>3836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41388" calcext:value-type="float">
            <text:p>40,741388000000000</text:p>
          </table:table-cell>
          <table:table-cell office:value-type="float" office:value="-73.711884" calcext:value-type="float">
            <text:p>-73,7118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57903</text:p>
          </table:table-cell>
          <table:table-cell table:style-name="ce1" office:value-type="string" calcext:value-type="string">
            <text:p>157903</text:p>
          </table:table-cell>
          <table:table-cell table:style-name="ce1" office:value-type="string" calcext:value-type="string">
            <text:p>3944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33873" calcext:value-type="float">
            <text:p>40,733873000000000</text:p>
          </table:table-cell>
          <table:table-cell office:value-type="float" office:value="-73.70767" calcext:value-type="float">
            <text:p>-73,7076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61700</text:p>
          </table:table-cell>
          <table:table-cell table:style-name="ce1" office:value-type="string" calcext:value-type="string">
            <text:p>161700</text:p>
          </table:table-cell>
          <table:table-cell table:style-name="ce1" office:value-type="string" calcext:value-type="string">
            <text:p>429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8767" calcext:value-type="float">
            <text:p>40,728767000000000</text:p>
          </table:table-cell>
          <table:table-cell office:value-type="float" office:value="-73.717472" calcext:value-type="float">
            <text:p>-73,7174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1162100</text:p>
          </table:table-cell>
          <table:table-cell table:style-name="ce1" office:value-type="string" calcext:value-type="string">
            <text:p>162100</text:p>
          </table:table-cell>
          <table:table-cell table:style-name="ce1" office:value-type="string" calcext:value-type="string">
            <text:p>6197</text:p>
          </table:table-cell>
          <table:table-cell table:style-name="ce1" office:value-type="string" calcext:value-type="string">
            <text:p>36081</text:p>
          </table:table-cell>
          <table:table-cell office:value-type="float" office:value="40.728513" calcext:value-type="float">
            <text:p>40,728513000000000</text:p>
          </table:table-cell>
          <table:table-cell office:value-type="float" office:value="-73.730562" calcext:value-type="float">
            <text:p>-73,7305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0300</text:p>
          </table:table-cell>
          <table:table-cell table:style-name="ce1" office:value-type="string" calcext:value-type="string">
            <text:p>000300</text:p>
          </table:table-cell>
          <table:table-cell table:style-name="ce1" office:value-type="string" calcext:value-type="string">
            <text:p>192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41474" calcext:value-type="float">
            <text:p>40,641474000000000</text:p>
          </table:table-cell>
          <table:table-cell office:value-type="float" office:value="-74.07614" calcext:value-type="float">
            <text:p>-74,0761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0600</text:p>
          </table:table-cell>
          <table:table-cell table:style-name="ce1" office:value-type="string" calcext:value-type="string">
            <text:p>000600</text:p>
          </table:table-cell>
          <table:table-cell table:style-name="ce1" office:value-type="string" calcext:value-type="string">
            <text:p>2408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1355" calcext:value-type="float">
            <text:p>40,613550000000000</text:p>
          </table:table-cell>
          <table:table-cell office:value-type="float" office:value="-74.063651" calcext:value-type="float">
            <text:p>-74,0636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0700</text:p>
          </table:table-cell>
          <table:table-cell table:style-name="ce1" office:value-type="string" calcext:value-type="string">
            <text:p>000700</text:p>
          </table:table-cell>
          <table:table-cell table:style-name="ce1" office:value-type="string" calcext:value-type="string">
            <text:p>491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45661" calcext:value-type="float">
            <text:p>40,645661000000000</text:p>
          </table:table-cell>
          <table:table-cell office:value-type="float" office:value="-74.083711" calcext:value-type="float">
            <text:p>-74,0837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0800</text:p>
          </table:table-cell>
          <table:table-cell table:style-name="ce1" office:value-type="string" calcext:value-type="string">
            <text:p>000800</text:p>
          </table:table-cell>
          <table:table-cell table:style-name="ce1" office:value-type="string" calcext:value-type="string">
            <text:p>558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11294" calcext:value-type="float">
            <text:p>40,611294000000000</text:p>
          </table:table-cell>
          <table:table-cell office:value-type="float" office:value="-74.067319" calcext:value-type="float">
            <text:p>-74,06731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0900</text:p>
          </table:table-cell>
          <table:table-cell table:style-name="ce1" office:value-type="string" calcext:value-type="string">
            <text:p>00090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41938" calcext:value-type="float">
            <text:p>40,641938000000000</text:p>
          </table:table-cell>
          <table:table-cell office:value-type="float" office:value="-74.083116" calcext:value-type="float">
            <text:p>-74,08311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1100</text:p>
          </table:table-cell>
          <table:table-cell table:style-name="ce1" office:value-type="string" calcext:value-type="string">
            <text:p>001100</text:p>
          </table:table-cell>
          <table:table-cell table:style-name="ce1" office:value-type="string" calcext:value-type="string">
            <text:p>398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8965" calcext:value-type="float">
            <text:p>40,638965000000000</text:p>
          </table:table-cell>
          <table:table-cell office:value-type="float" office:value="-74.08262" calcext:value-type="float">
            <text:p>-74,08262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1700</text:p>
          </table:table-cell>
          <table:table-cell table:style-name="ce1" office:value-type="string" calcext:value-type="string">
            <text:p>001700</text:p>
          </table:table-cell>
          <table:table-cell table:style-name="ce1" office:value-type="string" calcext:value-type="string">
            <text:p>1788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5163" calcext:value-type="float">
            <text:p>40,635163000000000</text:p>
          </table:table-cell>
          <table:table-cell office:value-type="float" office:value="-74.081285" calcext:value-type="float">
            <text:p>-74,0812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1800</text:p>
          </table:table-cell>
          <table:table-cell table:style-name="ce1" office:value-type="string" calcext:value-type="string">
            <text:p>001800</text:p>
          </table:table-cell>
          <table:table-cell table:style-name="ce1" office:value-type="string" calcext:value-type="string">
            <text:p>731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99318" calcext:value-type="float">
            <text:p>40,599318000000000</text:p>
          </table:table-cell>
          <table:table-cell office:value-type="float" office:value="-74.058837" calcext:value-type="float">
            <text:p>-74,05883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2001</text:p>
          </table:table-cell>
          <table:table-cell table:style-name="ce1" office:value-type="string" calcext:value-type="string">
            <text:p>002001</text:p>
          </table:table-cell>
          <table:table-cell table:style-name="ce1" office:value-type="string" calcext:value-type="string">
            <text:p>2504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07814" calcext:value-type="float">
            <text:p>40,607814000000000</text:p>
          </table:table-cell>
          <table:table-cell office:value-type="float" office:value="-74.071779" calcext:value-type="float">
            <text:p>-74,0717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2002</text:p>
          </table:table-cell>
          <table:table-cell table:style-name="ce1" office:value-type="string" calcext:value-type="string">
            <text:p>002002</text:p>
          </table:table-cell>
          <table:table-cell table:style-name="ce1" office:value-type="string" calcext:value-type="string">
            <text:p>3258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01396" calcext:value-type="float">
            <text:p>40,601396000000000</text:p>
          </table:table-cell>
          <table:table-cell office:value-type="float" office:value="-74.070334" calcext:value-type="float">
            <text:p>-74,07033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2100</text:p>
          </table:table-cell>
          <table:table-cell table:style-name="ce1" office:value-type="string" calcext:value-type="string">
            <text:p>002100</text:p>
          </table:table-cell>
          <table:table-cell table:style-name="ce1" office:value-type="string" calcext:value-type="string">
            <text:p>4236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9161" calcext:value-type="float">
            <text:p>40,629161000000000</text:p>
          </table:table-cell>
          <table:table-cell office:value-type="float" office:value="-74.079624" calcext:value-type="float">
            <text:p>-74,07962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2700</text:p>
          </table:table-cell>
          <table:table-cell table:style-name="ce1" office:value-type="string" calcext:value-type="string">
            <text:p>002700</text:p>
          </table:table-cell>
          <table:table-cell table:style-name="ce1" office:value-type="string" calcext:value-type="string">
            <text:p>221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4187" calcext:value-type="float">
            <text:p>40,624187000000000</text:p>
          </table:table-cell>
          <table:table-cell office:value-type="float" office:value="-74.076495" calcext:value-type="float">
            <text:p>-74,0764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2900</text:p>
          </table:table-cell>
          <table:table-cell table:style-name="ce1" office:value-type="string" calcext:value-type="string">
            <text:p>002900</text:p>
          </table:table-cell>
          <table:table-cell table:style-name="ce1" office:value-type="string" calcext:value-type="string">
            <text:p>520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0226" calcext:value-type="float">
            <text:p>40,620226000000000</text:p>
          </table:table-cell>
          <table:table-cell office:value-type="float" office:value="-74.082784" calcext:value-type="float">
            <text:p>-74,0827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3300</text:p>
          </table:table-cell>
          <table:table-cell table:style-name="ce1" office:value-type="string" calcext:value-type="string">
            <text:p>003300</text:p>
          </table:table-cell>
          <table:table-cell table:style-name="ce1" office:value-type="string" calcext:value-type="string">
            <text:p>3402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7495" calcext:value-type="float">
            <text:p>40,627495000000000</text:p>
          </table:table-cell>
          <table:table-cell office:value-type="float" office:value="-74.085656" calcext:value-type="float">
            <text:p>-74,0856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3600</text:p>
          </table:table-cell>
          <table:table-cell table:style-name="ce1" office:value-type="string" calcext:value-type="string">
            <text:p>003600</text:p>
          </table:table-cell>
          <table:table-cell table:style-name="ce1" office:value-type="string" calcext:value-type="string">
            <text:p>251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11551" calcext:value-type="float">
            <text:p>40,611551000000000</text:p>
          </table:table-cell>
          <table:table-cell office:value-type="float" office:value="-74.07526" calcext:value-type="float">
            <text:p>-74,0752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3900</text:p>
          </table:table-cell>
          <table:table-cell table:style-name="ce1" office:value-type="string" calcext:value-type="string">
            <text:p>003900</text:p>
          </table:table-cell>
          <table:table-cell table:style-name="ce1" office:value-type="string" calcext:value-type="string">
            <text:p>219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1611" calcext:value-type="float">
            <text:p>40,621611000000000</text:p>
          </table:table-cell>
          <table:table-cell office:value-type="float" office:value="-74.093074" calcext:value-type="float">
            <text:p>-74,0930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4000</text:p>
          </table:table-cell>
          <table:table-cell table:style-name="ce1" office:value-type="string" calcext:value-type="string">
            <text:p>004000</text:p>
          </table:table-cell>
          <table:table-cell table:style-name="ce1" office:value-type="string" calcext:value-type="string">
            <text:p>12998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14221" calcext:value-type="float">
            <text:p>40,614221000000000</text:p>
          </table:table-cell>
          <table:table-cell office:value-type="float" office:value="-74.080747" calcext:value-type="float">
            <text:p>-74,08074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4700</text:p>
          </table:table-cell>
          <table:table-cell table:style-name="ce1" office:value-type="string" calcext:value-type="string">
            <text:p>004700</text:p>
          </table:table-cell>
          <table:table-cell table:style-name="ce1" office:value-type="string" calcext:value-type="string">
            <text:p>386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14778" calcext:value-type="float">
            <text:p>40,614778000000000</text:p>
          </table:table-cell>
          <table:table-cell office:value-type="float" office:value="-74.095744" calcext:value-type="float">
            <text:p>-74,0957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5000</text:p>
          </table:table-cell>
          <table:table-cell table:style-name="ce1" office:value-type="string" calcext:value-type="string">
            <text:p>005000</text:p>
          </table:table-cell>
          <table:table-cell table:style-name="ce1" office:value-type="string" calcext:value-type="string">
            <text:p>384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0396" calcext:value-type="float">
            <text:p>40,603960000000000</text:p>
          </table:table-cell>
          <table:table-cell office:value-type="float" office:value="-74.087641" calcext:value-type="float">
            <text:p>-74,0876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5900</text:p>
          </table:table-cell>
          <table:table-cell table:style-name="ce1" office:value-type="string" calcext:value-type="string">
            <text:p>005900</text:p>
          </table:table-cell>
          <table:table-cell table:style-name="ce1" office:value-type="string" calcext:value-type="string">
            <text:p>263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6263" calcext:value-type="float">
            <text:p>40,626263000000000</text:p>
          </table:table-cell>
          <table:table-cell office:value-type="float" office:value="-74.101062" calcext:value-type="float">
            <text:p>-74,10106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6400</text:p>
          </table:table-cell>
          <table:table-cell table:style-name="ce1" office:value-type="string" calcext:value-type="string">
            <text:p>006400</text:p>
          </table:table-cell>
          <table:table-cell table:style-name="ce1" office:value-type="string" calcext:value-type="string">
            <text:p>355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9662" calcext:value-type="float">
            <text:p>40,596620000000000</text:p>
          </table:table-cell>
          <table:table-cell office:value-type="float" office:value="-74.078171" calcext:value-type="float">
            <text:p>-74,0781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6700</text:p>
          </table:table-cell>
          <table:table-cell table:style-name="ce1" office:value-type="string" calcext:value-type="string">
            <text:p>006700</text:p>
          </table:table-cell>
          <table:table-cell table:style-name="ce1" office:value-type="string" calcext:value-type="string">
            <text:p>2758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3641" calcext:value-type="float">
            <text:p>40,633641000000000</text:p>
          </table:table-cell>
          <table:table-cell office:value-type="float" office:value="-74.10249" calcext:value-type="float">
            <text:p>-74,10249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7000</text:p>
          </table:table-cell>
          <table:table-cell table:style-name="ce1" office:value-type="string" calcext:value-type="string">
            <text:p>007000</text:p>
          </table:table-cell>
          <table:table-cell table:style-name="ce1" office:value-type="string" calcext:value-type="string">
            <text:p>852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91074" calcext:value-type="float">
            <text:p>40,591074000000000</text:p>
          </table:table-cell>
          <table:table-cell office:value-type="float" office:value="-74.078171" calcext:value-type="float">
            <text:p>-74,0781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7400</text:p>
          </table:table-cell>
          <table:table-cell table:style-name="ce1" office:value-type="string" calcext:value-type="string">
            <text:p>007400</text:p>
          </table:table-cell>
          <table:table-cell table:style-name="ce1" office:value-type="string" calcext:value-type="string">
            <text:p>469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94948" calcext:value-type="float">
            <text:p>40,594948000000000</text:p>
          </table:table-cell>
          <table:table-cell office:value-type="float" office:value="-74.065228" calcext:value-type="float">
            <text:p>-74,0652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7500</text:p>
          </table:table-cell>
          <table:table-cell table:style-name="ce1" office:value-type="string" calcext:value-type="string">
            <text:p>007500</text:p>
          </table:table-cell>
          <table:table-cell table:style-name="ce1" office:value-type="string" calcext:value-type="string">
            <text:p>3914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3679" calcext:value-type="float">
            <text:p>40,633679000000000</text:p>
          </table:table-cell>
          <table:table-cell office:value-type="float" office:value="-74.090625" calcext:value-type="float">
            <text:p>-74,09062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7700</text:p>
          </table:table-cell>
          <table:table-cell table:style-name="ce1" office:value-type="string" calcext:value-type="string">
            <text:p>007700</text:p>
          </table:table-cell>
          <table:table-cell table:style-name="ce1" office:value-type="string" calcext:value-type="string">
            <text:p>153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7884" calcext:value-type="float">
            <text:p>40,637884000000000</text:p>
          </table:table-cell>
          <table:table-cell office:value-type="float" office:value="-74.089763" calcext:value-type="float">
            <text:p>-74,08976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8100</text:p>
          </table:table-cell>
          <table:table-cell table:style-name="ce1" office:value-type="string" calcext:value-type="string">
            <text:p>008100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42302" calcext:value-type="float">
            <text:p>40,642302000000000</text:p>
          </table:table-cell>
          <table:table-cell office:value-type="float" office:value="-74.093708" calcext:value-type="float">
            <text:p>-74,09370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9601</text:p>
          </table:table-cell>
          <table:table-cell table:style-name="ce1" office:value-type="string" calcext:value-type="string">
            <text:p>009601</text:p>
          </table:table-cell>
          <table:table-cell table:style-name="ce1" office:value-type="string" calcext:value-type="string">
            <text:p>4024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96555" calcext:value-type="float">
            <text:p>40,596555000000000</text:p>
          </table:table-cell>
          <table:table-cell office:value-type="float" office:value="-74.089261" calcext:value-type="float">
            <text:p>-74,0892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9602</text:p>
          </table:table-cell>
          <table:table-cell table:style-name="ce1" office:value-type="string" calcext:value-type="string">
            <text:p>009602</text:p>
          </table:table-cell>
          <table:table-cell table:style-name="ce1" office:value-type="string" calcext:value-type="string">
            <text:p>3461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90543" calcext:value-type="float">
            <text:p>40,590543000000000</text:p>
          </table:table-cell>
          <table:table-cell office:value-type="float" office:value="-74.095107" calcext:value-type="float">
            <text:p>-74,0951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09700</text:p>
          </table:table-cell>
          <table:table-cell table:style-name="ce1" office:value-type="string" calcext:value-type="string">
            <text:p>009700</text:p>
          </table:table-cell>
          <table:table-cell table:style-name="ce1" office:value-type="string" calcext:value-type="string">
            <text:p>392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40478" calcext:value-type="float">
            <text:p>40,640478000000000</text:p>
          </table:table-cell>
          <table:table-cell office:value-type="float" office:value="-74.112183" calcext:value-type="float">
            <text:p>-74,1121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0500</text:p>
          </table:table-cell>
          <table:table-cell table:style-name="ce1" office:value-type="string" calcext:value-type="string">
            <text:p>010500</text:p>
          </table:table-cell>
          <table:table-cell table:style-name="ce1" office:value-type="string" calcext:value-type="string">
            <text:p>515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3998" calcext:value-type="float">
            <text:p>40,633998000000000</text:p>
          </table:table-cell>
          <table:table-cell office:value-type="float" office:value="-74.112501" calcext:value-type="float">
            <text:p>-74,1125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1201</text:p>
          </table:table-cell>
          <table:table-cell table:style-name="ce1" office:value-type="string" calcext:value-type="string">
            <text:p>011201</text:p>
          </table:table-cell>
          <table:table-cell table:style-name="ce1" office:value-type="string" calcext:value-type="string">
            <text:p>5758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80176" calcext:value-type="float">
            <text:p>40,580176000000000</text:p>
          </table:table-cell>
          <table:table-cell office:value-type="float" office:value="-74.090407" calcext:value-type="float">
            <text:p>-74,09040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1202</text:p>
          </table:table-cell>
          <table:table-cell table:style-name="ce1" office:value-type="string" calcext:value-type="string">
            <text:p>011202</text:p>
          </table:table-cell>
          <table:table-cell table:style-name="ce1" office:value-type="string" calcext:value-type="string">
            <text:p>6428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73491" calcext:value-type="float">
            <text:p>40,573491000000000</text:p>
          </table:table-cell>
          <table:table-cell office:value-type="float" office:value="-74.096028" calcext:value-type="float">
            <text:p>-74,09602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1401</text:p>
          </table:table-cell>
          <table:table-cell table:style-name="ce1" office:value-type="string" calcext:value-type="string">
            <text:p>011401</text:p>
          </table:table-cell>
          <table:table-cell table:style-name="ce1" office:value-type="string" calcext:value-type="string">
            <text:p>306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86321" calcext:value-type="float">
            <text:p>40,586321000000000</text:p>
          </table:table-cell>
          <table:table-cell office:value-type="float" office:value="-74.100061" calcext:value-type="float">
            <text:p>-74,10006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1402</text:p>
          </table:table-cell>
          <table:table-cell table:style-name="ce1" office:value-type="string" calcext:value-type="string">
            <text:p>011402</text:p>
          </table:table-cell>
          <table:table-cell table:style-name="ce1" office:value-type="string" calcext:value-type="string">
            <text:p>345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81047" calcext:value-type="float">
            <text:p>40,581047000000000</text:p>
          </table:table-cell>
          <table:table-cell office:value-type="float" office:value="-74.105311" calcext:value-type="float">
            <text:p>-74,1053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2100</text:p>
          </table:table-cell>
          <table:table-cell table:style-name="ce1" office:value-type="string" calcext:value-type="string">
            <text:p>012100</text:p>
          </table:table-cell>
          <table:table-cell table:style-name="ce1" office:value-type="string" calcext:value-type="string">
            <text:p>306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6252" calcext:value-type="float">
            <text:p>40,626252000000000</text:p>
          </table:table-cell>
          <table:table-cell office:value-type="float" office:value="-74.109565" calcext:value-type="float">
            <text:p>-74,10956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2200</text:p>
          </table:table-cell>
          <table:table-cell table:style-name="ce1" office:value-type="string" calcext:value-type="string">
            <text:p>012200</text:p>
          </table:table-cell>
          <table:table-cell table:style-name="ce1" office:value-type="string" calcext:value-type="string">
            <text:p>381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76257" calcext:value-type="float">
            <text:p>40,576257000000000</text:p>
          </table:table-cell>
          <table:table-cell office:value-type="float" office:value="-74.111253" calcext:value-type="float">
            <text:p>-74,1112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2500</text:p>
          </table:table-cell>
          <table:table-cell table:style-name="ce1" office:value-type="string" calcext:value-type="string">
            <text:p>012500</text:p>
          </table:table-cell>
          <table:table-cell table:style-name="ce1" office:value-type="string" calcext:value-type="string">
            <text:p>2939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9489" calcext:value-type="float">
            <text:p>40,629489000000000</text:p>
          </table:table-cell>
          <table:table-cell office:value-type="float" office:value="-74.119355" calcext:value-type="float">
            <text:p>-74,1193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2804</text:p>
          </table:table-cell>
          <table:table-cell table:style-name="ce1" office:value-type="string" calcext:value-type="string">
            <text:p>012804</text:p>
          </table:table-cell>
          <table:table-cell table:style-name="ce1" office:value-type="string" calcext:value-type="string">
            <text:p>4259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64508" calcext:value-type="float">
            <text:p>40,564508000000000</text:p>
          </table:table-cell>
          <table:table-cell office:value-type="float" office:value="-74.104256" calcext:value-type="float">
            <text:p>-74,1042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2805</text:p>
          </table:table-cell>
          <table:table-cell table:style-name="ce1" office:value-type="string" calcext:value-type="string">
            <text:p>012805</text:p>
          </table:table-cell>
          <table:table-cell table:style-name="ce1" office:value-type="string" calcext:value-type="string">
            <text:p>3158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56251" calcext:value-type="float">
            <text:p>40,556251000000000</text:p>
          </table:table-cell>
          <table:table-cell office:value-type="float" office:value="-74.11977" calcext:value-type="float">
            <text:p>-74,1197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2806</text:p>
          </table:table-cell>
          <table:table-cell table:style-name="ce1" office:value-type="string" calcext:value-type="string">
            <text:p>012806</text:p>
          </table:table-cell>
          <table:table-cell table:style-name="ce1" office:value-type="string" calcext:value-type="string">
            <text:p>595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61625" calcext:value-type="float">
            <text:p>40,561625000000000</text:p>
          </table:table-cell>
          <table:table-cell office:value-type="float" office:value="-74.111783" calcext:value-type="float">
            <text:p>-74,1117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3201</text:p>
          </table:table-cell>
          <table:table-cell table:style-name="ce1" office:value-type="string" calcext:value-type="string">
            <text:p>013201</text:p>
          </table:table-cell>
          <table:table-cell table:style-name="ce1" office:value-type="string" calcext:value-type="string">
            <text:p>1558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64752" calcext:value-type="float">
            <text:p>40,564752000000000</text:p>
          </table:table-cell>
          <table:table-cell office:value-type="float" office:value="-74.12215" calcext:value-type="float">
            <text:p>-74,1221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3203</text:p>
          </table:table-cell>
          <table:table-cell table:style-name="ce1" office:value-type="string" calcext:value-type="string">
            <text:p>013203</text:p>
          </table:table-cell>
          <table:table-cell table:style-name="ce1" office:value-type="string" calcext:value-type="string">
            <text:p>543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50139" calcext:value-type="float">
            <text:p>40,550139000000000</text:p>
          </table:table-cell>
          <table:table-cell office:value-type="float" office:value="-74.141671" calcext:value-type="float">
            <text:p>-74,1416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3204</text:p>
          </table:table-cell>
          <table:table-cell table:style-name="ce1" office:value-type="string" calcext:value-type="string">
            <text:p>013204</text:p>
          </table:table-cell>
          <table:table-cell table:style-name="ce1" office:value-type="string" calcext:value-type="string">
            <text:p>484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58843" calcext:value-type="float">
            <text:p>40,558843000000000</text:p>
          </table:table-cell>
          <table:table-cell office:value-type="float" office:value="-74.131111" calcext:value-type="float">
            <text:p>-74,13111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3301</text:p>
          </table:table-cell>
          <table:table-cell table:style-name="ce1" office:value-type="string" calcext:value-type="string">
            <text:p>013301</text:p>
          </table:table-cell>
          <table:table-cell table:style-name="ce1" office:value-type="string" calcext:value-type="string">
            <text:p>163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5598" calcext:value-type="float">
            <text:p>40,635598000000000</text:p>
          </table:table-cell>
          <table:table-cell office:value-type="float" office:value="-74.11891" calcext:value-type="float">
            <text:p>-74,11891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3302</text:p>
          </table:table-cell>
          <table:table-cell table:style-name="ce1" office:value-type="string" calcext:value-type="string">
            <text:p>013302</text:p>
          </table:table-cell>
          <table:table-cell table:style-name="ce1" office:value-type="string" calcext:value-type="string">
            <text:p>358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4618" calcext:value-type="float">
            <text:p>40,634618000000000</text:p>
          </table:table-cell>
          <table:table-cell office:value-type="float" office:value="-74.123001" calcext:value-type="float">
            <text:p>-74,1230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3400</text:p>
          </table:table-cell>
          <table:table-cell table:style-name="ce1" office:value-type="string" calcext:value-type="string">
            <text:p>013400</text:p>
          </table:table-cell>
          <table:table-cell table:style-name="ce1" office:value-type="string" calcext:value-type="string">
            <text:p>3946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69926" calcext:value-type="float">
            <text:p>40,569926000000000</text:p>
          </table:table-cell>
          <table:table-cell office:value-type="float" office:value="-74.117775" calcext:value-type="float">
            <text:p>-74,11777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3800</text:p>
          </table:table-cell>
          <table:table-cell table:style-name="ce1" office:value-type="string" calcext:value-type="string">
            <text:p>013800</text:p>
          </table:table-cell>
          <table:table-cell table:style-name="ce1" office:value-type="string" calcext:value-type="string">
            <text:p>653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70499" calcext:value-type="float">
            <text:p>40,570499000000000</text:p>
          </table:table-cell>
          <table:table-cell office:value-type="float" office:value="-74.130446" calcext:value-type="float">
            <text:p>-74,1304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4100</text:p>
          </table:table-cell>
          <table:table-cell table:style-name="ce1" office:value-type="string" calcext:value-type="string">
            <text:p>014100</text:p>
          </table:table-cell>
          <table:table-cell table:style-name="ce1" office:value-type="string" calcext:value-type="string">
            <text:p>269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8877" calcext:value-type="float">
            <text:p>40,628877000000000</text:p>
          </table:table-cell>
          <table:table-cell office:value-type="float" office:value="-74.126876" calcext:value-type="float">
            <text:p>-74,12687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4604</text:p>
          </table:table-cell>
          <table:table-cell table:style-name="ce1" office:value-type="string" calcext:value-type="string">
            <text:p>014604</text:p>
          </table:table-cell>
          <table:table-cell table:style-name="ce1" office:value-type="string" calcext:value-type="string">
            <text:p>6422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50547" calcext:value-type="float">
            <text:p>40,550547000000000</text:p>
          </table:table-cell>
          <table:table-cell office:value-type="float" office:value="-74.159945" calcext:value-type="float">
            <text:p>-74,15994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4605</text:p>
          </table:table-cell>
          <table:table-cell table:style-name="ce1" office:value-type="string" calcext:value-type="string">
            <text:p>014605</text:p>
          </table:table-cell>
          <table:table-cell table:style-name="ce1" office:value-type="string" calcext:value-type="string">
            <text:p>3836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58529" calcext:value-type="float">
            <text:p>40,558529000000000</text:p>
          </table:table-cell>
          <table:table-cell office:value-type="float" office:value="-74.15015" calcext:value-type="float">
            <text:p>-74,15015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4606</text:p>
          </table:table-cell>
          <table:table-cell table:style-name="ce1" office:value-type="string" calcext:value-type="string">
            <text:p>014606</text:p>
          </table:table-cell>
          <table:table-cell table:style-name="ce1" office:value-type="string" calcext:value-type="string">
            <text:p>6372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61201" calcext:value-type="float">
            <text:p>40,561201000000000</text:p>
          </table:table-cell>
          <table:table-cell office:value-type="float" office:value="-74.143109" calcext:value-type="float">
            <text:p>-74,14310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4607</text:p>
          </table:table-cell>
          <table:table-cell table:style-name="ce1" office:value-type="string" calcext:value-type="string">
            <text:p>014607</text:p>
          </table:table-cell>
          <table:table-cell table:style-name="ce1" office:value-type="string" calcext:value-type="string">
            <text:p>4552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56992" calcext:value-type="float">
            <text:p>40,556992000000000</text:p>
          </table:table-cell>
          <table:table-cell office:value-type="float" office:value="-74.163697" calcext:value-type="float">
            <text:p>-74,1636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4608</text:p>
          </table:table-cell>
          <table:table-cell table:style-name="ce1" office:value-type="string" calcext:value-type="string">
            <text:p>014608</text:p>
          </table:table-cell>
          <table:table-cell table:style-name="ce1" office:value-type="string" calcext:value-type="string">
            <text:p>351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58575" calcext:value-type="float">
            <text:p>40,558575000000000</text:p>
          </table:table-cell>
          <table:table-cell office:value-type="float" office:value="-74.156622" calcext:value-type="float">
            <text:p>-74,15662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4700</text:p>
          </table:table-cell>
          <table:table-cell table:style-name="ce1" office:value-type="string" calcext:value-type="string">
            <text:p>014700</text:p>
          </table:table-cell>
          <table:table-cell table:style-name="ce1" office:value-type="string" calcext:value-type="string">
            <text:p>3412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18047" calcext:value-type="float">
            <text:p>40,618047000000000</text:p>
          </table:table-cell>
          <table:table-cell office:value-type="float" office:value="-74.118956" calcext:value-type="float">
            <text:p>-74,1189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5100</text:p>
          </table:table-cell>
          <table:table-cell table:style-name="ce1" office:value-type="string" calcext:value-type="string">
            <text:p>015100</text:p>
          </table:table-cell>
          <table:table-cell table:style-name="ce1" office:value-type="string" calcext:value-type="string">
            <text:p>5141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0098" calcext:value-type="float">
            <text:p>40,620098000000000</text:p>
          </table:table-cell>
          <table:table-cell office:value-type="float" office:value="-74.127748" calcext:value-type="float">
            <text:p>-74,12774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5400</text:p>
          </table:table-cell>
          <table:table-cell table:style-name="ce1" office:value-type="string" calcext:value-type="string">
            <text:p>0154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46742" calcext:value-type="float">
            <text:p>40,546742000000000</text:p>
          </table:table-cell>
          <table:table-cell office:value-type="float" office:value="-74.129566" calcext:value-type="float">
            <text:p>-74,12956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5601</text:p>
          </table:table-cell>
          <table:table-cell table:style-name="ce1" office:value-type="string" calcext:value-type="string">
            <text:p>015601</text:p>
          </table:table-cell>
          <table:table-cell table:style-name="ce1" office:value-type="string" calcext:value-type="string">
            <text:p>633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41916" calcext:value-type="float">
            <text:p>40,541916000000000</text:p>
          </table:table-cell>
          <table:table-cell office:value-type="float" office:value="-74.154301" calcext:value-type="float">
            <text:p>-74,15430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5602</text:p>
          </table:table-cell>
          <table:table-cell table:style-name="ce1" office:value-type="string" calcext:value-type="string">
            <text:p>015602</text:p>
          </table:table-cell>
          <table:table-cell table:style-name="ce1" office:value-type="string" calcext:value-type="string">
            <text:p>332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36236" calcext:value-type="float">
            <text:p>40,536236000000000</text:p>
          </table:table-cell>
          <table:table-cell office:value-type="float" office:value="-74.162053" calcext:value-type="float">
            <text:p>-74,1620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5603</text:p>
          </table:table-cell>
          <table:table-cell table:style-name="ce1" office:value-type="string" calcext:value-type="string">
            <text:p>015603</text:p>
          </table:table-cell>
          <table:table-cell table:style-name="ce1" office:value-type="string" calcext:value-type="string">
            <text:p>426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37913" calcext:value-type="float">
            <text:p>40,537913000000000</text:p>
          </table:table-cell>
          <table:table-cell office:value-type="float" office:value="-74.148071" calcext:value-type="float">
            <text:p>-74,14807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6901</text:p>
          </table:table-cell>
          <table:table-cell table:style-name="ce1" office:value-type="string" calcext:value-type="string">
            <text:p>016901</text:p>
          </table:table-cell>
          <table:table-cell table:style-name="ce1" office:value-type="string" calcext:value-type="string">
            <text:p>297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12756" calcext:value-type="float">
            <text:p>40,612756000000000</text:p>
          </table:table-cell>
          <table:table-cell office:value-type="float" office:value="-74.107655" calcext:value-type="float">
            <text:p>-74,1076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7005</text:p>
          </table:table-cell>
          <table:table-cell table:style-name="ce1" office:value-type="string" calcext:value-type="string">
            <text:p>017005</text:p>
          </table:table-cell>
          <table:table-cell table:style-name="ce1" office:value-type="string" calcext:value-type="string">
            <text:p>450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39812" calcext:value-type="float">
            <text:p>40,539812000000000</text:p>
          </table:table-cell>
          <table:table-cell office:value-type="float" office:value="-74.17864" calcext:value-type="float">
            <text:p>-74,1786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7007</text:p>
          </table:table-cell>
          <table:table-cell table:style-name="ce1" office:value-type="string" calcext:value-type="string">
            <text:p>017007</text:p>
          </table:table-cell>
          <table:table-cell table:style-name="ce1" office:value-type="string" calcext:value-type="string">
            <text:p>4968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6036" calcext:value-type="float">
            <text:p>40,560360000000000</text:p>
          </table:table-cell>
          <table:table-cell office:value-type="float" office:value="-74.185523" calcext:value-type="float">
            <text:p>-74,18552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7008</text:p>
          </table:table-cell>
          <table:table-cell table:style-name="ce1" office:value-type="string" calcext:value-type="string">
            <text:p>017008</text:p>
          </table:table-cell>
          <table:table-cell table:style-name="ce1" office:value-type="string" calcext:value-type="string">
            <text:p>7388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56433" calcext:value-type="float">
            <text:p>40,556433000000000</text:p>
          </table:table-cell>
          <table:table-cell office:value-type="float" office:value="-74.179532" calcext:value-type="float">
            <text:p>-74,1795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7009</text:p>
          </table:table-cell>
          <table:table-cell table:style-name="ce1" office:value-type="string" calcext:value-type="string">
            <text:p>017009</text:p>
          </table:table-cell>
          <table:table-cell table:style-name="ce1" office:value-type="string" calcext:value-type="string">
            <text:p>4299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42954" calcext:value-type="float">
            <text:p>40,542954000000000</text:p>
          </table:table-cell>
          <table:table-cell office:value-type="float" office:value="-74.190064" calcext:value-type="float">
            <text:p>-74,19006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7010</text:p>
          </table:table-cell>
          <table:table-cell table:style-name="ce1" office:value-type="string" calcext:value-type="string">
            <text:p>017010</text:p>
          </table:table-cell>
          <table:table-cell table:style-name="ce1" office:value-type="string" calcext:value-type="string">
            <text:p>858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50852" calcext:value-type="float">
            <text:p>40,550852000000000</text:p>
          </table:table-cell>
          <table:table-cell office:value-type="float" office:value="-74.196697" calcext:value-type="float">
            <text:p>-74,19669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7011</text:p>
          </table:table-cell>
          <table:table-cell table:style-name="ce1" office:value-type="string" calcext:value-type="string">
            <text:p>017011</text:p>
          </table:table-cell>
          <table:table-cell table:style-name="ce1" office:value-type="string" calcext:value-type="string">
            <text:p>4549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4583" calcext:value-type="float">
            <text:p>40,545830000000000</text:p>
          </table:table-cell>
          <table:table-cell office:value-type="float" office:value="-74.170677" calcext:value-type="float">
            <text:p>-74,17067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7012</text:p>
          </table:table-cell>
          <table:table-cell table:style-name="ce1" office:value-type="string" calcext:value-type="string">
            <text:p>017012</text:p>
          </table:table-cell>
          <table:table-cell table:style-name="ce1" office:value-type="string" calcext:value-type="string">
            <text:p>4279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52916" calcext:value-type="float">
            <text:p>40,552916000000000</text:p>
          </table:table-cell>
          <table:table-cell office:value-type="float" office:value="-74.173051" calcext:value-type="float">
            <text:p>-74,17305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7300</text:p>
          </table:table-cell>
          <table:table-cell table:style-name="ce1" office:value-type="string" calcext:value-type="string">
            <text:p>017300</text:p>
          </table:table-cell>
          <table:table-cell table:style-name="ce1" office:value-type="string" calcext:value-type="string">
            <text:p>252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06239" calcext:value-type="float">
            <text:p>40,606239000000000</text:p>
          </table:table-cell>
          <table:table-cell office:value-type="float" office:value="-74.118912" calcext:value-type="float">
            <text:p>-74,11891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7600</text:p>
          </table:table-cell>
          <table:table-cell table:style-name="ce1" office:value-type="string" calcext:value-type="string">
            <text:p>017600</text:p>
          </table:table-cell>
          <table:table-cell table:style-name="ce1" office:value-type="string" calcext:value-type="string">
            <text:p>481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30244" calcext:value-type="float">
            <text:p>40,530244000000000</text:p>
          </table:table-cell>
          <table:table-cell office:value-type="float" office:value="-74.173635" calcext:value-type="float">
            <text:p>-74,1736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7700</text:p>
          </table:table-cell>
          <table:table-cell table:style-name="ce1" office:value-type="string" calcext:value-type="string">
            <text:p>017700</text:p>
          </table:table-cell>
          <table:table-cell table:style-name="ce1" office:value-type="string" calcext:value-type="string">
            <text:p>7001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01717" calcext:value-type="float">
            <text:p>40,601717000000000</text:p>
          </table:table-cell>
          <table:table-cell office:value-type="float" office:value="-74.10167" calcext:value-type="float">
            <text:p>-74,10167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8100</text:p>
          </table:table-cell>
          <table:table-cell table:style-name="ce1" office:value-type="string" calcext:value-type="string">
            <text:p>018100</text:p>
          </table:table-cell>
          <table:table-cell table:style-name="ce1" office:value-type="string" calcext:value-type="string">
            <text:p>2974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86306" calcext:value-type="float">
            <text:p>40,586306000000000</text:p>
          </table:table-cell>
          <table:table-cell office:value-type="float" office:value="-74.119074" calcext:value-type="float">
            <text:p>-74,11907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8701</text:p>
          </table:table-cell>
          <table:table-cell table:style-name="ce1" office:value-type="string" calcext:value-type="string">
            <text:p>018701</text:p>
          </table:table-cell>
          <table:table-cell table:style-name="ce1" office:value-type="string" calcext:value-type="string">
            <text:p>180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10874" calcext:value-type="float">
            <text:p>40,610874000000000</text:p>
          </table:table-cell>
          <table:table-cell office:value-type="float" office:value="-74.127283" calcext:value-type="float">
            <text:p>-74,12728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8702</text:p>
          </table:table-cell>
          <table:table-cell table:style-name="ce1" office:value-type="string" calcext:value-type="string">
            <text:p>018702</text:p>
          </table:table-cell>
          <table:table-cell table:style-name="ce1" office:value-type="string" calcext:value-type="string">
            <text:p>748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03777" calcext:value-type="float">
            <text:p>40,603777000000000</text:p>
          </table:table-cell>
          <table:table-cell office:value-type="float" office:value="-74.126244" calcext:value-type="float">
            <text:p>-74,1262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8901</text:p>
          </table:table-cell>
          <table:table-cell table:style-name="ce1" office:value-type="string" calcext:value-type="string">
            <text:p>018901</text:p>
          </table:table-cell>
          <table:table-cell table:style-name="ce1" office:value-type="string" calcext:value-type="string">
            <text:p>533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12178" calcext:value-type="float">
            <text:p>40,612178000000000</text:p>
          </table:table-cell>
          <table:table-cell office:value-type="float" office:value="-74.139644" calcext:value-type="float">
            <text:p>-74,1396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8902</text:p>
          </table:table-cell>
          <table:table-cell table:style-name="ce1" office:value-type="string" calcext:value-type="string">
            <text:p>018902</text:p>
          </table:table-cell>
          <table:table-cell table:style-name="ce1" office:value-type="string" calcext:value-type="string">
            <text:p>5064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04492" calcext:value-type="float">
            <text:p>40,604492000000000</text:p>
          </table:table-cell>
          <table:table-cell office:value-type="float" office:value="-74.136843" calcext:value-type="float">
            <text:p>-74,13684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9700</text:p>
          </table:table-cell>
          <table:table-cell table:style-name="ce1" office:value-type="string" calcext:value-type="string">
            <text:p>019700</text:p>
          </table:table-cell>
          <table:table-cell table:style-name="ce1" office:value-type="string" calcext:value-type="string">
            <text:p>186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1688" calcext:value-type="float">
            <text:p>40,616880000000000</text:p>
          </table:table-cell>
          <table:table-cell office:value-type="float" office:value="-74.135067" calcext:value-type="float">
            <text:p>-74,1350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19800</text:p>
          </table:table-cell>
          <table:table-cell table:style-name="ce1" office:value-type="string" calcext:value-type="string">
            <text:p>019800</text:p>
          </table:table-cell>
          <table:table-cell table:style-name="ce1" office:value-type="string" calcext:value-type="string">
            <text:p>630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19705" calcext:value-type="float">
            <text:p>40,519705000000000</text:p>
          </table:table-cell>
          <table:table-cell office:value-type="float" office:value="-74.202179" calcext:value-type="float">
            <text:p>-74,202179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0100</text:p>
          </table:table-cell>
          <table:table-cell table:style-name="ce1" office:value-type="string" calcext:value-type="string">
            <text:p>020100</text:p>
          </table:table-cell>
          <table:table-cell table:style-name="ce1" office:value-type="string" calcext:value-type="string">
            <text:p>3572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4318" calcext:value-type="float">
            <text:p>40,624318000000000</text:p>
          </table:table-cell>
          <table:table-cell office:value-type="float" office:value="-74.133956" calcext:value-type="float">
            <text:p>-74,13395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0700</text:p>
          </table:table-cell>
          <table:table-cell table:style-name="ce1" office:value-type="string" calcext:value-type="string">
            <text:p>020700</text:p>
          </table:table-cell>
          <table:table-cell table:style-name="ce1" office:value-type="string" calcext:value-type="string">
            <text:p>6399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6895" calcext:value-type="float">
            <text:p>40,636895000000000</text:p>
          </table:table-cell>
          <table:table-cell office:value-type="float" office:value="-74.135031" calcext:value-type="float">
            <text:p>-74,1350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0801</text:p>
          </table:table-cell>
          <table:table-cell table:style-name="ce1" office:value-type="string" calcext:value-type="string">
            <text:p>020801</text:p>
          </table:table-cell>
          <table:table-cell table:style-name="ce1" office:value-type="string" calcext:value-type="string">
            <text:p>897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47364" calcext:value-type="float">
            <text:p>40,547364000000000</text:p>
          </table:table-cell>
          <table:table-cell office:value-type="float" office:value="-74.21264" calcext:value-type="float">
            <text:p>-74,21264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0803</text:p>
          </table:table-cell>
          <table:table-cell table:style-name="ce1" office:value-type="string" calcext:value-type="string">
            <text:p>020803</text:p>
          </table:table-cell>
          <table:table-cell table:style-name="ce1" office:value-type="string" calcext:value-type="string">
            <text:p>646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34057" calcext:value-type="float">
            <text:p>40,534057000000000</text:p>
          </table:table-cell>
          <table:table-cell office:value-type="float" office:value="-74.21046" calcext:value-type="float">
            <text:p>-74,21046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0804</text:p>
          </table:table-cell>
          <table:table-cell table:style-name="ce1" office:value-type="string" calcext:value-type="string">
            <text:p>020804</text:p>
          </table:table-cell>
          <table:table-cell table:style-name="ce1" office:value-type="string" calcext:value-type="string">
            <text:p>532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36959" calcext:value-type="float">
            <text:p>40,536959000000000</text:p>
          </table:table-cell>
          <table:table-cell office:value-type="float" office:value="-74.2002" calcext:value-type="float">
            <text:p>-74,200200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1300</text:p>
          </table:table-cell>
          <table:table-cell table:style-name="ce1" office:value-type="string" calcext:value-type="string">
            <text:p>021300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2507" calcext:value-type="float">
            <text:p>40,632507000000000</text:p>
          </table:table-cell>
          <table:table-cell office:value-type="float" office:value="-74.137853" calcext:value-type="float">
            <text:p>-74,13785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2300</text:p>
          </table:table-cell>
          <table:table-cell table:style-name="ce1" office:value-type="string" calcext:value-type="string">
            <text:p>022300</text:p>
          </table:table-cell>
          <table:table-cell table:style-name="ce1" office:value-type="string" calcext:value-type="string">
            <text:p>288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5642" calcext:value-type="float">
            <text:p>40,635642000000000</text:p>
          </table:table-cell>
          <table:table-cell office:value-type="float" office:value="-74.153295" calcext:value-type="float">
            <text:p>-74,15329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2600</text:p>
          </table:table-cell>
          <table:table-cell table:style-name="ce1" office:value-type="string" calcext:value-type="string">
            <text:p>022600</text:p>
          </table:table-cell>
          <table:table-cell table:style-name="ce1" office:value-type="string" calcext:value-type="string">
            <text:p>849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34839" calcext:value-type="float">
            <text:p>40,534839000000000</text:p>
          </table:table-cell>
          <table:table-cell office:value-type="float" office:value="-74.223084" calcext:value-type="float">
            <text:p>-74,22308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2800</text:p>
          </table:table-cell>
          <table:table-cell table:style-name="ce1" office:value-type="string" calcext:value-type="string">
            <text:p>022800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60251" calcext:value-type="float">
            <text:p>40,560251000000000</text:p>
          </table:table-cell>
          <table:table-cell office:value-type="float" office:value="-74.198272" calcext:value-type="float">
            <text:p>-74,19827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3100</text:p>
          </table:table-cell>
          <table:table-cell table:style-name="ce1" office:value-type="string" calcext:value-type="string">
            <text:p>023100</text:p>
          </table:table-cell>
          <table:table-cell table:style-name="ce1" office:value-type="string" calcext:value-type="string">
            <text:p>468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9829" calcext:value-type="float">
            <text:p>40,629829000000000</text:p>
          </table:table-cell>
          <table:table-cell office:value-type="float" office:value="-74.156417" calcext:value-type="float">
            <text:p>-74,15641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3900</text:p>
          </table:table-cell>
          <table:table-cell table:style-name="ce1" office:value-type="string" calcext:value-type="string">
            <text:p>023900</text:p>
          </table:table-cell>
          <table:table-cell table:style-name="ce1" office:value-type="string" calcext:value-type="string">
            <text:p>325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9203" calcext:value-type="float">
            <text:p>40,629203000000000</text:p>
          </table:table-cell>
          <table:table-cell office:value-type="float" office:value="-74.149344" calcext:value-type="float">
            <text:p>-74,14934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4401</text:p>
          </table:table-cell>
          <table:table-cell table:style-name="ce1" office:value-type="string" calcext:value-type="string">
            <text:p>024401</text:p>
          </table:table-cell>
          <table:table-cell table:style-name="ce1" office:value-type="string" calcext:value-type="string">
            <text:p>582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08229" calcext:value-type="float">
            <text:p>40,508229000000000</text:p>
          </table:table-cell>
          <table:table-cell office:value-type="float" office:value="-74.241185" calcext:value-type="float">
            <text:p>-74,2411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4402</text:p>
          </table:table-cell>
          <table:table-cell table:style-name="ce1" office:value-type="string" calcext:value-type="string">
            <text:p>024402</text:p>
          </table:table-cell>
          <table:table-cell table:style-name="ce1" office:value-type="string" calcext:value-type="string">
            <text:p>4259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02467" calcext:value-type="float">
            <text:p>40,502467000000000</text:p>
          </table:table-cell>
          <table:table-cell office:value-type="float" office:value="-74.240138" calcext:value-type="float">
            <text:p>-74,240138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4700</text:p>
          </table:table-cell>
          <table:table-cell table:style-name="ce1" office:value-type="string" calcext:value-type="string">
            <text:p>024700</text:p>
          </table:table-cell>
          <table:table-cell table:style-name="ce1" office:value-type="string" calcext:value-type="string">
            <text:p>2702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7825" calcext:value-type="float">
            <text:p>40,627825000000000</text:p>
          </table:table-cell>
          <table:table-cell office:value-type="float" office:value="-74.142031" calcext:value-type="float">
            <text:p>-74,14203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4800</text:p>
          </table:table-cell>
          <table:table-cell table:style-name="ce1" office:value-type="string" calcext:value-type="string">
            <text:p>024800</text:p>
          </table:table-cell>
          <table:table-cell table:style-name="ce1" office:value-type="string" calcext:value-type="string">
            <text:p>4741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1305" calcext:value-type="float">
            <text:p>40,513050000000000</text:p>
          </table:table-cell>
          <table:table-cell office:value-type="float" office:value="-74.244354" calcext:value-type="float">
            <text:p>-74,24435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5100</text:p>
          </table:table-cell>
          <table:table-cell table:style-name="ce1" office:value-type="string" calcext:value-type="string">
            <text:p>025100</text:p>
          </table:table-cell>
          <table:table-cell table:style-name="ce1" office:value-type="string" calcext:value-type="string">
            <text:p>5714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1783" calcext:value-type="float">
            <text:p>40,617830000000000</text:p>
          </table:table-cell>
          <table:table-cell office:value-type="float" office:value="-74.146004" calcext:value-type="float">
            <text:p>-74,146004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7301</text:p>
          </table:table-cell>
          <table:table-cell table:style-name="ce1" office:value-type="string" calcext:value-type="string">
            <text:p>027301</text:p>
          </table:table-cell>
          <table:table-cell table:style-name="ce1" office:value-type="string" calcext:value-type="string">
            <text:p>382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98034" calcext:value-type="float">
            <text:p>40,598034000000000</text:p>
          </table:table-cell>
          <table:table-cell office:value-type="float" office:value="-74.153332" calcext:value-type="float">
            <text:p>-74,1533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7302</text:p>
          </table:table-cell>
          <table:table-cell table:style-name="ce1" office:value-type="string" calcext:value-type="string">
            <text:p>027302</text:p>
          </table:table-cell>
          <table:table-cell table:style-name="ce1" office:value-type="string" calcext:value-type="string">
            <text:p>366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98271" calcext:value-type="float">
            <text:p>40,598271000000000</text:p>
          </table:table-cell>
          <table:table-cell office:value-type="float" office:value="-74.137455" calcext:value-type="float">
            <text:p>-74,13745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7702</text:p>
          </table:table-cell>
          <table:table-cell table:style-name="ce1" office:value-type="string" calcext:value-type="string">
            <text:p>027702</text:p>
          </table:table-cell>
          <table:table-cell table:style-name="ce1" office:value-type="string" calcext:value-type="string">
            <text:p>619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80832" calcext:value-type="float">
            <text:p>40,580832000000000</text:p>
          </table:table-cell>
          <table:table-cell office:value-type="float" office:value="-74.160541" calcext:value-type="float">
            <text:p>-74,160541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7704</text:p>
          </table:table-cell>
          <table:table-cell table:style-name="ce1" office:value-type="string" calcext:value-type="string">
            <text:p>027704</text:p>
          </table:table-cell>
          <table:table-cell table:style-name="ce1" office:value-type="string" calcext:value-type="string">
            <text:p>4108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85808" calcext:value-type="float">
            <text:p>40,585808000000000</text:p>
          </table:table-cell>
          <table:table-cell office:value-type="float" office:value="-74.151267" calcext:value-type="float">
            <text:p>-74,15126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7705</text:p>
          </table:table-cell>
          <table:table-cell table:style-name="ce1" office:value-type="string" calcext:value-type="string">
            <text:p>027705</text:p>
          </table:table-cell>
          <table:table-cell table:style-name="ce1" office:value-type="string" calcext:value-type="string">
            <text:p>5351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88015" calcext:value-type="float">
            <text:p>40,588015000000000</text:p>
          </table:table-cell>
          <table:table-cell office:value-type="float" office:value="-74.157127" calcext:value-type="float">
            <text:p>-74,1571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7706</text:p>
          </table:table-cell>
          <table:table-cell table:style-name="ce1" office:value-type="string" calcext:value-type="string">
            <text:p>027706</text:p>
          </table:table-cell>
          <table:table-cell table:style-name="ce1" office:value-type="string" calcext:value-type="string">
            <text:p>295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90405" calcext:value-type="float">
            <text:p>40,590405000000000</text:p>
          </table:table-cell>
          <table:table-cell office:value-type="float" office:value="-74.161802" calcext:value-type="float">
            <text:p>-74,16180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7900</text:p>
          </table:table-cell>
          <table:table-cell table:style-name="ce1" office:value-type="string" calcext:value-type="string">
            <text:p>027900</text:p>
          </table:table-cell>
          <table:table-cell table:style-name="ce1" office:value-type="string" calcext:value-type="string">
            <text:p>2137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76087" calcext:value-type="float">
            <text:p>40,576087000000000</text:p>
          </table:table-cell>
          <table:table-cell office:value-type="float" office:value="-74.137285" calcext:value-type="float">
            <text:p>-74,13728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9102</text:p>
          </table:table-cell>
          <table:table-cell table:style-name="ce1" office:value-type="string" calcext:value-type="string">
            <text:p>029102</text:p>
          </table:table-cell>
          <table:table-cell table:style-name="ce1" office:value-type="string" calcext:value-type="string">
            <text:p>2953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592719" calcext:value-type="float">
            <text:p>40,592719000000000</text:p>
          </table:table-cell>
          <table:table-cell office:value-type="float" office:value="-74.187306" calcext:value-type="float">
            <text:p>-74,18730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9103</text:p>
          </table:table-cell>
          <table:table-cell table:style-name="ce1" office:value-type="string" calcext:value-type="string">
            <text:p>029103</text:p>
          </table:table-cell>
          <table:table-cell table:style-name="ce1" office:value-type="string" calcext:value-type="string">
            <text:p>724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02405" calcext:value-type="float">
            <text:p>40,602405000000000</text:p>
          </table:table-cell>
          <table:table-cell office:value-type="float" office:value="-74.166627" calcext:value-type="float">
            <text:p>-74,166627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29104</text:p>
          </table:table-cell>
          <table:table-cell table:style-name="ce1" office:value-type="string" calcext:value-type="string">
            <text:p>029104</text:p>
          </table:table-cell>
          <table:table-cell table:style-name="ce1" office:value-type="string" calcext:value-type="string">
            <text:p>673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13192" calcext:value-type="float">
            <text:p>40,613192000000000</text:p>
          </table:table-cell>
          <table:table-cell office:value-type="float" office:value="-74.163235" calcext:value-type="float">
            <text:p>-74,16323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30301</text:p>
          </table:table-cell>
          <table:table-cell table:style-name="ce1" office:value-type="string" calcext:value-type="string">
            <text:p>030301</text:p>
          </table:table-cell>
          <table:table-cell table:style-name="ce1" office:value-type="string" calcext:value-type="string">
            <text:p>4929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18932" calcext:value-type="float">
            <text:p>40,618932000000000</text:p>
          </table:table-cell>
          <table:table-cell office:value-type="float" office:value="-74.157146" calcext:value-type="float">
            <text:p>-74,157146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30302</text:p>
          </table:table-cell>
          <table:table-cell table:style-name="ce1" office:value-type="string" calcext:value-type="string">
            <text:p>030302</text:p>
          </table:table-cell>
          <table:table-cell table:style-name="ce1" office:value-type="string" calcext:value-type="string">
            <text:p>6369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23551" calcext:value-type="float">
            <text:p>40,623551000000000</text:p>
          </table:table-cell>
          <table:table-cell office:value-type="float" office:value="-74.161232" calcext:value-type="float">
            <text:p>-74,161232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31901</text:p>
          </table:table-cell>
          <table:table-cell table:style-name="ce1" office:value-type="string" calcext:value-type="string">
            <text:p>031901</text:p>
          </table:table-cell>
          <table:table-cell table:style-name="ce1" office:value-type="string" calcext:value-type="string">
            <text:p>3265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1384" calcext:value-type="float">
            <text:p>40,631384000000000</text:p>
          </table:table-cell>
          <table:table-cell office:value-type="float" office:value="-74.163015" calcext:value-type="float">
            <text:p>-74,163015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31902</text:p>
          </table:table-cell>
          <table:table-cell table:style-name="ce1" office:value-type="string" calcext:value-type="string">
            <text:p>031902</text:p>
          </table:table-cell>
          <table:table-cell table:style-name="ce1" office:value-type="string" calcext:value-type="string">
            <text:p>4848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7767" calcext:value-type="float">
            <text:p>40,637767000000000</text:p>
          </table:table-cell>
          <table:table-cell office:value-type="float" office:value="-74.166833" calcext:value-type="float">
            <text:p>-74,166833000000000</text:p>
          </table:table-cell>
          <table:table-cell/>
        </table:table-row>
        <table:table-row table:style-name="ro1">
          <table:table-cell table:style-name="ce1" office:value-type="string" calcext:value-type="string">
            <text:p>36085032300</text:p>
          </table:table-cell>
          <table:table-cell table:style-name="ce1" office:value-type="string" calcext:value-type="string">
            <text:p>032300</text:p>
          </table:table-cell>
          <table:table-cell table:style-name="ce1" office:value-type="string" calcext:value-type="string">
            <text:p>1250</text:p>
          </table:table-cell>
          <table:table-cell table:style-name="ce1" office:value-type="string" calcext:value-type="string">
            <text:p>36085</text:p>
          </table:table-cell>
          <table:table-cell office:value-type="float" office:value="40.633574" calcext:value-type="float">
            <text:p>40,633574000000000</text:p>
          </table:table-cell>
          <table:table-cell office:value-type="float" office:value="-74.171217" calcext:value-type="float">
            <text:p>-74,171217000000000</text:p>
          </table:table-cell>
          <table:table-cell/>
        </table:table-row>
        <table:table-row table:style-name="ro1" table:number-rows-repeated="104641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5" loext:min-decimal-places="1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0T13:23:54.474000000</dc:date>
    <meta:editing-duration>PT4M16S</meta:editing-duration>
    <meta:editing-cycles>1</meta:editing-cycles>
    <meta:document-statistic meta:table-count="1" meta:cell-count="12943" meta:object-count="0"/>
    <meta:generator>LibreOffice/6.0.2.1$Windows_X86_64 LibreOffice_project/f7f06a8f319e4b62f9bc5095aa112a65d2f3ac89</meta:generator>
  </office:meta>
</office:document-meta>
</file>